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0390000001E89DDC89C2F1EAD69.png" manifest:media-type="image/png"/>
  <manifest:file-entry manifest:full-path="Pictures/10000201000003B00000007FC3A3C2EF99FE10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111in"/>
    </style:style>
    <style:style style:name="Table1.B" style:family="table-column">
      <style:table-column-properties style:column-width="5.616in"/>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fo:background-color="transparent" fo:padding="0.0382in" fo:border-left="0.5pt solid #000000" fo:border-right="none" fo:border-top="none" fo:border-bottom="none" style:writing-mode="page">
        <style:background-image/>
      </style:table-cell-properties>
    </style:style>
    <style:style style:name="P1" style:family="paragraph" style:parent-style-name="Standard">
      <style:text-properties fo:language="ru" fo:country="RU" officeooo:rsid="0019f43d" officeooo:paragraph-rsid="001e45a2"/>
    </style:style>
    <style:style style:name="P2" style:family="paragraph" style:parent-style-name="Standard">
      <style:text-properties fo:language="ru" fo:country="RU" officeooo:rsid="0019f43d" officeooo:paragraph-rsid="0019f43d"/>
    </style:style>
    <style:style style:name="P3" style:family="paragraph" style:parent-style-name="Standard">
      <style:text-properties fo:language="ru" fo:country="RU" officeooo:rsid="0019f43d" officeooo:paragraph-rsid="0056e8d5"/>
    </style:style>
    <style:style style:name="P4" style:family="paragraph" style:parent-style-name="Standard">
      <style:text-properties fo:language="ru" fo:country="RU" officeooo:rsid="0019f43d" officeooo:paragraph-rsid="0056ee81"/>
    </style:style>
    <style:style style:name="P5" style:family="paragraph" style:parent-style-name="Standard">
      <style:text-properties fo:language="ru" fo:country="RU" officeooo:rsid="0019f43d" officeooo:paragraph-rsid="005a70fb"/>
    </style:style>
    <style:style style:name="P6" style:family="paragraph" style:parent-style-name="Standard">
      <style:text-properties fo:language="ru" fo:country="RU" officeooo:rsid="0019f43d" officeooo:paragraph-rsid="005dc8e7"/>
    </style:style>
    <style:style style:name="P7" style:family="paragraph" style:parent-style-name="Standard">
      <style:text-properties fo:language="ru" fo:country="RU" officeooo:rsid="0019f43d" officeooo:paragraph-rsid="0070ba3a"/>
    </style:style>
    <style:style style:name="P8" style:family="paragraph" style:parent-style-name="Standard">
      <style:text-properties fo:language="ru" fo:country="RU" officeooo:rsid="0019f43d" officeooo:paragraph-rsid="0402ef49"/>
    </style:style>
    <style:style style:name="P9" style:family="paragraph" style:parent-style-name="Standard">
      <style:text-properties fo:language="ru" fo:country="RU" officeooo:rsid="0019f43d" officeooo:paragraph-rsid="0f8f2783"/>
    </style:style>
    <style:style style:name="P10" style:family="paragraph" style:parent-style-name="Standard">
      <style:text-properties fo:language="ru" fo:country="RU" officeooo:rsid="0019f43d" officeooo:paragraph-rsid="12e03b99"/>
    </style:style>
    <style:style style:name="P11" style:family="paragraph" style:parent-style-name="Standard">
      <style:text-properties fo:language="ru" fo:country="RU" officeooo:rsid="0019f43d" officeooo:paragraph-rsid="05e7cc16"/>
    </style:style>
    <style:style style:name="P12" style:family="paragraph" style:parent-style-name="Standard">
      <style:text-properties fo:language="ru" fo:country="RU" officeooo:rsid="0025f552" officeooo:paragraph-rsid="0054d7d4"/>
    </style:style>
    <style:style style:name="P13" style:family="paragraph" style:parent-style-name="Standard">
      <style:text-properties fo:language="ru" fo:country="RU" officeooo:rsid="00259911" officeooo:paragraph-rsid="00396b1b"/>
    </style:style>
    <style:style style:name="P14" style:family="paragraph" style:parent-style-name="Standard">
      <style:text-properties fo:language="ru" fo:country="RU" officeooo:rsid="003ec289" officeooo:paragraph-rsid="00428e1b"/>
    </style:style>
    <style:style style:name="P15" style:family="paragraph" style:parent-style-name="Standard">
      <style:text-properties fo:language="ru" fo:country="RU" officeooo:rsid="004af42d" officeooo:paragraph-rsid="0052e461"/>
    </style:style>
    <style:style style:name="P16" style:family="paragraph" style:parent-style-name="Standard">
      <style:text-properties fo:language="ru" fo:country="RU" officeooo:rsid="00588865" officeooo:paragraph-rsid="00588865"/>
    </style:style>
    <style:style style:name="P17" style:family="paragraph" style:parent-style-name="Standard">
      <style:text-properties fo:language="ru" fo:country="RU" officeooo:rsid="005fa1c7" officeooo:paragraph-rsid="00620f99"/>
    </style:style>
    <style:style style:name="P18" style:family="paragraph" style:parent-style-name="Standard">
      <style:text-properties fo:language="ru" fo:country="RU" officeooo:rsid="006cf9eb" officeooo:paragraph-rsid="006deb58"/>
    </style:style>
    <style:style style:name="P19" style:family="paragraph" style:parent-style-name="Standard">
      <style:text-properties fo:language="ru" fo:country="RU" officeooo:rsid="006deb58" officeooo:paragraph-rsid="00706c04"/>
    </style:style>
    <style:style style:name="P20" style:family="paragraph" style:parent-style-name="Standard">
      <style:text-properties fo:language="ru" fo:country="RU" officeooo:rsid="0079c8f4" officeooo:paragraph-rsid="0081a9f9"/>
    </style:style>
    <style:style style:name="P21" style:family="paragraph" style:parent-style-name="Standard">
      <style:text-properties fo:language="ru" fo:country="RU" officeooo:rsid="00820473" officeooo:paragraph-rsid="00820473"/>
    </style:style>
    <style:style style:name="P22" style:family="paragraph" style:parent-style-name="Standard">
      <style:text-properties fo:language="ru" fo:country="RU" officeooo:rsid="00855aa2" officeooo:paragraph-rsid="0096aeaf"/>
    </style:style>
    <style:style style:name="P23" style:family="paragraph" style:parent-style-name="Standard">
      <style:text-properties fo:language="ru" fo:country="RU" officeooo:rsid="00709c9d" officeooo:paragraph-rsid="00706c04"/>
    </style:style>
    <style:style style:name="P24" style:family="paragraph" style:parent-style-name="Standard">
      <style:text-properties fo:language="ru" fo:country="RU" style:text-underline-style="none" officeooo:rsid="0025f552" officeooo:paragraph-rsid="009a69dd"/>
    </style:style>
    <style:style style:name="P25" style:family="paragraph" style:parent-style-name="Standard">
      <style:text-properties fo:language="ru" fo:country="RU" style:text-underline-style="none" officeooo:rsid="009bf781" officeooo:paragraph-rsid="009bf781"/>
    </style:style>
    <style:style style:name="P26" style:family="paragraph" style:parent-style-name="Standard">
      <style:text-properties fo:language="ru" fo:country="RU" style:text-underline-style="none" officeooo:rsid="00a099c3" officeooo:paragraph-rsid="00a099c3"/>
    </style:style>
    <style:style style:name="P27" style:family="paragraph" style:parent-style-name="Standard">
      <style:text-properties fo:language="ru" fo:country="RU" style:text-underline-style="none" officeooo:rsid="00a7f456" officeooo:paragraph-rsid="00a7f456"/>
    </style:style>
    <style:style style:name="P28" style:family="paragraph" style:parent-style-name="Standard">
      <style:text-properties fo:language="ru" fo:country="RU" style:text-underline-style="none" officeooo:rsid="00aee08f" officeooo:paragraph-rsid="00b80096"/>
    </style:style>
    <style:style style:name="P29" style:family="paragraph" style:parent-style-name="Standard">
      <style:text-properties fo:language="ru" fo:country="RU" style:text-underline-style="none" officeooo:rsid="00c4cf50" officeooo:paragraph-rsid="00cce89c"/>
    </style:style>
    <style:style style:name="P30" style:family="paragraph" style:parent-style-name="Standard">
      <style:text-properties fo:language="ru" fo:country="RU" style:text-underline-style="none" officeooo:rsid="00c4cf50" officeooo:paragraph-rsid="00ce7e39"/>
    </style:style>
    <style:style style:name="P31" style:family="paragraph" style:parent-style-name="Standard">
      <style:text-properties fo:language="ru" fo:country="RU" style:text-underline-style="none" officeooo:rsid="00b80096" officeooo:paragraph-rsid="00be57a5"/>
    </style:style>
    <style:style style:name="P32" style:family="paragraph" style:parent-style-name="Standard">
      <style:text-properties fo:language="ru" fo:country="RU" style:text-underline-style="none" officeooo:rsid="00d2e24b" officeooo:paragraph-rsid="00d35ad4"/>
    </style:style>
    <style:style style:name="P33" style:family="paragraph" style:parent-style-name="Standard">
      <style:text-properties fo:language="ru" fo:country="RU" style:text-underline-style="none" officeooo:rsid="00d537e7" officeooo:paragraph-rsid="00da6bd0"/>
    </style:style>
    <style:style style:name="P34" style:family="paragraph" style:parent-style-name="Standard">
      <style:text-properties fo:language="ru" fo:country="RU" style:text-underline-style="none" officeooo:rsid="0019f43d" officeooo:paragraph-rsid="00dfeb65"/>
    </style:style>
    <style:style style:name="P35" style:family="paragraph" style:parent-style-name="Standard">
      <style:text-properties fo:language="ru" fo:country="RU" style:text-underline-style="none" officeooo:rsid="0019f43d" officeooo:paragraph-rsid="012c8153"/>
    </style:style>
    <style:style style:name="P36" style:family="paragraph" style:parent-style-name="Standard">
      <style:text-properties fo:language="ru" fo:country="RU" style:text-underline-style="none" officeooo:rsid="0019f43d" officeooo:paragraph-rsid="01711763"/>
    </style:style>
    <style:style style:name="P37" style:family="paragraph" style:parent-style-name="Standard">
      <style:text-properties fo:language="ru" fo:country="RU" style:text-underline-style="none" officeooo:rsid="0019f43d" officeooo:paragraph-rsid="0171f55f"/>
    </style:style>
    <style:style style:name="P38" style:family="paragraph" style:parent-style-name="Standard">
      <style:text-properties fo:language="ru" fo:country="RU" style:text-underline-style="none" officeooo:rsid="0019f43d" officeooo:paragraph-rsid="01743a71"/>
    </style:style>
    <style:style style:name="P39" style:family="paragraph" style:parent-style-name="Standard">
      <style:text-properties fo:language="ru" fo:country="RU" style:text-underline-style="none" officeooo:rsid="0019f43d" officeooo:paragraph-rsid="01762ed7"/>
    </style:style>
    <style:style style:name="P40" style:family="paragraph" style:parent-style-name="Standard">
      <style:text-properties fo:language="ru" fo:country="RU" style:text-underline-style="none" officeooo:rsid="0019f43d" officeooo:paragraph-rsid="0177f2e5"/>
    </style:style>
    <style:style style:name="P41" style:family="paragraph" style:parent-style-name="Standard">
      <style:text-properties fo:language="ru" fo:country="RU" style:text-underline-style="none" officeooo:rsid="0019f43d" officeooo:paragraph-rsid="01ecc3b2"/>
    </style:style>
    <style:style style:name="P42" style:family="paragraph" style:parent-style-name="Standard">
      <style:text-properties fo:language="ru" fo:country="RU" style:text-underline-style="none" officeooo:rsid="0019f43d" officeooo:paragraph-rsid="01eda8a9"/>
    </style:style>
    <style:style style:name="P43" style:family="paragraph" style:parent-style-name="Standard">
      <style:text-properties fo:language="ru" fo:country="RU" style:text-underline-style="none" officeooo:rsid="0019f43d" officeooo:paragraph-rsid="01ef4787"/>
    </style:style>
    <style:style style:name="P44" style:family="paragraph" style:parent-style-name="Standard">
      <style:text-properties fo:language="ru" fo:country="RU" style:text-underline-style="none" officeooo:rsid="0019f43d" officeooo:paragraph-rsid="01f0ff82"/>
    </style:style>
    <style:style style:name="P45" style:family="paragraph" style:parent-style-name="Standard">
      <style:text-properties fo:language="ru" fo:country="RU" style:text-underline-style="none" officeooo:rsid="0019f43d" officeooo:paragraph-rsid="0225aba6"/>
    </style:style>
    <style:style style:name="P46" style:family="paragraph" style:parent-style-name="Standard">
      <style:text-properties fo:language="ru" fo:country="RU" style:text-underline-style="none" officeooo:rsid="0019f43d" officeooo:paragraph-rsid="022cdf7a"/>
    </style:style>
    <style:style style:name="P47" style:family="paragraph" style:parent-style-name="Standard">
      <style:text-properties fo:language="ru" fo:country="RU" style:text-underline-style="none" officeooo:rsid="0019f43d" officeooo:paragraph-rsid="022e0c47"/>
    </style:style>
    <style:style style:name="P48" style:family="paragraph" style:parent-style-name="Standard">
      <style:text-properties fo:language="ru" fo:country="RU" style:text-underline-style="none" officeooo:rsid="0019f43d" officeooo:paragraph-rsid="023556a2"/>
    </style:style>
    <style:style style:name="P49" style:family="paragraph" style:parent-style-name="Standard">
      <style:text-properties fo:language="ru" fo:country="RU" style:text-underline-style="none" officeooo:rsid="0019f43d" officeooo:paragraph-rsid="02365aff"/>
    </style:style>
    <style:style style:name="P50" style:family="paragraph" style:parent-style-name="Standard">
      <style:text-properties fo:language="ru" fo:country="RU" style:text-underline-style="none" officeooo:rsid="0019f43d" officeooo:paragraph-rsid="0251005a"/>
    </style:style>
    <style:style style:name="P51" style:family="paragraph" style:parent-style-name="Standard">
      <style:text-properties fo:language="ru" fo:country="RU" style:text-underline-style="none" officeooo:rsid="0019f43d" officeooo:paragraph-rsid="034cde68"/>
    </style:style>
    <style:style style:name="P52" style:family="paragraph" style:parent-style-name="Standard">
      <style:text-properties fo:language="ru" fo:country="RU" style:text-underline-style="none" officeooo:rsid="0019f43d" officeooo:paragraph-rsid="034eec9e"/>
    </style:style>
    <style:style style:name="P53" style:family="paragraph" style:parent-style-name="Standard">
      <style:text-properties fo:language="ru" fo:country="RU" style:text-underline-style="none" officeooo:rsid="0019f43d" officeooo:paragraph-rsid="034f538c"/>
    </style:style>
    <style:style style:name="P54" style:family="paragraph" style:parent-style-name="Standard">
      <style:text-properties fo:language="ru" fo:country="RU" style:text-underline-style="none" officeooo:rsid="0019f43d" officeooo:paragraph-rsid="034fbbf3"/>
    </style:style>
    <style:style style:name="P55" style:family="paragraph" style:parent-style-name="Standard">
      <style:text-properties fo:language="ru" fo:country="RU" style:text-underline-style="none" officeooo:rsid="0019f43d" officeooo:paragraph-rsid="03595d21"/>
    </style:style>
    <style:style style:name="P56" style:family="paragraph" style:parent-style-name="Standard">
      <style:text-properties fo:language="ru" fo:country="RU" style:text-underline-style="none" officeooo:rsid="0019f43d" officeooo:paragraph-rsid="035992e7"/>
    </style:style>
    <style:style style:name="P57" style:family="paragraph" style:parent-style-name="Standard">
      <style:text-properties fo:language="ru" fo:country="RU" style:text-underline-style="none" officeooo:rsid="0019f43d" officeooo:paragraph-rsid="035b1908"/>
    </style:style>
    <style:style style:name="P58" style:family="paragraph" style:parent-style-name="Standard">
      <style:text-properties fo:language="ru" fo:country="RU" style:text-underline-style="none" officeooo:rsid="0019f43d" officeooo:paragraph-rsid="035f6d65"/>
    </style:style>
    <style:style style:name="P59" style:family="paragraph" style:parent-style-name="Standard">
      <style:text-properties fo:language="ru" fo:country="RU" style:text-underline-style="none" officeooo:rsid="0019f43d" officeooo:paragraph-rsid="0361bfeb"/>
    </style:style>
    <style:style style:name="P60" style:family="paragraph" style:parent-style-name="Standard">
      <style:text-properties fo:language="ru" fo:country="RU" style:text-underline-style="none" officeooo:rsid="0019f43d" officeooo:paragraph-rsid="0367a1e9"/>
    </style:style>
    <style:style style:name="P61" style:family="paragraph" style:parent-style-name="Standard">
      <style:text-properties fo:language="ru" fo:country="RU" style:text-underline-style="none" officeooo:rsid="0019f43d" officeooo:paragraph-rsid="0369303e"/>
    </style:style>
    <style:style style:name="P62" style:family="paragraph" style:parent-style-name="Standard">
      <style:text-properties fo:language="ru" fo:country="RU" style:text-underline-style="none" officeooo:rsid="0019f43d" officeooo:paragraph-rsid="036a3fe7"/>
    </style:style>
    <style:style style:name="P63" style:family="paragraph" style:parent-style-name="Standard">
      <style:text-properties fo:language="ru" fo:country="RU" style:text-underline-style="none" officeooo:rsid="0019f43d" officeooo:paragraph-rsid="036b428e"/>
    </style:style>
    <style:style style:name="P64" style:family="paragraph" style:parent-style-name="Standard">
      <style:text-properties fo:language="ru" fo:country="RU" style:text-underline-style="none" officeooo:rsid="0019f43d" officeooo:paragraph-rsid="038084f8"/>
    </style:style>
    <style:style style:name="P65" style:family="paragraph" style:parent-style-name="Standard">
      <style:text-properties fo:language="ru" fo:country="RU" style:text-underline-style="none" officeooo:rsid="0019f43d" officeooo:paragraph-rsid="03a43373"/>
    </style:style>
    <style:style style:name="P66" style:family="paragraph" style:parent-style-name="Standard">
      <style:text-properties fo:language="ru" fo:country="RU" style:text-underline-style="none" officeooo:rsid="0019f43d" officeooo:paragraph-rsid="03bb1f0a"/>
    </style:style>
    <style:style style:name="P67" style:family="paragraph" style:parent-style-name="Standard">
      <style:text-properties fo:language="ru" fo:country="RU" style:text-underline-style="none" officeooo:rsid="0019f43d" officeooo:paragraph-rsid="03bcebcb"/>
    </style:style>
    <style:style style:name="P68" style:family="paragraph" style:parent-style-name="Standard">
      <style:text-properties fo:language="ru" fo:country="RU" style:text-underline-style="none" officeooo:rsid="0019f43d" officeooo:paragraph-rsid="03bd94ee"/>
    </style:style>
    <style:style style:name="P69" style:family="paragraph" style:parent-style-name="Standard">
      <style:text-properties fo:language="ru" fo:country="RU" style:text-underline-style="none" officeooo:rsid="0019f43d" officeooo:paragraph-rsid="03c09961"/>
    </style:style>
    <style:style style:name="P70" style:family="paragraph" style:parent-style-name="Standard">
      <style:text-properties fo:language="ru" fo:country="RU" style:text-underline-style="none" officeooo:rsid="0019f43d" officeooo:paragraph-rsid="03c6e892"/>
    </style:style>
    <style:style style:name="P71" style:family="paragraph" style:parent-style-name="Standard">
      <style:text-properties fo:language="ru" fo:country="RU" style:text-underline-style="none" officeooo:rsid="0019f43d" officeooo:paragraph-rsid="03d4f318"/>
    </style:style>
    <style:style style:name="P72" style:family="paragraph" style:parent-style-name="Standard">
      <style:text-properties fo:language="ru" fo:country="RU" style:text-underline-style="none" officeooo:rsid="0019f43d" officeooo:paragraph-rsid="03e14bdb"/>
    </style:style>
    <style:style style:name="P73" style:family="paragraph" style:parent-style-name="Standard">
      <style:text-properties fo:language="ru" fo:country="RU" style:text-underline-style="none" officeooo:rsid="0019f43d" officeooo:paragraph-rsid="03e2fa00"/>
    </style:style>
    <style:style style:name="P74" style:family="paragraph" style:parent-style-name="Standard">
      <style:text-properties fo:language="ru" fo:country="RU" style:text-underline-style="none" officeooo:rsid="0019f43d" officeooo:paragraph-rsid="03e4cbfe"/>
    </style:style>
    <style:style style:name="P75" style:family="paragraph" style:parent-style-name="Standard">
      <style:text-properties fo:language="ru" fo:country="RU" style:text-underline-style="none" officeooo:rsid="0019f43d" officeooo:paragraph-rsid="03e8fa57"/>
    </style:style>
    <style:style style:name="P76" style:family="paragraph" style:parent-style-name="Standard">
      <style:text-properties fo:language="ru" fo:country="RU" style:text-underline-style="none" officeooo:rsid="0019f43d" officeooo:paragraph-rsid="03ec1b53"/>
    </style:style>
    <style:style style:name="P77" style:family="paragraph" style:parent-style-name="Standard">
      <style:text-properties fo:language="ru" fo:country="RU" style:text-underline-style="none" officeooo:rsid="0019f43d" officeooo:paragraph-rsid="03ec41ae"/>
    </style:style>
    <style:style style:name="P78" style:family="paragraph" style:parent-style-name="Standard">
      <style:text-properties fo:language="ru" fo:country="RU" style:text-underline-style="none" officeooo:rsid="0019f43d" officeooo:paragraph-rsid="03f45b8c"/>
    </style:style>
    <style:style style:name="P79" style:family="paragraph" style:parent-style-name="Standard">
      <style:text-properties fo:language="ru" fo:country="RU" style:text-underline-style="none" officeooo:rsid="0019f43d" officeooo:paragraph-rsid="040e86ef"/>
    </style:style>
    <style:style style:name="P80" style:family="paragraph" style:parent-style-name="Standard">
      <style:text-properties fo:language="ru" fo:country="RU" style:text-underline-style="none" officeooo:rsid="0019f43d" officeooo:paragraph-rsid="0410246e"/>
    </style:style>
    <style:style style:name="P81" style:family="paragraph" style:parent-style-name="Standard">
      <style:text-properties fo:language="ru" fo:country="RU" style:text-underline-style="none" officeooo:rsid="0019f43d" officeooo:paragraph-rsid="0412785f"/>
    </style:style>
    <style:style style:name="P82" style:family="paragraph" style:parent-style-name="Standard">
      <style:text-properties fo:language="ru" fo:country="RU" style:text-underline-style="none" officeooo:rsid="0019f43d" officeooo:paragraph-rsid="0413896f"/>
    </style:style>
    <style:style style:name="P83" style:family="paragraph" style:parent-style-name="Standard">
      <style:text-properties fo:language="ru" fo:country="RU" style:text-underline-style="none" officeooo:rsid="0019f43d" officeooo:paragraph-rsid="0415532c"/>
    </style:style>
    <style:style style:name="P84" style:family="paragraph" style:parent-style-name="Standard">
      <style:text-properties fo:language="ru" fo:country="RU" style:text-underline-style="none" officeooo:rsid="0019f43d" officeooo:paragraph-rsid="0415e672"/>
    </style:style>
    <style:style style:name="P85" style:family="paragraph" style:parent-style-name="Standard">
      <style:text-properties fo:language="ru" fo:country="RU" style:text-underline-style="none" officeooo:rsid="0019f43d" officeooo:paragraph-rsid="0417e312"/>
    </style:style>
    <style:style style:name="P86" style:family="paragraph" style:parent-style-name="Standard">
      <style:text-properties fo:language="ru" fo:country="RU" style:text-underline-style="none" officeooo:rsid="0019f43d" officeooo:paragraph-rsid="041899ac"/>
    </style:style>
    <style:style style:name="P87" style:family="paragraph" style:parent-style-name="Standard">
      <style:text-properties fo:language="ru" fo:country="RU" style:text-underline-style="none" officeooo:rsid="0019f43d" officeooo:paragraph-rsid="041e1e64"/>
    </style:style>
    <style:style style:name="P88" style:family="paragraph" style:parent-style-name="Standard">
      <style:text-properties fo:language="ru" fo:country="RU" style:text-underline-style="none" officeooo:rsid="0019f43d" officeooo:paragraph-rsid="0421a646"/>
    </style:style>
    <style:style style:name="P89" style:family="paragraph" style:parent-style-name="Standard">
      <style:text-properties fo:language="ru" fo:country="RU" style:text-underline-style="none" officeooo:rsid="0019f43d" officeooo:paragraph-rsid="04342d68"/>
    </style:style>
    <style:style style:name="P90" style:family="paragraph" style:parent-style-name="Standard">
      <style:text-properties fo:language="ru" fo:country="RU" style:text-underline-style="none" officeooo:rsid="0019f43d" officeooo:paragraph-rsid="04395a63"/>
    </style:style>
    <style:style style:name="P91" style:family="paragraph" style:parent-style-name="Standard">
      <style:text-properties fo:language="ru" fo:country="RU" style:text-underline-style="none" officeooo:rsid="0019f43d" officeooo:paragraph-rsid="0448f389"/>
    </style:style>
    <style:style style:name="P92" style:family="paragraph" style:parent-style-name="Standard">
      <style:text-properties fo:language="ru" fo:country="RU" style:text-underline-style="none" officeooo:rsid="0019f43d" officeooo:paragraph-rsid="044ad065"/>
    </style:style>
    <style:style style:name="P93" style:family="paragraph" style:parent-style-name="Standard">
      <style:text-properties fo:language="ru" fo:country="RU" style:text-underline-style="none" officeooo:rsid="0019f43d" officeooo:paragraph-rsid="044c8933"/>
    </style:style>
    <style:style style:name="P94" style:family="paragraph" style:parent-style-name="Standard">
      <style:text-properties fo:language="ru" fo:country="RU" style:text-underline-style="none" officeooo:rsid="0019f43d" officeooo:paragraph-rsid="04542831"/>
    </style:style>
    <style:style style:name="P95" style:family="paragraph" style:parent-style-name="Standard">
      <style:text-properties fo:language="ru" fo:country="RU" style:text-underline-style="none" officeooo:rsid="0019f43d" officeooo:paragraph-rsid="05d1a48e"/>
    </style:style>
    <style:style style:name="P96" style:family="paragraph" style:parent-style-name="Standard">
      <style:text-properties fo:language="ru" fo:country="RU" style:text-underline-style="none" officeooo:rsid="0019f43d" officeooo:paragraph-rsid="05df07e2"/>
    </style:style>
    <style:style style:name="P97" style:family="paragraph" style:parent-style-name="Standard">
      <style:text-properties fo:language="ru" fo:country="RU" style:text-underline-style="none" officeooo:rsid="0019f43d" officeooo:paragraph-rsid="05df7b81"/>
    </style:style>
    <style:style style:name="P98" style:family="paragraph" style:parent-style-name="Standard">
      <style:text-properties fo:language="ru" fo:country="RU" style:text-underline-style="none" officeooo:rsid="0019f43d" officeooo:paragraph-rsid="05dff4b1"/>
    </style:style>
    <style:style style:name="P99" style:family="paragraph" style:parent-style-name="Standard">
      <style:text-properties fo:language="ru" fo:country="RU" style:text-underline-style="none" officeooo:rsid="0019f43d" officeooo:paragraph-rsid="05e0feb5"/>
    </style:style>
    <style:style style:name="P100" style:family="paragraph" style:parent-style-name="Standard">
      <style:text-properties fo:language="ru" fo:country="RU" style:text-underline-style="none" officeooo:rsid="0019f43d" officeooo:paragraph-rsid="05e47207"/>
    </style:style>
    <style:style style:name="P101" style:family="paragraph" style:parent-style-name="Standard">
      <style:text-properties fo:language="ru" fo:country="RU" style:text-underline-style="none" officeooo:rsid="00ee26c6" officeooo:paragraph-rsid="0100d1cd"/>
    </style:style>
    <style:style style:name="P102" style:family="paragraph" style:parent-style-name="Standard">
      <style:text-properties fo:language="ru" fo:country="RU" style:text-underline-style="none" officeooo:rsid="011139fe" officeooo:paragraph-rsid="011139fe"/>
    </style:style>
    <style:style style:name="P103" style:family="paragraph" style:parent-style-name="Standard">
      <style:text-properties fo:language="ru" fo:country="RU" style:text-underline-style="none" officeooo:rsid="010251e8" officeooo:paragraph-rsid="011139fe"/>
    </style:style>
    <style:style style:name="P104" style:family="paragraph" style:parent-style-name="Standard">
      <style:text-properties fo:language="ru" fo:country="RU" style:text-underline-style="none" officeooo:rsid="011a4b18" officeooo:paragraph-rsid="011eb187"/>
    </style:style>
    <style:style style:name="P105" style:family="paragraph" style:parent-style-name="Standard">
      <style:text-properties fo:language="ru" fo:country="RU" style:text-underline-style="none" officeooo:rsid="0125d127" officeooo:paragraph-rsid="0129eedf"/>
    </style:style>
    <style:style style:name="P106" style:family="paragraph" style:parent-style-name="Standard">
      <style:text-properties fo:language="ru" fo:country="RU" style:text-underline-style="none" officeooo:rsid="012aa4ac" officeooo:paragraph-rsid="012c8153"/>
    </style:style>
    <style:style style:name="P107" style:family="paragraph" style:parent-style-name="Standard">
      <style:text-properties fo:language="ru" fo:country="RU" style:text-underline-style="none" officeooo:rsid="012c8153" officeooo:paragraph-rsid="012c8153"/>
    </style:style>
    <style:style style:name="P108" style:family="paragraph" style:parent-style-name="Standard">
      <style:text-properties fo:language="ru" fo:country="RU" style:text-underline-style="none" officeooo:rsid="01639c7a" officeooo:paragraph-rsid="0170f344"/>
    </style:style>
    <style:style style:name="P109" style:family="paragraph" style:parent-style-name="Standard">
      <style:text-properties fo:language="ru" fo:country="RU" style:text-underline-style="none" officeooo:rsid="01721d36" officeooo:paragraph-rsid="0172c364"/>
    </style:style>
    <style:style style:name="P110" style:family="paragraph" style:parent-style-name="Standard">
      <style:text-properties fo:language="ru" fo:country="RU" style:text-underline-style="none" officeooo:rsid="0177f2e5" officeooo:paragraph-rsid="0177f2e5"/>
    </style:style>
    <style:style style:name="P111" style:family="paragraph" style:parent-style-name="Standard">
      <style:text-properties fo:language="ru" fo:country="RU" style:text-underline-style="none" officeooo:rsid="017e41f2" officeooo:paragraph-rsid="018a9308"/>
    </style:style>
    <style:style style:name="P112" style:family="paragraph" style:parent-style-name="Standard">
      <style:text-properties fo:language="ru" fo:country="RU" style:text-underline-style="none" officeooo:rsid="01909b82" officeooo:paragraph-rsid="019ade2d"/>
    </style:style>
    <style:style style:name="P113" style:family="paragraph" style:parent-style-name="Standard">
      <style:text-properties fo:language="ru" fo:country="RU" style:text-underline-style="none" officeooo:rsid="0198e286" officeooo:paragraph-rsid="0198e286"/>
    </style:style>
    <style:style style:name="P114" style:family="paragraph" style:parent-style-name="Standard">
      <style:text-properties fo:language="ru" fo:country="RU" style:text-underline-style="none" officeooo:rsid="01a31b95" officeooo:paragraph-rsid="01a31b95"/>
    </style:style>
    <style:style style:name="P115" style:family="paragraph" style:parent-style-name="Standard">
      <style:text-properties fo:language="ru" fo:country="RU" style:text-underline-style="none" officeooo:rsid="01aa35ee" officeooo:paragraph-rsid="01c62a2b"/>
    </style:style>
    <style:style style:name="P116" style:family="paragraph" style:parent-style-name="Standard">
      <style:text-properties fo:language="ru" fo:country="RU" style:text-underline-style="none" officeooo:rsid="01d00874" officeooo:paragraph-rsid="01d58f7d"/>
    </style:style>
    <style:style style:name="P117" style:family="paragraph" style:parent-style-name="Standard">
      <style:text-properties fo:language="ru" fo:country="RU" style:text-underline-style="none" officeooo:rsid="01d69d41" officeooo:paragraph-rsid="01e10390"/>
    </style:style>
    <style:style style:name="P118" style:family="paragraph" style:parent-style-name="Standard">
      <style:text-properties fo:language="ru" fo:country="RU" style:text-underline-style="none" officeooo:rsid="01e20984" officeooo:paragraph-rsid="01e32dfa"/>
    </style:style>
    <style:style style:name="P119" style:family="paragraph" style:parent-style-name="Standard">
      <style:text-properties fo:language="ru" fo:country="RU" style:text-underline-style="none" officeooo:rsid="01e9735b" officeooo:paragraph-rsid="01ecc3b2"/>
    </style:style>
    <style:style style:name="P120" style:family="paragraph" style:parent-style-name="Standard">
      <style:text-properties fo:language="ru" fo:country="RU" style:text-underline-style="none" officeooo:rsid="01ef4787" officeooo:paragraph-rsid="01f0ff82"/>
    </style:style>
    <style:style style:name="P121" style:family="paragraph" style:parent-style-name="Standard">
      <style:text-properties fo:language="ru" fo:country="RU" style:text-underline-style="none" officeooo:rsid="01f0ff82" officeooo:paragraph-rsid="01f0ff82"/>
    </style:style>
    <style:style style:name="P122" style:family="paragraph" style:parent-style-name="Standard">
      <style:text-properties fo:language="ru" fo:country="RU" style:text-underline-style="none" officeooo:rsid="01f31853" officeooo:paragraph-rsid="01f65e9a"/>
    </style:style>
    <style:style style:name="P123" style:family="paragraph" style:parent-style-name="Standard">
      <style:text-properties fo:language="ru" fo:country="RU" style:text-underline-style="none" officeooo:rsid="01f31853" officeooo:paragraph-rsid="01f7db89"/>
    </style:style>
    <style:style style:name="P124" style:family="paragraph" style:parent-style-name="Standard">
      <style:text-properties fo:language="ru" fo:country="RU" style:text-underline-style="none" officeooo:rsid="02062b15" officeooo:paragraph-rsid="0206830a"/>
    </style:style>
    <style:style style:name="P125" style:family="paragraph" style:parent-style-name="Standard">
      <style:text-properties fo:language="ru" fo:country="RU" style:text-underline-style="none" officeooo:rsid="0206a5d9" officeooo:paragraph-rsid="0206a5d9"/>
    </style:style>
    <style:style style:name="P126" style:family="paragraph" style:parent-style-name="Standard">
      <style:text-properties fo:language="ru" fo:country="RU" style:text-underline-style="none" officeooo:rsid="020a3844" officeooo:paragraph-rsid="0213fb1a"/>
    </style:style>
    <style:style style:name="P127" style:family="paragraph" style:parent-style-name="Standard">
      <style:text-properties fo:language="ru" fo:country="RU" style:text-underline-style="none" officeooo:rsid="021813f7" officeooo:paragraph-rsid="02188b67"/>
    </style:style>
    <style:style style:name="P128" style:family="paragraph" style:parent-style-name="Standard">
      <style:text-properties fo:language="ru" fo:country="RU" style:text-underline-style="none" officeooo:rsid="022020fa" officeooo:paragraph-rsid="022020fa"/>
    </style:style>
    <style:style style:name="P129" style:family="paragraph" style:parent-style-name="Standard">
      <style:text-properties fo:language="ru" fo:country="RU" style:text-underline-style="none" officeooo:rsid="022e0c47" officeooo:paragraph-rsid="022e0c47"/>
    </style:style>
    <style:style style:name="P130" style:family="paragraph" style:parent-style-name="Standard">
      <style:text-properties fo:language="ru" fo:country="RU" style:text-underline-style="none" officeooo:rsid="023b4649" officeooo:paragraph-rsid="023b4649"/>
    </style:style>
    <style:style style:name="P131" style:family="paragraph" style:parent-style-name="Standard">
      <style:text-properties fo:language="ru" fo:country="RU" style:text-underline-style="none" officeooo:rsid="023b5d4d" officeooo:paragraph-rsid="023fa9f4"/>
    </style:style>
    <style:style style:name="P132" style:family="paragraph" style:parent-style-name="Standard">
      <style:text-properties fo:language="ru" fo:country="RU" style:text-underline-style="none" officeooo:rsid="0244597f" officeooo:paragraph-rsid="0244597f"/>
    </style:style>
    <style:style style:name="P133" style:family="paragraph" style:parent-style-name="Standard">
      <style:text-properties fo:language="ru" fo:country="RU" style:text-underline-style="none" officeooo:rsid="024ee6b1" officeooo:paragraph-rsid="024ee6b1"/>
    </style:style>
    <style:style style:name="P134" style:family="paragraph" style:parent-style-name="Standard">
      <style:text-properties fo:language="ru" fo:country="RU" style:text-underline-style="none" officeooo:rsid="0252e5e1" officeooo:paragraph-rsid="02566222"/>
    </style:style>
    <style:style style:name="P135" style:family="paragraph" style:parent-style-name="Standard">
      <style:text-properties fo:language="ru" fo:country="RU" style:text-underline-style="none" officeooo:rsid="0256d932" officeooo:paragraph-rsid="0257d347"/>
    </style:style>
    <style:style style:name="P136" style:family="paragraph" style:parent-style-name="Standard">
      <style:text-properties fo:language="ru" fo:country="RU" style:text-underline-style="none" officeooo:rsid="026029fd" officeooo:paragraph-rsid="026029fd"/>
    </style:style>
    <style:style style:name="P137" style:family="paragraph" style:parent-style-name="Standard">
      <style:text-properties fo:language="ru" fo:country="RU" style:text-underline-style="none" officeooo:rsid="0266475c" officeooo:paragraph-rsid="026d4944"/>
    </style:style>
    <style:style style:name="P138" style:family="paragraph" style:parent-style-name="Standard">
      <style:text-properties fo:language="ru" fo:country="RU" style:text-underline-style="none" officeooo:rsid="026f2ebd" officeooo:paragraph-rsid="026f2ebd"/>
    </style:style>
    <style:style style:name="P139" style:family="paragraph" style:parent-style-name="Standard">
      <style:text-properties fo:language="ru" fo:country="RU" style:text-underline-style="none" officeooo:rsid="0272ec1b" officeooo:paragraph-rsid="027e7bbd"/>
    </style:style>
    <style:style style:name="P140" style:family="paragraph" style:parent-style-name="Standard">
      <style:text-properties fo:language="ru" fo:country="RU" style:text-underline-style="none" officeooo:rsid="0350e6f5" officeooo:paragraph-rsid="0350e6f5"/>
    </style:style>
    <style:style style:name="P141" style:family="paragraph" style:parent-style-name="Standard">
      <style:text-properties fo:language="ru" fo:country="RU" style:text-underline-style="none" officeooo:rsid="035f6d65" officeooo:paragraph-rsid="0361bfeb"/>
    </style:style>
    <style:style style:name="P142" style:family="paragraph" style:parent-style-name="Standard">
      <style:text-properties fo:language="ru" fo:country="RU" style:text-underline-style="none" officeooo:rsid="03836cfb" officeooo:paragraph-rsid="03836cfb"/>
    </style:style>
    <style:style style:name="P143" style:family="paragraph" style:parent-style-name="Standard">
      <style:text-properties fo:language="ru" fo:country="RU" style:text-underline-style="none" officeooo:rsid="038bc73a" officeooo:paragraph-rsid="0391d5ae"/>
    </style:style>
    <style:style style:name="P144" style:family="paragraph" style:parent-style-name="Standard">
      <style:text-properties fo:language="ru" fo:country="RU" style:text-underline-style="none" officeooo:rsid="03a8211b" officeooo:paragraph-rsid="03ab3f89"/>
    </style:style>
    <style:style style:name="P145" style:family="paragraph" style:parent-style-name="Standard">
      <style:text-properties fo:language="ru" fo:country="RU" style:text-underline-style="none" officeooo:rsid="03d5d2e3" officeooo:paragraph-rsid="03d5d2e3"/>
    </style:style>
    <style:style style:name="P146" style:family="paragraph" style:parent-style-name="Standard">
      <style:text-properties fo:language="ru" fo:country="RU" style:text-underline-style="none" officeooo:rsid="03d7f5e3" officeooo:paragraph-rsid="03df59fe"/>
    </style:style>
    <style:style style:name="P147" style:family="paragraph" style:parent-style-name="Standard">
      <style:text-properties fo:language="ru" fo:country="RU" style:text-underline-style="none" officeooo:rsid="03eea0ee" officeooo:paragraph-rsid="03f1116f"/>
    </style:style>
    <style:style style:name="P148" style:family="paragraph" style:parent-style-name="Standard">
      <style:text-properties fo:language="ru" fo:country="RU" style:text-underline-style="none" officeooo:rsid="03f53538" officeooo:paragraph-rsid="03f53538"/>
    </style:style>
    <style:style style:name="P149" style:family="paragraph" style:parent-style-name="Standard">
      <style:text-properties fo:language="ru" fo:country="RU" style:text-underline-style="none" officeooo:rsid="0403ba7e" officeooo:paragraph-rsid="0403ba7e"/>
    </style:style>
    <style:style style:name="P150" style:family="paragraph" style:parent-style-name="Standard">
      <style:text-properties fo:language="ru" fo:country="RU" style:text-underline-style="none" officeooo:rsid="04150360" officeooo:paragraph-rsid="04150360"/>
    </style:style>
    <style:style style:name="P151" style:family="paragraph" style:parent-style-name="Standard">
      <style:text-properties fo:language="ru" fo:country="RU" style:text-underline-style="none" officeooo:rsid="0419de36" officeooo:paragraph-rsid="0419de36"/>
    </style:style>
    <style:style style:name="P152" style:family="paragraph" style:parent-style-name="Standard">
      <style:text-properties fo:language="ru" fo:country="RU" style:text-underline-style="none" officeooo:rsid="0421a646" officeooo:paragraph-rsid="042e9807"/>
    </style:style>
    <style:style style:name="P153" style:family="paragraph" style:parent-style-name="Standard">
      <style:text-properties fo:language="ru" fo:country="RU" style:text-underline-style="none" officeooo:rsid="043ab624" officeooo:paragraph-rsid="043ab624"/>
    </style:style>
    <style:style style:name="P154" style:family="paragraph" style:parent-style-name="Standard">
      <style:text-properties fo:language="ru" fo:country="RU" style:text-underline-style="none" officeooo:rsid="044929e0" officeooo:paragraph-rsid="044929e0"/>
    </style:style>
    <style:style style:name="P155" style:family="paragraph" style:parent-style-name="Standard">
      <style:text-properties fo:language="ru" fo:country="RU" style:text-underline-style="none" officeooo:rsid="044f212e" officeooo:paragraph-rsid="0450d767"/>
    </style:style>
    <style:style style:name="P156" style:family="paragraph" style:parent-style-name="Standard">
      <style:text-properties fo:language="ru" fo:country="RU" style:text-underline-style="none" officeooo:rsid="04542831" officeooo:paragraph-rsid="04595b1e"/>
    </style:style>
    <style:style style:name="P157" style:family="paragraph" style:parent-style-name="Standard">
      <style:text-properties fo:language="ru" fo:country="RU" style:text-underline-style="none" officeooo:rsid="045a6b03" officeooo:paragraph-rsid="045a6b03"/>
    </style:style>
    <style:style style:name="P158" style:family="paragraph" style:parent-style-name="Standard">
      <style:text-properties fo:language="ru" fo:country="RU" style:text-underline-style="none" officeooo:rsid="04601464" officeooo:paragraph-rsid="04601464"/>
    </style:style>
    <style:style style:name="P159" style:family="paragraph" style:parent-style-name="Standard">
      <style:text-properties fo:language="ru" fo:country="RU" style:text-underline-style="none" officeooo:rsid="0469049e" officeooo:paragraph-rsid="0469049e"/>
    </style:style>
    <style:style style:name="P160" style:family="paragraph" style:parent-style-name="Standard">
      <style:text-properties fo:language="ru" fo:country="RU" style:text-underline-style="none" officeooo:rsid="046ede9d" officeooo:paragraph-rsid="047900c3"/>
    </style:style>
    <style:style style:name="P161" style:family="paragraph" style:parent-style-name="Standard">
      <style:text-properties fo:language="ru" fo:country="RU" style:text-underline-style="none" officeooo:rsid="047a981a" officeooo:paragraph-rsid="047d1794"/>
    </style:style>
    <style:style style:name="P162" style:family="paragraph" style:parent-style-name="Standard">
      <style:text-properties fo:language="ru" fo:country="RU" style:text-underline-style="none" officeooo:rsid="04920d36" officeooo:paragraph-rsid="04990e29"/>
    </style:style>
    <style:style style:name="P163" style:family="paragraph" style:parent-style-name="Standard">
      <style:text-properties fo:language="ru" fo:country="RU" style:text-underline-style="none" officeooo:rsid="04920d36" officeooo:paragraph-rsid="04a8f05d"/>
    </style:style>
    <style:style style:name="P164" style:family="paragraph" style:parent-style-name="Standard">
      <style:text-properties fo:language="ru" fo:country="RU" style:text-underline-style="none" officeooo:rsid="04b613bb" officeooo:paragraph-rsid="04b613bb"/>
    </style:style>
    <style:style style:name="P165" style:family="paragraph" style:parent-style-name="Standard">
      <style:text-properties fo:language="ru" fo:country="RU" style:text-underline-style="none" officeooo:rsid="04c01fef" officeooo:paragraph-rsid="04c01fef"/>
    </style:style>
    <style:style style:name="P166" style:family="paragraph" style:parent-style-name="Standard">
      <style:text-properties fo:language="ru" fo:country="RU" style:text-underline-style="none" officeooo:rsid="04c87949" officeooo:paragraph-rsid="04e29972"/>
    </style:style>
    <style:style style:name="P167" style:family="paragraph" style:parent-style-name="Standard">
      <style:text-properties fo:language="ru" fo:country="RU" style:text-underline-style="none" officeooo:rsid="050572c9" officeooo:paragraph-rsid="050572c9"/>
    </style:style>
    <style:style style:name="P168" style:family="paragraph" style:parent-style-name="Standard">
      <style:text-properties fo:language="ru" fo:country="RU" style:text-underline-style="none" officeooo:rsid="0508c2a9" officeooo:paragraph-rsid="05156a7d"/>
    </style:style>
    <style:style style:name="P169" style:family="paragraph" style:parent-style-name="Standard">
      <style:text-properties fo:language="ru" fo:country="RU" style:text-underline-style="none" officeooo:rsid="051726fd" officeooo:paragraph-rsid="054bfe3d"/>
    </style:style>
    <style:style style:name="P170" style:family="paragraph" style:parent-style-name="Standard">
      <style:text-properties fo:language="ru" fo:country="RU" style:text-underline-style="none" officeooo:rsid="0551ff33" officeooo:paragraph-rsid="0551ff33"/>
    </style:style>
    <style:style style:name="P171" style:family="paragraph" style:parent-style-name="Standard">
      <style:text-properties fo:language="ru" fo:country="RU" style:text-underline-style="none" officeooo:rsid="055e0c40" officeooo:paragraph-rsid="056c9ef3"/>
    </style:style>
    <style:style style:name="P172" style:family="paragraph" style:parent-style-name="Standard">
      <style:text-properties fo:language="ru" fo:country="RU" style:text-underline-style="none" officeooo:rsid="056e76b5" officeooo:paragraph-rsid="05898149"/>
    </style:style>
    <style:style style:name="P173" style:family="paragraph" style:parent-style-name="Standard">
      <style:text-properties fo:language="ru" fo:country="RU" style:text-underline-style="none" officeooo:rsid="058b600f" officeooo:paragraph-rsid="058b600f"/>
    </style:style>
    <style:style style:name="P174" style:family="paragraph" style:parent-style-name="Standard">
      <style:text-properties fo:language="ru" fo:country="RU" style:text-underline-style="none" officeooo:rsid="05a533eb" officeooo:paragraph-rsid="05a85e70"/>
    </style:style>
    <style:style style:name="P175" style:family="paragraph" style:parent-style-name="Standard">
      <style:text-properties fo:language="ru" fo:country="RU" style:text-underline-style="none" officeooo:rsid="05b8f5cc" officeooo:paragraph-rsid="05c52008"/>
    </style:style>
    <style:style style:name="P176" style:family="paragraph" style:parent-style-name="Standard">
      <style:text-properties fo:language="ru" fo:country="RU" style:text-underline-style="none" officeooo:rsid="05e62aa0" officeooo:paragraph-rsid="05e62aa0"/>
    </style:style>
    <style:style style:name="P177" style:family="paragraph" style:parent-style-name="Standard">
      <style:text-properties fo:language="ru" fo:country="RU" style:text-underline-style="none" fo:font-weight="normal" officeooo:rsid="0019f43d" officeooo:paragraph-rsid="05e7cc16" style:font-weight-asian="normal" style:font-weight-complex="normal"/>
    </style:style>
    <style:style style:name="P178" style:family="paragraph" style:parent-style-name="Standard">
      <style:text-properties fo:language="ru" fo:country="RU" style:text-underline-style="none" fo:font-weight="normal" officeooo:rsid="05e7eb7c" officeooo:paragraph-rsid="05fd7b8a" style:font-weight-asian="normal" style:font-weight-complex="normal"/>
    </style:style>
    <style:style style:name="P179" style:family="paragraph" style:parent-style-name="Standard">
      <style:text-properties fo:language="ru" fo:country="RU" officeooo:rsid="012ce071" officeooo:paragraph-rsid="01328e8a"/>
    </style:style>
    <style:style style:name="P180" style:family="paragraph" style:parent-style-name="Standard">
      <style:text-properties fo:language="ru" fo:country="RU" officeooo:rsid="0138e065" officeooo:paragraph-rsid="014e070e"/>
    </style:style>
    <style:style style:name="P181" style:family="paragraph" style:parent-style-name="Standard">
      <style:text-properties fo:language="ru" fo:country="RU" officeooo:rsid="0156eabe" officeooo:paragraph-rsid="0156eabe"/>
    </style:style>
    <style:style style:name="P182" style:family="paragraph" style:parent-style-name="Standard">
      <style:text-properties fo:language="ru" fo:country="RU" fo:font-style="normal" style:text-underline-style="none" officeooo:rsid="01cc0f6f" officeooo:paragraph-rsid="01cc0f6f" style:font-style-asian="normal" style:font-style-complex="normal"/>
    </style:style>
    <style:style style:name="P183" style:family="paragraph" style:parent-style-name="Standard">
      <style:text-properties fo:language="ru" fo:country="RU" fo:font-style="normal" style:text-underline-style="none" officeooo:rsid="022cdf7a" officeooo:paragraph-rsid="022cdf7a" style:font-style-asian="normal" style:font-style-complex="normal"/>
    </style:style>
    <style:style style:name="P184" style:family="paragraph" style:parent-style-name="Standard">
      <style:text-properties fo:language="ru" fo:country="RU" fo:font-style="normal" style:text-underline-style="none" officeooo:rsid="02854ec6" officeooo:paragraph-rsid="02854ec6" style:font-style-asian="normal" style:font-style-complex="normal"/>
    </style:style>
    <style:style style:name="P185" style:family="paragraph" style:parent-style-name="Standard">
      <style:text-properties fo:language="ru" fo:country="RU" fo:font-style="normal" style:text-underline-style="none" officeooo:rsid="028769c0" officeooo:paragraph-rsid="028d6b3d" style:font-style-asian="normal" style:font-style-complex="normal"/>
    </style:style>
    <style:style style:name="P186" style:family="paragraph" style:parent-style-name="Standard">
      <style:text-properties fo:language="ru" fo:country="RU" fo:font-style="normal" style:text-underline-style="none" officeooo:rsid="028ed7f0" officeooo:paragraph-rsid="028ed7f0" style:font-style-asian="normal" style:font-style-complex="normal"/>
    </style:style>
    <style:style style:name="P187" style:family="paragraph" style:parent-style-name="Standard">
      <style:text-properties fo:language="ru" fo:country="RU" fo:font-style="normal" style:text-underline-style="none" officeooo:rsid="0298d852" officeooo:paragraph-rsid="02a0930b" style:font-style-asian="normal" style:font-style-complex="normal"/>
    </style:style>
    <style:style style:name="P188" style:family="paragraph" style:parent-style-name="Standard">
      <style:text-properties fo:language="ru" fo:country="RU" fo:font-style="normal" style:text-underline-style="none" officeooo:rsid="02a9f4ce" officeooo:paragraph-rsid="02a9f4ce" style:font-style-asian="normal" style:font-style-complex="normal"/>
    </style:style>
    <style:style style:name="P189" style:family="paragraph" style:parent-style-name="Standard">
      <style:text-properties fo:language="ru" fo:country="RU" fo:font-style="normal" style:text-underline-style="none" officeooo:rsid="02abf015" officeooo:paragraph-rsid="02d09f1a" style:font-style-asian="normal" style:font-style-complex="normal"/>
    </style:style>
    <style:style style:name="P190" style:family="paragraph" style:parent-style-name="Standard">
      <style:text-properties fo:language="ru" fo:country="RU" fo:font-style="normal" style:text-underline-style="none" officeooo:rsid="0019f43d" officeooo:paragraph-rsid="02d3113f" style:font-style-asian="normal" style:font-style-complex="normal"/>
    </style:style>
    <style:style style:name="P191" style:family="paragraph" style:parent-style-name="Standard">
      <style:text-properties fo:language="ru" fo:country="RU" fo:font-style="normal" style:text-underline-style="none" officeooo:rsid="0019f43d" officeooo:paragraph-rsid="02d454b1" style:font-style-asian="normal" style:font-style-complex="normal"/>
    </style:style>
    <style:style style:name="P192" style:family="paragraph" style:parent-style-name="Standard">
      <style:text-properties fo:language="ru" fo:country="RU" fo:font-style="normal" style:text-underline-style="none" officeooo:rsid="0019f43d" officeooo:paragraph-rsid="02d55aaf" style:font-style-asian="normal" style:font-style-complex="normal"/>
    </style:style>
    <style:style style:name="P193" style:family="paragraph" style:parent-style-name="Standard">
      <style:text-properties fo:language="ru" fo:country="RU" fo:font-style="normal" style:text-underline-style="none" officeooo:rsid="0019f43d" officeooo:paragraph-rsid="04c8e23f" style:font-style-asian="normal" style:font-style-complex="normal"/>
    </style:style>
    <style:style style:name="P194" style:family="paragraph" style:parent-style-name="Standard">
      <style:text-properties fo:language="ru" fo:country="RU" fo:font-style="normal" style:text-underline-style="none" officeooo:rsid="02dae795" officeooo:paragraph-rsid="02dc5457" style:font-style-asian="normal" style:font-style-complex="normal"/>
    </style:style>
    <style:style style:name="P195" style:family="paragraph" style:parent-style-name="Standard">
      <style:text-properties fo:language="ru" fo:country="RU" fo:font-style="normal" style:text-underline-style="none" officeooo:rsid="02e637cd" officeooo:paragraph-rsid="02f1d020" style:font-style-asian="normal" style:font-style-complex="normal"/>
    </style:style>
    <style:style style:name="P196" style:family="paragraph" style:parent-style-name="Standard">
      <style:text-properties fo:language="ru" fo:country="RU" fo:font-style="normal" style:text-underline-style="none" officeooo:rsid="02f329fe" officeooo:paragraph-rsid="02f329fe" style:font-style-asian="normal" style:font-style-complex="normal"/>
    </style:style>
    <style:style style:name="P197" style:family="paragraph" style:parent-style-name="Standard">
      <style:text-properties fo:language="ru" fo:country="RU" fo:font-style="normal" style:text-underline-style="none" officeooo:rsid="02fbc2f6" officeooo:paragraph-rsid="0302967a" style:font-style-asian="normal" style:font-style-complex="normal"/>
    </style:style>
    <style:style style:name="P198" style:family="paragraph" style:parent-style-name="Standard">
      <style:text-properties fo:language="ru" fo:country="RU" fo:font-style="normal" style:text-underline-style="none" officeooo:rsid="03075f68" officeooo:paragraph-rsid="030afdc9" style:font-style-asian="normal" style:font-style-complex="normal"/>
    </style:style>
    <style:style style:name="P199" style:family="paragraph" style:parent-style-name="Standard">
      <style:text-properties fo:language="ru" fo:country="RU" fo:font-style="normal" style:text-underline-style="none" officeooo:rsid="030ef134" officeooo:paragraph-rsid="030ef134" style:font-style-asian="normal" style:font-style-complex="normal"/>
    </style:style>
    <style:style style:name="P200" style:family="paragraph" style:parent-style-name="Standard">
      <style:text-properties fo:language="ru" fo:country="RU" fo:font-style="normal" style:text-underline-style="none" officeooo:rsid="02d0cc2f" officeooo:paragraph-rsid="02d09f1a" style:font-style-asian="normal" style:font-style-complex="normal"/>
    </style:style>
    <style:style style:name="P201" style:family="paragraph" style:parent-style-name="Standard">
      <style:text-properties fo:language="ru" fo:country="RU" fo:font-style="normal" style:text-underline-style="none" officeooo:rsid="032bd92a" officeooo:paragraph-rsid="03422ea5" style:font-style-asian="normal" style:font-style-complex="normal"/>
    </style:style>
    <style:style style:name="P202" style:family="paragraph" style:parent-style-name="Standard">
      <style:text-properties fo:language="ru" fo:country="RU" fo:font-style="normal" style:text-underline-style="none" officeooo:rsid="04f6070f" officeooo:paragraph-rsid="0502332a" style:font-style-asian="normal" style:font-style-complex="normal"/>
    </style:style>
    <style:style style:name="P203" style:family="paragraph" style:parent-style-name="Standard">
      <style:text-properties fo:language="ru" fo:country="RU" fo:font-style="normal" style:text-underline-style="none" officeooo:rsid="05dff4b1" officeooo:paragraph-rsid="05dff4b1" style:font-style-asian="normal" style:font-style-complex="normal"/>
    </style:style>
    <style:style style:name="P204" style:family="paragraph" style:parent-style-name="Standard">
      <style:text-properties fo:language="ru" fo:country="RU" fo:font-style="normal" style:text-underline-style="none" officeooo:rsid="05e13d0a" officeooo:paragraph-rsid="05e13d0a" style:font-style-asian="normal" style:font-style-complex="normal"/>
    </style:style>
    <style:style style:name="P205" style:family="paragraph" style:parent-style-name="Standard">
      <style:text-properties fo:language="ru" fo:country="RU" fo:font-style="normal" style:text-underline-style="none" fo:font-weight="normal" officeooo:rsid="05e7cc16" officeooo:paragraph-rsid="05e7cc16" style:font-style-asian="normal" style:font-weight-asian="normal" style:font-style-complex="normal" style:font-weight-complex="normal"/>
    </style:style>
    <style:style style:name="P206" style:family="paragraph" style:parent-style-name="Standard">
      <style:text-properties fo:language="ru" fo:country="RU" fo:font-style="normal" style:text-underline-style="none" fo:font-weight="normal" officeooo:rsid="06018ef2" officeooo:paragraph-rsid="06018ef2" style:font-style-asian="normal" style:font-weight-asian="normal" style:font-style-complex="normal" style:font-weight-complex="normal"/>
    </style:style>
    <style:style style:name="P207" style:family="paragraph" style:parent-style-name="Standard">
      <style:text-properties fo:language="ru" fo:country="RU" fo:font-style="normal" style:text-underline-style="none" fo:font-weight="normal" officeooo:rsid="0608a34c" officeooo:paragraph-rsid="0608a34c" style:font-style-asian="normal" style:font-weight-asian="normal" style:font-style-complex="normal" style:font-weight-complex="normal"/>
    </style:style>
    <style:style style:name="P208" style:family="paragraph" style:parent-style-name="Standard">
      <style:text-properties fo:language="ru" fo:country="RU" fo:font-style="normal" style:text-underline-style="none" fo:font-weight="normal" officeooo:rsid="0019f43d" officeooo:paragraph-rsid="060c370c" style:font-style-asian="normal" style:font-weight-asian="normal" style:font-style-complex="normal" style:font-weight-complex="normal"/>
    </style:style>
    <style:style style:name="P209" style:family="paragraph" style:parent-style-name="Standard">
      <style:text-properties fo:language="ru" fo:country="RU" fo:font-style="normal" style:text-underline-style="none" fo:font-weight="normal" officeooo:rsid="0019f43d" officeooo:paragraph-rsid="060da6f6" style:font-style-asian="normal" style:font-weight-asian="normal" style:font-style-complex="normal" style:font-weight-complex="normal"/>
    </style:style>
    <style:style style:name="P210" style:family="paragraph" style:parent-style-name="Standard">
      <style:text-properties fo:language="ru" fo:country="RU" fo:font-style="normal" style:text-underline-style="none" fo:font-weight="normal" officeooo:rsid="0019f43d" officeooo:paragraph-rsid="060e6cf1" style:font-style-asian="normal" style:font-weight-asian="normal" style:font-style-complex="normal" style:font-weight-complex="normal"/>
    </style:style>
    <style:style style:name="P211" style:family="paragraph" style:parent-style-name="Standard">
      <style:text-properties fo:language="ru" fo:country="RU" fo:font-style="normal" style:text-underline-style="none" fo:font-weight="normal" officeooo:rsid="0019f43d" officeooo:paragraph-rsid="0617ca7b" style:font-style-asian="normal" style:font-weight-asian="normal" style:font-style-complex="normal" style:font-weight-complex="normal"/>
    </style:style>
    <style:style style:name="P212" style:family="paragraph" style:parent-style-name="Standard">
      <style:text-properties fo:language="ru" fo:country="RU" fo:font-style="normal" style:text-underline-style="none" fo:font-weight="normal" officeooo:rsid="0019f43d" officeooo:paragraph-rsid="061a33da" style:font-style-asian="normal" style:font-weight-asian="normal" style:font-style-complex="normal" style:font-weight-complex="normal"/>
    </style:style>
    <style:style style:name="P213" style:family="paragraph" style:parent-style-name="Standard">
      <style:text-properties fo:language="ru" fo:country="RU" fo:font-style="normal" style:text-underline-style="none" fo:font-weight="normal" officeooo:rsid="0019f43d" officeooo:paragraph-rsid="061b1985" style:font-style-asian="normal" style:font-weight-asian="normal" style:font-style-complex="normal" style:font-weight-complex="normal"/>
    </style:style>
    <style:style style:name="P214" style:family="paragraph" style:parent-style-name="Standard">
      <style:text-properties fo:language="ru" fo:country="RU" fo:font-style="normal" style:text-underline-style="none" fo:font-weight="normal" officeooo:rsid="0019f43d" officeooo:paragraph-rsid="061c3d19" style:font-style-asian="normal" style:font-weight-asian="normal" style:font-style-complex="normal" style:font-weight-complex="normal"/>
    </style:style>
    <style:style style:name="P215" style:family="paragraph" style:parent-style-name="Standard">
      <style:text-properties fo:language="ru" fo:country="RU" fo:font-style="normal" style:text-underline-style="none" fo:font-weight="normal" officeooo:rsid="0019f43d" officeooo:paragraph-rsid="061d4602" style:font-style-asian="normal" style:font-weight-asian="normal" style:font-style-complex="normal" style:font-weight-complex="normal"/>
    </style:style>
    <style:style style:name="P216" style:family="paragraph" style:parent-style-name="Standard">
      <style:text-properties fo:language="ru" fo:country="RU" fo:font-style="normal" style:text-underline-style="none" fo:font-weight="normal" officeooo:rsid="0019f43d" officeooo:paragraph-rsid="061f347e" style:font-style-asian="normal" style:font-weight-asian="normal" style:font-style-complex="normal" style:font-weight-complex="normal"/>
    </style:style>
    <style:style style:name="P217" style:family="paragraph" style:parent-style-name="Standard">
      <style:text-properties fo:language="ru" fo:country="RU" fo:font-style="normal" style:text-underline-style="none" fo:font-weight="normal" officeooo:rsid="0019f43d" officeooo:paragraph-rsid="061f8a61" style:font-style-asian="normal" style:font-weight-asian="normal" style:font-style-complex="normal" style:font-weight-complex="normal"/>
    </style:style>
    <style:style style:name="P218" style:family="paragraph" style:parent-style-name="Standard">
      <style:text-properties fo:language="ru" fo:country="RU" fo:font-style="normal" style:text-underline-style="none" fo:font-weight="normal" officeooo:rsid="0019f43d" officeooo:paragraph-rsid="06301574" style:font-style-asian="normal" style:font-weight-asian="normal" style:font-style-complex="normal" style:font-weight-complex="normal"/>
    </style:style>
    <style:style style:name="P219" style:family="paragraph" style:parent-style-name="Standard">
      <style:text-properties fo:language="ru" fo:country="RU" fo:font-style="normal" style:text-underline-style="none" fo:font-weight="normal" officeooo:rsid="0019f43d" officeooo:paragraph-rsid="0631a996" style:font-style-asian="normal" style:font-weight-asian="normal" style:font-style-complex="normal" style:font-weight-complex="normal"/>
    </style:style>
    <style:style style:name="P220" style:family="paragraph" style:parent-style-name="Standard">
      <style:text-properties fo:language="ru" fo:country="RU" fo:font-style="normal" style:text-underline-style="none" fo:font-weight="normal" officeooo:rsid="0019f43d" officeooo:paragraph-rsid="063a8985" style:font-style-asian="normal" style:font-weight-asian="normal" style:font-style-complex="normal" style:font-weight-complex="normal"/>
    </style:style>
    <style:style style:name="P221" style:family="paragraph" style:parent-style-name="Standard">
      <style:text-properties fo:language="ru" fo:country="RU" fo:font-style="normal" style:text-underline-style="none" fo:font-weight="normal" officeooo:rsid="0019f43d" officeooo:paragraph-rsid="063bf5bb" style:font-style-asian="normal" style:font-weight-asian="normal" style:font-style-complex="normal" style:font-weight-complex="normal"/>
    </style:style>
    <style:style style:name="P222" style:family="paragraph" style:parent-style-name="Standard">
      <style:text-properties fo:language="ru" fo:country="RU" fo:font-style="normal" style:text-underline-style="none" fo:font-weight="normal" officeooo:rsid="0019f43d" officeooo:paragraph-rsid="069adef1" style:font-style-asian="normal" style:font-weight-asian="normal" style:font-style-complex="normal" style:font-weight-complex="normal"/>
    </style:style>
    <style:style style:name="P223" style:family="paragraph" style:parent-style-name="Standard">
      <style:text-properties fo:language="ru" fo:country="RU" fo:font-style="normal" style:text-underline-style="none" fo:font-weight="normal" officeooo:rsid="0019f43d" officeooo:paragraph-rsid="06b824d0" style:font-style-asian="normal" style:font-weight-asian="normal" style:font-style-complex="normal" style:font-weight-complex="normal"/>
    </style:style>
    <style:style style:name="P224" style:family="paragraph" style:parent-style-name="Standard">
      <style:text-properties fo:language="ru" fo:country="RU" fo:font-style="normal" style:text-underline-style="none" fo:font-weight="normal" officeooo:rsid="0019f43d" officeooo:paragraph-rsid="06ba03cb" style:font-style-asian="normal" style:font-weight-asian="normal" style:font-style-complex="normal" style:font-weight-complex="normal"/>
    </style:style>
    <style:style style:name="P225" style:family="paragraph" style:parent-style-name="Standard">
      <style:text-properties fo:language="ru" fo:country="RU" fo:font-style="normal" style:text-underline-style="none" fo:font-weight="normal" officeooo:rsid="0019f43d" officeooo:paragraph-rsid="06ba5d42" style:font-style-asian="normal" style:font-weight-asian="normal" style:font-style-complex="normal" style:font-weight-complex="normal"/>
    </style:style>
    <style:style style:name="P226" style:family="paragraph" style:parent-style-name="Standard">
      <style:text-properties fo:language="ru" fo:country="RU" fo:font-style="normal" style:text-underline-style="none" fo:font-weight="normal" officeooo:rsid="0019f43d" officeooo:paragraph-rsid="06d9b297" style:font-style-asian="normal" style:font-weight-asian="normal" style:font-style-complex="normal" style:font-weight-complex="normal"/>
    </style:style>
    <style:style style:name="P227" style:family="paragraph" style:parent-style-name="Standard">
      <style:text-properties fo:language="ru" fo:country="RU" fo:font-style="normal" style:text-underline-style="none" fo:font-weight="normal" officeooo:rsid="0019f43d" officeooo:paragraph-rsid="06f7bb45" style:font-style-asian="normal" style:font-weight-asian="normal" style:font-style-complex="normal" style:font-weight-complex="normal"/>
    </style:style>
    <style:style style:name="P228" style:family="paragraph" style:parent-style-name="Standard">
      <style:text-properties fo:language="ru" fo:country="RU" fo:font-style="normal" style:text-underline-style="none" fo:font-weight="normal" officeooo:rsid="0019f43d" officeooo:paragraph-rsid="06f95436" style:font-style-asian="normal" style:font-weight-asian="normal" style:font-style-complex="normal" style:font-weight-complex="normal"/>
    </style:style>
    <style:style style:name="P229" style:family="paragraph" style:parent-style-name="Standard">
      <style:text-properties fo:language="ru" fo:country="RU" fo:font-style="normal" style:text-underline-style="none" fo:font-weight="normal" officeooo:rsid="0019f43d" officeooo:paragraph-rsid="06fad612" style:font-style-asian="normal" style:font-weight-asian="normal" style:font-style-complex="normal" style:font-weight-complex="normal"/>
    </style:style>
    <style:style style:name="P230" style:family="paragraph" style:parent-style-name="Standard">
      <style:text-properties fo:language="ru" fo:country="RU" fo:font-style="normal" style:text-underline-style="none" fo:font-weight="normal" officeooo:rsid="0019f43d" officeooo:paragraph-rsid="070428b6" style:font-style-asian="normal" style:font-weight-asian="normal" style:font-style-complex="normal" style:font-weight-complex="normal"/>
    </style:style>
    <style:style style:name="P231" style:family="paragraph" style:parent-style-name="Standard">
      <style:text-properties fo:language="ru" fo:country="RU" fo:font-style="normal" style:text-underline-style="none" fo:font-weight="normal" officeooo:rsid="0019f43d" officeooo:paragraph-rsid="0705f132" style:font-style-asian="normal" style:font-weight-asian="normal" style:font-style-complex="normal" style:font-weight-complex="normal"/>
    </style:style>
    <style:style style:name="P232" style:family="paragraph" style:parent-style-name="Standard">
      <style:text-properties fo:language="ru" fo:country="RU" fo:font-style="normal" style:text-underline-style="none" fo:font-weight="normal" officeooo:rsid="0019f43d" officeooo:paragraph-rsid="070970b2" style:font-style-asian="normal" style:font-weight-asian="normal" style:font-style-complex="normal" style:font-weight-complex="normal"/>
    </style:style>
    <style:style style:name="P233" style:family="paragraph" style:parent-style-name="Standard">
      <style:text-properties fo:language="ru" fo:country="RU" fo:font-style="normal" style:text-underline-style="none" fo:font-weight="normal" officeooo:rsid="0019f43d" officeooo:paragraph-rsid="070eda28" style:font-style-asian="normal" style:font-weight-asian="normal" style:font-style-complex="normal" style:font-weight-complex="normal"/>
    </style:style>
    <style:style style:name="P234" style:family="paragraph" style:parent-style-name="Standard">
      <style:text-properties fo:language="ru" fo:country="RU" fo:font-style="normal" style:text-underline-style="none" fo:font-weight="normal" officeooo:rsid="0019f43d" officeooo:paragraph-rsid="0714ef4f" style:font-style-asian="normal" style:font-weight-asian="normal" style:font-style-complex="normal" style:font-weight-complex="normal"/>
    </style:style>
    <style:style style:name="P235" style:family="paragraph" style:parent-style-name="Standard">
      <style:text-properties fo:language="ru" fo:country="RU" fo:font-style="normal" style:text-underline-style="none" fo:font-weight="normal" officeooo:rsid="0019f43d" officeooo:paragraph-rsid="071ba51b" style:font-style-asian="normal" style:font-weight-asian="normal" style:font-style-complex="normal" style:font-weight-complex="normal"/>
    </style:style>
    <style:style style:name="P236" style:family="paragraph" style:parent-style-name="Standard">
      <style:text-properties fo:language="ru" fo:country="RU" fo:font-style="normal" style:text-underline-style="none" fo:font-weight="normal" officeooo:rsid="0019f43d" officeooo:paragraph-rsid="0724114f" style:font-style-asian="normal" style:font-weight-asian="normal" style:font-style-complex="normal" style:font-weight-complex="normal"/>
    </style:style>
    <style:style style:name="P237" style:family="paragraph" style:parent-style-name="Standard">
      <style:text-properties fo:language="ru" fo:country="RU" fo:font-style="normal" style:text-underline-style="none" fo:font-weight="normal" officeooo:rsid="0019f43d" officeooo:paragraph-rsid="07253056" style:font-style-asian="normal" style:font-weight-asian="normal" style:font-style-complex="normal" style:font-weight-complex="normal"/>
    </style:style>
    <style:style style:name="P238" style:family="paragraph" style:parent-style-name="Standard">
      <style:text-properties fo:language="ru" fo:country="RU" fo:font-style="normal" style:text-underline-style="none" fo:font-weight="normal" officeooo:rsid="0019f43d" officeooo:paragraph-rsid="072d8186" style:font-style-asian="normal" style:font-weight-asian="normal" style:font-style-complex="normal" style:font-weight-complex="normal"/>
    </style:style>
    <style:style style:name="P239" style:family="paragraph" style:parent-style-name="Standard">
      <style:text-properties fo:language="ru" fo:country="RU" fo:font-style="normal" style:text-underline-style="none" fo:font-weight="normal" officeooo:rsid="0019f43d" officeooo:paragraph-rsid="07308a63" style:font-style-asian="normal" style:font-weight-asian="normal" style:font-style-complex="normal" style:font-weight-complex="normal"/>
    </style:style>
    <style:style style:name="P240" style:family="paragraph" style:parent-style-name="Standard">
      <style:text-properties fo:language="ru" fo:country="RU" fo:font-style="normal" style:text-underline-style="none" fo:font-weight="normal" officeooo:rsid="0019f43d" officeooo:paragraph-rsid="073bf243" style:font-style-asian="normal" style:font-weight-asian="normal" style:font-style-complex="normal" style:font-weight-complex="normal"/>
    </style:style>
    <style:style style:name="P241" style:family="paragraph" style:parent-style-name="Standard">
      <style:text-properties fo:language="ru" fo:country="RU" fo:font-style="normal" style:text-underline-style="none" fo:font-weight="normal" officeooo:rsid="0019f43d" officeooo:paragraph-rsid="07423cd9" style:font-style-asian="normal" style:font-weight-asian="normal" style:font-style-complex="normal" style:font-weight-complex="normal"/>
    </style:style>
    <style:style style:name="P242" style:family="paragraph" style:parent-style-name="Standard">
      <style:text-properties fo:language="ru" fo:country="RU" fo:font-style="normal" style:text-underline-style="none" fo:font-weight="normal" officeooo:rsid="0019f43d" officeooo:paragraph-rsid="076a18fa" style:font-style-asian="normal" style:font-weight-asian="normal" style:font-style-complex="normal" style:font-weight-complex="normal"/>
    </style:style>
    <style:style style:name="P243" style:family="paragraph" style:parent-style-name="Standard">
      <style:text-properties fo:language="ru" fo:country="RU" fo:font-style="normal" style:text-underline-style="none" fo:font-weight="normal" officeooo:rsid="0019f43d" officeooo:paragraph-rsid="076d063a" style:font-style-asian="normal" style:font-weight-asian="normal" style:font-style-complex="normal" style:font-weight-complex="normal"/>
    </style:style>
    <style:style style:name="P244" style:family="paragraph" style:parent-style-name="Standard">
      <style:text-properties fo:language="ru" fo:country="RU" fo:font-style="normal" style:text-underline-style="none" fo:font-weight="normal" officeooo:rsid="0019f43d" officeooo:paragraph-rsid="077662b5" style:font-style-asian="normal" style:font-weight-asian="normal" style:font-style-complex="normal" style:font-weight-complex="normal"/>
    </style:style>
    <style:style style:name="P245" style:family="paragraph" style:parent-style-name="Standard">
      <style:text-properties fo:language="ru" fo:country="RU" fo:font-style="normal" style:text-underline-style="none" fo:font-weight="normal" officeooo:rsid="0019f43d" officeooo:paragraph-rsid="077825bd" style:font-style-asian="normal" style:font-weight-asian="normal" style:font-style-complex="normal" style:font-weight-complex="normal"/>
    </style:style>
    <style:style style:name="P246" style:family="paragraph" style:parent-style-name="Standard">
      <style:text-properties fo:language="ru" fo:country="RU" fo:font-style="normal" style:text-underline-style="none" fo:font-weight="normal" officeooo:rsid="0019f43d" officeooo:paragraph-rsid="07964edb" style:font-style-asian="normal" style:font-weight-asian="normal" style:font-style-complex="normal" style:font-weight-complex="normal"/>
    </style:style>
    <style:style style:name="P247" style:family="paragraph" style:parent-style-name="Standard">
      <style:text-properties fo:language="ru" fo:country="RU" fo:font-style="normal" style:text-underline-style="none" fo:font-weight="normal" officeooo:rsid="0019f43d" officeooo:paragraph-rsid="07b774ea" style:font-style-asian="normal" style:font-weight-asian="normal" style:font-style-complex="normal" style:font-weight-complex="normal"/>
    </style:style>
    <style:style style:name="P248" style:family="paragraph" style:parent-style-name="Standard">
      <style:text-properties fo:language="ru" fo:country="RU" fo:font-style="normal" style:text-underline-style="none" fo:font-weight="normal" officeooo:rsid="0019f43d" officeooo:paragraph-rsid="07d7abbc" style:font-style-asian="normal" style:font-weight-asian="normal" style:font-style-complex="normal" style:font-weight-complex="normal"/>
    </style:style>
    <style:style style:name="P249" style:family="paragraph" style:parent-style-name="Standard">
      <style:text-properties fo:language="ru" fo:country="RU" fo:font-style="normal" style:text-underline-style="none" fo:font-weight="normal" officeooo:rsid="0019f43d" officeooo:paragraph-rsid="07d99475" style:font-style-asian="normal" style:font-weight-asian="normal" style:font-style-complex="normal" style:font-weight-complex="normal"/>
    </style:style>
    <style:style style:name="P250" style:family="paragraph" style:parent-style-name="Standard">
      <style:text-properties fo:language="ru" fo:country="RU" fo:font-style="normal" style:text-underline-style="none" fo:font-weight="normal" officeooo:rsid="0019f43d" officeooo:paragraph-rsid="07d9b6d8" style:font-style-asian="normal" style:font-weight-asian="normal" style:font-style-complex="normal" style:font-weight-complex="normal"/>
    </style:style>
    <style:style style:name="P251" style:family="paragraph" style:parent-style-name="Standard">
      <style:text-properties fo:language="ru" fo:country="RU" fo:font-style="normal" style:text-underline-style="none" fo:font-weight="normal" officeooo:rsid="0019f43d" officeooo:paragraph-rsid="07dbc136" style:font-style-asian="normal" style:font-weight-asian="normal" style:font-style-complex="normal" style:font-weight-complex="normal"/>
    </style:style>
    <style:style style:name="P252" style:family="paragraph" style:parent-style-name="Standard">
      <style:text-properties fo:language="ru" fo:country="RU" fo:font-style="normal" style:text-underline-style="none" fo:font-weight="normal" officeooo:rsid="0019f43d" officeooo:paragraph-rsid="07ddd54c" style:font-style-asian="normal" style:font-weight-asian="normal" style:font-style-complex="normal" style:font-weight-complex="normal"/>
    </style:style>
    <style:style style:name="P253" style:family="paragraph" style:parent-style-name="Standard">
      <style:text-properties fo:language="ru" fo:country="RU" fo:font-style="normal" style:text-underline-style="none" fo:font-weight="normal" officeooo:rsid="0019f43d" officeooo:paragraph-rsid="07dfe42d" style:font-style-asian="normal" style:font-weight-asian="normal" style:font-style-complex="normal" style:font-weight-complex="normal"/>
    </style:style>
    <style:style style:name="P254" style:family="paragraph" style:parent-style-name="Standard">
      <style:text-properties fo:language="ru" fo:country="RU" fo:font-style="normal" style:text-underline-style="none" fo:font-weight="normal" officeooo:rsid="0019f43d" officeooo:paragraph-rsid="07f23b68" style:font-style-asian="normal" style:font-weight-asian="normal" style:font-style-complex="normal" style:font-weight-complex="normal"/>
    </style:style>
    <style:style style:name="P255" style:family="paragraph" style:parent-style-name="Standard">
      <style:text-properties fo:language="ru" fo:country="RU" fo:font-style="normal" style:text-underline-style="none" fo:font-weight="normal" officeooo:rsid="0019f43d" officeooo:paragraph-rsid="083b8757" style:font-style-asian="normal" style:font-weight-asian="normal" style:font-style-complex="normal" style:font-weight-complex="normal"/>
    </style:style>
    <style:style style:name="P256" style:family="paragraph" style:parent-style-name="Standard">
      <style:text-properties fo:language="ru" fo:country="RU" fo:font-style="normal" style:text-underline-style="none" fo:font-weight="normal" officeooo:rsid="0019f43d" officeooo:paragraph-rsid="083b8ff8" style:font-style-asian="normal" style:font-weight-asian="normal" style:font-style-complex="normal" style:font-weight-complex="normal"/>
    </style:style>
    <style:style style:name="P257" style:family="paragraph" style:parent-style-name="Standard">
      <style:text-properties fo:language="ru" fo:country="RU" fo:font-style="normal" style:text-underline-style="none" fo:font-weight="normal" officeooo:rsid="0019f43d" officeooo:paragraph-rsid="083d6786" style:font-style-asian="normal" style:font-weight-asian="normal" style:font-style-complex="normal" style:font-weight-complex="normal"/>
    </style:style>
    <style:style style:name="P258" style:family="paragraph" style:parent-style-name="Standard">
      <style:text-properties fo:language="ru" fo:country="RU" fo:font-style="normal" style:text-underline-style="none" fo:font-weight="normal" officeooo:rsid="0019f43d" officeooo:paragraph-rsid="08411dd3" style:font-style-asian="normal" style:font-weight-asian="normal" style:font-style-complex="normal" style:font-weight-complex="normal"/>
    </style:style>
    <style:style style:name="P259" style:family="paragraph" style:parent-style-name="Standard">
      <style:text-properties fo:language="ru" fo:country="RU" fo:font-style="normal" style:text-underline-style="none" fo:font-weight="normal" officeooo:rsid="0019f43d" officeooo:paragraph-rsid="084239b4" style:font-style-asian="normal" style:font-weight-asian="normal" style:font-style-complex="normal" style:font-weight-complex="normal"/>
    </style:style>
    <style:style style:name="P260" style:family="paragraph" style:parent-style-name="Standard">
      <style:text-properties fo:language="ru" fo:country="RU" fo:font-style="normal" style:text-underline-style="none" fo:font-weight="normal" officeooo:rsid="0019f43d" officeooo:paragraph-rsid="0843a7a1" style:font-style-asian="normal" style:font-weight-asian="normal" style:font-style-complex="normal" style:font-weight-complex="normal"/>
    </style:style>
    <style:style style:name="P261" style:family="paragraph" style:parent-style-name="Standard">
      <style:text-properties fo:language="ru" fo:country="RU" fo:font-style="normal" style:text-underline-style="none" fo:font-weight="normal" officeooo:rsid="0019f43d" officeooo:paragraph-rsid="08462442" style:font-style-asian="normal" style:font-weight-asian="normal" style:font-style-complex="normal" style:font-weight-complex="normal"/>
    </style:style>
    <style:style style:name="P262" style:family="paragraph" style:parent-style-name="Standard">
      <style:text-properties fo:language="ru" fo:country="RU" fo:font-style="normal" style:text-underline-style="none" fo:font-weight="normal" officeooo:rsid="0019f43d" officeooo:paragraph-rsid="0871cb88" style:font-style-asian="normal" style:font-weight-asian="normal" style:font-style-complex="normal" style:font-weight-complex="normal"/>
    </style:style>
    <style:style style:name="P263" style:family="paragraph" style:parent-style-name="Standard">
      <style:text-properties fo:language="ru" fo:country="RU" fo:font-style="normal" style:text-underline-style="none" fo:font-weight="normal" officeooo:rsid="0019f43d" officeooo:paragraph-rsid="08a5d5f0" style:font-style-asian="normal" style:font-weight-asian="normal" style:font-style-complex="normal" style:font-weight-complex="normal"/>
    </style:style>
    <style:style style:name="P264" style:family="paragraph" style:parent-style-name="Standard">
      <style:text-properties fo:language="ru" fo:country="RU" fo:font-style="normal" style:text-underline-style="none" fo:font-weight="normal" officeooo:rsid="0019f43d" officeooo:paragraph-rsid="08a962e1" style:font-style-asian="normal" style:font-weight-asian="normal" style:font-style-complex="normal" style:font-weight-complex="normal"/>
    </style:style>
    <style:style style:name="P265" style:family="paragraph" style:parent-style-name="Standard">
      <style:text-properties fo:language="ru" fo:country="RU" fo:font-style="normal" style:text-underline-style="none" fo:font-weight="normal" officeooo:rsid="0019f43d" officeooo:paragraph-rsid="0928bc34" style:font-style-asian="normal" style:font-weight-asian="normal" style:font-style-complex="normal" style:font-weight-complex="normal"/>
    </style:style>
    <style:style style:name="P266" style:family="paragraph" style:parent-style-name="Standard">
      <style:text-properties fo:language="ru" fo:country="RU" fo:font-style="normal" style:text-underline-style="none" fo:font-weight="normal" officeooo:rsid="0019f43d" officeooo:paragraph-rsid="092bd3af" style:font-style-asian="normal" style:font-weight-asian="normal" style:font-style-complex="normal" style:font-weight-complex="normal"/>
    </style:style>
    <style:style style:name="P267" style:family="paragraph" style:parent-style-name="Standard">
      <style:text-properties fo:language="ru" fo:country="RU" fo:font-style="normal" style:text-underline-style="none" fo:font-weight="normal" officeooo:rsid="0019f43d" officeooo:paragraph-rsid="092d90e3" style:font-style-asian="normal" style:font-weight-asian="normal" style:font-style-complex="normal" style:font-weight-complex="normal"/>
    </style:style>
    <style:style style:name="P268" style:family="paragraph" style:parent-style-name="Standard">
      <style:text-properties fo:language="ru" fo:country="RU" fo:font-style="normal" style:text-underline-style="none" fo:font-weight="normal" officeooo:rsid="0019f43d" officeooo:paragraph-rsid="093ac2fb" style:font-style-asian="normal" style:font-weight-asian="normal" style:font-style-complex="normal" style:font-weight-complex="normal"/>
    </style:style>
    <style:style style:name="P269" style:family="paragraph" style:parent-style-name="Standard">
      <style:text-properties fo:language="ru" fo:country="RU" fo:font-style="normal" style:text-underline-style="none" fo:font-weight="normal" officeooo:rsid="0019f43d" officeooo:paragraph-rsid="093ae0ae" style:font-style-asian="normal" style:font-weight-asian="normal" style:font-style-complex="normal" style:font-weight-complex="normal"/>
    </style:style>
    <style:style style:name="P270" style:family="paragraph" style:parent-style-name="Standard">
      <style:text-properties fo:language="ru" fo:country="RU" fo:font-style="normal" style:text-underline-style="none" fo:font-weight="normal" officeooo:rsid="0019f43d" officeooo:paragraph-rsid="093cb02b" style:font-style-asian="normal" style:font-weight-asian="normal" style:font-style-complex="normal" style:font-weight-complex="normal"/>
    </style:style>
    <style:style style:name="P271" style:family="paragraph" style:parent-style-name="Standard">
      <style:text-properties fo:language="ru" fo:country="RU" fo:font-style="normal" style:text-underline-style="none" fo:font-weight="normal" officeooo:rsid="0019f43d" officeooo:paragraph-rsid="09471cdd" style:font-style-asian="normal" style:font-weight-asian="normal" style:font-style-complex="normal" style:font-weight-complex="normal"/>
    </style:style>
    <style:style style:name="P272" style:family="paragraph" style:parent-style-name="Standard">
      <style:text-properties fo:language="ru" fo:country="RU" fo:font-style="normal" style:text-underline-style="none" fo:font-weight="normal" officeooo:rsid="0019f43d" officeooo:paragraph-rsid="09475400" style:font-style-asian="normal" style:font-weight-asian="normal" style:font-style-complex="normal" style:font-weight-complex="normal"/>
    </style:style>
    <style:style style:name="P273" style:family="paragraph" style:parent-style-name="Standard">
      <style:text-properties fo:language="ru" fo:country="RU" fo:font-style="normal" style:text-underline-style="none" fo:font-weight="normal" officeooo:rsid="0019f43d" officeooo:paragraph-rsid="09475d4f" style:font-style-asian="normal" style:font-weight-asian="normal" style:font-style-complex="normal" style:font-weight-complex="normal"/>
    </style:style>
    <style:style style:name="P274" style:family="paragraph" style:parent-style-name="Standard">
      <style:text-properties fo:language="ru" fo:country="RU" fo:font-style="normal" style:text-underline-style="none" fo:font-weight="normal" officeooo:rsid="0019f43d" officeooo:paragraph-rsid="09502862" style:font-style-asian="normal" style:font-weight-asian="normal" style:font-style-complex="normal" style:font-weight-complex="normal"/>
    </style:style>
    <style:style style:name="P275" style:family="paragraph" style:parent-style-name="Standard">
      <style:text-properties fo:language="ru" fo:country="RU" fo:font-style="normal" style:text-underline-style="none" fo:font-weight="normal" officeooo:rsid="0019f43d" officeooo:paragraph-rsid="0a198e92" style:font-style-asian="normal" style:font-weight-asian="normal" style:font-style-complex="normal" style:font-weight-complex="normal"/>
    </style:style>
    <style:style style:name="P276" style:family="paragraph" style:parent-style-name="Standard">
      <style:text-properties fo:language="ru" fo:country="RU" fo:font-style="normal" style:text-underline-style="none" fo:font-weight="normal" officeooo:rsid="0019f43d" officeooo:paragraph-rsid="0a28a982" style:font-style-asian="normal" style:font-weight-asian="normal" style:font-style-complex="normal" style:font-weight-complex="normal"/>
    </style:style>
    <style:style style:name="P277" style:family="paragraph" style:parent-style-name="Standard">
      <style:text-properties fo:language="ru" fo:country="RU" fo:font-style="normal" style:text-underline-style="none" fo:font-weight="normal" officeooo:rsid="0019f43d" officeooo:paragraph-rsid="0a52d69a" style:font-style-asian="normal" style:font-weight-asian="normal" style:font-style-complex="normal" style:font-weight-complex="normal"/>
    </style:style>
    <style:style style:name="P278" style:family="paragraph" style:parent-style-name="Standard">
      <style:text-properties fo:language="ru" fo:country="RU" fo:font-style="normal" style:text-underline-style="none" fo:font-weight="normal" officeooo:rsid="0019f43d" officeooo:paragraph-rsid="0a54869b" style:font-style-asian="normal" style:font-weight-asian="normal" style:font-style-complex="normal" style:font-weight-complex="normal"/>
    </style:style>
    <style:style style:name="P279" style:family="paragraph" style:parent-style-name="Standard">
      <style:text-properties fo:language="ru" fo:country="RU" fo:font-style="normal" style:text-underline-style="none" fo:font-weight="normal" officeooo:rsid="0019f43d" officeooo:paragraph-rsid="0a590f91" style:font-style-asian="normal" style:font-weight-asian="normal" style:font-style-complex="normal" style:font-weight-complex="normal"/>
    </style:style>
    <style:style style:name="P280" style:family="paragraph" style:parent-style-name="Standard">
      <style:text-properties fo:language="ru" fo:country="RU" fo:font-style="normal" style:text-underline-style="none" fo:font-weight="normal" officeooo:rsid="0019f43d" officeooo:paragraph-rsid="0a5d083a" style:font-style-asian="normal" style:font-weight-asian="normal" style:font-style-complex="normal" style:font-weight-complex="normal"/>
    </style:style>
    <style:style style:name="P281" style:family="paragraph" style:parent-style-name="Standard">
      <style:text-properties fo:language="ru" fo:country="RU" fo:font-style="normal" style:text-underline-style="none" fo:font-weight="normal" officeooo:rsid="0019f43d" officeooo:paragraph-rsid="0a5eaae8" style:font-style-asian="normal" style:font-weight-asian="normal" style:font-style-complex="normal" style:font-weight-complex="normal"/>
    </style:style>
    <style:style style:name="P282" style:family="paragraph" style:parent-style-name="Standard">
      <style:text-properties fo:language="ru" fo:country="RU" fo:font-style="normal" style:text-underline-style="none" fo:font-weight="normal" officeooo:rsid="0019f43d" officeooo:paragraph-rsid="0a6a507c" style:font-style-asian="normal" style:font-weight-asian="normal" style:font-style-complex="normal" style:font-weight-complex="normal"/>
    </style:style>
    <style:style style:name="P283" style:family="paragraph" style:parent-style-name="Standard">
      <style:text-properties fo:language="ru" fo:country="RU" fo:font-style="normal" style:text-underline-style="none" fo:font-weight="normal" officeooo:rsid="0019f43d" officeooo:paragraph-rsid="0a70c7dd" style:font-style-asian="normal" style:font-weight-asian="normal" style:font-style-complex="normal" style:font-weight-complex="normal"/>
    </style:style>
    <style:style style:name="P284" style:family="paragraph" style:parent-style-name="Standard">
      <style:text-properties fo:language="ru" fo:country="RU" fo:font-style="normal" style:text-underline-style="none" fo:font-weight="normal" officeooo:rsid="0019f43d" officeooo:paragraph-rsid="0a779aa6" style:font-style-asian="normal" style:font-weight-asian="normal" style:font-style-complex="normal" style:font-weight-complex="normal"/>
    </style:style>
    <style:style style:name="P285" style:family="paragraph" style:parent-style-name="Standard">
      <style:text-properties fo:language="ru" fo:country="RU" fo:font-style="normal" style:text-underline-style="none" fo:font-weight="normal" officeooo:rsid="0019f43d" officeooo:paragraph-rsid="0a79e0b4" style:font-style-asian="normal" style:font-weight-asian="normal" style:font-style-complex="normal" style:font-weight-complex="normal"/>
    </style:style>
    <style:style style:name="P286" style:family="paragraph" style:parent-style-name="Standard">
      <style:text-properties fo:language="ru" fo:country="RU" fo:font-style="normal" style:text-underline-style="none" fo:font-weight="normal" officeooo:rsid="0019f43d" officeooo:paragraph-rsid="0a95ce93" style:font-style-asian="normal" style:font-weight-asian="normal" style:font-style-complex="normal" style:font-weight-complex="normal"/>
    </style:style>
    <style:style style:name="P287" style:family="paragraph" style:parent-style-name="Standard">
      <style:text-properties fo:language="ru" fo:country="RU" fo:font-style="normal" style:text-underline-style="none" fo:font-weight="normal" officeooo:rsid="0019f43d" officeooo:paragraph-rsid="0a991cde" style:font-style-asian="normal" style:font-weight-asian="normal" style:font-style-complex="normal" style:font-weight-complex="normal"/>
    </style:style>
    <style:style style:name="P288" style:family="paragraph" style:parent-style-name="Standard">
      <style:text-properties fo:language="ru" fo:country="RU" fo:font-style="normal" style:text-underline-style="none" fo:font-weight="normal" officeooo:rsid="0019f43d" officeooo:paragraph-rsid="0a993e5e" style:font-style-asian="normal" style:font-weight-asian="normal" style:font-style-complex="normal" style:font-weight-complex="normal"/>
    </style:style>
    <style:style style:name="P289" style:family="paragraph" style:parent-style-name="Standard">
      <style:text-properties fo:language="ru" fo:country="RU" fo:font-style="normal" style:text-underline-style="none" fo:font-weight="normal" officeooo:rsid="0019f43d" officeooo:paragraph-rsid="0a995460" style:font-style-asian="normal" style:font-weight-asian="normal" style:font-style-complex="normal" style:font-weight-complex="normal"/>
    </style:style>
    <style:style style:name="P290" style:family="paragraph" style:parent-style-name="Standard">
      <style:text-properties fo:language="ru" fo:country="RU" fo:font-style="normal" style:text-underline-style="none" fo:font-weight="normal" officeooo:rsid="0019f43d" officeooo:paragraph-rsid="0a9bdb93" style:font-style-asian="normal" style:font-weight-asian="normal" style:font-style-complex="normal" style:font-weight-complex="normal"/>
    </style:style>
    <style:style style:name="P291" style:family="paragraph" style:parent-style-name="Standard">
      <style:text-properties fo:language="ru" fo:country="RU" fo:font-style="normal" style:text-underline-style="none" fo:font-weight="normal" officeooo:rsid="0019f43d" officeooo:paragraph-rsid="0a9d52c5" style:font-style-asian="normal" style:font-weight-asian="normal" style:font-style-complex="normal" style:font-weight-complex="normal"/>
    </style:style>
    <style:style style:name="P292" style:family="paragraph" style:parent-style-name="Standard">
      <style:text-properties fo:language="ru" fo:country="RU" fo:font-style="normal" style:text-underline-style="none" fo:font-weight="normal" officeooo:rsid="0019f43d" officeooo:paragraph-rsid="0aa0e815" style:font-style-asian="normal" style:font-weight-asian="normal" style:font-style-complex="normal" style:font-weight-complex="normal"/>
    </style:style>
    <style:style style:name="P293" style:family="paragraph" style:parent-style-name="Standard">
      <style:text-properties fo:language="ru" fo:country="RU" fo:font-style="normal" style:text-underline-style="none" fo:font-weight="normal" officeooo:rsid="0019f43d" officeooo:paragraph-rsid="0aa138fa" style:font-style-asian="normal" style:font-weight-asian="normal" style:font-style-complex="normal" style:font-weight-complex="normal"/>
    </style:style>
    <style:style style:name="P294" style:family="paragraph" style:parent-style-name="Standard">
      <style:text-properties fo:language="ru" fo:country="RU" fo:font-style="normal" style:text-underline-style="none" fo:font-weight="normal" officeooo:rsid="0019f43d" officeooo:paragraph-rsid="0aa27677" style:font-style-asian="normal" style:font-weight-asian="normal" style:font-style-complex="normal" style:font-weight-complex="normal"/>
    </style:style>
    <style:style style:name="P295" style:family="paragraph" style:parent-style-name="Standard">
      <style:text-properties fo:language="ru" fo:country="RU" fo:font-style="normal" style:text-underline-style="none" fo:font-weight="normal" officeooo:rsid="0019f43d" officeooo:paragraph-rsid="0aa35f8f" style:font-style-asian="normal" style:font-weight-asian="normal" style:font-style-complex="normal" style:font-weight-complex="normal"/>
    </style:style>
    <style:style style:name="P296" style:family="paragraph" style:parent-style-name="Standard">
      <style:text-properties fo:language="ru" fo:country="RU" fo:font-style="normal" style:text-underline-style="none" fo:font-weight="normal" officeooo:rsid="0019f43d" officeooo:paragraph-rsid="0aa6664c" style:font-style-asian="normal" style:font-weight-asian="normal" style:font-style-complex="normal" style:font-weight-complex="normal"/>
    </style:style>
    <style:style style:name="P297" style:family="paragraph" style:parent-style-name="Standard">
      <style:text-properties fo:language="ru" fo:country="RU" fo:font-style="normal" style:text-underline-style="none" fo:font-weight="normal" officeooo:rsid="0019f43d" officeooo:paragraph-rsid="0ac7daea" style:font-style-asian="normal" style:font-weight-asian="normal" style:font-style-complex="normal" style:font-weight-complex="normal"/>
    </style:style>
    <style:style style:name="P298" style:family="paragraph" style:parent-style-name="Standard">
      <style:text-properties fo:language="ru" fo:country="RU" fo:font-style="normal" style:text-underline-style="none" fo:font-weight="normal" officeooo:rsid="0019f43d" officeooo:paragraph-rsid="0ac8e7dc" style:font-style-asian="normal" style:font-weight-asian="normal" style:font-style-complex="normal" style:font-weight-complex="normal"/>
    </style:style>
    <style:style style:name="P299" style:family="paragraph" style:parent-style-name="Standard">
      <style:text-properties fo:language="ru" fo:country="RU" fo:font-style="normal" style:text-underline-style="none" fo:font-weight="normal" officeooo:rsid="0019f43d" officeooo:paragraph-rsid="0ac9b1dd" style:font-style-asian="normal" style:font-weight-asian="normal" style:font-style-complex="normal" style:font-weight-complex="normal"/>
    </style:style>
    <style:style style:name="P300" style:family="paragraph" style:parent-style-name="Standard">
      <style:text-properties fo:language="ru" fo:country="RU" fo:font-style="normal" style:text-underline-style="none" fo:font-weight="normal" officeooo:rsid="0019f43d" officeooo:paragraph-rsid="0acb3beb" style:font-style-asian="normal" style:font-weight-asian="normal" style:font-style-complex="normal" style:font-weight-complex="normal"/>
    </style:style>
    <style:style style:name="P301" style:family="paragraph" style:parent-style-name="Standard">
      <style:text-properties fo:language="ru" fo:country="RU" fo:font-style="normal" style:text-underline-style="none" fo:font-weight="normal" officeooo:rsid="0019f43d" officeooo:paragraph-rsid="0acd1d84" style:font-style-asian="normal" style:font-weight-asian="normal" style:font-style-complex="normal" style:font-weight-complex="normal"/>
    </style:style>
    <style:style style:name="P302" style:family="paragraph" style:parent-style-name="Standard">
      <style:text-properties fo:language="ru" fo:country="RU" fo:font-style="normal" style:text-underline-style="none" fo:font-weight="normal" officeooo:rsid="0019f43d" officeooo:paragraph-rsid="0ad406b7" style:font-style-asian="normal" style:font-weight-asian="normal" style:font-style-complex="normal" style:font-weight-complex="normal"/>
    </style:style>
    <style:style style:name="P303" style:family="paragraph" style:parent-style-name="Standard">
      <style:text-properties fo:language="ru" fo:country="RU" fo:font-style="normal" style:text-underline-style="none" fo:font-weight="normal" officeooo:rsid="0019f43d" officeooo:paragraph-rsid="0ad4bc66" style:font-style-asian="normal" style:font-weight-asian="normal" style:font-style-complex="normal" style:font-weight-complex="normal"/>
    </style:style>
    <style:style style:name="P304" style:family="paragraph" style:parent-style-name="Standard">
      <style:text-properties fo:language="ru" fo:country="RU" fo:font-style="normal" style:text-underline-style="none" fo:font-weight="normal" officeooo:rsid="0019f43d" officeooo:paragraph-rsid="0ad74a1a" style:font-style-asian="normal" style:font-weight-asian="normal" style:font-style-complex="normal" style:font-weight-complex="normal"/>
    </style:style>
    <style:style style:name="P305" style:family="paragraph" style:parent-style-name="Standard">
      <style:text-properties fo:language="ru" fo:country="RU" fo:font-style="normal" style:text-underline-style="none" fo:font-weight="normal" officeooo:rsid="0019f43d" officeooo:paragraph-rsid="0ad92926" style:font-style-asian="normal" style:font-weight-asian="normal" style:font-style-complex="normal" style:font-weight-complex="normal"/>
    </style:style>
    <style:style style:name="P306" style:family="paragraph" style:parent-style-name="Standard">
      <style:text-properties fo:language="ru" fo:country="RU" fo:font-style="normal" style:text-underline-style="none" fo:font-weight="normal" officeooo:rsid="0019f43d" officeooo:paragraph-rsid="0ad9d0b6" style:font-style-asian="normal" style:font-weight-asian="normal" style:font-style-complex="normal" style:font-weight-complex="normal"/>
    </style:style>
    <style:style style:name="P307" style:family="paragraph" style:parent-style-name="Standard">
      <style:text-properties fo:language="ru" fo:country="RU" fo:font-style="normal" style:text-underline-style="none" fo:font-weight="normal" officeooo:rsid="0019f43d" officeooo:paragraph-rsid="0adc2860" style:font-style-asian="normal" style:font-weight-asian="normal" style:font-style-complex="normal" style:font-weight-complex="normal"/>
    </style:style>
    <style:style style:name="P308" style:family="paragraph" style:parent-style-name="Standard">
      <style:text-properties fo:language="ru" fo:country="RU" fo:font-style="normal" style:text-underline-style="none" fo:font-weight="normal" officeooo:rsid="0019f43d" officeooo:paragraph-rsid="0b0bbfc0" style:font-style-asian="normal" style:font-weight-asian="normal" style:font-style-complex="normal" style:font-weight-complex="normal"/>
    </style:style>
    <style:style style:name="P309" style:family="paragraph" style:parent-style-name="Standard">
      <style:text-properties fo:language="ru" fo:country="RU" fo:font-style="normal" style:text-underline-style="none" fo:font-weight="normal" officeooo:rsid="0019f43d" officeooo:paragraph-rsid="0b1ce609" style:font-style-asian="normal" style:font-weight-asian="normal" style:font-style-complex="normal" style:font-weight-complex="normal"/>
    </style:style>
    <style:style style:name="P310" style:family="paragraph" style:parent-style-name="Standard">
      <style:text-properties fo:language="ru" fo:country="RU" fo:font-style="normal" style:text-underline-style="none" fo:font-weight="normal" officeooo:rsid="0019f43d" officeooo:paragraph-rsid="0ac2c07c" style:font-style-asian="normal" style:font-weight-asian="normal" style:font-style-complex="normal" style:font-weight-complex="normal"/>
    </style:style>
    <style:style style:name="P311" style:family="paragraph" style:parent-style-name="Standard">
      <style:text-properties fo:language="ru" fo:country="RU" fo:font-style="normal" style:text-underline-style="none" fo:font-weight="normal" officeooo:rsid="0019f43d" officeooo:paragraph-rsid="0ac4308d" style:font-style-asian="normal" style:font-weight-asian="normal" style:font-style-complex="normal" style:font-weight-complex="normal"/>
    </style:style>
    <style:style style:name="P312" style:family="paragraph" style:parent-style-name="Standard">
      <style:text-properties fo:language="ru" fo:country="RU" fo:font-style="normal" style:text-underline-style="none" fo:font-weight="normal" officeooo:rsid="0019f43d" officeooo:paragraph-rsid="0ac54325" style:font-style-asian="normal" style:font-weight-asian="normal" style:font-style-complex="normal" style:font-weight-complex="normal"/>
    </style:style>
    <style:style style:name="P313" style:family="paragraph" style:parent-style-name="Standard">
      <style:text-properties fo:language="ru" fo:country="RU" fo:font-style="normal" style:text-underline-style="none" fo:font-weight="normal" officeooo:rsid="0019f43d" officeooo:paragraph-rsid="0b570dc6" style:font-style-asian="normal" style:font-weight-asian="normal" style:font-style-complex="normal" style:font-weight-complex="normal"/>
    </style:style>
    <style:style style:name="P314" style:family="paragraph" style:parent-style-name="Standard">
      <style:text-properties fo:language="ru" fo:country="RU" fo:font-style="normal" style:text-underline-style="none" fo:font-weight="normal" officeooo:rsid="0019f43d" officeooo:paragraph-rsid="0b898d12" style:font-style-asian="normal" style:font-weight-asian="normal" style:font-style-complex="normal" style:font-weight-complex="normal"/>
    </style:style>
    <style:style style:name="P315" style:family="paragraph" style:parent-style-name="Standard">
      <style:text-properties fo:language="ru" fo:country="RU" fo:font-style="normal" style:text-underline-style="none" fo:font-weight="normal" officeooo:rsid="0019f43d" officeooo:paragraph-rsid="0be5b930" style:font-style-asian="normal" style:font-weight-asian="normal" style:font-style-complex="normal" style:font-weight-complex="normal"/>
    </style:style>
    <style:style style:name="P316" style:family="paragraph" style:parent-style-name="Standard">
      <style:text-properties fo:language="ru" fo:country="RU" fo:font-style="normal" style:text-underline-style="none" fo:font-weight="normal" officeooo:rsid="0019f43d" officeooo:paragraph-rsid="0cf8491b" style:font-style-asian="normal" style:font-weight-asian="normal" style:font-style-complex="normal" style:font-weight-complex="normal"/>
    </style:style>
    <style:style style:name="P317" style:family="paragraph" style:parent-style-name="Standard">
      <style:text-properties fo:language="ru" fo:country="RU" fo:font-style="normal" style:text-underline-style="none" fo:font-weight="normal" officeooo:rsid="0019f43d" officeooo:paragraph-rsid="0d054618" style:font-style-asian="normal" style:font-weight-asian="normal" style:font-style-complex="normal" style:font-weight-complex="normal"/>
    </style:style>
    <style:style style:name="P318" style:family="paragraph" style:parent-style-name="Standard">
      <style:text-properties fo:language="ru" fo:country="RU" fo:font-style="normal" style:text-underline-style="none" fo:font-weight="normal" officeooo:rsid="0019f43d" officeooo:paragraph-rsid="0d08797a" style:font-style-asian="normal" style:font-weight-asian="normal" style:font-style-complex="normal" style:font-weight-complex="normal"/>
    </style:style>
    <style:style style:name="P319" style:family="paragraph" style:parent-style-name="Standard">
      <style:text-properties fo:language="ru" fo:country="RU" fo:font-style="normal" style:text-underline-style="none" fo:font-weight="normal" officeooo:rsid="0019f43d" officeooo:paragraph-rsid="0d163240" style:font-style-asian="normal" style:font-weight-asian="normal" style:font-style-complex="normal" style:font-weight-complex="normal"/>
    </style:style>
    <style:style style:name="P320" style:family="paragraph" style:parent-style-name="Standard">
      <style:text-properties fo:language="ru" fo:country="RU" fo:font-style="normal" style:text-underline-style="none" fo:font-weight="normal" officeooo:rsid="0019f43d" officeooo:paragraph-rsid="0d163767" style:font-style-asian="normal" style:font-weight-asian="normal" style:font-style-complex="normal" style:font-weight-complex="normal"/>
    </style:style>
    <style:style style:name="P321" style:family="paragraph" style:parent-style-name="Standard">
      <style:text-properties fo:language="ru" fo:country="RU" fo:font-style="normal" style:text-underline-style="none" fo:font-weight="normal" officeooo:rsid="0019f43d" officeooo:paragraph-rsid="0d18d86e" style:font-style-asian="normal" style:font-weight-asian="normal" style:font-style-complex="normal" style:font-weight-complex="normal"/>
    </style:style>
    <style:style style:name="P322" style:family="paragraph" style:parent-style-name="Standard">
      <style:text-properties fo:language="ru" fo:country="RU" fo:font-style="normal" style:text-underline-style="none" fo:font-weight="normal" officeooo:rsid="0019f43d" officeooo:paragraph-rsid="0d40fe49" style:font-style-asian="normal" style:font-weight-asian="normal" style:font-style-complex="normal" style:font-weight-complex="normal"/>
    </style:style>
    <style:style style:name="P323" style:family="paragraph" style:parent-style-name="Standard">
      <style:text-properties fo:language="ru" fo:country="RU" fo:font-style="normal" style:text-underline-style="none" fo:font-weight="normal" officeooo:rsid="0019f43d" officeooo:paragraph-rsid="0d4635d0" style:font-style-asian="normal" style:font-weight-asian="normal" style:font-style-complex="normal" style:font-weight-complex="normal"/>
    </style:style>
    <style:style style:name="P324" style:family="paragraph" style:parent-style-name="Standard">
      <style:text-properties fo:language="ru" fo:country="RU" fo:font-style="normal" style:text-underline-style="none" fo:font-weight="normal" officeooo:rsid="0019f43d" officeooo:paragraph-rsid="0d468b00" style:font-style-asian="normal" style:font-weight-asian="normal" style:font-style-complex="normal" style:font-weight-complex="normal"/>
    </style:style>
    <style:style style:name="P325" style:family="paragraph" style:parent-style-name="Standard">
      <style:text-properties fo:language="ru" fo:country="RU" fo:font-style="normal" style:text-underline-style="none" fo:font-weight="normal" officeooo:rsid="0019f43d" officeooo:paragraph-rsid="0d4a4f8e" style:font-style-asian="normal" style:font-weight-asian="normal" style:font-style-complex="normal" style:font-weight-complex="normal"/>
    </style:style>
    <style:style style:name="P326" style:family="paragraph" style:parent-style-name="Standard">
      <style:text-properties fo:language="ru" fo:country="RU" fo:font-style="normal" style:text-underline-style="none" fo:font-weight="normal" officeooo:rsid="0019f43d" officeooo:paragraph-rsid="0d4a8582" style:font-style-asian="normal" style:font-weight-asian="normal" style:font-style-complex="normal" style:font-weight-complex="normal"/>
    </style:style>
    <style:style style:name="P327" style:family="paragraph" style:parent-style-name="Standard">
      <style:text-properties fo:language="ru" fo:country="RU" fo:font-style="normal" style:text-underline-style="none" fo:font-weight="normal" officeooo:rsid="0019f43d" officeooo:paragraph-rsid="0d4ef25f" style:font-style-asian="normal" style:font-weight-asian="normal" style:font-style-complex="normal" style:font-weight-complex="normal"/>
    </style:style>
    <style:style style:name="P328" style:family="paragraph" style:parent-style-name="Standard">
      <style:text-properties fo:language="ru" fo:country="RU" fo:font-style="normal" style:text-underline-style="none" fo:font-weight="normal" officeooo:rsid="0019f43d" officeooo:paragraph-rsid="0d5144f3" style:font-style-asian="normal" style:font-weight-asian="normal" style:font-style-complex="normal" style:font-weight-complex="normal"/>
    </style:style>
    <style:style style:name="P329" style:family="paragraph" style:parent-style-name="Standard">
      <style:text-properties fo:language="ru" fo:country="RU" fo:font-style="normal" style:text-underline-style="none" fo:font-weight="normal" officeooo:rsid="0019f43d" officeooo:paragraph-rsid="0d5b2f1b" style:font-style-asian="normal" style:font-weight-asian="normal" style:font-style-complex="normal" style:font-weight-complex="normal"/>
    </style:style>
    <style:style style:name="P330" style:family="paragraph" style:parent-style-name="Standard">
      <style:text-properties fo:language="ru" fo:country="RU" fo:font-style="normal" style:text-underline-style="none" fo:font-weight="normal" officeooo:rsid="0019f43d" officeooo:paragraph-rsid="0d6df2df" style:font-style-asian="normal" style:font-weight-asian="normal" style:font-style-complex="normal" style:font-weight-complex="normal"/>
    </style:style>
    <style:style style:name="P331" style:family="paragraph" style:parent-style-name="Standard">
      <style:text-properties fo:language="ru" fo:country="RU" fo:font-style="normal" style:text-underline-style="none" fo:font-weight="normal" officeooo:rsid="0019f43d" officeooo:paragraph-rsid="0d6fa144" style:font-style-asian="normal" style:font-weight-asian="normal" style:font-style-complex="normal" style:font-weight-complex="normal"/>
    </style:style>
    <style:style style:name="P332" style:family="paragraph" style:parent-style-name="Standard">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333" style:family="paragraph" style:parent-style-name="Standard">
      <style:text-properties fo:language="ru" fo:country="RU" fo:font-style="normal" style:text-underline-style="none" fo:font-weight="normal" officeooo:rsid="0019f43d" officeooo:paragraph-rsid="0d876d7b" style:font-style-asian="normal" style:font-weight-asian="normal" style:font-style-complex="normal" style:font-weight-complex="normal"/>
    </style:style>
    <style:style style:name="P334" style:family="paragraph" style:parent-style-name="Standard">
      <style:text-properties fo:language="ru" fo:country="RU" fo:font-style="normal" style:text-underline-style="none" fo:font-weight="normal" officeooo:rsid="0019f43d" officeooo:paragraph-rsid="0d8de107" style:font-style-asian="normal" style:font-weight-asian="normal" style:font-style-complex="normal" style:font-weight-complex="normal"/>
    </style:style>
    <style:style style:name="P335" style:family="paragraph" style:parent-style-name="Standard">
      <style:text-properties fo:language="ru" fo:country="RU" fo:font-style="normal" style:text-underline-style="none" fo:font-weight="normal" officeooo:rsid="0019f43d" officeooo:paragraph-rsid="0d965795" style:font-style-asian="normal" style:font-weight-asian="normal" style:font-style-complex="normal" style:font-weight-complex="normal"/>
    </style:style>
    <style:style style:name="P336" style:family="paragraph" style:parent-style-name="Standard">
      <style:text-properties fo:language="ru" fo:country="RU" fo:font-style="normal" style:text-underline-style="none" fo:font-weight="normal" officeooo:rsid="0019f43d" officeooo:paragraph-rsid="0d9bf396" style:font-style-asian="normal" style:font-weight-asian="normal" style:font-style-complex="normal" style:font-weight-complex="normal"/>
    </style:style>
    <style:style style:name="P337" style:family="paragraph" style:parent-style-name="Standard">
      <style:text-properties fo:language="ru" fo:country="RU" fo:font-style="normal" style:text-underline-style="none" fo:font-weight="normal" officeooo:rsid="0019f43d" officeooo:paragraph-rsid="0d9c12b0" style:font-style-asian="normal" style:font-weight-asian="normal" style:font-style-complex="normal" style:font-weight-complex="normal"/>
    </style:style>
    <style:style style:name="P338" style:family="paragraph" style:parent-style-name="Standard">
      <style:text-properties fo:language="ru" fo:country="RU" fo:font-style="normal" style:text-underline-style="none" fo:font-weight="normal" officeooo:rsid="0019f43d" officeooo:paragraph-rsid="0d9dc3f0" style:font-style-asian="normal" style:font-weight-asian="normal" style:font-style-complex="normal" style:font-weight-complex="normal"/>
    </style:style>
    <style:style style:name="P339" style:family="paragraph" style:parent-style-name="Standard">
      <style:text-properties fo:language="ru" fo:country="RU" fo:font-style="normal" style:text-underline-style="none" fo:font-weight="normal" officeooo:rsid="0019f43d" officeooo:paragraph-rsid="0cf6a090" style:font-style-asian="normal" style:font-weight-asian="normal" style:font-style-complex="normal" style:font-weight-complex="normal"/>
    </style:style>
    <style:style style:name="P340" style:family="paragraph" style:parent-style-name="Standard">
      <style:text-properties fo:language="ru" fo:country="RU" fo:font-style="normal" style:text-underline-style="none" fo:font-weight="normal" officeooo:rsid="0019f43d" officeooo:paragraph-rsid="0dd04e59" style:font-style-asian="normal" style:font-weight-asian="normal" style:font-style-complex="normal" style:font-weight-complex="normal"/>
    </style:style>
    <style:style style:name="P341" style:family="paragraph" style:parent-style-name="Standard">
      <style:text-properties fo:language="ru" fo:country="RU" fo:font-style="normal" style:text-underline-style="none" fo:font-weight="normal" officeooo:rsid="0019f43d" officeooo:paragraph-rsid="0dd21831" style:font-style-asian="normal" style:font-weight-asian="normal" style:font-style-complex="normal" style:font-weight-complex="normal"/>
    </style:style>
    <style:style style:name="P342" style:family="paragraph" style:parent-style-name="Standard">
      <style:text-properties fo:language="ru" fo:country="RU" fo:font-style="normal" style:text-underline-style="none" fo:font-weight="normal" officeooo:rsid="0019f43d" officeooo:paragraph-rsid="0dd2560e" style:font-style-asian="normal" style:font-weight-asian="normal" style:font-style-complex="normal" style:font-weight-complex="normal"/>
    </style:style>
    <style:style style:name="P343" style:family="paragraph" style:parent-style-name="Standard">
      <style:text-properties fo:language="ru" fo:country="RU" fo:font-style="normal" style:text-underline-style="none" fo:font-weight="normal" officeooo:rsid="0019f43d" officeooo:paragraph-rsid="0dd9d39d" style:font-style-asian="normal" style:font-weight-asian="normal" style:font-style-complex="normal" style:font-weight-complex="normal"/>
    </style:style>
    <style:style style:name="P344" style:family="paragraph" style:parent-style-name="Standard">
      <style:text-properties fo:language="ru" fo:country="RU" fo:font-style="normal" style:text-underline-style="none" fo:font-weight="normal" officeooo:rsid="0019f43d" officeooo:paragraph-rsid="0de07497" style:font-style-asian="normal" style:font-weight-asian="normal" style:font-style-complex="normal" style:font-weight-complex="normal"/>
    </style:style>
    <style:style style:name="P345" style:family="paragraph" style:parent-style-name="Standard">
      <style:text-properties fo:language="ru" fo:country="RU" fo:font-style="normal" style:text-underline-style="none" fo:font-weight="normal" officeooo:rsid="0019f43d" officeooo:paragraph-rsid="0de1f2d0" style:font-style-asian="normal" style:font-weight-asian="normal" style:font-style-complex="normal" style:font-weight-complex="normal"/>
    </style:style>
    <style:style style:name="P346" style:family="paragraph" style:parent-style-name="Standard">
      <style:text-properties fo:language="ru" fo:country="RU" fo:font-style="normal" style:text-underline-style="none" fo:font-weight="normal" officeooo:rsid="0019f43d" officeooo:paragraph-rsid="0de3be36" style:font-style-asian="normal" style:font-weight-asian="normal" style:font-style-complex="normal" style:font-weight-complex="normal"/>
    </style:style>
    <style:style style:name="P347" style:family="paragraph" style:parent-style-name="Standard">
      <style:text-properties fo:language="ru" fo:country="RU" fo:font-style="normal" style:text-underline-style="none" fo:font-weight="normal" officeooo:rsid="0019f43d" officeooo:paragraph-rsid="0de8dc99" style:font-style-asian="normal" style:font-weight-asian="normal" style:font-style-complex="normal" style:font-weight-complex="normal"/>
    </style:style>
    <style:style style:name="P348" style:family="paragraph" style:parent-style-name="Standard">
      <style:text-properties fo:language="ru" fo:country="RU" fo:font-style="normal" style:text-underline-style="none" fo:font-weight="normal" officeooo:rsid="0019f43d" officeooo:paragraph-rsid="0dea5631" style:font-style-asian="normal" style:font-weight-asian="normal" style:font-style-complex="normal" style:font-weight-complex="normal"/>
    </style:style>
    <style:style style:name="P349" style:family="paragraph" style:parent-style-name="Standard">
      <style:text-properties fo:language="ru" fo:country="RU" fo:font-style="normal" style:text-underline-style="none" fo:font-weight="normal" officeooo:rsid="0019f43d" officeooo:paragraph-rsid="0deeaf1b" style:font-style-asian="normal" style:font-weight-asian="normal" style:font-style-complex="normal" style:font-weight-complex="normal"/>
    </style:style>
    <style:style style:name="P350" style:family="paragraph" style:parent-style-name="Standard">
      <style:text-properties fo:language="ru" fo:country="RU" fo:font-style="normal" style:text-underline-style="none" fo:font-weight="normal" officeooo:rsid="0019f43d" officeooo:paragraph-rsid="0df0b14d" style:font-style-asian="normal" style:font-weight-asian="normal" style:font-style-complex="normal" style:font-weight-complex="normal"/>
    </style:style>
    <style:style style:name="P351" style:family="paragraph" style:parent-style-name="Standard">
      <style:text-properties fo:language="ru" fo:country="RU" fo:font-style="normal" style:text-underline-style="none" fo:font-weight="normal" officeooo:rsid="0019f43d" officeooo:paragraph-rsid="0df18d2b" style:font-style-asian="normal" style:font-weight-asian="normal" style:font-style-complex="normal" style:font-weight-complex="normal"/>
    </style:style>
    <style:style style:name="P352" style:family="paragraph" style:parent-style-name="Standard">
      <style:text-properties fo:language="ru" fo:country="RU" fo:font-style="normal" style:text-underline-style="none" fo:font-weight="normal" officeooo:rsid="0019f43d" officeooo:paragraph-rsid="0df256a1" style:font-style-asian="normal" style:font-weight-asian="normal" style:font-style-complex="normal" style:font-weight-complex="normal"/>
    </style:style>
    <style:style style:name="P353" style:family="paragraph" style:parent-style-name="Standard">
      <style:text-properties fo:language="ru" fo:country="RU" fo:font-style="normal" style:text-underline-style="none" fo:font-weight="normal" officeooo:rsid="0019f43d" officeooo:paragraph-rsid="0df2847c" style:font-style-asian="normal" style:font-weight-asian="normal" style:font-style-complex="normal" style:font-weight-complex="normal"/>
    </style:style>
    <style:style style:name="P354" style:family="paragraph" style:parent-style-name="Standard">
      <style:text-properties fo:language="ru" fo:country="RU" fo:font-style="normal" style:text-underline-style="none" fo:font-weight="normal" officeooo:rsid="0019f43d" officeooo:paragraph-rsid="0df28821" style:font-style-asian="normal" style:font-weight-asian="normal" style:font-style-complex="normal" style:font-weight-complex="normal"/>
    </style:style>
    <style:style style:name="P355" style:family="paragraph" style:parent-style-name="Standard">
      <style:text-properties fo:language="ru" fo:country="RU" fo:font-style="normal" style:text-underline-style="none" fo:font-weight="normal" officeooo:rsid="0019f43d" officeooo:paragraph-rsid="0df50409" style:font-style-asian="normal" style:font-weight-asian="normal" style:font-style-complex="normal" style:font-weight-complex="normal"/>
    </style:style>
    <style:style style:name="P356" style:family="paragraph" style:parent-style-name="Standard">
      <style:text-properties fo:language="ru" fo:country="RU" fo:font-style="normal" style:text-underline-style="none" fo:font-weight="normal" officeooo:rsid="0019f43d" officeooo:paragraph-rsid="0df75f65" style:font-style-asian="normal" style:font-weight-asian="normal" style:font-style-complex="normal" style:font-weight-complex="normal"/>
    </style:style>
    <style:style style:name="P357" style:family="paragraph" style:parent-style-name="Standard">
      <style:text-properties fo:language="ru" fo:country="RU" fo:font-style="normal" style:text-underline-style="none" fo:font-weight="normal" officeooo:rsid="0019f43d" officeooo:paragraph-rsid="0df7bd9a" style:font-style-asian="normal" style:font-weight-asian="normal" style:font-style-complex="normal" style:font-weight-complex="normal"/>
    </style:style>
    <style:style style:name="P358" style:family="paragraph" style:parent-style-name="Standard">
      <style:text-properties fo:language="ru" fo:country="RU" fo:font-style="normal" style:text-underline-style="none" fo:font-weight="normal" officeooo:rsid="0019f43d" officeooo:paragraph-rsid="0e0329d6" style:font-style-asian="normal" style:font-weight-asian="normal" style:font-style-complex="normal" style:font-weight-complex="normal"/>
    </style:style>
    <style:style style:name="P359" style:family="paragraph" style:parent-style-name="Standard">
      <style:text-properties fo:language="ru" fo:country="RU" fo:font-style="normal" style:text-underline-style="none" fo:font-weight="normal" officeooo:rsid="0019f43d" officeooo:paragraph-rsid="0e03504f" style:font-style-asian="normal" style:font-weight-asian="normal" style:font-style-complex="normal" style:font-weight-complex="normal"/>
    </style:style>
    <style:style style:name="P360" style:family="paragraph" style:parent-style-name="Standard">
      <style:text-properties fo:language="ru" fo:country="RU" fo:font-style="normal" style:text-underline-style="none" fo:font-weight="normal" officeooo:rsid="0019f43d" officeooo:paragraph-rsid="0e0a9f92" style:font-style-asian="normal" style:font-weight-asian="normal" style:font-style-complex="normal" style:font-weight-complex="normal"/>
    </style:style>
    <style:style style:name="P361" style:family="paragraph" style:parent-style-name="Standard">
      <style:text-properties fo:language="ru" fo:country="RU" fo:font-style="normal" style:text-underline-style="none" fo:font-weight="normal" officeooo:rsid="0019f43d" officeooo:paragraph-rsid="0e0af591" style:font-style-asian="normal" style:font-weight-asian="normal" style:font-style-complex="normal" style:font-weight-complex="normal"/>
    </style:style>
    <style:style style:name="P362" style:family="paragraph" style:parent-style-name="Standard">
      <style:text-properties fo:language="ru" fo:country="RU" fo:font-style="normal" style:text-underline-style="none" fo:font-weight="normal" officeooo:rsid="0019f43d" officeooo:paragraph-rsid="0e121fa2" style:font-style-asian="normal" style:font-weight-asian="normal" style:font-style-complex="normal" style:font-weight-complex="normal"/>
    </style:style>
    <style:style style:name="P363" style:family="paragraph" style:parent-style-name="Standard">
      <style:text-properties fo:language="ru" fo:country="RU" fo:font-style="normal" style:text-underline-style="none" fo:font-weight="normal" officeooo:rsid="0019f43d" officeooo:paragraph-rsid="0e82411c" style:font-style-asian="normal" style:font-weight-asian="normal" style:font-style-complex="normal" style:font-weight-complex="normal"/>
    </style:style>
    <style:style style:name="P364" style:family="paragraph" style:parent-style-name="Standard">
      <style:text-properties fo:language="ru" fo:country="RU" fo:font-style="normal" style:text-underline-style="none" fo:font-weight="normal" officeooo:rsid="0019f43d" officeooo:paragraph-rsid="0e892b1f" style:font-style-asian="normal" style:font-weight-asian="normal" style:font-style-complex="normal" style:font-weight-complex="normal"/>
    </style:style>
    <style:style style:name="P365" style:family="paragraph" style:parent-style-name="Standard">
      <style:text-properties fo:language="ru" fo:country="RU" fo:font-style="normal" style:text-underline-style="none" fo:font-weight="normal" officeooo:rsid="0019f43d" officeooo:paragraph-rsid="0e8f1d8c" style:font-style-asian="normal" style:font-weight-asian="normal" style:font-style-complex="normal" style:font-weight-complex="normal"/>
    </style:style>
    <style:style style:name="P366" style:family="paragraph" style:parent-style-name="Standard">
      <style:text-properties fo:language="ru" fo:country="RU" fo:font-style="normal" style:text-underline-style="none" fo:font-weight="normal" officeooo:rsid="0019f43d" officeooo:paragraph-rsid="0e9035e0" style:font-style-asian="normal" style:font-weight-asian="normal" style:font-style-complex="normal" style:font-weight-complex="normal"/>
    </style:style>
    <style:style style:name="P367" style:family="paragraph" style:parent-style-name="Standard">
      <style:text-properties fo:language="ru" fo:country="RU" fo:font-style="normal" style:text-underline-style="none" fo:font-weight="normal" officeooo:rsid="0019f43d" officeooo:paragraph-rsid="0e92aabe" style:font-style-asian="normal" style:font-weight-asian="normal" style:font-style-complex="normal" style:font-weight-complex="normal"/>
    </style:style>
    <style:style style:name="P368" style:family="paragraph" style:parent-style-name="Standard">
      <style:text-properties fo:language="ru" fo:country="RU" fo:font-style="normal" style:text-underline-style="none" fo:font-weight="normal" officeooo:rsid="0019f43d" officeooo:paragraph-rsid="0e93ae87" style:font-style-asian="normal" style:font-weight-asian="normal" style:font-style-complex="normal" style:font-weight-complex="normal"/>
    </style:style>
    <style:style style:name="P369" style:family="paragraph" style:parent-style-name="Standard">
      <style:text-properties fo:language="ru" fo:country="RU" fo:font-style="normal" style:text-underline-style="none" fo:font-weight="normal" officeooo:rsid="0019f43d" officeooo:paragraph-rsid="0e95669f" style:font-style-asian="normal" style:font-weight-asian="normal" style:font-style-complex="normal" style:font-weight-complex="normal"/>
    </style:style>
    <style:style style:name="P370" style:family="paragraph" style:parent-style-name="Standard">
      <style:text-properties fo:language="ru" fo:country="RU" fo:font-style="normal" style:text-underline-style="none" fo:font-weight="normal" officeooo:rsid="0019f43d" officeooo:paragraph-rsid="0e9d4edf" style:font-style-asian="normal" style:font-weight-asian="normal" style:font-style-complex="normal" style:font-weight-complex="normal"/>
    </style:style>
    <style:style style:name="P371" style:family="paragraph" style:parent-style-name="Standard">
      <style:text-properties fo:language="ru" fo:country="RU" fo:font-style="normal" style:text-underline-style="none" fo:font-weight="normal" officeooo:rsid="0019f43d" officeooo:paragraph-rsid="0e9e2115" style:font-style-asian="normal" style:font-weight-asian="normal" style:font-style-complex="normal" style:font-weight-complex="normal"/>
    </style:style>
    <style:style style:name="P372" style:family="paragraph" style:parent-style-name="Standard">
      <style:text-properties fo:language="ru" fo:country="RU" fo:font-style="normal" style:text-underline-style="none" fo:font-weight="normal" officeooo:rsid="0019f43d" officeooo:paragraph-rsid="0ea0a5f3" style:font-style-asian="normal" style:font-weight-asian="normal" style:font-style-complex="normal" style:font-weight-complex="normal"/>
    </style:style>
    <style:style style:name="P373" style:family="paragraph" style:parent-style-name="Standard">
      <style:text-properties fo:language="ru" fo:country="RU" fo:font-style="normal" style:text-underline-style="none" fo:font-weight="normal" officeooo:rsid="0019f43d" officeooo:paragraph-rsid="0eb5b29b" style:font-style-asian="normal" style:font-weight-asian="normal" style:font-style-complex="normal" style:font-weight-complex="normal"/>
    </style:style>
    <style:style style:name="P374" style:family="paragraph" style:parent-style-name="Standard">
      <style:text-properties fo:language="ru" fo:country="RU" fo:font-style="normal" style:text-underline-style="none" fo:font-weight="normal" officeooo:rsid="0019f43d" officeooo:paragraph-rsid="0eb5bd09" style:font-style-asian="normal" style:font-weight-asian="normal" style:font-style-complex="normal" style:font-weight-complex="normal"/>
    </style:style>
    <style:style style:name="P375" style:family="paragraph" style:parent-style-name="Standard">
      <style:text-properties fo:language="ru" fo:country="RU" fo:font-style="normal" style:text-underline-style="none" fo:font-weight="normal" officeooo:rsid="0019f43d" officeooo:paragraph-rsid="0eb6bb58" style:font-style-asian="normal" style:font-weight-asian="normal" style:font-style-complex="normal" style:font-weight-complex="normal"/>
    </style:style>
    <style:style style:name="P376" style:family="paragraph" style:parent-style-name="Standard">
      <style:text-properties fo:language="ru" fo:country="RU" fo:font-style="normal" style:text-underline-style="none" fo:font-weight="normal" officeooo:rsid="0019f43d" officeooo:paragraph-rsid="0eb7ec65" style:font-style-asian="normal" style:font-weight-asian="normal" style:font-style-complex="normal" style:font-weight-complex="normal"/>
    </style:style>
    <style:style style:name="P377" style:family="paragraph" style:parent-style-name="Standard">
      <style:text-properties fo:language="ru" fo:country="RU" fo:font-style="normal" style:text-underline-style="none" fo:font-weight="normal" officeooo:rsid="0019f43d" officeooo:paragraph-rsid="0eb99a95" style:font-style-asian="normal" style:font-weight-asian="normal" style:font-style-complex="normal" style:font-weight-complex="normal"/>
    </style:style>
    <style:style style:name="P378" style:family="paragraph" style:parent-style-name="Standard">
      <style:text-properties fo:language="ru" fo:country="RU" fo:font-style="normal" style:text-underline-style="none" fo:font-weight="normal" officeooo:rsid="0019f43d" officeooo:paragraph-rsid="0ebaeb78" style:font-style-asian="normal" style:font-weight-asian="normal" style:font-style-complex="normal" style:font-weight-complex="normal"/>
    </style:style>
    <style:style style:name="P379" style:family="paragraph" style:parent-style-name="Standard">
      <style:text-properties fo:language="ru" fo:country="RU" fo:font-style="normal" style:text-underline-style="none" fo:font-weight="normal" officeooo:rsid="0019f43d" officeooo:paragraph-rsid="0ebba800" style:font-style-asian="normal" style:font-weight-asian="normal" style:font-style-complex="normal" style:font-weight-complex="normal"/>
    </style:style>
    <style:style style:name="P380" style:family="paragraph" style:parent-style-name="Standard">
      <style:text-properties fo:language="ru" fo:country="RU" fo:font-style="normal" style:text-underline-style="none" fo:font-weight="normal" officeooo:rsid="0019f43d" officeooo:paragraph-rsid="0ec0c799" style:font-style-asian="normal" style:font-weight-asian="normal" style:font-style-complex="normal" style:font-weight-complex="normal"/>
    </style:style>
    <style:style style:name="P381" style:family="paragraph" style:parent-style-name="Standard">
      <style:text-properties fo:language="ru" fo:country="RU" fo:font-style="normal" style:text-underline-style="none" fo:font-weight="normal" officeooo:rsid="0019f43d" officeooo:paragraph-rsid="0ec3525f" style:font-style-asian="normal" style:font-weight-asian="normal" style:font-style-complex="normal" style:font-weight-complex="normal"/>
    </style:style>
    <style:style style:name="P382" style:family="paragraph" style:parent-style-name="Standard">
      <style:text-properties fo:language="ru" fo:country="RU" fo:font-style="normal" style:text-underline-style="none" fo:font-weight="normal" officeooo:rsid="0019f43d" officeooo:paragraph-rsid="0ec5c7af" style:font-style-asian="normal" style:font-weight-asian="normal" style:font-style-complex="normal" style:font-weight-complex="normal"/>
    </style:style>
    <style:style style:name="P383" style:family="paragraph" style:parent-style-name="Standard">
      <style:text-properties fo:language="ru" fo:country="RU" fo:font-style="normal" style:text-underline-style="none" fo:font-weight="normal" officeooo:rsid="0019f43d" officeooo:paragraph-rsid="0ec7644c" style:font-style-asian="normal" style:font-weight-asian="normal" style:font-style-complex="normal" style:font-weight-complex="normal"/>
    </style:style>
    <style:style style:name="P384" style:family="paragraph" style:parent-style-name="Standard">
      <style:text-properties fo:language="ru" fo:country="RU" fo:font-style="normal" style:text-underline-style="none" fo:font-weight="normal" officeooo:rsid="0019f43d" officeooo:paragraph-rsid="0ed06862" style:font-style-asian="normal" style:font-weight-asian="normal" style:font-style-complex="normal" style:font-weight-complex="normal"/>
    </style:style>
    <style:style style:name="P385" style:family="paragraph" style:parent-style-name="Standard">
      <style:text-properties fo:language="ru" fo:country="RU" fo:font-style="normal" style:text-underline-style="none" fo:font-weight="normal" officeooo:rsid="0019f43d" officeooo:paragraph-rsid="0ed2b947" style:font-style-asian="normal" style:font-weight-asian="normal" style:font-style-complex="normal" style:font-weight-complex="normal"/>
    </style:style>
    <style:style style:name="P386" style:family="paragraph" style:parent-style-name="Standard">
      <style:text-properties fo:language="ru" fo:country="RU" fo:font-style="normal" style:text-underline-style="none" fo:font-weight="normal" officeooo:rsid="0019f43d" officeooo:paragraph-rsid="0ed42e56" style:font-style-asian="normal" style:font-weight-asian="normal" style:font-style-complex="normal" style:font-weight-complex="normal"/>
    </style:style>
    <style:style style:name="P387" style:family="paragraph" style:parent-style-name="Standard">
      <style:text-properties fo:language="ru" fo:country="RU" fo:font-style="normal" style:text-underline-style="none" fo:font-weight="normal" officeooo:rsid="0019f43d" officeooo:paragraph-rsid="0ee87747" style:font-style-asian="normal" style:font-weight-asian="normal" style:font-style-complex="normal" style:font-weight-complex="normal"/>
    </style:style>
    <style:style style:name="P388" style:family="paragraph" style:parent-style-name="Standard">
      <style:text-properties fo:language="ru" fo:country="RU" fo:font-style="normal" style:text-underline-style="none" fo:font-weight="normal" officeooo:rsid="0019f43d" officeooo:paragraph-rsid="0f026fa5" style:font-style-asian="normal" style:font-weight-asian="normal" style:font-style-complex="normal" style:font-weight-complex="normal"/>
    </style:style>
    <style:style style:name="P389" style:family="paragraph" style:parent-style-name="Standard">
      <style:text-properties fo:language="ru" fo:country="RU" fo:font-style="normal" style:text-underline-style="none" fo:font-weight="normal" officeooo:rsid="0019f43d" officeooo:paragraph-rsid="0f0d369b" style:font-style-asian="normal" style:font-weight-asian="normal" style:font-style-complex="normal" style:font-weight-complex="normal"/>
    </style:style>
    <style:style style:name="P390" style:family="paragraph" style:parent-style-name="Standard">
      <style:text-properties fo:language="ru" fo:country="RU" fo:font-style="normal" style:text-underline-style="none" fo:font-weight="normal" officeooo:rsid="0019f43d" officeooo:paragraph-rsid="0f2fdcb0" style:font-style-asian="normal" style:font-weight-asian="normal" style:font-style-complex="normal" style:font-weight-complex="normal"/>
    </style:style>
    <style:style style:name="P391" style:family="paragraph" style:parent-style-name="Standard">
      <style:text-properties fo:language="ru" fo:country="RU" fo:font-style="normal" style:text-underline-style="none" fo:font-weight="normal" officeooo:rsid="0019f43d" officeooo:paragraph-rsid="0f4296a5" style:font-style-asian="normal" style:font-weight-asian="normal" style:font-style-complex="normal" style:font-weight-complex="normal"/>
    </style:style>
    <style:style style:name="P392" style:family="paragraph" style:parent-style-name="Standard">
      <style:text-properties fo:language="ru" fo:country="RU" fo:font-style="normal" style:text-underline-style="none" fo:font-weight="normal" officeooo:rsid="0019f43d" officeooo:paragraph-rsid="0f48e0ab" style:font-style-asian="normal" style:font-weight-asian="normal" style:font-style-complex="normal" style:font-weight-complex="normal"/>
    </style:style>
    <style:style style:name="P393" style:family="paragraph" style:parent-style-name="Standard">
      <style:text-properties fo:language="ru" fo:country="RU" fo:font-style="normal" style:text-underline-style="none" fo:font-weight="normal" officeooo:rsid="0019f43d" officeooo:paragraph-rsid="0f4d6d69" style:font-style-asian="normal" style:font-weight-asian="normal" style:font-style-complex="normal" style:font-weight-complex="normal"/>
    </style:style>
    <style:style style:name="P394" style:family="paragraph" style:parent-style-name="Standard">
      <style:text-properties fo:language="ru" fo:country="RU" fo:font-style="normal" style:text-underline-style="none" fo:font-weight="normal" officeooo:rsid="0019f43d" officeooo:paragraph-rsid="0f4d891d" style:font-style-asian="normal" style:font-weight-asian="normal" style:font-style-complex="normal" style:font-weight-complex="normal"/>
    </style:style>
    <style:style style:name="P395" style:family="paragraph" style:parent-style-name="Standard">
      <style:text-properties fo:language="ru" fo:country="RU" fo:font-style="normal" style:text-underline-style="none" fo:font-weight="normal" officeooo:rsid="0019f43d" officeooo:paragraph-rsid="0f5557f2" style:font-style-asian="normal" style:font-weight-asian="normal" style:font-style-complex="normal" style:font-weight-complex="normal"/>
    </style:style>
    <style:style style:name="P396" style:family="paragraph" style:parent-style-name="Standard">
      <style:text-properties fo:language="ru" fo:country="RU" fo:font-style="normal" style:text-underline-style="none" fo:font-weight="normal" officeooo:rsid="0019f43d" officeooo:paragraph-rsid="0f57c665" style:font-style-asian="normal" style:font-weight-asian="normal" style:font-style-complex="normal" style:font-weight-complex="normal"/>
    </style:style>
    <style:style style:name="P397" style:family="paragraph" style:parent-style-name="Standard">
      <style:text-properties fo:language="ru" fo:country="RU" fo:font-style="normal" style:text-underline-style="none" fo:font-weight="normal" officeooo:rsid="0019f43d" officeooo:paragraph-rsid="0f5bd22f" style:font-style-asian="normal" style:font-weight-asian="normal" style:font-style-complex="normal" style:font-weight-complex="normal"/>
    </style:style>
    <style:style style:name="P398" style:family="paragraph" style:parent-style-name="Standard">
      <style:text-properties fo:language="ru" fo:country="RU" fo:font-style="normal" style:text-underline-style="none" fo:font-weight="normal" officeooo:rsid="0019f43d" officeooo:paragraph-rsid="0f5dbd52" style:font-style-asian="normal" style:font-weight-asian="normal" style:font-style-complex="normal" style:font-weight-complex="normal"/>
    </style:style>
    <style:style style:name="P399" style:family="paragraph" style:parent-style-name="Standard">
      <style:text-properties fo:language="ru" fo:country="RU" fo:font-style="normal" style:text-underline-style="none" fo:font-weight="normal" officeooo:rsid="0019f43d" officeooo:paragraph-rsid="0f609040" style:font-style-asian="normal" style:font-weight-asian="normal" style:font-style-complex="normal" style:font-weight-complex="normal"/>
    </style:style>
    <style:style style:name="P400" style:family="paragraph" style:parent-style-name="Standard">
      <style:text-properties fo:language="ru" fo:country="RU" fo:font-style="normal" style:text-underline-style="none" fo:font-weight="normal" officeooo:rsid="0019f43d" officeooo:paragraph-rsid="0f644f9b" style:font-style-asian="normal" style:font-weight-asian="normal" style:font-style-complex="normal" style:font-weight-complex="normal"/>
    </style:style>
    <style:style style:name="P401" style:family="paragraph" style:parent-style-name="Standard">
      <style:text-properties fo:language="ru" fo:country="RU" fo:font-style="normal" style:text-underline-style="none" fo:font-weight="normal" officeooo:rsid="0019f43d" officeooo:paragraph-rsid="0f6578d1" style:font-style-asian="normal" style:font-weight-asian="normal" style:font-style-complex="normal" style:font-weight-complex="normal"/>
    </style:style>
    <style:style style:name="P402" style:family="paragraph" style:parent-style-name="Standard">
      <style:text-properties fo:language="ru" fo:country="RU" fo:font-style="normal" style:text-underline-style="none" fo:font-weight="normal" officeooo:rsid="0019f43d" officeooo:paragraph-rsid="0f66a1e2" style:font-style-asian="normal" style:font-weight-asian="normal" style:font-style-complex="normal" style:font-weight-complex="normal"/>
    </style:style>
    <style:style style:name="P403" style:family="paragraph" style:parent-style-name="Standard">
      <style:text-properties fo:language="ru" fo:country="RU" fo:font-style="normal" style:text-underline-style="none" fo:font-weight="normal" officeooo:rsid="0019f43d" officeooo:paragraph-rsid="0f67b135" style:font-style-asian="normal" style:font-weight-asian="normal" style:font-style-complex="normal" style:font-weight-complex="normal"/>
    </style:style>
    <style:style style:name="P404" style:family="paragraph" style:parent-style-name="Standard">
      <style:text-properties fo:language="ru" fo:country="RU" fo:font-style="normal" style:text-underline-style="none" fo:font-weight="normal" officeooo:rsid="0019f43d" officeooo:paragraph-rsid="0f68d027" style:font-style-asian="normal" style:font-weight-asian="normal" style:font-style-complex="normal" style:font-weight-complex="normal"/>
    </style:style>
    <style:style style:name="P405" style:family="paragraph" style:parent-style-name="Standard">
      <style:text-properties fo:language="ru" fo:country="RU" fo:font-style="normal" style:text-underline-style="none" fo:font-weight="normal" officeooo:rsid="0019f43d" officeooo:paragraph-rsid="0f8f2783" style:font-style-asian="normal" style:font-weight-asian="normal" style:font-style-complex="normal" style:font-weight-complex="normal"/>
    </style:style>
    <style:style style:name="P406" style:family="paragraph" style:parent-style-name="Standard">
      <style:text-properties fo:language="ru" fo:country="RU" fo:font-style="normal" style:text-underline-style="none" fo:font-weight="normal" officeooo:rsid="0019f43d" officeooo:paragraph-rsid="0f8ff995" style:font-style-asian="normal" style:font-weight-asian="normal" style:font-style-complex="normal" style:font-weight-complex="normal"/>
    </style:style>
    <style:style style:name="P407" style:family="paragraph" style:parent-style-name="Standard">
      <style:text-properties fo:language="ru" fo:country="RU" fo:font-style="normal" style:text-underline-style="none" fo:font-weight="normal" officeooo:rsid="0019f43d" officeooo:paragraph-rsid="0fc8dbdb" style:font-style-asian="normal" style:font-weight-asian="normal" style:font-style-complex="normal" style:font-weight-complex="normal"/>
    </style:style>
    <style:style style:name="P408" style:family="paragraph" style:parent-style-name="Standard">
      <style:text-properties fo:language="ru" fo:country="RU" fo:font-style="normal" style:text-underline-style="none" fo:font-weight="normal" officeooo:rsid="0019f43d" officeooo:paragraph-rsid="0ff1c76f" style:font-style-asian="normal" style:font-weight-asian="normal" style:font-style-complex="normal" style:font-weight-complex="normal"/>
    </style:style>
    <style:style style:name="P409" style:family="paragraph" style:parent-style-name="Standard">
      <style:text-properties fo:language="ru" fo:country="RU" fo:font-style="normal" style:text-underline-style="none" fo:font-weight="normal" officeooo:rsid="0019f43d" officeooo:paragraph-rsid="0ff2e205" style:font-style-asian="normal" style:font-weight-asian="normal" style:font-style-complex="normal" style:font-weight-complex="normal"/>
    </style:style>
    <style:style style:name="P410" style:family="paragraph" style:parent-style-name="Standard">
      <style:text-properties fo:language="ru" fo:country="RU" fo:font-style="normal" style:text-underline-style="none" fo:font-weight="normal" officeooo:rsid="0019f43d" officeooo:paragraph-rsid="0ff70779" style:font-style-asian="normal" style:font-weight-asian="normal" style:font-style-complex="normal" style:font-weight-complex="normal"/>
    </style:style>
    <style:style style:name="P411" style:family="paragraph" style:parent-style-name="Standard">
      <style:text-properties fo:language="ru" fo:country="RU" fo:font-style="normal" style:text-underline-style="none" fo:font-weight="normal" officeooo:rsid="0019f43d" officeooo:paragraph-rsid="0ffd77a6" style:font-style-asian="normal" style:font-weight-asian="normal" style:font-style-complex="normal" style:font-weight-complex="normal"/>
    </style:style>
    <style:style style:name="P412" style:family="paragraph" style:parent-style-name="Standard">
      <style:text-properties fo:language="ru" fo:country="RU" fo:font-style="normal" style:text-underline-style="none" fo:font-weight="normal" officeooo:rsid="0019f43d" officeooo:paragraph-rsid="0fff5acf" style:font-style-asian="normal" style:font-weight-asian="normal" style:font-style-complex="normal" style:font-weight-complex="normal"/>
    </style:style>
    <style:style style:name="P413" style:family="paragraph" style:parent-style-name="Standard">
      <style:text-properties fo:language="ru" fo:country="RU" fo:font-style="normal" style:text-underline-style="none" fo:font-weight="normal" officeooo:rsid="0019f43d" officeooo:paragraph-rsid="1001531d" style:font-style-asian="normal" style:font-weight-asian="normal" style:font-style-complex="normal" style:font-weight-complex="normal"/>
    </style:style>
    <style:style style:name="P414" style:family="paragraph" style:parent-style-name="Standard">
      <style:text-properties fo:language="ru" fo:country="RU" fo:font-style="normal" style:text-underline-style="none" fo:font-weight="normal" officeooo:rsid="0019f43d" officeooo:paragraph-rsid="10046e02" style:font-style-asian="normal" style:font-weight-asian="normal" style:font-style-complex="normal" style:font-weight-complex="normal"/>
    </style:style>
    <style:style style:name="P415" style:family="paragraph" style:parent-style-name="Standard">
      <style:text-properties fo:language="ru" fo:country="RU" fo:font-style="normal" style:text-underline-style="none" fo:font-weight="normal" officeooo:rsid="0019f43d" officeooo:paragraph-rsid="10107a31" style:font-style-asian="normal" style:font-weight-asian="normal" style:font-style-complex="normal" style:font-weight-complex="normal"/>
    </style:style>
    <style:style style:name="P416" style:family="paragraph" style:parent-style-name="Standard">
      <style:text-properties fo:language="ru" fo:country="RU" fo:font-style="normal" style:text-underline-style="none" fo:font-weight="normal" officeooo:rsid="0019f43d" officeooo:paragraph-rsid="101112a4" style:font-style-asian="normal" style:font-weight-asian="normal" style:font-style-complex="normal" style:font-weight-complex="normal"/>
    </style:style>
    <style:style style:name="P417" style:family="paragraph" style:parent-style-name="Standard">
      <style:text-properties fo:language="ru" fo:country="RU" fo:font-style="normal" style:text-underline-style="none" fo:font-weight="normal" officeooo:rsid="0019f43d" officeooo:paragraph-rsid="101d3661" style:font-style-asian="normal" style:font-weight-asian="normal" style:font-style-complex="normal" style:font-weight-complex="normal"/>
    </style:style>
    <style:style style:name="P418" style:family="paragraph" style:parent-style-name="Standard">
      <style:text-properties fo:language="ru" fo:country="RU" fo:font-style="normal" style:text-underline-style="none" fo:font-weight="normal" officeooo:rsid="0019f43d" officeooo:paragraph-rsid="101f2f26" style:font-style-asian="normal" style:font-weight-asian="normal" style:font-style-complex="normal" style:font-weight-complex="normal"/>
    </style:style>
    <style:style style:name="P419" style:family="paragraph" style:parent-style-name="Standard">
      <style:text-properties fo:language="ru" fo:country="RU" fo:font-style="normal" style:text-underline-style="none" fo:font-weight="normal" officeooo:rsid="0019f43d" officeooo:paragraph-rsid="10257e0e" style:font-style-asian="normal" style:font-weight-asian="normal" style:font-style-complex="normal" style:font-weight-complex="normal"/>
    </style:style>
    <style:style style:name="P420" style:family="paragraph" style:parent-style-name="Standard">
      <style:text-properties fo:language="ru" fo:country="RU" fo:font-style="normal" style:text-underline-style="none" fo:font-weight="normal" officeooo:rsid="0019f43d" officeooo:paragraph-rsid="1025f857" style:font-style-asian="normal" style:font-weight-asian="normal" style:font-style-complex="normal" style:font-weight-complex="normal"/>
    </style:style>
    <style:style style:name="P421" style:family="paragraph" style:parent-style-name="Standard">
      <style:text-properties fo:language="ru" fo:country="RU" fo:font-style="normal" style:text-underline-style="none" fo:font-weight="normal" officeooo:rsid="0019f43d" officeooo:paragraph-rsid="102a56d7" style:font-style-asian="normal" style:font-weight-asian="normal" style:font-style-complex="normal" style:font-weight-complex="normal"/>
    </style:style>
    <style:style style:name="P422" style:family="paragraph" style:parent-style-name="Standard">
      <style:text-properties fo:language="ru" fo:country="RU" fo:font-style="normal" style:text-underline-style="none" fo:font-weight="normal" officeooo:rsid="0019f43d" officeooo:paragraph-rsid="102b87b0" style:font-style-asian="normal" style:font-weight-asian="normal" style:font-style-complex="normal" style:font-weight-complex="normal"/>
    </style:style>
    <style:style style:name="P423" style:family="paragraph" style:parent-style-name="Standard">
      <style:text-properties fo:language="ru" fo:country="RU" fo:font-style="normal" style:text-underline-style="none" fo:font-weight="normal" officeooo:rsid="0019f43d" officeooo:paragraph-rsid="1031bc84" style:font-style-asian="normal" style:font-weight-asian="normal" style:font-style-complex="normal" style:font-weight-complex="normal"/>
    </style:style>
    <style:style style:name="P424" style:family="paragraph" style:parent-style-name="Standard">
      <style:text-properties fo:language="ru" fo:country="RU" fo:font-style="normal" style:text-underline-style="none" fo:font-weight="normal" officeooo:rsid="0019f43d" officeooo:paragraph-rsid="1037cb07" style:font-style-asian="normal" style:font-weight-asian="normal" style:font-style-complex="normal" style:font-weight-complex="normal"/>
    </style:style>
    <style:style style:name="P425" style:family="paragraph" style:parent-style-name="Standard">
      <style:text-properties fo:language="ru" fo:country="RU" fo:font-style="normal" style:text-underline-style="none" fo:font-weight="normal" officeooo:rsid="0019f43d" officeooo:paragraph-rsid="103c9a0e" style:font-style-asian="normal" style:font-weight-asian="normal" style:font-style-complex="normal" style:font-weight-complex="normal"/>
    </style:style>
    <style:style style:name="P426" style:family="paragraph" style:parent-style-name="Standard">
      <style:text-properties fo:language="ru" fo:country="RU" fo:font-style="normal" style:text-underline-style="none" fo:font-weight="normal" officeooo:rsid="0019f43d" officeooo:paragraph-rsid="103e06d8" style:font-style-asian="normal" style:font-weight-asian="normal" style:font-style-complex="normal" style:font-weight-complex="normal"/>
    </style:style>
    <style:style style:name="P427" style:family="paragraph" style:parent-style-name="Standard">
      <style:text-properties fo:language="ru" fo:country="RU" fo:font-style="normal" style:text-underline-style="none" fo:font-weight="normal" officeooo:rsid="0019f43d" officeooo:paragraph-rsid="10432e63" style:font-style-asian="normal" style:font-weight-asian="normal" style:font-style-complex="normal" style:font-weight-complex="normal"/>
    </style:style>
    <style:style style:name="P428" style:family="paragraph" style:parent-style-name="Standard">
      <style:text-properties fo:language="ru" fo:country="RU" fo:font-style="normal" style:text-underline-style="none" fo:font-weight="normal" officeooo:rsid="0019f43d" officeooo:paragraph-rsid="10447d0a" style:font-style-asian="normal" style:font-weight-asian="normal" style:font-style-complex="normal" style:font-weight-complex="normal"/>
    </style:style>
    <style:style style:name="P429" style:family="paragraph" style:parent-style-name="Standard">
      <style:text-properties fo:language="ru" fo:country="RU" fo:font-style="normal" style:text-underline-style="none" fo:font-weight="normal" officeooo:rsid="0019f43d" officeooo:paragraph-rsid="104ea95d" style:font-style-asian="normal" style:font-weight-asian="normal" style:font-style-complex="normal" style:font-weight-complex="normal"/>
    </style:style>
    <style:style style:name="P430" style:family="paragraph" style:parent-style-name="Standard">
      <style:text-properties fo:language="ru" fo:country="RU" fo:font-style="normal" style:text-underline-style="none" fo:font-weight="normal" officeooo:rsid="0019f43d" officeooo:paragraph-rsid="10506f4a" style:font-style-asian="normal" style:font-weight-asian="normal" style:font-style-complex="normal" style:font-weight-complex="normal"/>
    </style:style>
    <style:style style:name="P431" style:family="paragraph" style:parent-style-name="Standard">
      <style:text-properties fo:language="ru" fo:country="RU" fo:font-style="normal" style:text-underline-style="none" fo:font-weight="normal" officeooo:rsid="0019f43d" officeooo:paragraph-rsid="1056818c" style:font-style-asian="normal" style:font-weight-asian="normal" style:font-style-complex="normal" style:font-weight-complex="normal"/>
    </style:style>
    <style:style style:name="P432" style:family="paragraph" style:parent-style-name="Standard">
      <style:text-properties fo:language="ru" fo:country="RU" fo:font-style="normal" style:text-underline-style="none" fo:font-weight="normal" officeooo:rsid="0019f43d" officeooo:paragraph-rsid="108c390d" style:font-style-asian="normal" style:font-weight-asian="normal" style:font-style-complex="normal" style:font-weight-complex="normal"/>
    </style:style>
    <style:style style:name="P433" style:family="paragraph" style:parent-style-name="Standard">
      <style:text-properties fo:language="ru" fo:country="RU" fo:font-style="normal" style:text-underline-style="none" fo:font-weight="normal" officeooo:rsid="0019f43d" officeooo:paragraph-rsid="108ca726" style:font-style-asian="normal" style:font-weight-asian="normal" style:font-style-complex="normal" style:font-weight-complex="normal"/>
    </style:style>
    <style:style style:name="P434" style:family="paragraph" style:parent-style-name="Standard">
      <style:text-properties fo:language="ru" fo:country="RU" fo:font-style="normal" style:text-underline-style="none" fo:font-weight="normal" officeooo:rsid="0019f43d" officeooo:paragraph-rsid="1092c034" style:font-style-asian="normal" style:font-weight-asian="normal" style:font-style-complex="normal" style:font-weight-complex="normal"/>
    </style:style>
    <style:style style:name="P435" style:family="paragraph" style:parent-style-name="Standard">
      <style:text-properties fo:language="ru" fo:country="RU" fo:font-style="normal" style:text-underline-style="none" fo:font-weight="normal" officeooo:rsid="0019f43d" officeooo:paragraph-rsid="109bf72b" style:font-style-asian="normal" style:font-weight-asian="normal" style:font-style-complex="normal" style:font-weight-complex="normal"/>
    </style:style>
    <style:style style:name="P436" style:family="paragraph" style:parent-style-name="Standard">
      <style:text-properties fo:language="ru" fo:country="RU" fo:font-style="normal" style:text-underline-style="none" fo:font-weight="normal" officeooo:rsid="0019f43d" officeooo:paragraph-rsid="109d0ca6" style:font-style-asian="normal" style:font-weight-asian="normal" style:font-style-complex="normal" style:font-weight-complex="normal"/>
    </style:style>
    <style:style style:name="P437" style:family="paragraph" style:parent-style-name="Standard">
      <style:text-properties fo:language="ru" fo:country="RU" fo:font-style="normal" style:text-underline-style="none" fo:font-weight="normal" officeooo:rsid="0019f43d" officeooo:paragraph-rsid="109d9a24" style:font-style-asian="normal" style:font-weight-asian="normal" style:font-style-complex="normal" style:font-weight-complex="normal"/>
    </style:style>
    <style:style style:name="P438" style:family="paragraph" style:parent-style-name="Standard">
      <style:text-properties fo:language="ru" fo:country="RU" fo:font-style="normal" style:text-underline-style="none" fo:font-weight="normal" officeooo:rsid="0019f43d" officeooo:paragraph-rsid="10a08974" style:font-style-asian="normal" style:font-weight-asian="normal" style:font-style-complex="normal" style:font-weight-complex="normal"/>
    </style:style>
    <style:style style:name="P439" style:family="paragraph" style:parent-style-name="Standard">
      <style:text-properties fo:language="ru" fo:country="RU" fo:font-style="normal" style:text-underline-style="none" fo:font-weight="normal" officeooo:rsid="0019f43d" officeooo:paragraph-rsid="10a3adcc" style:font-style-asian="normal" style:font-weight-asian="normal" style:font-style-complex="normal" style:font-weight-complex="normal"/>
    </style:style>
    <style:style style:name="P440" style:family="paragraph" style:parent-style-name="Standard">
      <style:text-properties fo:language="ru" fo:country="RU" fo:font-style="normal" style:text-underline-style="none" fo:font-weight="normal" officeooo:rsid="0019f43d" officeooo:paragraph-rsid="10a59203" style:font-style-asian="normal" style:font-weight-asian="normal" style:font-style-complex="normal" style:font-weight-complex="normal"/>
    </style:style>
    <style:style style:name="P441" style:family="paragraph" style:parent-style-name="Standard">
      <style:text-properties fo:language="ru" fo:country="RU" fo:font-style="normal" style:text-underline-style="none" fo:font-weight="normal" officeooo:rsid="0019f43d" officeooo:paragraph-rsid="10b29f48" style:font-style-asian="normal" style:font-weight-asian="normal" style:font-style-complex="normal" style:font-weight-complex="normal"/>
    </style:style>
    <style:style style:name="P442" style:family="paragraph" style:parent-style-name="Standard">
      <style:text-properties fo:language="ru" fo:country="RU" fo:font-style="normal" style:text-underline-style="none" fo:font-weight="normal" officeooo:rsid="0019f43d" officeooo:paragraph-rsid="10b6771d" style:font-style-asian="normal" style:font-weight-asian="normal" style:font-style-complex="normal" style:font-weight-complex="normal"/>
    </style:style>
    <style:style style:name="P443" style:family="paragraph" style:parent-style-name="Standard">
      <style:text-properties fo:language="ru" fo:country="RU" fo:font-style="normal" style:text-underline-style="none" fo:font-weight="normal" officeooo:rsid="0019f43d" officeooo:paragraph-rsid="10bb03e6" style:font-style-asian="normal" style:font-weight-asian="normal" style:font-style-complex="normal" style:font-weight-complex="normal"/>
    </style:style>
    <style:style style:name="P444" style:family="paragraph" style:parent-style-name="Standard">
      <style:text-properties fo:language="ru" fo:country="RU" fo:font-style="normal" style:text-underline-style="none" fo:font-weight="normal" officeooo:rsid="0019f43d" officeooo:paragraph-rsid="115b6e42" style:font-style-asian="normal" style:font-weight-asian="normal" style:font-style-complex="normal" style:font-weight-complex="normal"/>
    </style:style>
    <style:style style:name="P445" style:family="paragraph" style:parent-style-name="Standard">
      <style:text-properties fo:language="ru" fo:country="RU" fo:font-style="normal" style:text-underline-style="none" fo:font-weight="normal" officeooo:rsid="0019f43d" officeooo:paragraph-rsid="106d6547" style:font-style-asian="normal" style:font-weight-asian="normal" style:font-style-complex="normal" style:font-weight-complex="normal"/>
    </style:style>
    <style:style style:name="P446" style:family="paragraph" style:parent-style-name="Standard">
      <style:text-properties fo:language="ru" fo:country="RU" fo:font-style="normal" style:text-underline-style="none" fo:font-weight="normal" officeooo:rsid="0019f43d" officeooo:paragraph-rsid="106eb95b" style:font-style-asian="normal" style:font-weight-asian="normal" style:font-style-complex="normal" style:font-weight-complex="normal"/>
    </style:style>
    <style:style style:name="P447" style:family="paragraph" style:parent-style-name="Standard">
      <style:text-properties fo:language="ru" fo:country="RU" fo:font-style="normal" style:text-underline-style="none" fo:font-weight="normal" officeooo:rsid="0019f43d" officeooo:paragraph-rsid="10777134" style:font-style-asian="normal" style:font-weight-asian="normal" style:font-style-complex="normal" style:font-weight-complex="normal"/>
    </style:style>
    <style:style style:name="P448" style:family="paragraph" style:parent-style-name="Standard">
      <style:text-properties fo:language="ru" fo:country="RU" fo:font-style="normal" style:text-underline-style="none" fo:font-weight="normal" officeooo:rsid="0019f43d" officeooo:paragraph-rsid="10872d20" style:font-style-asian="normal" style:font-weight-asian="normal" style:font-style-complex="normal" style:font-weight-complex="normal"/>
    </style:style>
    <style:style style:name="P449" style:family="paragraph" style:parent-style-name="Standard">
      <style:text-properties fo:language="ru" fo:country="RU" fo:font-style="normal" style:text-underline-style="none" fo:font-weight="normal" officeooo:rsid="0634692d" officeooo:paragraph-rsid="0634692d" style:font-style-asian="normal" style:font-weight-asian="normal" style:font-style-complex="normal" style:font-weight-complex="normal"/>
    </style:style>
    <style:style style:name="P450" style:family="paragraph" style:parent-style-name="Standard">
      <style:text-properties fo:language="ru" fo:country="RU" fo:font-style="normal" style:text-underline-style="none" fo:font-weight="normal" officeooo:rsid="0641ce9c" officeooo:paragraph-rsid="0640160f" style:font-style-asian="normal" style:font-weight-asian="normal" style:font-style-complex="normal" style:font-weight-complex="normal"/>
    </style:style>
    <style:style style:name="P451" style:family="paragraph" style:parent-style-name="Standard">
      <style:text-properties fo:language="ru" fo:country="RU" fo:font-style="normal" style:text-underline-style="none" fo:font-weight="normal" officeooo:rsid="065c36db" officeooo:paragraph-rsid="065c36db" style:font-style-asian="normal" style:font-weight-asian="normal" style:font-style-complex="normal" style:font-weight-complex="normal"/>
    </style:style>
    <style:style style:name="P452" style:family="paragraph" style:parent-style-name="Standard">
      <style:text-properties fo:language="ru" fo:country="RU" fo:font-style="normal" style:text-underline-style="none" fo:font-weight="normal" officeooo:rsid="069bfdbf" officeooo:paragraph-rsid="069bfdbf" style:font-style-asian="normal" style:font-weight-asian="normal" style:font-style-complex="normal" style:font-weight-complex="normal"/>
    </style:style>
    <style:style style:name="P453" style:family="paragraph" style:parent-style-name="Standard">
      <style:text-properties fo:language="ru" fo:country="RU" fo:font-style="normal" style:text-underline-style="none" fo:font-weight="normal" officeooo:rsid="069faea3" officeooo:paragraph-rsid="069faea3" style:font-style-asian="normal" style:font-weight-asian="normal" style:font-style-complex="normal" style:font-weight-complex="normal"/>
    </style:style>
    <style:style style:name="P454" style:family="paragraph" style:parent-style-name="Standard">
      <style:text-properties fo:language="ru" fo:country="RU" fo:font-style="normal" style:text-underline-style="none" fo:font-weight="normal" officeooo:rsid="06ac16a2" officeooo:paragraph-rsid="06b60bc9" style:font-style-asian="normal" style:font-weight-asian="normal" style:font-style-complex="normal" style:font-weight-complex="normal"/>
    </style:style>
    <style:style style:name="P455" style:family="paragraph" style:parent-style-name="Standard">
      <style:text-properties fo:language="ru" fo:country="RU" fo:font-style="normal" style:text-underline-style="none" fo:font-weight="normal" officeooo:rsid="06be8277" officeooo:paragraph-rsid="06be8277" style:font-style-asian="normal" style:font-weight-asian="normal" style:font-style-complex="normal" style:font-weight-complex="normal"/>
    </style:style>
    <style:style style:name="P456" style:family="paragraph" style:parent-style-name="Standard">
      <style:text-properties fo:language="ru" fo:country="RU" fo:font-style="normal" style:text-underline-style="none" fo:font-weight="normal" officeooo:rsid="06d7b001" officeooo:paragraph-rsid="06d7b001" style:font-style-asian="normal" style:font-weight-asian="normal" style:font-style-complex="normal" style:font-weight-complex="normal"/>
    </style:style>
    <style:style style:name="P457" style:family="paragraph" style:parent-style-name="Standard">
      <style:text-properties fo:language="ru" fo:country="RU" fo:font-style="normal" style:text-underline-style="none" fo:font-weight="normal" officeooo:rsid="06d9bd1c" officeooo:paragraph-rsid="06e71f6e" style:font-style-asian="normal" style:font-weight-asian="normal" style:font-style-complex="normal" style:font-weight-complex="normal"/>
    </style:style>
    <style:style style:name="P458" style:family="paragraph" style:parent-style-name="Standard">
      <style:text-properties fo:language="ru" fo:country="RU" fo:font-style="normal" style:text-underline-style="none" fo:font-weight="normal" officeooo:rsid="06fa2fe1" officeooo:paragraph-rsid="06fad612" style:font-style-asian="normal" style:font-weight-asian="normal" style:font-style-complex="normal" style:font-weight-complex="normal"/>
    </style:style>
    <style:style style:name="P459" style:family="paragraph" style:parent-style-name="Standard">
      <style:text-properties fo:language="ru" fo:country="RU" fo:font-style="normal" style:text-underline-style="none" fo:font-weight="normal" officeooo:rsid="0700cc3d" officeooo:paragraph-rsid="0700cc3d" style:font-style-asian="normal" style:font-weight-asian="normal" style:font-style-complex="normal" style:font-weight-complex="normal"/>
    </style:style>
    <style:style style:name="P460" style:family="paragraph" style:parent-style-name="Standard">
      <style:text-properties fo:language="ru" fo:country="RU" fo:font-style="normal" style:text-underline-style="none" fo:font-weight="normal" officeooo:rsid="070a27d8" officeooo:paragraph-rsid="070a27d8" style:font-style-asian="normal" style:font-weight-asian="normal" style:font-style-complex="normal" style:font-weight-complex="normal"/>
    </style:style>
    <style:style style:name="P461" style:family="paragraph" style:parent-style-name="Standard">
      <style:text-properties fo:language="ru" fo:country="RU" fo:font-style="normal" style:text-underline-style="none" fo:font-weight="normal" officeooo:rsid="0733bd61" officeooo:paragraph-rsid="0733bd61" style:font-style-asian="normal" style:font-weight-asian="normal" style:font-style-complex="normal" style:font-weight-complex="normal"/>
    </style:style>
    <style:style style:name="P462" style:family="paragraph" style:parent-style-name="Standard">
      <style:text-properties fo:language="ru" fo:country="RU" fo:font-style="normal" style:text-underline-style="none" fo:font-weight="normal" officeooo:rsid="07432da7" officeooo:paragraph-rsid="07432da7" style:font-style-asian="normal" style:font-weight-asian="normal" style:font-style-complex="normal" style:font-weight-complex="normal"/>
    </style:style>
    <style:style style:name="P463" style:family="paragraph" style:parent-style-name="Standard">
      <style:text-propertie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464" style:family="paragraph" style:parent-style-name="Standard">
      <style:text-properties fo:language="ru" fo:country="RU" fo:font-style="normal" style:text-underline-style="none" fo:font-weight="normal" officeooo:rsid="0746b609" officeooo:paragraph-rsid="0746b609" style:font-style-asian="normal" style:font-weight-asian="normal" style:font-style-complex="normal" style:font-weight-complex="normal"/>
    </style:style>
    <style:style style:name="P465" style:family="paragraph" style:parent-style-name="Standard">
      <style:text-properties fo:language="ru" fo:country="RU" fo:font-style="normal" style:text-underline-style="none" fo:font-weight="normal" officeooo:rsid="07475d3d" officeooo:paragraph-rsid="07475d3d" style:font-style-asian="normal" style:font-weight-asian="normal" style:font-style-complex="normal" style:font-weight-complex="normal"/>
    </style:style>
    <style:style style:name="P466" style:family="paragraph" style:parent-style-name="Standard">
      <style:text-properties fo:language="ru" fo:country="RU" fo:font-style="normal" style:text-underline-style="none" fo:font-weight="normal" officeooo:rsid="07476af5" officeooo:paragraph-rsid="07476af5" style:font-style-asian="normal" style:font-weight-asian="normal" style:font-style-complex="normal" style:font-weight-complex="normal"/>
    </style:style>
    <style:style style:name="P467" style:family="paragraph" style:parent-style-name="Standard">
      <style:text-properties fo:language="ru" fo:country="RU" fo:font-style="normal" style:text-underline-style="none" fo:font-weight="normal" officeooo:rsid="07476af5" officeooo:paragraph-rsid="08239c89" style:font-style-asian="normal" style:font-weight-asian="normal" style:font-style-complex="normal" style:font-weight-complex="normal"/>
    </style:style>
    <style:style style:name="P468" style:family="paragraph" style:parent-style-name="Standard">
      <style:text-properties fo:language="ru" fo:country="RU" fo:font-style="normal" style:text-underline-style="none" fo:font-weight="normal" officeooo:rsid="07477211" officeooo:paragraph-rsid="07477211" style:font-style-asian="normal" style:font-weight-asian="normal" style:font-style-complex="normal" style:font-weight-complex="normal"/>
    </style:style>
    <style:style style:name="P469" style:family="paragraph" style:parent-style-name="Standard">
      <style:text-properties fo:language="ru" fo:country="RU" fo:font-style="normal" style:text-underline-style="none" fo:font-weight="normal" officeooo:rsid="0748bfb5" officeooo:paragraph-rsid="0748bfb5" style:font-style-asian="normal" style:font-weight-asian="normal" style:font-style-complex="normal" style:font-weight-complex="normal"/>
    </style:style>
    <style:style style:name="P470" style:family="paragraph" style:parent-style-name="Standard">
      <style:text-properties fo:language="ru" fo:country="RU" fo:font-style="normal" style:text-underline-style="none" fo:font-weight="normal" officeooo:rsid="074a0cc1" officeooo:paragraph-rsid="074a0cc1" style:font-style-asian="normal" style:font-weight-asian="normal" style:font-style-complex="normal" style:font-weight-complex="normal"/>
    </style:style>
    <style:style style:name="P471" style:family="paragraph" style:parent-style-name="Standard">
      <style:text-properties fo:language="ru" fo:country="RU" fo:font-style="normal" style:text-underline-style="none" fo:font-weight="normal" officeooo:rsid="074af9ff" officeooo:paragraph-rsid="074af9ff" style:font-style-asian="normal" style:font-weight-asian="normal" style:font-style-complex="normal" style:font-weight-complex="normal"/>
    </style:style>
    <style:style style:name="P472" style:family="paragraph" style:parent-style-name="Standard">
      <style:text-properties fo:language="ru" fo:country="RU" fo:font-style="normal" style:text-underline-style="none" fo:font-weight="normal" officeooo:rsid="074cd883" officeooo:paragraph-rsid="074cd883" style:font-style-asian="normal" style:font-weight-asian="normal" style:font-style-complex="normal" style:font-weight-complex="normal"/>
    </style:style>
    <style:style style:name="P473" style:family="paragraph" style:parent-style-name="Standard">
      <style:text-properties fo:language="ru" fo:country="RU" fo:font-style="normal" style:text-underline-style="none" fo:font-weight="normal" officeooo:rsid="07598498" officeooo:paragraph-rsid="076455d5" style:font-style-asian="normal" style:font-weight-asian="normal" style:font-style-complex="normal" style:font-weight-complex="normal"/>
    </style:style>
    <style:style style:name="P474" style:family="paragraph" style:parent-style-name="Standard">
      <style:text-properties fo:language="ru" fo:country="RU" fo:font-style="normal" style:text-underline-style="none" fo:font-weight="normal" officeooo:rsid="07650253" officeooo:paragraph-rsid="07650253" style:font-style-asian="normal" style:font-weight-asian="normal" style:font-style-complex="normal" style:font-weight-complex="normal"/>
    </style:style>
    <style:style style:name="P475" style:family="paragraph" style:parent-style-name="Standard">
      <style:text-properties fo:language="ru" fo:country="RU" fo:font-style="normal" style:text-underline-style="none" fo:font-weight="normal" officeooo:rsid="07750800" officeooo:paragraph-rsid="07750800" style:font-style-asian="normal" style:font-weight-asian="normal" style:font-style-complex="normal" style:font-weight-complex="normal"/>
    </style:style>
    <style:style style:name="P476" style:family="paragraph" style:parent-style-name="Standard">
      <style:text-properties fo:language="ru" fo:country="RU" fo:font-style="normal" style:text-underline-style="none" fo:font-weight="normal" officeooo:rsid="077cca22" officeooo:paragraph-rsid="07822d18" style:font-style-asian="normal" style:font-weight-asian="normal" style:font-style-complex="normal" style:font-weight-complex="normal"/>
    </style:style>
    <style:style style:name="P477" style:family="paragraph" style:parent-style-name="Standard">
      <style:text-properties fo:language="ru" fo:country="RU" fo:font-style="normal" style:text-underline-style="none" fo:font-weight="normal" officeooo:rsid="078788d9" officeooo:paragraph-rsid="078788d9" style:font-style-asian="normal" style:font-weight-asian="normal" style:font-style-complex="normal" style:font-weight-complex="normal"/>
    </style:style>
    <style:style style:name="P478" style:family="paragraph" style:parent-style-name="Standard">
      <style:text-properties fo:language="ru" fo:country="RU" fo:font-style="normal" style:text-underline-style="none" fo:font-weight="normal" officeooo:rsid="078c9fea" officeooo:paragraph-rsid="078c9fea" style:font-style-asian="normal" style:font-weight-asian="normal" style:font-style-complex="normal" style:font-weight-complex="normal"/>
    </style:style>
    <style:style style:name="P479" style:family="paragraph" style:parent-style-name="Standard">
      <style:text-properties fo:language="ru" fo:country="RU" fo:font-style="normal" style:text-underline-style="none" fo:font-weight="normal" officeooo:rsid="07b85046" officeooo:paragraph-rsid="07c016b7" style:font-style-asian="normal" style:font-weight-asian="normal" style:font-style-complex="normal" style:font-weight-complex="normal"/>
    </style:style>
    <style:style style:name="P480" style:family="paragraph" style:parent-style-name="Standard">
      <style:text-properties fo:language="ru" fo:country="RU" fo:font-style="normal" style:text-underline-style="none" fo:font-weight="normal" officeooo:rsid="07c485b2" officeooo:paragraph-rsid="07cf7c48" style:font-style-asian="normal" style:font-weight-asian="normal" style:font-style-complex="normal" style:font-weight-complex="normal"/>
    </style:style>
    <style:style style:name="P481" style:family="paragraph" style:parent-style-name="Standard">
      <style:text-properties fo:language="ru" fo:country="RU" fo:font-style="normal" style:text-underline-style="none" fo:font-weight="normal" officeooo:rsid="080b8213" officeooo:paragraph-rsid="08124eb0" style:font-style-asian="normal" style:font-weight-asian="normal" style:font-style-complex="normal" style:font-weight-complex="normal"/>
    </style:style>
    <style:style style:name="P482" style:family="paragraph" style:parent-style-name="Standard">
      <style:text-properties fo:language="ru" fo:country="RU" fo:font-style="normal" style:text-underline-style="none" fo:font-weight="normal" officeooo:rsid="0819865c" officeooo:paragraph-rsid="08239c89" style:font-style-asian="normal" style:font-weight-asian="normal" style:font-style-complex="normal" style:font-weight-complex="normal"/>
    </style:style>
    <style:style style:name="P483" style:family="paragraph" style:parent-style-name="Standard">
      <style:text-properties fo:language="ru" fo:country="RU" fo:font-style="normal" style:text-underline-style="none" fo:font-weight="normal" officeooo:rsid="082bbb6f" officeooo:paragraph-rsid="082bbb6f" style:font-style-asian="normal" style:font-weight-asian="normal" style:font-style-complex="normal" style:font-weight-complex="normal"/>
    </style:style>
    <style:style style:name="P484" style:family="paragraph" style:parent-style-name="Standard">
      <style:text-properties fo:language="ru" fo:country="RU" fo:font-style="normal" style:text-underline-style="none" fo:font-weight="normal" officeooo:rsid="083ccebb" officeooo:paragraph-rsid="083ccebb" style:font-style-asian="normal" style:font-weight-asian="normal" style:font-style-complex="normal" style:font-weight-complex="normal"/>
    </style:style>
    <style:style style:name="P485" style:family="paragraph" style:parent-style-name="Standard">
      <style:text-properties fo:language="ru" fo:country="RU" fo:font-style="normal" style:text-underline-style="none" fo:font-weight="normal" officeooo:rsid="08441bc4" officeooo:paragraph-rsid="08441bc4" style:font-style-asian="normal" style:font-weight-asian="normal" style:font-style-complex="normal" style:font-weight-complex="normal"/>
    </style:style>
    <style:style style:name="P486" style:family="paragraph" style:parent-style-name="Standard">
      <style:text-properties fo:language="ru" fo:country="RU" fo:font-style="normal" style:text-underline-style="none" fo:font-weight="normal" officeooo:rsid="087e629a" officeooo:paragraph-rsid="087fa244" style:font-style-asian="normal" style:font-weight-asian="normal" style:font-style-complex="normal" style:font-weight-complex="normal"/>
    </style:style>
    <style:style style:name="P487" style:family="paragraph" style:parent-style-name="Standard">
      <style:text-properties fo:language="ru" fo:country="RU" fo:font-style="normal" style:text-underline-style="none" fo:font-weight="normal" officeooo:rsid="08938790" officeooo:paragraph-rsid="08938790" style:font-style-asian="normal" style:font-weight-asian="normal" style:font-style-complex="normal" style:font-weight-complex="normal"/>
    </style:style>
    <style:style style:name="P488" style:family="paragraph" style:parent-style-name="Standard">
      <style:text-properties fo:language="ru" fo:country="RU" fo:font-style="normal" style:text-underline-style="none" fo:font-weight="normal" officeooo:rsid="089efbab" officeooo:paragraph-rsid="089efbab" style:font-style-asian="normal" style:font-weight-asian="normal" style:font-style-complex="normal" style:font-weight-complex="normal"/>
    </style:style>
    <style:style style:name="P489" style:family="paragraph" style:parent-style-name="Standard">
      <style:text-properties fo:language="ru" fo:country="RU" fo:font-style="normal" style:text-underline-style="none" fo:font-weight="normal" officeooo:rsid="08a5d5f0" officeooo:paragraph-rsid="08a5d5f0" style:font-style-asian="normal" style:font-weight-asian="normal" style:font-style-complex="normal" style:font-weight-complex="normal"/>
    </style:style>
    <style:style style:name="P490" style:family="paragraph" style:parent-style-name="Standard">
      <style:text-properties fo:language="ru" fo:country="RU" fo:font-style="normal" style:text-underline-style="none" fo:font-weight="normal" officeooo:rsid="08a962e1" officeooo:paragraph-rsid="08a962e1" style:font-style-asian="normal" style:font-weight-asian="normal" style:font-style-complex="normal" style:font-weight-complex="normal"/>
    </style:style>
    <style:style style:name="P491" style:family="paragraph" style:parent-style-name="Standard">
      <style:text-properties fo:language="ru" fo:country="RU" fo:font-style="normal" style:text-underline-style="none" fo:font-weight="normal" officeooo:rsid="08aee179" officeooo:paragraph-rsid="08b2940f" style:font-style-asian="normal" style:font-weight-asian="normal" style:font-style-complex="normal" style:font-weight-complex="normal"/>
    </style:style>
    <style:style style:name="P492" style:family="paragraph" style:parent-style-name="Standard">
      <style:text-properties fo:language="ru" fo:country="RU" fo:font-style="normal" style:text-underline-style="none" fo:font-weight="normal" officeooo:rsid="08b52388" officeooo:paragraph-rsid="08b52388" style:font-style-asian="normal" style:font-weight-asian="normal" style:font-style-complex="normal" style:font-weight-complex="normal"/>
    </style:style>
    <style:style style:name="P493" style:family="paragraph" style:parent-style-name="Standard">
      <style:text-properties fo:language="ru" fo:country="RU" fo:font-style="normal" style:text-underline-style="none" fo:font-weight="normal" officeooo:rsid="08c0eed2" officeooo:paragraph-rsid="08c0eed2" style:font-style-asian="normal" style:font-weight-asian="normal" style:font-style-complex="normal" style:font-weight-complex="normal"/>
    </style:style>
    <style:style style:name="P494" style:family="paragraph" style:parent-style-name="Standard">
      <style:text-properties fo:language="ru" fo:country="RU" fo:font-style="normal" style:text-underline-style="none" fo:font-weight="normal" officeooo:rsid="08dcb3aa" officeooo:paragraph-rsid="08f7a4f2" style:font-style-asian="normal" style:font-weight-asian="normal" style:font-style-complex="normal" style:font-weight-complex="normal"/>
    </style:style>
    <style:style style:name="P495" style:family="paragraph" style:parent-style-name="Standard">
      <style:text-properties fo:language="ru" fo:country="RU" fo:font-style="normal" style:text-underline-style="none" fo:font-weight="normal" officeooo:rsid="08fd2433" officeooo:paragraph-rsid="0902e63e" style:font-style-asian="normal" style:font-weight-asian="normal" style:font-style-complex="normal" style:font-weight-complex="normal"/>
    </style:style>
    <style:style style:name="P496" style:family="paragraph" style:parent-style-name="Standard">
      <style:text-properties fo:language="ru" fo:country="RU" fo:font-style="normal" style:text-underline-style="none" fo:font-weight="normal" officeooo:rsid="09067260" officeooo:paragraph-rsid="090fa021" style:font-style-asian="normal" style:font-weight-asian="normal" style:font-style-complex="normal" style:font-weight-complex="normal"/>
    </style:style>
    <style:style style:name="P497" style:family="paragraph" style:parent-style-name="Standard">
      <style:text-properties fo:language="ru" fo:country="RU" fo:font-style="normal" style:text-underline-style="none" fo:font-weight="normal" officeooo:rsid="09154549" officeooo:paragraph-rsid="09226c7b" style:font-style-asian="normal" style:font-weight-asian="normal" style:font-style-complex="normal" style:font-weight-complex="normal"/>
    </style:style>
    <style:style style:name="P498" style:family="paragraph" style:parent-style-name="Standard">
      <style:text-properties fo:language="ru" fo:country="RU" fo:font-style="normal" style:text-underline-style="none" fo:font-weight="normal" officeooo:rsid="091f8041" officeooo:paragraph-rsid="09226c7b" style:font-style-asian="normal" style:font-weight-asian="normal" style:font-style-complex="normal" style:font-weight-complex="normal"/>
    </style:style>
    <style:style style:name="P499" style:family="paragraph" style:parent-style-name="Standard">
      <style:text-properties fo:language="ru" fo:country="RU" fo:font-style="normal" style:text-underline-style="none" fo:font-weight="normal" officeooo:rsid="092d90e3" officeooo:paragraph-rsid="092d90e3" style:font-style-asian="normal" style:font-weight-asian="normal" style:font-style-complex="normal" style:font-weight-complex="normal"/>
    </style:style>
    <style:style style:name="P500" style:family="paragraph" style:parent-style-name="Standard">
      <style:text-properties fo:language="ru" fo:country="RU" fo:font-style="normal" style:text-underline-style="none" fo:font-weight="normal" officeooo:rsid="09344a84" officeooo:paragraph-rsid="09368a44" style:font-style-asian="normal" style:font-weight-asian="normal" style:font-style-complex="normal" style:font-weight-complex="normal"/>
    </style:style>
    <style:style style:name="P501" style:family="paragraph" style:parent-style-name="Standard">
      <style:text-properties fo:language="ru" fo:country="RU" fo:font-style="normal" style:text-underline-style="none" fo:font-weight="normal" officeooo:rsid="095105c4" officeooo:paragraph-rsid="095153a9" style:font-style-asian="normal" style:font-weight-asian="normal" style:font-style-complex="normal" style:font-weight-complex="normal"/>
    </style:style>
    <style:style style:name="P502" style:family="paragraph" style:parent-style-name="Standard">
      <style:text-properties fo:language="ru" fo:country="RU" fo:font-style="normal" style:text-underline-style="none" fo:font-weight="normal" officeooo:rsid="0952d07f" officeooo:paragraph-rsid="0952d07f" style:font-style-asian="normal" style:font-weight-asian="normal" style:font-style-complex="normal" style:font-weight-complex="normal"/>
    </style:style>
    <style:style style:name="P503" style:family="paragraph" style:parent-style-name="Standard">
      <style:text-properties fo:language="ru" fo:country="RU" fo:font-style="normal" style:text-underline-style="none" fo:font-weight="normal" officeooo:rsid="0959de01" officeooo:paragraph-rsid="0959de01" style:font-style-asian="normal" style:font-weight-asian="normal" style:font-style-complex="normal" style:font-weight-complex="normal"/>
    </style:style>
    <style:style style:name="P504" style:family="paragraph" style:parent-style-name="Standard">
      <style:text-properties fo:language="ru" fo:country="RU" fo:font-style="normal" style:text-underline-style="none" fo:font-weight="normal" officeooo:rsid="0961a074" officeooo:paragraph-rsid="0961a074" style:font-style-asian="normal" style:font-weight-asian="normal" style:font-style-complex="normal" style:font-weight-complex="normal"/>
    </style:style>
    <style:style style:name="P505" style:family="paragraph" style:parent-style-name="Standard">
      <style:text-properties fo:language="ru" fo:country="RU" fo:font-style="normal" style:text-underline-style="none" fo:font-weight="normal" officeooo:rsid="0966013a" officeooo:paragraph-rsid="0966013a" style:font-style-asian="normal" style:font-weight-asian="normal" style:font-style-complex="normal" style:font-weight-complex="normal"/>
    </style:style>
    <style:style style:name="P506" style:family="paragraph" style:parent-style-name="Standard">
      <style:text-properties fo:language="ru" fo:country="RU" fo:font-style="normal" style:text-underline-style="none" fo:font-weight="normal" officeooo:rsid="09679dbd" officeooo:paragraph-rsid="09679dbd" style:font-style-asian="normal" style:font-weight-asian="normal" style:font-style-complex="normal" style:font-weight-complex="normal"/>
    </style:style>
    <style:style style:name="P507" style:family="paragraph" style:parent-style-name="Standard">
      <style:text-properties fo:language="ru" fo:country="RU" fo:font-style="normal" style:text-underline-style="none" fo:font-weight="normal" officeooo:rsid="096fd31f" officeooo:paragraph-rsid="096fd31f" style:font-style-asian="normal" style:font-weight-asian="normal" style:font-style-complex="normal" style:font-weight-complex="normal"/>
    </style:style>
    <style:style style:name="P508" style:family="paragraph" style:parent-style-name="Standard">
      <style:text-properties fo:language="ru" fo:country="RU" fo:font-style="normal" style:text-underline-style="none" fo:font-weight="normal" officeooo:rsid="097bfbfb" officeooo:paragraph-rsid="097bfbfb" style:font-style-asian="normal" style:font-weight-asian="normal" style:font-style-complex="normal" style:font-weight-complex="normal"/>
    </style:style>
    <style:style style:name="P509" style:family="paragraph" style:parent-style-name="Standard">
      <style:text-properties fo:language="ru" fo:country="RU" fo:font-style="normal" style:text-underline-style="none" fo:font-weight="normal" officeooo:rsid="09853b81" officeooo:paragraph-rsid="09887de3" style:font-style-asian="normal" style:font-weight-asian="normal" style:font-style-complex="normal" style:font-weight-complex="normal"/>
    </style:style>
    <style:style style:name="P510" style:family="paragraph" style:parent-style-name="Standard">
      <style:text-properties fo:language="ru" fo:country="RU" fo:font-style="normal" style:text-underline-style="none" fo:font-weight="normal" officeooo:rsid="09903a5c" officeooo:paragraph-rsid="09903a5c" style:font-style-asian="normal" style:font-weight-asian="normal" style:font-style-complex="normal" style:font-weight-complex="normal"/>
    </style:style>
    <style:style style:name="P511" style:family="paragraph" style:parent-style-name="Standard">
      <style:text-properties fo:language="ru" fo:country="RU" fo:font-style="normal" style:text-underline-style="none" fo:font-weight="normal" officeooo:rsid="099900c5" officeooo:paragraph-rsid="09a2e58f" style:font-style-asian="normal" style:font-weight-asian="normal" style:font-style-complex="normal" style:font-weight-complex="normal"/>
    </style:style>
    <style:style style:name="P512" style:family="paragraph" style:parent-style-name="Standard">
      <style:text-properties fo:language="ru" fo:country="RU" fo:font-style="normal" style:text-underline-style="none" fo:font-weight="normal" officeooo:rsid="09b692a8" officeooo:paragraph-rsid="09b692a8" style:font-style-asian="normal" style:font-weight-asian="normal" style:font-style-complex="normal" style:font-weight-complex="normal"/>
    </style:style>
    <style:style style:name="P513" style:family="paragraph" style:parent-style-name="Standard">
      <style:text-properties fo:language="ru" fo:country="RU" fo:font-style="normal" style:text-underline-style="none" fo:font-weight="normal" officeooo:rsid="09c7004a" officeooo:paragraph-rsid="09eb11a1" style:font-style-asian="normal" style:font-weight-asian="normal" style:font-style-complex="normal" style:font-weight-complex="normal"/>
    </style:style>
    <style:style style:name="P514" style:family="paragraph" style:parent-style-name="Standard">
      <style:text-properties fo:language="ru" fo:country="RU" fo:font-style="normal" style:text-underline-style="none" fo:font-weight="normal" officeooo:rsid="09ef85b2" officeooo:paragraph-rsid="0a01d82b" style:font-style-asian="normal" style:font-weight-asian="normal" style:font-style-complex="normal" style:font-weight-complex="normal"/>
    </style:style>
    <style:style style:name="P515" style:family="paragraph" style:parent-style-name="Standard">
      <style:text-properties fo:language="ru" fo:country="RU" fo:font-style="normal" style:text-underline-style="none" fo:font-weight="normal" officeooo:rsid="0a025afd" officeooo:paragraph-rsid="0a025afd" style:font-style-asian="normal" style:font-weight-asian="normal" style:font-style-complex="normal" style:font-weight-complex="normal"/>
    </style:style>
    <style:style style:name="P516" style:family="paragraph" style:parent-style-name="Standard">
      <style:text-properties fo:language="ru" fo:country="RU" fo:font-style="normal" style:text-underline-style="none" fo:font-weight="normal" officeooo:rsid="0a10bf07" officeooo:paragraph-rsid="0a195f8a" style:font-style-asian="normal" style:font-weight-asian="normal" style:font-style-complex="normal" style:font-weight-complex="normal"/>
    </style:style>
    <style:style style:name="P517" style:family="paragraph" style:parent-style-name="Standard">
      <style:text-properties fo:language="ru" fo:country="RU" fo:font-style="normal" style:text-underline-style="none" fo:font-weight="normal" officeooo:rsid="0a29bbe8" officeooo:paragraph-rsid="0a304547" style:font-style-asian="normal" style:font-weight-asian="normal" style:font-style-complex="normal" style:font-weight-complex="normal"/>
    </style:style>
    <style:style style:name="P518" style:family="paragraph" style:parent-style-name="Standard">
      <style:text-properties fo:language="ru" fo:country="RU" fo:font-style="normal" style:text-underline-style="none" fo:font-weight="normal" officeooo:rsid="0a325b68" officeooo:paragraph-rsid="0a325b68" style:font-style-asian="normal" style:font-weight-asian="normal" style:font-style-complex="normal" style:font-weight-complex="normal"/>
    </style:style>
    <style:style style:name="P519" style:family="paragraph" style:parent-style-name="Standard">
      <style:text-properties fo:language="ru" fo:country="RU" fo:font-style="normal" style:text-underline-style="none" fo:font-weight="normal" officeooo:rsid="0a3a9684" officeooo:paragraph-rsid="0a3dfdce" style:font-style-asian="normal" style:font-weight-asian="normal" style:font-style-complex="normal" style:font-weight-complex="normal"/>
    </style:style>
    <style:style style:name="P520" style:family="paragraph" style:parent-style-name="Standard">
      <style:text-properties fo:language="ru" fo:country="RU" fo:font-style="normal" style:text-underline-style="none" fo:font-weight="normal" officeooo:rsid="0a49f224" officeooo:paragraph-rsid="0a4e9e3b" style:font-style-asian="normal" style:font-weight-asian="normal" style:font-style-complex="normal" style:font-weight-complex="normal"/>
    </style:style>
    <style:style style:name="P521" style:family="paragraph" style:parent-style-name="Standard">
      <style:text-properties fo:language="ru" fo:country="RU" fo:font-style="normal" style:text-underline-style="none" fo:font-weight="normal" officeooo:rsid="0a51d6ee" officeooo:paragraph-rsid="0a51d6ee" style:font-style-asian="normal" style:font-weight-asian="normal" style:font-style-complex="normal" style:font-weight-complex="normal"/>
    </style:style>
    <style:style style:name="P522" style:family="paragraph" style:parent-style-name="Standard">
      <style:text-properties fo:language="ru" fo:country="RU" fo:font-style="normal" style:text-underline-style="none" fo:font-weight="normal" officeooo:rsid="0a6c4b93" officeooo:paragraph-rsid="0a6c4b93" style:font-style-asian="normal" style:font-weight-asian="normal" style:font-style-complex="normal" style:font-weight-complex="normal"/>
    </style:style>
    <style:style style:name="P523" style:family="paragraph" style:parent-style-name="Standard">
      <style:text-properties fo:language="ru" fo:country="RU" fo:font-style="normal" style:text-underline-style="none" fo:font-weight="normal" officeooo:rsid="0a70e86c" officeooo:paragraph-rsid="0a76df1d" style:font-style-asian="normal" style:font-weight-asian="normal" style:font-style-complex="normal" style:font-weight-complex="normal"/>
    </style:style>
    <style:style style:name="P524" style:family="paragraph" style:parent-style-name="Standard">
      <style:text-properties fo:language="ru" fo:country="RU" fo:font-style="normal" style:text-underline-style="none" fo:font-weight="normal" officeooo:rsid="0a83eda5" officeooo:paragraph-rsid="0a83eda5" style:font-style-asian="normal" style:font-weight-asian="normal" style:font-style-complex="normal" style:font-weight-complex="normal"/>
    </style:style>
    <style:style style:name="P525" style:family="paragraph" style:parent-style-name="Standard">
      <style:text-properties fo:language="ru" fo:country="RU" fo:font-style="normal" style:text-underline-style="none" fo:font-weight="normal" officeooo:rsid="0a883a00" officeooo:paragraph-rsid="0a909663" style:font-style-asian="normal" style:font-weight-asian="normal" style:font-style-complex="normal" style:font-weight-complex="normal"/>
    </style:style>
    <style:style style:name="P526" style:family="paragraph" style:parent-style-name="Standard">
      <style:text-properties fo:language="ru" fo:country="RU" fo:font-style="normal" style:text-underline-style="none" fo:font-weight="normal" officeooo:rsid="0aa46ad7" officeooo:paragraph-rsid="0aa46ad7" style:font-style-asian="normal" style:font-weight-asian="normal" style:font-style-complex="normal" style:font-weight-complex="normal"/>
    </style:style>
    <style:style style:name="P527" style:family="paragraph" style:parent-style-name="Standard">
      <style:text-properties fo:language="ru" fo:country="RU" fo:font-style="normal" style:text-underline-style="none" fo:font-weight="normal" officeooo:rsid="0aa80e52" officeooo:paragraph-rsid="0aa80e52" style:font-style-asian="normal" style:font-weight-asian="normal" style:font-style-complex="normal" style:font-weight-complex="normal"/>
    </style:style>
    <style:style style:name="P528" style:family="paragraph" style:parent-style-name="Standard">
      <style:text-properties fo:language="ru" fo:country="RU" fo:font-style="normal" style:text-underline-style="none" fo:font-weight="normal" officeooo:rsid="0aac381f" officeooo:paragraph-rsid="0abc80c4" style:font-style-asian="normal" style:font-weight-asian="normal" style:font-style-complex="normal" style:font-weight-complex="normal"/>
    </style:style>
    <style:style style:name="P529" style:family="paragraph" style:parent-style-name="Standard">
      <style:text-properties fo:language="ru" fo:country="RU" fo:font-style="normal" style:text-underline-style="none" fo:font-weight="normal" officeooo:rsid="0abe308c" officeooo:paragraph-rsid="0ac1dc2f" style:font-style-asian="normal" style:font-weight-asian="normal" style:font-style-complex="normal" style:font-weight-complex="normal"/>
    </style:style>
    <style:style style:name="P530" style:family="paragraph" style:parent-style-name="Standard">
      <style:text-properties fo:language="ru" fo:country="RU" fo:font-style="normal" style:text-underline-style="none" fo:font-weight="normal" officeooo:rsid="0ad5e6c8" officeooo:paragraph-rsid="0ad5e6c8" style:font-style-asian="normal" style:font-weight-asian="normal" style:font-style-complex="normal" style:font-weight-complex="normal"/>
    </style:style>
    <style:style style:name="P531" style:family="paragraph" style:parent-style-name="Standard">
      <style:text-properties fo:language="ru" fo:country="RU" fo:font-style="normal" style:text-underline-style="none" fo:font-weight="normal" officeooo:rsid="0adc3a41" officeooo:paragraph-rsid="0adc3a41" style:font-style-asian="normal" style:font-weight-asian="normal" style:font-style-complex="normal" style:font-weight-complex="normal"/>
    </style:style>
    <style:style style:name="P532" style:family="paragraph" style:parent-style-name="Standard">
      <style:text-properties fo:language="ru" fo:country="RU" fo:font-style="normal" style:text-underline-style="none" fo:font-weight="normal" officeooo:rsid="0ae5441a" officeooo:paragraph-rsid="0aec10b6" style:font-style-asian="normal" style:font-weight-asian="normal" style:font-style-complex="normal" style:font-weight-complex="normal"/>
    </style:style>
    <style:style style:name="P533" style:family="paragraph" style:parent-style-name="Standard">
      <style:text-properties fo:language="ru" fo:country="RU" fo:font-style="normal" style:text-underline-style="none" fo:font-weight="normal" officeooo:rsid="0af8f324" officeooo:paragraph-rsid="0b015b73" style:font-style-asian="normal" style:font-weight-asian="normal" style:font-style-complex="normal" style:font-weight-complex="normal"/>
    </style:style>
    <style:style style:name="P534" style:family="paragraph" style:parent-style-name="Standard">
      <style:text-properties fo:language="ru" fo:country="RU" fo:font-style="normal" style:text-underline-style="none" fo:font-weight="normal" officeooo:rsid="0b0c1919" officeooo:paragraph-rsid="0b0c1919" style:font-style-asian="normal" style:font-weight-asian="normal" style:font-style-complex="normal" style:font-weight-complex="normal"/>
    </style:style>
    <style:style style:name="P535" style:family="paragraph" style:parent-style-name="Standard">
      <style:text-properties fo:language="ru" fo:country="RU" fo:font-style="normal" style:text-underline-style="none" fo:font-weight="normal" officeooo:rsid="0b0ef1f5" officeooo:paragraph-rsid="0b0ef1f5" style:font-style-asian="normal" style:font-weight-asian="normal" style:font-style-complex="normal" style:font-weight-complex="normal"/>
    </style:style>
    <style:style style:name="P536" style:family="paragraph" style:parent-style-name="Standard">
      <style:text-properties fo:language="ru" fo:country="RU" fo:font-style="normal" style:text-underline-style="none" fo:font-weight="normal" officeooo:rsid="0b1ce609" officeooo:paragraph-rsid="0b1f72bd" style:font-style-asian="normal" style:font-weight-asian="normal" style:font-style-complex="normal" style:font-weight-complex="normal"/>
    </style:style>
    <style:style style:name="P537" style:family="paragraph" style:parent-style-name="Standard">
      <style:text-properties fo:language="ru" fo:country="RU" fo:font-style="normal" style:text-underline-style="none" fo:font-weight="normal" officeooo:rsid="0b24daa1" officeooo:paragraph-rsid="0b26a0f9" style:font-style-asian="normal" style:font-weight-asian="normal" style:font-style-complex="normal" style:font-weight-complex="normal"/>
    </style:style>
    <style:style style:name="P538" style:family="paragraph" style:parent-style-name="Standard">
      <style:text-properties fo:language="ru" fo:country="RU" fo:font-style="normal" style:text-underline-style="none" fo:font-weight="normal" officeooo:rsid="0b2fe24e" officeooo:paragraph-rsid="0b2fe24e" style:font-style-asian="normal" style:font-weight-asian="normal" style:font-style-complex="normal" style:font-weight-complex="normal"/>
    </style:style>
    <style:style style:name="P539" style:family="paragraph" style:parent-style-name="Standard">
      <style:text-properties fo:language="ru" fo:country="RU" fo:font-style="normal" style:text-underline-style="none" fo:font-weight="normal" officeooo:rsid="0b5fcde6" officeooo:paragraph-rsid="0b5fcde6" style:font-style-asian="normal" style:font-weight-asian="normal" style:font-style-complex="normal" style:font-weight-complex="normal"/>
    </style:style>
    <style:style style:name="P540" style:family="paragraph" style:parent-style-name="Standard">
      <style:text-properties fo:language="ru" fo:country="RU" fo:font-style="normal" style:text-underline-style="none" fo:font-weight="normal" officeooo:rsid="0b68af36" officeooo:paragraph-rsid="0b68af36" style:font-style-asian="normal" style:font-weight-asian="normal" style:font-style-complex="normal" style:font-weight-complex="normal"/>
    </style:style>
    <style:style style:name="P541" style:family="paragraph" style:parent-style-name="Standard">
      <style:text-properties fo:language="ru" fo:country="RU" fo:font-style="normal" style:text-underline-style="none" fo:font-weight="normal" officeooo:rsid="0b6d991c" officeooo:paragraph-rsid="0b6d991c" style:font-style-asian="normal" style:font-weight-asian="normal" style:font-style-complex="normal" style:font-weight-complex="normal"/>
    </style:style>
    <style:style style:name="P542" style:family="paragraph" style:parent-style-name="Standard">
      <style:text-properties fo:language="ru" fo:country="RU" fo:font-style="normal" style:text-underline-style="none" fo:font-weight="normal" officeooo:rsid="0b780a83" officeooo:paragraph-rsid="0b79d31a" style:font-style-asian="normal" style:font-weight-asian="normal" style:font-style-complex="normal" style:font-weight-complex="normal"/>
    </style:style>
    <style:style style:name="P543" style:family="paragraph" style:parent-style-name="Standard">
      <style:text-properties fo:language="ru" fo:country="RU" fo:font-style="normal" style:text-underline-style="none" fo:font-weight="normal" officeooo:rsid="0b7bc000" officeooo:paragraph-rsid="0b7bc000" style:font-style-asian="normal" style:font-weight-asian="normal" style:font-style-complex="normal" style:font-weight-complex="normal"/>
    </style:style>
    <style:style style:name="P544" style:family="paragraph" style:parent-style-name="Standard">
      <style:text-properties fo:language="ru" fo:country="RU" fo:font-style="normal" style:text-underline-style="none" fo:font-weight="normal" officeooo:rsid="0b854014" officeooo:paragraph-rsid="0b86ad88" style:font-style-asian="normal" style:font-weight-asian="normal" style:font-style-complex="normal" style:font-weight-complex="normal"/>
    </style:style>
    <style:style style:name="P545" style:family="paragraph" style:parent-style-name="Standard">
      <style:text-properties fo:language="ru" fo:country="RU" fo:font-style="normal" style:text-underline-style="none" fo:font-weight="normal" officeooo:rsid="0b870535" officeooo:paragraph-rsid="0b898d12" style:font-style-asian="normal" style:font-weight-asian="normal" style:font-style-complex="normal" style:font-weight-complex="normal"/>
    </style:style>
    <style:style style:name="P546" style:family="paragraph" style:parent-style-name="Standard">
      <style:text-properties fo:language="ru" fo:country="RU" fo:font-style="normal" style:text-underline-style="none" fo:font-weight="normal" officeooo:rsid="0b95cfd4" officeooo:paragraph-rsid="0ba5e5f2" style:font-style-asian="normal" style:font-weight-asian="normal" style:font-style-complex="normal" style:font-weight-complex="normal"/>
    </style:style>
    <style:style style:name="P547" style:family="paragraph" style:parent-style-name="Standard">
      <style:text-properties fo:language="ru" fo:country="RU" fo:font-style="normal" style:text-underline-style="none" fo:font-weight="normal" officeooo:rsid="0b588559" officeooo:paragraph-rsid="0b570dc6" style:font-style-asian="normal" style:font-weight-asian="normal" style:font-style-complex="normal" style:font-weight-complex="normal"/>
    </style:style>
    <style:style style:name="P548" style:family="paragraph" style:parent-style-name="Standard">
      <style:text-properties fo:language="ru" fo:country="RU" fo:font-style="normal" style:text-underline-style="none" fo:font-weight="normal" officeooo:rsid="0bb447fc" officeooo:paragraph-rsid="0be5b930" style:font-style-asian="normal" style:font-weight-asian="normal" style:font-style-complex="normal" style:font-weight-complex="normal"/>
    </style:style>
    <style:style style:name="P549" style:family="paragraph" style:parent-style-name="Standard">
      <style:text-properties fo:language="ru" fo:country="RU" fo:font-style="normal" style:text-underline-style="none" fo:font-weight="normal" officeooo:rsid="0c3fc6ea" officeooo:paragraph-rsid="0c44e8c8" style:font-style-asian="normal" style:font-weight-asian="normal" style:font-style-complex="normal" style:font-weight-complex="normal"/>
    </style:style>
    <style:style style:name="P550" style:family="paragraph" style:parent-style-name="Standard">
      <style:text-properties fo:language="ru" fo:country="RU" fo:font-style="normal" style:text-underline-style="none" fo:font-weight="normal" officeooo:rsid="0c3f503f" officeooo:paragraph-rsid="0c2b0d47" style:font-style-asian="normal" style:font-weight-asian="normal" style:font-style-complex="normal" style:font-weight-complex="normal"/>
    </style:style>
    <style:style style:name="P551" style:family="paragraph" style:parent-style-name="Standard">
      <style:text-properties fo:language="ru" fo:country="RU" fo:font-style="normal" style:text-underline-style="none" fo:font-weight="normal" officeooo:rsid="0c5c40aa" officeooo:paragraph-rsid="0c6effb3" style:font-style-asian="normal" style:font-weight-asian="normal" style:font-style-complex="normal" style:font-weight-complex="normal"/>
    </style:style>
    <style:style style:name="P552" style:family="paragraph" style:parent-style-name="Standard">
      <style:text-properties fo:language="ru" fo:country="RU" fo:font-style="normal" style:text-underline-style="none" fo:font-weight="normal" officeooo:rsid="0c5c40aa" officeooo:paragraph-rsid="0c762b84" style:font-style-asian="normal" style:font-weight-asian="normal" style:font-style-complex="normal" style:font-weight-complex="normal"/>
    </style:style>
    <style:style style:name="P553" style:family="paragraph" style:parent-style-name="Standard">
      <style:text-properties fo:language="ru" fo:country="RU" fo:font-style="normal" style:text-underline-style="none" fo:font-weight="normal" officeooo:rsid="0c7f6402" officeooo:paragraph-rsid="0c7f6402" style:font-style-asian="normal" style:font-weight-asian="normal" style:font-style-complex="normal" style:font-weight-complex="normal"/>
    </style:style>
    <style:style style:name="P554" style:family="paragraph" style:parent-style-name="Standard">
      <style:text-properties fo:language="ru" fo:country="RU" fo:font-style="normal" style:text-underline-style="none" fo:font-weight="normal" officeooo:rsid="0c8eb4ce" officeooo:paragraph-rsid="0c9cae2a" style:font-style-asian="normal" style:font-weight-asian="normal" style:font-style-complex="normal" style:font-weight-complex="normal"/>
    </style:style>
    <style:style style:name="P555" style:family="paragraph" style:parent-style-name="Standard">
      <style:text-properties fo:language="ru" fo:country="RU" fo:font-style="normal" style:text-underline-style="none" fo:font-weight="normal" officeooo:rsid="0ca259bc" officeooo:paragraph-rsid="0cad01b9" style:font-style-asian="normal" style:font-weight-asian="normal" style:font-style-complex="normal" style:font-weight-complex="normal"/>
    </style:style>
    <style:style style:name="P556" style:family="paragraph" style:parent-style-name="Standard">
      <style:text-properties fo:language="ru" fo:country="RU" fo:font-style="normal" style:text-underline-style="none" fo:font-weight="normal" officeooo:rsid="0cad01b9" officeooo:paragraph-rsid="0cad01b9" style:font-style-asian="normal" style:font-weight-asian="normal" style:font-style-complex="normal" style:font-weight-complex="normal"/>
    </style:style>
    <style:style style:name="P557" style:family="paragraph" style:parent-style-name="Standard">
      <style:text-properties fo:language="ru" fo:country="RU" fo:font-style="normal" style:text-underline-style="none" fo:font-weight="normal" officeooo:rsid="0cb0e498" officeooo:paragraph-rsid="0cb0e498" style:font-style-asian="normal" style:font-weight-asian="normal" style:font-style-complex="normal" style:font-weight-complex="normal"/>
    </style:style>
    <style:style style:name="P558" style:family="paragraph" style:parent-style-name="Standard">
      <style:text-properties fo:language="ru" fo:country="RU" fo:font-style="normal" style:text-underline-style="none" fo:font-weight="normal" officeooo:rsid="0cb76b7f" officeooo:paragraph-rsid="0cd7c024" style:font-style-asian="normal" style:font-weight-asian="normal" style:font-style-complex="normal" style:font-weight-complex="normal"/>
    </style:style>
    <style:style style:name="P559" style:family="paragraph" style:parent-style-name="Standard">
      <style:text-properties fo:language="ru" fo:country="RU" fo:font-style="normal" style:text-underline-style="none" fo:font-weight="normal" officeooo:rsid="0cdd667f" officeooo:paragraph-rsid="0ce40b34" style:font-style-asian="normal" style:font-weight-asian="normal" style:font-style-complex="normal" style:font-weight-complex="normal"/>
    </style:style>
    <style:style style:name="P560" style:family="paragraph" style:parent-style-name="Standard">
      <style:text-properties fo:language="ru" fo:country="RU" fo:font-style="normal" style:text-underline-style="none" fo:font-weight="normal" officeooo:rsid="0cf98d6e" officeooo:paragraph-rsid="0cf98d6e" style:font-style-asian="normal" style:font-weight-asian="normal" style:font-style-complex="normal" style:font-weight-complex="normal"/>
    </style:style>
    <style:style style:name="P561" style:family="paragraph" style:parent-style-name="Standard">
      <style:text-properties fo:language="ru" fo:country="RU" fo:font-style="normal" style:text-underline-style="none" fo:font-weight="normal" officeooo:rsid="0d05d8e0" officeooo:paragraph-rsid="0d05de3e" style:font-style-asian="normal" style:font-weight-asian="normal" style:font-style-complex="normal" style:font-weight-complex="normal"/>
    </style:style>
    <style:style style:name="P562" style:family="paragraph" style:parent-style-name="Standard">
      <style:text-properties fo:language="ru" fo:country="RU" fo:font-style="normal" style:text-underline-style="none" fo:font-weight="normal" officeooo:rsid="0d0889d7" officeooo:paragraph-rsid="0d163240" style:font-style-asian="normal" style:font-weight-asian="normal" style:font-style-complex="normal" style:font-weight-complex="normal"/>
    </style:style>
    <style:style style:name="P563" style:family="paragraph" style:parent-style-name="Standard">
      <style:text-properties fo:language="ru" fo:country="RU" fo:font-style="normal" style:text-underline-style="none" fo:font-weight="normal" officeooo:rsid="0d1a2070" officeooo:paragraph-rsid="0d1a2070" style:font-style-asian="normal" style:font-weight-asian="normal" style:font-style-complex="normal" style:font-weight-complex="normal"/>
    </style:style>
    <style:style style:name="P564" style:family="paragraph" style:parent-style-name="Standard">
      <style:text-properties fo:language="ru" fo:country="RU" fo:font-style="normal" style:text-underline-style="none" fo:font-weight="normal" officeooo:rsid="0d25b4fb" officeooo:paragraph-rsid="0d25b4fb" style:font-style-asian="normal" style:font-weight-asian="normal" style:font-style-complex="normal" style:font-weight-complex="normal"/>
    </style:style>
    <style:style style:name="P565" style:family="paragraph" style:parent-style-name="Standard">
      <style:text-properties fo:language="ru" fo:country="RU" fo:font-style="normal" style:text-underline-style="none" fo:font-weight="normal" officeooo:rsid="0d3b28ee" officeooo:paragraph-rsid="0d3b28ee" style:font-style-asian="normal" style:font-weight-asian="normal" style:font-style-complex="normal" style:font-weight-complex="normal"/>
    </style:style>
    <style:style style:name="P566" style:family="paragraph" style:parent-style-name="Standard">
      <style:text-properties fo:language="ru" fo:country="RU" fo:font-style="normal" style:text-underline-style="none" fo:font-weight="normal" officeooo:rsid="0d4191a3" officeooo:paragraph-rsid="0d438ef1" style:font-style-asian="normal" style:font-weight-asian="normal" style:font-style-complex="normal" style:font-weight-complex="normal"/>
    </style:style>
    <style:style style:name="P567" style:family="paragraph" style:parent-style-name="Standard">
      <style:text-properties fo:language="ru" fo:country="RU" fo:font-style="normal" style:text-underline-style="none" fo:font-weight="normal" officeooo:rsid="0d5144f3" officeooo:paragraph-rsid="0d5144f3" style:font-style-asian="normal" style:font-weight-asian="normal" style:font-style-complex="normal" style:font-weight-complex="normal"/>
    </style:style>
    <style:style style:name="P568" style:family="paragraph" style:parent-style-name="Standard">
      <style:text-properties fo:language="ru" fo:country="RU" fo:font-style="normal" style:text-underline-style="none" fo:font-weight="normal" officeooo:rsid="0d5d619f" officeooo:paragraph-rsid="0d671dc8" style:font-style-asian="normal" style:font-weight-asian="normal" style:font-style-complex="normal" style:font-weight-complex="normal"/>
    </style:style>
    <style:style style:name="P569" style:family="paragraph" style:parent-style-name="Standard">
      <style:text-properties fo:language="ru" fo:country="RU" fo:font-style="normal" style:text-underline-style="none" fo:font-weight="normal" officeooo:rsid="0d709a6b" officeooo:paragraph-rsid="0d7a5e81" style:font-style-asian="normal" style:font-weight-asian="normal" style:font-style-complex="normal" style:font-weight-complex="normal"/>
    </style:style>
    <style:style style:name="P570" style:family="paragraph" style:parent-style-name="Standard">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571" style:family="paragraph" style:parent-style-name="Standard">
      <style:text-properties fo:language="ru" fo:country="RU" fo:font-style="normal" style:text-underline-style="none" fo:font-weight="normal" officeooo:rsid="0d7e4314" officeooo:paragraph-rsid="0d7e4314" style:font-style-asian="normal" style:font-weight-asian="normal" style:font-style-complex="normal" style:font-weight-complex="normal"/>
    </style:style>
    <style:style style:name="P572" style:family="paragraph" style:parent-style-name="Standard">
      <style:text-properties fo:language="ru" fo:country="RU" fo:font-style="normal" style:text-underline-style="none" fo:font-weight="normal" officeooo:rsid="0d821c52" officeooo:paragraph-rsid="0d861e3a" style:font-style-asian="normal" style:font-weight-asian="normal" style:font-style-complex="normal" style:font-weight-complex="normal"/>
    </style:style>
    <style:style style:name="P573" style:family="paragraph" style:parent-style-name="Standard">
      <style:text-properties fo:language="ru" fo:country="RU" fo:font-style="normal" style:text-underline-style="none" fo:font-weight="normal" officeooo:rsid="0d8e1309" officeooo:paragraph-rsid="0d90ad08" style:font-style-asian="normal" style:font-weight-asian="normal" style:font-style-complex="normal" style:font-weight-complex="normal"/>
    </style:style>
    <style:style style:name="P574" style:family="paragraph" style:parent-style-name="Standard">
      <style:text-properties fo:language="ru" fo:country="RU" fo:font-style="normal" style:text-underline-style="none" fo:font-weight="normal" officeooo:rsid="0d965795" officeooo:paragraph-rsid="0d965795" style:font-style-asian="normal" style:font-weight-asian="normal" style:font-style-complex="normal" style:font-weight-complex="normal"/>
    </style:style>
    <style:style style:name="P575" style:family="paragraph" style:parent-style-name="Standard">
      <style:text-properties fo:language="ru" fo:country="RU" fo:font-style="normal" style:text-underline-style="none" fo:font-weight="normal" officeooo:rsid="0d965795" officeooo:paragraph-rsid="0d989b54" style:font-style-asian="normal" style:font-weight-asian="normal" style:font-style-complex="normal" style:font-weight-complex="normal"/>
    </style:style>
    <style:style style:name="P576" style:family="paragraph" style:parent-style-name="Standard">
      <style:text-properties fo:language="ru" fo:country="RU" fo:font-style="normal" style:text-underline-style="none" fo:font-weight="normal" officeooo:rsid="0d9eac81" officeooo:paragraph-rsid="0d9eac81" style:font-style-asian="normal" style:font-weight-asian="normal" style:font-style-complex="normal" style:font-weight-complex="normal"/>
    </style:style>
    <style:style style:name="P577" style:family="paragraph" style:parent-style-name="Standard">
      <style:text-properties fo:language="ru" fo:country="RU" fo:font-style="normal" style:text-underline-style="none" fo:font-weight="normal" officeooo:rsid="0daf8f1d" officeooo:paragraph-rsid="0daf8f1d" style:font-style-asian="normal" style:font-weight-asian="normal" style:font-style-complex="normal" style:font-weight-complex="normal"/>
    </style:style>
    <style:style style:name="P578" style:family="paragraph" style:parent-style-name="Standard">
      <style:text-properties fo:language="ru" fo:country="RU" fo:font-style="normal" style:text-underline-style="none" fo:font-weight="normal" officeooo:rsid="0db79b4e" officeooo:paragraph-rsid="0dc0684c" style:font-style-asian="normal" style:font-weight-asian="normal" style:font-style-complex="normal" style:font-weight-complex="normal"/>
    </style:style>
    <style:style style:name="P579" style:family="paragraph" style:parent-style-name="Standard">
      <style:text-propertie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580" style:family="paragraph" style:parent-style-name="Standard">
      <style:text-properties fo:language="ru" fo:country="RU" fo:font-style="normal" style:text-underline-style="none" fo:font-weight="normal" officeooo:rsid="0dc98e70" officeooo:paragraph-rsid="0dce39f6" style:font-style-asian="normal" style:font-weight-asian="normal" style:font-style-complex="normal" style:font-weight-complex="normal"/>
    </style:style>
    <style:style style:name="P581" style:family="paragraph" style:parent-style-name="Standard">
      <style:text-properties fo:language="ru" fo:country="RU" fo:font-style="normal" style:text-underline-style="none" fo:font-weight="normal" officeooo:rsid="0dd2560e" officeooo:paragraph-rsid="0dd2560e" style:font-style-asian="normal" style:font-weight-asian="normal" style:font-style-complex="normal" style:font-weight-complex="normal"/>
    </style:style>
    <style:style style:name="P582" style:family="paragraph" style:parent-style-name="Standard">
      <style:text-properties fo:language="ru" fo:country="RU" fo:font-style="normal" style:text-underline-style="none" fo:font-weight="normal" officeooo:rsid="0ddb85c7" officeooo:paragraph-rsid="0ddef95f" style:font-style-asian="normal" style:font-weight-asian="normal" style:font-style-complex="normal" style:font-weight-complex="normal"/>
    </style:style>
    <style:style style:name="P583" style:family="paragraph" style:parent-style-name="Standard">
      <style:text-properties fo:language="ru" fo:country="RU" fo:font-style="normal" style:text-underline-style="none" fo:font-weight="normal" officeooo:rsid="0de5387b" officeooo:paragraph-rsid="0de6e835" style:font-style-asian="normal" style:font-weight-asian="normal" style:font-style-complex="normal" style:font-weight-complex="normal"/>
    </style:style>
    <style:style style:name="P584" style:family="paragraph" style:parent-style-name="Standard">
      <style:text-properties fo:language="ru" fo:country="RU" fo:font-style="normal" style:text-underline-style="none" fo:font-weight="normal" officeooo:rsid="0dfa5905" officeooo:paragraph-rsid="0dfd43b0" style:font-style-asian="normal" style:font-weight-asian="normal" style:font-style-complex="normal" style:font-weight-complex="normal"/>
    </style:style>
    <style:style style:name="P585" style:family="paragraph" style:parent-style-name="Standard">
      <style:text-properties fo:language="ru" fo:country="RU" fo:font-style="normal" style:text-underline-style="none" fo:font-weight="normal" officeooo:rsid="0e03504f" officeooo:paragraph-rsid="0e04b0d0" style:font-style-asian="normal" style:font-weight-asian="normal" style:font-style-complex="normal" style:font-weight-complex="normal"/>
    </style:style>
    <style:style style:name="P586" style:family="paragraph" style:parent-style-name="Standard">
      <style:text-properties fo:language="ru" fo:country="RU" fo:font-style="normal" style:text-underline-style="none" fo:font-weight="normal" officeooo:rsid="0e04b0d0" officeooo:paragraph-rsid="0e0a9f92" style:font-style-asian="normal" style:font-weight-asian="normal" style:font-style-complex="normal" style:font-weight-complex="normal"/>
    </style:style>
    <style:style style:name="P587" style:family="paragraph" style:parent-style-name="Standard">
      <style:text-properties fo:language="ru" fo:country="RU" fo:font-style="normal" style:text-underline-style="none" fo:font-weight="normal" officeooo:rsid="0e06e251" officeooo:paragraph-rsid="0e0a9f92" style:font-style-asian="normal" style:font-weight-asian="normal" style:font-style-complex="normal" style:font-weight-complex="normal"/>
    </style:style>
    <style:style style:name="P588" style:family="paragraph" style:parent-style-name="Standard">
      <style:text-properties fo:language="ru" fo:country="RU" fo:font-style="normal" style:text-underline-style="none" fo:font-weight="normal" officeooo:rsid="0e07a54b" officeooo:paragraph-rsid="0e0a9f92" style:font-style-asian="normal" style:font-weight-asian="normal" style:font-style-complex="normal" style:font-weight-complex="normal"/>
    </style:style>
    <style:style style:name="P589" style:family="paragraph" style:parent-style-name="Standard">
      <style:text-properties fo:language="ru" fo:country="RU" fo:font-style="normal" style:text-underline-style="none" fo:font-weight="normal" officeooo:rsid="0e083318" officeooo:paragraph-rsid="0e0a9f92" style:font-style-asian="normal" style:font-weight-asian="normal" style:font-style-complex="normal" style:font-weight-complex="normal"/>
    </style:style>
    <style:style style:name="P590" style:family="paragraph" style:parent-style-name="Standard">
      <style:text-properties fo:language="ru" fo:country="RU" fo:font-style="normal" style:text-underline-style="none" fo:font-weight="normal" officeooo:rsid="0e09d242" officeooo:paragraph-rsid="0e0a9f92" style:font-style-asian="normal" style:font-weight-asian="normal" style:font-style-complex="normal" style:font-weight-complex="normal"/>
    </style:style>
    <style:style style:name="P591" style:family="paragraph" style:parent-style-name="Standard">
      <style:text-properties fo:language="ru" fo:country="RU" fo:font-style="normal" style:text-underline-style="none" fo:font-weight="normal" officeooo:rsid="0e0a9f92" officeooo:paragraph-rsid="0e0a9f92" style:font-style-asian="normal" style:font-weight-asian="normal" style:font-style-complex="normal" style:font-weight-complex="normal"/>
    </style:style>
    <style:style style:name="P592" style:family="paragraph" style:parent-style-name="Standard">
      <style:text-properties fo:language="ru" fo:country="RU" fo:font-style="normal" style:text-underline-style="none" fo:font-weight="normal" officeooo:rsid="0e126e57" officeooo:paragraph-rsid="0e126e57" style:font-style-asian="normal" style:font-weight-asian="normal" style:font-style-complex="normal" style:font-weight-complex="normal"/>
    </style:style>
    <style:style style:name="P593" style:family="paragraph" style:parent-style-name="Standard">
      <style:text-properties fo:language="ru" fo:country="RU" fo:font-style="normal" style:text-underline-style="none" fo:font-weight="normal" officeooo:rsid="0e242c06" officeooo:paragraph-rsid="0e2561b3" style:font-style-asian="normal" style:font-weight-asian="normal" style:font-style-complex="normal" style:font-weight-complex="normal"/>
    </style:style>
    <style:style style:name="P594" style:family="paragraph" style:parent-style-name="Standard">
      <style:text-properties fo:language="ru" fo:country="RU" fo:font-style="normal" style:text-underline-style="none" fo:font-weight="normal" officeooo:rsid="0e2f8b87" officeooo:paragraph-rsid="0e2ffce4" style:font-style-asian="normal" style:font-weight-asian="normal" style:font-style-complex="normal" style:font-weight-complex="normal"/>
    </style:style>
    <style:style style:name="P595" style:family="paragraph" style:parent-style-name="Standard">
      <style:text-properties fo:language="ru" fo:country="RU" fo:font-style="normal" style:text-underline-style="none" fo:font-weight="normal" officeooo:rsid="0e40d71a" officeooo:paragraph-rsid="0e548345" style:font-style-asian="normal" style:font-weight-asian="normal" style:font-style-complex="normal" style:font-weight-complex="normal"/>
    </style:style>
    <style:style style:name="P596" style:family="paragraph" style:parent-style-name="Standard">
      <style:text-properties fo:language="ru" fo:country="RU" fo:font-style="normal" style:text-underline-style="none" fo:font-weight="normal" officeooo:rsid="0e553ac8" officeooo:paragraph-rsid="0e56c1d3" style:font-style-asian="normal" style:font-weight-asian="normal" style:font-style-complex="normal" style:font-weight-complex="normal"/>
    </style:style>
    <style:style style:name="P597" style:family="paragraph" style:parent-style-name="Standard">
      <style:text-properties fo:language="ru" fo:country="RU" fo:font-style="normal" style:text-underline-style="none" fo:font-weight="normal" officeooo:rsid="0e5d16fa" officeooo:paragraph-rsid="0e69749e" style:font-style-asian="normal" style:font-weight-asian="normal" style:font-style-complex="normal" style:font-weight-complex="normal"/>
    </style:style>
    <style:style style:name="P598" style:family="paragraph" style:parent-style-name="Standard">
      <style:text-properties fo:language="ru" fo:country="RU" fo:font-style="normal" style:text-underline-style="none" fo:font-weight="normal" officeooo:rsid="0e72dee9" officeooo:paragraph-rsid="0e72dee9" style:font-style-asian="normal" style:font-weight-asian="normal" style:font-style-complex="normal" style:font-weight-complex="normal"/>
    </style:style>
    <style:style style:name="P599" style:family="paragraph" style:parent-style-name="Standard">
      <style:text-properties fo:language="ru" fo:country="RU" fo:font-style="normal" style:text-underline-style="none" fo:font-weight="normal" officeooo:rsid="0e78f047" officeooo:paragraph-rsid="0e801151" style:font-style-asian="normal" style:font-weight-asian="normal" style:font-style-complex="normal" style:font-weight-complex="normal"/>
    </style:style>
    <style:style style:name="P600" style:family="paragraph" style:parent-style-name="Standard">
      <style:text-properties fo:language="ru" fo:country="RU" fo:font-style="normal" style:text-underline-style="none" fo:font-weight="normal" officeooo:rsid="0e82f389" officeooo:paragraph-rsid="0e869332" style:font-style-asian="normal" style:font-weight-asian="normal" style:font-style-complex="normal" style:font-weight-complex="normal"/>
    </style:style>
    <style:style style:name="P601" style:family="paragraph" style:parent-style-name="Standard">
      <style:text-properties fo:language="ru" fo:country="RU" fo:font-style="normal" style:text-underline-style="none" fo:font-weight="normal" officeooo:rsid="0e972d47" officeooo:paragraph-rsid="0e972d47" style:font-style-asian="normal" style:font-weight-asian="normal" style:font-style-complex="normal" style:font-weight-complex="normal"/>
    </style:style>
    <style:style style:name="P602" style:family="paragraph" style:parent-style-name="Standard">
      <style:text-properties fo:language="ru" fo:country="RU" fo:font-style="normal" style:text-underline-style="none" fo:font-weight="normal" officeooo:rsid="0ea0ee0d" officeooo:paragraph-rsid="0eaec838" style:font-style-asian="normal" style:font-weight-asian="normal" style:font-style-complex="normal" style:font-weight-complex="normal"/>
    </style:style>
    <style:style style:name="P603" style:family="paragraph" style:parent-style-name="Standard">
      <style:text-properties fo:language="ru" fo:country="RU" fo:font-style="normal" style:text-underline-style="none" fo:font-weight="normal" officeooo:rsid="0eb5bd09" officeooo:paragraph-rsid="0eb5bd09" style:font-style-asian="normal" style:font-weight-asian="normal" style:font-style-complex="normal" style:font-weight-complex="normal"/>
    </style:style>
    <style:style style:name="P604" style:family="paragraph" style:parent-style-name="Standard">
      <style:text-properties fo:language="ru" fo:country="RU" fo:font-style="normal" style:text-underline-style="none" fo:font-weight="normal" officeooo:rsid="0ebc4311" officeooo:paragraph-rsid="0ebc4311" style:font-style-asian="normal" style:font-weight-asian="normal" style:font-style-complex="normal" style:font-weight-complex="normal"/>
    </style:style>
    <style:style style:name="P605" style:family="paragraph" style:parent-style-name="Standard">
      <style:text-properties fo:language="ru" fo:country="RU" fo:font-style="normal" style:text-underline-style="none" fo:font-weight="normal" officeooo:rsid="0ec7ad8d" officeooo:paragraph-rsid="0ec86a0d" style:font-style-asian="normal" style:font-weight-asian="normal" style:font-style-complex="normal" style:font-weight-complex="normal"/>
    </style:style>
    <style:style style:name="P606" style:family="paragraph" style:parent-style-name="Standard">
      <style:text-properties fo:language="ru" fo:country="RU" fo:font-style="normal" style:text-underline-style="none" fo:font-weight="normal" officeooo:rsid="0ec8e59f" officeooo:paragraph-rsid="0ec8e59f" style:font-style-asian="normal" style:font-weight-asian="normal" style:font-style-complex="normal" style:font-weight-complex="normal"/>
    </style:style>
    <style:style style:name="P607" style:family="paragraph" style:parent-style-name="Standard">
      <style:text-properties fo:language="ru" fo:country="RU" fo:font-style="normal" style:text-underline-style="none" fo:font-weight="normal" officeooo:rsid="0ee9d2dd" officeooo:paragraph-rsid="0ef19c5d" style:font-style-asian="normal" style:font-weight-asian="normal" style:font-style-complex="normal" style:font-weight-complex="normal"/>
    </style:style>
    <style:style style:name="P608" style:family="paragraph" style:parent-style-name="Standard">
      <style:text-properties fo:language="ru" fo:country="RU" fo:font-style="normal" style:text-underline-style="none" fo:font-weight="normal" officeooo:rsid="0f053073" officeooo:paragraph-rsid="0f053073" style:font-style-asian="normal" style:font-weight-asian="normal" style:font-style-complex="normal" style:font-weight-complex="normal"/>
    </style:style>
    <style:style style:name="P609" style:family="paragraph" style:parent-style-name="Standard">
      <style:text-properties fo:language="ru" fo:country="RU" fo:font-style="normal" style:text-underline-style="none" fo:font-weight="normal" officeooo:rsid="0f11cec1" officeooo:paragraph-rsid="0f193c4b" style:font-style-asian="normal" style:font-weight-asian="normal" style:font-style-complex="normal" style:font-weight-complex="normal"/>
    </style:style>
    <style:style style:name="P610" style:family="paragraph" style:parent-style-name="Standard">
      <style:text-properties fo:language="ru" fo:country="RU" fo:font-style="normal" style:text-underline-style="none" fo:font-weight="normal" officeooo:rsid="0f1985a1" officeooo:paragraph-rsid="0f207465" style:font-style-asian="normal" style:font-weight-asian="normal" style:font-style-complex="normal" style:font-weight-complex="normal"/>
    </style:style>
    <style:style style:name="P611" style:family="paragraph" style:parent-style-name="Standard">
      <style:text-properties fo:language="ru" fo:country="RU" fo:font-style="normal" style:text-underline-style="none" fo:font-weight="normal" officeooo:rsid="0f29c7c7" officeooo:paragraph-rsid="0f2db324" style:font-style-asian="normal" style:font-weight-asian="normal" style:font-style-complex="normal" style:font-weight-complex="normal"/>
    </style:style>
    <style:style style:name="P612" style:family="paragraph" style:parent-style-name="Standard">
      <style:text-properties fo:language="ru" fo:country="RU" fo:font-style="normal" style:text-underline-style="none" fo:font-weight="normal" officeooo:rsid="0f3096ae" officeooo:paragraph-rsid="0f417470" style:font-style-asian="normal" style:font-weight-asian="normal" style:font-style-complex="normal" style:font-weight-complex="normal"/>
    </style:style>
    <style:style style:name="P613" style:family="paragraph" style:parent-style-name="Standard">
      <style:text-properties fo:language="ru" fo:country="RU" fo:font-style="normal" style:text-underline-style="none" fo:font-weight="normal" officeooo:rsid="0ef19c5d" officeooo:paragraph-rsid="0ef19c5d" style:font-style-asian="normal" style:font-weight-asian="normal" style:font-style-complex="normal" style:font-weight-complex="normal"/>
    </style:style>
    <style:style style:name="P614" style:family="paragraph" style:parent-style-name="Standard">
      <style:text-properties fo:language="ru" fo:country="RU" fo:font-style="normal" style:text-underline-style="none" fo:font-weight="normal" officeooo:rsid="0f68d027" officeooo:paragraph-rsid="0f68d027" style:font-style-asian="normal" style:font-weight-asian="normal" style:font-style-complex="normal" style:font-weight-complex="normal"/>
    </style:style>
    <style:style style:name="P615" style:family="paragraph" style:parent-style-name="Standard">
      <style:text-properties fo:language="ru" fo:country="RU" fo:font-style="normal" style:text-underline-style="none" fo:font-weight="normal" officeooo:rsid="0f729cb5" officeooo:paragraph-rsid="0f729cb5" style:font-style-asian="normal" style:font-weight-asian="normal" style:font-style-complex="normal" style:font-weight-complex="normal"/>
    </style:style>
    <style:style style:name="P616" style:family="paragraph" style:parent-style-name="Standard">
      <style:text-properties fo:language="ru" fo:country="RU" fo:font-style="normal" style:text-underline-style="none" fo:font-weight="normal" officeooo:rsid="0f7547d4" officeooo:paragraph-rsid="0f7547d4" style:font-style-asian="normal" style:font-weight-asian="normal" style:font-style-complex="normal" style:font-weight-complex="normal"/>
    </style:style>
    <style:style style:name="P617" style:family="paragraph" style:parent-style-name="Standard">
      <style:text-properties fo:language="ru" fo:country="RU" fo:font-style="normal" style:text-underline-style="none" fo:font-weight="normal" officeooo:rsid="0f7a9147" officeooo:paragraph-rsid="0f7a9147" style:font-style-asian="normal" style:font-weight-asian="normal" style:font-style-complex="normal" style:font-weight-complex="normal"/>
    </style:style>
    <style:style style:name="P618" style:family="paragraph" style:parent-style-name="Standard">
      <style:text-properties fo:language="ru" fo:country="RU" fo:font-style="normal" style:text-underline-style="none" fo:font-weight="normal" officeooo:rsid="0f80ab82" officeooo:paragraph-rsid="0f813660" style:font-style-asian="normal" style:font-weight-asian="normal" style:font-style-complex="normal" style:font-weight-complex="normal"/>
    </style:style>
    <style:style style:name="P619" style:family="paragraph" style:parent-style-name="Standard">
      <style:text-properties fo:language="ru" fo:country="RU" fo:font-style="normal" style:text-underline-style="none" fo:font-weight="normal" officeooo:rsid="0f80ab82" officeooo:paragraph-rsid="0f8d31da" style:font-style-asian="normal" style:font-weight-asian="normal" style:font-style-complex="normal" style:font-weight-complex="normal"/>
    </style:style>
    <style:style style:name="P620" style:family="paragraph" style:parent-style-name="Standard">
      <style:text-properties fo:language="ru" fo:country="RU" fo:font-style="normal" style:text-underline-style="none" fo:font-weight="normal" officeooo:rsid="0f90bad1" officeooo:paragraph-rsid="0fa7467c" style:font-style-asian="normal" style:font-weight-asian="normal" style:font-style-complex="normal" style:font-weight-complex="normal"/>
    </style:style>
    <style:style style:name="P621" style:family="paragraph" style:parent-style-name="Standard">
      <style:text-properties fo:language="ru" fo:country="RU" fo:font-style="normal" style:text-underline-style="none" fo:font-weight="normal" officeooo:rsid="0fa8b9b8" officeooo:paragraph-rsid="0fb7ccc8" style:font-style-asian="normal" style:font-weight-asian="normal" style:font-style-complex="normal" style:font-weight-complex="normal"/>
    </style:style>
    <style:style style:name="P622" style:family="paragraph" style:parent-style-name="Standard">
      <style:text-properties fo:language="ru" fo:country="RU" fo:font-style="normal" style:text-underline-style="none" fo:font-weight="normal" officeooo:rsid="0fbde0c6" officeooo:paragraph-rsid="0fc506f3" style:font-style-asian="normal" style:font-weight-asian="normal" style:font-style-complex="normal" style:font-weight-complex="normal"/>
    </style:style>
    <style:style style:name="P623" style:family="paragraph" style:parent-style-name="Standard">
      <style:text-properties fo:language="ru" fo:country="RU" fo:font-style="normal" style:text-underline-style="none" fo:font-weight="normal" officeooo:rsid="0fc506f3" officeooo:paragraph-rsid="0fc506f3" style:font-style-asian="normal" style:font-weight-asian="normal" style:font-style-complex="normal" style:font-weight-complex="normal"/>
    </style:style>
    <style:style style:name="P624" style:family="paragraph" style:parent-style-name="Standard">
      <style:text-properties fo:language="ru" fo:country="RU" fo:font-style="normal" style:text-underline-style="none" fo:font-weight="normal" officeooo:rsid="0fcc47f3" officeooo:paragraph-rsid="0fd81846" style:font-style-asian="normal" style:font-weight-asian="normal" style:font-style-complex="normal" style:font-weight-complex="normal"/>
    </style:style>
    <style:style style:name="P625" style:family="paragraph" style:parent-style-name="Standard">
      <style:text-properties fo:language="ru" fo:country="RU" fo:font-style="normal" style:text-underline-style="none" fo:font-weight="normal" officeooo:rsid="0fe08808" officeooo:paragraph-rsid="0feb1356" style:font-style-asian="normal" style:font-weight-asian="normal" style:font-style-complex="normal" style:font-weight-complex="normal"/>
    </style:style>
    <style:style style:name="P626" style:family="paragraph" style:parent-style-name="Standard">
      <style:text-properties fo:language="ru" fo:country="RU" fo:font-style="normal" style:text-underline-style="none" fo:font-weight="normal" officeooo:rsid="0fecfd37" officeooo:paragraph-rsid="0fecfd37" style:font-style-asian="normal" style:font-weight-asian="normal" style:font-style-complex="normal" style:font-weight-complex="normal"/>
    </style:style>
    <style:style style:name="P627" style:family="paragraph" style:parent-style-name="Standard">
      <style:text-properties fo:language="ru" fo:country="RU" fo:font-style="normal" style:text-underline-style="none" fo:font-weight="normal" officeooo:rsid="100223f2" officeooo:paragraph-rsid="1004506e" style:font-style-asian="normal" style:font-weight-asian="normal" style:font-style-complex="normal" style:font-weight-complex="normal"/>
    </style:style>
    <style:style style:name="P628" style:family="paragraph" style:parent-style-name="Standard">
      <style:text-properties fo:language="ru" fo:country="RU" fo:font-style="normal" style:text-underline-style="none" fo:font-weight="normal" officeooo:rsid="10202cfe" officeooo:paragraph-rsid="10202cfe" style:font-style-asian="normal" style:font-weight-asian="normal" style:font-style-complex="normal" style:font-weight-complex="normal"/>
    </style:style>
    <style:style style:name="P629" style:family="paragraph" style:parent-style-name="Standard">
      <style:text-properties fo:language="ru" fo:country="RU" fo:font-style="normal" style:text-underline-style="none" fo:font-weight="normal" officeooo:rsid="10202cfe" officeooo:paragraph-rsid="1024b0a5" style:font-style-asian="normal" style:font-weight-asian="normal" style:font-style-complex="normal" style:font-weight-complex="normal"/>
    </style:style>
    <style:style style:name="P630" style:family="paragraph" style:parent-style-name="Standard">
      <style:text-properties fo:language="ru" fo:country="RU" fo:font-style="normal" style:text-underline-style="none" fo:font-weight="normal" officeooo:rsid="1024b0a5" officeooo:paragraph-rsid="1024b0a5" style:font-style-asian="normal" style:font-weight-asian="normal" style:font-style-complex="normal" style:font-weight-complex="normal"/>
    </style:style>
    <style:style style:name="P631" style:family="paragraph" style:parent-style-name="Standard">
      <style:text-properties fo:language="ru" fo:country="RU" fo:font-style="normal" style:text-underline-style="none" fo:font-weight="normal" officeooo:rsid="10324947" officeooo:paragraph-rsid="10324947" style:font-style-asian="normal" style:font-weight-asian="normal" style:font-style-complex="normal" style:font-weight-complex="normal"/>
    </style:style>
    <style:style style:name="P632" style:family="paragraph" style:parent-style-name="Standard">
      <style:text-properties fo:language="ru" fo:country="RU" fo:font-style="normal" style:text-underline-style="none" fo:font-weight="normal" officeooo:rsid="103ec16f" officeooo:paragraph-rsid="103ec16f" style:font-style-asian="normal" style:font-weight-asian="normal" style:font-style-complex="normal" style:font-weight-complex="normal"/>
    </style:style>
    <style:style style:name="P633" style:family="paragraph" style:parent-style-name="Standard">
      <style:text-properties fo:language="ru" fo:country="RU" fo:font-style="normal" style:text-underline-style="none" fo:font-weight="normal" officeooo:rsid="103ec16f" officeooo:paragraph-rsid="10432e63" style:font-style-asian="normal" style:font-weight-asian="normal" style:font-style-complex="normal" style:font-weight-complex="normal"/>
    </style:style>
    <style:style style:name="P634" style:family="paragraph" style:parent-style-name="Standard">
      <style:text-properties fo:language="ru" fo:country="RU" fo:font-style="normal" style:text-underline-style="none" fo:font-weight="normal" officeooo:rsid="0fd90017" officeooo:paragraph-rsid="0fd81846" style:font-style-asian="normal" style:font-weight-asian="normal" style:font-style-complex="normal" style:font-weight-complex="normal"/>
    </style:style>
    <style:style style:name="P635" style:family="paragraph" style:parent-style-name="Standard">
      <style:text-properties fo:language="ru" fo:country="RU" fo:font-style="normal" style:text-underline-style="none" fo:font-weight="normal" officeooo:rsid="10506f4a" officeooo:paragraph-rsid="10506f4a" style:font-style-asian="normal" style:font-weight-asian="normal" style:font-style-complex="normal" style:font-weight-complex="normal"/>
    </style:style>
    <style:style style:name="P636" style:family="paragraph" style:parent-style-name="Standard">
      <style:text-properties fo:language="ru" fo:country="RU" fo:font-style="normal" style:text-underline-style="none" fo:font-weight="normal" officeooo:rsid="10569ff8" officeooo:paragraph-rsid="10569ff8" style:font-style-asian="normal" style:font-weight-asian="normal" style:font-style-complex="normal" style:font-weight-complex="normal"/>
    </style:style>
    <style:style style:name="P637" style:family="paragraph" style:parent-style-name="Standard">
      <style:text-properties fo:language="ru" fo:country="RU" fo:font-style="normal" style:text-underline-style="none" fo:font-weight="normal" officeooo:rsid="106796fc" officeooo:paragraph-rsid="106d3d67" style:font-style-asian="normal" style:font-weight-asian="normal" style:font-style-complex="normal" style:font-weight-complex="normal"/>
    </style:style>
    <style:style style:name="P638" style:family="paragraph" style:parent-style-name="Standard">
      <style:text-properties fo:language="ru" fo:country="RU" fo:font-style="normal" style:text-underline-style="none" fo:font-weight="normal" officeooo:rsid="1070b8ce" officeooo:paragraph-rsid="10729c34" style:font-style-asian="normal" style:font-weight-asian="normal" style:font-style-complex="normal" style:font-weight-complex="normal"/>
    </style:style>
    <style:style style:name="P639" style:family="paragraph" style:parent-style-name="Standard">
      <style:text-properties fo:language="ru" fo:country="RU" fo:font-style="normal" style:text-underline-style="none" fo:font-weight="normal" officeooo:rsid="10742944" officeooo:paragraph-rsid="10742944" style:font-style-asian="normal" style:font-weight-asian="normal" style:font-style-complex="normal" style:font-weight-complex="normal"/>
    </style:style>
    <style:style style:name="P640" style:family="paragraph" style:parent-style-name="Standard">
      <style:text-properties fo:language="ru" fo:country="RU" fo:font-style="normal" style:text-underline-style="none" fo:font-weight="normal" officeooo:rsid="1079eb2a" officeooo:paragraph-rsid="1079eb2a" style:font-style-asian="normal" style:font-weight-asian="normal" style:font-style-complex="normal" style:font-weight-complex="normal"/>
    </style:style>
    <style:style style:name="P641" style:family="paragraph" style:parent-style-name="Standard">
      <style:text-properties fo:language="ru" fo:country="RU" fo:font-style="normal" style:text-underline-style="none" fo:font-weight="normal" officeooo:rsid="10882ebc" officeooo:paragraph-rsid="10882ebc" style:font-style-asian="normal" style:font-weight-asian="normal" style:font-style-complex="normal" style:font-weight-complex="normal"/>
    </style:style>
    <style:style style:name="P642" style:family="paragraph" style:parent-style-name="Standard">
      <style:text-properties fo:language="ru" fo:country="RU" fo:font-style="normal" style:text-underline-style="none" fo:font-weight="normal" officeooo:rsid="108d1c52" officeooo:paragraph-rsid="108d32d6" style:font-style-asian="normal" style:font-weight-asian="normal" style:font-style-complex="normal" style:font-weight-complex="normal"/>
    </style:style>
    <style:style style:name="P643" style:family="paragraph" style:parent-style-name="Standard">
      <style:text-properties fo:language="ru" fo:country="RU" fo:font-style="normal" style:text-underline-style="none" fo:font-weight="normal" officeooo:rsid="1096acbf" officeooo:paragraph-rsid="109bf72b" style:font-style-asian="normal" style:font-weight-asian="normal" style:font-style-complex="normal" style:font-weight-complex="normal"/>
    </style:style>
    <style:style style:name="P644" style:family="paragraph" style:parent-style-name="Standard">
      <style:text-properties fo:language="ru" fo:country="RU" fo:font-style="normal" style:text-underline-style="none" fo:font-weight="normal" officeooo:rsid="10a495ae" officeooo:paragraph-rsid="10a495ae" style:font-style-asian="normal" style:font-weight-asian="normal" style:font-style-complex="normal" style:font-weight-complex="normal"/>
    </style:style>
    <style:style style:name="P645" style:family="paragraph" style:parent-style-name="Standard">
      <style:text-properties fo:language="ru" fo:country="RU" fo:font-style="normal" style:text-underline-style="none" fo:font-weight="normal" officeooo:rsid="10a70936" officeooo:paragraph-rsid="10ab2216" style:font-style-asian="normal" style:font-weight-asian="normal" style:font-style-complex="normal" style:font-weight-complex="normal"/>
    </style:style>
    <style:style style:name="P646" style:family="paragraph" style:parent-style-name="Standard">
      <style:text-properties fo:language="ru" fo:country="RU" fo:font-style="normal" style:text-underline-style="none" fo:font-weight="normal" officeooo:rsid="10bb1505" officeooo:paragraph-rsid="10cc39f8" style:font-style-asian="normal" style:font-weight-asian="normal" style:font-style-complex="normal" style:font-weight-complex="normal"/>
    </style:style>
    <style:style style:name="P647" style:family="paragraph" style:parent-style-name="Standard">
      <style:text-properties fo:language="ru" fo:country="RU" fo:font-style="normal" style:text-underline-style="none" fo:font-weight="normal" officeooo:rsid="10bb1505" officeooo:paragraph-rsid="10e10959" style:font-style-asian="normal" style:font-weight-asian="normal" style:font-style-complex="normal" style:font-weight-complex="normal"/>
    </style:style>
    <style:style style:name="P648" style:family="paragraph" style:parent-style-name="Standard">
      <style:text-properties fo:language="ru" fo:country="RU" fo:font-style="normal" style:text-underline-style="none" fo:font-weight="normal" officeooo:rsid="10e18737" officeooo:paragraph-rsid="10e18737" style:font-style-asian="normal" style:font-weight-asian="normal" style:font-style-complex="normal" style:font-weight-complex="normal"/>
    </style:style>
    <style:style style:name="P649" style:family="paragraph" style:parent-style-name="Standard">
      <style:text-properties fo:language="ru" fo:country="RU" fo:font-style="normal" style:text-underline-style="none" fo:font-weight="normal" officeooo:rsid="10ee62c5" officeooo:paragraph-rsid="10fb1384" style:font-style-asian="normal" style:font-weight-asian="normal" style:font-style-complex="normal" style:font-weight-complex="normal"/>
    </style:style>
    <style:style style:name="P650" style:family="paragraph" style:parent-style-name="Standard">
      <style:text-properties fo:language="ru" fo:country="RU" fo:font-style="normal" style:text-underline-style="none" fo:font-weight="normal" officeooo:rsid="10ffd00a" officeooo:paragraph-rsid="10ffd00a" style:font-style-asian="normal" style:font-weight-asian="normal" style:font-style-complex="normal" style:font-weight-complex="normal"/>
    </style:style>
    <style:style style:name="P651" style:family="paragraph" style:parent-style-name="Standard">
      <style:text-properties fo:language="ru" fo:country="RU" fo:font-style="normal" style:text-underline-style="none" fo:font-weight="normal" officeooo:rsid="110193c4" officeooo:paragraph-rsid="11243920" style:font-style-asian="normal" style:font-weight-asian="normal" style:font-style-complex="normal" style:font-weight-complex="normal"/>
    </style:style>
    <style:style style:name="P652" style:family="paragraph" style:parent-style-name="Standard">
      <style:text-properties fo:language="ru" fo:country="RU" fo:font-style="normal" style:text-underline-style="none" fo:font-weight="normal" officeooo:rsid="1151752f" officeooo:paragraph-rsid="1151752f" style:font-style-asian="normal" style:font-weight-asian="normal" style:font-style-complex="normal" style:font-weight-complex="normal"/>
    </style:style>
    <style:style style:name="P653" style:family="paragraph" style:parent-style-name="Standard">
      <style:text-properties fo:language="ru" fo:country="RU" fo:font-style="normal" style:text-underline-style="none" fo:font-weight="normal" officeooo:rsid="115d3fe4" officeooo:paragraph-rsid="115d3fe4" style:font-style-asian="normal" style:font-weight-asian="normal" style:font-style-complex="normal" style:font-weight-complex="normal"/>
    </style:style>
    <style:style style:name="P654" style:family="paragraph" style:parent-style-name="Standard">
      <style:text-properties fo:language="ru" fo:country="RU" fo:font-style="normal" style:text-underline-style="none" fo:font-weight="normal" officeooo:rsid="115f8795" officeooo:paragraph-rsid="1160dbcb" style:font-style-asian="normal" style:font-weight-asian="normal" style:font-style-complex="normal" style:font-weight-complex="normal"/>
    </style:style>
    <style:style style:name="P655" style:family="paragraph" style:parent-style-name="Standard">
      <style:text-properties fo:language="ru" fo:country="RU" fo:font-style="normal" style:text-underline-style="none" fo:font-weight="bold" officeooo:rsid="0019f43d" officeooo:paragraph-rsid="063ccbf0" style:font-style-asian="normal" style:font-weight-asian="bold" style:font-style-complex="normal" style:font-weight-complex="bold"/>
    </style:style>
    <style:style style:name="P656" style:family="paragraph" style:parent-style-name="Standard">
      <style:text-properties fo:language="ru" fo:country="RU" fo:font-style="normal" style:text-underline-style="none" fo:font-weight="bold" officeooo:rsid="0019f43d" officeooo:paragraph-rsid="065c36db" style:font-style-asian="normal" style:font-weight-asian="bold" style:font-style-complex="normal" style:font-weight-complex="bold"/>
    </style:style>
    <style:style style:name="P657" style:family="paragraph" style:parent-style-name="Standard">
      <style:text-properties fo:language="ru" fo:country="RU" fo:font-style="normal" style:text-underline-style="none" fo:font-weight="bold" officeooo:rsid="0019f43d" officeooo:paragraph-rsid="06976423" style:font-style-asian="normal" style:font-weight-asian="bold" style:font-style-complex="normal" style:font-weight-complex="bold"/>
    </style:style>
    <style:style style:name="P658" style:family="paragraph" style:parent-style-name="Standard">
      <style:text-properties fo:language="ru" fo:country="RU" fo:font-style="normal" style:text-underline-style="none" fo:font-weight="bold" officeooo:rsid="063e0086" officeooo:paragraph-rsid="0640160f" style:font-style-asian="normal" style:font-weight-asian="bold" style:font-style-complex="normal" style:font-weight-complex="bold"/>
    </style:style>
    <style:style style:name="P659" style:family="paragraph" style:parent-style-name="Standard">
      <style:text-properties fo:language="ru" fo:country="RU" fo:font-style="normal" style:text-underline-style="none" fo:font-weight="bold" officeooo:rsid="0642477c" officeooo:paragraph-rsid="064d2cce" style:font-style-asian="normal" style:font-weight-asian="bold" style:font-style-complex="normal" style:font-weight-complex="bold"/>
    </style:style>
    <style:style style:name="P660" style:family="paragraph" style:parent-style-name="Standard">
      <style:text-properties fo:language="ru" fo:country="RU" fo:font-style="normal" style:text-underline-style="none" fo:font-weight="bold" officeooo:rsid="0659d9cb" officeooo:paragraph-rsid="0659d9cb" style:font-style-asian="normal" style:font-weight-asian="bold" style:font-style-complex="normal" style:font-weight-complex="bold"/>
    </style:style>
    <style:style style:name="P661" style:family="paragraph" style:parent-style-name="Standard">
      <style:text-properties fo:language="ru" fo:country="RU" fo:font-style="normal" style:text-underline-style="none" fo:font-weight="bold" officeooo:rsid="065de99e" officeooo:paragraph-rsid="065de99e" style:font-style-asian="normal" style:font-weight-asian="bold" style:font-style-complex="normal" style:font-weight-complex="bold"/>
    </style:style>
    <style:style style:name="P662" style:family="paragraph" style:parent-style-name="Standard">
      <style:text-properties fo:language="ru" fo:country="RU" fo:font-style="normal" style:text-underline-style="none" fo:font-weight="bold" officeooo:rsid="066b1237" officeooo:paragraph-rsid="066b1237" style:font-style-asian="normal" style:font-weight-asian="bold" style:font-style-complex="normal" style:font-weight-complex="bold"/>
    </style:style>
    <style:style style:name="P663" style:family="paragraph" style:parent-style-name="Standard">
      <style:text-properties fo:language="ru" fo:country="RU" fo:font-style="normal" style:text-underline-style="none" fo:font-weight="bold" officeooo:rsid="067357c3" officeooo:paragraph-rsid="067a3d45" style:font-style-asian="normal" style:font-weight-asian="bold" style:font-style-complex="normal" style:font-weight-complex="bold"/>
    </style:style>
    <style:style style:name="P664" style:family="paragraph" style:parent-style-name="Standard">
      <style:text-properties fo:language="ru" fo:country="RU" fo:font-style="normal" style:text-underline-style="none" fo:font-weight="bold" officeooo:rsid="068210ed" officeooo:paragraph-rsid="069445d0" style:font-style-asian="normal" style:font-weight-asian="bold" style:font-style-complex="normal" style:font-weight-complex="bold"/>
    </style:style>
    <style:style style:name="P665" style:family="paragraph" style:parent-style-name="Standard">
      <style:text-properties fo:language="ru" fo:country="RU" fo:font-style="italic" style:text-underline-style="none" officeooo:rsid="023fa9f4" officeooo:paragraph-rsid="023b5d4d" style:font-style-asian="italic" style:font-style-complex="italic"/>
    </style:style>
    <style:style style:name="P666" style:family="paragraph" style:parent-style-name="Standard">
      <style:text-properties fo:language="ru" fo:country="RU" fo:font-style="italic" style:text-underline-style="none" fo:font-weight="normal" officeooo:rsid="0cafc5e5" officeooo:paragraph-rsid="0cafc5e5" style:font-style-asian="italic" style:font-weight-asian="normal" style:font-style-complex="italic" style:font-weight-complex="normal"/>
    </style:style>
    <style:style style:name="P667" style:family="paragraph" style:parent-style-name="Standard">
      <style:text-properties fo:language="ru" fo:country="RU" fo:font-style="italic" style:text-underline-style="none" fo:font-weight="normal" officeooo:rsid="0019f43d" officeooo:paragraph-rsid="0e9035e0" style:font-style-asian="italic" style:font-weight-asian="normal" style:font-style-complex="italic" style:font-weight-complex="normal"/>
    </style:style>
    <style:style style:name="P668" style:family="paragraph" style:parent-style-name="Standard">
      <style:text-properties fo:language="ru" fo:country="RU" officeooo:paragraph-rsid="03fd034a"/>
    </style:style>
    <style:style style:name="P669" style:family="paragraph" style:parent-style-name="Standard">
      <style:text-properties fo:language="ru" fo:country="RU" officeooo:paragraph-rsid="0c293422"/>
    </style:style>
    <style:style style:name="P670" style:family="paragraph" style:parent-style-name="Standard">
      <style:text-properties fo:language="ru" fo:country="RU" officeooo:rsid="0c2b0d47" officeooo:paragraph-rsid="0c2b0d47"/>
    </style:style>
    <style:style style:name="P671" style:family="paragraph" style:parent-style-name="Standard">
      <style:text-properties fo:language="ru" fo:country="RU" officeooo:rsid="1327ae62" officeooo:paragraph-rsid="1327ae62"/>
    </style:style>
    <style:style style:name="P672" style:family="paragraph" style:parent-style-name="Standard">
      <style:text-properties style:text-position="0% 100%" fo:language="ru" fo:country="RU" fo:font-style="normal" style:text-underline-style="none" officeooo:rsid="0344a843" officeooo:paragraph-rsid="034a2fc5" style:font-style-asian="normal" style:font-style-complex="normal"/>
    </style:style>
    <style:style style:name="P673" style:family="paragraph" style:parent-style-name="Standard">
      <style:text-properties style:text-position="0% 100%" fo:language="ru" fo:country="RU" fo:font-style="normal" style:text-underline-style="none" officeooo:rsid="0019f43d" officeooo:paragraph-rsid="034be8d4" style:font-style-asian="normal" style:font-style-complex="normal"/>
    </style:style>
    <style:style style:name="P674" style:family="paragraph" style:parent-style-name="Standard">
      <style:text-properties style:text-position="0% 100%" fo:language="ru" fo:country="RU" fo:font-style="normal" style:text-underline-style="none" officeooo:rsid="034cde68" officeooo:paragraph-rsid="034cde68" style:font-style-asian="normal" style:font-style-complex="normal"/>
    </style:style>
    <style:style style:name="P675" style:family="paragraph" style:parent-style-name="Standard">
      <style:text-properties style:text-position="0% 100%" fo:language="ru" fo:country="RU" fo:font-style="normal" style:text-underline-style="none" fo:font-weight="normal" officeooo:rsid="115b6e42" officeooo:paragraph-rsid="115b6e42" style:font-style-asian="normal" style:font-weight-asian="normal" style:font-style-complex="normal" style:font-weight-complex="normal"/>
    </style:style>
    <style:style style:name="P676" style:family="paragraph" style:parent-style-name="Standard">
      <style:text-properties style:text-position="0% 100%" fo:language="ru" fo:country="RU" fo:font-style="normal" style:text-underline-style="none" fo:font-weight="normal" officeooo:rsid="1167a95a" officeooo:paragraph-rsid="1160dbcb" style:font-style-asian="normal" style:font-weight-asian="normal" style:font-style-complex="normal" style:font-weight-complex="normal"/>
    </style:style>
    <style:style style:name="P677" style:family="paragraph" style:parent-style-name="Standard">
      <style:text-properties style:text-position="0% 100%" fo:language="ru" fo:country="RU" fo:font-style="normal" style:text-underline-style="none" fo:font-weight="normal" officeooo:rsid="1169b6d6" officeooo:paragraph-rsid="116effda" style:font-style-asian="normal" style:font-weight-asian="normal" style:font-style-complex="normal" style:font-weight-complex="normal"/>
    </style:style>
    <style:style style:name="P678" style:family="paragraph" style:parent-style-name="Standard">
      <style:text-properties style:text-position="0% 100%" fo:language="ru" fo:country="RU" fo:font-style="normal" style:text-underline-style="none" fo:font-weight="normal" officeooo:rsid="0019f43d" officeooo:paragraph-rsid="11746d2d" style:font-style-asian="normal" style:font-weight-asian="normal" style:font-style-complex="normal" style:font-weight-complex="normal"/>
    </style:style>
    <style:style style:name="P679" style:family="paragraph" style:parent-style-name="Standard">
      <style:text-properties style:text-position="0% 100%" fo:language="ru" fo:country="RU" fo:font-style="normal" style:text-underline-style="none" fo:font-weight="normal" officeooo:rsid="0019f43d" officeooo:paragraph-rsid="117583d5" style:font-style-asian="normal" style:font-weight-asian="normal" style:font-style-complex="normal" style:font-weight-complex="normal"/>
    </style:style>
    <style:style style:name="P680" style:family="paragraph" style:parent-style-name="Standard">
      <style:text-properties style:text-position="0% 100%" fo:language="ru" fo:country="RU" fo:font-style="normal" style:text-underline-style="none" fo:font-weight="normal" officeooo:rsid="0019f43d" officeooo:paragraph-rsid="11770f6d" style:font-style-asian="normal" style:font-weight-asian="normal" style:font-style-complex="normal" style:font-weight-complex="normal"/>
    </style:style>
    <style:style style:name="P681" style:family="paragraph" style:parent-style-name="Standard">
      <style:text-properties style:text-position="0% 100%" fo:language="ru" fo:country="RU" fo:font-style="normal" style:text-underline-style="none" fo:font-weight="normal" officeooo:rsid="0019f43d" officeooo:paragraph-rsid="117d9623" style:font-style-asian="normal" style:font-weight-asian="normal" style:font-style-complex="normal" style:font-weight-complex="normal"/>
    </style:style>
    <style:style style:name="P682" style:family="paragraph" style:parent-style-name="Standard">
      <style:text-properties style:text-position="0% 100%" fo:language="ru" fo:country="RU" fo:font-style="normal" style:text-underline-style="none" fo:font-weight="normal" officeooo:rsid="0019f43d" officeooo:paragraph-rsid="117e8ca2" style:font-style-asian="normal" style:font-weight-asian="normal" style:font-style-complex="normal" style:font-weight-complex="normal"/>
    </style:style>
    <style:style style:name="P683" style:family="paragraph" style:parent-style-name="Standard">
      <style:text-properties style:text-position="0% 100%" fo:language="ru" fo:country="RU" fo:font-style="normal" style:text-underline-style="none" fo:font-weight="normal" officeooo:rsid="0019f43d" officeooo:paragraph-rsid="124134e1" style:font-style-asian="normal" style:font-weight-asian="normal" style:font-style-complex="normal" style:font-weight-complex="normal"/>
    </style:style>
    <style:style style:name="P684" style:family="paragraph" style:parent-style-name="Standard">
      <style:text-properties style:text-position="0% 100%" fo:language="ru" fo:country="RU" fo:font-style="normal" style:text-underline-style="none" fo:font-weight="normal" officeooo:rsid="0019f43d" officeooo:paragraph-rsid="12cff5b4" style:font-style-asian="normal" style:font-weight-asian="normal" style:font-style-complex="normal" style:font-weight-complex="normal"/>
    </style:style>
    <style:style style:name="P685" style:family="paragraph" style:parent-style-name="Standard">
      <style:text-properties style:text-position="0% 100%" fo:language="ru" fo:country="RU" fo:font-style="normal" style:text-underline-style="none" fo:font-weight="normal" officeooo:rsid="0019f43d" officeooo:paragraph-rsid="12d3aeb6" style:font-style-asian="normal" style:font-weight-asian="normal" style:font-style-complex="normal" style:font-weight-complex="normal"/>
    </style:style>
    <style:style style:name="P686" style:family="paragraph" style:parent-style-name="Standard">
      <style:text-properties style:text-position="0% 100%" fo:language="ru" fo:country="RU" fo:font-style="normal" style:text-underline-style="none" fo:font-weight="normal" officeooo:rsid="0019f43d" officeooo:paragraph-rsid="12e2f6a9" style:font-style-asian="normal" style:font-weight-asian="normal" style:font-style-complex="normal" style:font-weight-complex="normal"/>
    </style:style>
    <style:style style:name="P687" style:family="paragraph" style:parent-style-name="Standard">
      <style:text-properties style:text-position="0% 100%" fo:language="ru" fo:country="RU" fo:font-style="normal" style:text-underline-style="none" fo:font-weight="normal" officeooo:rsid="0019f43d" officeooo:paragraph-rsid="12e88889" style:font-style-asian="normal" style:font-weight-asian="normal" style:font-style-complex="normal" style:font-weight-complex="normal"/>
    </style:style>
    <style:style style:name="P688" style:family="paragraph" style:parent-style-name="Standard">
      <style:text-properties style:text-position="0% 100%" fo:language="ru" fo:country="RU" fo:font-style="normal" style:text-underline-style="none" fo:font-weight="normal" officeooo:rsid="0019f43d" officeooo:paragraph-rsid="12eeee31" style:font-style-asian="normal" style:font-weight-asian="normal" style:font-style-complex="normal" style:font-weight-complex="normal"/>
    </style:style>
    <style:style style:name="P689" style:family="paragraph" style:parent-style-name="Standard">
      <style:text-properties style:text-position="0% 100%" fo:language="ru" fo:country="RU" fo:font-style="normal" style:text-underline-style="none" fo:font-weight="normal" officeooo:rsid="0019f43d" officeooo:paragraph-rsid="12f13b88" style:font-style-asian="normal" style:font-weight-asian="normal" style:font-style-complex="normal" style:font-weight-complex="normal"/>
    </style:style>
    <style:style style:name="P690" style:family="paragraph" style:parent-style-name="Standard">
      <style:text-properties style:text-position="0% 100%" fo:language="ru" fo:country="RU" fo:font-style="normal" style:text-underline-style="none" fo:font-weight="normal" officeooo:rsid="0019f43d" officeooo:paragraph-rsid="12f4d61d" style:font-style-asian="normal" style:font-weight-asian="normal" style:font-style-complex="normal" style:font-weight-complex="normal"/>
    </style:style>
    <style:style style:name="P691" style:family="paragraph" style:parent-style-name="Standard">
      <style:text-properties style:text-position="0% 100%" fo:language="ru" fo:country="RU" fo:font-style="normal" style:text-underline-style="none" fo:font-weight="normal" officeooo:rsid="0019f43d" officeooo:paragraph-rsid="12f64ffa" style:font-style-asian="normal" style:font-weight-asian="normal" style:font-style-complex="normal" style:font-weight-complex="normal"/>
    </style:style>
    <style:style style:name="P692" style:family="paragraph" style:parent-style-name="Standard">
      <style:text-properties style:text-position="0% 100%" fo:language="ru" fo:country="RU" fo:font-style="normal" style:text-underline-style="none" fo:font-weight="normal" officeooo:rsid="0019f43d" officeooo:paragraph-rsid="12f97fc3" style:font-style-asian="normal" style:font-weight-asian="normal" style:font-style-complex="normal" style:font-weight-complex="normal"/>
    </style:style>
    <style:style style:name="P693" style:family="paragraph" style:parent-style-name="Standard">
      <style:text-properties style:text-position="0% 100%" fo:language="ru" fo:country="RU" fo:font-style="normal" style:text-underline-style="none" fo:font-weight="normal" officeooo:rsid="0019f43d" officeooo:paragraph-rsid="12f9a7bf" style:font-style-asian="normal" style:font-weight-asian="normal" style:font-style-complex="normal" style:font-weight-complex="normal"/>
    </style:style>
    <style:style style:name="P694" style:family="paragraph" style:parent-style-name="Standard">
      <style:text-properties style:text-position="0% 100%" fo:language="ru" fo:country="RU" fo:font-style="normal" style:text-underline-style="none" fo:font-weight="normal" officeooo:rsid="0019f43d" officeooo:paragraph-rsid="12f9da52" style:font-style-asian="normal" style:font-weight-asian="normal" style:font-style-complex="normal" style:font-weight-complex="normal"/>
    </style:style>
    <style:style style:name="P695" style:family="paragraph" style:parent-style-name="Standard">
      <style:text-properties style:text-position="0% 100%" fo:language="ru" fo:country="RU" fo:font-style="normal" style:text-underline-style="none" fo:font-weight="normal" officeooo:rsid="0019f43d" officeooo:paragraph-rsid="12fcae2b" style:font-style-asian="normal" style:font-weight-asian="normal" style:font-style-complex="normal" style:font-weight-complex="normal"/>
    </style:style>
    <style:style style:name="P696" style:family="paragraph" style:parent-style-name="Standard">
      <style:text-properties style:text-position="0% 100%" fo:language="ru" fo:country="RU" fo:font-style="normal" style:text-underline-style="none" fo:font-weight="normal" officeooo:rsid="0019f43d" officeooo:paragraph-rsid="12fd9c0c" style:font-style-asian="normal" style:font-weight-asian="normal" style:font-style-complex="normal" style:font-weight-complex="normal"/>
    </style:style>
    <style:style style:name="P697" style:family="paragraph" style:parent-style-name="Standard">
      <style:text-properties style:text-position="0% 100%" fo:language="ru" fo:country="RU" fo:font-style="normal" style:text-underline-style="none" fo:font-weight="normal" officeooo:rsid="0019f43d" officeooo:paragraph-rsid="1302c61c" style:font-style-asian="normal" style:font-weight-asian="normal" style:font-style-complex="normal" style:font-weight-complex="normal"/>
    </style:style>
    <style:style style:name="P698" style:family="paragraph" style:parent-style-name="Standard">
      <style:text-properties style:text-position="0% 100%" fo:language="ru" fo:country="RU" fo:font-style="normal" style:text-underline-style="none" fo:font-weight="normal" officeooo:rsid="0019f43d" officeooo:paragraph-rsid="13068dd1" style:font-style-asian="normal" style:font-weight-asian="normal" style:font-style-complex="normal" style:font-weight-complex="normal"/>
    </style:style>
    <style:style style:name="P699" style:family="paragraph" style:parent-style-name="Standard">
      <style:text-properties style:text-position="0% 100%" fo:language="ru" fo:country="RU" fo:font-style="normal" style:text-underline-style="none" fo:font-weight="normal" officeooo:rsid="0019f43d" officeooo:paragraph-rsid="130838e4" style:font-style-asian="normal" style:font-weight-asian="normal" style:font-style-complex="normal" style:font-weight-complex="normal"/>
    </style:style>
    <style:style style:name="P700" style:family="paragraph" style:parent-style-name="Standard">
      <style:text-properties style:text-position="0% 100%" fo:language="ru" fo:country="RU" fo:font-style="normal" style:text-underline-style="none" fo:font-weight="normal" officeooo:rsid="0019f43d" officeooo:paragraph-rsid="130e1663" style:font-style-asian="normal" style:font-weight-asian="normal" style:font-style-complex="normal" style:font-weight-complex="normal"/>
    </style:style>
    <style:style style:name="P701" style:family="paragraph" style:parent-style-name="Standard">
      <style:text-properties style:text-position="0% 100%" fo:language="ru" fo:country="RU" fo:font-style="normal" style:text-underline-style="none" fo:font-weight="normal" officeooo:rsid="0019f43d" officeooo:paragraph-rsid="131aeb3c" style:font-style-asian="normal" style:font-weight-asian="normal" style:font-style-complex="normal" style:font-weight-complex="normal"/>
    </style:style>
    <style:style style:name="P702" style:family="paragraph" style:parent-style-name="Standard">
      <style:text-properties style:text-position="0% 100%" fo:language="ru" fo:country="RU" fo:font-style="normal" style:text-underline-style="none" fo:font-weight="normal" officeooo:rsid="0019f43d" officeooo:paragraph-rsid="131fcc28" style:font-style-asian="normal" style:font-weight-asian="normal" style:font-style-complex="normal" style:font-weight-complex="normal"/>
    </style:style>
    <style:style style:name="P703" style:family="paragraph" style:parent-style-name="Standard">
      <style:text-properties style:text-position="0% 100%" fo:language="ru" fo:country="RU" fo:font-style="normal" style:text-underline-style="none" fo:font-weight="normal" officeooo:rsid="0019f43d" officeooo:paragraph-rsid="1326d2ae" style:font-style-asian="normal" style:font-weight-asian="normal" style:font-style-complex="normal" style:font-weight-complex="normal"/>
    </style:style>
    <style:style style:name="P704" style:family="paragraph" style:parent-style-name="Standard">
      <style:text-properties style:text-position="0% 100%" fo:language="ru" fo:country="RU" fo:font-style="normal" style:text-underline-style="none" fo:font-weight="normal" officeooo:rsid="0019f43d" officeooo:paragraph-rsid="132fab52" style:font-style-asian="normal" style:font-weight-asian="normal" style:font-style-complex="normal" style:font-weight-complex="normal"/>
    </style:style>
    <style:style style:name="P705" style:family="paragraph" style:parent-style-name="Standard">
      <style:text-properties style:text-position="0% 100%" fo:language="ru" fo:country="RU" fo:font-style="normal" style:text-underline-style="none" fo:font-weight="normal" officeooo:rsid="0019f43d" officeooo:paragraph-rsid="132ffd85" style:font-style-asian="normal" style:font-weight-asian="normal" style:font-style-complex="normal" style:font-weight-complex="normal"/>
    </style:style>
    <style:style style:name="P706" style:family="paragraph" style:parent-style-name="Standard">
      <style:text-properties style:text-position="0% 100%" fo:language="ru" fo:country="RU" fo:font-style="normal" style:text-underline-style="none" fo:font-weight="normal" officeooo:rsid="0019f43d" officeooo:paragraph-rsid="13332aab" style:font-style-asian="normal" style:font-weight-asian="normal" style:font-style-complex="normal" style:font-weight-complex="normal"/>
    </style:style>
    <style:style style:name="P707" style:family="paragraph" style:parent-style-name="Standard">
      <style:text-properties style:text-position="0% 100%" fo:language="ru" fo:country="RU" fo:font-style="normal" style:text-underline-style="none" fo:font-weight="normal" officeooo:rsid="0019f43d" officeooo:paragraph-rsid="135350bd" style:font-style-asian="normal" style:font-weight-asian="normal" style:font-style-complex="normal" style:font-weight-complex="normal"/>
    </style:style>
    <style:style style:name="P708" style:family="paragraph" style:parent-style-name="Standard">
      <style:text-properties style:text-position="0% 100%"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709" style:family="paragraph" style:parent-style-name="Standard">
      <style:text-properties style:text-position="0% 100%" fo:language="ru" fo:country="RU" fo:font-style="normal" style:text-underline-style="none" fo:font-weight="normal" officeooo:rsid="0019f43d" officeooo:paragraph-rsid="13583c16" style:font-style-asian="normal" style:font-weight-asian="normal" style:font-style-complex="normal" style:font-weight-complex="normal"/>
    </style:style>
    <style:style style:name="P710" style:family="paragraph" style:parent-style-name="Standard">
      <style:text-properties style:text-position="0% 100%" fo:language="ru" fo:country="RU" fo:font-style="normal" style:text-underline-style="none" fo:font-weight="normal" officeooo:rsid="0019f43d" officeooo:paragraph-rsid="135e1b8f" style:font-style-asian="normal" style:font-weight-asian="normal" style:font-style-complex="normal" style:font-weight-complex="normal"/>
    </style:style>
    <style:style style:name="P711" style:family="paragraph" style:parent-style-name="Standard">
      <style:text-properties style:text-position="0% 100%" fo:language="ru" fo:country="RU" fo:font-style="normal" style:text-underline-style="none" fo:font-weight="normal" officeooo:rsid="0019f43d" officeooo:paragraph-rsid="135f7a6d" style:font-style-asian="normal" style:font-weight-asian="normal" style:font-style-complex="normal" style:font-weight-complex="normal"/>
    </style:style>
    <style:style style:name="P712" style:family="paragraph" style:parent-style-name="Standard">
      <style:text-properties style:text-position="0% 100%" fo:language="ru" fo:country="RU" fo:font-style="normal" style:text-underline-style="none" fo:font-weight="normal" officeooo:rsid="0019f43d" officeooo:paragraph-rsid="1365a0a0" style:font-style-asian="normal" style:font-weight-asian="normal" style:font-style-complex="normal" style:font-weight-complex="normal"/>
    </style:style>
    <style:style style:name="P713" style:family="paragraph" style:parent-style-name="Standard">
      <style:text-properties style:text-position="0% 100%" fo:language="ru" fo:country="RU" fo:font-style="normal" style:text-underline-style="none" fo:font-weight="normal" officeooo:rsid="0019f43d" officeooo:paragraph-rsid="13663c8c" style:font-style-asian="normal" style:font-weight-asian="normal" style:font-style-complex="normal" style:font-weight-complex="normal"/>
    </style:style>
    <style:style style:name="P714" style:family="paragraph" style:parent-style-name="Standard">
      <style:text-properties style:text-position="0% 100%" fo:language="ru" fo:country="RU" fo:font-style="normal" style:text-underline-style="none" fo:font-weight="normal" officeooo:rsid="0019f43d" officeooo:paragraph-rsid="13698fbb" style:font-style-asian="normal" style:font-weight-asian="normal" style:font-style-complex="normal" style:font-weight-complex="normal"/>
    </style:style>
    <style:style style:name="P715" style:family="paragraph" style:parent-style-name="Standard">
      <style:text-properties style:text-position="0% 100%" fo:language="ru" fo:country="RU" fo:font-style="normal" style:text-underline-style="none" fo:font-weight="normal" officeooo:rsid="0019f43d" officeooo:paragraph-rsid="136f5ca5" style:font-style-asian="normal" style:font-weight-asian="normal" style:font-style-complex="normal" style:font-weight-complex="normal"/>
    </style:style>
    <style:style style:name="P716" style:family="paragraph" style:parent-style-name="Standard">
      <style:text-properties style:text-position="0% 100%" fo:language="ru" fo:country="RU" fo:font-style="normal" style:text-underline-style="none" fo:font-weight="normal" officeooo:rsid="0019f43d" officeooo:paragraph-rsid="138334d1" style:font-style-asian="normal" style:font-weight-asian="normal" style:font-style-complex="normal" style:font-weight-complex="normal"/>
    </style:style>
    <style:style style:name="P717" style:family="paragraph" style:parent-style-name="Standard">
      <style:text-properties style:text-position="0% 100%" fo:language="ru" fo:country="RU" fo:font-style="normal" style:text-underline-style="none" fo:font-weight="normal" officeooo:rsid="0019f43d" officeooo:paragraph-rsid="13a5ef1a" style:font-style-asian="normal" style:font-weight-asian="normal" style:font-style-complex="normal" style:font-weight-complex="normal"/>
    </style:style>
    <style:style style:name="P718" style:family="paragraph" style:parent-style-name="Standard">
      <style:text-properties style:text-position="0% 100%" fo:language="ru" fo:country="RU" fo:font-style="normal" style:text-underline-style="none" fo:font-weight="normal" officeooo:rsid="0019f43d" officeooo:paragraph-rsid="13a74f43" style:font-style-asian="normal" style:font-weight-asian="normal" style:font-style-complex="normal" style:font-weight-complex="normal"/>
    </style:style>
    <style:style style:name="P719" style:family="paragraph" style:parent-style-name="Standard">
      <style:text-properties style:text-position="0% 100%" fo:language="ru" fo:country="RU" fo:font-style="normal" style:text-underline-style="none" fo:font-weight="normal" officeooo:rsid="0019f43d" officeooo:paragraph-rsid="13ad7a5c" style:font-style-asian="normal" style:font-weight-asian="normal" style:font-style-complex="normal" style:font-weight-complex="normal"/>
    </style:style>
    <style:style style:name="P720" style:family="paragraph" style:parent-style-name="Standard">
      <style:text-properties style:text-position="0% 100%" fo:language="ru" fo:country="RU" fo:font-style="normal" style:text-underline-style="none" fo:font-weight="normal" officeooo:rsid="0019f43d" officeooo:paragraph-rsid="13ae146a" style:font-style-asian="normal" style:font-weight-asian="normal" style:font-style-complex="normal" style:font-weight-complex="normal"/>
    </style:style>
    <style:style style:name="P721" style:family="paragraph" style:parent-style-name="Standard">
      <style:text-properties style:text-position="0% 100%" fo:language="ru" fo:country="RU" fo:font-style="normal" style:text-underline-style="none" fo:font-weight="normal" officeooo:rsid="0019f43d" officeooo:paragraph-rsid="13afaa70" style:font-style-asian="normal" style:font-weight-asian="normal" style:font-style-complex="normal" style:font-weight-complex="normal"/>
    </style:style>
    <style:style style:name="P722" style:family="paragraph" style:parent-style-name="Standard">
      <style:text-properties style:text-position="0% 100%" fo:language="ru" fo:country="RU" fo:font-style="normal" style:text-underline-style="none" fo:font-weight="normal" officeooo:rsid="0019f43d" officeooo:paragraph-rsid="13baa9c0" style:font-style-asian="normal" style:font-weight-asian="normal" style:font-style-complex="normal" style:font-weight-complex="normal"/>
    </style:style>
    <style:style style:name="P723" style:family="paragraph" style:parent-style-name="Standard">
      <style:text-properties style:text-position="0% 100%" fo:language="ru" fo:country="RU" fo:font-style="normal" style:text-underline-style="none" fo:font-weight="normal" officeooo:rsid="0019f43d" officeooo:paragraph-rsid="13c031d7" style:font-style-asian="normal" style:font-weight-asian="normal" style:font-style-complex="normal" style:font-weight-complex="normal"/>
    </style:style>
    <style:style style:name="P724" style:family="paragraph" style:parent-style-name="Standard">
      <style:text-properties style:text-position="0% 100%" fo:language="ru" fo:country="RU" fo:font-style="normal" style:text-underline-style="none" fo:font-weight="normal" officeooo:rsid="0019f43d" officeooo:paragraph-rsid="13c3a22e" style:font-style-asian="normal" style:font-weight-asian="normal" style:font-style-complex="normal" style:font-weight-complex="normal"/>
    </style:style>
    <style:style style:name="P725" style:family="paragraph" style:parent-style-name="Standard">
      <style:text-properties style:text-position="0% 100%" fo:language="ru" fo:country="RU" fo:font-style="normal" style:text-underline-style="none" fo:font-weight="normal" officeooo:rsid="0019f43d" officeooo:paragraph-rsid="13d05d3b" style:font-style-asian="normal" style:font-weight-asian="normal" style:font-style-complex="normal" style:font-weight-complex="normal"/>
    </style:style>
    <style:style style:name="P726" style:family="paragraph" style:parent-style-name="Standard">
      <style:text-properties style:text-position="0% 100%" fo:language="ru" fo:country="RU" fo:font-style="normal" style:text-underline-style="none" fo:font-weight="normal" officeooo:rsid="0019f43d" officeooo:paragraph-rsid="13d58ddc" style:font-style-asian="normal" style:font-weight-asian="normal" style:font-style-complex="normal" style:font-weight-complex="normal"/>
    </style:style>
    <style:style style:name="P727" style:family="paragraph" style:parent-style-name="Standard">
      <style:text-properties style:text-position="0% 100%" fo:language="ru" fo:country="RU" fo:font-style="normal" style:text-underline-style="none" fo:font-weight="normal" officeooo:rsid="0019f43d" officeooo:paragraph-rsid="13d7899b" style:font-style-asian="normal" style:font-weight-asian="normal" style:font-style-complex="normal" style:font-weight-complex="normal"/>
    </style:style>
    <style:style style:name="P728" style:family="paragraph" style:parent-style-name="Standard">
      <style:text-properties style:text-position="0% 100%" fo:language="ru" fo:country="RU" fo:font-style="normal" style:text-underline-style="none" fo:font-weight="normal" officeooo:rsid="0019f43d" officeooo:paragraph-rsid="13eaaffe" style:font-style-asian="normal" style:font-weight-asian="normal" style:font-style-complex="normal" style:font-weight-complex="normal"/>
    </style:style>
    <style:style style:name="P729" style:family="paragraph" style:parent-style-name="Standard">
      <style:text-properties style:text-position="0% 100%" fo:language="ru" fo:country="RU" fo:font-style="normal" style:text-underline-style="none" fo:font-weight="normal" officeooo:rsid="0019f43d" officeooo:paragraph-rsid="13f0b55f" style:font-style-asian="normal" style:font-weight-asian="normal" style:font-style-complex="normal" style:font-weight-complex="normal"/>
    </style:style>
    <style:style style:name="P730" style:family="paragraph" style:parent-style-name="Standard">
      <style:text-properties style:text-position="0% 100%" fo:language="ru" fo:country="RU" fo:font-style="normal" style:text-underline-style="none" fo:font-weight="normal" officeooo:rsid="0019f43d" officeooo:paragraph-rsid="1416eecc" style:font-style-asian="normal" style:font-weight-asian="normal" style:font-style-complex="normal" style:font-weight-complex="normal"/>
    </style:style>
    <style:style style:name="P731" style:family="paragraph" style:parent-style-name="Standard">
      <style:text-properties style:text-position="0% 100%" fo:language="ru" fo:country="RU" fo:font-style="normal" style:text-underline-style="none" fo:font-weight="normal" officeooo:rsid="11770f6d" officeooo:paragraph-rsid="117aa55a" style:font-style-asian="normal" style:font-weight-asian="normal" style:font-style-complex="normal" style:font-weight-complex="normal"/>
    </style:style>
    <style:style style:name="P732" style:family="paragraph" style:parent-style-name="Standard">
      <style:text-properties style:text-position="0% 100%" fo:language="ru" fo:country="RU" fo:font-style="normal" style:text-underline-style="none" fo:font-weight="normal" officeooo:rsid="11805a83" officeooo:paragraph-rsid="11883f60" style:font-style-asian="normal" style:font-weight-asian="normal" style:font-style-complex="normal" style:font-weight-complex="normal"/>
    </style:style>
    <style:style style:name="P733" style:family="paragraph" style:parent-style-name="Standard">
      <style:text-properties style:text-position="0% 100%" fo:language="ru" fo:country="RU" fo:font-style="normal" style:text-underline-style="none" fo:font-weight="normal" officeooo:rsid="11805a83" officeooo:paragraph-rsid="119381fa" style:font-style-asian="normal" style:font-weight-asian="normal" style:font-style-complex="normal" style:font-weight-complex="normal"/>
    </style:style>
    <style:style style:name="P734" style:family="paragraph" style:parent-style-name="Standard">
      <style:text-properties style:text-position="0% 100%" fo:language="ru" fo:country="RU" fo:font-style="normal" style:text-underline-style="none" fo:font-weight="normal" officeooo:rsid="119e91ff" officeooo:paragraph-rsid="11a8c98f" style:font-style-asian="normal" style:font-weight-asian="normal" style:font-style-complex="normal" style:font-weight-complex="normal"/>
    </style:style>
    <style:style style:name="P735" style:family="paragraph" style:parent-style-name="Standard">
      <style:text-properties style:text-position="0% 100%" fo:language="ru" fo:country="RU" fo:font-style="normal" style:text-underline-style="none" fo:font-weight="normal" officeooo:rsid="1189a7a0" officeooo:paragraph-rsid="119381fa" style:font-style-asian="normal" style:font-weight-asian="normal" style:font-style-complex="normal" style:font-weight-complex="normal"/>
    </style:style>
    <style:style style:name="P736" style:family="paragraph" style:parent-style-name="Standard">
      <style:text-properties style:text-position="0% 100%" fo:language="ru" fo:country="RU" fo:font-style="normal" style:text-underline-style="none" fo:font-weight="normal" officeooo:rsid="11aa8b46" officeooo:paragraph-rsid="11b90556" style:font-style-asian="normal" style:font-weight-asian="normal" style:font-style-complex="normal" style:font-weight-complex="normal"/>
    </style:style>
    <style:style style:name="P737" style:family="paragraph" style:parent-style-name="Standard">
      <style:text-properties style:text-position="0% 100%" fo:language="ru" fo:country="RU" fo:font-style="normal" style:text-underline-style="none" fo:font-weight="normal" officeooo:rsid="11ca1cf0" officeooo:paragraph-rsid="11d7ee14" style:font-style-asian="normal" style:font-weight-asian="normal" style:font-style-complex="normal" style:font-weight-complex="normal"/>
    </style:style>
    <style:style style:name="P738" style:family="paragraph" style:parent-style-name="Standard">
      <style:text-properties style:text-position="0% 100%" fo:language="ru" fo:country="RU" fo:font-style="normal" style:text-underline-style="none" fo:font-weight="normal" officeooo:rsid="11e1774d" officeooo:paragraph-rsid="11efba19" style:font-style-asian="normal" style:font-weight-asian="normal" style:font-style-complex="normal" style:font-weight-complex="normal"/>
    </style:style>
    <style:style style:name="P739" style:family="paragraph" style:parent-style-name="Standard">
      <style:text-properties style:text-position="0% 100%" fo:language="ru" fo:country="RU" fo:font-style="normal" style:text-underline-style="none" fo:font-weight="normal" officeooo:rsid="11f2cc7a" officeooo:paragraph-rsid="11ff5610" style:font-style-asian="normal" style:font-weight-asian="normal" style:font-style-complex="normal" style:font-weight-complex="normal"/>
    </style:style>
    <style:style style:name="P740" style:family="paragraph" style:parent-style-name="Standard">
      <style:text-properties style:text-position="0% 100%" fo:language="ru" fo:country="RU" fo:font-style="normal" style:text-underline-style="none" fo:font-weight="normal" officeooo:rsid="1202a2fd" officeooo:paragraph-rsid="1202a2fd" style:font-style-asian="normal" style:font-weight-asian="normal" style:font-style-complex="normal" style:font-weight-complex="normal"/>
    </style:style>
    <style:style style:name="P741" style:family="paragraph" style:parent-style-name="Standard">
      <style:text-properties style:text-position="0% 100%" fo:language="ru" fo:country="RU" fo:font-style="normal" style:text-underline-style="none" fo:font-weight="normal" officeooo:rsid="1214b7b2" officeooo:paragraph-rsid="1214b7b2" style:font-style-asian="normal" style:font-weight-asian="normal" style:font-style-complex="normal" style:font-weight-complex="normal"/>
    </style:style>
    <style:style style:name="P742" style:family="paragraph" style:parent-style-name="Standard">
      <style:text-properties style:text-position="0% 100%" fo:language="ru" fo:country="RU" fo:font-style="normal" style:text-underline-style="none" fo:font-weight="normal" officeooo:rsid="121d438a" officeooo:paragraph-rsid="12207719" style:font-style-asian="normal" style:font-weight-asian="normal" style:font-style-complex="normal" style:font-weight-complex="normal"/>
    </style:style>
    <style:style style:name="P743" style:family="paragraph" style:parent-style-name="Standard">
      <style:text-properties style:text-position="0% 100%" fo:language="ru" fo:country="RU" fo:font-style="normal" style:text-underline-style="none" fo:font-weight="normal" officeooo:rsid="1232818e" officeooo:paragraph-rsid="1233df6f" style:font-style-asian="normal" style:font-weight-asian="normal" style:font-style-complex="normal" style:font-weight-complex="normal"/>
    </style:style>
    <style:style style:name="P744" style:family="paragraph" style:parent-style-name="Standard">
      <style:text-properties style:text-position="0% 100%" fo:language="ru" fo:country="RU" fo:font-style="normal" style:text-underline-style="none" fo:font-weight="normal" officeooo:rsid="1236ac5f" officeooo:paragraph-rsid="123f90e8" style:font-style-asian="normal" style:font-weight-asian="normal" style:font-style-complex="normal" style:font-weight-complex="normal"/>
    </style:style>
    <style:style style:name="P745" style:family="paragraph" style:parent-style-name="Standard">
      <style:text-properties style:text-position="0% 100%" fo:language="ru" fo:country="RU" fo:font-style="normal" style:text-underline-style="none" fo:font-weight="normal" officeooo:rsid="12425b07" officeooo:paragraph-rsid="12425b07" style:font-style-asian="normal" style:font-weight-asian="normal" style:font-style-complex="normal" style:font-weight-complex="normal"/>
    </style:style>
    <style:style style:name="P746" style:family="paragraph" style:parent-style-name="Standard">
      <style:text-properties style:text-position="0% 100%" fo:language="ru" fo:country="RU" fo:font-style="normal" style:text-underline-style="none" fo:font-weight="normal" officeooo:rsid="124a6d1e" officeooo:paragraph-rsid="1279d47b" style:font-style-asian="normal" style:font-weight-asian="normal" style:font-style-complex="normal" style:font-weight-complex="normal"/>
    </style:style>
    <style:style style:name="P747" style:family="paragraph" style:parent-style-name="Standard">
      <style:text-properties style:text-position="0% 100%" fo:language="ru" fo:country="RU" fo:font-style="normal" style:text-underline-style="none" fo:font-weight="normal" officeooo:rsid="124a6d1e" officeooo:paragraph-rsid="12d3aeb6" style:font-style-asian="normal" style:font-weight-asian="normal" style:font-style-complex="normal" style:font-weight-complex="normal"/>
    </style:style>
    <style:style style:name="P748" style:family="paragraph" style:parent-style-name="Standard">
      <style:text-properties style:text-position="0% 100%" fo:language="ru" fo:country="RU" fo:font-style="normal" style:text-underline-style="none" fo:font-weight="normal" officeooo:rsid="1279d47b" officeooo:paragraph-rsid="1279d47b" style:font-style-asian="normal" style:font-weight-asian="normal" style:font-style-complex="normal" style:font-weight-complex="normal"/>
    </style:style>
    <style:style style:name="P749" style:family="paragraph" style:parent-style-name="Standard">
      <style:text-properties style:text-position="0% 100%" fo:language="ru" fo:country="RU" fo:font-style="normal" style:text-underline-style="none" fo:font-weight="normal" officeooo:rsid="1286a09d" officeooo:paragraph-rsid="12885462" style:font-style-asian="normal" style:font-weight-asian="normal" style:font-style-complex="normal" style:font-weight-complex="normal"/>
    </style:style>
    <style:style style:name="P750" style:family="paragraph" style:parent-style-name="Standard">
      <style:text-properties style:text-position="0% 100%" fo:language="ru" fo:country="RU" fo:font-style="normal" style:text-underline-style="none" fo:font-weight="normal" officeooo:rsid="128a4912" officeooo:paragraph-rsid="128a4912" style:font-style-asian="normal" style:font-weight-asian="normal" style:font-style-complex="normal" style:font-weight-complex="normal"/>
    </style:style>
    <style:style style:name="P751" style:family="paragraph" style:parent-style-name="Standard">
      <style:text-properties style:text-position="0% 100%" fo:language="ru" fo:country="RU" fo:font-style="normal" style:text-underline-style="none" fo:font-weight="normal" officeooo:rsid="128f31be" officeooo:paragraph-rsid="128f31be" style:font-style-asian="normal" style:font-weight-asian="normal" style:font-style-complex="normal" style:font-weight-complex="normal"/>
    </style:style>
    <style:style style:name="P752" style:family="paragraph" style:parent-style-name="Standard">
      <style:text-properties style:text-position="0% 100%" fo:language="ru" fo:country="RU" fo:font-style="normal" style:text-underline-style="none" fo:font-weight="normal" officeooo:rsid="129709ff" officeooo:paragraph-rsid="129709ff" style:font-style-asian="normal" style:font-weight-asian="normal" style:font-style-complex="normal" style:font-weight-complex="normal"/>
    </style:style>
    <style:style style:name="P753" style:family="paragraph" style:parent-style-name="Standard">
      <style:text-properties style:text-position="0% 100%" fo:language="ru" fo:country="RU" fo:font-style="normal" style:text-underline-style="none" fo:font-weight="normal" officeooo:rsid="129923ac" officeooo:paragraph-rsid="12b9039d" style:font-style-asian="normal" style:font-weight-asian="normal" style:font-style-complex="normal" style:font-weight-complex="normal"/>
    </style:style>
    <style:style style:name="P754" style:family="paragraph" style:parent-style-name="Standard">
      <style:text-properties style:text-position="0% 100%" fo:language="ru" fo:country="RU" fo:font-style="normal" style:text-underline-style="none" fo:font-weight="normal" officeooo:rsid="12c265b8" officeooo:paragraph-rsid="12c265b8" style:font-style-asian="normal" style:font-weight-asian="normal" style:font-style-complex="normal" style:font-weight-complex="normal"/>
    </style:style>
    <style:style style:name="P755" style:family="paragraph" style:parent-style-name="Standard">
      <style:text-properties style:text-position="0% 100%" fo:language="ru" fo:country="RU" fo:font-style="normal" style:text-underline-style="none" fo:font-weight="normal" officeooo:rsid="12c41e75" officeooo:paragraph-rsid="12c41e75" style:font-style-asian="normal" style:font-weight-asian="normal" style:font-style-complex="normal" style:font-weight-complex="normal"/>
    </style:style>
    <style:style style:name="P756" style:family="paragraph" style:parent-style-name="Standard">
      <style:text-properties style:text-position="0% 100%" fo:language="ru" fo:country="RU" fo:font-style="normal" style:text-underline-style="none" fo:font-weight="normal" officeooo:rsid="12c9296a" officeooo:paragraph-rsid="12c9296a" style:font-style-asian="normal" style:font-weight-asian="normal" style:font-style-complex="normal" style:font-weight-complex="normal"/>
    </style:style>
    <style:style style:name="P757" style:family="paragraph" style:parent-style-name="Standard">
      <style:text-properties style:text-position="0% 100%" fo:language="ru" fo:country="RU" fo:font-style="normal" style:text-underline-style="none" fo:font-weight="normal" officeooo:rsid="12cff5b4" officeooo:paragraph-rsid="12d27293" style:font-style-asian="normal" style:font-weight-asian="normal" style:font-style-complex="normal" style:font-weight-complex="normal"/>
    </style:style>
    <style:style style:name="P758" style:family="paragraph" style:parent-style-name="Standard">
      <style:text-properties style:text-position="0% 100%" fo:language="ru" fo:country="RU" fo:font-style="normal" style:text-underline-style="none" fo:font-weight="normal" officeooo:rsid="12d54345" officeooo:paragraph-rsid="12d54345" style:font-style-asian="normal" style:font-weight-asian="normal" style:font-style-complex="normal" style:font-weight-complex="normal"/>
    </style:style>
    <style:style style:name="P759" style:family="paragraph" style:parent-style-name="Standard">
      <style:text-properties style:text-position="0% 100%" fo:language="ru" fo:country="RU" fo:font-style="normal" style:text-underline-style="none" fo:font-weight="normal" officeooo:rsid="12e19482" officeooo:paragraph-rsid="12e19482" style:font-style-asian="normal" style:font-weight-asian="normal" style:font-style-complex="normal" style:font-weight-complex="normal"/>
    </style:style>
    <style:style style:name="P760" style:family="paragraph" style:parent-style-name="Standard">
      <style:text-properties style:text-position="0% 100%" fo:language="ru" fo:country="RU" fo:font-style="normal" style:text-underline-style="none" fo:font-weight="normal" officeooo:rsid="12e4a62e" officeooo:paragraph-rsid="12e4a62e" style:font-style-asian="normal" style:font-weight-asian="normal" style:font-style-complex="normal" style:font-weight-complex="normal"/>
    </style:style>
    <style:style style:name="P761" style:family="paragraph" style:parent-style-name="Standard">
      <style:text-properties style:text-position="0% 100%" fo:language="ru" fo:country="RU" fo:font-style="normal" style:text-underline-style="none" fo:font-weight="normal" officeooo:rsid="130353f5" officeooo:paragraph-rsid="130353f5" style:font-style-asian="normal" style:font-weight-asian="normal" style:font-style-complex="normal" style:font-weight-complex="normal"/>
    </style:style>
    <style:style style:name="P762" style:family="paragraph" style:parent-style-name="Standard">
      <style:text-properties style:text-position="0% 100%" fo:language="ru" fo:country="RU" fo:font-style="normal" style:text-underline-style="none" fo:font-weight="normal" officeooo:rsid="130f6b63" officeooo:paragraph-rsid="130f6b63" style:font-style-asian="normal" style:font-weight-asian="normal" style:font-style-complex="normal" style:font-weight-complex="normal"/>
    </style:style>
    <style:style style:name="P763" style:family="paragraph" style:parent-style-name="Standard">
      <style:text-properties style:text-position="0% 100%" fo:language="ru" fo:country="RU" fo:font-style="normal" style:text-underline-style="none" fo:font-weight="normal" officeooo:rsid="131b5529" officeooo:paragraph-rsid="131b5529" style:font-style-asian="normal" style:font-weight-asian="normal" style:font-style-complex="normal" style:font-weight-complex="normal"/>
    </style:style>
    <style:style style:name="P764" style:family="paragraph" style:parent-style-name="Standard">
      <style:text-properties style:text-position="0% 100%" fo:language="ru" fo:country="RU" fo:font-style="normal" style:text-underline-style="none" fo:font-weight="normal" officeooo:rsid="1337135f" officeooo:paragraph-rsid="1337135f" style:font-style-asian="normal" style:font-weight-asian="normal" style:font-style-complex="normal" style:font-weight-complex="normal"/>
    </style:style>
    <style:style style:name="P765" style:family="paragraph" style:parent-style-name="Standard">
      <style:text-properties style:text-position="0% 100%" fo:language="ru" fo:country="RU" fo:font-style="normal" style:text-underline-style="none" fo:font-weight="normal" officeooo:rsid="1341a75b" officeooo:paragraph-rsid="1344c77f" style:font-style-asian="normal" style:font-weight-asian="normal" style:font-style-complex="normal" style:font-weight-complex="normal"/>
    </style:style>
    <style:style style:name="P766" style:family="paragraph" style:parent-style-name="Standard">
      <style:text-properties style:text-position="0% 100%" fo:language="ru" fo:country="RU" fo:font-style="normal" style:text-underline-style="none" fo:font-weight="normal" officeooo:rsid="1356b3d8" officeooo:paragraph-rsid="1356b3d8" style:font-style-asian="normal" style:font-weight-asian="normal" style:font-style-complex="normal" style:font-weight-complex="normal"/>
    </style:style>
    <style:style style:name="P767" style:family="paragraph" style:parent-style-name="Standard">
      <style:text-properties style:text-position="0% 100%" fo:language="ru" fo:country="RU" fo:font-style="normal" style:text-underline-style="none" fo:font-weight="normal" officeooo:rsid="13699667" officeooo:paragraph-rsid="136a3cba" style:font-style-asian="normal" style:font-weight-asian="normal" style:font-style-complex="normal" style:font-weight-complex="normal"/>
    </style:style>
    <style:style style:name="P768" style:family="paragraph" style:parent-style-name="Standard">
      <style:text-properties style:text-position="0% 100%" fo:language="ru" fo:country="RU" fo:font-style="normal" style:text-underline-style="none" fo:font-weight="normal" officeooo:rsid="136addde" officeooo:paragraph-rsid="136dba1a" style:font-style-asian="normal" style:font-weight-asian="normal" style:font-style-complex="normal" style:font-weight-complex="normal"/>
    </style:style>
    <style:style style:name="P769" style:family="paragraph" style:parent-style-name="Standard">
      <style:text-properties style:text-position="0% 100%" fo:language="ru" fo:country="RU" fo:font-style="normal" style:text-underline-style="none" fo:font-weight="normal" officeooo:rsid="136f5ca5" officeooo:paragraph-rsid="138165fe" style:font-style-asian="normal" style:font-weight-asian="normal" style:font-style-complex="normal" style:font-weight-complex="normal"/>
    </style:style>
    <style:style style:name="P770" style:family="paragraph" style:parent-style-name="Standard">
      <style:text-properties style:text-position="0% 100%" fo:language="ru" fo:country="RU" fo:font-style="normal" style:text-underline-style="none" fo:font-weight="normal" officeooo:rsid="1382f38e" officeooo:paragraph-rsid="1382f38e" style:font-style-asian="normal" style:font-weight-asian="normal" style:font-style-complex="normal" style:font-weight-complex="normal"/>
    </style:style>
    <style:style style:name="P771" style:family="paragraph" style:parent-style-name="Standard">
      <style:text-properties style:text-position="0% 100%" fo:language="ru" fo:country="RU" fo:font-style="normal" style:text-underline-style="none" fo:font-weight="normal" officeooo:rsid="138e6bb1" officeooo:paragraph-rsid="13985bc2" style:font-style-asian="normal" style:font-weight-asian="normal" style:font-style-complex="normal" style:font-weight-complex="normal"/>
    </style:style>
    <style:style style:name="P772" style:family="paragraph" style:parent-style-name="Standard">
      <style:text-properties style:text-position="0% 100%" fo:language="ru" fo:country="RU" fo:font-style="normal" style:text-underline-style="none" fo:font-weight="normal" officeooo:rsid="138e6bb1" officeooo:paragraph-rsid="139e8751" style:font-style-asian="normal" style:font-weight-asian="normal" style:font-style-complex="normal" style:font-weight-complex="normal"/>
    </style:style>
    <style:style style:name="P773" style:family="paragraph" style:parent-style-name="Standard">
      <style:text-properties style:text-position="0% 100%" fo:language="ru" fo:country="RU" fo:font-style="normal" style:text-underline-style="none" fo:font-weight="normal" officeooo:rsid="13ae146a" officeooo:paragraph-rsid="13ae146a" style:font-style-asian="normal" style:font-weight-asian="normal" style:font-style-complex="normal" style:font-weight-complex="normal"/>
    </style:style>
    <style:style style:name="P774" style:family="paragraph" style:parent-style-name="Standard">
      <style:text-properties style:text-position="0% 100%" fo:language="ru" fo:country="RU" fo:font-style="normal" style:text-underline-style="none" fo:font-weight="normal" officeooo:rsid="13b086b9" officeooo:paragraph-rsid="13b086b9" style:font-style-asian="normal" style:font-weight-asian="normal" style:font-style-complex="normal" style:font-weight-complex="normal"/>
    </style:style>
    <style:style style:name="P775" style:family="paragraph" style:parent-style-name="Standard">
      <style:text-properties style:text-position="0% 100%" fo:language="ru" fo:country="RU" fo:font-style="normal" style:text-underline-style="none" fo:font-weight="normal" officeooo:rsid="13b87850" officeooo:paragraph-rsid="13b87850" style:font-style-asian="normal" style:font-weight-asian="normal" style:font-style-complex="normal" style:font-weight-complex="normal"/>
    </style:style>
    <style:style style:name="P776" style:family="paragraph" style:parent-style-name="Standard">
      <style:text-properties style:text-position="0% 100%" fo:language="ru" fo:country="RU" fo:font-style="normal" style:text-underline-style="none" fo:font-weight="normal" officeooo:rsid="13c3a22e" officeooo:paragraph-rsid="13c3a22e" style:font-style-asian="normal" style:font-weight-asian="normal" style:font-style-complex="normal" style:font-weight-complex="normal"/>
    </style:style>
    <style:style style:name="P777" style:family="paragraph" style:parent-style-name="Standard">
      <style:text-properties style:text-position="0% 100%" fo:language="ru" fo:country="RU" fo:font-style="normal" style:text-underline-style="none" fo:font-weight="normal" officeooo:rsid="13d161f6" officeooo:paragraph-rsid="13d161f6" style:font-style-asian="normal" style:font-weight-asian="normal" style:font-style-complex="normal" style:font-weight-complex="normal"/>
    </style:style>
    <style:style style:name="P778" style:family="paragraph" style:parent-style-name="Standard">
      <style:text-properties style:text-position="0% 100%" fo:language="ru" fo:country="RU" fo:font-style="normal" style:text-underline-style="none" fo:font-weight="normal" officeooo:rsid="13dad08a" officeooo:paragraph-rsid="13dad08a" style:font-style-asian="normal" style:font-weight-asian="normal" style:font-style-complex="normal" style:font-weight-complex="normal"/>
    </style:style>
    <style:style style:name="P779" style:family="paragraph" style:parent-style-name="Standard">
      <style:text-properties style:text-position="0% 100%" fo:language="ru" fo:country="RU" fo:font-style="normal" style:text-underline-style="none" fo:font-weight="normal" officeooo:rsid="13e210fe" officeooo:paragraph-rsid="13e4ec79" style:font-style-asian="normal" style:font-weight-asian="normal" style:font-style-complex="normal" style:font-weight-complex="normal"/>
    </style:style>
    <style:style style:name="P780" style:family="paragraph" style:parent-style-name="Standard">
      <style:text-properties style:text-position="0% 100%" fo:language="ru" fo:country="RU" fo:font-style="normal" style:text-underline-style="none" fo:font-weight="normal" officeooo:rsid="13fc9554" officeooo:paragraph-rsid="140046fc" style:font-style-asian="normal" style:font-weight-asian="normal" style:font-style-complex="normal" style:font-weight-complex="normal"/>
    </style:style>
    <style:style style:name="P781" style:family="paragraph" style:parent-style-name="Standard">
      <style:text-properties style:text-position="0% 100%" fo:language="ru" fo:country="RU" fo:font-style="normal" style:text-underline-style="none" fo:font-weight="normal" officeooo:rsid="140649c5" officeooo:paragraph-rsid="140e15e1" style:font-style-asian="normal" style:font-weight-asian="normal" style:font-style-complex="normal" style:font-weight-complex="normal"/>
    </style:style>
    <style:style style:name="P782" style:family="paragraph" style:parent-style-name="Standard">
      <style:text-properties style:text-position="0% 100%" fo:language="ru" fo:country="RU" fo:font-style="normal" style:text-underline-style="none" fo:font-weight="normal" officeooo:rsid="14142a6a" officeooo:paragraph-rsid="1416eecc" style:font-style-asian="normal" style:font-weight-asian="normal" style:font-style-complex="normal" style:font-weight-complex="normal"/>
    </style:style>
    <style:style style:name="P783" style:family="paragraph" style:parent-style-name="Standard">
      <style:text-properties style:text-position="0% 100%" fo:language="ru" fo:country="RU" fo:font-style="normal" style:text-underline-style="none" fo:font-weight="normal" officeooo:rsid="141848d8" officeooo:paragraph-rsid="141e0032" style:font-style-asian="normal" style:font-weight-asian="normal" style:font-style-complex="normal" style:font-weight-complex="normal"/>
    </style:style>
    <style:style style:name="P784" style:family="paragraph" style:parent-style-name="Standard">
      <style:text-properties fo:font-variant="normal" fo:text-transform="none" fo:language="ru" fo:country="RU" style:text-underline-style="none" officeooo:rsid="04be0740" officeooo:paragraph-rsid="04b613bb"/>
    </style:style>
    <style:style style:name="P785" style:family="paragraph" style:parent-style-name="Standard">
      <style:text-properties fo:font-variant="normal" fo:text-transform="none" fo:color="#000000" style:font-name="FreeSerif" fo:font-size="12pt" fo:language="ru" fo:country="RU" fo:font-style="normal" style:text-underline-style="none" fo:font-weight="normal" officeooo:rsid="0df2847c" officeooo:paragraph-rsid="0df2847c" fo:background-color="#ffffff" style:font-size-asian="12pt" style:font-style-asian="normal" style:font-weight-asian="normal" style:font-size-complex="12pt" style:font-style-complex="normal" style:font-weight-complex="normal"/>
    </style:style>
    <style:style style:name="P786" style:family="paragraph" style:parent-style-name="Standard">
      <style:paragraph-properties fo:text-align="center" style:justify-single-word="false"/>
      <style:text-properties fo:font-variant="small-cap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787" style:family="paragraph" style:parent-style-name="Standard">
      <style:paragraph-properties fo:text-align="center" style:justify-single-word="false"/>
      <style:text-properties fo:font-variant="small-caps" fo:language="ru" fo:country="RU" fo:font-style="normal" style:text-underline-style="none" fo:font-weight="normal" officeooo:rsid="0952096e" officeooo:paragraph-rsid="0952096e" style:font-style-asian="normal" style:font-weight-asian="normal" style:font-style-complex="normal" style:font-weight-complex="normal"/>
    </style:style>
    <style:style style:name="P788" style:family="paragraph" style:parent-style-name="Standard">
      <style:paragraph-properties fo:text-align="center" style:justify-single-word="false"/>
      <style:text-properties fo:font-variant="small-caps" fo:language="ru" fo:country="RU" fo:font-style="normal" style:text-underline-style="none" fo:font-weight="normal" officeooo:rsid="0d7a5e81" officeooo:paragraph-rsid="0d7a5e81" style:font-style-asian="normal" style:font-weight-asian="normal" style:font-style-complex="normal" style:font-weight-complex="normal"/>
    </style:style>
    <style:style style:name="P789" style:family="paragraph" style:parent-style-name="Standard">
      <style:paragraph-properties fo:text-align="center" style:justify-single-word="false"/>
      <style:text-properties fo:font-variant="small-cap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790" style:family="paragraph" style:parent-style-name="Standard">
      <style:paragraph-properties fo:margin-left="0.9846in" fo:margin-right="0in" fo:text-indent="0in" style:auto-text-indent="false"/>
      <style:text-properties fo:language="ru" fo:country="RU" officeooo:rsid="0020dee0" officeooo:paragraph-rsid="0020dee0"/>
    </style:style>
    <style:style style:name="P791" style:family="paragraph" style:parent-style-name="Standard">
      <style:paragraph-properties fo:margin-left="0.9846in" fo:margin-right="0in" fo:text-indent="0in" style:auto-text-indent="false"/>
      <style:text-properties fo:language="ru" fo:country="RU" officeooo:rsid="00217d3d" officeooo:paragraph-rsid="00217d3d"/>
    </style:style>
    <style:style style:name="P792" style:family="paragraph" style:parent-style-name="Standard">
      <style:paragraph-properties fo:margin-left="0.9846in" fo:margin-right="0in" fo:text-indent="0in" style:auto-text-indent="false"/>
      <style:text-properties fo:language="ru" fo:country="RU" officeooo:rsid="0024c044" officeooo:paragraph-rsid="0024c044"/>
    </style:style>
    <style:style style:name="P793" style:family="paragraph" style:parent-style-name="Standard">
      <style:paragraph-properties fo:margin-left="0.9846in" fo:margin-right="0in" fo:text-indent="0in" style:auto-text-indent="false"/>
      <style:text-properties fo:language="ru" fo:country="RU" officeooo:rsid="003451d3" officeooo:paragraph-rsid="003451d3"/>
    </style:style>
    <style:style style:name="P794" style:family="paragraph" style:parent-style-name="Standard">
      <style:paragraph-properties fo:margin-left="0.9846in" fo:margin-right="0in" fo:text-indent="0in" style:auto-text-indent="false"/>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795"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796"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957f" officeooo:paragraph-rsid="0d7c957f" style:font-style-asian="normal" style:font-weight-asian="normal" style:font-style-complex="normal" style:font-weight-complex="normal"/>
    </style:style>
    <style:style style:name="P797" style:family="paragraph" style:parent-style-name="Standard">
      <style:paragraph-properties fo:margin-left="0.9846in" fo:margin-right="0in" fo:text-indent="0in" style:auto-text-indent="false"/>
      <style:text-properties style:text-position="0% 100%" fo:language="ru" fo:country="RU" fo:font-style="normal" style:text-underline-style="none" officeooo:rsid="034cde68" officeooo:paragraph-rsid="034cde68" style:font-style-asian="normal" style:font-style-complex="normal"/>
    </style:style>
    <style:style style:name="P798" style:family="paragraph" style:parent-style-name="Standard">
      <style:paragraph-properties fo:margin-left="1.4772in" fo:margin-right="0in" fo:text-indent="0in" style:auto-text-indent="false"/>
      <style:text-properties fo:language="ru" fo:country="RU" fo:font-style="normal" style:text-underline-style="none" officeooo:rsid="04ef6a38" officeooo:paragraph-rsid="04ef6a38" style:font-style-asian="normal" style:font-style-complex="normal"/>
    </style:style>
    <style:style style:name="P799"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4f0e211" style:font-style-asian="normal" style:font-style-complex="normal"/>
    </style:style>
    <style:style style:name="P800"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503e1c6" style:font-style-asian="normal" style:font-style-complex="normal"/>
    </style:style>
    <style:style style:name="P801"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4f2e030" style:font-style-asian="normal" style:font-style-complex="normal"/>
    </style:style>
    <style:style style:name="P802"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3e1c6" style:font-style-asian="normal" style:font-style-complex="normal"/>
    </style:style>
    <style:style style:name="P803"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572c9" style:font-style-asian="normal" style:font-style-complex="normal"/>
    </style:style>
    <style:style style:name="P804" style:family="paragraph" style:parent-style-name="Standard">
      <style:paragraph-properties fo:margin-left="1.4772in" fo:margin-right="0in" fo:text-indent="0in" style:auto-text-indent="false"/>
      <style:text-properties fo:language="ru" fo:country="RU" fo:font-style="normal" style:text-underline-style="none" officeooo:rsid="0503e1c6" officeooo:paragraph-rsid="050572c9" style:font-style-asian="normal" style:font-style-complex="normal"/>
    </style:style>
    <style:style style:name="P805"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4c1bc" officeooo:paragraph-rsid="0dc8ef6f" style:font-style-asian="normal" style:font-weight-asian="normal" style:font-style-complex="normal" style:font-weight-complex="normal"/>
    </style:style>
    <style:style style:name="P806"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66f0d" officeooo:paragraph-rsid="0dc66f0d" style:font-style-asian="normal" style:font-weight-asian="normal" style:font-style-complex="normal" style:font-weight-complex="normal"/>
    </style:style>
    <style:style style:name="P807"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76b06" officeooo:paragraph-rsid="0dc76b06" style:font-style-asian="normal" style:font-weight-asian="normal" style:font-style-complex="normal" style:font-weight-complex="normal"/>
    </style:style>
    <style:style style:name="P808"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8ef6f" officeooo:paragraph-rsid="0dc8ef6f" style:font-style-asian="normal" style:font-weight-asian="normal" style:font-style-complex="normal" style:font-weight-complex="normal"/>
    </style:style>
    <style:style style:name="P8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47449" officeooo:paragraph-rsid="12247449" style:font-size-asian="12pt" style:font-style-asian="normal" style:font-weight-asian="normal" style:font-size-complex="12pt" style:font-style-complex="normal" style:font-weight-complex="normal" style:text-overline-style="none" style:text-overline-color="font-color"/>
    </style:style>
    <style:style style:name="P8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5c4e6" officeooo:paragraph-rsid="1225c4e6" style:font-size-asian="12pt" style:font-style-asian="normal" style:font-weight-asian="normal" style:font-size-complex="12pt" style:font-style-complex="normal" style:font-weight-complex="normal" style:text-overline-style="none" style:text-overline-color="font-color"/>
    </style:style>
    <style:style style:name="P8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79892" officeooo:paragraph-rsid="12279892" style:font-size-asian="12pt" style:font-style-asian="normal" style:font-weight-asian="normal" style:font-size-complex="12pt" style:font-style-complex="normal" style:font-weight-complex="normal" style:text-overline-style="none" style:text-overline-color="font-color"/>
    </style:style>
    <style:style style:name="P8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8a511" style:font-size-asian="12pt" style:font-style-asian="normal" style:font-weight-asian="normal" style:font-size-complex="12pt" style:font-style-complex="normal" style:font-weight-complex="normal" style:text-overline-style="none" style:text-overline-color="font-color"/>
    </style:style>
    <style:style style:name="P8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92b8f" style:font-size-asian="12pt" style:font-style-asian="normal" style:font-weight-asian="normal" style:font-size-complex="12pt" style:font-style-complex="normal" style:font-weight-complex="normal" style:text-overline-style="none" style:text-overline-color="font-color"/>
    </style:style>
    <style:style style:name="P8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aed56" officeooo:paragraph-rsid="122aed56" style:font-size-asian="12pt" style:font-style-asian="normal" style:font-weight-asian="normal" style:font-size-complex="12pt" style:font-style-complex="normal" style:font-weight-complex="normal" style:text-overline-style="none" style:text-overline-color="font-color"/>
    </style:style>
    <style:style style:name="P8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ee928" style:font-size-asian="12pt" style:font-style-asian="normal" style:font-weight-asian="normal" style:font-size-complex="12pt" style:font-style-complex="normal" style:font-weight-complex="normal" style:text-overline-style="none" style:text-overline-color="font-color"/>
    </style:style>
    <style:style style:name="P8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8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f6623"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8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7ddd" style:font-size-asian="12pt" style:font-style-asian="normal" style:font-weight-asian="normal" style:font-size-complex="12pt" style:font-style-complex="normal" style:font-weight-complex="normal" style:text-overline-style="none" style:text-overline-color="font-color"/>
    </style:style>
    <style:style style:name="P8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8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9529"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8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22c1f27" officeooo:paragraph-rsid="122c1f27" style:font-size-asian="12pt" style:font-style-asian="normal" style:font-weight-asian="normal" style:font-size-complex="12pt" style:font-style-complex="normal" style:font-weight-complex="normal" style:text-overline-style="none" style:text-overline-color="font-color"/>
    </style:style>
    <style:style style:name="P8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2279892" officeooo:paragraph-rsid="12279892" style:font-size-asian="10pt" style:font-style-asian="normal" style:font-weight-asian="normal" style:font-size-complex="10pt" style:font-style-complex="normal" style:font-weight-complex="normal" style:text-overline-style="none" style:text-overline-color="font-color"/>
    </style:style>
    <style:style style:name="P824" style:family="paragraph" style:parent-style-name="Standard">
      <style:text-properties style:text-position="0% 100%" fo:language="ru" fo:country="RU" fo:font-style="normal" style:text-underline-style="none" fo:font-weight="normal" officeooo:rsid="140e15e1" officeooo:paragraph-rsid="14104e6d" style:font-style-asian="normal" style:font-weight-asian="normal" style:font-style-complex="normal" style:font-weight-complex="normal"/>
    </style:style>
    <style:style style:name="P825" style:family="paragraph" style:parent-style-name="Standard">
      <style:text-properties style:text-position="0% 100%" fo:language="ru" fo:country="RU" fo:font-style="normal" style:text-underline-style="none" fo:font-weight="normal" officeooo:rsid="12d54345" officeooo:paragraph-rsid="12d54345" style:font-style-asian="normal" style:font-weight-asian="normal" style:font-style-complex="normal" style:font-weight-complex="normal"/>
    </style:style>
    <style:style style:name="P826" style:family="paragraph" style:parent-style-name="Standard">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827" style:family="paragraph" style:parent-style-name="Standard">
      <style:text-properties style:text-position="0% 100%" fo:language="ru" fo:country="RU" fo:font-style="normal" style:text-underline-style="none" fo:font-weight="normal" officeooo:rsid="1429595d" officeooo:paragraph-rsid="1429595d" style:font-style-asian="normal" style:font-weight-asian="normal" style:font-style-complex="normal" style:font-weight-complex="normal"/>
    </style:style>
    <style:style style:name="P828" style:family="paragraph" style:parent-style-name="Standard">
      <style:text-properties style:text-position="0% 100%" fo:language="ru" fo:country="RU" fo:font-style="normal" style:text-underline-style="none" fo:font-weight="normal" officeooo:rsid="143506e1" officeooo:paragraph-rsid="143c414a" style:font-style-asian="normal" style:font-weight-asian="normal" style:font-style-complex="normal" style:font-weight-complex="normal"/>
    </style:style>
    <style:style style:name="P829" style:family="paragraph" style:parent-style-name="Standard">
      <style:text-properties style:text-position="0% 100%" fo:language="ru" fo:country="RU" fo:font-style="normal" style:text-underline-style="none" fo:font-weight="normal" officeooo:rsid="1447943c" officeooo:paragraph-rsid="1447943c" style:font-style-asian="normal" style:font-weight-asian="normal" style:font-style-complex="normal" style:font-weight-complex="normal"/>
    </style:style>
    <style:style style:name="P830" style:family="paragraph" style:parent-style-name="Standard">
      <style:text-properties style:text-position="0% 100%" fo:language="ru" fo:country="RU" fo:font-style="normal" style:text-underline-style="none" fo:font-weight="normal" officeooo:rsid="1447943c" officeooo:paragraph-rsid="1451049d" style:font-style-asian="normal" style:font-weight-asian="normal" style:font-style-complex="normal" style:font-weight-complex="normal"/>
    </style:style>
    <style:style style:name="P831" style:family="paragraph" style:parent-style-name="Standard">
      <style:text-properties style:text-position="0% 100%" fo:language="ru" fo:country="RU" fo:font-style="normal" style:text-underline-style="none" fo:font-weight="normal" officeooo:rsid="14546645" officeooo:paragraph-rsid="14546645" style:font-style-asian="normal" style:font-weight-asian="normal" style:font-style-complex="normal" style:font-weight-complex="normal"/>
    </style:style>
    <style:style style:name="P832" style:family="paragraph" style:parent-style-name="Standard">
      <style:text-properties style:text-position="0% 100%" fo:language="ru" fo:country="RU" fo:font-style="normal" style:text-underline-style="none" fo:font-weight="normal" officeooo:rsid="11060912" officeooo:paragraph-rsid="110193c4" style:font-style-asian="normal" style:font-weight-asian="normal" style:font-style-complex="normal" style:font-weight-complex="normal"/>
    </style:style>
    <style:style style:name="P833" style:family="paragraph" style:parent-style-name="Standard">
      <style:text-properties style:text-position="0% 100%" fo:language="ru" fo:country="RU" fo:font-style="normal" style:text-underline-style="none" fo:font-weight="normal" officeooo:rsid="1459e819" officeooo:paragraph-rsid="1459e819" style:font-style-asian="normal" style:font-weight-asian="normal" style:font-style-complex="normal" style:font-weight-complex="normal"/>
    </style:style>
    <style:style style:name="P834" style:family="paragraph" style:parent-style-name="Standard">
      <style:text-properties style:text-position="0% 100%" fo:language="ru" fo:country="RU" fo:font-style="normal" style:text-underline-style="none" fo:font-weight="normal" officeooo:rsid="145f685d" officeooo:paragraph-rsid="145f685d" style:font-style-asian="normal" style:font-weight-asian="normal" style:font-style-complex="normal" style:font-weight-complex="normal"/>
    </style:style>
    <style:style style:name="P835" style:family="paragraph" style:parent-style-name="Standard">
      <style:text-properties style:text-position="0% 100%" fo:language="ru" fo:country="RU" fo:font-style="normal" style:text-underline-style="none" fo:font-weight="normal" officeooo:rsid="14604358" officeooo:paragraph-rsid="14604358" style:font-style-asian="normal" style:font-weight-asian="normal" style:font-style-complex="normal" style:font-weight-complex="normal"/>
    </style:style>
    <style:style style:name="P836" style:family="paragraph" style:parent-style-name="Standard">
      <style:text-properties style:text-position="0% 100%" fo:language="ru" fo:country="RU" fo:font-style="normal" style:text-underline-style="none" fo:font-weight="normal" officeooo:rsid="14604358" officeooo:paragraph-rsid="14614a13" style:font-style-asian="normal" style:font-weight-asian="normal" style:font-style-complex="normal" style:font-weight-complex="normal"/>
    </style:style>
    <style:style style:name="P837" style:family="paragraph" style:parent-style-name="Standard">
      <style:text-properties style:text-position="0% 100%" fo:language="ru" fo:country="RU" fo:font-style="normal" style:text-underline-style="none" fo:font-weight="normal" officeooo:rsid="14604358" officeooo:paragraph-rsid="1462174c" style:font-style-asian="normal" style:font-weight-asian="normal" style:font-style-complex="normal" style:font-weight-complex="normal"/>
    </style:style>
    <style:style style:name="P838" style:family="paragraph" style:parent-style-name="Standard">
      <style:text-properties style:text-position="0% 100%" fo:language="ru" fo:country="RU" fo:font-style="normal" style:text-underline-style="none" fo:font-weight="normal" officeooo:rsid="146292ad" officeooo:paragraph-rsid="146292ad" style:font-style-asian="normal" style:font-weight-asian="normal" style:font-style-complex="normal" style:font-weight-complex="normal"/>
    </style:style>
    <style:style style:name="P839" style:family="paragraph" style:parent-style-name="Standard">
      <style:text-properties style:text-position="0% 100%" fo:language="ru" fo:country="RU" fo:font-style="normal" style:text-underline-style="none" fo:font-weight="normal" officeooo:rsid="14645b7c" officeooo:paragraph-rsid="146494d5" style:font-style-asian="normal" style:font-weight-asian="normal" style:font-style-complex="normal" style:font-weight-complex="normal"/>
    </style:style>
    <style:style style:name="P840" style:family="paragraph" style:parent-style-name="Standard">
      <style:text-properties style:text-position="0% 100%" fo:language="ru" fo:country="RU" fo:font-style="normal" style:text-underline-style="none" fo:font-weight="normal" officeooo:rsid="146791ef" officeooo:paragraph-rsid="146a42f4" style:font-style-asian="normal" style:font-weight-asian="normal" style:font-style-complex="normal" style:font-weight-complex="normal"/>
    </style:style>
    <style:style style:name="P841" style:family="paragraph" style:parent-style-name="Standard">
      <style:text-properties style:text-position="0% 100%" fo:language="ru" fo:country="RU" fo:font-style="normal" style:text-underline-style="none" fo:font-weight="normal" officeooo:rsid="146a42f4" officeooo:paragraph-rsid="146a42f4" style:font-style-asian="normal" style:font-weight-asian="normal" style:font-style-complex="normal" style:font-weight-complex="normal"/>
    </style:style>
    <style:style style:name="P842" style:family="paragraph" style:parent-style-name="Standard">
      <style:text-properties style:text-position="0% 100%" fo:language="ru" fo:country="RU" fo:font-style="normal" style:text-underline-style="none" fo:font-weight="normal" officeooo:rsid="146a4360" officeooo:paragraph-rsid="146a4360" style:font-style-asian="normal" style:font-weight-asian="normal" style:font-style-complex="normal" style:font-weight-complex="normal"/>
    </style:style>
    <style:style style:name="P843" style:family="paragraph" style:parent-style-name="Standard">
      <style:text-properties style:text-position="0% 100%" fo:language="ru" fo:country="RU" fo:font-style="normal" style:text-underline-style="none" fo:font-weight="normal" officeooo:rsid="1470302b" officeooo:paragraph-rsid="1470302b" style:font-style-asian="normal" style:font-weight-asian="normal" style:font-style-complex="normal" style:font-weight-complex="normal"/>
    </style:style>
    <style:style style:name="P844" style:family="paragraph" style:parent-style-name="Standard">
      <style:text-properties style:text-position="0% 100%" fo:language="ru" fo:country="RU" fo:font-style="normal" style:text-underline-style="none" fo:font-weight="normal" officeooo:rsid="147076f4" officeooo:paragraph-rsid="147076f4" style:font-style-asian="normal" style:font-weight-asian="normal" style:font-style-complex="normal" style:font-weight-complex="normal"/>
    </style:style>
    <style:style style:name="P845" style:family="paragraph" style:parent-style-name="Standard">
      <style:text-properties style:text-position="0% 100%" fo:language="ru" fo:country="RU" fo:font-style="normal" style:text-underline-style="none" fo:font-weight="normal" officeooo:rsid="147216a4" officeooo:paragraph-rsid="14736c5e" style:font-style-asian="normal" style:font-weight-asian="normal" style:font-style-complex="normal" style:font-weight-complex="normal"/>
    </style:style>
    <style:style style:name="P846" style:family="paragraph" style:parent-style-name="Standard">
      <style:text-properties style:text-position="0% 100%" fo:language="ru" fo:country="RU" fo:font-style="normal" style:text-underline-style="none" fo:font-weight="normal" officeooo:rsid="14763c64" officeooo:paragraph-rsid="147f78a4" style:font-style-asian="normal" style:font-weight-asian="normal" style:font-style-complex="normal" style:font-weight-complex="normal"/>
    </style:style>
    <style:style style:name="P847" style:family="paragraph" style:parent-style-name="Standard">
      <style:text-properties style:text-position="0% 100%" fo:language="ru" fo:country="RU" fo:font-style="normal" style:text-underline-style="none" fo:font-weight="normal" officeooo:rsid="14801540" officeooo:paragraph-rsid="14801540" style:font-style-asian="normal" style:font-weight-asian="normal" style:font-style-complex="normal" style:font-weight-complex="normal"/>
    </style:style>
    <style:style style:name="P848" style:family="paragraph" style:parent-style-name="Standard">
      <style:text-properties style:text-position="0% 100%" fo:language="ru" fo:country="RU" fo:font-style="normal" style:text-underline-style="none" fo:font-weight="normal" officeooo:rsid="1487cecf" officeooo:paragraph-rsid="149e9c14" style:font-style-asian="normal" style:font-weight-asian="normal" style:font-style-complex="normal" style:font-weight-complex="normal"/>
    </style:style>
    <style:style style:name="P849" style:family="paragraph" style:parent-style-name="Standard">
      <style:text-properties style:text-position="0% 100%" fo:language="ru" fo:country="RU" fo:font-style="normal" style:text-underline-style="none" fo:font-weight="normal" officeooo:rsid="149fecfd" officeooo:paragraph-rsid="149fecfd" style:font-style-asian="normal" style:font-weight-asian="normal" style:font-style-complex="normal" style:font-weight-complex="normal"/>
    </style:style>
    <style:style style:name="P850" style:family="paragraph" style:parent-style-name="Standard">
      <style:text-properties style:text-position="0% 100%" fo:language="ru" fo:country="RU" fo:font-style="normal" style:text-underline-style="none" fo:font-weight="normal" officeooo:rsid="0019f43d" officeooo:paragraph-rsid="14aa6688" style:font-style-asian="normal" style:font-weight-asian="normal" style:font-style-complex="normal" style:font-weight-complex="normal"/>
    </style:style>
    <style:style style:name="P851" style:family="paragraph" style:parent-style-name="Standard">
      <style:text-properties style:text-position="0% 100%" fo:language="ru" fo:country="RU" fo:font-style="normal" style:text-underline-style="none" fo:font-weight="normal" officeooo:rsid="0019f43d" officeooo:paragraph-rsid="14ae5dc6" style:font-style-asian="normal" style:font-weight-asian="normal" style:font-style-complex="normal" style:font-weight-complex="normal"/>
    </style:style>
    <style:style style:name="P852" style:family="paragraph" style:parent-style-name="Standard">
      <style:text-properties style:text-position="0% 100%" fo:language="ru" fo:country="RU" fo:font-style="normal" style:text-underline-style="none" fo:font-weight="normal" officeooo:rsid="0019f43d" officeooo:paragraph-rsid="14b3ddd8" style:font-style-asian="normal" style:font-weight-asian="normal" style:font-style-complex="normal" style:font-weight-complex="normal"/>
    </style:style>
    <style:style style:name="P853" style:family="paragraph" style:parent-style-name="Standard">
      <style:text-properties style:text-position="0% 100%" fo:language="ru" fo:country="RU" fo:font-style="normal" style:text-underline-style="none" fo:font-weight="normal" officeooo:rsid="14ac5f38" officeooo:paragraph-rsid="14ae5dc6" style:font-style-asian="normal" style:font-weight-asian="normal" style:font-style-complex="normal" style:font-weight-complex="normal"/>
    </style:style>
    <style:style style:name="P854" style:family="paragraph" style:parent-style-name="Standard">
      <style:text-properties style:text-position="0% 100%" fo:language="ru" fo:country="RU" fo:font-style="normal" style:text-underline-style="none" fo:font-weight="normal" officeooo:rsid="14bc5c08" officeooo:paragraph-rsid="14bc5c08" style:font-style-asian="normal" style:font-weight-asian="normal" style:font-style-complex="normal" style:font-weight-complex="normal"/>
    </style:style>
    <style:style style:name="P855" style:family="paragraph" style:parent-style-name="Standard">
      <style:text-properties style:text-position="0% 100%" fo:language="ru" fo:country="RU" fo:font-style="normal" style:text-underline-style="none" fo:font-weight="normal" officeooo:rsid="14c08751" officeooo:paragraph-rsid="14c08751" style:font-style-asian="normal" style:font-weight-asian="normal" style:font-style-complex="normal" style:font-weight-complex="normal"/>
    </style:style>
    <style:style style:name="P85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857"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85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7efd" officeooo:paragraph-rsid="14207efd" style:font-style-asian="normal" style:font-weight-asian="normal" style:font-style-complex="normal" style:font-weight-complex="normal"/>
    </style:style>
    <style:style style:name="P85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a3b9" officeooo:paragraph-rsid="1420a3b9" style:font-style-asian="normal" style:font-weight-asian="normal" style:font-style-complex="normal" style:font-weight-complex="normal"/>
    </style:style>
    <style:style style:name="P86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1103c" officeooo:paragraph-rsid="1421103c" style:font-style-asian="normal" style:font-weight-asian="normal" style:font-style-complex="normal" style:font-weight-complex="normal"/>
    </style:style>
    <style:style style:name="P86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4383" officeooo:paragraph-rsid="14224383" style:font-style-asian="normal" style:font-weight-asian="normal" style:font-style-complex="normal" style:font-weight-complex="normal"/>
    </style:style>
    <style:style style:name="P86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b2d4" officeooo:paragraph-rsid="1422b2d4" style:font-style-asian="normal" style:font-weight-asian="normal" style:font-style-complex="normal" style:font-weight-complex="normal"/>
    </style:style>
    <style:style style:name="P86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35e66" officeooo:paragraph-rsid="14235e66" style:font-style-asian="normal" style:font-weight-asian="normal" style:font-style-complex="normal" style:font-weight-complex="normal"/>
    </style:style>
    <style:style style:name="P86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4ca77" officeooo:paragraph-rsid="1424ca77" style:font-style-asian="normal" style:font-weight-asian="normal" style:font-style-complex="normal" style:font-weight-complex="normal"/>
    </style:style>
    <style:style style:name="P86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3b3d" officeooo:paragraph-rsid="14263b3d" style:font-style-asian="normal" style:font-weight-asian="normal" style:font-style-complex="normal" style:font-weight-complex="normal"/>
    </style:style>
    <style:style style:name="P86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8678" officeooo:paragraph-rsid="14268678" style:font-style-asian="normal" style:font-weight-asian="normal" style:font-style-complex="normal" style:font-weight-complex="normal"/>
    </style:style>
    <style:style style:name="P86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86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8d3e5" style:font-style-asian="normal" style:font-weight-asian="normal" style:font-style-complex="normal" style:font-weight-complex="normal"/>
    </style:style>
    <style:style style:name="P86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928bb" style:font-style-asian="normal" style:font-weight-asian="normal" style:font-style-complex="normal" style:font-weight-complex="normal"/>
    </style:style>
    <style:style style:name="P87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5928bb" style:font-style-asian="normal" style:font-weight-asian="normal" style:font-style-complex="normal" style:font-weight-complex="normal"/>
    </style:style>
    <style:style style:name="P87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7f78a4" style:font-style-asian="normal" style:font-weight-asian="normal" style:font-style-complex="normal" style:font-weight-complex="normal"/>
    </style:style>
    <style:style style:name="P87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87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7f78a4" style:font-style-asian="normal" style:font-weight-asian="normal" style:font-style-complex="normal" style:font-weight-complex="normal"/>
    </style:style>
    <style:style style:name="T1" style:family="text">
      <style:text-properties officeooo:rsid="001bce18"/>
    </style:style>
    <style:style style:name="T2" style:family="text">
      <style:text-properties officeooo:rsid="001e45a2"/>
    </style:style>
    <style:style style:name="T3" style:family="text">
      <style:text-properties fo:font-variant="small-caps" officeooo:rsid="00232ce5"/>
    </style:style>
    <style:style style:name="T4" style:family="text">
      <style:text-properties fo:font-variant="small-caps" officeooo:rsid="003451d3"/>
    </style:style>
    <style:style style:name="T5" style:family="text">
      <style:text-properties fo:font-variant="small-caps" officeooo:rsid="0287a659"/>
    </style:style>
    <style:style style:name="T6" style:family="text">
      <style:text-properties fo:font-variant="small-caps" officeooo:rsid="04604fee"/>
    </style:style>
    <style:style style:name="T7" style:family="text">
      <style:text-properties fo:font-variant="small-caps" fo:color="#000000" style:font-name="FreeSerif" fo:font-size="12pt" fo:background-color="#ffffff" loext:char-shading-value="0" style:font-size-asian="12pt" style:font-size-complex="12pt"/>
    </style:style>
    <style:style style:name="T8" style:family="text">
      <style:text-properties fo:font-variant="small-caps" fo:color="#000000" style:font-name="FreeSerif" fo:font-size="12pt" officeooo:rsid="0e03504f" fo:background-color="#ffffff" loext:char-shading-value="0" style:font-size-asian="12pt" style:font-size-complex="12pt"/>
    </style:style>
    <style:style style:name="T9" style:family="text">
      <style:text-properties fo:font-variant="small-caps" fo:color="#000000" style:font-name="FreeSerif" fo:font-size="12pt" officeooo:rsid="0e024696" fo:background-color="#ffffff" loext:char-shading-value="0" style:font-size-asian="12pt" style:font-size-complex="12pt"/>
    </style:style>
    <style:style style:name="T10" style:family="text">
      <style:text-properties officeooo:rsid="0025f552"/>
    </style:style>
    <style:style style:name="T11" style:family="text">
      <style:text-properties fo:font-style="italic" style:font-style-asian="italic" style:font-style-complex="italic"/>
    </style:style>
    <style:style style:name="T12" style:family="text">
      <style:text-properties fo:font-style="italic" officeooo:rsid="0025f552" style:font-style-asian="italic" style:font-style-complex="italic"/>
    </style:style>
    <style:style style:name="T13" style:family="text">
      <style:text-properties fo:font-style="italic" officeooo:rsid="00403371" style:font-style-asian="italic" style:font-style-complex="italic"/>
    </style:style>
    <style:style style:name="T14" style:family="text">
      <style:text-properties fo:font-style="italic" officeooo:rsid="004bd250" style:font-style-asian="italic" style:font-style-complex="italic"/>
    </style:style>
    <style:style style:name="T15" style:family="text">
      <style:text-properties fo:font-style="italic" officeooo:rsid="0019f43d" style:font-style-asian="italic" style:font-style-complex="italic"/>
    </style:style>
    <style:style style:name="T16" style:family="text">
      <style:text-properties fo:font-style="italic" officeooo:rsid="007a424a" style:font-style-asian="italic" style:font-style-complex="italic"/>
    </style:style>
    <style:style style:name="T17" style:family="text">
      <style:text-properties fo:font-style="italic" officeooo:rsid="00c5a49f" style:font-style-asian="italic" style:font-style-complex="italic"/>
    </style:style>
    <style:style style:name="T18" style:family="text">
      <style:text-properties fo:font-style="italic" officeooo:rsid="00ee7ae6" style:font-style-asian="italic" style:font-style-complex="italic"/>
    </style:style>
    <style:style style:name="T19" style:family="text">
      <style:text-properties fo:font-style="italic" officeooo:rsid="01131fe8" style:font-style-asian="italic" style:font-style-complex="italic"/>
    </style:style>
    <style:style style:name="T20" style:family="text">
      <style:text-properties fo:font-style="italic" officeooo:rsid="01743a71" style:font-style-asian="italic" style:font-style-complex="italic"/>
    </style:style>
    <style:style style:name="T21" style:family="text">
      <style:text-properties fo:font-style="italic" officeooo:rsid="0191109d" style:font-style-asian="italic" style:font-style-complex="italic"/>
    </style:style>
    <style:style style:name="T22" style:family="text">
      <style:text-properties fo:font-style="italic" officeooo:rsid="01c38447" style:font-style-asian="italic" style:font-style-complex="italic"/>
    </style:style>
    <style:style style:name="T23" style:family="text">
      <style:text-properties fo:font-style="italic" officeooo:rsid="01f669eb" style:font-style-asian="italic" style:font-style-complex="italic"/>
    </style:style>
    <style:style style:name="T24" style:family="text">
      <style:text-properties fo:font-style="italic" officeooo:rsid="022cdf7a" style:font-style-asian="italic" style:font-style-complex="italic"/>
    </style:style>
    <style:style style:name="T25" style:family="text">
      <style:text-properties fo:font-style="italic" officeooo:rsid="02486425" style:font-style-asian="italic" style:font-style-complex="italic"/>
    </style:style>
    <style:style style:name="T26" style:family="text">
      <style:text-properties fo:font-style="italic" officeooo:rsid="026b3b99" style:font-style-asian="italic" style:font-style-complex="italic"/>
    </style:style>
    <style:style style:name="T27" style:family="text">
      <style:text-properties fo:font-style="italic" officeooo:rsid="02abbae2" style:font-style-asian="italic" style:font-style-complex="italic"/>
    </style:style>
    <style:style style:name="T28" style:family="text">
      <style:text-properties fo:font-style="italic" officeooo:rsid="02ade1d9" style:font-style-asian="italic" style:font-style-complex="italic"/>
    </style:style>
    <style:style style:name="T29" style:family="text">
      <style:text-properties fo:font-style="italic" officeooo:rsid="02d55aaf" style:font-style-asian="italic" style:font-style-complex="italic"/>
    </style:style>
    <style:style style:name="T30" style:family="text">
      <style:text-properties fo:font-style="italic" officeooo:rsid="02da6a23" style:font-style-asian="italic" style:font-style-complex="italic"/>
    </style:style>
    <style:style style:name="T31" style:family="text">
      <style:text-properties fo:font-style="italic" officeooo:rsid="02db5c92" style:font-style-asian="italic" style:font-style-complex="italic"/>
    </style:style>
    <style:style style:name="T32" style:family="text">
      <style:text-properties fo:font-style="italic" officeooo:rsid="02df832e" style:font-style-asian="italic" style:font-style-complex="italic"/>
    </style:style>
    <style:style style:name="T33" style:family="text">
      <style:text-properties fo:font-style="italic" officeooo:rsid="02e76b3b" style:font-style-asian="italic" style:font-style-complex="italic"/>
    </style:style>
    <style:style style:name="T34" style:family="text">
      <style:text-properties fo:font-style="italic" officeooo:rsid="02f4b72e" style:font-style-asian="italic" style:font-style-complex="italic"/>
    </style:style>
    <style:style style:name="T35" style:family="text">
      <style:text-properties fo:font-style="italic" officeooo:rsid="034652c9" style:font-style-asian="italic" style:font-style-complex="italic"/>
    </style:style>
    <style:style style:name="T36" style:family="text">
      <style:text-properties fo:font-style="italic" officeooo:rsid="036c53cb" style:font-style-asian="italic" style:font-style-complex="italic"/>
    </style:style>
    <style:style style:name="T37" style:family="text">
      <style:text-properties fo:font-style="italic" officeooo:rsid="038c6041" style:font-style-asian="italic" style:font-style-complex="italic"/>
    </style:style>
    <style:style style:name="T38" style:family="text">
      <style:text-properties fo:font-style="italic" officeooo:rsid="03980e34" style:font-style-asian="italic" style:font-style-complex="italic"/>
    </style:style>
    <style:style style:name="T39" style:family="text">
      <style:text-properties fo:font-style="italic" officeooo:rsid="039a3595" style:font-style-asian="italic" style:font-style-complex="italic"/>
    </style:style>
    <style:style style:name="T40" style:family="text">
      <style:text-properties fo:font-style="italic" officeooo:rsid="03a00a32" style:font-style-asian="italic" style:font-style-complex="italic"/>
    </style:style>
    <style:style style:name="T41" style:family="text">
      <style:text-properties fo:font-style="italic" officeooo:rsid="03afa14f" style:font-style-asian="italic" style:font-style-complex="italic"/>
    </style:style>
    <style:style style:name="T42" style:family="text">
      <style:text-properties fo:font-style="italic" officeooo:rsid="03b6157d" style:font-style-asian="italic" style:font-style-complex="italic"/>
    </style:style>
    <style:style style:name="T43" style:family="text">
      <style:text-properties fo:font-style="italic" officeooo:rsid="03bcebcb" style:font-style-asian="italic" style:font-style-complex="italic"/>
    </style:style>
    <style:style style:name="T44" style:family="text">
      <style:text-properties fo:font-style="italic" officeooo:rsid="03c09961" style:font-style-asian="italic" style:font-style-complex="italic"/>
    </style:style>
    <style:style style:name="T45" style:family="text">
      <style:text-properties fo:font-style="italic" officeooo:rsid="03c17397" style:font-style-asian="italic" style:font-style-complex="italic"/>
    </style:style>
    <style:style style:name="T46" style:family="text">
      <style:text-properties fo:font-style="italic" officeooo:rsid="03c3d23c" style:font-style-asian="italic" style:font-style-complex="italic"/>
    </style:style>
    <style:style style:name="T47" style:family="text">
      <style:text-properties fo:font-style="italic" officeooo:rsid="03c6e892" style:font-style-asian="italic" style:font-style-complex="italic"/>
    </style:style>
    <style:style style:name="T48" style:family="text">
      <style:text-properties fo:font-style="italic" officeooo:rsid="03d24971" style:font-style-asian="italic" style:font-style-complex="italic"/>
    </style:style>
    <style:style style:name="T49" style:family="text">
      <style:text-properties fo:font-style="italic" officeooo:rsid="03e4cbfe" style:font-style-asian="italic" style:font-style-complex="italic"/>
    </style:style>
    <style:style style:name="T50" style:family="text">
      <style:text-properties fo:font-style="italic" officeooo:rsid="03e7349e" style:font-style-asian="italic" style:font-style-complex="italic"/>
    </style:style>
    <style:style style:name="T51" style:family="text">
      <style:text-properties fo:font-style="italic" officeooo:rsid="03e8fa57" style:font-style-asian="italic" style:font-style-complex="italic"/>
    </style:style>
    <style:style style:name="T52" style:family="text">
      <style:text-properties fo:font-style="italic" officeooo:rsid="03ea5114" style:font-style-asian="italic" style:font-style-complex="italic"/>
    </style:style>
    <style:style style:name="T53" style:family="text">
      <style:text-properties fo:font-style="italic" officeooo:rsid="03ec1b53" style:font-style-asian="italic" style:font-style-complex="italic"/>
    </style:style>
    <style:style style:name="T54" style:family="text">
      <style:text-properties fo:font-style="italic" officeooo:rsid="03ec41ae" style:font-style-asian="italic" style:font-style-complex="italic"/>
    </style:style>
    <style:style style:name="T55" style:family="text">
      <style:text-properties fo:font-style="italic" officeooo:rsid="03ef3e45" style:font-style-asian="italic" style:font-style-complex="italic"/>
    </style:style>
    <style:style style:name="T56" style:family="text">
      <style:text-properties fo:font-style="italic" officeooo:rsid="0415532c" style:font-style-asian="italic" style:font-style-complex="italic"/>
    </style:style>
    <style:style style:name="T57" style:family="text">
      <style:text-properties fo:font-style="italic" officeooo:rsid="0417e312" style:font-style-asian="italic" style:font-style-complex="italic"/>
    </style:style>
    <style:style style:name="T58" style:family="text">
      <style:text-properties fo:font-style="italic" officeooo:rsid="0422619a" style:font-style-asian="italic" style:font-style-complex="italic"/>
    </style:style>
    <style:style style:name="T59" style:family="text">
      <style:text-properties fo:font-style="italic" officeooo:rsid="04342d68" style:font-style-asian="italic" style:font-style-complex="italic"/>
    </style:style>
    <style:style style:name="T60" style:family="text">
      <style:text-properties fo:font-style="italic" officeooo:rsid="044ad065" style:font-style-asian="italic" style:font-style-complex="italic"/>
    </style:style>
    <style:style style:name="T61" style:family="text">
      <style:text-properties fo:font-style="italic" officeooo:rsid="044c8933" style:font-style-asian="italic" style:font-style-complex="italic"/>
    </style:style>
    <style:style style:name="T62" style:family="text">
      <style:text-properties fo:font-style="italic" officeooo:rsid="0450d767" style:font-style-asian="italic" style:font-style-complex="italic"/>
    </style:style>
    <style:style style:name="T63" style:family="text">
      <style:text-properties fo:font-style="italic" officeooo:rsid="04604fee" style:font-style-asian="italic" style:font-style-complex="italic"/>
    </style:style>
    <style:style style:name="T64" style:family="text">
      <style:text-properties fo:font-style="italic" officeooo:rsid="04c1dc8a" style:font-style-asian="italic" style:font-style-complex="italic"/>
    </style:style>
    <style:style style:name="T65" style:family="text">
      <style:text-properties fo:font-style="italic" officeooo:rsid="04c5ca6e" style:font-style-asian="italic" style:font-style-complex="italic"/>
    </style:style>
    <style:style style:name="T66" style:family="text">
      <style:text-properties fo:font-style="italic" officeooo:rsid="04d0e250" style:font-style-asian="italic" style:font-style-complex="italic"/>
    </style:style>
    <style:style style:name="T67" style:family="text">
      <style:text-properties fo:font-style="italic" officeooo:rsid="04d96b23" style:font-style-asian="italic" style:font-style-complex="italic"/>
    </style:style>
    <style:style style:name="T68" style:family="text">
      <style:text-properties fo:font-style="italic" officeooo:rsid="04f9255a" style:font-style-asian="italic" style:font-style-complex="italic"/>
    </style:style>
    <style:style style:name="T69" style:family="text">
      <style:text-properties fo:font-style="italic" officeooo:rsid="05125f20" style:font-style-asian="italic" style:font-style-complex="italic"/>
    </style:style>
    <style:style style:name="T70" style:family="text">
      <style:text-properties fo:font-style="italic" officeooo:rsid="05156a7d" style:font-style-asian="italic" style:font-style-complex="italic"/>
    </style:style>
    <style:style style:name="T71" style:family="text">
      <style:text-properties fo:font-style="italic" officeooo:rsid="0517ebfe" style:font-style-asian="italic" style:font-style-complex="italic"/>
    </style:style>
    <style:style style:name="T72" style:family="text">
      <style:text-properties fo:font-style="italic" officeooo:rsid="055329a3" style:font-style-asian="italic" style:font-style-complex="italic"/>
    </style:style>
    <style:style style:name="T73" style:family="text">
      <style:text-properties fo:font-style="italic" officeooo:rsid="055e9943" style:font-style-asian="italic" style:font-style-complex="italic"/>
    </style:style>
    <style:style style:name="T74" style:family="text">
      <style:text-properties fo:font-style="italic" officeooo:rsid="058d46e9" style:font-style-asian="italic" style:font-style-complex="italic"/>
    </style:style>
    <style:style style:name="T75" style:family="text">
      <style:text-properties fo:font-style="italic" officeooo:rsid="059ab714" style:font-style-asian="italic" style:font-style-complex="italic"/>
    </style:style>
    <style:style style:name="T76" style:family="text">
      <style:text-properties fo:font-style="italic" officeooo:rsid="05b14250" style:font-style-asian="italic" style:font-style-complex="italic"/>
    </style:style>
    <style:style style:name="T77" style:family="text">
      <style:text-properties fo:font-style="italic" officeooo:rsid="05d80498" style:font-style-asian="italic" style:font-style-complex="italic"/>
    </style:style>
    <style:style style:name="T78" style:family="text">
      <style:text-properties fo:font-style="italic" officeooo:rsid="05dc7859" style:font-style-asian="italic" style:font-style-complex="italic"/>
    </style:style>
    <style:style style:name="T79" style:family="text">
      <style:text-properties fo:font-style="italic" officeooo:rsid="05fd7b8a" style:font-style-asian="italic" style:font-style-complex="italic"/>
    </style:style>
    <style:style style:name="T80" style:family="text">
      <style:text-properties fo:font-style="italic" officeooo:rsid="061c3d19" style:font-style-asian="italic" style:font-style-complex="italic"/>
    </style:style>
    <style:style style:name="T81" style:family="text">
      <style:text-properties fo:font-style="italic" officeooo:rsid="069d7812" style:font-style-asian="italic" style:font-style-complex="italic"/>
    </style:style>
    <style:style style:name="T82" style:family="text">
      <style:text-properties fo:font-style="italic" officeooo:rsid="06a0356e" style:font-style-asian="italic" style:font-style-complex="italic"/>
    </style:style>
    <style:style style:name="T83" style:family="text">
      <style:text-properties fo:font-style="italic" officeooo:rsid="06aeeece" style:font-style-asian="italic" style:font-style-complex="italic"/>
    </style:style>
    <style:style style:name="T84" style:family="text">
      <style:text-properties fo:font-style="italic" officeooo:rsid="070eda28" style:font-style-asian="italic" style:font-style-complex="italic"/>
    </style:style>
    <style:style style:name="T85" style:family="text">
      <style:text-properties fo:font-style="italic" officeooo:rsid="074eb604" style:font-style-asian="italic" style:font-style-complex="italic"/>
    </style:style>
    <style:style style:name="T86" style:family="text">
      <style:text-properties fo:font-style="italic" officeooo:rsid="075a4d91" style:font-style-asian="italic" style:font-style-complex="italic"/>
    </style:style>
    <style:style style:name="T87" style:family="text">
      <style:text-properties fo:font-style="italic" officeooo:rsid="0768a266" style:font-style-asian="italic" style:font-style-complex="italic"/>
    </style:style>
    <style:style style:name="T88" style:family="text">
      <style:text-properties fo:font-style="italic" officeooo:rsid="076d063a" style:font-style-asian="italic" style:font-style-complex="italic"/>
    </style:style>
    <style:style style:name="T89" style:family="text">
      <style:text-properties fo:font-style="italic" officeooo:rsid="077e4daf" style:font-style-asian="italic" style:font-style-complex="italic"/>
    </style:style>
    <style:style style:name="T90" style:family="text">
      <style:text-properties fo:font-style="italic" officeooo:rsid="082d3ec3" style:font-style-asian="italic" style:font-style-complex="italic"/>
    </style:style>
    <style:style style:name="T91" style:family="text">
      <style:text-properties fo:font-style="italic" officeooo:rsid="083d6786" style:font-style-asian="italic" style:font-style-complex="italic"/>
    </style:style>
    <style:style style:name="T92" style:family="text">
      <style:text-properties fo:font-style="italic" officeooo:rsid="084239b4" style:font-style-asian="italic" style:font-style-complex="italic"/>
    </style:style>
    <style:style style:name="T93" style:family="text">
      <style:text-properties fo:font-style="italic" officeooo:rsid="087ef663" style:font-style-asian="italic" style:font-style-complex="italic"/>
    </style:style>
    <style:style style:name="T94" style:family="text">
      <style:text-properties fo:font-style="italic" officeooo:rsid="08aab712" style:font-style-asian="italic" style:font-style-complex="italic"/>
    </style:style>
    <style:style style:name="T95" style:family="text">
      <style:text-properties fo:font-style="italic" officeooo:rsid="08e0bad7" style:font-style-asian="italic" style:font-style-complex="italic"/>
    </style:style>
    <style:style style:name="T96" style:family="text">
      <style:text-properties fo:font-style="italic" officeooo:rsid="0906efde" style:font-style-asian="italic" style:font-style-complex="italic"/>
    </style:style>
    <style:style style:name="T97" style:family="text">
      <style:text-properties fo:font-style="italic" officeooo:rsid="09165277" style:font-style-asian="italic" style:font-style-complex="italic"/>
    </style:style>
    <style:style style:name="T98" style:family="text">
      <style:text-properties fo:font-style="italic" officeooo:rsid="091da918" style:font-style-asian="italic" style:font-style-complex="italic"/>
    </style:style>
    <style:style style:name="T99" style:family="text">
      <style:text-properties fo:font-style="italic" officeooo:rsid="091f8041" style:font-style-asian="italic" style:font-style-complex="italic"/>
    </style:style>
    <style:style style:name="T100" style:family="text">
      <style:text-properties fo:font-style="italic" officeooo:rsid="0928bc34" style:font-style-asian="italic" style:font-style-complex="italic"/>
    </style:style>
    <style:style style:name="T101" style:family="text">
      <style:text-properties fo:font-style="italic" officeooo:rsid="092d90e3" style:font-style-asian="italic" style:font-style-complex="italic"/>
    </style:style>
    <style:style style:name="T102" style:family="text">
      <style:text-properties fo:font-style="italic" officeooo:rsid="092bd3af" style:font-style-asian="italic" style:font-style-complex="italic"/>
    </style:style>
    <style:style style:name="T103" style:family="text">
      <style:text-properties fo:font-style="italic" officeooo:rsid="097018d7" style:font-style-asian="italic" style:font-style-complex="italic"/>
    </style:style>
    <style:style style:name="T104" style:family="text">
      <style:text-properties fo:font-style="italic" officeooo:rsid="0985da68" style:font-style-asian="italic" style:font-style-complex="italic"/>
    </style:style>
    <style:style style:name="T105" style:family="text">
      <style:text-properties fo:font-style="italic" officeooo:rsid="0999c1ed" style:font-style-asian="italic" style:font-style-complex="italic"/>
    </style:style>
    <style:style style:name="T106" style:family="text">
      <style:text-properties fo:font-style="italic" officeooo:rsid="09c7ba71" style:font-style-asian="italic" style:font-style-complex="italic"/>
    </style:style>
    <style:style style:name="T107" style:family="text">
      <style:text-properties fo:font-style="italic" officeooo:rsid="0a292781" style:font-style-asian="italic" style:font-style-complex="italic"/>
    </style:style>
    <style:style style:name="T108" style:family="text">
      <style:text-properties fo:font-style="italic" officeooo:rsid="0a29e361" style:font-style-asian="italic" style:font-style-complex="italic"/>
    </style:style>
    <style:style style:name="T109" style:family="text">
      <style:text-properties fo:font-style="italic" officeooo:rsid="0a53fee0" style:font-style-asian="italic" style:font-style-complex="italic"/>
    </style:style>
    <style:style style:name="T110" style:family="text">
      <style:text-properties fo:font-style="italic" officeooo:rsid="0a5d083a" style:font-style-asian="italic" style:font-style-complex="italic"/>
    </style:style>
    <style:style style:name="T111" style:family="text">
      <style:text-properties fo:font-style="italic" officeooo:rsid="0aa91e8e" style:font-style-asian="italic" style:font-style-complex="italic"/>
    </style:style>
    <style:style style:name="T112" style:family="text">
      <style:text-properties fo:font-style="italic" officeooo:rsid="0ad74a1a" style:font-style-asian="italic" style:font-style-complex="italic"/>
    </style:style>
    <style:style style:name="T113" style:family="text">
      <style:text-properties fo:font-style="italic" officeooo:rsid="0ada4257" style:font-style-asian="italic" style:font-style-complex="italic"/>
    </style:style>
    <style:style style:name="T114" style:family="text">
      <style:text-properties fo:font-style="italic" officeooo:rsid="0ade3523" style:font-style-asian="italic" style:font-style-complex="italic"/>
    </style:style>
    <style:style style:name="T115" style:family="text">
      <style:text-properties fo:font-style="italic" officeooo:rsid="0b13af21" style:font-style-asian="italic" style:font-style-complex="italic"/>
    </style:style>
    <style:style style:name="T116" style:family="text">
      <style:text-properties fo:font-style="italic" officeooo:rsid="0b1d232c" style:font-style-asian="italic" style:font-style-complex="italic"/>
    </style:style>
    <style:style style:name="T117" style:family="text">
      <style:text-properties fo:font-style="italic" officeooo:rsid="0b451901" style:font-style-asian="italic" style:font-style-complex="italic"/>
    </style:style>
    <style:style style:name="T118" style:family="text">
      <style:text-properties fo:font-style="italic" officeooo:rsid="0b7cc40d" style:font-style-asian="italic" style:font-style-complex="italic"/>
    </style:style>
    <style:style style:name="T119" style:family="text">
      <style:text-properties fo:font-style="italic" officeooo:rsid="0b85b74a" style:font-style-asian="italic" style:font-style-complex="italic"/>
    </style:style>
    <style:style style:name="T120" style:family="text">
      <style:text-properties fo:font-style="italic" officeooo:rsid="0b973941" style:font-style-asian="italic" style:font-style-complex="italic"/>
    </style:style>
    <style:style style:name="T121" style:family="text">
      <style:text-properties fo:font-style="italic" officeooo:rsid="0bb57552" style:font-style-asian="italic" style:font-style-complex="italic"/>
    </style:style>
    <style:style style:name="T122" style:family="text">
      <style:text-properties fo:font-style="italic" officeooo:rsid="0c4282df" style:font-style-asian="italic" style:font-style-complex="italic"/>
    </style:style>
    <style:style style:name="T123" style:family="text">
      <style:text-properties fo:font-style="italic" officeooo:rsid="0c6fea84" style:font-style-asian="italic" style:font-style-complex="italic"/>
    </style:style>
    <style:style style:name="T124" style:family="text">
      <style:text-properties fo:font-style="italic" officeooo:rsid="0c8ed065" style:font-style-asian="italic" style:font-style-complex="italic"/>
    </style:style>
    <style:style style:name="T125" style:family="text">
      <style:text-properties fo:font-style="italic" officeooo:rsid="0c9c1720" style:font-style-asian="italic" style:font-style-complex="italic"/>
    </style:style>
    <style:style style:name="T126" style:family="text">
      <style:text-properties fo:font-style="italic" officeooo:rsid="0c9b9a97" style:font-style-asian="italic" style:font-style-complex="italic"/>
    </style:style>
    <style:style style:name="T127" style:family="text">
      <style:text-properties fo:font-style="italic" officeooo:rsid="0cb201c8" style:font-style-asian="italic" style:font-style-complex="italic"/>
    </style:style>
    <style:style style:name="T128" style:family="text">
      <style:text-properties fo:font-style="italic" officeooo:rsid="0cb89107" style:font-style-asian="italic" style:font-style-complex="italic"/>
    </style:style>
    <style:style style:name="T129" style:family="text">
      <style:text-properties fo:font-style="italic" officeooo:rsid="0d163767" style:font-style-asian="italic" style:font-style-complex="italic"/>
    </style:style>
    <style:style style:name="T130" style:family="text">
      <style:text-properties fo:font-style="italic" officeooo:rsid="0d1b6cc2" style:font-style-asian="italic" style:font-style-complex="italic"/>
    </style:style>
    <style:style style:name="T131" style:family="text">
      <style:text-properties fo:font-style="italic" officeooo:rsid="0d4af74a" style:font-style-asian="italic" style:font-style-complex="italic"/>
    </style:style>
    <style:style style:name="T132" style:family="text">
      <style:text-properties fo:font-style="italic" officeooo:rsid="0d4ef25f" style:font-style-asian="italic" style:font-style-complex="italic"/>
    </style:style>
    <style:style style:name="T133" style:family="text">
      <style:text-properties fo:font-style="italic" officeooo:rsid="0d5f3504" style:font-style-asian="italic" style:font-style-complex="italic"/>
    </style:style>
    <style:style style:name="T134" style:family="text">
      <style:text-properties fo:font-style="italic" officeooo:rsid="0d722094" style:font-style-asian="italic" style:font-style-complex="italic"/>
    </style:style>
    <style:style style:name="T135" style:family="text">
      <style:text-properties fo:font-style="italic" officeooo:rsid="0d876d7b" style:font-style-asian="italic" style:font-style-complex="italic"/>
    </style:style>
    <style:style style:name="T136" style:family="text">
      <style:text-properties fo:font-style="italic" officeooo:rsid="0d9cd828" style:font-style-asian="italic" style:font-style-complex="italic"/>
    </style:style>
    <style:style style:name="T137" style:family="text">
      <style:text-properties fo:font-style="italic" officeooo:rsid="0d9dc3f0" style:font-style-asian="italic" style:font-style-complex="italic"/>
    </style:style>
    <style:style style:name="T138" style:family="text">
      <style:text-properties fo:font-style="italic" officeooo:rsid="0d9f72ba" style:font-style-asian="italic" style:font-style-complex="italic"/>
    </style:style>
    <style:style style:name="T139" style:family="text">
      <style:text-properties fo:font-style="italic" officeooo:rsid="0db8d453" style:font-style-asian="italic" style:font-style-complex="italic"/>
    </style:style>
    <style:style style:name="T140" style:family="text">
      <style:text-properties fo:font-style="italic" officeooo:rsid="0de3be36" style:font-style-asian="italic" style:font-style-complex="italic"/>
    </style:style>
    <style:style style:name="T141" style:family="text">
      <style:text-properties fo:font-style="italic" officeooo:rsid="0deeaf1b" style:font-style-asian="italic" style:font-style-complex="italic"/>
    </style:style>
    <style:style style:name="T142" style:family="text">
      <style:text-properties fo:font-style="italic" officeooo:rsid="0defc75f" style:font-style-asian="italic" style:font-style-complex="italic"/>
    </style:style>
    <style:style style:name="T143" style:family="text">
      <style:text-properties fo:font-style="italic" officeooo:rsid="0e0a9f92" style:font-style-asian="italic" style:font-style-complex="italic"/>
    </style:style>
    <style:style style:name="T144" style:family="text">
      <style:text-properties fo:font-style="italic" officeooo:rsid="0e2ffce4" style:font-style-asian="italic" style:font-style-complex="italic"/>
    </style:style>
    <style:style style:name="T145" style:family="text">
      <style:text-properties fo:font-style="italic" officeooo:rsid="0e9c2eb3" style:font-style-asian="italic" style:font-style-complex="italic"/>
    </style:style>
    <style:style style:name="T146" style:family="text">
      <style:text-properties fo:font-style="italic" officeooo:rsid="0e9d4edf" style:font-style-asian="italic" style:font-style-complex="italic"/>
    </style:style>
    <style:style style:name="T147" style:family="text">
      <style:text-properties fo:font-style="italic" officeooo:rsid="0e9f8df3" style:font-style-asian="italic" style:font-style-complex="italic"/>
    </style:style>
    <style:style style:name="T148" style:family="text">
      <style:text-properties fo:font-style="italic" officeooo:rsid="0eb6bb58" style:font-style-asian="italic" style:font-style-complex="italic"/>
    </style:style>
    <style:style style:name="T149" style:family="text">
      <style:text-properties fo:font-style="italic" officeooo:rsid="0ed42e56" style:font-style-asian="italic" style:font-style-complex="italic"/>
    </style:style>
    <style:style style:name="T150" style:family="text">
      <style:text-properties fo:font-style="italic" officeooo:rsid="0f506265" style:font-style-asian="italic" style:font-style-complex="italic"/>
    </style:style>
    <style:style style:name="T151" style:family="text">
      <style:text-properties fo:font-style="italic" officeooo:rsid="0f5dbd52" style:font-style-asian="italic" style:font-style-complex="italic"/>
    </style:style>
    <style:style style:name="T152" style:family="text">
      <style:text-properties fo:font-style="italic" officeooo:rsid="0f5fa945" style:font-style-asian="italic" style:font-style-complex="italic"/>
    </style:style>
    <style:style style:name="T153" style:family="text">
      <style:text-properties fo:font-style="italic" officeooo:rsid="0f813660" style:font-style-asian="italic" style:font-style-complex="italic"/>
    </style:style>
    <style:style style:name="T154" style:family="text">
      <style:text-properties fo:font-style="italic" officeooo:rsid="0f927871" style:font-style-asian="italic" style:font-style-complex="italic"/>
    </style:style>
    <style:style style:name="T155" style:family="text">
      <style:text-properties fo:font-style="italic" officeooo:rsid="0faa9c71" style:font-style-asian="italic" style:font-style-complex="italic"/>
    </style:style>
    <style:style style:name="T156" style:family="text">
      <style:text-properties fo:font-style="italic" officeooo:rsid="0ff95304" style:font-style-asian="italic" style:font-style-complex="italic"/>
    </style:style>
    <style:style style:name="T157" style:family="text">
      <style:text-properties fo:font-style="italic" officeooo:rsid="0fff5acf" style:font-style-asian="italic" style:font-style-complex="italic"/>
    </style:style>
    <style:style style:name="T158" style:family="text">
      <style:text-properties fo:font-style="italic" officeooo:rsid="100223f2" style:font-style-asian="italic" style:font-style-complex="italic"/>
    </style:style>
    <style:style style:name="T159" style:family="text">
      <style:text-properties fo:font-style="italic" officeooo:rsid="10033dd1" style:font-style-asian="italic" style:font-style-complex="italic"/>
    </style:style>
    <style:style style:name="T160" style:family="text">
      <style:text-properties fo:font-style="italic" officeooo:rsid="10046e02" style:font-style-asian="italic" style:font-style-complex="italic"/>
    </style:style>
    <style:style style:name="T161" style:family="text">
      <style:text-properties fo:font-style="italic" officeooo:rsid="1005b052" style:font-style-asian="italic" style:font-style-complex="italic"/>
    </style:style>
    <style:style style:name="T162" style:family="text">
      <style:text-properties fo:font-style="italic" officeooo:rsid="10090d0c" style:font-style-asian="italic" style:font-style-complex="italic"/>
    </style:style>
    <style:style style:name="T163" style:family="text">
      <style:text-properties fo:font-style="italic" officeooo:rsid="100af2d6" style:font-style-asian="italic" style:font-style-complex="italic"/>
    </style:style>
    <style:style style:name="T164" style:family="text">
      <style:text-properties fo:font-style="italic" officeooo:rsid="101f2f26" style:font-style-asian="italic" style:font-style-complex="italic"/>
    </style:style>
    <style:style style:name="T165" style:family="text">
      <style:text-properties fo:font-style="italic" officeooo:rsid="1025f857" style:font-style-asian="italic" style:font-style-complex="italic"/>
    </style:style>
    <style:style style:name="T166" style:family="text">
      <style:text-properties fo:font-style="italic" officeooo:rsid="102cc26f" style:font-style-asian="italic" style:font-style-complex="italic"/>
    </style:style>
    <style:style style:name="T167" style:family="text">
      <style:text-properties fo:font-style="italic" officeooo:rsid="103e06d8" style:font-style-asian="italic" style:font-style-complex="italic"/>
    </style:style>
    <style:style style:name="T168" style:family="text">
      <style:text-properties fo:font-style="italic" officeooo:rsid="104210e2" style:font-style-asian="italic" style:font-style-complex="italic"/>
    </style:style>
    <style:style style:name="T169" style:family="text">
      <style:text-properties fo:font-style="italic" officeooo:rsid="10447d0a" style:font-style-asian="italic" style:font-style-complex="italic"/>
    </style:style>
    <style:style style:name="T170" style:family="text">
      <style:text-properties fo:font-style="italic" officeooo:rsid="1037cb07" style:font-style-asian="italic" style:font-style-complex="italic"/>
    </style:style>
    <style:style style:name="T171" style:family="text">
      <style:text-properties fo:font-style="italic" officeooo:rsid="10530e52" style:font-style-asian="italic" style:font-style-complex="italic"/>
    </style:style>
    <style:style style:name="T172" style:family="text">
      <style:text-properties fo:font-style="italic" officeooo:rsid="108d32d6" style:font-style-asian="italic" style:font-style-complex="italic"/>
    </style:style>
    <style:style style:name="T173" style:family="text">
      <style:text-properties fo:font-style="italic" officeooo:rsid="10bd087d" style:font-style-asian="italic" style:font-style-complex="italic"/>
    </style:style>
    <style:style style:name="T174" style:family="text">
      <style:text-properties fo:font-style="italic" officeooo:rsid="10cd4909" style:font-style-asian="italic" style:font-style-complex="italic"/>
    </style:style>
    <style:style style:name="T175" style:family="text">
      <style:text-properties fo:font-style="italic" officeooo:rsid="10e33f33" style:font-style-asian="italic" style:font-style-complex="italic"/>
    </style:style>
    <style:style style:name="T176" style:family="text">
      <style:text-properties fo:font-style="italic" officeooo:rsid="10eca923" style:font-style-asian="italic" style:font-style-complex="italic"/>
    </style:style>
    <style:style style:name="T177" style:family="text">
      <style:text-properties fo:font-style="italic" officeooo:rsid="10ee7e78" style:font-style-asian="italic" style:font-style-complex="italic"/>
    </style:style>
    <style:style style:name="T178" style:family="text">
      <style:text-properties fo:font-style="italic" officeooo:rsid="117e8ca2" style:font-style-asian="italic" style:font-style-complex="italic"/>
    </style:style>
    <style:style style:name="T179" style:family="text">
      <style:text-properties fo:font-style="italic" officeooo:rsid="1180741d" style:font-style-asian="italic" style:font-style-complex="italic"/>
    </style:style>
    <style:style style:name="T180" style:family="text">
      <style:text-properties fo:font-style="italic" officeooo:rsid="119381fa" style:font-style-asian="italic" style:font-style-complex="italic"/>
    </style:style>
    <style:style style:name="T181" style:family="text">
      <style:text-properties fo:font-style="italic" officeooo:rsid="119f7eb2" style:font-style-asian="italic" style:font-style-complex="italic"/>
    </style:style>
    <style:style style:name="T182" style:family="text">
      <style:text-properties fo:font-style="italic" officeooo:rsid="11a35ebf" style:font-style-asian="italic" style:font-style-complex="italic"/>
    </style:style>
    <style:style style:name="T183" style:family="text">
      <style:text-properties fo:font-style="italic" officeooo:rsid="11adf444" style:font-style-asian="italic" style:font-style-complex="italic"/>
    </style:style>
    <style:style style:name="T184" style:family="text">
      <style:text-properties fo:font-style="italic" officeooo:rsid="11ac66af" style:font-style-asian="italic" style:font-style-complex="italic"/>
    </style:style>
    <style:style style:name="T185" style:family="text">
      <style:text-properties fo:font-style="italic" officeooo:rsid="11b3b09a" style:font-style-asian="italic" style:font-style-complex="italic"/>
    </style:style>
    <style:style style:name="T186" style:family="text">
      <style:text-properties fo:font-style="italic" officeooo:rsid="11cb1965" style:font-style-asian="italic" style:font-style-complex="italic"/>
    </style:style>
    <style:style style:name="T187" style:family="text">
      <style:text-properties fo:font-style="italic" officeooo:rsid="11e3029a" style:font-style-asian="italic" style:font-style-complex="italic"/>
    </style:style>
    <style:style style:name="T188" style:family="text">
      <style:text-properties fo:font-style="italic" officeooo:rsid="11ec262f" style:font-style-asian="italic" style:font-style-complex="italic"/>
    </style:style>
    <style:style style:name="T189" style:family="text">
      <style:text-properties fo:font-style="italic" officeooo:rsid="11f35610" style:font-style-asian="italic" style:font-style-complex="italic"/>
    </style:style>
    <style:style style:name="T190" style:family="text">
      <style:text-properties fo:font-style="italic" officeooo:rsid="1217e85e" style:font-style-asian="italic" style:font-style-complex="italic"/>
    </style:style>
    <style:style style:name="T191" style:family="text">
      <style:text-properties fo:font-style="italic" officeooo:rsid="1232f239" style:font-style-asian="italic" style:font-style-complex="italic"/>
    </style:style>
    <style:style style:name="T192" style:family="text">
      <style:text-properties fo:font-style="italic" officeooo:rsid="1236dacc" style:font-style-asian="italic" style:font-style-complex="italic"/>
    </style:style>
    <style:style style:name="T193" style:family="text">
      <style:text-properties fo:font-style="italic" officeooo:rsid="124aa287" style:font-style-asian="italic" style:font-style-complex="italic"/>
    </style:style>
    <style:style style:name="T194" style:family="text">
      <style:text-properties fo:font-style="italic" officeooo:rsid="12693bdf" style:font-style-asian="italic" style:font-style-complex="italic"/>
    </style:style>
    <style:style style:name="T195" style:family="text">
      <style:text-properties fo:font-style="italic" officeooo:rsid="12ebf9c5" style:font-style-asian="italic" style:font-style-complex="italic"/>
    </style:style>
    <style:style style:name="T196" style:family="text">
      <style:text-properties fo:font-style="italic" officeooo:rsid="12f9a7bf" style:font-style-asian="italic" style:font-style-complex="italic"/>
    </style:style>
    <style:style style:name="T197" style:family="text">
      <style:text-properties fo:font-style="italic" officeooo:rsid="12fcae2b" style:font-style-asian="italic" style:font-style-complex="italic"/>
    </style:style>
    <style:style style:name="T198" style:family="text">
      <style:text-properties fo:font-style="italic" officeooo:rsid="12fc660a" style:font-style-asian="italic" style:font-style-complex="italic"/>
    </style:style>
    <style:style style:name="T199" style:family="text">
      <style:text-properties fo:font-style="italic" officeooo:rsid="130160bc" style:font-style-asian="italic" style:font-style-complex="italic"/>
    </style:style>
    <style:style style:name="T200" style:family="text">
      <style:text-properties fo:font-style="italic" officeooo:rsid="131fcc28" style:font-style-asian="italic" style:font-style-complex="italic"/>
    </style:style>
    <style:style style:name="T201" style:family="text">
      <style:text-properties fo:font-style="italic" officeooo:rsid="13286d96" style:font-style-asian="italic" style:font-style-complex="italic"/>
    </style:style>
    <style:style style:name="T202" style:family="text">
      <style:text-properties fo:font-style="italic" officeooo:rsid="132dd06b" style:font-style-asian="italic" style:font-style-complex="italic"/>
    </style:style>
    <style:style style:name="T203" style:family="text">
      <style:text-properties fo:font-style="italic" officeooo:rsid="132ffd85" style:font-style-asian="italic" style:font-style-complex="italic"/>
    </style:style>
    <style:style style:name="T204" style:family="text">
      <style:text-properties fo:font-style="italic" officeooo:rsid="13332aab" style:font-style-asian="italic" style:font-style-complex="italic"/>
    </style:style>
    <style:style style:name="T205" style:family="text">
      <style:text-properties fo:font-style="italic" officeooo:rsid="13381401" style:font-style-asian="italic" style:font-style-complex="italic"/>
    </style:style>
    <style:style style:name="T206" style:family="text">
      <style:text-properties fo:font-style="italic" officeooo:rsid="133fc879" style:font-style-asian="italic" style:font-style-complex="italic"/>
    </style:style>
    <style:style style:name="T207" style:family="text">
      <style:text-properties fo:font-style="italic" officeooo:rsid="13420555" style:font-style-asian="italic" style:font-style-complex="italic"/>
    </style:style>
    <style:style style:name="T208" style:family="text">
      <style:text-properties fo:font-style="italic" officeooo:rsid="1354dd76" style:font-style-asian="italic" style:font-style-complex="italic"/>
    </style:style>
    <style:style style:name="T209" style:family="text">
      <style:text-properties fo:font-style="italic" officeooo:rsid="135f7a6d" style:font-style-asian="italic" style:font-style-complex="italic"/>
    </style:style>
    <style:style style:name="T210" style:family="text">
      <style:text-properties fo:font-style="italic" officeooo:rsid="13698fbb" style:font-style-asian="italic" style:font-style-complex="italic"/>
    </style:style>
    <style:style style:name="T211" style:family="text">
      <style:text-properties fo:font-style="italic" officeooo:rsid="136f5ca5" style:font-style-asian="italic" style:font-style-complex="italic"/>
    </style:style>
    <style:style style:name="T212" style:family="text">
      <style:text-properties fo:font-style="italic" officeooo:rsid="136f918b" style:font-style-asian="italic" style:font-style-complex="italic"/>
    </style:style>
    <style:style style:name="T213" style:family="text">
      <style:text-properties fo:font-style="italic" officeooo:rsid="1381e657" style:font-style-asian="italic" style:font-style-complex="italic"/>
    </style:style>
    <style:style style:name="T214" style:family="text">
      <style:text-properties fo:font-style="italic" officeooo:rsid="138334d1" style:font-style-asian="italic" style:font-style-complex="italic"/>
    </style:style>
    <style:style style:name="T215" style:family="text">
      <style:text-properties fo:font-style="italic" officeooo:rsid="1399891b" style:font-style-asian="italic" style:font-style-complex="italic"/>
    </style:style>
    <style:style style:name="T216" style:family="text">
      <style:text-properties fo:font-style="italic" officeooo:rsid="13b16ff9" style:font-style-asian="italic" style:font-style-complex="italic"/>
    </style:style>
    <style:style style:name="T217" style:family="text">
      <style:text-properties fo:font-style="italic" officeooo:rsid="13c87d8b" style:font-style-asian="italic" style:font-style-complex="italic"/>
    </style:style>
    <style:style style:name="T218" style:family="text">
      <style:text-properties fo:font-style="italic" officeooo:rsid="13db24df" style:font-style-asian="italic" style:font-style-complex="italic"/>
    </style:style>
    <style:style style:name="T219" style:family="text">
      <style:text-properties fo:font-style="italic" officeooo:rsid="13e39bbf" style:font-style-asian="italic" style:font-style-complex="italic"/>
    </style:style>
    <style:style style:name="T220" style:family="text">
      <style:text-properties fo:font-style="italic" officeooo:rsid="13ef86c5" style:font-style-asian="italic" style:font-style-complex="italic"/>
    </style:style>
    <style:style style:name="T221" style:family="text">
      <style:text-properties fo:font-style="italic" officeooo:rsid="13f0e509" style:font-style-asian="italic" style:font-style-complex="italic"/>
    </style:style>
    <style:style style:name="T222" style:family="text">
      <style:text-properties fo:font-style="italic" officeooo:rsid="1418749c" style:font-style-asian="italic" style:font-style-complex="italic"/>
    </style:style>
    <style:style style:name="T223" style:family="text">
      <style:text-properties fo:font-style="italic" officeooo:rsid="141a0865" style:font-style-asian="italic" style:font-style-complex="italic"/>
    </style:style>
    <style:style style:name="T224" style:family="text">
      <style:text-properties fo:font-style="italic" officeooo:rsid="145a005d" style:font-style-asian="italic" style:font-style-complex="italic"/>
    </style:style>
    <style:style style:name="T225" style:family="text">
      <style:text-properties fo:font-style="italic" officeooo:rsid="14614a13" style:font-style-asian="italic" style:font-style-complex="italic"/>
    </style:style>
    <style:style style:name="T226" style:family="text">
      <style:text-properties fo:font-style="italic" officeooo:rsid="1481b33d" style:font-style-asian="italic" style:font-style-complex="italic"/>
    </style:style>
    <style:style style:name="T227" style:family="text">
      <style:text-properties fo:font-style="italic" officeooo:rsid="1488f3a5" style:font-style-asian="italic" style:font-style-complex="italic"/>
    </style:style>
    <style:style style:name="T228" style:family="text">
      <style:text-properties fo:font-style="italic" officeooo:rsid="14b01452" style:font-style-asian="italic" style:font-style-complex="italic"/>
    </style:style>
    <style:style style:name="T229" style:family="text">
      <style:text-properties fo:font-style="italic" officeooo:rsid="14b96df5" style:font-style-asian="italic" style:font-style-complex="italic"/>
    </style:style>
    <style:style style:name="T230" style:family="text">
      <style:text-properties fo:font-style="italic" style:text-underline-style="none" officeooo:rsid="014b3314" style:font-style-asian="italic" style:font-style-complex="italic"/>
    </style:style>
    <style:style style:name="T231" style:family="text">
      <style:text-properties fo:font-style="italic" style:text-underline-style="none" fo:font-weight="normal" officeooo:rsid="0c083583" style:font-style-asian="italic" style:font-weight-asian="normal" style:font-style-complex="italic" style:font-weight-complex="normal"/>
    </style:style>
    <style:style style:name="T232" style:family="text">
      <style:text-properties fo:font-style="italic" fo:font-weight="normal" style:font-style-asian="italic" style:font-weight-asian="normal" style:font-style-complex="italic" style:font-weight-complex="normal"/>
    </style:style>
    <style:style style:name="T233" style:family="text">
      <style:text-properties fo:font-style="italic" fo:font-weight="normal" officeooo:rsid="020c0968" style:font-style-asian="italic" style:font-weight-asian="normal" style:font-style-complex="italic" style:font-weight-complex="normal"/>
    </style:style>
    <style:style style:name="T234" style:family="text">
      <style:text-properties fo:font-style="italic" fo:font-weight="normal" officeooo:rsid="0213fb1a" style:font-style-asian="italic" style:font-weight-asian="normal" style:font-style-complex="italic" style:font-weight-complex="normal"/>
    </style:style>
    <style:style style:name="T235" style:family="text">
      <style:text-properties fo:font-style="italic" fo:font-weight="normal" officeooo:rsid="0214b3fd" style:font-style-asian="italic" style:font-weight-asian="normal" style:font-style-complex="italic" style:font-weight-complex="normal"/>
    </style:style>
    <style:style style:name="T236" style:family="text">
      <style:text-properties fo:font-style="italic" fo:font-weight="normal" officeooo:rsid="02165805" style:font-style-asian="italic" style:font-weight-asian="normal" style:font-style-complex="italic" style:font-weight-complex="normal"/>
    </style:style>
    <style:style style:name="T237" style:family="text">
      <style:text-properties fo:font-style="italic" fo:font-weight="normal" officeooo:rsid="068a7bc5" style:font-style-asian="italic" style:font-weight-asian="normal" style:font-style-complex="italic" style:font-weight-complex="normal"/>
    </style:style>
    <style:style style:name="T238" style:family="text">
      <style:text-properties fo:font-style="italic" fo:font-weight="normal" officeooo:rsid="069230ef" style:font-style-asian="italic" style:font-weight-asian="normal" style:font-style-complex="italic" style:font-weight-complex="normal"/>
    </style:style>
    <style:style style:name="T239" style:family="text">
      <style:text-properties officeooo:rsid="0024c044"/>
    </style:style>
    <style:style style:name="T240" style:family="text">
      <style:text-properties officeooo:rsid="00232ce5"/>
    </style:style>
    <style:style style:name="T241" style:family="text">
      <style:text-properties officeooo:rsid="003538e9"/>
    </style:style>
    <style:style style:name="T242" style:family="text">
      <style:text-properties officeooo:rsid="0019f43d"/>
    </style:style>
    <style:style style:name="T243" style:family="text">
      <style:text-properties officeooo:rsid="00403371"/>
    </style:style>
    <style:style style:name="T244" style:family="text">
      <style:text-properties officeooo:rsid="004bd250"/>
    </style:style>
    <style:style style:name="T245" style:family="text">
      <style:text-properties officeooo:rsid="0052e461"/>
    </style:style>
    <style:style style:name="T246" style:family="text">
      <style:text-properties style:text-position="super 58%" fo:font-weight="bold" officeooo:rsid="0052e461" style:font-weight-asian="bold" style:font-weight-complex="bold"/>
    </style:style>
    <style:style style:name="T247" style:family="text">
      <style:text-properties style:text-position="super 58%" fo:font-style="italic" fo:font-weight="bold" officeooo:rsid="02f4b72e" style:font-style-asian="italic" style:font-weight-asian="bold" style:font-style-complex="italic" style:font-weight-complex="bold"/>
    </style:style>
    <style:style style:name="T248" style:family="text">
      <style:text-properties style:text-position="super 58%" style:font-name="Liberation Serif1" fo:font-style="italic" fo:font-weight="bold" officeooo:rsid="06e45e91" style:font-style-asian="italic" style:font-weight-asian="bold" style:font-style-complex="italic" style:font-weight-complex="bold"/>
    </style:style>
    <style:style style:name="T249" style:family="text">
      <style:text-properties officeooo:rsid="0056e8d5"/>
    </style:style>
    <style:style style:name="T250" style:family="text">
      <style:text-properties officeooo:rsid="0056ee81"/>
    </style:style>
    <style:style style:name="T251" style:family="text">
      <style:text-properties officeooo:rsid="005a70fb"/>
    </style:style>
    <style:style style:name="T252" style:family="text">
      <style:text-properties officeooo:rsid="005c6b44"/>
    </style:style>
    <style:style style:name="T253" style:family="text">
      <style:text-properties officeooo:rsid="005dc8e7"/>
    </style:style>
    <style:style style:name="T254" style:family="text">
      <style:text-properties officeooo:rsid="00616366"/>
    </style:style>
    <style:style style:name="T255" style:family="text">
      <style:text-properties officeooo:rsid="006d6772"/>
    </style:style>
    <style:style style:name="T256" style:family="text">
      <style:text-properties officeooo:rsid="006ee287"/>
    </style:style>
    <style:style style:name="T257" style:family="text">
      <style:text-properties fo:font-style="normal" style:font-style-asian="normal" style:font-style-complex="normal"/>
    </style:style>
    <style:style style:name="T258" style:family="text">
      <style:text-properties fo:font-style="normal" officeooo:rsid="006ee287" style:font-style-asian="normal" style:font-style-complex="normal"/>
    </style:style>
    <style:style style:name="T259" style:family="text">
      <style:text-properties fo:font-style="normal" officeooo:rsid="019257b6" style:font-style-asian="normal" style:font-style-complex="normal"/>
    </style:style>
    <style:style style:name="T260" style:family="text">
      <style:text-properties fo:font-style="normal" officeooo:rsid="0192c575" style:font-style-asian="normal" style:font-style-complex="normal"/>
    </style:style>
    <style:style style:name="T261" style:family="text">
      <style:text-properties fo:font-style="normal" officeooo:rsid="0193d4fb" style:font-style-asian="normal" style:font-style-complex="normal"/>
    </style:style>
    <style:style style:name="T262" style:family="text">
      <style:text-properties fo:font-style="normal" officeooo:rsid="0193eaec" style:font-style-asian="normal" style:font-style-complex="normal"/>
    </style:style>
    <style:style style:name="T263" style:family="text">
      <style:text-properties fo:font-style="normal" officeooo:rsid="0195ea74" style:font-style-asian="normal" style:font-style-complex="normal"/>
    </style:style>
    <style:style style:name="T264" style:family="text">
      <style:text-properties fo:font-style="normal" officeooo:rsid="0197caa3" style:font-style-asian="normal" style:font-style-complex="normal"/>
    </style:style>
    <style:style style:name="T265" style:family="text">
      <style:text-properties fo:font-style="normal" officeooo:rsid="01987a17" style:font-style-asian="normal" style:font-style-complex="normal"/>
    </style:style>
    <style:style style:name="T266" style:family="text">
      <style:text-properties fo:font-style="normal" officeooo:rsid="0019f43d" style:font-style-asian="normal" style:font-style-complex="normal"/>
    </style:style>
    <style:style style:name="T267" style:family="text">
      <style:text-properties fo:font-style="normal" officeooo:rsid="019ade2d" style:font-style-asian="normal" style:font-style-complex="normal"/>
    </style:style>
    <style:style style:name="T268" style:family="text">
      <style:text-properties fo:font-style="normal" officeooo:rsid="019c3da0" style:font-style-asian="normal" style:font-style-complex="normal"/>
    </style:style>
    <style:style style:name="T269" style:family="text">
      <style:text-properties fo:font-style="normal" officeooo:rsid="019d7fd7" style:font-style-asian="normal" style:font-style-complex="normal"/>
    </style:style>
    <style:style style:name="T270" style:family="text">
      <style:text-properties fo:font-style="normal" officeooo:rsid="019e192b" style:font-style-asian="normal" style:font-style-complex="normal"/>
    </style:style>
    <style:style style:name="T271" style:family="text">
      <style:text-properties fo:font-style="normal" officeooo:rsid="019ef839" style:font-style-asian="normal" style:font-style-complex="normal"/>
    </style:style>
    <style:style style:name="T272" style:family="text">
      <style:text-properties fo:font-style="normal" officeooo:rsid="01a0cb66" style:font-style-asian="normal" style:font-style-complex="normal"/>
    </style:style>
    <style:style style:name="T273" style:family="text">
      <style:text-properties fo:font-style="normal" officeooo:rsid="01a236ba" style:font-style-asian="normal" style:font-style-complex="normal"/>
    </style:style>
    <style:style style:name="T274" style:family="text">
      <style:text-properties fo:font-style="normal" officeooo:rsid="01a3c254" style:font-style-asian="normal" style:font-style-complex="normal"/>
    </style:style>
    <style:style style:name="T275" style:family="text">
      <style:text-properties fo:font-style="normal" officeooo:rsid="01a4a89f" style:font-style-asian="normal" style:font-style-complex="normal"/>
    </style:style>
    <style:style style:name="T276" style:family="text">
      <style:text-properties fo:font-style="normal" officeooo:rsid="01a57018" style:font-style-asian="normal" style:font-style-complex="normal"/>
    </style:style>
    <style:style style:name="T277" style:family="text">
      <style:text-properties fo:font-style="normal" officeooo:rsid="01a674d2" style:font-style-asian="normal" style:font-style-complex="normal"/>
    </style:style>
    <style:style style:name="T278" style:family="text">
      <style:text-properties fo:font-style="normal" officeooo:rsid="01a821fa" style:font-style-asian="normal" style:font-style-complex="normal"/>
    </style:style>
    <style:style style:name="T279" style:family="text">
      <style:text-properties fo:font-style="normal" officeooo:rsid="01a86a4b" style:font-style-asian="normal" style:font-style-complex="normal"/>
    </style:style>
    <style:style style:name="T280" style:family="text">
      <style:text-properties fo:font-style="normal" officeooo:rsid="01a99bd1" style:font-style-asian="normal" style:font-style-complex="normal"/>
    </style:style>
    <style:style style:name="T281" style:family="text">
      <style:text-properties fo:font-style="normal" officeooo:rsid="01aa3c2e" style:font-style-asian="normal" style:font-style-complex="normal"/>
    </style:style>
    <style:style style:name="T282" style:family="text">
      <style:text-properties fo:font-style="normal" officeooo:rsid="01ac0743" style:font-style-asian="normal" style:font-style-complex="normal"/>
    </style:style>
    <style:style style:name="T283" style:family="text">
      <style:text-properties fo:font-style="normal" officeooo:rsid="01ac8a96" style:font-style-asian="normal" style:font-style-complex="normal"/>
    </style:style>
    <style:style style:name="T284" style:family="text">
      <style:text-properties fo:font-style="normal" officeooo:rsid="01acc37b" style:font-style-asian="normal" style:font-style-complex="normal"/>
    </style:style>
    <style:style style:name="T285" style:family="text">
      <style:text-properties fo:font-style="normal" officeooo:rsid="01acc420" style:font-style-asian="normal" style:font-style-complex="normal"/>
    </style:style>
    <style:style style:name="T286" style:family="text">
      <style:text-properties fo:font-style="normal" officeooo:rsid="01adb694" style:font-style-asian="normal" style:font-style-complex="normal"/>
    </style:style>
    <style:style style:name="T287" style:family="text">
      <style:text-properties fo:font-style="normal" officeooo:rsid="01ae35ff" style:font-style-asian="normal" style:font-style-complex="normal"/>
    </style:style>
    <style:style style:name="T288" style:family="text">
      <style:text-properties fo:font-style="normal" officeooo:rsid="01af8090" style:font-style-asian="normal" style:font-style-complex="normal"/>
    </style:style>
    <style:style style:name="T289" style:family="text">
      <style:text-properties fo:font-style="normal" officeooo:rsid="01afb70f" style:font-style-asian="normal" style:font-style-complex="normal"/>
    </style:style>
    <style:style style:name="T290" style:family="text">
      <style:text-properties fo:font-style="normal" officeooo:rsid="01b0dcdc" style:font-style-asian="normal" style:font-style-complex="normal"/>
    </style:style>
    <style:style style:name="T291" style:family="text">
      <style:text-properties fo:font-style="normal" officeooo:rsid="01b14a58" style:font-style-asian="normal" style:font-style-complex="normal"/>
    </style:style>
    <style:style style:name="T292" style:family="text">
      <style:text-properties fo:font-style="normal" officeooo:rsid="01b3386f" style:font-style-asian="normal" style:font-style-complex="normal"/>
    </style:style>
    <style:style style:name="T293" style:family="text">
      <style:text-properties fo:font-style="normal" officeooo:rsid="01b40fa2" style:font-style-asian="normal" style:font-style-complex="normal"/>
    </style:style>
    <style:style style:name="T294" style:family="text">
      <style:text-properties fo:font-style="normal" officeooo:rsid="01b4967f" style:font-style-asian="normal" style:font-style-complex="normal"/>
    </style:style>
    <style:style style:name="T295" style:family="text">
      <style:text-properties fo:font-style="normal" officeooo:rsid="01b5770a" style:font-style-asian="normal" style:font-style-complex="normal"/>
    </style:style>
    <style:style style:name="T296" style:family="text">
      <style:text-properties fo:font-style="normal" officeooo:rsid="01b58bae" style:font-style-asian="normal" style:font-style-complex="normal"/>
    </style:style>
    <style:style style:name="T297" style:family="text">
      <style:text-properties fo:font-style="normal" officeooo:rsid="01b72bd7" style:font-style-asian="normal" style:font-style-complex="normal"/>
    </style:style>
    <style:style style:name="T298" style:family="text">
      <style:text-properties fo:font-style="normal" officeooo:rsid="01b81198" style:font-style-asian="normal" style:font-style-complex="normal"/>
    </style:style>
    <style:style style:name="T299" style:family="text">
      <style:text-properties fo:font-style="normal" officeooo:rsid="01b9be07" style:font-style-asian="normal" style:font-style-complex="normal"/>
    </style:style>
    <style:style style:name="T300" style:family="text">
      <style:text-properties fo:font-style="normal" officeooo:rsid="01bb8ce5" style:font-style-asian="normal" style:font-style-complex="normal"/>
    </style:style>
    <style:style style:name="T301" style:family="text">
      <style:text-properties fo:font-style="normal" officeooo:rsid="01bbfb0d" style:font-style-asian="normal" style:font-style-complex="normal"/>
    </style:style>
    <style:style style:name="T302" style:family="text">
      <style:text-properties fo:font-style="normal" officeooo:rsid="01bd36c2" style:font-style-asian="normal" style:font-style-complex="normal"/>
    </style:style>
    <style:style style:name="T303" style:family="text">
      <style:text-properties fo:font-style="normal" officeooo:rsid="01be0769" style:font-style-asian="normal" style:font-style-complex="normal"/>
    </style:style>
    <style:style style:name="T304" style:family="text">
      <style:text-properties fo:font-style="normal" officeooo:rsid="01bfd3cf" style:font-style-asian="normal" style:font-style-complex="normal"/>
    </style:style>
    <style:style style:name="T305" style:family="text">
      <style:text-properties fo:font-style="normal" officeooo:rsid="01c075a6" style:font-style-asian="normal" style:font-style-complex="normal"/>
    </style:style>
    <style:style style:name="T306" style:family="text">
      <style:text-properties fo:font-style="normal" officeooo:rsid="01c0c329" style:font-style-asian="normal" style:font-style-complex="normal"/>
    </style:style>
    <style:style style:name="T307" style:family="text">
      <style:text-properties fo:font-style="normal" officeooo:rsid="01c135ce" style:font-style-asian="normal" style:font-style-complex="normal"/>
    </style:style>
    <style:style style:name="T308" style:family="text">
      <style:text-properties fo:font-style="normal" officeooo:rsid="01c202fe" style:font-style-asian="normal" style:font-style-complex="normal"/>
    </style:style>
    <style:style style:name="T309" style:family="text">
      <style:text-properties fo:font-style="normal" officeooo:rsid="01c38447" style:font-style-asian="normal" style:font-style-complex="normal"/>
    </style:style>
    <style:style style:name="T310" style:family="text">
      <style:text-properties fo:font-style="normal" officeooo:rsid="01c4b24f" style:font-style-asian="normal" style:font-style-complex="normal"/>
    </style:style>
    <style:style style:name="T311" style:family="text">
      <style:text-properties fo:font-style="normal" officeooo:rsid="01c5118a" style:font-style-asian="normal" style:font-style-complex="normal"/>
    </style:style>
    <style:style style:name="T312" style:family="text">
      <style:text-properties fo:font-style="normal" officeooo:rsid="01c62a2b" style:font-style-asian="normal" style:font-style-complex="normal"/>
    </style:style>
    <style:style style:name="T313" style:family="text">
      <style:text-properties fo:font-style="normal" officeooo:rsid="01c6f47a" style:font-style-asian="normal" style:font-style-complex="normal"/>
    </style:style>
    <style:style style:name="T314" style:family="text">
      <style:text-properties fo:font-style="normal" officeooo:rsid="01c89fbb" style:font-style-asian="normal" style:font-style-complex="normal"/>
    </style:style>
    <style:style style:name="T315" style:family="text">
      <style:text-properties fo:font-style="normal" officeooo:rsid="01ca19fe" style:font-style-asian="normal" style:font-style-complex="normal"/>
    </style:style>
    <style:style style:name="T316" style:family="text">
      <style:text-properties fo:font-style="normal" officeooo:rsid="01caf37d" style:font-style-asian="normal" style:font-style-complex="normal"/>
    </style:style>
    <style:style style:name="T317" style:family="text">
      <style:text-properties fo:font-style="normal" officeooo:rsid="01e2bd32" style:font-style-asian="normal" style:font-style-complex="normal"/>
    </style:style>
    <style:style style:name="T318" style:family="text">
      <style:text-properties fo:font-style="normal" officeooo:rsid="01e32dfa" style:font-style-asian="normal" style:font-style-complex="normal"/>
    </style:style>
    <style:style style:name="T319" style:family="text">
      <style:text-properties fo:font-style="normal" officeooo:rsid="01e3dc34" style:font-style-asian="normal" style:font-style-complex="normal"/>
    </style:style>
    <style:style style:name="T320" style:family="text">
      <style:text-properties fo:font-style="normal" officeooo:rsid="01e59c91" style:font-style-asian="normal" style:font-style-complex="normal"/>
    </style:style>
    <style:style style:name="T321" style:family="text">
      <style:text-properties fo:font-style="normal" officeooo:rsid="01e73e1d" style:font-style-asian="normal" style:font-style-complex="normal"/>
    </style:style>
    <style:style style:name="T322" style:family="text">
      <style:text-properties fo:font-style="normal" officeooo:rsid="01e8384f" style:font-style-asian="normal" style:font-style-complex="normal"/>
    </style:style>
    <style:style style:name="T323" style:family="text">
      <style:text-properties fo:font-style="normal" officeooo:rsid="01e8f5f0" style:font-style-asian="normal" style:font-style-complex="normal"/>
    </style:style>
    <style:style style:name="T324" style:family="text">
      <style:text-properties fo:font-style="normal" officeooo:rsid="01e92c0f" style:font-style-asian="normal" style:font-style-complex="normal"/>
    </style:style>
    <style:style style:name="T325" style:family="text">
      <style:text-properties fo:font-style="normal" officeooo:rsid="01e9735b" style:font-style-asian="normal" style:font-style-complex="normal"/>
    </style:style>
    <style:style style:name="T326" style:family="text">
      <style:text-properties fo:font-style="normal" officeooo:rsid="01ea202b" style:font-style-asian="normal" style:font-style-complex="normal"/>
    </style:style>
    <style:style style:name="T327" style:family="text">
      <style:text-properties fo:font-style="normal" officeooo:rsid="01eb92ef" style:font-style-asian="normal" style:font-style-complex="normal"/>
    </style:style>
    <style:style style:name="T328" style:family="text">
      <style:text-properties fo:font-style="normal" officeooo:rsid="01ecc3b2" style:font-style-asian="normal" style:font-style-complex="normal"/>
    </style:style>
    <style:style style:name="T329" style:family="text">
      <style:text-properties fo:font-style="normal" officeooo:rsid="01eda8a9" style:font-style-asian="normal" style:font-style-complex="normal"/>
    </style:style>
    <style:style style:name="T330" style:family="text">
      <style:text-properties fo:font-style="normal" officeooo:rsid="01ee3357" style:font-style-asian="normal" style:font-style-complex="normal"/>
    </style:style>
    <style:style style:name="T331" style:family="text">
      <style:text-properties fo:font-style="normal" officeooo:rsid="01ef4787" style:font-style-asian="normal" style:font-style-complex="normal"/>
    </style:style>
    <style:style style:name="T332" style:family="text">
      <style:text-properties fo:font-style="normal" officeooo:rsid="01f0ff82" style:font-style-asian="normal" style:font-style-complex="normal"/>
    </style:style>
    <style:style style:name="T333" style:family="text">
      <style:text-properties fo:font-style="normal" officeooo:rsid="02190a0b" style:font-style-asian="normal" style:font-style-complex="normal"/>
    </style:style>
    <style:style style:name="T334" style:family="text">
      <style:text-properties fo:font-style="normal" officeooo:rsid="021ae8f1" style:font-style-asian="normal" style:font-style-complex="normal"/>
    </style:style>
    <style:style style:name="T335" style:family="text">
      <style:text-properties fo:font-style="normal" officeooo:rsid="021bc97f" style:font-style-asian="normal" style:font-style-complex="normal"/>
    </style:style>
    <style:style style:name="T336" style:family="text">
      <style:text-properties fo:font-style="normal" officeooo:rsid="021ca887" style:font-style-asian="normal" style:font-style-complex="normal"/>
    </style:style>
    <style:style style:name="T337" style:family="text">
      <style:text-properties fo:font-style="normal" officeooo:rsid="021d6454" style:font-style-asian="normal" style:font-style-complex="normal"/>
    </style:style>
    <style:style style:name="T338" style:family="text">
      <style:text-properties fo:font-style="normal" officeooo:rsid="021e44f6" style:font-style-asian="normal" style:font-style-complex="normal"/>
    </style:style>
    <style:style style:name="T339" style:family="text">
      <style:text-properties fo:font-style="normal" officeooo:rsid="0221aa6c" style:font-style-asian="normal" style:font-style-complex="normal"/>
    </style:style>
    <style:style style:name="T340" style:family="text">
      <style:text-properties fo:font-style="normal" officeooo:rsid="0222e880" style:font-style-asian="normal" style:font-style-complex="normal"/>
    </style:style>
    <style:style style:name="T341" style:family="text">
      <style:text-properties fo:font-style="normal" officeooo:rsid="022350ac" style:font-style-asian="normal" style:font-style-complex="normal"/>
    </style:style>
    <style:style style:name="T342" style:family="text">
      <style:text-properties fo:font-style="normal" officeooo:rsid="0224f116" style:font-style-asian="normal" style:font-style-complex="normal"/>
    </style:style>
    <style:style style:name="T343" style:family="text">
      <style:text-properties fo:font-style="normal" officeooo:rsid="0225aba6" style:font-style-asian="normal" style:font-style-complex="normal"/>
    </style:style>
    <style:style style:name="T344" style:family="text">
      <style:text-properties fo:font-style="normal" officeooo:rsid="022795f8" style:font-style-asian="normal" style:font-style-complex="normal"/>
    </style:style>
    <style:style style:name="T345" style:family="text">
      <style:text-properties fo:font-style="normal" officeooo:rsid="02294be6" style:font-style-asian="normal" style:font-style-complex="normal"/>
    </style:style>
    <style:style style:name="T346" style:family="text">
      <style:text-properties fo:font-style="normal" officeooo:rsid="0229bf78" style:font-style-asian="normal" style:font-style-complex="normal"/>
    </style:style>
    <style:style style:name="T347" style:family="text">
      <style:text-properties fo:font-style="normal" officeooo:rsid="022aef30" style:font-style-asian="normal" style:font-style-complex="normal"/>
    </style:style>
    <style:style style:name="T348" style:family="text">
      <style:text-properties fo:font-style="normal" officeooo:rsid="022cdf7a" style:font-style-asian="normal" style:font-style-complex="normal"/>
    </style:style>
    <style:style style:name="T349" style:family="text">
      <style:text-properties fo:font-style="normal" officeooo:rsid="022e0c47" style:font-style-asian="normal" style:font-style-complex="normal"/>
    </style:style>
    <style:style style:name="T350" style:family="text">
      <style:text-properties fo:font-style="normal" officeooo:rsid="022ffcdc" style:font-style-asian="normal" style:font-style-complex="normal"/>
    </style:style>
    <style:style style:name="T351" style:family="text">
      <style:text-properties fo:font-style="normal" officeooo:rsid="0230cbfe" style:font-style-asian="normal" style:font-style-complex="normal"/>
    </style:style>
    <style:style style:name="T352" style:family="text">
      <style:text-properties fo:font-style="normal" officeooo:rsid="02313ce5" style:font-style-asian="normal" style:font-style-complex="normal"/>
    </style:style>
    <style:style style:name="T353" style:family="text">
      <style:text-properties fo:font-style="normal" officeooo:rsid="02316685" style:font-style-asian="normal" style:font-style-complex="normal"/>
    </style:style>
    <style:style style:name="T354" style:family="text">
      <style:text-properties fo:font-style="normal" officeooo:rsid="02330c82" style:font-style-asian="normal" style:font-style-complex="normal"/>
    </style:style>
    <style:style style:name="T355" style:family="text">
      <style:text-properties fo:font-style="normal" officeooo:rsid="0233e034" style:font-style-asian="normal" style:font-style-complex="normal"/>
    </style:style>
    <style:style style:name="T356" style:family="text">
      <style:text-properties fo:font-style="normal" officeooo:rsid="023556a2" style:font-style-asian="normal" style:font-style-complex="normal"/>
    </style:style>
    <style:style style:name="T357" style:family="text">
      <style:text-properties fo:font-style="normal" officeooo:rsid="02365aff" style:font-style-asian="normal" style:font-style-complex="normal"/>
    </style:style>
    <style:style style:name="T358" style:family="text">
      <style:text-properties fo:font-style="normal" officeooo:rsid="023790cd" style:font-style-asian="normal" style:font-style-complex="normal"/>
    </style:style>
    <style:style style:name="T359" style:family="text">
      <style:text-properties fo:font-style="normal" officeooo:rsid="0238d806" style:font-style-asian="normal" style:font-style-complex="normal"/>
    </style:style>
    <style:style style:name="T360" style:family="text">
      <style:text-properties fo:font-style="normal" officeooo:rsid="023a5c73" style:font-style-asian="normal" style:font-style-complex="normal"/>
    </style:style>
    <style:style style:name="T361" style:family="text">
      <style:text-properties fo:font-style="normal" officeooo:rsid="023a6666" style:font-style-asian="normal" style:font-style-complex="normal"/>
    </style:style>
    <style:style style:name="T362" style:family="text">
      <style:text-properties fo:font-style="normal" officeooo:rsid="023b5d4d" style:font-style-asian="normal" style:font-style-complex="normal"/>
    </style:style>
    <style:style style:name="T363" style:family="text">
      <style:text-properties fo:font-style="normal" officeooo:rsid="023cc328" style:font-style-asian="normal" style:font-style-complex="normal"/>
    </style:style>
    <style:style style:name="T364" style:family="text">
      <style:text-properties fo:font-style="normal" officeooo:rsid="023df2ca" style:font-style-asian="normal" style:font-style-complex="normal"/>
    </style:style>
    <style:style style:name="T365" style:family="text">
      <style:text-properties fo:font-style="normal" officeooo:rsid="023fa9f4" style:font-style-asian="normal" style:font-style-complex="normal"/>
    </style:style>
    <style:style style:name="T366" style:family="text">
      <style:text-properties fo:font-style="normal" officeooo:rsid="0241711c" style:font-style-asian="normal" style:font-style-complex="normal"/>
    </style:style>
    <style:style style:name="T367" style:family="text">
      <style:text-properties fo:font-style="normal" officeooo:rsid="024308f8" style:font-style-asian="normal" style:font-style-complex="normal"/>
    </style:style>
    <style:style style:name="T368" style:family="text">
      <style:text-properties fo:font-style="normal" officeooo:rsid="02458b86" style:font-style-asian="normal" style:font-style-complex="normal"/>
    </style:style>
    <style:style style:name="T369" style:family="text">
      <style:text-properties fo:font-style="normal" officeooo:rsid="0245feee" style:font-style-asian="normal" style:font-style-complex="normal"/>
    </style:style>
    <style:style style:name="T370" style:family="text">
      <style:text-properties fo:font-style="normal" officeooo:rsid="02478449" style:font-style-asian="normal" style:font-style-complex="normal"/>
    </style:style>
    <style:style style:name="T371" style:family="text">
      <style:text-properties fo:font-style="normal" officeooo:rsid="0247db75" style:font-style-asian="normal" style:font-style-complex="normal"/>
    </style:style>
    <style:style style:name="T372" style:family="text">
      <style:text-properties fo:font-style="normal" officeooo:rsid="02486425" style:font-style-asian="normal" style:font-style-complex="normal"/>
    </style:style>
    <style:style style:name="T373" style:family="text">
      <style:text-properties fo:font-style="normal" officeooo:rsid="0248ff4b" style:font-style-asian="normal" style:font-style-complex="normal"/>
    </style:style>
    <style:style style:name="T374" style:family="text">
      <style:text-properties fo:font-style="normal" officeooo:rsid="024af498" style:font-style-asian="normal" style:font-style-complex="normal"/>
    </style:style>
    <style:style style:name="T375" style:family="text">
      <style:text-properties fo:font-style="normal" officeooo:rsid="024d3923" style:font-style-asian="normal" style:font-style-complex="normal"/>
    </style:style>
    <style:style style:name="T376" style:family="text">
      <style:text-properties fo:font-style="normal" officeooo:rsid="024e64cc" style:font-style-asian="normal" style:font-style-complex="normal"/>
    </style:style>
    <style:style style:name="T377" style:family="text">
      <style:text-properties fo:font-style="normal" officeooo:rsid="024f0929" style:font-style-asian="normal" style:font-style-complex="normal"/>
    </style:style>
    <style:style style:name="T378" style:family="text">
      <style:text-properties fo:font-style="normal" officeooo:rsid="0251005a" style:font-style-asian="normal" style:font-style-complex="normal"/>
    </style:style>
    <style:style style:name="T379" style:family="text">
      <style:text-properties fo:font-style="normal" officeooo:rsid="0252ec85" style:font-style-asian="normal" style:font-style-complex="normal"/>
    </style:style>
    <style:style style:name="T380" style:family="text">
      <style:text-properties fo:font-style="normal" officeooo:rsid="02538d73" style:font-style-asian="normal" style:font-style-complex="normal"/>
    </style:style>
    <style:style style:name="T381" style:family="text">
      <style:text-properties fo:font-style="normal" officeooo:rsid="0253b90d" style:font-style-asian="normal" style:font-style-complex="normal"/>
    </style:style>
    <style:style style:name="T382" style:family="text">
      <style:text-properties fo:font-style="normal" officeooo:rsid="02550640" style:font-style-asian="normal" style:font-style-complex="normal"/>
    </style:style>
    <style:style style:name="T383" style:family="text">
      <style:text-properties fo:font-style="normal" officeooo:rsid="02566222" style:font-style-asian="normal" style:font-style-complex="normal"/>
    </style:style>
    <style:style style:name="T384" style:family="text">
      <style:text-properties fo:font-style="normal" officeooo:rsid="0256d932" style:font-style-asian="normal" style:font-style-complex="normal"/>
    </style:style>
    <style:style style:name="T385" style:family="text">
      <style:text-properties fo:font-style="normal" officeooo:rsid="0257d347" style:font-style-asian="normal" style:font-style-complex="normal"/>
    </style:style>
    <style:style style:name="T386" style:family="text">
      <style:text-properties fo:font-style="normal" officeooo:rsid="0258104f" style:font-style-asian="normal" style:font-style-complex="normal"/>
    </style:style>
    <style:style style:name="T387" style:family="text">
      <style:text-properties fo:font-style="normal" officeooo:rsid="02585d5e" style:font-style-asian="normal" style:font-style-complex="normal"/>
    </style:style>
    <style:style style:name="T388" style:family="text">
      <style:text-properties fo:font-style="normal" officeooo:rsid="025a3469" style:font-style-asian="normal" style:font-style-complex="normal"/>
    </style:style>
    <style:style style:name="T389" style:family="text">
      <style:text-properties fo:font-style="normal" officeooo:rsid="025ba0fe" style:font-style-asian="normal" style:font-style-complex="normal"/>
    </style:style>
    <style:style style:name="T390" style:family="text">
      <style:text-properties fo:font-style="normal" officeooo:rsid="025cf2b7" style:font-style-asian="normal" style:font-style-complex="normal"/>
    </style:style>
    <style:style style:name="T391" style:family="text">
      <style:text-properties fo:font-style="normal" officeooo:rsid="025d647e" style:font-style-asian="normal" style:font-style-complex="normal"/>
    </style:style>
    <style:style style:name="T392" style:family="text">
      <style:text-properties fo:font-style="normal" officeooo:rsid="025dc6b1" style:font-style-asian="normal" style:font-style-complex="normal"/>
    </style:style>
    <style:style style:name="T393" style:family="text">
      <style:text-properties fo:font-style="normal" officeooo:rsid="025ebe95" style:font-style-asian="normal" style:font-style-complex="normal"/>
    </style:style>
    <style:style style:name="T394" style:family="text">
      <style:text-properties fo:font-style="normal" officeooo:rsid="026007d9" style:font-style-asian="normal" style:font-style-complex="normal"/>
    </style:style>
    <style:style style:name="T395" style:family="text">
      <style:text-properties fo:font-style="normal" officeooo:rsid="026029fd" style:font-style-asian="normal" style:font-style-complex="normal"/>
    </style:style>
    <style:style style:name="T396" style:family="text">
      <style:text-properties fo:font-style="normal" officeooo:rsid="02610287" style:font-style-asian="normal" style:font-style-complex="normal"/>
    </style:style>
    <style:style style:name="T397" style:family="text">
      <style:text-properties fo:font-style="normal" officeooo:rsid="02629d41" style:font-style-asian="normal" style:font-style-complex="normal"/>
    </style:style>
    <style:style style:name="T398" style:family="text">
      <style:text-properties fo:font-style="normal" officeooo:rsid="02642094" style:font-style-asian="normal" style:font-style-complex="normal"/>
    </style:style>
    <style:style style:name="T399" style:family="text">
      <style:text-properties fo:font-style="normal" officeooo:rsid="0265477c" style:font-style-asian="normal" style:font-style-complex="normal"/>
    </style:style>
    <style:style style:name="T400" style:family="text">
      <style:text-properties fo:font-style="normal" officeooo:rsid="026574b3" style:font-style-asian="normal" style:font-style-complex="normal"/>
    </style:style>
    <style:style style:name="T401" style:family="text">
      <style:text-properties fo:font-style="normal" officeooo:rsid="0266c4bf" style:font-style-asian="normal" style:font-style-complex="normal"/>
    </style:style>
    <style:style style:name="T402" style:family="text">
      <style:text-properties fo:font-style="normal" officeooo:rsid="02687aeb" style:font-style-asian="normal" style:font-style-complex="normal"/>
    </style:style>
    <style:style style:name="T403" style:family="text">
      <style:text-properties fo:font-style="normal" officeooo:rsid="0269e5c9" style:font-style-asian="normal" style:font-style-complex="normal"/>
    </style:style>
    <style:style style:name="T404" style:family="text">
      <style:text-properties fo:font-style="normal" officeooo:rsid="026af481" style:font-style-asian="normal" style:font-style-complex="normal"/>
    </style:style>
    <style:style style:name="T405" style:family="text">
      <style:text-properties fo:font-style="normal" officeooo:rsid="026b3b99" style:font-style-asian="normal" style:font-style-complex="normal"/>
    </style:style>
    <style:style style:name="T406" style:family="text">
      <style:text-properties fo:font-style="normal" officeooo:rsid="026c450d" style:font-style-asian="normal" style:font-style-complex="normal"/>
    </style:style>
    <style:style style:name="T407" style:family="text">
      <style:text-properties fo:font-style="normal" officeooo:rsid="026d4944" style:font-style-asian="normal" style:font-style-complex="normal"/>
    </style:style>
    <style:style style:name="T408" style:family="text">
      <style:text-properties fo:font-style="normal" officeooo:rsid="02708767" style:font-style-asian="normal" style:font-style-complex="normal"/>
    </style:style>
    <style:style style:name="T409" style:family="text">
      <style:text-properties fo:font-style="normal" officeooo:rsid="02713169" style:font-style-asian="normal" style:font-style-complex="normal"/>
    </style:style>
    <style:style style:name="T410" style:family="text">
      <style:text-properties fo:font-style="normal" officeooo:rsid="0271a5b6" style:font-style-asian="normal" style:font-style-complex="normal"/>
    </style:style>
    <style:style style:name="T411" style:family="text">
      <style:text-properties fo:font-style="normal" officeooo:rsid="02720667" style:font-style-asian="normal" style:font-style-complex="normal"/>
    </style:style>
    <style:style style:name="T412" style:family="text">
      <style:text-properties fo:font-style="normal" officeooo:rsid="02747809" style:font-style-asian="normal" style:font-style-complex="normal"/>
    </style:style>
    <style:style style:name="T413" style:family="text">
      <style:text-properties fo:font-style="normal" officeooo:rsid="0274b3f1" style:font-style-asian="normal" style:font-style-complex="normal"/>
    </style:style>
    <style:style style:name="T414" style:family="text">
      <style:text-properties fo:font-style="normal" officeooo:rsid="0274f207" style:font-style-asian="normal" style:font-style-complex="normal"/>
    </style:style>
    <style:style style:name="T415" style:family="text">
      <style:text-properties fo:font-style="normal" officeooo:rsid="0275792e" style:font-style-asian="normal" style:font-style-complex="normal"/>
    </style:style>
    <style:style style:name="T416" style:family="text">
      <style:text-properties fo:font-style="normal" officeooo:rsid="0276c216" style:font-style-asian="normal" style:font-style-complex="normal"/>
    </style:style>
    <style:style style:name="T417" style:family="text">
      <style:text-properties fo:font-style="normal" officeooo:rsid="027723c3" style:font-style-asian="normal" style:font-style-complex="normal"/>
    </style:style>
    <style:style style:name="T418" style:family="text">
      <style:text-properties fo:font-style="normal" officeooo:rsid="0277eb85" style:font-style-asian="normal" style:font-style-complex="normal"/>
    </style:style>
    <style:style style:name="T419" style:family="text">
      <style:text-properties fo:font-style="normal" officeooo:rsid="02791201" style:font-style-asian="normal" style:font-style-complex="normal"/>
    </style:style>
    <style:style style:name="T420" style:family="text">
      <style:text-properties fo:font-style="normal" officeooo:rsid="027a729b" style:font-style-asian="normal" style:font-style-complex="normal"/>
    </style:style>
    <style:style style:name="T421" style:family="text">
      <style:text-properties fo:font-style="normal" officeooo:rsid="027a9438" style:font-style-asian="normal" style:font-style-complex="normal"/>
    </style:style>
    <style:style style:name="T422" style:family="text">
      <style:text-properties fo:font-style="normal" officeooo:rsid="027c622a" style:font-style-asian="normal" style:font-style-complex="normal"/>
    </style:style>
    <style:style style:name="T423" style:family="text">
      <style:text-properties fo:font-style="normal" officeooo:rsid="027c9686" style:font-style-asian="normal" style:font-style-complex="normal"/>
    </style:style>
    <style:style style:name="T424" style:family="text">
      <style:text-properties fo:font-style="normal" officeooo:rsid="027e7bbd" style:font-style-asian="normal" style:font-style-complex="normal"/>
    </style:style>
    <style:style style:name="T425" style:family="text">
      <style:text-properties fo:font-style="normal" officeooo:rsid="02800787" style:font-style-asian="normal" style:font-style-complex="normal"/>
    </style:style>
    <style:style style:name="T426" style:family="text">
      <style:text-properties fo:font-style="normal" officeooo:rsid="02813390" style:font-style-asian="normal" style:font-style-complex="normal"/>
    </style:style>
    <style:style style:name="T427" style:family="text">
      <style:text-properties fo:font-style="normal" officeooo:rsid="0281a355" style:font-style-asian="normal" style:font-style-complex="normal"/>
    </style:style>
    <style:style style:name="T428" style:family="text">
      <style:text-properties fo:font-style="normal" officeooo:rsid="02835ec3" style:font-style-asian="normal" style:font-style-complex="normal"/>
    </style:style>
    <style:style style:name="T429" style:family="text">
      <style:text-properties fo:font-style="normal" officeooo:rsid="039a3595" style:font-style-asian="normal" style:font-style-complex="normal"/>
    </style:style>
    <style:style style:name="T430" style:family="text">
      <style:text-properties fo:font-style="normal" officeooo:rsid="039c1638" style:font-style-asian="normal" style:font-style-complex="normal"/>
    </style:style>
    <style:style style:name="T431" style:family="text">
      <style:text-properties fo:font-style="normal" officeooo:rsid="039e0b7a" style:font-style-asian="normal" style:font-style-complex="normal"/>
    </style:style>
    <style:style style:name="T432" style:family="text">
      <style:text-properties fo:font-style="normal" officeooo:rsid="03a00a32" style:font-style-asian="normal" style:font-style-complex="normal"/>
    </style:style>
    <style:style style:name="T433" style:family="text">
      <style:text-properties fo:font-style="normal" officeooo:rsid="03a0573a" style:font-style-asian="normal" style:font-style-complex="normal"/>
    </style:style>
    <style:style style:name="T434" style:family="text">
      <style:text-properties fo:font-style="normal" officeooo:rsid="03a22562" style:font-style-asian="normal" style:font-style-complex="normal"/>
    </style:style>
    <style:style style:name="T435" style:family="text">
      <style:text-properties fo:font-style="normal" officeooo:rsid="03a2823f" style:font-style-asian="normal" style:font-style-complex="normal"/>
    </style:style>
    <style:style style:name="T436" style:family="text">
      <style:text-properties fo:font-style="normal" officeooo:rsid="03a43373" style:font-style-asian="normal" style:font-style-complex="normal"/>
    </style:style>
    <style:style style:name="T437" style:family="text">
      <style:text-properties fo:font-style="normal" officeooo:rsid="03a57728" style:font-style-asian="normal" style:font-style-complex="normal"/>
    </style:style>
    <style:style style:name="T438" style:family="text">
      <style:text-properties fo:font-style="normal" officeooo:rsid="03a6c896" style:font-style-asian="normal" style:font-style-complex="normal"/>
    </style:style>
    <style:style style:name="T439" style:family="text">
      <style:text-properties fo:font-style="normal" officeooo:rsid="03a82089" style:font-style-asian="normal" style:font-style-complex="normal"/>
    </style:style>
    <style:style style:name="T440" style:family="text">
      <style:text-properties fo:font-style="normal" officeooo:rsid="03a9058f" style:font-style-asian="normal" style:font-style-complex="normal"/>
    </style:style>
    <style:style style:name="T441" style:family="text">
      <style:text-properties fo:font-style="normal" officeooo:rsid="03a978d9" style:font-style-asian="normal" style:font-style-complex="normal"/>
    </style:style>
    <style:style style:name="T442" style:family="text">
      <style:text-properties fo:font-style="normal" officeooo:rsid="03ab3f89" style:font-style-asian="normal" style:font-style-complex="normal"/>
    </style:style>
    <style:style style:name="T443" style:family="text">
      <style:text-properties fo:font-style="normal" officeooo:rsid="03abfb80" style:font-style-asian="normal" style:font-style-complex="normal"/>
    </style:style>
    <style:style style:name="T444" style:family="text">
      <style:text-properties fo:font-style="normal" officeooo:rsid="03ac0505" style:font-style-asian="normal" style:font-style-complex="normal"/>
    </style:style>
    <style:style style:name="T445" style:family="text">
      <style:text-properties fo:font-style="normal" officeooo:rsid="03adad87" style:font-style-asian="normal" style:font-style-complex="normal"/>
    </style:style>
    <style:style style:name="T446" style:family="text">
      <style:text-properties fo:font-style="normal" officeooo:rsid="03afa14f" style:font-style-asian="normal" style:font-style-complex="normal"/>
    </style:style>
    <style:style style:name="T447" style:family="text">
      <style:text-properties fo:font-style="normal" officeooo:rsid="03b18697" style:font-style-asian="normal" style:font-style-complex="normal"/>
    </style:style>
    <style:style style:name="T448" style:family="text">
      <style:text-properties fo:font-style="normal" officeooo:rsid="03b1a1c2" style:font-style-asian="normal" style:font-style-complex="normal"/>
    </style:style>
    <style:style style:name="T449" style:family="text">
      <style:text-properties fo:font-style="normal" officeooo:rsid="03b3293b" style:font-style-asian="normal" style:font-style-complex="normal"/>
    </style:style>
    <style:style style:name="T450" style:family="text">
      <style:text-properties fo:font-style="normal" officeooo:rsid="03b3d14d" style:font-style-asian="normal" style:font-style-complex="normal"/>
    </style:style>
    <style:style style:name="T451" style:family="text">
      <style:text-properties fo:font-style="normal" officeooo:rsid="03b4d97e" style:font-style-asian="normal" style:font-style-complex="normal"/>
    </style:style>
    <style:style style:name="T452" style:family="text">
      <style:text-properties fo:font-style="normal" officeooo:rsid="03b6157d" style:font-style-asian="normal" style:font-style-complex="normal"/>
    </style:style>
    <style:style style:name="T453" style:family="text">
      <style:text-properties fo:font-style="normal" officeooo:rsid="03b6f096" style:font-style-asian="normal" style:font-style-complex="normal"/>
    </style:style>
    <style:style style:name="T454" style:family="text">
      <style:text-properties fo:font-style="normal" officeooo:rsid="03b8b1bc" style:font-style-asian="normal" style:font-style-complex="normal"/>
    </style:style>
    <style:style style:name="T455" style:family="text">
      <style:text-properties fo:font-style="normal" officeooo:rsid="03ba26b7" style:font-style-asian="normal" style:font-style-complex="normal"/>
    </style:style>
    <style:style style:name="T456" style:family="text">
      <style:text-properties fo:font-style="normal" officeooo:rsid="03bb1f0a" style:font-style-asian="normal" style:font-style-complex="normal"/>
    </style:style>
    <style:style style:name="T457" style:family="text">
      <style:text-properties fo:font-style="normal" officeooo:rsid="03bcebcb" style:font-style-asian="normal" style:font-style-complex="normal"/>
    </style:style>
    <style:style style:name="T458" style:family="text">
      <style:text-properties fo:font-style="normal" officeooo:rsid="03d22c97" style:font-style-asian="normal" style:font-style-complex="normal"/>
    </style:style>
    <style:style style:name="T459" style:family="text">
      <style:text-properties fo:font-style="normal" officeooo:rsid="03c6e892" style:font-style-asian="normal" style:font-style-complex="normal"/>
    </style:style>
    <style:style style:name="T460" style:family="text">
      <style:text-properties fo:font-style="normal" officeooo:rsid="03d24971" style:font-style-asian="normal" style:font-style-complex="normal"/>
    </style:style>
    <style:style style:name="T461" style:family="text">
      <style:text-properties fo:font-style="normal" officeooo:rsid="03e2fa00" style:font-style-asian="normal" style:font-style-complex="normal"/>
    </style:style>
    <style:style style:name="T462" style:family="text">
      <style:text-properties fo:font-style="normal" officeooo:rsid="03e40d46" style:font-style-asian="normal" style:font-style-complex="normal"/>
    </style:style>
    <style:style style:name="T463" style:family="text">
      <style:text-properties fo:font-style="normal" officeooo:rsid="03e493d4" style:font-style-asian="normal" style:font-style-complex="normal"/>
    </style:style>
    <style:style style:name="T464" style:family="text">
      <style:text-properties fo:font-style="normal" officeooo:rsid="03e4b3fd" style:font-style-asian="normal" style:font-style-complex="normal"/>
    </style:style>
    <style:style style:name="T465" style:family="text">
      <style:text-properties fo:font-style="normal" officeooo:rsid="03e7349e" style:font-style-asian="normal" style:font-style-complex="normal"/>
    </style:style>
    <style:style style:name="T466" style:family="text">
      <style:text-properties fo:font-style="normal" officeooo:rsid="03e8fa57" style:font-style-asian="normal" style:font-style-complex="normal"/>
    </style:style>
    <style:style style:name="T467" style:family="text">
      <style:text-properties fo:font-style="normal" officeooo:rsid="03e8fc70" style:font-style-asian="normal" style:font-style-complex="normal"/>
    </style:style>
    <style:style style:name="T468" style:family="text">
      <style:text-properties fo:font-style="normal" officeooo:rsid="03e8fe3e" style:font-style-asian="normal" style:font-style-complex="normal"/>
    </style:style>
    <style:style style:name="T469" style:family="text">
      <style:text-properties fo:font-style="normal" officeooo:rsid="03ea5114" style:font-style-asian="normal" style:font-style-complex="normal"/>
    </style:style>
    <style:style style:name="T470" style:family="text">
      <style:text-properties fo:font-style="normal" officeooo:rsid="03ec1b53" style:font-style-asian="normal" style:font-style-complex="normal"/>
    </style:style>
    <style:style style:name="T471" style:family="text">
      <style:text-properties fo:font-style="normal" officeooo:rsid="04c1e21e" style:font-style-asian="normal" style:font-style-complex="normal"/>
    </style:style>
    <style:style style:name="T472" style:family="text">
      <style:text-properties fo:font-style="normal" officeooo:rsid="04c21749" style:font-style-asian="normal" style:font-style-complex="normal"/>
    </style:style>
    <style:style style:name="T473" style:family="text">
      <style:text-properties fo:font-style="normal" officeooo:rsid="04c27748" style:font-style-asian="normal" style:font-style-complex="normal"/>
    </style:style>
    <style:style style:name="T474" style:family="text">
      <style:text-properties fo:font-style="normal" officeooo:rsid="04c46124" style:font-style-asian="normal" style:font-style-complex="normal"/>
    </style:style>
    <style:style style:name="T475" style:family="text">
      <style:text-properties fo:font-style="normal" officeooo:rsid="04c5ca6e" style:font-style-asian="normal" style:font-style-complex="normal"/>
    </style:style>
    <style:style style:name="T476" style:family="text">
      <style:text-properties fo:font-style="normal" officeooo:rsid="04c71180" style:font-style-asian="normal" style:font-style-complex="normal"/>
    </style:style>
    <style:style style:name="T477" style:family="text">
      <style:text-properties fo:font-style="normal" officeooo:rsid="04c87949" style:font-style-asian="normal" style:font-style-complex="normal"/>
    </style:style>
    <style:style style:name="T478" style:family="text">
      <style:text-properties fo:font-style="normal" officeooo:rsid="04c8e23f" style:font-style-asian="normal" style:font-style-complex="normal"/>
    </style:style>
    <style:style style:name="T479" style:family="text">
      <style:text-properties fo:font-style="normal" officeooo:rsid="04c939e5" style:font-style-asian="normal" style:font-style-complex="normal"/>
    </style:style>
    <style:style style:name="T480" style:family="text">
      <style:text-properties fo:font-style="normal" officeooo:rsid="04c95ebc" style:font-style-asian="normal" style:font-style-complex="normal"/>
    </style:style>
    <style:style style:name="T481" style:family="text">
      <style:text-properties fo:font-style="normal" officeooo:rsid="04ca32de" style:font-style-asian="normal" style:font-style-complex="normal"/>
    </style:style>
    <style:style style:name="T482" style:family="text">
      <style:text-properties fo:font-style="normal" officeooo:rsid="04cbf729" style:font-style-asian="normal" style:font-style-complex="normal"/>
    </style:style>
    <style:style style:name="T483" style:family="text">
      <style:text-properties fo:font-style="normal" officeooo:rsid="04cc8b97" style:font-style-asian="normal" style:font-style-complex="normal"/>
    </style:style>
    <style:style style:name="T484" style:family="text">
      <style:text-properties fo:font-style="normal" officeooo:rsid="04cd76ba" style:font-style-asian="normal" style:font-style-complex="normal"/>
    </style:style>
    <style:style style:name="T485" style:family="text">
      <style:text-properties fo:font-style="normal" officeooo:rsid="04ce1a83" style:font-style-asian="normal" style:font-style-complex="normal"/>
    </style:style>
    <style:style style:name="T486" style:family="text">
      <style:text-properties fo:font-style="normal" officeooo:rsid="04ce3052" style:font-style-asian="normal" style:font-style-complex="normal"/>
    </style:style>
    <style:style style:name="T487" style:family="text">
      <style:text-properties fo:font-style="normal" officeooo:rsid="04cf3bd1" style:font-style-asian="normal" style:font-style-complex="normal"/>
    </style:style>
    <style:style style:name="T488" style:family="text">
      <style:text-properties fo:font-style="normal" officeooo:rsid="04d05ace" style:font-style-asian="normal" style:font-style-complex="normal"/>
    </style:style>
    <style:style style:name="T489" style:family="text">
      <style:text-properties fo:font-style="normal" officeooo:rsid="04d0e250" style:font-style-asian="normal" style:font-style-complex="normal"/>
    </style:style>
    <style:style style:name="T490" style:family="text">
      <style:text-properties fo:font-style="normal" officeooo:rsid="04d224a5" style:font-style-asian="normal" style:font-style-complex="normal"/>
    </style:style>
    <style:style style:name="T491" style:family="text">
      <style:text-properties fo:font-style="normal" officeooo:rsid="04d32a8b" style:font-style-asian="normal" style:font-style-complex="normal"/>
    </style:style>
    <style:style style:name="T492" style:family="text">
      <style:text-properties fo:font-style="normal" officeooo:rsid="04d4563c" style:font-style-asian="normal" style:font-style-complex="normal"/>
    </style:style>
    <style:style style:name="T493" style:family="text">
      <style:text-properties fo:font-style="normal" officeooo:rsid="04d5b316" style:font-style-asian="normal" style:font-style-complex="normal"/>
    </style:style>
    <style:style style:name="T494" style:family="text">
      <style:text-properties fo:font-style="normal" officeooo:rsid="04d76ba7" style:font-style-asian="normal" style:font-style-complex="normal"/>
    </style:style>
    <style:style style:name="T495" style:family="text">
      <style:text-properties fo:font-style="normal" officeooo:rsid="04d96b23" style:font-style-asian="normal" style:font-style-complex="normal"/>
    </style:style>
    <style:style style:name="T496" style:family="text">
      <style:text-properties fo:font-style="normal" officeooo:rsid="04da7a0b" style:font-style-asian="normal" style:font-style-complex="normal"/>
    </style:style>
    <style:style style:name="T497" style:family="text">
      <style:text-properties fo:font-style="normal" officeooo:rsid="04db3abd" style:font-style-asian="normal" style:font-style-complex="normal"/>
    </style:style>
    <style:style style:name="T498" style:family="text">
      <style:text-properties fo:font-style="normal" officeooo:rsid="04dd1a9c" style:font-style-asian="normal" style:font-style-complex="normal"/>
    </style:style>
    <style:style style:name="T499" style:family="text">
      <style:text-properties fo:font-style="normal" officeooo:rsid="04ddfe91" style:font-style-asian="normal" style:font-style-complex="normal"/>
    </style:style>
    <style:style style:name="T500" style:family="text">
      <style:text-properties fo:font-style="normal" officeooo:rsid="04de0c61" style:font-style-asian="normal" style:font-style-complex="normal"/>
    </style:style>
    <style:style style:name="T501" style:family="text">
      <style:text-properties fo:font-style="normal" officeooo:rsid="04df360f" style:font-style-asian="normal" style:font-style-complex="normal"/>
    </style:style>
    <style:style style:name="T502" style:family="text">
      <style:text-properties fo:font-style="normal" officeooo:rsid="04e0c69d" style:font-style-asian="normal" style:font-style-complex="normal"/>
    </style:style>
    <style:style style:name="T503" style:family="text">
      <style:text-properties fo:font-style="normal" officeooo:rsid="04e0f584" style:font-style-asian="normal" style:font-style-complex="normal"/>
    </style:style>
    <style:style style:name="T504" style:family="text">
      <style:text-properties fo:font-style="normal" officeooo:rsid="04e29972" style:font-style-asian="normal" style:font-style-complex="normal"/>
    </style:style>
    <style:style style:name="T505" style:family="text">
      <style:text-properties fo:font-style="normal" officeooo:rsid="04e2c0c0" style:font-style-asian="normal" style:font-style-complex="normal"/>
    </style:style>
    <style:style style:name="T506" style:family="text">
      <style:text-properties fo:font-style="normal" officeooo:rsid="04e485c0" style:font-style-asian="normal" style:font-style-complex="normal"/>
    </style:style>
    <style:style style:name="T507" style:family="text">
      <style:text-properties fo:font-style="normal" officeooo:rsid="04e4ba5b" style:font-style-asian="normal" style:font-style-complex="normal"/>
    </style:style>
    <style:style style:name="T508" style:family="text">
      <style:text-properties fo:font-style="normal" officeooo:rsid="04e65ab9" style:font-style-asian="normal" style:font-style-complex="normal"/>
    </style:style>
    <style:style style:name="T509" style:family="text">
      <style:text-properties fo:font-style="normal" officeooo:rsid="04e763c9" style:font-style-asian="normal" style:font-style-complex="normal"/>
    </style:style>
    <style:style style:name="T510" style:family="text">
      <style:text-properties fo:font-style="normal" officeooo:rsid="04e829a7" style:font-style-asian="normal" style:font-style-complex="normal"/>
    </style:style>
    <style:style style:name="T511" style:family="text">
      <style:text-properties fo:font-style="normal" officeooo:rsid="04e96ba4" style:font-style-asian="normal" style:font-style-complex="normal"/>
    </style:style>
    <style:style style:name="T512" style:family="text">
      <style:text-properties fo:font-style="normal" officeooo:rsid="04ea75da" style:font-style-asian="normal" style:font-style-complex="normal"/>
    </style:style>
    <style:style style:name="T513" style:family="text">
      <style:text-properties fo:font-style="normal" officeooo:rsid="04ec4889" style:font-style-asian="normal" style:font-style-complex="normal"/>
    </style:style>
    <style:style style:name="T514" style:family="text">
      <style:text-properties fo:font-style="normal" officeooo:rsid="04ee35f5" style:font-style-asian="normal" style:font-style-complex="normal"/>
    </style:style>
    <style:style style:name="T515" style:family="text">
      <style:text-properties fo:font-style="normal" officeooo:rsid="04ef6a38" style:font-style-asian="normal" style:font-style-complex="normal"/>
    </style:style>
    <style:style style:name="T516" style:family="text">
      <style:text-properties fo:font-style="normal" officeooo:rsid="050c744e" style:font-style-asian="normal" style:font-style-complex="normal"/>
    </style:style>
    <style:style style:name="T517" style:family="text">
      <style:text-properties fo:font-style="normal" officeooo:rsid="050cd6a4" style:font-style-asian="normal" style:font-style-complex="normal"/>
    </style:style>
    <style:style style:name="T518" style:family="text">
      <style:text-properties fo:font-style="normal" officeooo:rsid="050e6f6c" style:font-style-asian="normal" style:font-style-complex="normal"/>
    </style:style>
    <style:style style:name="T519" style:family="text">
      <style:text-properties fo:font-style="normal" officeooo:rsid="050ecde5" style:font-style-asian="normal" style:font-style-complex="normal"/>
    </style:style>
    <style:style style:name="T520" style:family="text">
      <style:text-properties fo:font-style="normal" officeooo:rsid="0510a190" style:font-style-asian="normal" style:font-style-complex="normal"/>
    </style:style>
    <style:style style:name="T521" style:family="text">
      <style:text-properties fo:font-style="normal" officeooo:rsid="0510e5f1" style:font-style-asian="normal" style:font-style-complex="normal"/>
    </style:style>
    <style:style style:name="T522" style:family="text">
      <style:text-properties fo:font-style="normal" officeooo:rsid="051237ca" style:font-style-asian="normal" style:font-style-complex="normal"/>
    </style:style>
    <style:style style:name="T523" style:family="text">
      <style:text-properties fo:font-style="normal" officeooo:rsid="05125f20" style:font-style-asian="normal" style:font-style-complex="normal"/>
    </style:style>
    <style:style style:name="T524" style:family="text">
      <style:text-properties fo:font-style="normal" officeooo:rsid="0512725a" style:font-style-asian="normal" style:font-style-complex="normal"/>
    </style:style>
    <style:style style:name="T525" style:family="text">
      <style:text-properties fo:font-style="normal" officeooo:rsid="0513e602" style:font-style-asian="normal" style:font-style-complex="normal"/>
    </style:style>
    <style:style style:name="T526" style:family="text">
      <style:text-properties fo:font-style="normal" officeooo:rsid="05156a7d" style:font-style-asian="normal" style:font-style-complex="normal"/>
    </style:style>
    <style:style style:name="T527" style:family="text">
      <style:text-properties fo:font-style="normal" officeooo:rsid="059677a8" style:font-style-asian="normal" style:font-style-complex="normal"/>
    </style:style>
    <style:style style:name="T528" style:family="text">
      <style:text-properties fo:font-style="normal" officeooo:rsid="05980c00" style:font-style-asian="normal" style:font-style-complex="normal"/>
    </style:style>
    <style:style style:name="T529" style:family="text">
      <style:text-properties fo:font-style="normal" officeooo:rsid="05982546" style:font-style-asian="normal" style:font-style-complex="normal"/>
    </style:style>
    <style:style style:name="T530" style:family="text">
      <style:text-properties fo:font-style="normal" officeooo:rsid="0599fa2e" style:font-style-asian="normal" style:font-style-complex="normal"/>
    </style:style>
    <style:style style:name="T531" style:family="text">
      <style:text-properties fo:font-style="normal" officeooo:rsid="059ab714" style:font-style-asian="normal" style:font-style-complex="normal"/>
    </style:style>
    <style:style style:name="T532" style:family="text">
      <style:text-properties fo:font-style="normal" officeooo:rsid="059b3d8f" style:font-style-asian="normal" style:font-style-complex="normal"/>
    </style:style>
    <style:style style:name="T533" style:family="text">
      <style:text-properties fo:font-style="normal" officeooo:rsid="059b5714" style:font-style-asian="normal" style:font-style-complex="normal"/>
    </style:style>
    <style:style style:name="T534" style:family="text">
      <style:text-properties fo:font-style="normal" officeooo:rsid="059cb610" style:font-style-asian="normal" style:font-style-complex="normal"/>
    </style:style>
    <style:style style:name="T535" style:family="text">
      <style:text-properties fo:font-style="normal" officeooo:rsid="059dad2b" style:font-style-asian="normal" style:font-style-complex="normal"/>
    </style:style>
    <style:style style:name="T536" style:family="text">
      <style:text-properties fo:font-style="normal" officeooo:rsid="059eadac" style:font-style-asian="normal" style:font-style-complex="normal"/>
    </style:style>
    <style:style style:name="T537" style:family="text">
      <style:text-properties fo:font-style="normal" officeooo:rsid="05a03d42" style:font-style-asian="normal" style:font-style-complex="normal"/>
    </style:style>
    <style:style style:name="T538" style:family="text">
      <style:text-properties fo:font-style="normal" officeooo:rsid="05a14e62" style:font-style-asian="normal" style:font-style-complex="normal"/>
    </style:style>
    <style:style style:name="T539" style:family="text">
      <style:text-properties fo:font-style="normal" officeooo:rsid="05a20fd0" style:font-style-asian="normal" style:font-style-complex="normal"/>
    </style:style>
    <style:style style:name="T540" style:family="text">
      <style:text-properties fo:font-style="normal" officeooo:rsid="05a34d00" style:font-style-asian="normal" style:font-style-complex="normal"/>
    </style:style>
    <style:style style:name="T541" style:family="text">
      <style:text-properties fo:font-style="normal" officeooo:rsid="05a3d095" style:font-style-asian="normal" style:font-style-complex="normal"/>
    </style:style>
    <style:style style:name="T542" style:family="text">
      <style:text-properties fo:font-style="normal" officeooo:rsid="05a69e57" style:font-style-asian="normal" style:font-style-complex="normal"/>
    </style:style>
    <style:style style:name="T543" style:family="text">
      <style:text-properties fo:font-style="normal" officeooo:rsid="05a6de75" style:font-style-asian="normal" style:font-style-complex="normal"/>
    </style:style>
    <style:style style:name="T544" style:family="text">
      <style:text-properties fo:font-style="normal" officeooo:rsid="05a85e70" style:font-style-asian="normal" style:font-style-complex="normal"/>
    </style:style>
    <style:style style:name="T545" style:family="text">
      <style:text-properties fo:font-style="normal" officeooo:rsid="05a9ab37" style:font-style-asian="normal" style:font-style-complex="normal"/>
    </style:style>
    <style:style style:name="T546" style:family="text">
      <style:text-properties fo:font-style="normal" officeooo:rsid="05ab69dc" style:font-style-asian="normal" style:font-style-complex="normal"/>
    </style:style>
    <style:style style:name="T547" style:family="text">
      <style:text-properties fo:font-style="normal" officeooo:rsid="05ad5e2b" style:font-style-asian="normal" style:font-style-complex="normal"/>
    </style:style>
    <style:style style:name="T548" style:family="text">
      <style:text-properties fo:font-style="normal" officeooo:rsid="05ae798e" style:font-style-asian="normal" style:font-style-complex="normal"/>
    </style:style>
    <style:style style:name="T549" style:family="text">
      <style:text-properties fo:font-style="normal" officeooo:rsid="05af7869" style:font-style-asian="normal" style:font-style-complex="normal"/>
    </style:style>
    <style:style style:name="T550" style:family="text">
      <style:text-properties fo:font-style="normal" officeooo:rsid="05b09df6" style:font-style-asian="normal" style:font-style-complex="normal"/>
    </style:style>
    <style:style style:name="T551" style:family="text">
      <style:text-properties fo:font-style="normal" officeooo:rsid="05b14250" style:font-style-asian="normal" style:font-style-complex="normal"/>
    </style:style>
    <style:style style:name="T552" style:family="text">
      <style:text-properties fo:font-style="normal" officeooo:rsid="05b2f5f6" style:font-style-asian="normal" style:font-style-complex="normal"/>
    </style:style>
    <style:style style:name="T553" style:family="text">
      <style:text-properties fo:font-style="normal" officeooo:rsid="05b3b25e" style:font-style-asian="normal" style:font-style-complex="normal"/>
    </style:style>
    <style:style style:name="T554" style:family="text">
      <style:text-properties fo:font-style="normal" officeooo:rsid="05b57540" style:font-style-asian="normal" style:font-style-complex="normal"/>
    </style:style>
    <style:style style:name="T555" style:family="text">
      <style:text-properties fo:font-style="normal" officeooo:rsid="05b5d28d" style:font-style-asian="normal" style:font-style-complex="normal"/>
    </style:style>
    <style:style style:name="T556" style:family="text">
      <style:text-properties fo:font-style="normal" officeooo:rsid="05b72540" style:font-style-asian="normal" style:font-style-complex="normal"/>
    </style:style>
    <style:style style:name="T557" style:family="text">
      <style:text-properties fo:font-style="normal" officeooo:rsid="05b9392f" style:font-style-asian="normal" style:font-style-complex="normal"/>
    </style:style>
    <style:style style:name="T558" style:family="text">
      <style:text-properties fo:font-style="normal" officeooo:rsid="05bacb99" style:font-style-asian="normal" style:font-style-complex="normal"/>
    </style:style>
    <style:style style:name="T559" style:family="text">
      <style:text-properties fo:font-style="normal" officeooo:rsid="05bb0ce8" style:font-style-asian="normal" style:font-style-complex="normal"/>
    </style:style>
    <style:style style:name="T560" style:family="text">
      <style:text-properties fo:font-style="normal" officeooo:rsid="05bb7910" style:font-style-asian="normal" style:font-style-complex="normal"/>
    </style:style>
    <style:style style:name="T561" style:family="text">
      <style:text-properties fo:font-style="normal" officeooo:rsid="05bc7bbb" style:font-style-asian="normal" style:font-style-complex="normal"/>
    </style:style>
    <style:style style:name="T562" style:family="text">
      <style:text-properties fo:font-style="normal" officeooo:rsid="05bd0e03" style:font-style-asian="normal" style:font-style-complex="normal"/>
    </style:style>
    <style:style style:name="T563" style:family="text">
      <style:text-properties fo:font-style="normal" officeooo:rsid="05bdb749" style:font-style-asian="normal" style:font-style-complex="normal"/>
    </style:style>
    <style:style style:name="T564" style:family="text">
      <style:text-properties fo:font-style="normal" officeooo:rsid="05bed226" style:font-style-asian="normal" style:font-style-complex="normal"/>
    </style:style>
    <style:style style:name="T565" style:family="text">
      <style:text-properties fo:font-style="normal" officeooo:rsid="05bedcf7" style:font-style-asian="normal" style:font-style-complex="normal"/>
    </style:style>
    <style:style style:name="T566" style:family="text">
      <style:text-properties fo:font-style="normal" officeooo:rsid="05bf5f29" style:font-style-asian="normal" style:font-style-complex="normal"/>
    </style:style>
    <style:style style:name="T567" style:family="text">
      <style:text-properties fo:font-style="normal" officeooo:rsid="05c0a74f" style:font-style-asian="normal" style:font-style-complex="normal"/>
    </style:style>
    <style:style style:name="T568" style:family="text">
      <style:text-properties fo:font-style="normal" officeooo:rsid="05c0b67b" style:font-style-asian="normal" style:font-style-complex="normal"/>
    </style:style>
    <style:style style:name="T569" style:family="text">
      <style:text-properties fo:font-style="normal" officeooo:rsid="05c29ab9" style:font-style-asian="normal" style:font-style-complex="normal"/>
    </style:style>
    <style:style style:name="T570" style:family="text">
      <style:text-properties fo:font-style="normal" officeooo:rsid="05c4967a" style:font-style-asian="normal" style:font-style-complex="normal"/>
    </style:style>
    <style:style style:name="T571" style:family="text">
      <style:text-properties fo:font-style="normal" officeooo:rsid="05c4b461" style:font-style-asian="normal" style:font-style-complex="normal"/>
    </style:style>
    <style:style style:name="T572" style:family="text">
      <style:text-properties fo:font-style="normal" officeooo:rsid="05c52008" style:font-style-asian="normal" style:font-style-complex="normal"/>
    </style:style>
    <style:style style:name="T573" style:family="text">
      <style:text-properties fo:font-style="normal" officeooo:rsid="05c658ed" style:font-style-asian="normal" style:font-style-complex="normal"/>
    </style:style>
    <style:style style:name="T574" style:family="text">
      <style:text-properties fo:font-style="normal" officeooo:rsid="05c7ea1a" style:font-style-asian="normal" style:font-style-complex="normal"/>
    </style:style>
    <style:style style:name="T575" style:family="text">
      <style:text-properties fo:font-style="normal" officeooo:rsid="05c8d88c" style:font-style-asian="normal" style:font-style-complex="normal"/>
    </style:style>
    <style:style style:name="T576" style:family="text">
      <style:text-properties fo:font-style="normal" officeooo:rsid="05ca944e" style:font-style-asian="normal" style:font-style-complex="normal"/>
    </style:style>
    <style:style style:name="T577" style:family="text">
      <style:text-properties fo:font-style="normal" officeooo:rsid="05cabced" style:font-style-asian="normal" style:font-style-complex="normal"/>
    </style:style>
    <style:style style:name="T578" style:family="text">
      <style:text-properties fo:font-style="normal" officeooo:rsid="05cc7d8d" style:font-style-asian="normal" style:font-style-complex="normal"/>
    </style:style>
    <style:style style:name="T579" style:family="text">
      <style:text-properties fo:font-style="normal" officeooo:rsid="05cdd045" style:font-style-asian="normal" style:font-style-complex="normal"/>
    </style:style>
    <style:style style:name="T580" style:family="text">
      <style:text-properties fo:font-style="normal" officeooo:rsid="05ce804a" style:font-style-asian="normal" style:font-style-complex="normal"/>
    </style:style>
    <style:style style:name="T581" style:family="text">
      <style:text-properties fo:font-style="normal" officeooo:rsid="05cf4bc7" style:font-style-asian="normal" style:font-style-complex="normal"/>
    </style:style>
    <style:style style:name="T582" style:family="text">
      <style:text-properties fo:font-style="normal" officeooo:rsid="05cff4a2" style:font-style-asian="normal" style:font-style-complex="normal"/>
    </style:style>
    <style:style style:name="T583" style:family="text">
      <style:text-properties fo:font-style="normal" officeooo:rsid="05d12604" style:font-style-asian="normal" style:font-style-complex="normal"/>
    </style:style>
    <style:style style:name="T584" style:family="text">
      <style:text-properties fo:font-style="normal" officeooo:rsid="05d1a48e" style:font-style-asian="normal" style:font-style-complex="normal"/>
    </style:style>
    <style:style style:name="T585" style:family="text">
      <style:text-properties fo:font-style="normal" officeooo:rsid="05d1c26c" style:font-style-asian="normal" style:font-style-complex="normal"/>
    </style:style>
    <style:style style:name="T586" style:family="text">
      <style:text-properties fo:font-style="normal" officeooo:rsid="05d20c69" style:font-style-asian="normal" style:font-style-complex="normal"/>
    </style:style>
    <style:style style:name="T587" style:family="text">
      <style:text-properties fo:font-style="normal" officeooo:rsid="05d31faf" style:font-style-asian="normal" style:font-style-complex="normal"/>
    </style:style>
    <style:style style:name="T588" style:family="text">
      <style:text-properties fo:font-style="normal" officeooo:rsid="05d35f23" style:font-style-asian="normal" style:font-style-complex="normal"/>
    </style:style>
    <style:style style:name="T589" style:family="text">
      <style:text-properties fo:font-style="normal" officeooo:rsid="05d52c1d" style:font-style-asian="normal" style:font-style-complex="normal"/>
    </style:style>
    <style:style style:name="T590" style:family="text">
      <style:text-properties fo:font-style="normal" officeooo:rsid="05d6c9ca" style:font-style-asian="normal" style:font-style-complex="normal"/>
    </style:style>
    <style:style style:name="T591" style:family="text">
      <style:text-properties fo:font-style="normal" officeooo:rsid="05d7d505" style:font-style-asian="normal" style:font-style-complex="normal"/>
    </style:style>
    <style:style style:name="T592" style:family="text">
      <style:text-properties fo:font-style="normal" officeooo:rsid="05d80498" style:font-style-asian="normal" style:font-style-complex="normal"/>
    </style:style>
    <style:style style:name="T593" style:family="text">
      <style:text-properties fo:font-style="normal" officeooo:rsid="05d94738" style:font-style-asian="normal" style:font-style-complex="normal"/>
    </style:style>
    <style:style style:name="T594" style:family="text">
      <style:text-properties fo:font-style="normal" officeooo:rsid="05dacc44" style:font-style-asian="normal" style:font-style-complex="normal"/>
    </style:style>
    <style:style style:name="T595" style:family="text">
      <style:text-properties fo:font-style="normal" officeooo:rsid="05dae861" style:font-style-asian="normal" style:font-style-complex="normal"/>
    </style:style>
    <style:style style:name="T596" style:family="text">
      <style:text-properties fo:font-style="normal" officeooo:rsid="05dc7859" style:font-style-asian="normal" style:font-style-complex="normal"/>
    </style:style>
    <style:style style:name="T597" style:family="text">
      <style:text-properties fo:font-style="normal" officeooo:rsid="05de5a95" style:font-style-asian="normal" style:font-style-complex="normal"/>
    </style:style>
    <style:style style:name="T598" style:family="text">
      <style:text-properties fo:font-style="normal" officeooo:rsid="05df07e2" style:font-style-asian="normal" style:font-style-complex="normal"/>
    </style:style>
    <style:style style:name="T599" style:family="text">
      <style:text-properties fo:font-style="normal" officeooo:rsid="05df7b81" style:font-style-asian="normal" style:font-style-complex="normal"/>
    </style:style>
    <style:style style:name="T600" style:family="text">
      <style:text-properties fo:font-style="normal" officeooo:rsid="05dff4b1" style:font-style-asian="normal" style:font-style-complex="normal"/>
    </style:style>
    <style:style style:name="T601" style:family="text">
      <style:text-properties fo:font-style="normal" officeooo:rsid="05e0feb5" style:font-style-asian="normal" style:font-style-complex="normal"/>
    </style:style>
    <style:style style:name="T602" style:family="text">
      <style:text-properties fo:font-style="normal" officeooo:rsid="05e13d0a" style:font-style-asian="normal" style:font-style-complex="normal"/>
    </style:style>
    <style:style style:name="T603" style:family="text">
      <style:text-properties fo:font-style="normal" officeooo:rsid="05e16c7b" style:font-style-asian="normal" style:font-style-complex="normal"/>
    </style:style>
    <style:style style:name="T604" style:family="text">
      <style:text-properties fo:font-style="normal" officeooo:rsid="05e2a57d" style:font-style-asian="normal" style:font-style-complex="normal"/>
    </style:style>
    <style:style style:name="T605" style:family="text">
      <style:text-properties fo:font-style="normal" officeooo:rsid="05e3d0aa" style:font-style-asian="normal" style:font-style-complex="normal"/>
    </style:style>
    <style:style style:name="T606" style:family="text">
      <style:text-properties fo:font-style="normal" officeooo:rsid="05e47207" style:font-style-asian="normal" style:font-style-complex="normal"/>
    </style:style>
    <style:style style:name="T607" style:family="text">
      <style:text-properties fo:font-style="normal" officeooo:rsid="05e62aa0" style:font-style-asian="normal" style:font-style-complex="normal"/>
    </style:style>
    <style:style style:name="T608" style:family="text">
      <style:text-properties fo:font-style="normal" officeooo:rsid="05e79957" style:font-style-asian="normal" style:font-style-complex="normal"/>
    </style:style>
    <style:style style:name="T609" style:family="text">
      <style:text-properties fo:font-style="normal" officeooo:rsid="05e7cc16" style:font-style-asian="normal" style:font-style-complex="normal"/>
    </style:style>
    <style:style style:name="T610" style:family="text">
      <style:text-properties fo:font-style="normal" officeooo:rsid="05e92e1d" style:font-style-asian="normal" style:font-style-complex="normal"/>
    </style:style>
    <style:style style:name="T611" style:family="text">
      <style:text-properties fo:font-style="normal" officeooo:rsid="05eaff2e" style:font-style-asian="normal" style:font-style-complex="normal"/>
    </style:style>
    <style:style style:name="T612" style:family="text">
      <style:text-properties fo:font-style="normal" officeooo:rsid="05ec6c34" style:font-style-asian="normal" style:font-style-complex="normal"/>
    </style:style>
    <style:style style:name="T613" style:family="text">
      <style:text-properties fo:font-style="normal" officeooo:rsid="05ed62e3" style:font-style-asian="normal" style:font-style-complex="normal"/>
    </style:style>
    <style:style style:name="T614" style:family="text">
      <style:text-properties fo:font-style="normal" officeooo:rsid="05eea832" style:font-style-asian="normal" style:font-style-complex="normal"/>
    </style:style>
    <style:style style:name="T615" style:family="text">
      <style:text-properties fo:font-style="normal" officeooo:rsid="05eec30f" style:font-style-asian="normal" style:font-style-complex="normal"/>
    </style:style>
    <style:style style:name="T616" style:family="text">
      <style:text-properties fo:font-style="normal" officeooo:rsid="05f07269" style:font-style-asian="normal" style:font-style-complex="normal"/>
    </style:style>
    <style:style style:name="T617" style:family="text">
      <style:text-properties fo:font-style="normal" officeooo:rsid="05f21e9b" style:font-style-asian="normal" style:font-style-complex="normal"/>
    </style:style>
    <style:style style:name="T618" style:family="text">
      <style:text-properties fo:font-style="normal" officeooo:rsid="05f3b95a" style:font-style-asian="normal" style:font-style-complex="normal"/>
    </style:style>
    <style:style style:name="T619" style:family="text">
      <style:text-properties fo:font-style="normal" officeooo:rsid="05f4bf9b" style:font-style-asian="normal" style:font-style-complex="normal"/>
    </style:style>
    <style:style style:name="T620" style:family="text">
      <style:text-properties fo:font-style="normal" officeooo:rsid="05f512ba" style:font-style-asian="normal" style:font-style-complex="normal"/>
    </style:style>
    <style:style style:name="T621" style:family="text">
      <style:text-properties fo:font-style="normal" officeooo:rsid="05f618e0" style:font-style-asian="normal" style:font-style-complex="normal"/>
    </style:style>
    <style:style style:name="T622" style:family="text">
      <style:text-properties fo:font-style="normal" officeooo:rsid="05f7da5a" style:font-style-asian="normal" style:font-style-complex="normal"/>
    </style:style>
    <style:style style:name="T623" style:family="text">
      <style:text-properties fo:font-style="normal" officeooo:rsid="05f9b123" style:font-style-asian="normal" style:font-style-complex="normal"/>
    </style:style>
    <style:style style:name="T624" style:family="text">
      <style:text-properties fo:font-style="normal" officeooo:rsid="05fa28da" style:font-style-asian="normal" style:font-style-complex="normal"/>
    </style:style>
    <style:style style:name="T625" style:family="text">
      <style:text-properties fo:font-style="normal" officeooo:rsid="05fb0f46" style:font-style-asian="normal" style:font-style-complex="normal"/>
    </style:style>
    <style:style style:name="T626" style:family="text">
      <style:text-properties fo:font-style="normal" officeooo:rsid="05fbb574" style:font-style-asian="normal" style:font-style-complex="normal"/>
    </style:style>
    <style:style style:name="T627" style:family="text">
      <style:text-properties fo:font-style="normal" officeooo:rsid="05fd1245" style:font-style-asian="normal" style:font-style-complex="normal"/>
    </style:style>
    <style:style style:name="T628" style:family="text">
      <style:text-properties fo:font-style="normal" officeooo:rsid="05fd7b8a" style:font-style-asian="normal" style:font-style-complex="normal"/>
    </style:style>
    <style:style style:name="T629" style:family="text">
      <style:text-properties fo:font-style="normal" officeooo:rsid="05fe5d2f" style:font-style-asian="normal" style:font-style-complex="normal"/>
    </style:style>
    <style:style style:name="T630" style:family="text">
      <style:text-properties fo:font-style="normal" officeooo:rsid="05ff9d56" style:font-style-asian="normal" style:font-style-complex="normal"/>
    </style:style>
    <style:style style:name="T631" style:family="text">
      <style:text-properties fo:font-style="normal" fo:font-weight="normal" officeooo:rsid="020c0968" style:font-style-asian="normal" style:font-weight-asian="normal" style:font-style-complex="normal" style:font-weight-complex="normal"/>
    </style:style>
    <style:style style:name="T632" style:family="text">
      <style:text-properties fo:font-style="normal" fo:font-weight="normal" officeooo:rsid="020d4ffd" style:font-style-asian="normal" style:font-weight-asian="normal" style:font-style-complex="normal" style:font-weight-complex="normal"/>
    </style:style>
    <style:style style:name="T633" style:family="text">
      <style:text-properties fo:font-style="normal" fo:font-weight="normal" officeooo:rsid="020f413e" style:font-style-asian="normal" style:font-weight-asian="normal" style:font-style-complex="normal" style:font-weight-complex="normal"/>
    </style:style>
    <style:style style:name="T634" style:family="text">
      <style:text-properties fo:font-style="normal" fo:font-weight="normal" officeooo:rsid="020f5e2d" style:font-style-asian="normal" style:font-weight-asian="normal" style:font-style-complex="normal" style:font-weight-complex="normal"/>
    </style:style>
    <style:style style:name="T635" style:family="text">
      <style:text-properties fo:font-style="normal" fo:font-weight="normal" officeooo:rsid="0210d154" style:font-style-asian="normal" style:font-weight-asian="normal" style:font-style-complex="normal" style:font-weight-complex="normal"/>
    </style:style>
    <style:style style:name="T636" style:family="text">
      <style:text-properties fo:font-style="normal" fo:font-weight="normal" officeooo:rsid="02123c8e" style:font-style-asian="normal" style:font-weight-asian="normal" style:font-style-complex="normal" style:font-weight-complex="normal"/>
    </style:style>
    <style:style style:name="T637" style:family="text">
      <style:text-properties fo:font-style="normal" fo:font-weight="normal" officeooo:rsid="0213fb1a" style:font-style-asian="normal" style:font-weight-asian="normal" style:font-style-complex="normal" style:font-weight-complex="normal"/>
    </style:style>
    <style:style style:name="T638" style:family="text">
      <style:text-properties fo:font-style="normal" fo:font-weight="normal" officeooo:rsid="0019f43d" style:font-style-asian="normal" style:font-weight-asian="normal" style:font-style-complex="normal" style:font-weight-complex="normal"/>
    </style:style>
    <style:style style:name="T639" style:family="text">
      <style:text-properties fo:font-style="normal" fo:font-weight="normal" officeooo:rsid="0214b3fd" style:font-style-asian="normal" style:font-weight-asian="normal" style:font-style-complex="normal" style:font-weight-complex="normal"/>
    </style:style>
    <style:style style:name="T640" style:family="text">
      <style:text-properties fo:font-style="normal" fo:font-weight="normal" officeooo:rsid="0215dcd3" style:font-style-asian="normal" style:font-weight-asian="normal" style:font-style-complex="normal" style:font-weight-complex="normal"/>
    </style:style>
    <style:style style:name="T641" style:family="text">
      <style:text-properties fo:font-style="normal" fo:font-weight="normal" officeooo:rsid="02165805" style:font-style-asian="normal" style:font-weight-asian="normal" style:font-style-complex="normal" style:font-weight-complex="normal"/>
    </style:style>
    <style:style style:name="T642" style:family="text">
      <style:text-properties fo:font-style="normal" fo:font-weight="normal" officeooo:rsid="021757f1" style:font-style-asian="normal" style:font-weight-asian="normal" style:font-style-complex="normal" style:font-weight-complex="normal"/>
    </style:style>
    <style:style style:name="T643" style:family="text">
      <style:text-properties fo:font-style="normal" fo:font-weight="normal" officeooo:rsid="021813f7" style:font-style-asian="normal" style:font-weight-asian="normal" style:font-style-complex="normal" style:font-weight-complex="normal"/>
    </style:style>
    <style:style style:name="T644" style:family="text">
      <style:text-properties fo:font-style="normal" style:text-underline-style="solid" style:text-underline-type="double" style:text-underline-width="auto" style:text-underline-color="font-color" officeooo:rsid="0238d806" style:font-style-asian="normal" style:font-style-complex="normal"/>
    </style:style>
    <style:style style:name="T645" style:family="text">
      <style:text-properties fo:font-style="normal" style:text-underline-style="none" fo:font-weight="normal" style:font-style-asian="normal" style:font-weight-asian="normal" style:font-style-complex="normal" style:font-weight-complex="normal"/>
    </style:style>
    <style:style style:name="T646" style:family="text">
      <style:text-properties fo:font-style="normal" style:text-underline-style="none" fo:font-weight="normal" officeooo:rsid="0019f43d" style:font-style-asian="normal" style:font-weight-asian="normal" style:font-style-complex="normal" style:font-weight-complex="normal"/>
    </style:style>
    <style:style style:name="T647" style:family="text">
      <style:text-properties fo:font-style="normal" style:text-underline-style="none" fo:font-weight="normal" officeooo:rsid="0be5b930" style:font-style-asian="normal" style:font-weight-asian="normal" style:font-style-complex="normal" style:font-weight-complex="normal"/>
    </style:style>
    <style:style style:name="T648" style:family="text">
      <style:text-properties fo:font-style="normal" style:text-underline-style="none" fo:font-weight="normal" officeooo:rsid="0be9051c" style:font-style-asian="normal" style:font-weight-asian="normal" style:font-style-complex="normal" style:font-weight-complex="normal"/>
    </style:style>
    <style:style style:name="T649" style:family="text">
      <style:text-properties fo:font-style="normal" style:text-underline-style="none" fo:font-weight="normal" officeooo:rsid="0beff130" style:font-style-asian="normal" style:font-weight-asian="normal" style:font-style-complex="normal" style:font-weight-complex="normal"/>
    </style:style>
    <style:style style:name="T650" style:family="text">
      <style:text-properties fo:font-style="normal" style:text-underline-style="none" fo:font-weight="normal" officeooo:rsid="0bf240c2" style:font-style-asian="normal" style:font-weight-asian="normal" style:font-style-complex="normal" style:font-weight-complex="normal"/>
    </style:style>
    <style:style style:name="T651" style:family="text">
      <style:text-properties fo:font-style="normal" style:text-underline-style="none" fo:font-weight="normal" officeooo:rsid="0bf25162" style:font-style-asian="normal" style:font-weight-asian="normal" style:font-style-complex="normal" style:font-weight-complex="normal"/>
    </style:style>
    <style:style style:name="T652" style:family="text">
      <style:text-properties fo:font-style="normal" style:text-underline-style="none" fo:font-weight="normal" officeooo:rsid="0bf2d994" style:font-style-asian="normal" style:font-weight-asian="normal" style:font-style-complex="normal" style:font-weight-complex="normal"/>
    </style:style>
    <style:style style:name="T653" style:family="text">
      <style:text-properties fo:font-style="normal" style:text-underline-style="none" fo:font-weight="normal" officeooo:rsid="0bf4b295" style:font-style-asian="normal" style:font-weight-asian="normal" style:font-style-complex="normal" style:font-weight-complex="normal"/>
    </style:style>
    <style:style style:name="T654" style:family="text">
      <style:text-properties fo:font-style="normal" style:text-underline-style="none" fo:font-weight="normal" officeooo:rsid="0bf63669" style:font-style-asian="normal" style:font-weight-asian="normal" style:font-style-complex="normal" style:font-weight-complex="normal"/>
    </style:style>
    <style:style style:name="T655" style:family="text">
      <style:text-properties fo:font-style="normal" style:text-underline-style="none" fo:font-weight="normal" officeooo:rsid="0bf6a7f8" style:font-style-asian="normal" style:font-weight-asian="normal" style:font-style-complex="normal" style:font-weight-complex="normal"/>
    </style:style>
    <style:style style:name="T656" style:family="text">
      <style:text-properties fo:font-style="normal" style:text-underline-style="none" fo:font-weight="normal" officeooo:rsid="0bf6cfb6" style:font-style-asian="normal" style:font-weight-asian="normal" style:font-style-complex="normal" style:font-weight-complex="normal"/>
    </style:style>
    <style:style style:name="T657" style:family="text">
      <style:text-properties fo:font-style="normal" style:text-underline-style="none" fo:font-weight="normal" officeooo:rsid="0bf88250" style:font-style-asian="normal" style:font-weight-asian="normal" style:font-style-complex="normal" style:font-weight-complex="normal"/>
    </style:style>
    <style:style style:name="T658" style:family="text">
      <style:text-properties fo:font-style="normal" style:text-underline-style="none" fo:font-weight="normal" officeooo:rsid="0bf944a0" style:font-style-asian="normal" style:font-weight-asian="normal" style:font-style-complex="normal" style:font-weight-complex="normal"/>
    </style:style>
    <style:style style:name="T659" style:family="text">
      <style:text-properties fo:font-style="normal" style:text-underline-style="none" fo:font-weight="normal" officeooo:rsid="0bfa3d2e" style:font-style-asian="normal" style:font-weight-asian="normal" style:font-style-complex="normal" style:font-weight-complex="normal"/>
    </style:style>
    <style:style style:name="T660" style:family="text">
      <style:text-properties fo:font-style="normal" style:text-underline-style="none" fo:font-weight="normal" officeooo:rsid="0bfbc0b3" style:font-style-asian="normal" style:font-weight-asian="normal" style:font-style-complex="normal" style:font-weight-complex="normal"/>
    </style:style>
    <style:style style:name="T661" style:family="text">
      <style:text-properties fo:font-style="normal" style:text-underline-style="none" fo:font-weight="normal" officeooo:rsid="0bfcd6ef" style:font-style-asian="normal" style:font-weight-asian="normal" style:font-style-complex="normal" style:font-weight-complex="normal"/>
    </style:style>
    <style:style style:name="T662" style:family="text">
      <style:text-properties fo:font-style="normal" style:text-underline-style="none" fo:font-weight="normal" officeooo:rsid="0bfd7459" style:font-style-asian="normal" style:font-weight-asian="normal" style:font-style-complex="normal" style:font-weight-complex="normal"/>
    </style:style>
    <style:style style:name="T663" style:family="text">
      <style:text-properties fo:font-style="normal" style:text-underline-style="none" fo:font-weight="normal" officeooo:rsid="0bfd9583" style:font-style-asian="normal" style:font-weight-asian="normal" style:font-style-complex="normal" style:font-weight-complex="normal"/>
    </style:style>
    <style:style style:name="T664" style:family="text">
      <style:text-properties fo:font-style="normal" style:text-underline-style="none" fo:font-weight="normal" officeooo:rsid="0bfec1b1" style:font-style-asian="normal" style:font-weight-asian="normal" style:font-style-complex="normal" style:font-weight-complex="normal"/>
    </style:style>
    <style:style style:name="T665" style:family="text">
      <style:text-properties fo:font-style="normal" style:text-underline-style="none" fo:font-weight="normal" officeooo:rsid="0c0096c4" style:font-style-asian="normal" style:font-weight-asian="normal" style:font-style-complex="normal" style:font-weight-complex="normal"/>
    </style:style>
    <style:style style:name="T666" style:family="text">
      <style:text-properties fo:font-style="normal" style:text-underline-style="none" fo:font-weight="normal" officeooo:rsid="0c021268" style:font-style-asian="normal" style:font-weight-asian="normal" style:font-style-complex="normal" style:font-weight-complex="normal"/>
    </style:style>
    <style:style style:name="T667" style:family="text">
      <style:text-properties fo:font-style="normal" style:text-underline-style="none" fo:font-weight="normal" officeooo:rsid="0c02622f" style:font-style-asian="normal" style:font-weight-asian="normal" style:font-style-complex="normal" style:font-weight-complex="normal"/>
    </style:style>
    <style:style style:name="T668" style:family="text">
      <style:text-properties fo:font-style="normal" style:text-underline-style="none" fo:font-weight="normal" officeooo:rsid="0c038ae1" style:font-style-asian="normal" style:font-weight-asian="normal" style:font-style-complex="normal" style:font-weight-complex="normal"/>
    </style:style>
    <style:style style:name="T669" style:family="text">
      <style:text-properties fo:font-style="normal" style:text-underline-style="none" fo:font-weight="normal" officeooo:rsid="0c040c33" style:font-style-asian="normal" style:font-weight-asian="normal" style:font-style-complex="normal" style:font-weight-complex="normal"/>
    </style:style>
    <style:style style:name="T670" style:family="text">
      <style:text-properties fo:font-style="normal" style:text-underline-style="none" fo:font-weight="normal" officeooo:rsid="0c04ab23" style:font-style-asian="normal" style:font-weight-asian="normal" style:font-style-complex="normal" style:font-weight-complex="normal"/>
    </style:style>
    <style:style style:name="T671" style:family="text">
      <style:text-properties fo:font-style="normal" style:text-underline-style="none" fo:font-weight="normal" officeooo:rsid="0c055e33" style:font-style-asian="normal" style:font-weight-asian="normal" style:font-style-complex="normal" style:font-weight-complex="normal"/>
    </style:style>
    <style:style style:name="T672" style:family="text">
      <style:text-properties fo:font-style="normal" style:text-underline-style="none" fo:font-weight="normal" officeooo:rsid="0c06d36b" style:font-style-asian="normal" style:font-weight-asian="normal" style:font-style-complex="normal" style:font-weight-complex="normal"/>
    </style:style>
    <style:style style:name="T673" style:family="text">
      <style:text-properties fo:font-style="normal" style:text-underline-style="none" fo:font-weight="normal" officeooo:rsid="0c083583" style:font-style-asian="normal" style:font-weight-asian="normal" style:font-style-complex="normal" style:font-weight-complex="normal"/>
    </style:style>
    <style:style style:name="T674" style:family="text">
      <style:text-properties fo:font-style="normal" style:text-underline-style="none" fo:font-weight="normal" officeooo:rsid="0c09648a" style:font-style-asian="normal" style:font-weight-asian="normal" style:font-style-complex="normal" style:font-weight-complex="normal"/>
    </style:style>
    <style:style style:name="T675" style:family="text">
      <style:text-properties fo:font-style="normal" style:text-underline-style="none" fo:font-weight="normal" officeooo:rsid="0c0ab349" style:font-style-asian="normal" style:font-weight-asian="normal" style:font-style-complex="normal" style:font-weight-complex="normal"/>
    </style:style>
    <style:style style:name="T676" style:family="text">
      <style:text-properties fo:font-style="normal" style:text-underline-style="none" fo:font-weight="normal" officeooo:rsid="0c0b6783" style:font-style-asian="normal" style:font-weight-asian="normal" style:font-style-complex="normal" style:font-weight-complex="normal"/>
    </style:style>
    <style:style style:name="T677" style:family="text">
      <style:text-properties fo:font-style="normal" style:text-underline-style="none" fo:font-weight="normal" officeooo:rsid="0c0c66aa" style:font-style-asian="normal" style:font-weight-asian="normal" style:font-style-complex="normal" style:font-weight-complex="normal"/>
    </style:style>
    <style:style style:name="T678" style:family="text">
      <style:text-properties fo:font-style="normal" style:text-underline-style="none" fo:font-weight="normal" officeooo:rsid="0c0ccfa0" style:font-style-asian="normal" style:font-weight-asian="normal" style:font-style-complex="normal" style:font-weight-complex="normal"/>
    </style:style>
    <style:style style:name="T679" style:family="text">
      <style:text-properties fo:font-style="normal" style:text-underline-style="none" fo:font-weight="normal" officeooo:rsid="0c0ec435" style:font-style-asian="normal" style:font-weight-asian="normal" style:font-style-complex="normal" style:font-weight-complex="normal"/>
    </style:style>
    <style:style style:name="T680" style:family="text">
      <style:text-properties fo:font-style="normal" style:text-underline-style="none" fo:font-weight="normal" officeooo:rsid="0c10c3d4" style:font-style-asian="normal" style:font-weight-asian="normal" style:font-style-complex="normal" style:font-weight-complex="normal"/>
    </style:style>
    <style:style style:name="T681" style:family="text">
      <style:text-properties fo:font-style="normal" style:text-underline-style="none" fo:font-weight="normal" officeooo:rsid="0c11a323" style:font-style-asian="normal" style:font-weight-asian="normal" style:font-style-complex="normal" style:font-weight-complex="normal"/>
    </style:style>
    <style:style style:name="T682" style:family="text">
      <style:text-properties fo:font-style="normal" style:text-underline-style="none" fo:font-weight="normal" officeooo:rsid="0c13392a" style:font-style-asian="normal" style:font-weight-asian="normal" style:font-style-complex="normal" style:font-weight-complex="normal"/>
    </style:style>
    <style:style style:name="T683" style:family="text">
      <style:text-properties fo:font-style="normal" style:text-underline-style="none" fo:font-weight="normal" officeooo:rsid="0c146d5c" style:font-style-asian="normal" style:font-weight-asian="normal" style:font-style-complex="normal" style:font-weight-complex="normal"/>
    </style:style>
    <style:style style:name="T684" style:family="text">
      <style:text-properties fo:font-style="normal" style:text-underline-style="none" fo:font-weight="normal" officeooo:rsid="0c151317" style:font-style-asian="normal" style:font-weight-asian="normal" style:font-style-complex="normal" style:font-weight-complex="normal"/>
    </style:style>
    <style:style style:name="T685" style:family="text">
      <style:text-properties fo:font-style="normal" style:text-underline-style="none" fo:font-weight="normal" officeooo:rsid="0c15664c" style:font-style-asian="normal" style:font-weight-asian="normal" style:font-style-complex="normal" style:font-weight-complex="normal"/>
    </style:style>
    <style:style style:name="T686" style:family="text">
      <style:text-properties fo:font-style="normal" style:text-underline-style="none" fo:font-weight="normal" officeooo:rsid="0c165085" style:font-style-asian="normal" style:font-weight-asian="normal" style:font-style-complex="normal" style:font-weight-complex="normal"/>
    </style:style>
    <style:style style:name="T687" style:family="text">
      <style:text-properties fo:font-style="normal" style:text-underline-style="none" fo:font-weight="normal" officeooo:rsid="0c17741d" style:font-style-asian="normal" style:font-weight-asian="normal" style:font-style-complex="normal" style:font-weight-complex="normal"/>
    </style:style>
    <style:style style:name="T688" style:family="text">
      <style:text-properties fo:font-style="normal" style:text-underline-style="none" fo:font-weight="normal" officeooo:rsid="0c183b27" style:font-style-asian="normal" style:font-weight-asian="normal" style:font-style-complex="normal" style:font-weight-complex="normal"/>
    </style:style>
    <style:style style:name="T689" style:family="text">
      <style:text-properties fo:font-style="normal" style:text-underline-style="none" fo:font-weight="normal" officeooo:rsid="0c197bc1" style:font-style-asian="normal" style:font-weight-asian="normal" style:font-style-complex="normal" style:font-weight-complex="normal"/>
    </style:style>
    <style:style style:name="T690" style:family="text">
      <style:text-properties fo:font-style="normal" style:text-underline-style="none" fo:font-weight="normal" officeooo:rsid="0c1ab50f" style:font-style-asian="normal" style:font-weight-asian="normal" style:font-style-complex="normal" style:font-weight-complex="normal"/>
    </style:style>
    <style:style style:name="T691" style:family="text">
      <style:text-properties fo:font-style="normal" style:text-underline-style="none" fo:font-weight="normal" officeooo:rsid="0c1c9d21" style:font-style-asian="normal" style:font-weight-asian="normal" style:font-style-complex="normal" style:font-weight-complex="normal"/>
    </style:style>
    <style:style style:name="T692" style:family="text">
      <style:text-properties fo:font-style="normal" style:text-underline-style="none" fo:font-weight="normal" officeooo:rsid="0c1dbd9d" style:font-style-asian="normal" style:font-weight-asian="normal" style:font-style-complex="normal" style:font-weight-complex="normal"/>
    </style:style>
    <style:style style:name="T693" style:family="text">
      <style:text-properties fo:font-style="normal" style:text-underline-style="none" fo:font-weight="normal" officeooo:rsid="0c1e5c3d" style:font-style-asian="normal" style:font-weight-asian="normal" style:font-style-complex="normal" style:font-weight-complex="normal"/>
    </style:style>
    <style:style style:name="T694" style:family="text">
      <style:text-properties fo:font-style="normal" style:text-underline-style="none" fo:font-weight="normal" officeooo:rsid="0c20559a" style:font-style-asian="normal" style:font-weight-asian="normal" style:font-style-complex="normal" style:font-weight-complex="normal"/>
    </style:style>
    <style:style style:name="T695" style:family="text">
      <style:text-properties fo:font-style="normal" style:text-underline-style="none" fo:font-weight="normal" officeooo:rsid="0c221f35" style:font-style-asian="normal" style:font-weight-asian="normal" style:font-style-complex="normal" style:font-weight-complex="normal"/>
    </style:style>
    <style:style style:name="T696" style:family="text">
      <style:text-properties fo:font-style="normal" style:text-underline-style="none" fo:font-weight="normal" officeooo:rsid="0c233110" style:font-style-asian="normal" style:font-weight-asian="normal" style:font-style-complex="normal" style:font-weight-complex="normal"/>
    </style:style>
    <style:style style:name="T697" style:family="text">
      <style:text-properties fo:font-style="normal" style:text-underline-style="none" fo:font-weight="normal" officeooo:rsid="0c23b712" style:font-style-asian="normal" style:font-weight-asian="normal" style:font-style-complex="normal" style:font-weight-complex="normal"/>
    </style:style>
    <style:style style:name="T698" style:family="text">
      <style:text-properties fo:font-style="normal" style:text-underline-style="none" fo:font-weight="normal" officeooo:rsid="0c2514d1" style:font-style-asian="normal" style:font-weight-asian="normal" style:font-style-complex="normal" style:font-weight-complex="normal"/>
    </style:style>
    <style:style style:name="T699" style:family="text">
      <style:text-properties fo:font-style="normal" style:text-underline-style="none" fo:font-weight="normal" officeooo:rsid="0c2638b4" style:font-style-asian="normal" style:font-weight-asian="normal" style:font-style-complex="normal" style:font-weight-complex="normal"/>
    </style:style>
    <style:style style:name="T700" style:family="text">
      <style:text-properties fo:font-style="normal" style:text-underline-style="none" fo:font-weight="normal" officeooo:rsid="0c27675a" style:font-style-asian="normal" style:font-weight-asian="normal" style:font-style-complex="normal" style:font-weight-complex="normal"/>
    </style:style>
    <style:style style:name="T701" style:family="text">
      <style:text-properties fo:font-style="normal" style:text-underline-style="none" fo:font-weight="normal" officeooo:rsid="0c28367c" style:font-style-asian="normal" style:font-weight-asian="normal" style:font-style-complex="normal" style:font-weight-complex="normal"/>
    </style:style>
    <style:style style:name="T702" style:family="text">
      <style:text-properties fo:font-style="normal" style:text-underline-style="none" fo:font-weight="normal" officeooo:rsid="0c284d1e" style:font-style-asian="normal" style:font-weight-asian="normal" style:font-style-complex="normal" style:font-weight-complex="normal"/>
    </style:style>
    <style:style style:name="T703" style:family="text">
      <style:text-properties fo:font-style="normal" style:text-underline-style="none" fo:font-weight="normal" officeooo:rsid="0c293422" style:font-style-asian="normal" style:font-weight-asian="normal" style:font-style-complex="normal" style:font-weight-complex="normal"/>
    </style:style>
    <style:style style:name="T704" style:family="text">
      <style:text-properties fo:font-style="normal" style:text-underline-style="none" fo:font-weight="normal" officeooo:rsid="0c2b847e" style:font-style-asian="normal" style:font-weight-asian="normal" style:font-style-complex="normal" style:font-weight-complex="normal"/>
    </style:style>
    <style:style style:name="T705" style:family="text">
      <style:text-properties fo:font-style="normal" style:text-underline-style="none" fo:font-weight="normal" officeooo:rsid="0c2c7672" style:font-style-asian="normal" style:font-weight-asian="normal" style:font-style-complex="normal" style:font-weight-complex="normal"/>
    </style:style>
    <style:style style:name="T706" style:family="text">
      <style:text-properties fo:font-style="normal" style:text-underline-style="none" fo:font-weight="normal" officeooo:rsid="0c2cfdd9" style:font-style-asian="normal" style:font-weight-asian="normal" style:font-style-complex="normal" style:font-weight-complex="normal"/>
    </style:style>
    <style:style style:name="T707" style:family="text">
      <style:text-properties fo:font-style="normal" style:text-underline-style="none" fo:font-weight="normal" officeooo:rsid="0c2d2582" style:font-style-asian="normal" style:font-weight-asian="normal" style:font-style-complex="normal" style:font-weight-complex="normal"/>
    </style:style>
    <style:style style:name="T708" style:family="text">
      <style:text-properties fo:font-style="normal" style:text-underline-style="none" fo:font-weight="normal" officeooo:rsid="0c2d2663" style:font-style-asian="normal" style:font-weight-asian="normal" style:font-style-complex="normal" style:font-weight-complex="normal"/>
    </style:style>
    <style:style style:name="T709" style:family="text">
      <style:text-properties fo:font-style="normal" style:text-underline-style="none" fo:font-weight="normal" officeooo:rsid="0c2eae55" style:font-style-asian="normal" style:font-weight-asian="normal" style:font-style-complex="normal" style:font-weight-complex="normal"/>
    </style:style>
    <style:style style:name="T710" style:family="text">
      <style:text-properties fo:font-style="normal" style:text-underline-style="none" fo:font-weight="normal" officeooo:rsid="0c2f1fcc" style:font-style-asian="normal" style:font-weight-asian="normal" style:font-style-complex="normal" style:font-weight-complex="normal"/>
    </style:style>
    <style:style style:name="T711" style:family="text">
      <style:text-properties fo:font-style="normal" style:text-underline-style="none" fo:font-weight="normal" officeooo:rsid="0c30a8e6" style:font-style-asian="normal" style:font-weight-asian="normal" style:font-style-complex="normal" style:font-weight-complex="normal"/>
    </style:style>
    <style:style style:name="T712" style:family="text">
      <style:text-properties fo:font-style="normal" style:text-underline-style="none" fo:font-weight="normal" officeooo:rsid="0c328211" style:font-style-asian="normal" style:font-weight-asian="normal" style:font-style-complex="normal" style:font-weight-complex="normal"/>
    </style:style>
    <style:style style:name="T713" style:family="text">
      <style:text-properties fo:font-style="normal" style:text-underline-style="none" fo:font-weight="normal" officeooo:rsid="0c3360e9" style:font-style-asian="normal" style:font-weight-asian="normal" style:font-style-complex="normal" style:font-weight-complex="normal"/>
    </style:style>
    <style:style style:name="T714" style:family="text">
      <style:text-properties fo:font-style="normal" style:text-underline-style="none" fo:font-weight="normal" officeooo:rsid="0c353bd1" style:font-style-asian="normal" style:font-weight-asian="normal" style:font-style-complex="normal" style:font-weight-complex="normal"/>
    </style:style>
    <style:style style:name="T715" style:family="text">
      <style:text-properties fo:font-style="normal" style:text-underline-style="none" fo:font-weight="normal" officeooo:rsid="0c37186f" style:font-style-asian="normal" style:font-weight-asian="normal" style:font-style-complex="normal" style:font-weight-complex="normal"/>
    </style:style>
    <style:style style:name="T716" style:family="text">
      <style:text-properties fo:font-style="normal" style:text-underline-style="none" fo:font-weight="normal" officeooo:rsid="0c378d8a" style:font-style-asian="normal" style:font-weight-asian="normal" style:font-style-complex="normal" style:font-weight-complex="normal"/>
    </style:style>
    <style:style style:name="T717" style:family="text">
      <style:text-properties fo:font-style="normal" style:text-underline-style="none" fo:font-weight="normal" officeooo:rsid="0c38b94b" style:font-style-asian="normal" style:font-weight-asian="normal" style:font-style-complex="normal" style:font-weight-complex="normal"/>
    </style:style>
    <style:style style:name="T718" style:family="text">
      <style:text-properties fo:font-style="normal" style:text-underline-style="none" fo:font-weight="normal" officeooo:rsid="0c3a5a4f" style:font-style-asian="normal" style:font-weight-asian="normal" style:font-style-complex="normal" style:font-weight-complex="normal"/>
    </style:style>
    <style:style style:name="T719" style:family="text">
      <style:text-properties fo:font-style="normal" style:text-underline-style="none" fo:font-weight="normal" officeooo:rsid="0c3bbf8a" style:font-style-asian="normal" style:font-weight-asian="normal" style:font-style-complex="normal" style:font-weight-complex="normal"/>
    </style:style>
    <style:style style:name="T720" style:family="text">
      <style:text-properties fo:font-style="normal" style:text-underline-style="none" fo:font-weight="normal" officeooo:rsid="0c3c6880" style:font-style-asian="normal" style:font-weight-asian="normal" style:font-style-complex="normal" style:font-weight-complex="normal"/>
    </style:style>
    <style:style style:name="T721" style:family="text">
      <style:text-properties fo:font-style="normal" style:text-underline-style="none" fo:font-weight="normal" officeooo:rsid="0c3db86d" style:font-style-asian="normal" style:font-weight-asian="normal" style:font-style-complex="normal" style:font-weight-complex="normal"/>
    </style:style>
    <style:style style:name="T722" style:family="text">
      <style:text-properties fo:font-style="normal" style:text-underline-style="none" fo:font-weight="normal" officeooo:rsid="0c3e0ebd" style:font-style-asian="normal" style:font-weight-asian="normal" style:font-style-complex="normal" style:font-weight-complex="normal"/>
    </style:style>
    <style:style style:name="T723" style:family="text">
      <style:text-properties fo:font-style="normal" style:text-underline-style="none" fo:font-weight="normal" officeooo:rsid="0c3e46c0" style:font-style-asian="normal" style:font-weight-asian="normal" style:font-style-complex="normal" style:font-weight-complex="normal"/>
    </style:style>
    <style:style style:name="T724" style:family="text">
      <style:text-properties fo:font-style="normal" style:text-underline-style="none" fo:font-weight="normal" officeooo:rsid="0c3f503f" style:font-style-asian="normal" style:font-weight-asian="normal" style:font-style-complex="normal" style:font-weight-complex="normal"/>
    </style:style>
    <style:style style:name="T725" style:family="text">
      <style:text-properties officeooo:rsid="00709c9d"/>
    </style:style>
    <style:style style:name="T726" style:family="text">
      <style:text-properties officeooo:rsid="0070ba3a"/>
    </style:style>
    <style:style style:name="T727" style:family="text">
      <style:text-properties officeooo:rsid="007a424a"/>
    </style:style>
    <style:style style:name="T728" style:family="text">
      <style:text-properties officeooo:rsid="00837f9a"/>
    </style:style>
    <style:style style:name="T729" style:family="text">
      <style:text-properties style:text-underline-style="none"/>
    </style:style>
    <style:style style:name="T730" style:family="text">
      <style:text-properties style:text-underline-style="none" officeooo:rsid="0019f43d"/>
    </style:style>
    <style:style style:name="T731" style:family="text">
      <style:text-properties style:text-underline-style="none" officeooo:rsid="0086bf17"/>
    </style:style>
    <style:style style:name="T732" style:family="text">
      <style:text-properties style:text-underline-style="none" officeooo:rsid="00886a72"/>
    </style:style>
    <style:style style:name="T733" style:family="text">
      <style:text-properties style:text-underline-style="none" officeooo:rsid="008a1786"/>
    </style:style>
    <style:style style:name="T734" style:family="text">
      <style:text-properties style:text-underline-style="none" officeooo:rsid="008ae8f7"/>
    </style:style>
    <style:style style:name="T735" style:family="text">
      <style:text-properties style:text-underline-style="none" officeooo:rsid="008af223"/>
    </style:style>
    <style:style style:name="T736" style:family="text">
      <style:text-properties style:text-underline-style="none" officeooo:rsid="008bace1"/>
    </style:style>
    <style:style style:name="T737" style:family="text">
      <style:text-properties style:text-underline-style="none" officeooo:rsid="008cfb1f"/>
    </style:style>
    <style:style style:name="T738" style:family="text">
      <style:text-properties style:text-underline-style="none" officeooo:rsid="008d3a3d"/>
    </style:style>
    <style:style style:name="T739" style:family="text">
      <style:text-properties style:text-underline-style="none" officeooo:rsid="008f3090"/>
    </style:style>
    <style:style style:name="T740" style:family="text">
      <style:text-properties style:text-underline-style="none" officeooo:rsid="00905885"/>
    </style:style>
    <style:style style:name="T741" style:family="text">
      <style:text-properties style:text-underline-style="none" officeooo:rsid="00905d3a"/>
    </style:style>
    <style:style style:name="T742" style:family="text">
      <style:text-properties style:text-underline-style="none" officeooo:rsid="00924a15"/>
    </style:style>
    <style:style style:name="T743" style:family="text">
      <style:text-properties style:text-underline-style="none" officeooo:rsid="00935317"/>
    </style:style>
    <style:style style:name="T744" style:family="text">
      <style:text-properties style:text-underline-style="none" officeooo:rsid="0095145a"/>
    </style:style>
    <style:style style:name="T745" style:family="text">
      <style:text-properties style:text-underline-style="none" officeooo:rsid="00969d66"/>
    </style:style>
    <style:style style:name="T746" style:family="text">
      <style:text-properties style:text-underline-style="none" officeooo:rsid="0096aeaf"/>
    </style:style>
    <style:style style:name="T747" style:family="text">
      <style:text-properties style:text-underline-style="none" officeooo:rsid="012ecb7d"/>
    </style:style>
    <style:style style:name="T748" style:family="text">
      <style:text-properties style:text-underline-style="none" officeooo:rsid="0135a31f"/>
    </style:style>
    <style:style style:name="T749" style:family="text">
      <style:text-properties style:text-underline-style="none" officeooo:rsid="01378f81"/>
    </style:style>
    <style:style style:name="T750" style:family="text">
      <style:text-properties style:text-underline-style="none" officeooo:rsid="013a1c5c"/>
    </style:style>
    <style:style style:name="T751" style:family="text">
      <style:text-properties style:text-underline-style="none" officeooo:rsid="013c0c76"/>
    </style:style>
    <style:style style:name="T752" style:family="text">
      <style:text-properties style:text-underline-style="none" officeooo:rsid="013e06ab"/>
    </style:style>
    <style:style style:name="T753" style:family="text">
      <style:text-properties style:text-underline-style="none" officeooo:rsid="013fbd7f"/>
    </style:style>
    <style:style style:name="T754" style:family="text">
      <style:text-properties style:text-underline-style="none" officeooo:rsid="013fe09b"/>
    </style:style>
    <style:style style:name="T755" style:family="text">
      <style:text-properties style:text-underline-style="none" officeooo:rsid="014070d2"/>
    </style:style>
    <style:style style:name="T756" style:family="text">
      <style:text-properties style:text-underline-style="none" officeooo:rsid="014120b5"/>
    </style:style>
    <style:style style:name="T757" style:family="text">
      <style:text-properties style:text-underline-style="none" officeooo:rsid="0143207a"/>
    </style:style>
    <style:style style:name="T758" style:family="text">
      <style:text-properties style:text-underline-style="none" officeooo:rsid="014333be"/>
    </style:style>
    <style:style style:name="T759" style:family="text">
      <style:text-properties style:text-underline-style="none" officeooo:rsid="0143e5c4"/>
    </style:style>
    <style:style style:name="T760" style:family="text">
      <style:text-properties style:text-underline-style="none" officeooo:rsid="01446cda"/>
    </style:style>
    <style:style style:name="T761" style:family="text">
      <style:text-properties style:text-underline-style="none" officeooo:rsid="0144a680"/>
    </style:style>
    <style:style style:name="T762" style:family="text">
      <style:text-properties style:text-underline-style="none" officeooo:rsid="0144e605"/>
    </style:style>
    <style:style style:name="T763" style:family="text">
      <style:text-properties style:text-underline-style="none" officeooo:rsid="014693a7"/>
    </style:style>
    <style:style style:name="T764" style:family="text">
      <style:text-properties style:text-underline-style="none" officeooo:rsid="0148832e"/>
    </style:style>
    <style:style style:name="T765" style:family="text">
      <style:text-properties style:text-underline-style="none" officeooo:rsid="014a3814"/>
    </style:style>
    <style:style style:name="T766" style:family="text">
      <style:text-properties style:text-underline-style="none" officeooo:rsid="014b3314"/>
    </style:style>
    <style:style style:name="T767" style:family="text">
      <style:text-properties style:text-underline-style="none" officeooo:rsid="014c42f7"/>
    </style:style>
    <style:style style:name="T768" style:family="text">
      <style:text-properties style:text-underline-style="none" officeooo:rsid="014c6001"/>
    </style:style>
    <style:style style:name="T769" style:family="text">
      <style:text-properties style:text-underline-style="none" officeooo:rsid="014d2476"/>
    </style:style>
    <style:style style:name="T770" style:family="text">
      <style:text-properties style:text-underline-style="none" officeooo:rsid="014d2d34"/>
    </style:style>
    <style:style style:name="T771" style:family="text">
      <style:text-properties style:text-underline-style="none" officeooo:rsid="014e070e"/>
    </style:style>
    <style:style style:name="T772" style:family="text">
      <style:text-properties style:text-underline-style="none" officeooo:rsid="014e3cb6"/>
    </style:style>
    <style:style style:name="T773" style:family="text">
      <style:text-properties style:text-underline-style="none" officeooo:rsid="014fe9f7"/>
    </style:style>
    <style:style style:name="T774" style:family="text">
      <style:text-properties style:text-underline-style="none" officeooo:rsid="0150b905"/>
    </style:style>
    <style:style style:name="T775" style:family="text">
      <style:text-properties style:text-underline-style="none" officeooo:rsid="015293ac"/>
    </style:style>
    <style:style style:name="T776" style:family="text">
      <style:text-properties style:text-underline-style="none" officeooo:rsid="0153d8de"/>
    </style:style>
    <style:style style:name="T777" style:family="text">
      <style:text-properties style:text-underline-style="none" officeooo:rsid="0154f347"/>
    </style:style>
    <style:style style:name="T778" style:family="text">
      <style:text-properties style:text-underline-style="none" officeooo:rsid="01575597"/>
    </style:style>
    <style:style style:name="T779" style:family="text">
      <style:text-properties style:text-underline-style="none" officeooo:rsid="0159103f"/>
    </style:style>
    <style:style style:name="T780" style:family="text">
      <style:text-properties style:text-underline-style="none" officeooo:rsid="015a8267"/>
    </style:style>
    <style:style style:name="T781" style:family="text">
      <style:text-properties style:text-underline-style="none" officeooo:rsid="015b18ab"/>
    </style:style>
    <style:style style:name="T782" style:family="text">
      <style:text-properties style:text-underline-style="none" officeooo:rsid="015b7ecf"/>
    </style:style>
    <style:style style:name="T783" style:family="text">
      <style:text-properties style:text-underline-style="none" officeooo:rsid="015c1127"/>
    </style:style>
    <style:style style:name="T784" style:family="text">
      <style:text-properties style:text-underline-style="none" officeooo:rsid="015ca6ba"/>
    </style:style>
    <style:style style:name="T785" style:family="text">
      <style:text-properties style:text-underline-style="none" officeooo:rsid="015df355"/>
    </style:style>
    <style:style style:name="T786" style:family="text">
      <style:text-properties style:text-underline-style="none" officeooo:rsid="015f3626"/>
    </style:style>
    <style:style style:name="T787" style:family="text">
      <style:text-properties style:text-underline-style="none" officeooo:rsid="01609886"/>
    </style:style>
    <style:style style:name="T788" style:family="text">
      <style:text-properties style:text-underline-style="none" officeooo:rsid="016f1e61"/>
    </style:style>
    <style:style style:name="T789" style:family="text">
      <style:text-properties style:text-underline-style="none" officeooo:rsid="03f702a0"/>
    </style:style>
    <style:style style:name="T790" style:family="text">
      <style:text-properties style:text-underline-style="none" officeooo:rsid="03f8d06a"/>
    </style:style>
    <style:style style:name="T791" style:family="text">
      <style:text-properties officeooo:rsid="009749ed"/>
    </style:style>
    <style:style style:name="T792" style:family="text">
      <style:text-properties officeooo:rsid="009cead8"/>
    </style:style>
    <style:style style:name="T793" style:family="text">
      <style:text-properties officeooo:rsid="00a19b8b"/>
    </style:style>
    <style:style style:name="T794" style:family="text">
      <style:text-properties officeooo:rsid="00a8fb73"/>
    </style:style>
    <style:style style:name="T795" style:family="text">
      <style:text-properties officeooo:rsid="00af84b3"/>
    </style:style>
    <style:style style:name="T796" style:family="text">
      <style:text-properties officeooo:rsid="00c5a49f"/>
    </style:style>
    <style:style style:name="T797" style:family="text">
      <style:text-properties officeooo:rsid="00d35ad4"/>
    </style:style>
    <style:style style:name="T798" style:family="text">
      <style:text-properties officeooo:rsid="00d6da54"/>
    </style:style>
    <style:style style:name="T799" style:family="text">
      <style:text-properties officeooo:rsid="00ee26c6"/>
    </style:style>
    <style:style style:name="T800" style:family="text">
      <style:text-properties officeooo:rsid="00ee7ae6"/>
    </style:style>
    <style:style style:name="T801" style:family="text">
      <style:text-properties officeooo:rsid="01131fe8"/>
    </style:style>
    <style:style style:name="T802" style:family="text">
      <style:text-properties officeooo:rsid="011a80d6"/>
    </style:style>
    <style:style style:name="T803" style:family="text">
      <style:text-properties officeooo:rsid="011b984b"/>
    </style:style>
    <style:style style:name="T804" style:family="text">
      <style:text-properties officeooo:rsid="01270e47"/>
    </style:style>
    <style:style style:name="T805" style:family="text">
      <style:text-properties officeooo:rsid="012c8153"/>
    </style:style>
    <style:style style:name="T806" style:family="text">
      <style:text-properties officeooo:rsid="0163bb5c"/>
    </style:style>
    <style:style style:name="T807" style:family="text">
      <style:text-properties officeooo:rsid="01711763"/>
    </style:style>
    <style:style style:name="T808" style:family="text">
      <style:text-properties officeooo:rsid="0171f55f"/>
    </style:style>
    <style:style style:name="T809" style:family="text">
      <style:text-properties officeooo:rsid="01743a71"/>
    </style:style>
    <style:style style:name="T810" style:family="text">
      <style:text-properties officeooo:rsid="01762ed7"/>
    </style:style>
    <style:style style:name="T811" style:family="text">
      <style:text-properties officeooo:rsid="0177f2e5"/>
    </style:style>
    <style:style style:name="T812" style:family="text">
      <style:text-properties officeooo:rsid="0178025b"/>
    </style:style>
    <style:style style:name="T813" style:family="text">
      <style:text-properties officeooo:rsid="017fd290"/>
    </style:style>
    <style:style style:name="T814" style:family="text">
      <style:text-properties officeooo:rsid="0191109d"/>
    </style:style>
    <style:style style:name="T815" style:family="text">
      <style:text-properties officeooo:rsid="01cdcf16"/>
    </style:style>
    <style:style style:name="T816" style:family="text">
      <style:text-properties officeooo:rsid="01d180f2"/>
    </style:style>
    <style:style style:name="T817" style:family="text">
      <style:text-properties officeooo:rsid="01d84dce"/>
    </style:style>
    <style:style style:name="T818" style:family="text">
      <style:text-properties officeooo:rsid="01f125e1"/>
    </style:style>
    <style:style style:name="T819" style:family="text">
      <style:text-properties officeooo:rsid="01f378cf"/>
    </style:style>
    <style:style style:name="T820" style:family="text">
      <style:text-properties officeooo:rsid="01f3aabb"/>
    </style:style>
    <style:style style:name="T821" style:family="text">
      <style:text-properties officeooo:rsid="01f669eb"/>
    </style:style>
    <style:style style:name="T822" style:family="text">
      <style:text-properties fo:font-weight="normal" style:font-weight-asian="normal" style:font-weight-complex="normal"/>
    </style:style>
    <style:style style:name="T823" style:family="text">
      <style:text-properties fo:font-weight="normal" officeooo:rsid="0206830a" style:font-weight-asian="normal" style:font-weight-complex="normal"/>
    </style:style>
    <style:style style:name="T824" style:family="text">
      <style:text-properties fo:font-weight="normal" officeooo:rsid="0019f43d" style:font-weight-asian="normal" style:font-weight-complex="normal"/>
    </style:style>
    <style:style style:name="T825" style:family="text">
      <style:text-properties fo:font-weight="normal" officeooo:rsid="020896df" style:font-weight-asian="normal" style:font-weight-complex="normal"/>
    </style:style>
    <style:style style:name="T826" style:family="text">
      <style:text-properties fo:font-weight="normal" officeooo:rsid="020909d3" style:font-weight-asian="normal" style:font-weight-complex="normal"/>
    </style:style>
    <style:style style:name="T827" style:family="text">
      <style:text-properties fo:font-weight="normal" officeooo:rsid="020a4a0d" style:font-weight-asian="normal" style:font-weight-complex="normal"/>
    </style:style>
    <style:style style:name="T828" style:family="text">
      <style:text-properties fo:font-weight="normal" officeooo:rsid="020a87c1" style:font-weight-asian="normal" style:font-weight-complex="normal"/>
    </style:style>
    <style:style style:name="T829" style:family="text">
      <style:text-properties fo:font-weight="normal" officeooo:rsid="020b8442" style:font-weight-asian="normal" style:font-weight-complex="normal"/>
    </style:style>
    <style:style style:name="T830" style:family="text">
      <style:text-properties fo:font-weight="normal" officeooo:rsid="020c0968" style:font-weight-asian="normal" style:font-weight-complex="normal"/>
    </style:style>
    <style:style style:name="T831" style:family="text">
      <style:text-properties fo:font-weight="normal" officeooo:rsid="063bf5bb" style:font-weight-asian="normal" style:font-weight-complex="normal"/>
    </style:style>
    <style:style style:name="T832" style:family="text">
      <style:text-properties fo:font-weight="normal" officeooo:rsid="063ccbf0" style:font-weight-asian="normal" style:font-weight-complex="normal"/>
    </style:style>
    <style:style style:name="T833" style:family="text">
      <style:text-properties fo:font-weight="normal" officeooo:rsid="063e45c6" style:font-weight-asian="normal" style:font-weight-complex="normal"/>
    </style:style>
    <style:style style:name="T834" style:family="text">
      <style:text-properties fo:font-weight="normal" officeooo:rsid="0640160f" style:font-weight-asian="normal" style:font-weight-complex="normal"/>
    </style:style>
    <style:style style:name="T835" style:family="text">
      <style:text-properties fo:font-weight="normal" officeooo:rsid="064050db" style:font-weight-asian="normal" style:font-weight-complex="normal"/>
    </style:style>
    <style:style style:name="T836" style:family="text">
      <style:text-properties fo:font-weight="normal" officeooo:rsid="0641ce9c" style:font-weight-asian="normal" style:font-weight-complex="normal"/>
    </style:style>
    <style:style style:name="T837" style:family="text">
      <style:text-properties fo:font-weight="normal" officeooo:rsid="0641fbf5" style:font-weight-asian="normal" style:font-weight-complex="normal"/>
    </style:style>
    <style:style style:name="T838" style:family="text">
      <style:text-properties fo:font-weight="normal" officeooo:rsid="0642b0b2" style:font-weight-asian="normal" style:font-weight-complex="normal"/>
    </style:style>
    <style:style style:name="T839" style:family="text">
      <style:text-properties fo:font-weight="normal" officeooo:rsid="06437b05" style:font-weight-asian="normal" style:font-weight-complex="normal"/>
    </style:style>
    <style:style style:name="T840" style:family="text">
      <style:text-properties fo:font-weight="normal" officeooo:rsid="06449e8e" style:font-weight-asian="normal" style:font-weight-complex="normal"/>
    </style:style>
    <style:style style:name="T841" style:family="text">
      <style:text-properties fo:font-weight="normal" officeooo:rsid="064504ab" style:font-weight-asian="normal" style:font-weight-complex="normal"/>
    </style:style>
    <style:style style:name="T842" style:family="text">
      <style:text-properties fo:font-weight="normal" officeooo:rsid="0645794c" style:font-weight-asian="normal" style:font-weight-complex="normal"/>
    </style:style>
    <style:style style:name="T843" style:family="text">
      <style:text-properties fo:font-weight="normal" officeooo:rsid="0645aace" style:font-weight-asian="normal" style:font-weight-complex="normal"/>
    </style:style>
    <style:style style:name="T844" style:family="text">
      <style:text-properties fo:font-weight="normal" officeooo:rsid="0647518e" style:font-weight-asian="normal" style:font-weight-complex="normal"/>
    </style:style>
    <style:style style:name="T845" style:family="text">
      <style:text-properties fo:font-weight="normal" officeooo:rsid="06483942" style:font-weight-asian="normal" style:font-weight-complex="normal"/>
    </style:style>
    <style:style style:name="T846" style:family="text">
      <style:text-properties fo:font-weight="normal" officeooo:rsid="0648fda2" style:font-weight-asian="normal" style:font-weight-complex="normal"/>
    </style:style>
    <style:style style:name="T847" style:family="text">
      <style:text-properties fo:font-weight="normal" officeooo:rsid="064a5f79" style:font-weight-asian="normal" style:font-weight-complex="normal"/>
    </style:style>
    <style:style style:name="T848" style:family="text">
      <style:text-properties fo:font-weight="normal" officeooo:rsid="064bba1a" style:font-weight-asian="normal" style:font-weight-complex="normal"/>
    </style:style>
    <style:style style:name="T849" style:family="text">
      <style:text-properties fo:font-weight="normal" officeooo:rsid="064d2cce" style:font-weight-asian="normal" style:font-weight-complex="normal"/>
    </style:style>
    <style:style style:name="T850" style:family="text">
      <style:text-properties fo:font-weight="normal" officeooo:rsid="064e5712" style:font-weight-asian="normal" style:font-weight-complex="normal"/>
    </style:style>
    <style:style style:name="T851" style:family="text">
      <style:text-properties fo:font-weight="normal" officeooo:rsid="064f5eef" style:font-weight-asian="normal" style:font-weight-complex="normal"/>
    </style:style>
    <style:style style:name="T852" style:family="text">
      <style:text-properties fo:font-weight="normal" officeooo:rsid="064fe18b" style:font-weight-asian="normal" style:font-weight-complex="normal"/>
    </style:style>
    <style:style style:name="T853" style:family="text">
      <style:text-properties fo:font-weight="normal" officeooo:rsid="0650e0fa" style:font-weight-asian="normal" style:font-weight-complex="normal"/>
    </style:style>
    <style:style style:name="T854" style:family="text">
      <style:text-properties fo:font-weight="normal" officeooo:rsid="06521274" style:font-weight-asian="normal" style:font-weight-complex="normal"/>
    </style:style>
    <style:style style:name="T855" style:family="text">
      <style:text-properties fo:font-weight="normal" officeooo:rsid="0653c41a" style:font-weight-asian="normal" style:font-weight-complex="normal"/>
    </style:style>
    <style:style style:name="T856" style:family="text">
      <style:text-properties fo:font-weight="normal" officeooo:rsid="0653f9af" style:font-weight-asian="normal" style:font-weight-complex="normal"/>
    </style:style>
    <style:style style:name="T857" style:family="text">
      <style:text-properties fo:font-weight="normal" officeooo:rsid="06547a4e" style:font-weight-asian="normal" style:font-weight-complex="normal"/>
    </style:style>
    <style:style style:name="T858" style:family="text">
      <style:text-properties fo:font-weight="normal" officeooo:rsid="06550146" style:font-weight-asian="normal" style:font-weight-complex="normal"/>
    </style:style>
    <style:style style:name="T859" style:family="text">
      <style:text-properties fo:font-weight="normal" officeooo:rsid="065609f2" style:font-weight-asian="normal" style:font-weight-complex="normal"/>
    </style:style>
    <style:style style:name="T860" style:family="text">
      <style:text-properties fo:font-weight="normal" officeooo:rsid="0657649b" style:font-weight-asian="normal" style:font-weight-complex="normal"/>
    </style:style>
    <style:style style:name="T861" style:family="text">
      <style:text-properties fo:font-weight="normal" officeooo:rsid="06582940" style:font-weight-asian="normal" style:font-weight-complex="normal"/>
    </style:style>
    <style:style style:name="T862" style:family="text">
      <style:text-properties fo:font-weight="normal" officeooo:rsid="065b4b3d" style:font-weight-asian="normal" style:font-weight-complex="normal"/>
    </style:style>
    <style:style style:name="T863" style:family="text">
      <style:text-properties fo:font-weight="normal" officeooo:rsid="065b874a" style:font-weight-asian="normal" style:font-weight-complex="normal"/>
    </style:style>
    <style:style style:name="T864" style:family="text">
      <style:text-properties fo:font-weight="normal" officeooo:rsid="065bc26f" style:font-weight-asian="normal" style:font-weight-complex="normal"/>
    </style:style>
    <style:style style:name="T865" style:family="text">
      <style:text-properties fo:font-weight="normal" officeooo:rsid="065c36db" style:font-weight-asian="normal" style:font-weight-complex="normal"/>
    </style:style>
    <style:style style:name="T866" style:family="text">
      <style:text-properties fo:font-weight="normal" officeooo:rsid="065ccdaf" style:font-weight-asian="normal" style:font-weight-complex="normal"/>
    </style:style>
    <style:style style:name="T867" style:family="text">
      <style:text-properties fo:font-weight="normal" officeooo:rsid="065d1196" style:font-weight-asian="normal" style:font-weight-complex="normal"/>
    </style:style>
    <style:style style:name="T868" style:family="text">
      <style:text-properties fo:font-weight="normal" officeooo:rsid="065f5f30" style:font-weight-asian="normal" style:font-weight-complex="normal"/>
    </style:style>
    <style:style style:name="T869" style:family="text">
      <style:text-properties fo:font-weight="normal" officeooo:rsid="065f9fe1" style:font-weight-asian="normal" style:font-weight-complex="normal"/>
    </style:style>
    <style:style style:name="T870" style:family="text">
      <style:text-properties fo:font-weight="normal" officeooo:rsid="06600103" style:font-weight-asian="normal" style:font-weight-complex="normal"/>
    </style:style>
    <style:style style:name="T871" style:family="text">
      <style:text-properties fo:font-weight="normal" officeooo:rsid="0663b68a" style:font-weight-asian="normal" style:font-weight-complex="normal"/>
    </style:style>
    <style:style style:name="T872" style:family="text">
      <style:text-properties fo:font-weight="normal" officeooo:rsid="0663fd71" style:font-weight-asian="normal" style:font-weight-complex="normal"/>
    </style:style>
    <style:style style:name="T873" style:family="text">
      <style:text-properties fo:font-weight="normal" officeooo:rsid="0664e21a" style:font-weight-asian="normal" style:font-weight-complex="normal"/>
    </style:style>
    <style:style style:name="T874" style:family="text">
      <style:text-properties fo:font-weight="normal" officeooo:rsid="06668ee2" style:font-weight-asian="normal" style:font-weight-complex="normal"/>
    </style:style>
    <style:style style:name="T875" style:family="text">
      <style:text-properties fo:font-weight="normal" officeooo:rsid="0667e71b" style:font-weight-asian="normal" style:font-weight-complex="normal"/>
    </style:style>
    <style:style style:name="T876" style:family="text">
      <style:text-properties fo:font-weight="normal" officeooo:rsid="0668d107" style:font-weight-asian="normal" style:font-weight-complex="normal"/>
    </style:style>
    <style:style style:name="T877" style:family="text">
      <style:text-properties fo:font-weight="normal" officeooo:rsid="066a7da1" style:font-weight-asian="normal" style:font-weight-complex="normal"/>
    </style:style>
    <style:style style:name="T878" style:family="text">
      <style:text-properties fo:font-weight="normal" officeooo:rsid="066a9ea2" style:font-weight-asian="normal" style:font-weight-complex="normal"/>
    </style:style>
    <style:style style:name="T879" style:family="text">
      <style:text-properties fo:font-weight="normal" officeooo:rsid="066cf1d4" style:font-weight-asian="normal" style:font-weight-complex="normal"/>
    </style:style>
    <style:style style:name="T880" style:family="text">
      <style:text-properties fo:font-weight="normal" officeooo:rsid="066e8048" style:font-weight-asian="normal" style:font-weight-complex="normal"/>
    </style:style>
    <style:style style:name="T881" style:family="text">
      <style:text-properties fo:font-weight="normal" officeooo:rsid="066ff708" style:font-weight-asian="normal" style:font-weight-complex="normal"/>
    </style:style>
    <style:style style:name="T882" style:family="text">
      <style:text-properties fo:font-weight="normal" officeooo:rsid="0671a772" style:font-weight-asian="normal" style:font-weight-complex="normal"/>
    </style:style>
    <style:style style:name="T883" style:family="text">
      <style:text-properties fo:font-weight="normal" officeooo:rsid="067357c3" style:font-weight-asian="normal" style:font-weight-complex="normal"/>
    </style:style>
    <style:style style:name="T884" style:family="text">
      <style:text-properties fo:font-weight="normal" officeooo:rsid="06753e9f" style:font-weight-asian="normal" style:font-weight-complex="normal"/>
    </style:style>
    <style:style style:name="T885" style:family="text">
      <style:text-properties fo:font-weight="normal" officeooo:rsid="06764ecf" style:font-weight-asian="normal" style:font-weight-complex="normal"/>
    </style:style>
    <style:style style:name="T886" style:family="text">
      <style:text-properties fo:font-weight="normal" officeooo:rsid="0676b69e" style:font-weight-asian="normal" style:font-weight-complex="normal"/>
    </style:style>
    <style:style style:name="T887" style:family="text">
      <style:text-properties fo:font-weight="normal" officeooo:rsid="06775ec9" style:font-weight-asian="normal" style:font-weight-complex="normal"/>
    </style:style>
    <style:style style:name="T888" style:family="text">
      <style:text-properties fo:font-weight="normal" officeooo:rsid="067935e0" style:font-weight-asian="normal" style:font-weight-complex="normal"/>
    </style:style>
    <style:style style:name="T889" style:family="text">
      <style:text-properties fo:font-weight="normal" officeooo:rsid="067974e1" style:font-weight-asian="normal" style:font-weight-complex="normal"/>
    </style:style>
    <style:style style:name="T890" style:family="text">
      <style:text-properties fo:font-weight="normal" officeooo:rsid="0679ee39" style:font-weight-asian="normal" style:font-weight-complex="normal"/>
    </style:style>
    <style:style style:name="T891" style:family="text">
      <style:text-properties fo:font-weight="normal" officeooo:rsid="067a3d45" style:font-weight-asian="normal" style:font-weight-complex="normal"/>
    </style:style>
    <style:style style:name="T892" style:family="text">
      <style:text-properties fo:font-weight="normal" officeooo:rsid="067b158f" style:font-weight-asian="normal" style:font-weight-complex="normal"/>
    </style:style>
    <style:style style:name="T893" style:family="text">
      <style:text-properties fo:font-weight="normal" officeooo:rsid="067b5d05" style:font-weight-asian="normal" style:font-weight-complex="normal"/>
    </style:style>
    <style:style style:name="T894" style:family="text">
      <style:text-properties fo:font-weight="normal" officeooo:rsid="067caf1e" style:font-weight-asian="normal" style:font-weight-complex="normal"/>
    </style:style>
    <style:style style:name="T895" style:family="text">
      <style:text-properties fo:font-weight="normal" officeooo:rsid="067ea9e8" style:font-weight-asian="normal" style:font-weight-complex="normal"/>
    </style:style>
    <style:style style:name="T896" style:family="text">
      <style:text-properties fo:font-weight="normal" officeooo:rsid="067eb1d0" style:font-weight-asian="normal" style:font-weight-complex="normal"/>
    </style:style>
    <style:style style:name="T897" style:family="text">
      <style:text-properties fo:font-weight="normal" officeooo:rsid="06802507" style:font-weight-asian="normal" style:font-weight-complex="normal"/>
    </style:style>
    <style:style style:name="T898" style:family="text">
      <style:text-properties fo:font-weight="normal" officeooo:rsid="068131b2" style:font-weight-asian="normal" style:font-weight-complex="normal"/>
    </style:style>
    <style:style style:name="T899" style:family="text">
      <style:text-properties fo:font-weight="normal" officeooo:rsid="06815185" style:font-weight-asian="normal" style:font-weight-complex="normal"/>
    </style:style>
    <style:style style:name="T900" style:family="text">
      <style:text-properties fo:font-weight="normal" officeooo:rsid="0681ad18" style:font-weight-asian="normal" style:font-weight-complex="normal"/>
    </style:style>
    <style:style style:name="T901" style:family="text">
      <style:text-properties fo:font-weight="normal" officeooo:rsid="0683dcca" style:font-weight-asian="normal" style:font-weight-complex="normal"/>
    </style:style>
    <style:style style:name="T902" style:family="text">
      <style:text-properties fo:font-weight="normal" officeooo:rsid="068585fa" style:font-weight-asian="normal" style:font-weight-complex="normal"/>
    </style:style>
    <style:style style:name="T903" style:family="text">
      <style:text-properties fo:font-weight="normal" officeooo:rsid="06867b92" style:font-weight-asian="normal" style:font-weight-complex="normal"/>
    </style:style>
    <style:style style:name="T904" style:family="text">
      <style:text-properties fo:font-weight="normal" officeooo:rsid="0686d0d3" style:font-weight-asian="normal" style:font-weight-complex="normal"/>
    </style:style>
    <style:style style:name="T905" style:family="text">
      <style:text-properties fo:font-weight="normal" officeooo:rsid="0687b4bd" style:font-weight-asian="normal" style:font-weight-complex="normal"/>
    </style:style>
    <style:style style:name="T906" style:family="text">
      <style:text-properties fo:font-weight="normal" officeooo:rsid="0688cf84" style:font-weight-asian="normal" style:font-weight-complex="normal"/>
    </style:style>
    <style:style style:name="T907" style:family="text">
      <style:text-properties fo:font-weight="normal" officeooo:rsid="0689069c" style:font-weight-asian="normal" style:font-weight-complex="normal"/>
    </style:style>
    <style:style style:name="T908" style:family="text">
      <style:text-properties fo:font-weight="normal" officeooo:rsid="068a7bc5" style:font-weight-asian="normal" style:font-weight-complex="normal"/>
    </style:style>
    <style:style style:name="T909" style:family="text">
      <style:text-properties fo:font-weight="normal" officeooo:rsid="068b2154" style:font-weight-asian="normal" style:font-weight-complex="normal"/>
    </style:style>
    <style:style style:name="T910" style:family="text">
      <style:text-properties fo:font-weight="normal" officeooo:rsid="068bfdbc" style:font-weight-asian="normal" style:font-weight-complex="normal"/>
    </style:style>
    <style:style style:name="T911" style:family="text">
      <style:text-properties fo:font-weight="normal" officeooo:rsid="068e86ef" style:font-weight-asian="normal" style:font-weight-complex="normal"/>
    </style:style>
    <style:style style:name="T912" style:family="text">
      <style:text-properties fo:font-weight="normal" officeooo:rsid="068f41b6" style:font-weight-asian="normal" style:font-weight-complex="normal"/>
    </style:style>
    <style:style style:name="T913" style:family="text">
      <style:text-properties fo:font-weight="normal" officeooo:rsid="06906a42" style:font-weight-asian="normal" style:font-weight-complex="normal"/>
    </style:style>
    <style:style style:name="T914" style:family="text">
      <style:text-properties fo:font-weight="normal" officeooo:rsid="06924ce0" style:font-weight-asian="normal" style:font-weight-complex="normal"/>
    </style:style>
    <style:style style:name="T915" style:family="text">
      <style:text-properties fo:font-weight="normal" officeooo:rsid="069445d0" style:font-weight-asian="normal" style:font-weight-complex="normal"/>
    </style:style>
    <style:style style:name="T916" style:family="text">
      <style:text-properties fo:font-weight="normal" officeooo:rsid="0694c34a" style:font-weight-asian="normal" style:font-weight-complex="normal"/>
    </style:style>
    <style:style style:name="T917" style:family="text">
      <style:text-properties fo:font-weight="normal" officeooo:rsid="0695c2d8" style:font-weight-asian="normal" style:font-weight-complex="normal"/>
    </style:style>
    <style:style style:name="T918" style:family="text">
      <style:text-properties fo:font-weight="normal" officeooo:rsid="0696e0d1" style:font-weight-asian="normal" style:font-weight-complex="normal"/>
    </style:style>
    <style:style style:name="T919" style:family="text">
      <style:text-properties fo:font-weight="normal" officeooo:rsid="06976423" style:font-weight-asian="normal" style:font-weight-complex="normal"/>
    </style:style>
    <style:style style:name="T920" style:family="text">
      <style:text-properties fo:font-weight="normal" officeooo:rsid="06990e7f" style:font-weight-asian="normal" style:font-weight-complex="normal"/>
    </style:style>
    <style:style style:name="T921" style:family="text">
      <style:text-properties fo:font-weight="normal" officeooo:rsid="0699e228" style:font-weight-asian="normal" style:font-weight-complex="normal"/>
    </style:style>
    <style:style style:name="T922" style:family="text">
      <style:text-properties officeooo:rsid="0286b04b"/>
    </style:style>
    <style:style style:name="T923" style:family="text">
      <style:text-properties officeooo:rsid="0287a659"/>
    </style:style>
    <style:style style:name="T924" style:family="text">
      <style:text-properties officeooo:rsid="028ed7f0"/>
    </style:style>
    <style:style style:name="T925" style:family="text">
      <style:text-properties officeooo:rsid="02906eb0"/>
    </style:style>
    <style:style style:name="T926" style:family="text">
      <style:text-properties officeooo:rsid="029a0364"/>
    </style:style>
    <style:style style:name="T927" style:family="text">
      <style:text-properties officeooo:rsid="029bc732"/>
    </style:style>
    <style:style style:name="T928" style:family="text">
      <style:text-properties officeooo:rsid="02abbae2"/>
    </style:style>
    <style:style style:name="T929" style:family="text">
      <style:text-properties officeooo:rsid="02ade1d9"/>
    </style:style>
    <style:style style:name="T930" style:family="text">
      <style:text-properties officeooo:rsid="02d3113f"/>
    </style:style>
    <style:style style:name="T931" style:family="text">
      <style:text-properties officeooo:rsid="02d454b1"/>
    </style:style>
    <style:style style:name="T932" style:family="text">
      <style:text-properties officeooo:rsid="02d55aaf"/>
    </style:style>
    <style:style style:name="T933" style:family="text">
      <style:text-properties officeooo:rsid="02da6a23"/>
    </style:style>
    <style:style style:name="T934" style:family="text">
      <style:text-properties officeooo:rsid="02db5c92"/>
    </style:style>
    <style:style style:name="T935" style:family="text">
      <style:text-properties officeooo:rsid="02df832e"/>
    </style:style>
    <style:style style:name="T936" style:family="text">
      <style:text-properties officeooo:rsid="02e76b3b"/>
    </style:style>
    <style:style style:name="T937" style:family="text">
      <style:text-properties officeooo:rsid="02f4b72e"/>
    </style:style>
    <style:style style:name="T938" style:family="text">
      <style:text-properties style:text-position="0% 100%"/>
    </style:style>
    <style:style style:name="T939" style:family="text">
      <style:text-properties style:text-position="0% 100%" fo:font-style="italic" officeooo:rsid="0311bf17" style:font-style-asian="italic" style:font-style-complex="italic"/>
    </style:style>
    <style:style style:name="T940" style:family="text">
      <style:text-properties style:text-position="0% 100%" fo:font-style="italic" officeooo:rsid="0322c351" style:font-style-asian="italic" style:font-style-complex="italic"/>
    </style:style>
    <style:style style:name="T941" style:family="text">
      <style:text-properties style:text-position="0% 100%" fo:font-style="italic" officeooo:rsid="03374d68" style:font-style-asian="italic" style:font-style-complex="italic"/>
    </style:style>
    <style:style style:name="T942" style:family="text">
      <style:text-properties style:text-position="0% 100%" fo:font-style="italic" officeooo:rsid="1120a692" style:font-style-asian="italic" style:font-style-complex="italic"/>
    </style:style>
    <style:style style:name="T943" style:family="text">
      <style:text-properties style:text-position="0% 100%" fo:font-style="italic" officeooo:rsid="11237214" style:font-style-asian="italic" style:font-style-complex="italic"/>
    </style:style>
    <style:style style:name="T944" style:family="text">
      <style:text-properties style:text-position="0% 100%" officeooo:rsid="02f95b4d"/>
    </style:style>
    <style:style style:name="T945" style:family="text">
      <style:text-properties style:text-position="0% 100%" officeooo:rsid="02fa1683"/>
    </style:style>
    <style:style style:name="T946" style:family="text">
      <style:text-properties style:text-position="0% 100%" officeooo:rsid="02fb3a8d"/>
    </style:style>
    <style:style style:name="T947" style:family="text">
      <style:text-properties style:text-position="0% 100%" officeooo:rsid="02fc985d"/>
    </style:style>
    <style:style style:name="T948" style:family="text">
      <style:text-properties style:text-position="0% 100%" officeooo:rsid="02fd998c"/>
    </style:style>
    <style:style style:name="T949" style:family="text">
      <style:text-properties style:text-position="0% 100%" officeooo:rsid="02ff67e5"/>
    </style:style>
    <style:style style:name="T950" style:family="text">
      <style:text-properties style:text-position="0% 100%" officeooo:rsid="0301267e"/>
    </style:style>
    <style:style style:name="T951" style:family="text">
      <style:text-properties style:text-position="0% 100%" officeooo:rsid="0302967a"/>
    </style:style>
    <style:style style:name="T952" style:family="text">
      <style:text-properties style:text-position="0% 100%" officeooo:rsid="0019f43d"/>
    </style:style>
    <style:style style:name="T953" style:family="text">
      <style:text-properties style:text-position="0% 100%" officeooo:rsid="0303c2a5"/>
    </style:style>
    <style:style style:name="T954" style:family="text">
      <style:text-properties style:text-position="0% 100%" officeooo:rsid="03043d4f"/>
    </style:style>
    <style:style style:name="T955" style:family="text">
      <style:text-properties style:text-position="0% 100%" officeooo:rsid="03051c34"/>
    </style:style>
    <style:style style:name="T956" style:family="text">
      <style:text-properties style:text-position="0% 100%" officeooo:rsid="03052acb"/>
    </style:style>
    <style:style style:name="T957" style:family="text">
      <style:text-properties style:text-position="0% 100%" officeooo:rsid="03053a09"/>
    </style:style>
    <style:style style:name="T958" style:family="text">
      <style:text-properties style:text-position="0% 100%" officeooo:rsid="03061435"/>
    </style:style>
    <style:style style:name="T959" style:family="text">
      <style:text-properties style:text-position="0% 100%" officeooo:rsid="030773e1"/>
    </style:style>
    <style:style style:name="T960" style:family="text">
      <style:text-properties style:text-position="0% 100%" officeooo:rsid="030895d7"/>
    </style:style>
    <style:style style:name="T961" style:family="text">
      <style:text-properties style:text-position="0% 100%" officeooo:rsid="0308a977"/>
    </style:style>
    <style:style style:name="T962" style:family="text">
      <style:text-properties style:text-position="0% 100%" officeooo:rsid="030979e3"/>
    </style:style>
    <style:style style:name="T963" style:family="text">
      <style:text-properties style:text-position="0% 100%" officeooo:rsid="030a3263"/>
    </style:style>
    <style:style style:name="T964" style:family="text">
      <style:text-properties style:text-position="0% 100%" officeooo:rsid="030afdc9"/>
    </style:style>
    <style:style style:name="T965" style:family="text">
      <style:text-properties style:text-position="0% 100%" officeooo:rsid="030b163b"/>
    </style:style>
    <style:style style:name="T966" style:family="text">
      <style:text-properties style:text-position="0% 100%" officeooo:rsid="030cdf26"/>
    </style:style>
    <style:style style:name="T967" style:family="text">
      <style:text-properties style:text-position="0% 100%" officeooo:rsid="030d1b82"/>
    </style:style>
    <style:style style:name="T968" style:family="text">
      <style:text-properties style:text-position="0% 100%" officeooo:rsid="030dc654"/>
    </style:style>
    <style:style style:name="T969" style:family="text">
      <style:text-properties style:text-position="0% 100%" officeooo:rsid="030e8ff9"/>
    </style:style>
    <style:style style:name="T970" style:family="text">
      <style:text-properties style:text-position="0% 100%" officeooo:rsid="030ef134"/>
    </style:style>
    <style:style style:name="T971" style:family="text">
      <style:text-properties style:text-position="0% 100%" officeooo:rsid="03106954"/>
    </style:style>
    <style:style style:name="T972" style:family="text">
      <style:text-properties style:text-position="0% 100%" officeooo:rsid="0311bf17"/>
    </style:style>
    <style:style style:name="T973" style:family="text">
      <style:text-properties style:text-position="0% 100%" officeooo:rsid="0313bd66"/>
    </style:style>
    <style:style style:name="T974" style:family="text">
      <style:text-properties style:text-position="0% 100%" officeooo:rsid="03144a42"/>
    </style:style>
    <style:style style:name="T975" style:family="text">
      <style:text-properties style:text-position="0% 100%" officeooo:rsid="0314d0b3"/>
    </style:style>
    <style:style style:name="T976" style:family="text">
      <style:text-properties style:text-position="0% 100%" officeooo:rsid="0314dab7"/>
    </style:style>
    <style:style style:name="T977" style:family="text">
      <style:text-properties style:text-position="0% 100%" officeooo:rsid="0314f79e"/>
    </style:style>
    <style:style style:name="T978" style:family="text">
      <style:text-properties style:text-position="0% 100%" officeooo:rsid="0315011d"/>
    </style:style>
    <style:style style:name="T979" style:family="text">
      <style:text-properties style:text-position="0% 100%" officeooo:rsid="031545ad"/>
    </style:style>
    <style:style style:name="T980" style:family="text">
      <style:text-properties style:text-position="0% 100%" officeooo:rsid="03170c8c"/>
    </style:style>
    <style:style style:name="T981" style:family="text">
      <style:text-properties style:text-position="0% 100%" officeooo:rsid="0317afd8"/>
    </style:style>
    <style:style style:name="T982" style:family="text">
      <style:text-properties style:text-position="0% 100%" officeooo:rsid="031900a4"/>
    </style:style>
    <style:style style:name="T983" style:family="text">
      <style:text-properties style:text-position="0% 100%" officeooo:rsid="031ab67c"/>
    </style:style>
    <style:style style:name="T984" style:family="text">
      <style:text-properties style:text-position="0% 100%" officeooo:rsid="031b5d6c"/>
    </style:style>
    <style:style style:name="T985" style:family="text">
      <style:text-properties style:text-position="0% 100%" officeooo:rsid="031c2e64"/>
    </style:style>
    <style:style style:name="T986" style:family="text">
      <style:text-properties style:text-position="0% 100%" officeooo:rsid="031c3819"/>
    </style:style>
    <style:style style:name="T987" style:family="text">
      <style:text-properties style:text-position="0% 100%" officeooo:rsid="031def6b"/>
    </style:style>
    <style:style style:name="T988" style:family="text">
      <style:text-properties style:text-position="0% 100%" officeooo:rsid="031f175b"/>
    </style:style>
    <style:style style:name="T989" style:family="text">
      <style:text-properties style:text-position="0% 100%" officeooo:rsid="0320c3ec"/>
    </style:style>
    <style:style style:name="T990" style:family="text">
      <style:text-properties style:text-position="0% 100%" officeooo:rsid="03211aa9"/>
    </style:style>
    <style:style style:name="T991" style:family="text">
      <style:text-properties style:text-position="0% 100%" officeooo:rsid="0322c351"/>
    </style:style>
    <style:style style:name="T992" style:family="text">
      <style:text-properties style:text-position="0% 100%" officeooo:rsid="0323ee6c"/>
    </style:style>
    <style:style style:name="T993" style:family="text">
      <style:text-properties style:text-position="0% 100%" officeooo:rsid="0324dce6"/>
    </style:style>
    <style:style style:name="T994" style:family="text">
      <style:text-properties style:text-position="0% 100%" officeooo:rsid="0326dca3"/>
    </style:style>
    <style:style style:name="T995" style:family="text">
      <style:text-properties style:text-position="0% 100%" officeooo:rsid="0327d8db"/>
    </style:style>
    <style:style style:name="T996" style:family="text">
      <style:text-properties style:text-position="0% 100%" officeooo:rsid="0328cee3"/>
    </style:style>
    <style:style style:name="T997" style:family="text">
      <style:text-properties style:text-position="0% 100%" officeooo:rsid="0328e90c"/>
    </style:style>
    <style:style style:name="T998" style:family="text">
      <style:text-properties style:text-position="0% 100%" officeooo:rsid="032a14cb"/>
    </style:style>
    <style:style style:name="T999" style:family="text">
      <style:text-properties style:text-position="0% 100%" officeooo:rsid="032af30f"/>
    </style:style>
    <style:style style:name="T1000" style:family="text">
      <style:text-properties style:text-position="0% 100%" officeooo:rsid="032c6bfd"/>
    </style:style>
    <style:style style:name="T1001" style:family="text">
      <style:text-properties style:text-position="0% 100%" officeooo:rsid="032e6501"/>
    </style:style>
    <style:style style:name="T1002" style:family="text">
      <style:text-properties style:text-position="0% 100%" officeooo:rsid="032ecf9b"/>
    </style:style>
    <style:style style:name="T1003" style:family="text">
      <style:text-properties style:text-position="0% 100%" officeooo:rsid="03307e3f"/>
    </style:style>
    <style:style style:name="T1004" style:family="text">
      <style:text-properties style:text-position="0% 100%" officeooo:rsid="03326656"/>
    </style:style>
    <style:style style:name="T1005" style:family="text">
      <style:text-properties style:text-position="0% 100%" officeooo:rsid="033342ae"/>
    </style:style>
    <style:style style:name="T1006" style:family="text">
      <style:text-properties style:text-position="0% 100%" officeooo:rsid="03345c6d"/>
    </style:style>
    <style:style style:name="T1007" style:family="text">
      <style:text-properties style:text-position="0% 100%" officeooo:rsid="0334ed6c"/>
    </style:style>
    <style:style style:name="T1008" style:family="text">
      <style:text-properties style:text-position="0% 100%" officeooo:rsid="0335b9f3"/>
    </style:style>
    <style:style style:name="T1009" style:family="text">
      <style:text-properties style:text-position="0% 100%" officeooo:rsid="03374d68"/>
    </style:style>
    <style:style style:name="T1010" style:family="text">
      <style:text-properties style:text-position="0% 100%" officeooo:rsid="03391dfb"/>
    </style:style>
    <style:style style:name="T1011" style:family="text">
      <style:text-properties style:text-position="0% 100%" officeooo:rsid="0339cc50"/>
    </style:style>
    <style:style style:name="T1012" style:family="text">
      <style:text-properties style:text-position="0% 100%" officeooo:rsid="0339e3a8"/>
    </style:style>
    <style:style style:name="T1013" style:family="text">
      <style:text-properties style:text-position="0% 100%" officeooo:rsid="033a63cf"/>
    </style:style>
    <style:style style:name="T1014" style:family="text">
      <style:text-properties style:text-position="0% 100%" officeooo:rsid="033bfd3b"/>
    </style:style>
    <style:style style:name="T1015" style:family="text">
      <style:text-properties style:text-position="0% 100%" officeooo:rsid="033c025a"/>
    </style:style>
    <style:style style:name="T1016" style:family="text">
      <style:text-properties style:text-position="0% 100%" officeooo:rsid="033cbb23"/>
    </style:style>
    <style:style style:name="T1017" style:family="text">
      <style:text-properties style:text-position="0% 100%" officeooo:rsid="033e5547"/>
    </style:style>
    <style:style style:name="T1018" style:family="text">
      <style:text-properties style:text-position="0% 100%" officeooo:rsid="03403d1a"/>
    </style:style>
    <style:style style:name="T1019" style:family="text">
      <style:text-properties style:text-position="0% 100%" officeooo:rsid="03422ea5"/>
    </style:style>
    <style:style style:name="T1020" style:family="text">
      <style:text-properties style:text-position="0% 100%" officeooo:rsid="03433c19"/>
    </style:style>
    <style:style style:name="T1021" style:family="text">
      <style:text-properties style:text-position="0% 100%" style:font-name="Liberation Serif1"/>
    </style:style>
    <style:style style:name="T1022" style:family="text">
      <style:text-properties style:text-position="0% 100%" style:font-name="Liberation Serif1" officeooo:rsid="06e45e91"/>
    </style:style>
    <style:style style:name="T1023" style:family="text">
      <style:text-properties style:text-position="0% 100%" style:font-name="Liberation Serif1" fo:font-style="italic" officeooo:rsid="06e71f6e" style:font-style-asian="italic" style:font-style-complex="italic"/>
    </style:style>
    <style:style style:name="T1024" style:family="text">
      <style:text-properties style:text-position="0% 100%" style:font-name="Liberation Serif1" fo:font-style="italic" officeooo:rsid="06fa0717" style:font-style-asian="italic" style:font-style-complex="italic"/>
    </style:style>
    <style:style style:name="T1025" style:family="text">
      <style:text-properties style:text-position="0% 100%" style:font-name="Liberation Serif1" officeooo:rsid="06e4774b"/>
    </style:style>
    <style:style style:name="T1026" style:family="text">
      <style:text-properties style:text-position="0% 100%" style:font-name="Liberation Serif1" officeooo:rsid="06e58d3f"/>
    </style:style>
    <style:style style:name="T1027" style:family="text">
      <style:text-properties style:text-position="0% 100%" style:font-name="Liberation Serif1" officeooo:rsid="06e5c730"/>
    </style:style>
    <style:style style:name="T1028" style:family="text">
      <style:text-properties style:text-position="0% 100%" style:font-name="Liberation Serif1" officeooo:rsid="06e71f6e"/>
    </style:style>
    <style:style style:name="T1029" style:family="text">
      <style:text-properties style:text-position="0% 100%" style:font-name="Liberation Serif1" officeooo:rsid="0019f43d"/>
    </style:style>
    <style:style style:name="T1030" style:family="text">
      <style:text-properties style:text-position="0% 100%" style:font-name="Liberation Serif1" officeooo:rsid="06e76a2c"/>
    </style:style>
    <style:style style:name="T1031" style:family="text">
      <style:text-properties style:text-position="0% 100%" style:font-name="Liberation Serif1" officeooo:rsid="06e92904"/>
    </style:style>
    <style:style style:name="T1032" style:family="text">
      <style:text-properties style:text-position="0% 100%" style:font-name="Liberation Serif1" officeooo:rsid="06ea0d9f"/>
    </style:style>
    <style:style style:name="T1033" style:family="text">
      <style:text-properties style:text-position="0% 100%" style:font-name="Liberation Serif1" officeooo:rsid="06eb9f6d"/>
    </style:style>
    <style:style style:name="T1034" style:family="text">
      <style:text-properties style:text-position="0% 100%" style:font-name="Liberation Serif1" officeooo:rsid="06ebc561"/>
    </style:style>
    <style:style style:name="T1035" style:family="text">
      <style:text-properties style:text-position="0% 100%" style:font-name="Liberation Serif1" officeooo:rsid="06edb1f5"/>
    </style:style>
    <style:style style:name="T1036" style:family="text">
      <style:text-properties style:text-position="0% 100%" style:font-name="Liberation Serif1" officeooo:rsid="06ef6ab3"/>
    </style:style>
    <style:style style:name="T1037" style:family="text">
      <style:text-properties style:text-position="0% 100%" style:font-name="Liberation Serif1" officeooo:rsid="06efdc05"/>
    </style:style>
    <style:style style:name="T1038" style:family="text">
      <style:text-properties style:text-position="0% 100%" style:font-name="Liberation Serif1" officeooo:rsid="06f13b88"/>
    </style:style>
    <style:style style:name="T1039" style:family="text">
      <style:text-properties style:text-position="0% 100%" style:font-name="Liberation Serif1" officeooo:rsid="06f3163c"/>
    </style:style>
    <style:style style:name="T1040" style:family="text">
      <style:text-properties style:text-position="0% 100%" style:font-name="Liberation Serif1" officeooo:rsid="06f3262b"/>
    </style:style>
    <style:style style:name="T1041" style:family="text">
      <style:text-properties style:text-position="0% 100%" style:font-name="Liberation Serif1" officeooo:rsid="06f41828"/>
    </style:style>
    <style:style style:name="T1042" style:family="text">
      <style:text-properties style:text-position="0% 100%" style:font-name="Liberation Serif1" officeooo:rsid="06f471a3"/>
    </style:style>
    <style:style style:name="T1043" style:family="text">
      <style:text-properties style:text-position="0% 100%" style:font-name="Liberation Serif1" officeooo:rsid="06f607b7"/>
    </style:style>
    <style:style style:name="T1044" style:family="text">
      <style:text-properties style:text-position="0% 100%" style:font-name="Liberation Serif1" officeooo:rsid="06f7bb45"/>
    </style:style>
    <style:style style:name="T1045" style:family="text">
      <style:text-properties style:text-position="0% 100%" style:font-name="Liberation Serif1" officeooo:rsid="06f8d692"/>
    </style:style>
    <style:style style:name="T1046" style:family="text">
      <style:text-properties style:text-position="0% 100%" style:font-name="Liberation Serif1" officeooo:rsid="06f95436"/>
    </style:style>
    <style:style style:name="T1047" style:family="text">
      <style:text-properties style:text-position="0% 100%" style:font-name="Liberation Serif1" officeooo:rsid="06fa0717"/>
    </style:style>
    <style:style style:name="T1048" style:family="text">
      <style:text-properties style:text-position="0% 100%" style:font-name="Liberation Serif1" officeooo:rsid="06fad612"/>
    </style:style>
    <style:style style:name="T1049" style:family="text">
      <style:text-properties style:text-position="0% 100%" style:font-name="Liberation Serif1" officeooo:rsid="06fbe0e1"/>
    </style:style>
    <style:style style:name="T1050" style:family="text">
      <style:text-properties style:text-position="0% 100%" style:font-name="Liberation Serif1" officeooo:rsid="06fc8fe7"/>
    </style:style>
    <style:style style:name="T1051" style:family="text">
      <style:text-properties style:text-position="0% 100%" style:font-name="Liberation Serif1" officeooo:rsid="06fd18b2"/>
    </style:style>
    <style:style style:name="T1052" style:family="text">
      <style:text-properties style:text-position="0% 100%" style:font-name="Liberation Serif1" officeooo:rsid="06ffb299"/>
    </style:style>
    <style:style style:name="T1053" style:family="text">
      <style:text-properties style:text-position="0% 100%" style:font-name="Liberation Serif1" officeooo:rsid="073a1796"/>
    </style:style>
    <style:style style:name="T1054" style:family="text">
      <style:text-properties style:text-position="0% 100%" officeooo:rsid="11029618"/>
    </style:style>
    <style:style style:name="T1055" style:family="text">
      <style:text-properties style:text-position="0% 100%" officeooo:rsid="1104505c"/>
    </style:style>
    <style:style style:name="T1056" style:family="text">
      <style:text-properties style:text-position="0% 100%" officeooo:rsid="11051423"/>
    </style:style>
    <style:style style:name="T1057" style:family="text">
      <style:text-properties style:text-position="0% 100%" officeooo:rsid="11054436"/>
    </style:style>
    <style:style style:name="T1058" style:family="text">
      <style:text-properties style:text-position="0% 100%" officeooo:rsid="11060912"/>
    </style:style>
    <style:style style:name="T1059" style:family="text">
      <style:text-properties style:text-position="0% 100%" officeooo:rsid="11070952"/>
    </style:style>
    <style:style style:name="T1060" style:family="text">
      <style:text-properties style:text-position="0% 100%" officeooo:rsid="1107e65f"/>
    </style:style>
    <style:style style:name="T1061" style:family="text">
      <style:text-properties style:text-position="0% 100%" officeooo:rsid="11091fdb"/>
    </style:style>
    <style:style style:name="T1062" style:family="text">
      <style:text-properties style:text-position="0% 100%" officeooo:rsid="110a7db7"/>
    </style:style>
    <style:style style:name="T1063" style:family="text">
      <style:text-properties style:text-position="0% 100%" officeooo:rsid="110b97e2"/>
    </style:style>
    <style:style style:name="T1064" style:family="text">
      <style:text-properties style:text-position="0% 100%" officeooo:rsid="110cab5d"/>
    </style:style>
    <style:style style:name="T1065" style:family="text">
      <style:text-properties style:text-position="0% 100%" officeooo:rsid="110d1b3d"/>
    </style:style>
    <style:style style:name="T1066" style:family="text">
      <style:text-properties style:text-position="0% 100%" officeooo:rsid="110e9a02"/>
    </style:style>
    <style:style style:name="T1067" style:family="text">
      <style:text-properties style:text-position="0% 100%" officeooo:rsid="110eb12e"/>
    </style:style>
    <style:style style:name="T1068" style:family="text">
      <style:text-properties style:text-position="0% 100%" officeooo:rsid="110fb595"/>
    </style:style>
    <style:style style:name="T1069" style:family="text">
      <style:text-properties style:text-position="0% 100%" officeooo:rsid="11116b68"/>
    </style:style>
    <style:style style:name="T1070" style:family="text">
      <style:text-properties style:text-position="0% 100%" officeooo:rsid="1112ddd2"/>
    </style:style>
    <style:style style:name="T1071" style:family="text">
      <style:text-properties style:text-position="0% 100%" officeooo:rsid="11149b3f"/>
    </style:style>
    <style:style style:name="T1072" style:family="text">
      <style:text-properties style:text-position="0% 100%" officeooo:rsid="11157d9e"/>
    </style:style>
    <style:style style:name="T1073" style:family="text">
      <style:text-properties style:text-position="0% 100%" officeooo:rsid="11173b62"/>
    </style:style>
    <style:style style:name="T1074" style:family="text">
      <style:text-properties style:text-position="0% 100%" officeooo:rsid="11194a71"/>
    </style:style>
    <style:style style:name="T1075" style:family="text">
      <style:text-properties style:text-position="0% 100%" officeooo:rsid="111add45"/>
    </style:style>
    <style:style style:name="T1076" style:family="text">
      <style:text-properties style:text-position="0% 100%" officeooo:rsid="111cbd63"/>
    </style:style>
    <style:style style:name="T1077" style:family="text">
      <style:text-properties style:text-position="0% 100%" officeooo:rsid="111ea416"/>
    </style:style>
    <style:style style:name="T1078" style:family="text">
      <style:text-properties style:text-position="0% 100%" officeooo:rsid="11202a3b"/>
    </style:style>
    <style:style style:name="T1079" style:family="text">
      <style:text-properties style:text-position="0% 100%" officeooo:rsid="1120a692"/>
    </style:style>
    <style:style style:name="T1080" style:family="text">
      <style:text-properties style:text-position="0% 100%" officeooo:rsid="1121791d"/>
    </style:style>
    <style:style style:name="T1081" style:family="text">
      <style:text-properties style:text-position="0% 100%" officeooo:rsid="11243920"/>
    </style:style>
    <style:style style:name="T1082" style:family="text">
      <style:text-properties style:text-position="0% 100%" officeooo:rsid="1124e400"/>
    </style:style>
    <style:style style:name="T1083" style:family="text">
      <style:text-properties style:text-position="0% 100%" officeooo:rsid="1125d11c"/>
    </style:style>
    <style:style style:name="T1084" style:family="text">
      <style:text-properties style:text-position="0% 100%" officeooo:rsid="1127bcea"/>
    </style:style>
    <style:style style:name="T1085" style:family="text">
      <style:text-properties style:text-position="0% 100%" officeooo:rsid="11286bab"/>
    </style:style>
    <style:style style:name="T1086" style:family="text">
      <style:text-properties style:text-position="0% 100%" officeooo:rsid="1128b0ca"/>
    </style:style>
    <style:style style:name="T1087" style:family="text">
      <style:text-properties style:text-position="0% 100%" officeooo:rsid="112a0b64"/>
    </style:style>
    <style:style style:name="T1088" style:family="text">
      <style:text-properties style:text-position="0% 100%" officeooo:rsid="112bc5e1"/>
    </style:style>
    <style:style style:name="T1089" style:family="text">
      <style:text-properties style:text-position="0% 100%" officeooo:rsid="112d7fc2"/>
    </style:style>
    <style:style style:name="T1090" style:family="text">
      <style:text-properties style:text-position="0% 100%" officeooo:rsid="112e31cf"/>
    </style:style>
    <style:style style:name="T1091" style:family="text">
      <style:text-properties style:text-position="0% 100%" officeooo:rsid="11302608"/>
    </style:style>
    <style:style style:name="T1092" style:family="text">
      <style:text-properties style:text-position="0% 100%" officeooo:rsid="11321ed0"/>
    </style:style>
    <style:style style:name="T1093" style:family="text">
      <style:text-properties style:text-position="0% 100%" officeooo:rsid="1134171c"/>
    </style:style>
    <style:style style:name="T1094" style:family="text">
      <style:text-properties style:text-position="0% 100%" officeooo:rsid="11352591"/>
    </style:style>
    <style:style style:name="T1095" style:family="text">
      <style:text-properties style:text-position="0% 100%" officeooo:rsid="11363fa5"/>
    </style:style>
    <style:style style:name="T1096" style:family="text">
      <style:text-properties style:text-position="0% 100%" officeooo:rsid="1137e449"/>
    </style:style>
    <style:style style:name="T1097" style:family="text">
      <style:text-properties style:text-position="0% 100%" officeooo:rsid="11390de9"/>
    </style:style>
    <style:style style:name="T1098" style:family="text">
      <style:text-properties style:text-position="0% 100%" officeooo:rsid="11392db6"/>
    </style:style>
    <style:style style:name="T1099" style:family="text">
      <style:text-properties style:text-position="0% 100%" officeooo:rsid="1139fa4e"/>
    </style:style>
    <style:style style:name="T1100" style:family="text">
      <style:text-properties style:text-position="0% 100%" officeooo:rsid="113a8d57"/>
    </style:style>
    <style:style style:name="T1101" style:family="text">
      <style:text-properties style:text-position="0% 100%" officeooo:rsid="113b2d12"/>
    </style:style>
    <style:style style:name="T1102" style:family="text">
      <style:text-properties style:text-position="0% 100%" officeooo:rsid="113d16d3"/>
    </style:style>
    <style:style style:name="T1103" style:family="text">
      <style:text-properties style:text-position="0% 100%" officeooo:rsid="113e57f4"/>
    </style:style>
    <style:style style:name="T1104" style:family="text">
      <style:text-properties style:text-position="0% 100%" officeooo:rsid="113fec8d"/>
    </style:style>
    <style:style style:name="T1105" style:family="text">
      <style:text-properties style:text-position="0% 100%" officeooo:rsid="114165bc"/>
    </style:style>
    <style:style style:name="T1106" style:family="text">
      <style:text-properties style:text-position="0% 100%" officeooo:rsid="11420f5f"/>
    </style:style>
    <style:style style:name="T1107" style:family="text">
      <style:text-properties style:text-position="0% 100%" officeooo:rsid="114397bb"/>
    </style:style>
    <style:style style:name="T1108" style:family="text">
      <style:text-properties style:text-position="0% 100%" officeooo:rsid="114577ec"/>
    </style:style>
    <style:style style:name="T1109" style:family="text">
      <style:text-properties style:text-position="0% 100%" officeooo:rsid="1145e7cc"/>
    </style:style>
    <style:style style:name="T1110" style:family="text">
      <style:text-properties style:text-position="0% 100%" officeooo:rsid="114608fc"/>
    </style:style>
    <style:style style:name="T1111" style:family="text">
      <style:text-properties style:text-position="0% 100%" officeooo:rsid="1146810b"/>
    </style:style>
    <style:style style:name="T1112" style:family="text">
      <style:text-properties style:text-position="0% 100%" officeooo:rsid="1148191d"/>
    </style:style>
    <style:style style:name="T1113" style:family="text">
      <style:text-properties style:text-position="0% 100%" officeooo:rsid="1148731e"/>
    </style:style>
    <style:style style:name="T1114" style:family="text">
      <style:text-properties style:text-position="0% 100%" officeooo:rsid="1149dc21"/>
    </style:style>
    <style:style style:name="T1115" style:family="text">
      <style:text-properties style:text-position="0% 100%" officeooo:rsid="114bbf6f"/>
    </style:style>
    <style:style style:name="T1116" style:family="text">
      <style:text-properties style:text-position="0% 100%" officeooo:rsid="114d7a80"/>
    </style:style>
    <style:style style:name="T1117" style:family="text">
      <style:text-properties style:text-position="0% 100%" officeooo:rsid="114e6250"/>
    </style:style>
    <style:style style:name="T1118" style:family="text">
      <style:text-properties style:text-position="0% 100%" officeooo:rsid="1152c2aa"/>
    </style:style>
    <style:style style:name="T1119" style:family="text">
      <style:text-properties style:text-position="0% 100%" officeooo:rsid="11533c41"/>
    </style:style>
    <style:style style:name="T1120" style:family="text">
      <style:text-properties style:text-position="0% 100%" officeooo:rsid="1154ede8"/>
    </style:style>
    <style:style style:name="T1121" style:family="text">
      <style:text-properties style:text-position="0% 100%" officeooo:rsid="11566b4a"/>
    </style:style>
    <style:style style:name="T1122" style:family="text">
      <style:text-properties style:text-position="0% 100%" officeooo:rsid="11581b95"/>
    </style:style>
    <style:style style:name="T1123" style:family="text">
      <style:text-properties style:text-position="0% 100%" officeooo:rsid="1159d76a"/>
    </style:style>
    <style:style style:name="T1124" style:family="text">
      <style:text-properties style:text-position="0% 100%" officeooo:rsid="115b6e42"/>
    </style:style>
    <style:style style:name="T1125" style:family="text">
      <style:text-properties style:text-position="0% 100%" officeooo:rsid="115e1a13"/>
    </style:style>
    <style:style style:name="T1126" style:family="text">
      <style:text-properties style:text-position="0% 100%" officeooo:rsid="115fae3e"/>
    </style:style>
    <style:style style:name="T1127" style:family="text">
      <style:text-properties style:text-position="0% 100%" officeooo:rsid="115fb3b6"/>
    </style:style>
    <style:style style:name="T1128" style:family="text">
      <style:text-properties style:text-position="0% 100%" officeooo:rsid="1160dbcb"/>
    </style:style>
    <style:style style:name="T1129" style:family="text">
      <style:text-properties style:text-position="0% 100%" officeooo:rsid="116234a8"/>
    </style:style>
    <style:style style:name="T1130" style:family="text">
      <style:text-properties style:text-position="0% 100%" officeooo:rsid="1162d8d0"/>
    </style:style>
    <style:style style:name="T1131" style:family="text">
      <style:text-properties style:text-position="0% 100%" officeooo:rsid="1164a990"/>
    </style:style>
    <style:style style:name="T1132" style:family="text">
      <style:text-properties style:text-position="0% 100%" officeooo:rsid="1164d4db"/>
    </style:style>
    <style:style style:name="T1133" style:family="text">
      <style:text-properties style:text-position="0% 100%" officeooo:rsid="11664e88"/>
    </style:style>
    <style:style style:name="T1134" style:family="text">
      <style:text-properties style:text-position="0% 100%" officeooo:rsid="1167a95a"/>
    </style:style>
    <style:style style:name="T1135" style:family="text">
      <style:text-properties style:text-position="0% 100%" officeooo:rsid="1168f664"/>
    </style:style>
    <style:style style:name="T1136" style:family="text">
      <style:text-properties officeooo:rsid="034652c9"/>
    </style:style>
    <style:style style:name="T1137" style:family="text">
      <style:text-properties officeooo:rsid="03483b58"/>
    </style:style>
    <style:style style:name="T1138" style:family="text">
      <style:text-properties officeooo:rsid="034be8d4"/>
    </style:style>
    <style:style style:name="T1139" style:family="text">
      <style:text-properties officeooo:rsid="034cde68"/>
    </style:style>
    <style:style style:name="T1140" style:family="text">
      <style:text-properties officeooo:rsid="034eec9e"/>
    </style:style>
    <style:style style:name="T1141" style:family="text">
      <style:text-properties officeooo:rsid="034f2a10"/>
    </style:style>
    <style:style style:name="T1142" style:family="text">
      <style:text-properties officeooo:rsid="034f538c"/>
    </style:style>
    <style:style style:name="T1143" style:family="text">
      <style:text-properties officeooo:rsid="034fbbf3"/>
    </style:style>
    <style:style style:name="T1144" style:family="text">
      <style:text-properties officeooo:rsid="035134fa"/>
    </style:style>
    <style:style style:name="T1145" style:family="text">
      <style:text-properties officeooo:rsid="0357f60c"/>
    </style:style>
    <style:style style:name="T1146" style:family="text">
      <style:text-properties officeooo:rsid="0359230b"/>
    </style:style>
    <style:style style:name="T1147" style:family="text">
      <style:text-properties officeooo:rsid="03595d21"/>
    </style:style>
    <style:style style:name="T1148" style:family="text">
      <style:text-properties officeooo:rsid="035992e7"/>
    </style:style>
    <style:style style:name="T1149" style:family="text">
      <style:text-properties officeooo:rsid="035b1908"/>
    </style:style>
    <style:style style:name="T1150" style:family="text">
      <style:text-properties officeooo:rsid="035eb01d"/>
    </style:style>
    <style:style style:name="T1151" style:family="text">
      <style:text-properties officeooo:rsid="035f6d65"/>
    </style:style>
    <style:style style:name="T1152" style:family="text">
      <style:text-properties officeooo:rsid="03612f9b"/>
    </style:style>
    <style:style style:name="T1153" style:family="text">
      <style:text-properties officeooo:rsid="0361bfeb"/>
    </style:style>
    <style:style style:name="T1154" style:family="text">
      <style:text-properties officeooo:rsid="0367a1e9"/>
    </style:style>
    <style:style style:name="T1155" style:family="text">
      <style:text-properties officeooo:rsid="0369303e"/>
    </style:style>
    <style:style style:name="T1156" style:family="text">
      <style:text-properties officeooo:rsid="036a3fe7"/>
    </style:style>
    <style:style style:name="T1157" style:family="text">
      <style:text-properties officeooo:rsid="036b428e"/>
    </style:style>
    <style:style style:name="T1158" style:family="text">
      <style:text-properties officeooo:rsid="036bd4c5"/>
    </style:style>
    <style:style style:name="T1159" style:family="text">
      <style:text-properties officeooo:rsid="036c53cb"/>
    </style:style>
    <style:style style:name="T1160" style:family="text">
      <style:text-properties officeooo:rsid="038084f8"/>
    </style:style>
    <style:style style:name="T1161" style:family="text">
      <style:text-properties officeooo:rsid="03848413"/>
    </style:style>
    <style:style style:name="T1162" style:family="text">
      <style:text-properties officeooo:rsid="038c6041"/>
    </style:style>
    <style:style style:name="T1163" style:family="text">
      <style:text-properties officeooo:rsid="03962d27"/>
    </style:style>
    <style:style style:name="T1164" style:family="text">
      <style:text-properties officeooo:rsid="0396d0fc"/>
    </style:style>
    <style:style style:name="T1165" style:family="text">
      <style:text-properties officeooo:rsid="03980e34"/>
    </style:style>
    <style:style style:name="T1166" style:family="text">
      <style:text-properties officeooo:rsid="039a3595"/>
    </style:style>
    <style:style style:name="T1167" style:family="text">
      <style:text-properties officeooo:rsid="03bd94ee"/>
    </style:style>
    <style:style style:name="T1168" style:family="text">
      <style:text-properties officeooo:rsid="03c09961"/>
    </style:style>
    <style:style style:name="T1169" style:family="text">
      <style:text-properties officeooo:rsid="03c17397"/>
    </style:style>
    <style:style style:name="T1170" style:family="text">
      <style:text-properties officeooo:rsid="03c3d23c"/>
    </style:style>
    <style:style style:name="T1171" style:family="text">
      <style:text-properties officeooo:rsid="03c6e892"/>
    </style:style>
    <style:style style:name="T1172" style:family="text">
      <style:text-properties officeooo:rsid="03d2ab13"/>
    </style:style>
    <style:style style:name="T1173" style:family="text">
      <style:text-properties officeooo:rsid="03d4374a"/>
    </style:style>
    <style:style style:name="T1174" style:family="text">
      <style:text-properties officeooo:rsid="03d5efff"/>
    </style:style>
    <style:style style:name="T1175" style:family="text">
      <style:text-properties officeooo:rsid="03d79fe5"/>
    </style:style>
    <style:style style:name="T1176" style:family="text">
      <style:text-properties officeooo:rsid="03d971a8"/>
    </style:style>
    <style:style style:name="T1177" style:family="text">
      <style:text-properties officeooo:rsid="03e14bdb"/>
    </style:style>
    <style:style style:name="T1178" style:family="text">
      <style:text-properties officeooo:rsid="03e2fa00"/>
    </style:style>
    <style:style style:name="T1179" style:family="text">
      <style:text-properties officeooo:rsid="03e4cbfe"/>
    </style:style>
    <style:style style:name="T1180" style:family="text">
      <style:text-properties officeooo:rsid="03ec2232"/>
    </style:style>
    <style:style style:name="T1181" style:family="text">
      <style:text-properties officeooo:rsid="03ec41ae"/>
    </style:style>
    <style:style style:name="T1182" style:family="text">
      <style:text-properties officeooo:rsid="03ef3e45"/>
    </style:style>
    <style:style style:name="T1183" style:family="text">
      <style:text-properties officeooo:rsid="03f45b8c"/>
    </style:style>
    <style:style style:name="T1184" style:family="text">
      <style:text-properties officeooo:rsid="0402ef49"/>
    </style:style>
    <style:style style:name="T1185" style:family="text">
      <style:text-properties officeooo:rsid="04054cf0"/>
    </style:style>
    <style:style style:name="T1186" style:family="text">
      <style:text-properties officeooo:rsid="040e86ef"/>
    </style:style>
    <style:style style:name="T1187" style:family="text">
      <style:text-properties officeooo:rsid="04101f5f"/>
    </style:style>
    <style:style style:name="T1188" style:family="text">
      <style:text-properties officeooo:rsid="0410246e"/>
    </style:style>
    <style:style style:name="T1189" style:family="text">
      <style:text-properties officeooo:rsid="04123990"/>
    </style:style>
    <style:style style:name="T1190" style:family="text">
      <style:text-properties officeooo:rsid="0412785f"/>
    </style:style>
    <style:style style:name="T1191" style:family="text">
      <style:text-properties officeooo:rsid="0413896f"/>
    </style:style>
    <style:style style:name="T1192" style:family="text">
      <style:text-properties officeooo:rsid="04151d71"/>
    </style:style>
    <style:style style:name="T1193" style:family="text">
      <style:text-properties officeooo:rsid="0415532c"/>
    </style:style>
    <style:style style:name="T1194" style:family="text">
      <style:text-properties officeooo:rsid="0415e672"/>
    </style:style>
    <style:style style:name="T1195" style:family="text">
      <style:text-properties officeooo:rsid="0417e312"/>
    </style:style>
    <style:style style:name="T1196" style:family="text">
      <style:text-properties officeooo:rsid="041899ac"/>
    </style:style>
    <style:style style:name="T1197" style:family="text">
      <style:text-properties officeooo:rsid="041a472b"/>
    </style:style>
    <style:style style:name="T1198" style:family="text">
      <style:text-properties officeooo:rsid="041c97a5"/>
    </style:style>
    <style:style style:name="T1199" style:family="text">
      <style:text-properties officeooo:rsid="041e1e64"/>
    </style:style>
    <style:style style:name="T1200" style:family="text">
      <style:text-properties officeooo:rsid="0421a646"/>
    </style:style>
    <style:style style:name="T1201" style:family="text">
      <style:text-properties officeooo:rsid="0422619a"/>
    </style:style>
    <style:style style:name="T1202" style:family="text">
      <style:text-properties officeooo:rsid="043213f8"/>
    </style:style>
    <style:style style:name="T1203" style:family="text">
      <style:text-properties officeooo:rsid="043297dd"/>
    </style:style>
    <style:style style:name="T1204" style:family="text">
      <style:text-properties officeooo:rsid="04329c6c"/>
    </style:style>
    <style:style style:name="T1205" style:family="text">
      <style:text-properties officeooo:rsid="04342d68"/>
    </style:style>
    <style:style style:name="T1206" style:family="text">
      <style:text-properties officeooo:rsid="04388b4b"/>
    </style:style>
    <style:style style:name="T1207" style:family="text">
      <style:text-properties officeooo:rsid="04395a63"/>
    </style:style>
    <style:style style:name="T1208" style:family="text">
      <style:text-properties officeooo:rsid="043c60f3"/>
    </style:style>
    <style:style style:name="T1209" style:family="text">
      <style:text-properties officeooo:rsid="0448f389"/>
    </style:style>
    <style:style style:name="T1210" style:family="text">
      <style:text-properties officeooo:rsid="044acda9"/>
    </style:style>
    <style:style style:name="T1211" style:family="text">
      <style:text-properties officeooo:rsid="044ad065"/>
    </style:style>
    <style:style style:name="T1212" style:family="text">
      <style:text-properties officeooo:rsid="044c8933"/>
    </style:style>
    <style:style style:name="T1213" style:family="text">
      <style:text-properties officeooo:rsid="0450d767"/>
    </style:style>
    <style:style style:name="T1214" style:family="text">
      <style:text-properties officeooo:rsid="04542831"/>
    </style:style>
    <style:style style:name="T1215" style:family="text">
      <style:text-properties officeooo:rsid="0455d2ed"/>
    </style:style>
    <style:style style:name="T1216" style:family="text">
      <style:text-properties officeooo:rsid="045aec61"/>
    </style:style>
    <style:style style:name="T1217" style:family="text">
      <style:text-properties officeooo:rsid="04604fee"/>
    </style:style>
    <style:style style:name="T1218" style:family="text">
      <style:text-properties fo:font-variant="normal" fo:text-transform="none"/>
    </style:style>
    <style:style style:name="T1219" style:family="text">
      <style:text-properties fo:font-variant="normal" fo:text-transform="none" officeooo:rsid="0466e4ca"/>
    </style:style>
    <style:style style:name="T1220" style:family="text">
      <style:text-properties fo:font-variant="normal" fo:text-transform="none" officeooo:rsid="0468257d"/>
    </style:style>
    <style:style style:name="T1221" style:family="text">
      <style:text-properties fo:font-variant="normal" fo:text-transform="none" officeooo:rsid="0468c12d"/>
    </style:style>
    <style:style style:name="T1222" style:family="text">
      <style:text-properties fo:font-variant="normal" fo:text-transform="none" fo:font-style="italic" officeooo:rsid="0468c12d" style:font-style-asian="italic" style:font-style-complex="italic"/>
    </style:style>
    <style:style style:name="T1223" style:family="text">
      <style:text-properties fo:font-variant="normal" fo:text-transform="none" officeooo:rsid="0469c7bc"/>
    </style:style>
    <style:style style:name="T1224" style:family="text">
      <style:text-properties fo:font-variant="normal" fo:text-transform="none" officeooo:rsid="046a5f82"/>
    </style:style>
    <style:style style:name="T1225" style:family="text">
      <style:text-properties fo:font-variant="normal" fo:text-transform="none" officeooo:rsid="046b4c00"/>
    </style:style>
    <style:style style:name="T1226" style:family="text">
      <style:text-properties fo:font-variant="normal" fo:text-transform="none" officeooo:rsid="046d1df1"/>
    </style:style>
    <style:style style:name="T1227" style:family="text">
      <style:text-properties fo:font-variant="normal" fo:text-transform="none" officeooo:rsid="046f8d76"/>
    </style:style>
    <style:style style:name="T1228" style:family="text">
      <style:text-properties fo:font-variant="normal" fo:text-transform="none" officeooo:rsid="04707d16"/>
    </style:style>
    <style:style style:name="T1229" style:family="text">
      <style:text-properties fo:font-variant="normal" fo:text-transform="none" officeooo:rsid="04716461"/>
    </style:style>
    <style:style style:name="T1230" style:family="text">
      <style:text-properties fo:font-variant="normal" fo:text-transform="none" officeooo:rsid="04734696"/>
    </style:style>
    <style:style style:name="T1231" style:family="text">
      <style:text-properties fo:font-variant="normal" fo:text-transform="none" officeooo:rsid="0474b7f5"/>
    </style:style>
    <style:style style:name="T1232" style:family="text">
      <style:text-properties fo:font-variant="normal" fo:text-transform="none" officeooo:rsid="0476b616"/>
    </style:style>
    <style:style style:name="T1233" style:family="text">
      <style:text-properties fo:font-variant="normal" fo:text-transform="none" officeooo:rsid="04787405"/>
    </style:style>
    <style:style style:name="T1234" style:family="text">
      <style:text-properties fo:font-variant="normal" fo:text-transform="none" officeooo:rsid="0019f43d"/>
    </style:style>
    <style:style style:name="T1235" style:family="text">
      <style:text-properties fo:font-variant="normal" fo:text-transform="none" officeooo:rsid="047900c3"/>
    </style:style>
    <style:style style:name="T1236" style:family="text">
      <style:text-properties fo:font-variant="normal" fo:text-transform="none" officeooo:rsid="0479f5d8"/>
    </style:style>
    <style:style style:name="T1237" style:family="text">
      <style:text-properties fo:font-variant="normal" fo:text-transform="none" officeooo:rsid="047af956"/>
    </style:style>
    <style:style style:name="T1238" style:family="text">
      <style:text-properties fo:font-variant="normal" fo:text-transform="none" officeooo:rsid="047bb2fd"/>
    </style:style>
    <style:style style:name="T1239" style:family="text">
      <style:text-properties fo:font-variant="normal" fo:text-transform="none" officeooo:rsid="047d1794"/>
    </style:style>
    <style:style style:name="T1240" style:family="text">
      <style:text-properties fo:font-variant="normal" fo:text-transform="none" officeooo:rsid="047e708e"/>
    </style:style>
    <style:style style:name="T1241" style:family="text">
      <style:text-properties fo:font-variant="normal" fo:text-transform="none" officeooo:rsid="047e70c7"/>
    </style:style>
    <style:style style:name="T1242" style:family="text">
      <style:text-properties fo:font-variant="normal" fo:text-transform="none" officeooo:rsid="047fba77"/>
    </style:style>
    <style:style style:name="T1243" style:family="text">
      <style:text-properties fo:font-variant="normal" fo:text-transform="none" officeooo:rsid="0480f3c5"/>
    </style:style>
    <style:style style:name="T1244" style:family="text">
      <style:text-properties fo:font-variant="normal" fo:text-transform="none" officeooo:rsid="04823726"/>
    </style:style>
    <style:style style:name="T1245" style:family="text">
      <style:text-properties fo:font-variant="normal" fo:text-transform="none" officeooo:rsid="04824fb9"/>
    </style:style>
    <style:style style:name="T1246" style:family="text">
      <style:text-properties fo:font-variant="normal" fo:text-transform="none" officeooo:rsid="0482777f"/>
    </style:style>
    <style:style style:name="T1247" style:family="text">
      <style:text-properties fo:font-variant="normal" fo:text-transform="none" officeooo:rsid="048301d2"/>
    </style:style>
    <style:style style:name="T1248" style:family="text">
      <style:text-properties fo:font-variant="normal" fo:text-transform="none" officeooo:rsid="0484c5a0"/>
    </style:style>
    <style:style style:name="T1249" style:family="text">
      <style:text-properties fo:font-variant="normal" fo:text-transform="none" officeooo:rsid="04865053"/>
    </style:style>
    <style:style style:name="T1250" style:family="text">
      <style:text-properties fo:font-variant="normal" fo:text-transform="none" officeooo:rsid="04871d5c"/>
    </style:style>
    <style:style style:name="T1251" style:family="text">
      <style:text-properties fo:font-variant="normal" fo:text-transform="none" officeooo:rsid="04878bb0"/>
    </style:style>
    <style:style style:name="T1252" style:family="text">
      <style:text-properties fo:font-variant="normal" fo:text-transform="none" officeooo:rsid="0487d5da"/>
    </style:style>
    <style:style style:name="T1253" style:family="text">
      <style:text-properties fo:font-variant="normal" fo:text-transform="none" officeooo:rsid="048871f3"/>
    </style:style>
    <style:style style:name="T1254" style:family="text">
      <style:text-properties fo:font-variant="normal" fo:text-transform="none" officeooo:rsid="04898ed4"/>
    </style:style>
    <style:style style:name="T1255" style:family="text">
      <style:text-properties fo:font-variant="normal" fo:text-transform="none" officeooo:rsid="048b2a09"/>
    </style:style>
    <style:style style:name="T1256" style:family="text">
      <style:text-properties fo:font-variant="normal" fo:text-transform="none" officeooo:rsid="048c446a"/>
    </style:style>
    <style:style style:name="T1257" style:family="text">
      <style:text-properties fo:font-variant="normal" fo:text-transform="none" officeooo:rsid="048dad18"/>
    </style:style>
    <style:style style:name="T1258" style:family="text">
      <style:text-properties fo:font-variant="normal" fo:text-transform="none" officeooo:rsid="048f9228"/>
    </style:style>
    <style:style style:name="T1259" style:family="text">
      <style:text-properties fo:font-variant="normal" fo:text-transform="none" officeooo:rsid="0490c03c"/>
    </style:style>
    <style:style style:name="T1260" style:family="text">
      <style:text-properties fo:font-variant="normal" fo:text-transform="none" officeooo:rsid="04920d36"/>
    </style:style>
    <style:style style:name="T1261" style:family="text">
      <style:text-properties fo:font-variant="normal" fo:text-transform="none" officeooo:rsid="04922ad2"/>
    </style:style>
    <style:style style:name="T1262" style:family="text">
      <style:text-properties fo:font-variant="normal" fo:text-transform="none" officeooo:rsid="049301af"/>
    </style:style>
    <style:style style:name="T1263" style:family="text">
      <style:text-properties fo:font-variant="normal" fo:text-transform="none" officeooo:rsid="0494756f"/>
    </style:style>
    <style:style style:name="T1264" style:family="text">
      <style:text-properties fo:font-variant="normal" fo:text-transform="none" officeooo:rsid="04951726"/>
    </style:style>
    <style:style style:name="T1265" style:family="text">
      <style:text-properties fo:font-variant="normal" fo:text-transform="none" officeooo:rsid="049708a9"/>
    </style:style>
    <style:style style:name="T1266" style:family="text">
      <style:text-properties fo:font-variant="normal" fo:text-transform="none" officeooo:rsid="04977e77"/>
    </style:style>
    <style:style style:name="T1267" style:family="text">
      <style:text-properties fo:font-variant="normal" fo:text-transform="none" officeooo:rsid="0498d178"/>
    </style:style>
    <style:style style:name="T1268" style:family="text">
      <style:text-properties fo:font-variant="normal" fo:text-transform="none" officeooo:rsid="04990e29"/>
    </style:style>
    <style:style style:name="T1269" style:family="text">
      <style:text-properties fo:font-variant="normal" fo:text-transform="none" officeooo:rsid="049a2a42"/>
    </style:style>
    <style:style style:name="T1270" style:family="text">
      <style:text-properties fo:font-variant="normal" fo:text-transform="none" officeooo:rsid="049c033e"/>
    </style:style>
    <style:style style:name="T1271" style:family="text">
      <style:text-properties fo:font-variant="normal" fo:text-transform="none" officeooo:rsid="049d342f"/>
    </style:style>
    <style:style style:name="T1272" style:family="text">
      <style:text-properties fo:font-variant="normal" fo:text-transform="none" officeooo:rsid="04a0720e"/>
    </style:style>
    <style:style style:name="T1273" style:family="text">
      <style:text-properties fo:font-variant="normal" fo:text-transform="none" officeooo:rsid="04a1d32b"/>
    </style:style>
    <style:style style:name="T1274" style:family="text">
      <style:text-properties fo:font-variant="normal" fo:text-transform="none" officeooo:rsid="04a3d072"/>
    </style:style>
    <style:style style:name="T1275" style:family="text">
      <style:text-properties fo:font-variant="normal" fo:text-transform="none" officeooo:rsid="04a5424e"/>
    </style:style>
    <style:style style:name="T1276" style:family="text">
      <style:text-properties fo:font-variant="normal" fo:text-transform="none" officeooo:rsid="04a592f5"/>
    </style:style>
    <style:style style:name="T1277" style:family="text">
      <style:text-properties fo:font-variant="normal" fo:text-transform="none" officeooo:rsid="04a5ed3a"/>
    </style:style>
    <style:style style:name="T1278" style:family="text">
      <style:text-properties fo:font-variant="normal" fo:text-transform="none" officeooo:rsid="04a761fe"/>
    </style:style>
    <style:style style:name="T1279" style:family="text">
      <style:text-properties fo:font-variant="normal" fo:text-transform="none" officeooo:rsid="04a8f05d"/>
    </style:style>
    <style:style style:name="T1280" style:family="text">
      <style:text-properties fo:font-variant="normal" fo:text-transform="none" officeooo:rsid="04a92ea8"/>
    </style:style>
    <style:style style:name="T1281" style:family="text">
      <style:text-properties fo:font-variant="normal" fo:text-transform="none" officeooo:rsid="04a946d8"/>
    </style:style>
    <style:style style:name="T1282" style:family="text">
      <style:text-properties fo:font-variant="normal" fo:text-transform="none" officeooo:rsid="04aa49af"/>
    </style:style>
    <style:style style:name="T1283" style:family="text">
      <style:text-properties fo:font-variant="normal" fo:text-transform="none" officeooo:rsid="04abc92d"/>
    </style:style>
    <style:style style:name="T1284" style:family="text">
      <style:text-properties fo:font-variant="normal" fo:text-transform="none" officeooo:rsid="04ad3eeb"/>
    </style:style>
    <style:style style:name="T1285" style:family="text">
      <style:text-properties fo:font-variant="normal" fo:text-transform="none" officeooo:rsid="04aecb45"/>
    </style:style>
    <style:style style:name="T1286" style:family="text">
      <style:text-properties fo:font-variant="normal" fo:text-transform="none" officeooo:rsid="04aff7c2"/>
    </style:style>
    <style:style style:name="T1287" style:family="text">
      <style:text-properties fo:font-variant="normal" fo:text-transform="none" officeooo:rsid="04b1b482"/>
    </style:style>
    <style:style style:name="T1288" style:family="text">
      <style:text-properties fo:font-variant="normal" fo:text-transform="none" officeooo:rsid="04b39256"/>
    </style:style>
    <style:style style:name="T1289" style:family="text">
      <style:text-properties fo:font-variant="normal" fo:text-transform="none" officeooo:rsid="04b5328e"/>
    </style:style>
    <style:style style:name="T1290" style:family="text">
      <style:text-properties fo:font-variant="normal" fo:text-transform="none" officeooo:rsid="04b75055"/>
    </style:style>
    <style:style style:name="T1291" style:family="text">
      <style:text-properties fo:font-variant="normal" fo:text-transform="none" officeooo:rsid="04b8ec9d"/>
    </style:style>
    <style:style style:name="T1292" style:family="text">
      <style:text-properties fo:font-variant="normal" fo:text-transform="none" officeooo:rsid="04ba73da"/>
    </style:style>
    <style:style style:name="T1293" style:family="text">
      <style:text-properties fo:font-variant="normal" fo:text-transform="none" officeooo:rsid="04bc5c25"/>
    </style:style>
    <style:style style:name="T1294" style:family="text">
      <style:text-properties fo:font-variant="normal" fo:text-transform="none" officeooo:rsid="04be0740"/>
    </style:style>
    <style:style style:name="T1295" style:family="text">
      <style:text-properties fo:font-variant="normal" fo:text-transform="none" fo:color="#000000" style:font-name="FreeSerif" fo:font-size="12pt" fo:background-color="#ffffff" loext:char-shading-value="0" style:font-size-asian="12pt" style:font-size-complex="12pt"/>
    </style:style>
    <style:style style:name="T1296" style:family="text">
      <style:text-properties fo:font-variant="normal" fo:text-transform="none" fo:color="#000000" style:font-name="FreeSerif" fo:font-size="12pt" officeooo:rsid="0d9a397d" fo:background-color="#ffffff" loext:char-shading-value="0" style:font-size-asian="12pt" style:font-size-complex="12pt"/>
    </style:style>
    <style:style style:name="T1297" style:family="text">
      <style:text-properties fo:font-variant="normal" fo:text-transform="none" fo:color="#000000" style:font-name="FreeSerif" fo:font-size="12pt" officeooo:rsid="0d9b860c" fo:background-color="#ffffff" loext:char-shading-value="0" style:font-size-asian="12pt" style:font-size-complex="12pt"/>
    </style:style>
    <style:style style:name="T1298" style:family="text">
      <style:text-properties fo:font-variant="normal" fo:text-transform="none" fo:color="#000000" style:font-name="FreeSerif" fo:font-size="12pt" officeooo:rsid="0d9bf396" fo:background-color="#ffffff" loext:char-shading-value="0" style:font-size-asian="12pt" style:font-size-complex="12pt"/>
    </style:style>
    <style:style style:name="T1299" style:family="text">
      <style:text-properties fo:font-variant="normal" fo:text-transform="none" fo:color="#000000" style:font-name="FreeSerif" fo:font-size="12pt" officeooo:rsid="0defdc5a" fo:background-color="#ffffff" loext:char-shading-value="0" style:font-size-asian="12pt" style:font-size-complex="12pt"/>
    </style:style>
    <style:style style:name="T1300" style:family="text">
      <style:text-properties fo:font-variant="normal" fo:text-transform="none" fo:color="#000000" style:font-name="FreeSerif" fo:font-size="12pt" officeooo:rsid="0df0b14d" fo:background-color="#ffffff" loext:char-shading-value="0" style:font-size-asian="12pt" style:font-size-complex="12pt"/>
    </style:style>
    <style:style style:name="T1301" style:family="text">
      <style:text-properties fo:font-variant="normal" fo:text-transform="none" fo:color="#000000" style:font-name="FreeSerif" fo:font-size="12pt" officeooo:rsid="0df18d2b" fo:background-color="#ffffff" loext:char-shading-value="0" style:font-size-asian="12pt" style:font-size-complex="12pt"/>
    </style:style>
    <style:style style:name="T1302" style:family="text">
      <style:text-properties fo:font-variant="normal" fo:text-transform="none" fo:color="#000000" style:font-name="FreeSerif" fo:font-size="12pt" officeooo:rsid="0deeaf1b" fo:background-color="#ffffff" loext:char-shading-value="0" style:font-size-asian="12pt" style:font-size-complex="12pt"/>
    </style:style>
    <style:style style:name="T1303" style:family="text">
      <style:text-properties fo:font-variant="normal" fo:text-transform="none" fo:color="#000000" style:font-name="FreeSerif" fo:font-size="12pt" officeooo:rsid="0df256a1" fo:background-color="#ffffff" loext:char-shading-value="0" style:font-size-asian="12pt" style:font-size-complex="12pt"/>
    </style:style>
    <style:style style:name="T1304" style:family="text">
      <style:text-properties fo:font-variant="normal" fo:text-transform="none" fo:color="#000000" style:font-name="FreeSerif" fo:font-size="12pt" officeooo:rsid="0df2847c" fo:background-color="#ffffff" loext:char-shading-value="0" style:font-size-asian="12pt" style:font-size-complex="12pt"/>
    </style:style>
    <style:style style:name="T1305" style:family="text">
      <style:text-properties fo:font-variant="normal" fo:text-transform="none" fo:color="#000000" style:font-name="FreeSerif" fo:font-size="12pt" officeooo:rsid="0df28821" fo:background-color="#ffffff" loext:char-shading-value="0" style:font-size-asian="12pt" style:font-size-complex="12pt"/>
    </style:style>
    <style:style style:name="T1306" style:family="text">
      <style:text-properties fo:font-variant="normal" fo:text-transform="none" fo:color="#000000" style:font-name="FreeSerif" fo:font-size="12pt" officeooo:rsid="0df2f7b4" fo:background-color="#ffffff" loext:char-shading-value="0" style:font-size-asian="12pt" style:font-size-complex="12pt"/>
    </style:style>
    <style:style style:name="T1307" style:family="text">
      <style:text-properties fo:font-variant="normal" fo:text-transform="none" fo:color="#000000" style:font-name="FreeSerif" fo:font-size="12pt" officeooo:rsid="0df3a5dd" fo:background-color="#ffffff" loext:char-shading-value="0" style:font-size-asian="12pt" style:font-size-complex="12pt"/>
    </style:style>
    <style:style style:name="T1308" style:family="text">
      <style:text-properties fo:font-variant="normal" fo:text-transform="none" fo:color="#000000" style:font-name="FreeSerif" fo:font-size="12pt" officeooo:rsid="0df43022" fo:background-color="#ffffff" loext:char-shading-value="0" style:font-size-asian="12pt" style:font-size-complex="12pt"/>
    </style:style>
    <style:style style:name="T1309" style:family="text">
      <style:text-properties fo:font-variant="normal" fo:text-transform="none" fo:color="#000000" style:font-name="FreeSerif" fo:font-size="12pt" officeooo:rsid="0df50409" fo:background-color="#ffffff" loext:char-shading-value="0" style:font-size-asian="12pt" style:font-size-complex="12pt"/>
    </style:style>
    <style:style style:name="T1310" style:family="text">
      <style:text-properties fo:font-variant="normal" fo:text-transform="none" fo:color="#000000" style:font-name="FreeSerif" fo:font-size="12pt" officeooo:rsid="0df5936a" fo:background-color="#ffffff" loext:char-shading-value="0" style:font-size-asian="12pt" style:font-size-complex="12pt"/>
    </style:style>
    <style:style style:name="T1311" style:family="text">
      <style:text-properties fo:font-variant="normal" fo:text-transform="none" fo:color="#000000" style:font-name="FreeSerif" fo:font-size="12pt" officeooo:rsid="0df75f65" fo:background-color="#ffffff" loext:char-shading-value="0" style:font-size-asian="12pt" style:font-size-complex="12pt"/>
    </style:style>
    <style:style style:name="T1312" style:family="text">
      <style:text-properties fo:font-variant="normal" fo:text-transform="none" fo:color="#000000" style:font-name="FreeSerif" fo:font-size="12pt" officeooo:rsid="0df7bd9a" fo:background-color="#ffffff" loext:char-shading-value="0" style:font-size-asian="12pt" style:font-size-complex="12pt"/>
    </style:style>
    <style:style style:name="T1313" style:family="text">
      <style:text-properties fo:font-variant="normal" fo:text-transform="none" fo:color="#000000" style:font-name="FreeSerif" fo:font-size="12pt" officeooo:rsid="0df95354" fo:background-color="#ffffff" loext:char-shading-value="0" style:font-size-asian="12pt" style:font-size-complex="12pt"/>
    </style:style>
    <style:style style:name="T1314" style:family="text">
      <style:text-properties fo:font-variant="normal" fo:text-transform="none" fo:color="#000000" style:font-name="FreeSerif" fo:font-size="12pt" officeooo:rsid="0dfa38b3" fo:background-color="#ffffff" loext:char-shading-value="0" style:font-size-asian="12pt" style:font-size-complex="12pt"/>
    </style:style>
    <style:style style:name="T1315" style:family="text">
      <style:text-properties fo:font-variant="normal" fo:text-transform="none" fo:color="#000000" style:font-name="FreeSerif" fo:font-size="12pt" officeooo:rsid="0dfc2b7d" fo:background-color="#ffffff" loext:char-shading-value="0" style:font-size-asian="12pt" style:font-size-complex="12pt"/>
    </style:style>
    <style:style style:name="T1316" style:family="text">
      <style:text-properties fo:font-variant="normal" fo:text-transform="none" fo:color="#000000" style:font-name="FreeSerif" fo:font-size="12pt" officeooo:rsid="0019f43d" fo:background-color="#ffffff" loext:char-shading-value="0" style:font-size-asian="12pt" style:font-size-complex="12pt"/>
    </style:style>
    <style:style style:name="T1317" style:family="text">
      <style:text-properties fo:font-variant="normal" fo:text-transform="none" fo:color="#000000" style:font-name="FreeSerif" fo:font-size="12pt" officeooo:rsid="0dfd43b0" fo:background-color="#ffffff" loext:char-shading-value="0" style:font-size-asian="12pt" style:font-size-complex="12pt"/>
    </style:style>
    <style:style style:name="T1318" style:family="text">
      <style:text-properties fo:font-variant="normal" fo:text-transform="none" fo:color="#000000" style:font-name="FreeSerif" fo:font-size="12pt" officeooo:rsid="0dfdbcb4" fo:background-color="#ffffff" loext:char-shading-value="0" style:font-size-asian="12pt" style:font-size-complex="12pt"/>
    </style:style>
    <style:style style:name="T1319" style:family="text">
      <style:text-properties fo:font-variant="normal" fo:text-transform="none" fo:color="#000000" style:font-name="FreeSerif" fo:font-size="12pt" officeooo:rsid="0dff801e" fo:background-color="#ffffff" loext:char-shading-value="0" style:font-size-asian="12pt" style:font-size-complex="12pt"/>
    </style:style>
    <style:style style:name="T1320" style:family="text">
      <style:text-properties fo:font-variant="normal" fo:text-transform="none" fo:color="#000000" style:font-name="FreeSerif" fo:font-size="12pt" officeooo:rsid="0e017abc" fo:background-color="#ffffff" loext:char-shading-value="0" style:font-size-asian="12pt" style:font-size-complex="12pt"/>
    </style:style>
    <style:style style:name="T1321" style:family="text">
      <style:text-properties fo:font-variant="normal" fo:text-transform="none" fo:color="#000000" style:font-name="FreeSerif" fo:font-size="12pt" officeooo:rsid="0e024696" fo:background-color="#ffffff" loext:char-shading-value="0" style:font-size-asian="12pt" style:font-size-complex="12pt"/>
    </style:style>
    <style:style style:name="T1322" style:family="text">
      <style:text-properties fo:font-variant="normal" fo:text-transform="none" fo:color="#000000" style:font-name="FreeSerif" fo:font-size="12pt" officeooo:rsid="0e0329d6" fo:background-color="#ffffff" loext:char-shading-value="0" style:font-size-asian="12pt" style:font-size-complex="12pt"/>
    </style:style>
    <style:style style:name="T1323" style:family="text">
      <style:text-properties fo:font-variant="normal" fo:text-transform="none" fo:color="#000000" style:font-name="FreeSerif" fo:font-size="12pt" officeooo:rsid="0e03504f" fo:background-color="#ffffff" loext:char-shading-value="0" style:font-size-asian="12pt" style:font-size-complex="12pt"/>
    </style:style>
    <style:style style:name="T1324" style:family="text">
      <style:text-properties fo:font-variant="normal" fo:text-transform="none" fo:color="#000000" style:font-name="FreeSerif" fo:font-size="12pt" officeooo:rsid="0e04b0d0" fo:background-color="#ffffff" loext:char-shading-value="0" style:font-size-asian="12pt" style:font-size-complex="12pt"/>
    </style:style>
    <style:style style:name="T1325" style:family="text">
      <style:text-properties fo:font-variant="normal" fo:text-transform="none" fo:color="#000000" style:font-name="FreeSerif" fo:font-size="12pt" officeooo:rsid="0e04f3f3" fo:background-color="#ffffff" loext:char-shading-value="0" style:font-size-asian="12pt" style:font-size-complex="12pt"/>
    </style:style>
    <style:style style:name="T1326" style:family="text">
      <style:text-properties fo:font-variant="normal" fo:text-transform="none" fo:color="#000000" style:font-name="FreeSerif" fo:font-size="12pt" fo:font-style="italic" fo:background-color="#ffffff" loext:char-shading-value="0" style:font-size-asian="12pt" style:font-style-asian="italic" style:font-size-complex="12pt" style:font-style-complex="italic"/>
    </style:style>
    <style:style style:name="T1327" style:family="text">
      <style:text-properties fo:font-variant="normal" fo:text-transform="none" fo:color="#000000" style:font-name="FreeSerif" fo:font-size="12pt" fo:font-style="italic" officeooo:rsid="0d9bf396" fo:background-color="#ffffff" loext:char-shading-value="0" style:font-size-asian="12pt" style:font-style-asian="italic" style:font-size-complex="12pt" style:font-style-complex="italic"/>
    </style:style>
    <style:style style:name="T1328" style:family="text">
      <style:text-properties fo:font-variant="normal" fo:text-transform="none" fo:color="#000000" style:font-name="FreeSerif" fo:font-size="12pt" fo:font-style="italic" officeooo:rsid="0deeaf1b" fo:background-color="#ffffff" loext:char-shading-value="0" style:font-size-asian="12pt" style:font-style-asian="italic" style:font-size-complex="12pt" style:font-style-complex="italic"/>
    </style:style>
    <style:style style:name="T1329" style:family="text">
      <style:text-properties fo:font-variant="normal" fo:text-transform="none" fo:color="#000000" style:font-name="FreeSerif" fo:font-size="12pt" fo:font-style="italic" officeooo:rsid="0df256a1" fo:background-color="#ffffff" loext:char-shading-value="0" style:font-size-asian="12pt" style:font-style-asian="italic" style:font-size-complex="12pt" style:font-style-complex="italic"/>
    </style:style>
    <style:style style:name="T1330" style:family="text">
      <style:text-properties fo:font-variant="normal" fo:text-transform="none" fo:color="#000000" style:font-name="FreeSerif" fo:font-size="12pt" fo:font-style="italic" officeooo:rsid="0df2847c" fo:background-color="#ffffff" loext:char-shading-value="0" style:font-size-asian="12pt" style:font-style-asian="italic" style:font-size-complex="12pt" style:font-style-complex="italic"/>
    </style:style>
    <style:style style:name="T1331" style:family="text">
      <style:text-properties fo:font-variant="normal" fo:text-transform="none" fo:color="#000000" style:font-name="FreeSerif" fo:font-size="12pt" fo:font-style="italic" officeooo:rsid="0df2f7b4" fo:background-color="#ffffff" loext:char-shading-value="0" style:font-size-asian="12pt" style:font-style-asian="italic" style:font-size-complex="12pt" style:font-style-complex="italic"/>
    </style:style>
    <style:style style:name="T1332" style:family="text">
      <style:text-properties fo:font-variant="normal" fo:text-transform="none" fo:color="#000000" style:font-name="FreeSerif" fo:font-size="12pt" fo:font-style="italic" officeooo:rsid="0e017abc" fo:background-color="#ffffff" loext:char-shading-value="0" style:font-size-asian="12pt" style:font-style-asian="italic" style:font-size-complex="12pt" style:font-style-complex="italic"/>
    </style:style>
    <style:style style:name="T1333" style:family="text">
      <style:text-properties fo:font-variant="normal" fo:text-transform="none" fo:color="#000000" style:font-name="FreeSerif" fo:font-size="12pt" fo:font-style="italic" officeooo:rsid="0e024696" fo:background-color="#ffffff" loext:char-shading-value="0" style:font-size-asian="12pt" style:font-style-asian="italic" style:font-size-complex="12pt" style:font-style-complex="italic"/>
    </style:style>
    <style:style style:name="T1334" style:family="text">
      <style:text-properties fo:font-variant="normal" fo:text-transform="none" fo:color="#000000" style:font-name="FreeSerif" fo:font-size="12pt" fo:font-style="italic" officeooo:rsid="0e03504f" fo:background-color="#ffffff" loext:char-shading-value="0" style:font-size-asian="12pt" style:font-style-asian="italic" style:font-size-complex="12pt" style:font-style-complex="italic"/>
    </style:style>
    <style:style style:name="T1335" style:family="text">
      <style:text-properties fo:font-variant="normal" fo:text-transform="none" style:font-name="FreeSerif" fo:background-color="#ffffff" loext:char-shading-value="0"/>
    </style:style>
    <style:style style:name="T1336" style:family="text">
      <style:text-properties officeooo:rsid="04c1dc8a"/>
    </style:style>
    <style:style style:name="T1337" style:family="text">
      <style:text-properties officeooo:rsid="04f6b75c"/>
    </style:style>
    <style:style style:name="T1338" style:family="text">
      <style:text-properties officeooo:rsid="04f9255a"/>
    </style:style>
    <style:style style:name="T1339" style:family="text">
      <style:text-properties officeooo:rsid="0503e1c6"/>
    </style:style>
    <style:style style:name="T1340" style:family="text">
      <style:text-properties officeooo:rsid="05072d9f"/>
    </style:style>
    <style:style style:name="T1341" style:family="text">
      <style:text-properties officeooo:rsid="050a84a3"/>
    </style:style>
    <style:style style:name="T1342" style:family="text">
      <style:text-properties officeooo:rsid="0517ebfe"/>
    </style:style>
    <style:style style:name="T1343" style:family="text">
      <style:text-properties officeooo:rsid="055329a3"/>
    </style:style>
    <style:style style:name="T1344" style:family="text">
      <style:text-properties officeooo:rsid="055404c7"/>
    </style:style>
    <style:style style:name="T1345" style:family="text">
      <style:text-properties officeooo:rsid="055e9943"/>
    </style:style>
    <style:style style:name="T1346" style:family="text">
      <style:text-properties officeooo:rsid="0570af78"/>
    </style:style>
    <style:style style:name="T1347" style:family="text">
      <style:text-properties officeooo:rsid="058d46e9"/>
    </style:style>
    <style:style style:name="T1348" style:family="text">
      <style:text-properties officeooo:rsid="0602ec88"/>
    </style:style>
    <style:style style:name="T1349" style:family="text">
      <style:text-properties officeooo:rsid="06090f51"/>
    </style:style>
    <style:style style:name="T1350" style:family="text">
      <style:text-properties officeooo:rsid="060c370c"/>
    </style:style>
    <style:style style:name="T1351" style:family="text">
      <style:text-properties officeooo:rsid="060da6f6"/>
    </style:style>
    <style:style style:name="T1352" style:family="text">
      <style:text-properties officeooo:rsid="060e6cf1"/>
    </style:style>
    <style:style style:name="T1353" style:family="text">
      <style:text-properties officeooo:rsid="0617ca7b"/>
    </style:style>
    <style:style style:name="T1354" style:family="text">
      <style:text-properties officeooo:rsid="061a33da"/>
    </style:style>
    <style:style style:name="T1355" style:family="text">
      <style:text-properties officeooo:rsid="061b1985"/>
    </style:style>
    <style:style style:name="T1356" style:family="text">
      <style:text-properties officeooo:rsid="061c3d19"/>
    </style:style>
    <style:style style:name="T1357" style:family="text">
      <style:text-properties officeooo:rsid="061d4602"/>
    </style:style>
    <style:style style:name="T1358" style:family="text">
      <style:text-properties officeooo:rsid="061f347e"/>
    </style:style>
    <style:style style:name="T1359" style:family="text">
      <style:text-properties officeooo:rsid="061f8a61"/>
    </style:style>
    <style:style style:name="T1360" style:family="text">
      <style:text-properties officeooo:rsid="061fe589"/>
    </style:style>
    <style:style style:name="T1361" style:family="text">
      <style:text-properties officeooo:rsid="0631a996"/>
    </style:style>
    <style:style style:name="T1362" style:family="text">
      <style:text-properties officeooo:rsid="063570fb"/>
    </style:style>
    <style:style style:name="T1363" style:family="text">
      <style:text-properties officeooo:rsid="063a8985"/>
    </style:style>
    <style:style style:name="T1364" style:family="text">
      <style:text-properties officeooo:rsid="063bf5bb"/>
    </style:style>
    <style:style style:name="T1365" style:family="text">
      <style:text-properties officeooo:rsid="069adef1"/>
    </style:style>
    <style:style style:name="T1366" style:family="text">
      <style:text-properties officeooo:rsid="069d7812"/>
    </style:style>
    <style:style style:name="T1367" style:family="text">
      <style:text-properties officeooo:rsid="06a0356e"/>
    </style:style>
    <style:style style:name="T1368" style:family="text">
      <style:text-properties officeooo:rsid="06adf9b7"/>
    </style:style>
    <style:style style:name="T1369" style:family="text">
      <style:text-properties officeooo:rsid="06aeeece"/>
    </style:style>
    <style:style style:name="T1370" style:family="text">
      <style:text-properties officeooo:rsid="06b7e540"/>
    </style:style>
    <style:style style:name="T1371" style:family="text">
      <style:text-properties officeooo:rsid="06b824d0"/>
    </style:style>
    <style:style style:name="T1372" style:family="text">
      <style:text-properties officeooo:rsid="06ba03cb"/>
    </style:style>
    <style:style style:name="T1373" style:family="text">
      <style:text-properties officeooo:rsid="06ba5d42"/>
    </style:style>
    <style:style style:name="T1374" style:family="text">
      <style:text-properties officeooo:rsid="06c00843"/>
    </style:style>
    <style:style style:name="T1375" style:family="text">
      <style:text-properties officeooo:rsid="06d879c0"/>
    </style:style>
    <style:style style:name="T1376" style:family="text">
      <style:text-properties officeooo:rsid="06d9b297"/>
    </style:style>
    <style:style style:name="T1377" style:family="text">
      <style:text-properties officeooo:rsid="06da7596"/>
    </style:style>
    <style:style style:name="T1378" style:family="text">
      <style:text-properties officeooo:rsid="06da7824"/>
    </style:style>
    <style:style style:name="T1379" style:family="text">
      <style:text-properties officeooo:rsid="0702aabd"/>
    </style:style>
    <style:style style:name="T1380" style:family="text">
      <style:text-properties officeooo:rsid="070428b6"/>
    </style:style>
    <style:style style:name="T1381" style:family="text">
      <style:text-properties officeooo:rsid="0705f132"/>
    </style:style>
    <style:style style:name="T1382" style:family="text">
      <style:text-properties officeooo:rsid="070970b2"/>
    </style:style>
    <style:style style:name="T1383" style:family="text">
      <style:text-properties officeooo:rsid="070a578d"/>
    </style:style>
    <style:style style:name="T1384" style:family="text">
      <style:text-properties officeooo:rsid="070eda28"/>
    </style:style>
    <style:style style:name="T1385" style:family="text">
      <style:text-properties officeooo:rsid="0714ef4f"/>
    </style:style>
    <style:style style:name="T1386" style:family="text">
      <style:text-properties officeooo:rsid="071ba51b"/>
    </style:style>
    <style:style style:name="T1387" style:family="text">
      <style:text-properties officeooo:rsid="071c0d77"/>
    </style:style>
    <style:style style:name="T1388" style:family="text">
      <style:text-properties officeooo:rsid="0720d177"/>
    </style:style>
    <style:style style:name="T1389" style:family="text">
      <style:text-properties officeooo:rsid="0724114f"/>
    </style:style>
    <style:style style:name="T1390" style:family="text">
      <style:text-properties officeooo:rsid="07253056"/>
    </style:style>
    <style:style style:name="T1391" style:family="text">
      <style:text-properties officeooo:rsid="07260b2a"/>
    </style:style>
    <style:style style:name="T1392" style:family="text">
      <style:text-properties officeooo:rsid="07299fc5"/>
    </style:style>
    <style:style style:name="T1393" style:family="text">
      <style:text-properties officeooo:rsid="072e9adf"/>
    </style:style>
    <style:style style:name="T1394" style:family="text">
      <style:text-properties officeooo:rsid="07307a01"/>
    </style:style>
    <style:style style:name="T1395" style:family="text">
      <style:text-properties officeooo:rsid="07308a63"/>
    </style:style>
    <style:style style:name="T1396" style:family="text">
      <style:text-properties officeooo:rsid="0734aca1"/>
    </style:style>
    <style:style style:name="T1397" style:family="text">
      <style:text-properties officeooo:rsid="073bf243"/>
    </style:style>
    <style:style style:name="T1398" style:family="text">
      <style:text-properties officeooo:rsid="073f1e9f"/>
    </style:style>
    <style:style style:name="T1399" style:family="text">
      <style:text-properties officeooo:rsid="073fca12"/>
    </style:style>
    <style:style style:name="T1400" style:family="text">
      <style:text-properties officeooo:rsid="07423cd9"/>
    </style:style>
    <style:style style:name="T1401" style:family="text">
      <style:text-properties officeooo:rsid="0744deac"/>
    </style:style>
    <style:style style:name="T1402" style:family="text">
      <style:text-properties officeooo:rsid="07476af5"/>
    </style:style>
    <style:style style:name="T1403" style:family="text">
      <style:text-properties officeooo:rsid="074a0cc1"/>
    </style:style>
    <style:style style:name="T1404" style:family="text">
      <style:text-properties officeooo:rsid="074eb604"/>
    </style:style>
    <style:style style:name="T1405" style:family="text">
      <style:text-properties officeooo:rsid="075a4d91"/>
    </style:style>
    <style:style style:name="T1406" style:family="text">
      <style:text-properties officeooo:rsid="076455d5"/>
    </style:style>
    <style:style style:name="T1407" style:family="text">
      <style:text-properties officeooo:rsid="07669a6e"/>
    </style:style>
    <style:style style:name="T1408" style:family="text">
      <style:text-properties officeooo:rsid="0768a266"/>
    </style:style>
    <style:style style:name="T1409" style:family="text">
      <style:text-properties officeooo:rsid="076a18fa"/>
    </style:style>
    <style:style style:name="T1410" style:family="text">
      <style:text-properties officeooo:rsid="076c9f93"/>
    </style:style>
    <style:style style:name="T1411" style:family="text">
      <style:text-properties officeooo:rsid="076d063a"/>
    </style:style>
    <style:style style:name="T1412" style:family="text">
      <style:text-properties officeooo:rsid="077662b5"/>
    </style:style>
    <style:style style:name="T1413" style:family="text">
      <style:text-properties officeooo:rsid="077825bd"/>
    </style:style>
    <style:style style:name="T1414" style:family="text">
      <style:text-properties officeooo:rsid="077e4daf"/>
    </style:style>
    <style:style style:name="T1415" style:family="text">
      <style:text-properties officeooo:rsid="0787ef6f"/>
    </style:style>
    <style:style style:name="T1416" style:family="text">
      <style:text-properties officeooo:rsid="078d22e8"/>
    </style:style>
    <style:style style:name="T1417" style:family="text">
      <style:text-properties officeooo:rsid="07964edb"/>
    </style:style>
    <style:style style:name="T1418" style:family="text">
      <style:text-properties officeooo:rsid="0797606e"/>
    </style:style>
    <style:style style:name="T1419" style:family="text">
      <style:text-properties officeooo:rsid="0799ef3e"/>
    </style:style>
    <style:style style:name="T1420" style:family="text">
      <style:text-properties officeooo:rsid="079a7f05"/>
    </style:style>
    <style:style style:name="T1421" style:family="text">
      <style:text-properties style:text-line-through-style="solid" style:text-line-through-type="single" officeooo:rsid="079a7f05"/>
    </style:style>
    <style:style style:name="T1422" style:family="text">
      <style:text-properties style:text-line-through-style="solid" style:text-line-through-type="single" officeooo:rsid="08053c3f"/>
    </style:style>
    <style:style style:name="T1423" style:family="text">
      <style:text-properties style:text-line-through-style="none" style:text-line-through-type="none"/>
    </style:style>
    <style:style style:name="T1424" style:family="text">
      <style:text-properties style:text-line-through-style="none" style:text-line-through-type="none" officeooo:rsid="079a7f05"/>
    </style:style>
    <style:style style:name="T1425" style:family="text">
      <style:text-properties style:text-line-through-style="none" style:text-line-through-type="none" officeooo:rsid="07a3e91c"/>
    </style:style>
    <style:style style:name="T1426" style:family="text">
      <style:text-properties style:text-line-through-style="none" style:text-line-through-type="none" officeooo:rsid="07a3fc3b"/>
    </style:style>
    <style:style style:name="T1427" style:family="text">
      <style:text-properties style:text-line-through-style="none" style:text-line-through-type="none" officeooo:rsid="07a4adb2"/>
    </style:style>
    <style:style style:name="T1428" style:family="text">
      <style:text-properties style:text-line-through-style="none" style:text-line-through-type="none" officeooo:rsid="07a640de"/>
    </style:style>
    <style:style style:name="T1429" style:family="text">
      <style:text-properties style:text-line-through-style="none" style:text-line-through-type="none" officeooo:rsid="07a73426"/>
    </style:style>
    <style:style style:name="T1430" style:family="text">
      <style:text-properties style:text-line-through-style="none" style:text-line-through-type="none" officeooo:rsid="07a8ee6f"/>
    </style:style>
    <style:style style:name="T1431" style:family="text">
      <style:text-properties style:text-line-through-style="none" style:text-line-through-type="none" officeooo:rsid="07aa3224"/>
    </style:style>
    <style:style style:name="T1432" style:family="text">
      <style:text-properties style:text-line-through-style="none" style:text-line-through-type="none" officeooo:rsid="07ab0450"/>
    </style:style>
    <style:style style:name="T1433" style:family="text">
      <style:text-properties style:text-line-through-style="none" style:text-line-through-type="none" officeooo:rsid="07ac053e"/>
    </style:style>
    <style:style style:name="T1434" style:family="text">
      <style:text-properties style:text-line-through-style="none" style:text-line-through-type="none" officeooo:rsid="07addd75"/>
    </style:style>
    <style:style style:name="T1435" style:family="text">
      <style:text-properties style:text-line-through-style="none" style:text-line-through-type="none" officeooo:rsid="07af6429"/>
    </style:style>
    <style:style style:name="T1436" style:family="text">
      <style:text-properties style:text-line-through-style="none" style:text-line-through-type="none" officeooo:rsid="07af997c"/>
    </style:style>
    <style:style style:name="T1437" style:family="text">
      <style:text-properties style:text-line-through-style="none" style:text-line-through-type="none" officeooo:rsid="07b105e7"/>
    </style:style>
    <style:style style:name="T1438" style:family="text">
      <style:text-properties style:text-line-through-style="none" style:text-line-through-type="none" fo:font-style="italic" officeooo:rsid="07b105e7" style:font-style-asian="italic" style:font-style-complex="italic"/>
    </style:style>
    <style:style style:name="T1439" style:family="text">
      <style:text-properties style:text-line-through-style="none" style:text-line-through-type="none" fo:font-style="italic" officeooo:rsid="07d63faf" style:font-style-asian="italic" style:font-style-complex="italic"/>
    </style:style>
    <style:style style:name="T1440" style:family="text">
      <style:text-properties style:text-line-through-style="none" style:text-line-through-type="none" fo:font-style="italic" officeooo:rsid="07e078c6" style:font-style-asian="italic" style:font-style-complex="italic"/>
    </style:style>
    <style:style style:name="T1441" style:family="text">
      <style:text-properties style:text-line-through-style="none" style:text-line-through-type="none" fo:font-style="italic" officeooo:rsid="0829e54b" style:font-style-asian="italic" style:font-style-complex="italic"/>
    </style:style>
    <style:style style:name="T1442" style:family="text">
      <style:text-properties style:text-line-through-style="none" style:text-line-through-type="none" officeooo:rsid="07b25b38"/>
    </style:style>
    <style:style style:name="T1443" style:family="text">
      <style:text-properties style:text-line-through-style="none" style:text-line-through-type="none" officeooo:rsid="07b260ee"/>
    </style:style>
    <style:style style:name="T1444" style:family="text">
      <style:text-properties style:text-line-through-style="none" style:text-line-through-type="none" officeooo:rsid="07b395c8"/>
    </style:style>
    <style:style style:name="T1445" style:family="text">
      <style:text-properties style:text-line-through-style="none" style:text-line-through-type="none" officeooo:rsid="07b4b567"/>
    </style:style>
    <style:style style:name="T1446" style:family="text">
      <style:text-properties style:text-line-through-style="none" style:text-line-through-type="none" officeooo:rsid="07b5ec21"/>
    </style:style>
    <style:style style:name="T1447" style:family="text">
      <style:text-properties style:text-line-through-style="none" style:text-line-through-type="none" officeooo:rsid="07b6edf9"/>
    </style:style>
    <style:style style:name="T1448" style:family="text">
      <style:text-properties style:text-line-through-style="none" style:text-line-through-type="none" officeooo:rsid="07b7653e"/>
    </style:style>
    <style:style style:name="T1449" style:family="text">
      <style:text-properties style:text-line-through-style="none" style:text-line-through-type="none" officeooo:rsid="07b774ea"/>
    </style:style>
    <style:style style:name="T1450" style:family="text">
      <style:text-properties style:text-line-through-style="none" style:text-line-through-type="none" officeooo:rsid="07ba2dd8"/>
    </style:style>
    <style:style style:name="T1451" style:family="text">
      <style:text-properties style:text-line-through-style="none" style:text-line-through-type="none" officeooo:rsid="07bc0b02"/>
    </style:style>
    <style:style style:name="T1452" style:family="text">
      <style:text-properties style:text-line-through-style="none" style:text-line-through-type="none" officeooo:rsid="07bc1cee"/>
    </style:style>
    <style:style style:name="T1453" style:family="text">
      <style:text-properties style:text-line-through-style="none" style:text-line-through-type="none" officeooo:rsid="07bd497e"/>
    </style:style>
    <style:style style:name="T1454" style:family="text">
      <style:text-properties style:text-line-through-style="none" style:text-line-through-type="none" officeooo:rsid="07bd96de"/>
    </style:style>
    <style:style style:name="T1455" style:family="text">
      <style:text-properties style:text-line-through-style="none" style:text-line-through-type="none" officeooo:rsid="07bef47d"/>
    </style:style>
    <style:style style:name="T1456" style:family="text">
      <style:text-properties style:text-line-through-style="none" style:text-line-through-type="none" officeooo:rsid="07c016b7"/>
    </style:style>
    <style:style style:name="T1457" style:family="text">
      <style:text-properties style:text-line-through-style="none" style:text-line-through-type="none" officeooo:rsid="0019f43d"/>
    </style:style>
    <style:style style:name="T1458" style:family="text">
      <style:text-properties style:text-line-through-style="none" style:text-line-through-type="none" officeooo:rsid="07c1f61f"/>
    </style:style>
    <style:style style:name="T1459" style:family="text">
      <style:text-properties style:text-line-through-style="none" style:text-line-through-type="none" officeooo:rsid="07c38d5d"/>
    </style:style>
    <style:style style:name="T1460" style:family="text">
      <style:text-properties style:text-line-through-style="none" style:text-line-through-type="none" officeooo:rsid="07c3c06e"/>
    </style:style>
    <style:style style:name="T1461" style:family="text">
      <style:text-properties style:text-line-through-style="none" style:text-line-through-type="none" officeooo:rsid="07c59155"/>
    </style:style>
    <style:style style:name="T1462" style:family="text">
      <style:text-properties style:text-line-through-style="none" style:text-line-through-type="none" officeooo:rsid="07c6233c"/>
    </style:style>
    <style:style style:name="T1463" style:family="text">
      <style:text-properties style:text-line-through-style="none" style:text-line-through-type="none" officeooo:rsid="07c7d562"/>
    </style:style>
    <style:style style:name="T1464" style:family="text">
      <style:text-properties style:text-line-through-style="none" style:text-line-through-type="none" officeooo:rsid="07c7e2a0"/>
    </style:style>
    <style:style style:name="T1465" style:family="text">
      <style:text-properties style:text-line-through-style="none" style:text-line-through-type="none" officeooo:rsid="07c94c85"/>
    </style:style>
    <style:style style:name="T1466" style:family="text">
      <style:text-properties style:text-line-through-style="none" style:text-line-through-type="none" officeooo:rsid="07cad842"/>
    </style:style>
    <style:style style:name="T1467" style:family="text">
      <style:text-properties style:text-line-through-style="none" style:text-line-through-type="none" officeooo:rsid="07cbcd7e"/>
    </style:style>
    <style:style style:name="T1468" style:family="text">
      <style:text-properties style:text-line-through-style="none" style:text-line-through-type="none" officeooo:rsid="07cdba70"/>
    </style:style>
    <style:style style:name="T1469" style:family="text">
      <style:text-properties style:text-line-through-style="none" style:text-line-through-type="none" officeooo:rsid="07cf7c48"/>
    </style:style>
    <style:style style:name="T1470" style:family="text">
      <style:text-properties style:text-line-through-style="none" style:text-line-through-type="none" officeooo:rsid="07cfcc51"/>
    </style:style>
    <style:style style:name="T1471" style:family="text">
      <style:text-properties style:text-line-through-style="none" style:text-line-through-type="none" officeooo:rsid="07d1b488"/>
    </style:style>
    <style:style style:name="T1472" style:family="text">
      <style:text-properties style:text-line-through-style="none" style:text-line-through-type="none" officeooo:rsid="07d2dc05"/>
    </style:style>
    <style:style style:name="T1473" style:family="text">
      <style:text-properties style:text-line-through-style="none" style:text-line-through-type="none" officeooo:rsid="07d46e30"/>
    </style:style>
    <style:style style:name="T1474" style:family="text">
      <style:text-properties style:text-line-through-style="none" style:text-line-through-type="none" officeooo:rsid="07d63faf"/>
    </style:style>
    <style:style style:name="T1475" style:family="text">
      <style:text-properties style:text-line-through-style="none" style:text-line-through-type="none" officeooo:rsid="07d7abbc"/>
    </style:style>
    <style:style style:name="T1476" style:family="text">
      <style:text-properties style:text-line-through-style="none" style:text-line-through-type="none" officeooo:rsid="07d99475"/>
    </style:style>
    <style:style style:name="T1477" style:family="text">
      <style:text-properties style:text-line-through-style="none" style:text-line-through-type="none" officeooo:rsid="07d9b6d8"/>
    </style:style>
    <style:style style:name="T1478" style:family="text">
      <style:text-properties style:text-line-through-style="none" style:text-line-through-type="none" officeooo:rsid="07daaac8"/>
    </style:style>
    <style:style style:name="T1479" style:family="text">
      <style:text-properties style:text-line-through-style="none" style:text-line-through-type="none" officeooo:rsid="07dad2d7"/>
    </style:style>
    <style:style style:name="T1480" style:family="text">
      <style:text-properties style:text-line-through-style="none" style:text-line-through-type="none" officeooo:rsid="07dbc136"/>
    </style:style>
    <style:style style:name="T1481" style:family="text">
      <style:text-properties style:text-line-through-style="none" style:text-line-through-type="none" officeooo:rsid="07dd1067"/>
    </style:style>
    <style:style style:name="T1482" style:family="text">
      <style:text-properties style:text-line-through-style="none" style:text-line-through-type="none" officeooo:rsid="07ddd54c"/>
    </style:style>
    <style:style style:name="T1483" style:family="text">
      <style:text-properties style:text-line-through-style="none" style:text-line-through-type="none" officeooo:rsid="07de160f"/>
    </style:style>
    <style:style style:name="T1484" style:family="text">
      <style:text-properties style:text-line-through-style="none" style:text-line-through-type="none" officeooo:rsid="07dfe42d"/>
    </style:style>
    <style:style style:name="T1485" style:family="text">
      <style:text-properties style:text-line-through-style="none" style:text-line-through-type="none" officeooo:rsid="07e078c6"/>
    </style:style>
    <style:style style:name="T1486" style:family="text">
      <style:text-properties style:text-line-through-style="none" style:text-line-through-type="none" officeooo:rsid="07e23f2c"/>
    </style:style>
    <style:style style:name="T1487" style:family="text">
      <style:text-properties style:text-line-through-style="none" style:text-line-through-type="none" officeooo:rsid="07e3dbaa"/>
    </style:style>
    <style:style style:name="T1488" style:family="text">
      <style:text-properties style:text-line-through-style="none" style:text-line-through-type="none" officeooo:rsid="07e3f57c"/>
    </style:style>
    <style:style style:name="T1489" style:family="text">
      <style:text-properties style:text-line-through-style="none" style:text-line-through-type="none" officeooo:rsid="07e47d4b"/>
    </style:style>
    <style:style style:name="T1490" style:family="text">
      <style:text-properties style:text-line-through-style="none" style:text-line-through-type="none" officeooo:rsid="07e49091"/>
    </style:style>
    <style:style style:name="T1491" style:family="text">
      <style:text-properties style:text-line-through-style="none" style:text-line-through-type="none" officeooo:rsid="07e60e89"/>
    </style:style>
    <style:style style:name="T1492" style:family="text">
      <style:text-properties style:text-line-through-style="none" style:text-line-through-type="none" officeooo:rsid="07e780d7"/>
    </style:style>
    <style:style style:name="T1493" style:family="text">
      <style:text-properties style:text-line-through-style="none" style:text-line-through-type="none" officeooo:rsid="07e7aa36"/>
    </style:style>
    <style:style style:name="T1494" style:family="text">
      <style:text-properties style:text-line-through-style="none" style:text-line-through-type="none" officeooo:rsid="07e88cf8"/>
    </style:style>
    <style:style style:name="T1495" style:family="text">
      <style:text-properties style:text-line-through-style="none" style:text-line-through-type="none" officeooo:rsid="07e90f9b"/>
    </style:style>
    <style:style style:name="T1496" style:family="text">
      <style:text-properties style:text-line-through-style="none" style:text-line-through-type="none" officeooo:rsid="07e94c8c"/>
    </style:style>
    <style:style style:name="T1497" style:family="text">
      <style:text-properties style:text-line-through-style="none" style:text-line-through-type="none" officeooo:rsid="07e98fa0"/>
    </style:style>
    <style:style style:name="T1498" style:family="text">
      <style:text-properties style:text-line-through-style="none" style:text-line-through-type="none" officeooo:rsid="07eb1e25"/>
    </style:style>
    <style:style style:name="T1499" style:family="text">
      <style:text-properties style:text-line-through-style="none" style:text-line-through-type="none" officeooo:rsid="07eb3b3a"/>
    </style:style>
    <style:style style:name="T1500" style:family="text">
      <style:text-properties style:text-line-through-style="none" style:text-line-through-type="none" officeooo:rsid="07eb9415"/>
    </style:style>
    <style:style style:name="T1501" style:family="text">
      <style:text-properties style:text-line-through-style="none" style:text-line-through-type="none" officeooo:rsid="07eca5b3"/>
    </style:style>
    <style:style style:name="T1502" style:family="text">
      <style:text-properties style:text-line-through-style="none" style:text-line-through-type="none" officeooo:rsid="07edba16"/>
    </style:style>
    <style:style style:name="T1503" style:family="text">
      <style:text-properties style:text-line-through-style="none" style:text-line-through-type="none" officeooo:rsid="07edd183"/>
    </style:style>
    <style:style style:name="T1504" style:family="text">
      <style:text-properties style:text-line-through-style="none" style:text-line-through-type="none" officeooo:rsid="07edda04"/>
    </style:style>
    <style:style style:name="T1505" style:family="text">
      <style:text-properties style:text-line-through-style="none" style:text-line-through-type="none" officeooo:rsid="07ef3365"/>
    </style:style>
    <style:style style:name="T1506" style:family="text">
      <style:text-properties style:text-line-through-style="none" style:text-line-through-type="none" officeooo:rsid="07ef4033"/>
    </style:style>
    <style:style style:name="T1507" style:family="text">
      <style:text-properties style:text-line-through-style="none" style:text-line-through-type="none" officeooo:rsid="07ef9e8d"/>
    </style:style>
    <style:style style:name="T1508" style:family="text">
      <style:text-properties style:text-line-through-style="none" style:text-line-through-type="none" officeooo:rsid="07f07611"/>
    </style:style>
    <style:style style:name="T1509" style:family="text">
      <style:text-properties style:text-line-through-style="none" style:text-line-through-type="none" officeooo:rsid="07f0a18f"/>
    </style:style>
    <style:style style:name="T1510" style:family="text">
      <style:text-properties style:text-line-through-style="none" style:text-line-through-type="none" officeooo:rsid="07f16049"/>
    </style:style>
    <style:style style:name="T1511" style:family="text">
      <style:text-properties style:text-line-through-style="none" style:text-line-through-type="none" officeooo:rsid="07f23b68"/>
    </style:style>
    <style:style style:name="T1512" style:family="text">
      <style:text-properties style:text-line-through-style="none" style:text-line-through-type="none" officeooo:rsid="07f28f32"/>
    </style:style>
    <style:style style:name="T1513" style:family="text">
      <style:text-properties style:text-line-through-style="none" style:text-line-through-type="none" officeooo:rsid="07f373e8"/>
    </style:style>
    <style:style style:name="T1514" style:family="text">
      <style:text-properties style:text-line-through-style="none" style:text-line-through-type="none" officeooo:rsid="07f4e2d9"/>
    </style:style>
    <style:style style:name="T1515" style:family="text">
      <style:text-properties style:text-line-through-style="none" style:text-line-through-type="none" officeooo:rsid="07f62253"/>
    </style:style>
    <style:style style:name="T1516" style:family="text">
      <style:text-properties style:text-line-through-style="none" style:text-line-through-type="none" officeooo:rsid="07f78d60"/>
    </style:style>
    <style:style style:name="T1517" style:family="text">
      <style:text-properties style:text-line-through-style="none" style:text-line-through-type="none" officeooo:rsid="07f888c0"/>
    </style:style>
    <style:style style:name="T1518" style:family="text">
      <style:text-properties style:text-line-through-style="none" style:text-line-through-type="none" officeooo:rsid="07f8ca62"/>
    </style:style>
    <style:style style:name="T1519" style:family="text">
      <style:text-properties style:text-line-through-style="none" style:text-line-through-type="none" officeooo:rsid="07f9d4e2"/>
    </style:style>
    <style:style style:name="T1520" style:family="text">
      <style:text-properties style:text-line-through-style="none" style:text-line-through-type="none" officeooo:rsid="07fb0db4"/>
    </style:style>
    <style:style style:name="T1521" style:family="text">
      <style:text-properties style:text-line-through-style="none" style:text-line-through-type="none" officeooo:rsid="07fb2a19"/>
    </style:style>
    <style:style style:name="T1522" style:family="text">
      <style:text-properties style:text-line-through-style="none" style:text-line-through-type="none" officeooo:rsid="07fcd160"/>
    </style:style>
    <style:style style:name="T1523" style:family="text">
      <style:text-properties style:text-line-through-style="none" style:text-line-through-type="none" officeooo:rsid="07fe9cdd"/>
    </style:style>
    <style:style style:name="T1524" style:family="text">
      <style:text-properties style:text-line-through-style="none" style:text-line-through-type="none" officeooo:rsid="07ffc14d"/>
    </style:style>
    <style:style style:name="T1525" style:family="text">
      <style:text-properties style:text-line-through-style="none" style:text-line-through-type="none" officeooo:rsid="0800ad21"/>
    </style:style>
    <style:style style:name="T1526" style:family="text">
      <style:text-properties style:text-line-through-style="none" style:text-line-through-type="none" officeooo:rsid="0800c24a"/>
    </style:style>
    <style:style style:name="T1527" style:family="text">
      <style:text-properties style:text-line-through-style="none" style:text-line-through-type="none" officeooo:rsid="08010146"/>
    </style:style>
    <style:style style:name="T1528" style:family="text">
      <style:text-properties style:text-line-through-style="none" style:text-line-through-type="none" officeooo:rsid="0802032a"/>
    </style:style>
    <style:style style:name="T1529" style:family="text">
      <style:text-properties style:text-line-through-style="none" style:text-line-through-type="none" officeooo:rsid="08022221"/>
    </style:style>
    <style:style style:name="T1530" style:family="text">
      <style:text-properties style:text-line-through-style="none" style:text-line-through-type="none" officeooo:rsid="08038b65"/>
    </style:style>
    <style:style style:name="T1531" style:family="text">
      <style:text-properties style:text-line-through-style="none" style:text-line-through-type="none" officeooo:rsid="0803eeef"/>
    </style:style>
    <style:style style:name="T1532" style:family="text">
      <style:text-properties style:text-line-through-style="none" style:text-line-through-type="none" officeooo:rsid="0804b51f"/>
    </style:style>
    <style:style style:name="T1533" style:family="text">
      <style:text-properties style:text-line-through-style="none" style:text-line-through-type="none" officeooo:rsid="08053c3f"/>
    </style:style>
    <style:style style:name="T1534" style:family="text">
      <style:text-properties style:text-line-through-style="none" style:text-line-through-type="none" officeooo:rsid="0805df0e"/>
    </style:style>
    <style:style style:name="T1535" style:family="text">
      <style:text-properties style:text-line-through-style="none" style:text-line-through-type="none" officeooo:rsid="08064c1d"/>
    </style:style>
    <style:style style:name="T1536" style:family="text">
      <style:text-properties style:text-line-through-style="none" style:text-line-through-type="none" officeooo:rsid="0808461c"/>
    </style:style>
    <style:style style:name="T1537" style:family="text">
      <style:text-properties style:text-line-through-style="none" style:text-line-through-type="none" officeooo:rsid="0809e5f2"/>
    </style:style>
    <style:style style:name="T1538" style:family="text">
      <style:text-properties style:text-line-through-style="none" style:text-line-through-type="none" officeooo:rsid="080d5233"/>
    </style:style>
    <style:style style:name="T1539" style:family="text">
      <style:text-properties style:text-line-through-style="none" style:text-line-through-type="none" officeooo:rsid="080d99be"/>
    </style:style>
    <style:style style:name="T1540" style:family="text">
      <style:text-properties style:text-line-through-style="none" style:text-line-through-type="none" officeooo:rsid="080dfdc8"/>
    </style:style>
    <style:style style:name="T1541" style:family="text">
      <style:text-properties style:text-line-through-style="none" style:text-line-through-type="none" officeooo:rsid="080e35dc"/>
    </style:style>
    <style:style style:name="T1542" style:family="text">
      <style:text-properties style:text-line-through-style="none" style:text-line-through-type="none" officeooo:rsid="080f80f4"/>
    </style:style>
    <style:style style:name="T1543" style:family="text">
      <style:text-properties style:text-line-through-style="none" style:text-line-through-type="none" officeooo:rsid="08118f1b"/>
    </style:style>
    <style:style style:name="T1544" style:family="text">
      <style:text-properties style:text-line-through-style="none" style:text-line-through-type="none" officeooo:rsid="08124eb0"/>
    </style:style>
    <style:style style:name="T1545" style:family="text">
      <style:text-properties style:text-line-through-style="none" style:text-line-through-type="none" officeooo:rsid="0812d96e"/>
    </style:style>
    <style:style style:name="T1546" style:family="text">
      <style:text-properties style:text-line-through-style="none" style:text-line-through-type="none" officeooo:rsid="08135a1c"/>
    </style:style>
    <style:style style:name="T1547" style:family="text">
      <style:text-properties style:text-line-through-style="none" style:text-line-through-type="none" officeooo:rsid="08143d7f"/>
    </style:style>
    <style:style style:name="T1548" style:family="text">
      <style:text-properties style:text-line-through-style="none" style:text-line-through-type="none" officeooo:rsid="0815de25"/>
    </style:style>
    <style:style style:name="T1549" style:family="text">
      <style:text-properties style:text-line-through-style="none" style:text-line-through-type="none" officeooo:rsid="0817d3a4"/>
    </style:style>
    <style:style style:name="T1550" style:family="text">
      <style:text-properties style:text-line-through-style="none" style:text-line-through-type="none" officeooo:rsid="0818c451"/>
    </style:style>
    <style:style style:name="T1551" style:family="text">
      <style:text-properties style:text-line-through-style="none" style:text-line-through-type="none" officeooo:rsid="0819f124"/>
    </style:style>
    <style:style style:name="T1552" style:family="text">
      <style:text-properties style:text-line-through-style="none" style:text-line-through-type="none" officeooo:rsid="081bef3e"/>
    </style:style>
    <style:style style:name="T1553" style:family="text">
      <style:text-properties style:text-line-through-style="none" style:text-line-through-type="none" officeooo:rsid="081da997"/>
    </style:style>
    <style:style style:name="T1554" style:family="text">
      <style:text-properties style:text-line-through-style="none" style:text-line-through-type="none" officeooo:rsid="081e30b0"/>
    </style:style>
    <style:style style:name="T1555" style:family="text">
      <style:text-properties style:text-line-through-style="none" style:text-line-through-type="none" officeooo:rsid="081f1b81"/>
    </style:style>
    <style:style style:name="T1556" style:family="text">
      <style:text-properties style:text-line-through-style="none" style:text-line-through-type="none" officeooo:rsid="0820c890"/>
    </style:style>
    <style:style style:name="T1557" style:family="text">
      <style:text-properties style:text-line-through-style="none" style:text-line-through-type="none" officeooo:rsid="08227d39"/>
    </style:style>
    <style:style style:name="T1558" style:family="text">
      <style:text-properties style:text-line-through-style="none" style:text-line-through-type="none" officeooo:rsid="08239c89"/>
    </style:style>
    <style:style style:name="T1559" style:family="text">
      <style:text-properties style:text-line-through-style="none" style:text-line-through-type="none" officeooo:rsid="08242fa2"/>
    </style:style>
    <style:style style:name="T1560" style:family="text">
      <style:text-properties style:text-line-through-style="none" style:text-line-through-type="none" officeooo:rsid="0825f8bd"/>
    </style:style>
    <style:style style:name="T1561" style:family="text">
      <style:text-properties style:text-line-through-style="none" style:text-line-through-type="none" officeooo:rsid="0827d9c9"/>
    </style:style>
    <style:style style:name="T1562" style:family="text">
      <style:text-properties style:text-line-through-style="none" style:text-line-through-type="none" officeooo:rsid="082889dc"/>
    </style:style>
    <style:style style:name="T1563" style:family="text">
      <style:text-properties style:text-line-through-style="none" style:text-line-through-type="none" officeooo:rsid="0829e54b"/>
    </style:style>
    <style:style style:name="T1564" style:family="text">
      <style:text-properties style:text-line-through-style="none" style:text-line-through-type="none" officeooo:rsid="082a5f4e"/>
    </style:style>
    <style:style style:name="T1565" style:family="text">
      <style:text-properties style:text-line-through-style="none" style:text-line-through-type="none" officeooo:rsid="082afdb8"/>
    </style:style>
    <style:style style:name="T1566" style:family="text">
      <style:text-properties style:text-line-through-style="none" style:text-line-through-type="none" officeooo:rsid="0847b1d8"/>
    </style:style>
    <style:style style:name="T1567" style:family="text">
      <style:text-properties style:text-line-through-style="none" style:text-line-through-type="none" officeooo:rsid="08631740"/>
    </style:style>
    <style:style style:name="T1568" style:family="text">
      <style:text-properties officeooo:rsid="082d3ec3"/>
    </style:style>
    <style:style style:name="T1569" style:family="text">
      <style:text-properties officeooo:rsid="08382aad"/>
    </style:style>
    <style:style style:name="T1570" style:family="text">
      <style:text-properties officeooo:rsid="0839671f"/>
    </style:style>
    <style:style style:name="T1571" style:family="text">
      <style:text-properties officeooo:rsid="083b8757"/>
    </style:style>
    <style:style style:name="T1572" style:family="text">
      <style:text-properties officeooo:rsid="083b8ff8"/>
    </style:style>
    <style:style style:name="T1573" style:family="text">
      <style:text-properties officeooo:rsid="083d6786"/>
    </style:style>
    <style:style style:name="T1574" style:family="text">
      <style:text-properties officeooo:rsid="08403ad2"/>
    </style:style>
    <style:style style:name="T1575" style:family="text">
      <style:text-properties officeooo:rsid="08411dd3"/>
    </style:style>
    <style:style style:name="T1576" style:family="text">
      <style:text-properties officeooo:rsid="084239b4"/>
    </style:style>
    <style:style style:name="T1577" style:family="text">
      <style:text-properties officeooo:rsid="0843a7a1"/>
    </style:style>
    <style:style style:name="T1578" style:family="text">
      <style:text-properties officeooo:rsid="0844a758"/>
    </style:style>
    <style:style style:name="T1579" style:family="text">
      <style:text-properties officeooo:rsid="08462442"/>
    </style:style>
    <style:style style:name="T1580" style:family="text">
      <style:text-properties officeooo:rsid="0847b8e9"/>
    </style:style>
    <style:style style:name="T1581" style:family="text">
      <style:text-properties officeooo:rsid="0847fe4a"/>
    </style:style>
    <style:style style:name="T1582" style:family="text">
      <style:text-properties officeooo:rsid="087ef663"/>
    </style:style>
    <style:style style:name="T1583" style:family="text">
      <style:text-properties officeooo:rsid="0894cb8f"/>
    </style:style>
    <style:style style:name="T1584" style:family="text">
      <style:text-properties officeooo:rsid="089f9be2"/>
    </style:style>
    <style:style style:name="T1585" style:family="text">
      <style:text-properties officeooo:rsid="08a65f76"/>
    </style:style>
    <style:style style:name="T1586" style:family="text">
      <style:text-properties officeooo:rsid="08a80c4a"/>
    </style:style>
    <style:style style:name="T1587" style:family="text">
      <style:text-properties officeooo:rsid="08aab712"/>
    </style:style>
    <style:style style:name="T1588" style:family="text">
      <style:text-properties officeooo:rsid="08af7ced"/>
    </style:style>
    <style:style style:name="T1589" style:family="text">
      <style:text-properties officeooo:rsid="08b68ac8"/>
    </style:style>
    <style:style style:name="T1590" style:family="text">
      <style:text-properties officeooo:rsid="08c1e529"/>
    </style:style>
    <style:style style:name="T1591" style:family="text">
      <style:text-properties officeooo:rsid="08e0bad7"/>
    </style:style>
    <style:style style:name="T1592" style:family="text">
      <style:text-properties officeooo:rsid="08ff1a47"/>
    </style:style>
    <style:style style:name="T1593" style:family="text">
      <style:text-properties officeooo:rsid="0906efde"/>
    </style:style>
    <style:style style:name="T1594" style:family="text">
      <style:text-properties officeooo:rsid="09165277"/>
    </style:style>
    <style:style style:name="T1595" style:family="text">
      <style:text-properties officeooo:rsid="091da918"/>
    </style:style>
    <style:style style:name="T1596" style:family="text">
      <style:text-properties officeooo:rsid="091f8041"/>
    </style:style>
    <style:style style:name="T1597" style:family="text">
      <style:text-properties officeooo:rsid="0924f2ff"/>
    </style:style>
    <style:style style:name="T1598" style:family="text">
      <style:text-properties officeooo:rsid="0928bc34"/>
    </style:style>
    <style:style style:name="T1599" style:family="text">
      <style:text-properties officeooo:rsid="092bd3af"/>
    </style:style>
    <style:style style:name="T1600" style:family="text">
      <style:text-properties officeooo:rsid="092cd439"/>
    </style:style>
    <style:style style:name="T1601" style:family="text">
      <style:text-properties officeooo:rsid="092d90e3"/>
    </style:style>
    <style:style style:name="T1602" style:family="text">
      <style:text-properties officeooo:rsid="092ec505"/>
    </style:style>
    <style:style style:name="T1603" style:family="text">
      <style:text-properties officeooo:rsid="0934bd76"/>
    </style:style>
    <style:style style:name="T1604" style:family="text">
      <style:text-properties officeooo:rsid="09387174"/>
    </style:style>
    <style:style style:name="T1605" style:family="text">
      <style:text-properties officeooo:rsid="0938c201"/>
    </style:style>
    <style:style style:name="T1606" style:family="text">
      <style:text-properties officeooo:rsid="093a6f2d"/>
    </style:style>
    <style:style style:name="T1607" style:family="text">
      <style:text-properties officeooo:rsid="093ac2fb"/>
    </style:style>
    <style:style style:name="T1608" style:family="text">
      <style:text-properties officeooo:rsid="093ae0ae"/>
    </style:style>
    <style:style style:name="T1609" style:family="text">
      <style:text-properties officeooo:rsid="093cb02b"/>
    </style:style>
    <style:style style:name="T1610" style:family="text">
      <style:text-properties officeooo:rsid="093cc3e7"/>
    </style:style>
    <style:style style:name="T1611" style:family="text">
      <style:text-properties officeooo:rsid="0940e73d"/>
    </style:style>
    <style:style style:name="T1612" style:family="text">
      <style:text-properties officeooo:rsid="0941ac29"/>
    </style:style>
    <style:style style:name="T1613" style:family="text">
      <style:text-properties officeooo:rsid="09432b04"/>
    </style:style>
    <style:style style:name="T1614" style:family="text">
      <style:text-properties officeooo:rsid="09471cdd"/>
    </style:style>
    <style:style style:name="T1615" style:family="text">
      <style:text-properties officeooo:rsid="09475400"/>
    </style:style>
    <style:style style:name="T1616" style:family="text">
      <style:text-properties officeooo:rsid="09475d4f"/>
    </style:style>
    <style:style style:name="T1617" style:family="text">
      <style:text-properties officeooo:rsid="094fc29a"/>
    </style:style>
    <style:style style:name="T1618" style:family="text">
      <style:text-properties officeooo:rsid="09502862"/>
    </style:style>
    <style:style style:name="T1619" style:family="text">
      <style:text-properties officeooo:rsid="095153a9"/>
    </style:style>
    <style:style style:name="T1620" style:family="text">
      <style:text-properties officeooo:rsid="09546733"/>
    </style:style>
    <style:style style:name="T1621" style:family="text">
      <style:text-properties officeooo:rsid="095bc70a"/>
    </style:style>
    <style:style style:name="T1622" style:family="text">
      <style:text-properties officeooo:rsid="09639f3d"/>
    </style:style>
    <style:style style:name="T1623" style:family="text">
      <style:text-properties officeooo:rsid="09661c22"/>
    </style:style>
    <style:style style:name="T1624" style:family="text">
      <style:text-properties officeooo:rsid="096838d2"/>
    </style:style>
    <style:style style:name="T1625" style:family="text">
      <style:text-properties officeooo:rsid="0968ac47"/>
    </style:style>
    <style:style style:name="T1626" style:family="text">
      <style:text-properties officeooo:rsid="097018d7"/>
    </style:style>
    <style:style style:name="T1627" style:family="text">
      <style:text-properties officeooo:rsid="097cd398"/>
    </style:style>
    <style:style style:name="T1628" style:family="text">
      <style:text-properties officeooo:rsid="0985da68"/>
    </style:style>
    <style:style style:name="T1629" style:family="text">
      <style:text-properties officeooo:rsid="0991ab2a"/>
    </style:style>
    <style:style style:name="T1630" style:family="text">
      <style:text-properties officeooo:rsid="0999c1ed"/>
    </style:style>
    <style:style style:name="T1631" style:family="text">
      <style:text-properties officeooo:rsid="09b76969"/>
    </style:style>
    <style:style style:name="T1632" style:family="text">
      <style:text-properties officeooo:rsid="09bd6575"/>
    </style:style>
    <style:style style:name="T1633" style:family="text">
      <style:text-properties officeooo:rsid="09c7ba71"/>
    </style:style>
    <style:style style:name="T1634" style:family="text">
      <style:text-properties officeooo:rsid="09f0764b"/>
    </style:style>
    <style:style style:name="T1635" style:family="text">
      <style:text-properties officeooo:rsid="0a03825a"/>
    </style:style>
    <style:style style:name="T1636" style:family="text">
      <style:text-properties officeooo:rsid="0a129d2a"/>
    </style:style>
    <style:style style:name="T1637" style:family="text">
      <style:text-properties officeooo:rsid="0a198e92"/>
    </style:style>
    <style:style style:name="T1638" style:family="text">
      <style:text-properties officeooo:rsid="0a1e3531"/>
    </style:style>
    <style:style style:name="T1639" style:family="text">
      <style:text-properties officeooo:rsid="0a20a438"/>
    </style:style>
    <style:style style:name="T1640" style:family="text">
      <style:text-properties officeooo:rsid="0a292781"/>
    </style:style>
    <style:style style:name="T1641" style:family="text">
      <style:text-properties officeooo:rsid="0a29e361"/>
    </style:style>
    <style:style style:name="T1642" style:family="text">
      <style:text-properties officeooo:rsid="0a343ea9"/>
    </style:style>
    <style:style style:name="T1643" style:family="text">
      <style:text-properties officeooo:rsid="0a347aa4"/>
    </style:style>
    <style:style style:name="T1644" style:family="text">
      <style:text-properties officeooo:rsid="0a3b84a9"/>
    </style:style>
    <style:style style:name="T1645" style:family="text">
      <style:text-properties officeooo:rsid="0a4b0c12"/>
    </style:style>
    <style:style style:name="T1646" style:family="text">
      <style:text-properties officeooo:rsid="0a5279ed"/>
    </style:style>
    <style:style style:name="T1647" style:family="text">
      <style:text-properties officeooo:rsid="0a53fee0"/>
    </style:style>
    <style:style style:name="T1648" style:family="text">
      <style:text-properties officeooo:rsid="0a54869b"/>
    </style:style>
    <style:style style:name="T1649" style:family="text">
      <style:text-properties officeooo:rsid="0a590f91"/>
    </style:style>
    <style:style style:name="T1650" style:family="text">
      <style:text-properties officeooo:rsid="0a594308"/>
    </style:style>
    <style:style style:name="T1651" style:family="text">
      <style:text-properties officeooo:rsid="0a5ac7b6"/>
    </style:style>
    <style:style style:name="T1652" style:family="text">
      <style:text-properties officeooo:rsid="0a5d083a"/>
    </style:style>
    <style:style style:name="T1653" style:family="text">
      <style:text-properties officeooo:rsid="0a5eaae8"/>
    </style:style>
    <style:style style:name="T1654" style:family="text">
      <style:text-properties officeooo:rsid="0a615c6a"/>
    </style:style>
    <style:style style:name="T1655" style:family="text">
      <style:text-properties officeooo:rsid="0a6dffd8"/>
    </style:style>
    <style:style style:name="T1656" style:family="text">
      <style:text-properties officeooo:rsid="0a70c7dd"/>
    </style:style>
    <style:style style:name="T1657" style:family="text">
      <style:text-properties officeooo:rsid="0a70f87b"/>
    </style:style>
    <style:style style:name="T1658" style:family="text">
      <style:text-properties officeooo:rsid="0a779aa6"/>
    </style:style>
    <style:style style:name="T1659" style:family="text">
      <style:text-properties officeooo:rsid="0a7a3042"/>
    </style:style>
    <style:style style:name="T1660" style:family="text">
      <style:text-properties officeooo:rsid="0a851463"/>
    </style:style>
    <style:style style:name="T1661" style:family="text">
      <style:text-properties officeooo:rsid="0a85b046"/>
    </style:style>
    <style:style style:name="T1662" style:family="text">
      <style:text-properties officeooo:rsid="0a884148"/>
    </style:style>
    <style:style style:name="T1663" style:family="text">
      <style:text-properties officeooo:rsid="0a9270de"/>
    </style:style>
    <style:style style:name="T1664" style:family="text">
      <style:text-properties officeooo:rsid="0a95ce93"/>
    </style:style>
    <style:style style:name="T1665" style:family="text">
      <style:text-properties officeooo:rsid="0a991cde"/>
    </style:style>
    <style:style style:name="T1666" style:family="text">
      <style:text-properties officeooo:rsid="0a993e5e"/>
    </style:style>
    <style:style style:name="T1667" style:family="text">
      <style:text-properties officeooo:rsid="0a995460"/>
    </style:style>
    <style:style style:name="T1668" style:family="text">
      <style:text-properties officeooo:rsid="0a9bdb93"/>
    </style:style>
    <style:style style:name="T1669" style:family="text">
      <style:text-properties officeooo:rsid="0a9cffd4"/>
    </style:style>
    <style:style style:name="T1670" style:family="text">
      <style:text-properties officeooo:rsid="0aa0e815"/>
    </style:style>
    <style:style style:name="T1671" style:family="text">
      <style:text-properties officeooo:rsid="0aa138fa"/>
    </style:style>
    <style:style style:name="T1672" style:family="text">
      <style:text-properties officeooo:rsid="0aa27677"/>
    </style:style>
    <style:style style:name="T1673" style:family="text">
      <style:text-properties officeooo:rsid="0aa35f8f"/>
    </style:style>
    <style:style style:name="T1674" style:family="text">
      <style:text-properties officeooo:rsid="0aa6664c"/>
    </style:style>
    <style:style style:name="T1675" style:family="text">
      <style:text-properties officeooo:rsid="0aa71dd9"/>
    </style:style>
    <style:style style:name="T1676" style:family="text">
      <style:text-properties officeooo:rsid="0aa91e8e"/>
    </style:style>
    <style:style style:name="T1677" style:family="text">
      <style:text-properties officeooo:rsid="0aac800b"/>
    </style:style>
    <style:style style:name="T1678" style:family="text">
      <style:text-properties officeooo:rsid="0abec003"/>
    </style:style>
    <style:style style:name="T1679" style:family="text">
      <style:text-properties officeooo:rsid="0ac6b93e"/>
    </style:style>
    <style:style style:name="T1680" style:family="text">
      <style:text-properties officeooo:rsid="0ac7daea"/>
    </style:style>
    <style:style style:name="T1681" style:family="text">
      <style:text-properties officeooo:rsid="0ac8e7dc"/>
    </style:style>
    <style:style style:name="T1682" style:family="text">
      <style:text-properties officeooo:rsid="0ac9b1dd"/>
    </style:style>
    <style:style style:name="T1683" style:family="text">
      <style:text-properties officeooo:rsid="0acb3beb"/>
    </style:style>
    <style:style style:name="T1684" style:family="text">
      <style:text-properties officeooo:rsid="0acb7890"/>
    </style:style>
    <style:style style:name="T1685" style:family="text">
      <style:text-properties officeooo:rsid="0acc5d42"/>
    </style:style>
    <style:style style:name="T1686" style:family="text">
      <style:text-properties officeooo:rsid="0acd1d84"/>
    </style:style>
    <style:style style:name="T1687" style:family="text">
      <style:text-properties officeooo:rsid="0ad406b7"/>
    </style:style>
    <style:style style:name="T1688" style:family="text">
      <style:text-properties officeooo:rsid="0ad4bc66"/>
    </style:style>
    <style:style style:name="T1689" style:family="text">
      <style:text-properties officeooo:rsid="0ad6467c"/>
    </style:style>
    <style:style style:name="T1690" style:family="text">
      <style:text-properties officeooo:rsid="0ad74a1a"/>
    </style:style>
    <style:style style:name="T1691" style:family="text">
      <style:text-properties officeooo:rsid="0ad92926"/>
    </style:style>
    <style:style style:name="T1692" style:family="text">
      <style:text-properties officeooo:rsid="0ad9d0b6"/>
    </style:style>
    <style:style style:name="T1693" style:family="text">
      <style:text-properties officeooo:rsid="0ada4257"/>
    </style:style>
    <style:style style:name="T1694" style:family="text">
      <style:text-properties officeooo:rsid="0adc2860"/>
    </style:style>
    <style:style style:name="T1695" style:family="text">
      <style:text-properties officeooo:rsid="0ade3523"/>
    </style:style>
    <style:style style:name="T1696" style:family="text">
      <style:text-properties officeooo:rsid="0ae5af65"/>
    </style:style>
    <style:style style:name="T1697" style:family="text">
      <style:text-properties officeooo:rsid="0ae6e521"/>
    </style:style>
    <style:style style:name="T1698" style:family="text">
      <style:text-properties officeooo:rsid="0afae74f"/>
    </style:style>
    <style:style style:name="T1699" style:family="text">
      <style:text-properties officeooo:rsid="0b015b73"/>
    </style:style>
    <style:style style:name="T1700" style:family="text">
      <style:text-properties officeooo:rsid="0b0bbfc0"/>
    </style:style>
    <style:style style:name="T1701" style:family="text">
      <style:text-properties officeooo:rsid="0b0d02fb"/>
    </style:style>
    <style:style style:name="T1702" style:family="text">
      <style:text-properties officeooo:rsid="0b0f43a2"/>
    </style:style>
    <style:style style:name="T1703" style:family="text">
      <style:text-properties officeooo:rsid="0b139de0"/>
    </style:style>
    <style:style style:name="T1704" style:family="text">
      <style:text-properties officeooo:rsid="0b13af21"/>
    </style:style>
    <style:style style:name="T1705" style:family="text">
      <style:text-properties officeooo:rsid="0b1ce609"/>
    </style:style>
    <style:style style:name="T1706" style:family="text">
      <style:text-properties officeooo:rsid="0b1d232c"/>
    </style:style>
    <style:style style:name="T1707" style:family="text">
      <style:text-properties officeooo:rsid="0b26710a"/>
    </style:style>
    <style:style style:name="T1708" style:family="text">
      <style:text-properties officeooo:rsid="0b26a0f9"/>
    </style:style>
    <style:style style:name="T1709" style:family="text">
      <style:text-properties officeooo:rsid="0b31beca"/>
    </style:style>
    <style:style style:name="T1710" style:family="text">
      <style:text-properties officeooo:rsid="0b342e9c"/>
    </style:style>
    <style:style style:name="T1711" style:family="text">
      <style:text-properties officeooo:rsid="0b354054"/>
    </style:style>
    <style:style style:name="T1712" style:family="text">
      <style:text-properties officeooo:rsid="0b3f2a8d"/>
    </style:style>
    <style:style style:name="T1713" style:family="text">
      <style:text-properties officeooo:rsid="0b451901"/>
    </style:style>
    <style:style style:name="T1714" style:family="text">
      <style:text-properties officeooo:rsid="0b5fde0d"/>
    </style:style>
    <style:style style:name="T1715" style:family="text">
      <style:text-properties officeooo:rsid="0b6a0477"/>
    </style:style>
    <style:style style:name="T1716" style:family="text">
      <style:text-properties officeooo:rsid="0b6b6be3"/>
    </style:style>
    <style:style style:name="T1717" style:family="text">
      <style:text-properties officeooo:rsid="0b6d9f25"/>
    </style:style>
    <style:style style:name="T1718" style:family="text">
      <style:text-properties officeooo:rsid="0b789233"/>
    </style:style>
    <style:style style:name="T1719" style:family="text">
      <style:text-properties officeooo:rsid="0b7cc40d"/>
    </style:style>
    <style:style style:name="T1720" style:family="text">
      <style:text-properties officeooo:rsid="0b85b74a"/>
    </style:style>
    <style:style style:name="T1721" style:family="text">
      <style:text-properties officeooo:rsid="0b898d12"/>
    </style:style>
    <style:style style:name="T1722" style:family="text">
      <style:text-properties officeooo:rsid="0b8a5607"/>
    </style:style>
    <style:style style:name="T1723" style:family="text">
      <style:text-properties officeooo:rsid="0b973941"/>
    </style:style>
    <style:style style:name="T1724" style:family="text">
      <style:text-properties officeooo:rsid="0bb57552"/>
    </style:style>
    <style:style style:name="T1725" style:family="text">
      <style:text-properties officeooo:rsid="0be5b930"/>
    </style:style>
    <style:style style:name="T1726" style:family="text">
      <style:text-properties officeooo:rsid="0bf128e4"/>
    </style:style>
    <style:style style:name="T1727" style:family="text">
      <style:text-properties officeooo:rsid="0c4282df"/>
    </style:style>
    <style:style style:name="T1728" style:family="text">
      <style:text-properties officeooo:rsid="0c5c5959"/>
    </style:style>
    <style:style style:name="T1729" style:family="text">
      <style:text-properties officeooo:rsid="0c6fea84"/>
    </style:style>
    <style:style style:name="T1730" style:family="text">
      <style:text-properties officeooo:rsid="0c805e28"/>
    </style:style>
    <style:style style:name="T1731" style:family="text">
      <style:text-properties officeooo:rsid="0c8ed065"/>
    </style:style>
    <style:style style:name="T1732" style:family="text">
      <style:text-properties officeooo:rsid="0c9b9a97"/>
    </style:style>
    <style:style style:name="T1733" style:family="text">
      <style:text-properties officeooo:rsid="0c9c1720"/>
    </style:style>
    <style:style style:name="T1734" style:family="text">
      <style:text-properties officeooo:rsid="0ca3a391"/>
    </style:style>
    <style:style style:name="T1735" style:family="text">
      <style:text-properties officeooo:rsid="0cae3497"/>
    </style:style>
    <style:style style:name="T1736" style:family="text">
      <style:text-properties officeooo:rsid="0cae8287"/>
    </style:style>
    <style:style style:name="T1737" style:family="text">
      <style:text-properties officeooo:rsid="0cb201c8"/>
    </style:style>
    <style:style style:name="T1738" style:family="text">
      <style:text-properties officeooo:rsid="0cb89107"/>
    </style:style>
    <style:style style:name="T1739" style:family="text">
      <style:text-properties officeooo:rsid="0cde1e12"/>
    </style:style>
    <style:style style:name="T1740" style:family="text">
      <style:text-properties officeooo:rsid="0cf7c521"/>
    </style:style>
    <style:style style:name="T1741" style:family="text">
      <style:text-properties officeooo:rsid="0cf8491b"/>
    </style:style>
    <style:style style:name="T1742" style:family="text">
      <style:text-properties officeooo:rsid="0cfc828e"/>
    </style:style>
    <style:style style:name="T1743" style:family="text">
      <style:text-properties officeooo:rsid="0d045ced"/>
    </style:style>
    <style:style style:name="T1744" style:family="text">
      <style:text-properties officeooo:rsid="0d054618"/>
    </style:style>
    <style:style style:name="T1745" style:family="text">
      <style:text-properties officeooo:rsid="0d08797a"/>
    </style:style>
    <style:style style:name="T1746" style:family="text">
      <style:text-properties officeooo:rsid="0d09ccb7"/>
    </style:style>
    <style:style style:name="T1747" style:family="text">
      <style:text-properties officeooo:rsid="0d163240"/>
    </style:style>
    <style:style style:name="T1748" style:family="text">
      <style:text-properties officeooo:rsid="0d163767"/>
    </style:style>
    <style:style style:name="T1749" style:family="text">
      <style:text-properties officeooo:rsid="0d17217f"/>
    </style:style>
    <style:style style:name="T1750" style:family="text">
      <style:text-properties officeooo:rsid="0d18d86e"/>
    </style:style>
    <style:style style:name="T1751" style:family="text">
      <style:text-properties officeooo:rsid="0d1b6cc2"/>
    </style:style>
    <style:style style:name="T1752" style:family="text">
      <style:text-properties officeooo:rsid="0d25f785"/>
    </style:style>
    <style:style style:name="T1753" style:family="text">
      <style:text-properties officeooo:rsid="0d3c64b4"/>
    </style:style>
    <style:style style:name="T1754" style:family="text">
      <style:text-properties officeooo:rsid="0d3fd1c1"/>
    </style:style>
    <style:style style:name="T1755" style:family="text">
      <style:text-properties officeooo:rsid="0d41b137"/>
    </style:style>
    <style:style style:name="T1756" style:family="text">
      <style:text-properties officeooo:rsid="0d4635d0"/>
    </style:style>
    <style:style style:name="T1757" style:family="text">
      <style:text-properties officeooo:rsid="0d468b00"/>
    </style:style>
    <style:style style:name="T1758" style:family="text">
      <style:text-properties officeooo:rsid="0d47ed5f"/>
    </style:style>
    <style:style style:name="T1759" style:family="text">
      <style:text-properties officeooo:rsid="0d4a8582"/>
    </style:style>
    <style:style style:name="T1760" style:family="text">
      <style:text-properties officeooo:rsid="0d4a87ac"/>
    </style:style>
    <style:style style:name="T1761" style:family="text">
      <style:text-properties officeooo:rsid="0d4af74a"/>
    </style:style>
    <style:style style:name="T1762" style:family="text">
      <style:text-properties officeooo:rsid="0d4ef25f"/>
    </style:style>
    <style:style style:name="T1763" style:family="text">
      <style:text-properties officeooo:rsid="0d5144f3"/>
    </style:style>
    <style:style style:name="T1764" style:family="text">
      <style:text-properties officeooo:rsid="0d5264cf"/>
    </style:style>
    <style:style style:name="T1765" style:family="text">
      <style:text-properties officeooo:rsid="0d5b2f1b"/>
    </style:style>
    <style:style style:name="T1766" style:family="text">
      <style:text-properties officeooo:rsid="0d5f3504"/>
    </style:style>
    <style:style style:name="T1767" style:family="text">
      <style:text-properties officeooo:rsid="0d6df2df"/>
    </style:style>
    <style:style style:name="T1768" style:family="text">
      <style:text-properties officeooo:rsid="0d6fa144"/>
    </style:style>
    <style:style style:name="T1769" style:family="text">
      <style:text-properties officeooo:rsid="0d722094"/>
    </style:style>
    <style:style style:name="T1770" style:family="text">
      <style:text-properties officeooo:rsid="0d7b6861"/>
    </style:style>
    <style:style style:name="T1771" style:family="text">
      <style:text-properties officeooo:rsid="0d7f044e"/>
    </style:style>
    <style:style style:name="T1772" style:family="text">
      <style:text-properties officeooo:rsid="0d82e406"/>
    </style:style>
    <style:style style:name="T1773" style:family="text">
      <style:text-properties officeooo:rsid="0d876d7b"/>
    </style:style>
    <style:style style:name="T1774" style:family="text">
      <style:text-properties officeooo:rsid="0d893f7f"/>
    </style:style>
    <style:style style:name="T1775" style:family="text">
      <style:text-properties officeooo:rsid="0d8b3c80"/>
    </style:style>
    <style:style style:name="T1776" style:family="text">
      <style:text-properties officeooo:rsid="0d8de107"/>
    </style:style>
    <style:style style:name="T1777" style:family="text">
      <style:text-properties officeooo:rsid="0d8e494a"/>
    </style:style>
    <style:style style:name="T1778" style:family="text">
      <style:text-properties officeooo:rsid="0d965795"/>
    </style:style>
    <style:style style:name="T1779" style:family="text">
      <style:text-properties officeooo:rsid="0d989b54"/>
    </style:style>
    <style:style style:name="T1780" style:family="text">
      <style:text-properties officeooo:rsid="0d9a397d"/>
    </style:style>
    <style:style style:name="T1781" style:family="text">
      <style:text-properties officeooo:rsid="0d9c12b0"/>
    </style:style>
    <style:style style:name="T1782" style:family="text">
      <style:text-properties officeooo:rsid="0d9cd828"/>
    </style:style>
    <style:style style:name="T1783" style:family="text">
      <style:text-properties officeooo:rsid="0d9dc3f0"/>
    </style:style>
    <style:style style:name="T1784" style:family="text">
      <style:text-properties officeooo:rsid="0d9f72ba"/>
    </style:style>
    <style:style style:name="T1785" style:family="text">
      <style:text-properties officeooo:rsid="0dafadaa"/>
    </style:style>
    <style:style style:name="T1786" style:family="text">
      <style:text-properties officeooo:rsid="0db8d453"/>
    </style:style>
    <style:style style:name="T1787" style:family="text">
      <style:text-properties officeooo:rsid="0dc4d5e6"/>
    </style:style>
    <style:style style:name="T1788" style:family="text">
      <style:text-properties officeooo:rsid="0dc76b06"/>
    </style:style>
    <style:style style:name="T1789" style:family="text">
      <style:text-properties officeooo:rsid="0dc8ef6f"/>
    </style:style>
    <style:style style:name="T1790" style:family="text">
      <style:text-properties officeooo:rsid="0dc98e70"/>
    </style:style>
    <style:style style:name="T1791" style:family="text">
      <style:text-properties officeooo:rsid="0dc9f466"/>
    </style:style>
    <style:style style:name="T1792" style:family="text">
      <style:text-properties officeooo:rsid="0dceb8dd"/>
    </style:style>
    <style:style style:name="T1793" style:family="text">
      <style:text-properties officeooo:rsid="0dd04e59"/>
    </style:style>
    <style:style style:name="T1794" style:family="text">
      <style:text-properties officeooo:rsid="0dd21831"/>
    </style:style>
    <style:style style:name="T1795" style:family="text">
      <style:text-properties officeooo:rsid="0dd2560e"/>
    </style:style>
    <style:style style:name="T1796" style:family="text">
      <style:text-properties officeooo:rsid="0dd3386d"/>
    </style:style>
    <style:style style:name="T1797" style:family="text">
      <style:text-properties officeooo:rsid="0dd9d39d"/>
    </style:style>
    <style:style style:name="T1798" style:family="text">
      <style:text-properties officeooo:rsid="0de07497"/>
    </style:style>
    <style:style style:name="T1799" style:family="text">
      <style:text-properties officeooo:rsid="0de1f2d0"/>
    </style:style>
    <style:style style:name="T1800" style:family="text">
      <style:text-properties officeooo:rsid="0de3be36"/>
    </style:style>
    <style:style style:name="T1801" style:family="text">
      <style:text-properties officeooo:rsid="0de6b4f1"/>
    </style:style>
    <style:style style:name="T1802" style:family="text">
      <style:text-properties officeooo:rsid="0de8dc99"/>
    </style:style>
    <style:style style:name="T1803" style:family="text">
      <style:text-properties officeooo:rsid="0dea5631"/>
    </style:style>
    <style:style style:name="T1804" style:family="text">
      <style:text-properties officeooo:rsid="0dee9f0a"/>
    </style:style>
    <style:style style:name="T1805" style:family="text">
      <style:text-properties officeooo:rsid="0deeaf1b"/>
    </style:style>
    <style:style style:name="T1806" style:family="text">
      <style:text-properties officeooo:rsid="0defdc5a"/>
    </style:style>
    <style:style style:name="T1807" style:family="text">
      <style:text-properties officeooo:rsid="0e07a54b"/>
    </style:style>
    <style:style style:name="T1808" style:family="text">
      <style:text-properties officeooo:rsid="0e083318"/>
    </style:style>
    <style:style style:name="T1809" style:family="text">
      <style:text-properties officeooo:rsid="0e0a9f92"/>
    </style:style>
    <style:style style:name="T1810" style:family="text">
      <style:text-properties officeooo:rsid="0e0af591"/>
    </style:style>
    <style:style style:name="T1811" style:family="text">
      <style:text-properties officeooo:rsid="0e0cc87b"/>
    </style:style>
    <style:style style:name="T1812" style:family="text">
      <style:text-properties officeooo:rsid="0e121fa2"/>
    </style:style>
    <style:style style:name="T1813" style:family="text">
      <style:text-properties officeooo:rsid="0e1280ed"/>
    </style:style>
    <style:style style:name="T1814" style:family="text">
      <style:text-properties officeooo:rsid="0e2561b3"/>
    </style:style>
    <style:style style:name="T1815" style:family="text">
      <style:text-properties officeooo:rsid="0e2ffce4"/>
    </style:style>
    <style:style style:name="T1816" style:family="text">
      <style:text-properties officeooo:rsid="0e429899"/>
    </style:style>
    <style:style style:name="T1817" style:family="text">
      <style:text-properties officeooo:rsid="0e45b175"/>
    </style:style>
    <style:style style:name="T1818" style:family="text">
      <style:text-properties officeooo:rsid="0e5556a0"/>
    </style:style>
    <style:style style:name="T1819" style:family="text">
      <style:text-properties officeooo:rsid="0e59ea46"/>
    </style:style>
    <style:style style:name="T1820" style:family="text">
      <style:text-properties officeooo:rsid="0e5ef724"/>
    </style:style>
    <style:style style:name="T1821" style:family="text">
      <style:text-properties officeooo:rsid="0e735c1b"/>
    </style:style>
    <style:style style:name="T1822" style:family="text">
      <style:text-properties officeooo:rsid="0e76ca7a"/>
    </style:style>
    <style:style style:name="T1823" style:family="text">
      <style:text-properties officeooo:rsid="0e76d693"/>
    </style:style>
    <style:style style:name="T1824" style:family="text">
      <style:text-properties officeooo:rsid="0e7a5147"/>
    </style:style>
    <style:style style:name="T1825" style:family="text">
      <style:text-properties officeooo:rsid="0e82411c"/>
    </style:style>
    <style:style style:name="T1826" style:family="text">
      <style:text-properties officeooo:rsid="0e83fa2b"/>
    </style:style>
    <style:style style:name="T1827" style:family="text">
      <style:text-properties officeooo:rsid="0e892b1f"/>
    </style:style>
    <style:style style:name="T1828" style:family="text">
      <style:text-properties officeooo:rsid="0e8f1d8c"/>
    </style:style>
    <style:style style:name="T1829" style:family="text">
      <style:text-properties officeooo:rsid="0e9035e0"/>
    </style:style>
    <style:style style:name="T1830" style:family="text">
      <style:text-properties officeooo:rsid="0e92aabe"/>
    </style:style>
    <style:style style:name="T1831" style:family="text">
      <style:text-properties officeooo:rsid="0e93ae87"/>
    </style:style>
    <style:style style:name="T1832" style:family="text">
      <style:text-properties officeooo:rsid="0e95669f"/>
    </style:style>
    <style:style style:name="T1833" style:family="text">
      <style:text-properties officeooo:rsid="0e982e51"/>
    </style:style>
    <style:style style:name="T1834" style:family="text">
      <style:text-properties officeooo:rsid="0e9c0c5a"/>
    </style:style>
    <style:style style:name="T1835" style:family="text">
      <style:text-properties officeooo:rsid="0e9c2eb3"/>
    </style:style>
    <style:style style:name="T1836" style:family="text">
      <style:text-properties officeooo:rsid="0e9d4edf"/>
    </style:style>
    <style:style style:name="T1837" style:family="text">
      <style:text-properties officeooo:rsid="0e9e2115"/>
    </style:style>
    <style:style style:name="T1838" style:family="text">
      <style:text-properties officeooo:rsid="0e9f8df3"/>
    </style:style>
    <style:style style:name="T1839" style:family="text">
      <style:text-properties officeooo:rsid="0ea0a5f3"/>
    </style:style>
    <style:style style:name="T1840" style:family="text">
      <style:text-properties officeooo:rsid="0ea1ed86"/>
    </style:style>
    <style:style style:name="T1841" style:family="text">
      <style:text-properties officeooo:rsid="0eb5b29b"/>
    </style:style>
    <style:style style:name="T1842" style:family="text">
      <style:text-properties officeooo:rsid="0eb5bd09"/>
    </style:style>
    <style:style style:name="T1843" style:family="text">
      <style:text-properties officeooo:rsid="0eb614b8"/>
    </style:style>
    <style:style style:name="T1844" style:family="text">
      <style:text-properties officeooo:rsid="0eb6bb58"/>
    </style:style>
    <style:style style:name="T1845" style:family="text">
      <style:text-properties officeooo:rsid="0eb7ec65"/>
    </style:style>
    <style:style style:name="T1846" style:family="text">
      <style:text-properties officeooo:rsid="0eb99a95"/>
    </style:style>
    <style:style style:name="T1847" style:family="text">
      <style:text-properties officeooo:rsid="0ebaeb78"/>
    </style:style>
    <style:style style:name="T1848" style:family="text">
      <style:text-properties officeooo:rsid="0ebd9cd5"/>
    </style:style>
    <style:style style:name="T1849" style:family="text">
      <style:text-properties officeooo:rsid="0ec0c799"/>
    </style:style>
    <style:style style:name="T1850" style:family="text">
      <style:text-properties officeooo:rsid="0ec11ac4"/>
    </style:style>
    <style:style style:name="T1851" style:family="text">
      <style:text-properties officeooo:rsid="0ec3525f"/>
    </style:style>
    <style:style style:name="T1852" style:family="text">
      <style:text-properties officeooo:rsid="0ec4de6f"/>
    </style:style>
    <style:style style:name="T1853" style:family="text">
      <style:text-properties officeooo:rsid="0ec5c7af"/>
    </style:style>
    <style:style style:name="T1854" style:family="text">
      <style:text-properties officeooo:rsid="0ec7644c"/>
    </style:style>
    <style:style style:name="T1855" style:family="text">
      <style:text-properties officeooo:rsid="0ec86a0d"/>
    </style:style>
    <style:style style:name="T1856" style:family="text">
      <style:text-properties officeooo:rsid="0ecaa185"/>
    </style:style>
    <style:style style:name="T1857" style:family="text">
      <style:text-properties officeooo:rsid="0ecff853"/>
    </style:style>
    <style:style style:name="T1858" style:family="text">
      <style:text-properties officeooo:rsid="0ed06862"/>
    </style:style>
    <style:style style:name="T1859" style:family="text">
      <style:text-properties officeooo:rsid="0ed2b947"/>
    </style:style>
    <style:style style:name="T1860" style:family="text">
      <style:text-properties officeooo:rsid="0ed42e56"/>
    </style:style>
    <style:style style:name="T1861" style:family="text">
      <style:text-properties officeooo:rsid="0eea4c48"/>
    </style:style>
    <style:style style:name="T1862" style:family="text">
      <style:text-properties officeooo:rsid="0f021478"/>
    </style:style>
    <style:style style:name="T1863" style:family="text">
      <style:text-properties officeooo:rsid="0f026fa5"/>
    </style:style>
    <style:style style:name="T1864" style:family="text">
      <style:text-properties officeooo:rsid="0f055234"/>
    </style:style>
    <style:style style:name="T1865" style:family="text">
      <style:text-properties officeooo:rsid="0f0634e2"/>
    </style:style>
    <style:style style:name="T1866" style:family="text">
      <style:text-properties officeooo:rsid="0f0780b4"/>
    </style:style>
    <style:style style:name="T1867" style:family="text">
      <style:text-properties officeooo:rsid="0f0d369b"/>
    </style:style>
    <style:style style:name="T1868" style:family="text">
      <style:text-properties officeooo:rsid="0f0e84e8"/>
    </style:style>
    <style:style style:name="T1869" style:family="text">
      <style:text-properties officeooo:rsid="0f11fea9"/>
    </style:style>
    <style:style style:name="T1870" style:family="text">
      <style:text-properties officeooo:rsid="0f1996ba"/>
    </style:style>
    <style:style style:name="T1871" style:family="text">
      <style:text-properties officeooo:rsid="0f1b7c46"/>
    </style:style>
    <style:style style:name="T1872" style:family="text">
      <style:text-properties officeooo:rsid="0f29f63e"/>
    </style:style>
    <style:style style:name="T1873" style:family="text">
      <style:text-properties officeooo:rsid="0f2df68e"/>
    </style:style>
    <style:style style:name="T1874" style:family="text">
      <style:text-properties officeooo:rsid="0f2fdcb0"/>
    </style:style>
    <style:style style:name="T1875" style:family="text">
      <style:text-properties officeooo:rsid="0f32506b"/>
    </style:style>
    <style:style style:name="T1876" style:family="text">
      <style:text-properties officeooo:rsid="0f3edb54"/>
    </style:style>
    <style:style style:name="T1877" style:family="text">
      <style:text-properties officeooo:rsid="0f4296a5"/>
    </style:style>
    <style:style style:name="T1878" style:family="text">
      <style:text-properties officeooo:rsid="0f44f213"/>
    </style:style>
    <style:style style:name="T1879" style:family="text">
      <style:text-properties officeooo:rsid="0f48e0ab"/>
    </style:style>
    <style:style style:name="T1880" style:family="text">
      <style:text-properties officeooo:rsid="0f4d6d69"/>
    </style:style>
    <style:style style:name="T1881" style:family="text">
      <style:text-properties officeooo:rsid="0f4d891d"/>
    </style:style>
    <style:style style:name="T1882" style:family="text">
      <style:text-properties officeooo:rsid="0f4e72bd"/>
    </style:style>
    <style:style style:name="T1883" style:family="text">
      <style:text-properties officeooo:rsid="0f506265"/>
    </style:style>
    <style:style style:name="T1884" style:family="text">
      <style:text-properties officeooo:rsid="0f57c665"/>
    </style:style>
    <style:style style:name="T1885" style:family="text">
      <style:text-properties officeooo:rsid="0f5bd22f"/>
    </style:style>
    <style:style style:name="T1886" style:family="text">
      <style:text-properties officeooo:rsid="0f5d3275"/>
    </style:style>
    <style:style style:name="T1887" style:family="text">
      <style:text-properties officeooo:rsid="0f5dbd52"/>
    </style:style>
    <style:style style:name="T1888" style:family="text">
      <style:text-properties officeooo:rsid="0f5e869f"/>
    </style:style>
    <style:style style:name="T1889" style:family="text">
      <style:text-properties officeooo:rsid="0f5fa945"/>
    </style:style>
    <style:style style:name="T1890" style:family="text">
      <style:text-properties officeooo:rsid="0f644f9b"/>
    </style:style>
    <style:style style:name="T1891" style:family="text">
      <style:text-properties officeooo:rsid="0f6578d1"/>
    </style:style>
    <style:style style:name="T1892" style:family="text">
      <style:text-properties officeooo:rsid="0f66a1e2"/>
    </style:style>
    <style:style style:name="T1893" style:family="text">
      <style:text-properties officeooo:rsid="0f67b135"/>
    </style:style>
    <style:style style:name="T1894" style:family="text">
      <style:text-properties officeooo:rsid="0f68169d"/>
    </style:style>
    <style:style style:name="T1895" style:family="text">
      <style:text-properties officeooo:rsid="0f69c884"/>
    </style:style>
    <style:style style:name="T1896" style:family="text">
      <style:text-properties officeooo:rsid="0f6b0827"/>
    </style:style>
    <style:style style:name="T1897" style:family="text">
      <style:text-properties officeooo:rsid="0f749e62"/>
    </style:style>
    <style:style style:name="T1898" style:family="text">
      <style:text-properties officeooo:rsid="0f769fcf"/>
    </style:style>
    <style:style style:name="T1899" style:family="text">
      <style:text-properties officeooo:rsid="0f7b203b"/>
    </style:style>
    <style:style style:name="T1900" style:family="text">
      <style:text-properties officeooo:rsid="0f81037b"/>
    </style:style>
    <style:style style:name="T1901" style:family="text">
      <style:text-properties officeooo:rsid="0f813660"/>
    </style:style>
    <style:style style:name="T1902" style:family="text">
      <style:text-properties officeooo:rsid="0f8daf70"/>
    </style:style>
    <style:style style:name="T1903" style:family="text">
      <style:text-properties officeooo:rsid="0f8f2783"/>
    </style:style>
    <style:style style:name="T1904" style:family="text">
      <style:text-properties officeooo:rsid="0f8ff995"/>
    </style:style>
    <style:style style:name="T1905" style:family="text">
      <style:text-properties officeooo:rsid="0f927871"/>
    </style:style>
    <style:style style:name="T1906" style:family="text">
      <style:text-properties officeooo:rsid="0f9eb8f6"/>
    </style:style>
    <style:style style:name="T1907" style:family="text">
      <style:text-properties officeooo:rsid="0faa9c71"/>
    </style:style>
    <style:style style:name="T1908" style:family="text">
      <style:text-properties officeooo:rsid="0fbe4ba9"/>
    </style:style>
    <style:style style:name="T1909" style:family="text">
      <style:text-properties officeooo:rsid="0fc0c51a"/>
    </style:style>
    <style:style style:name="T1910" style:family="text">
      <style:text-properties officeooo:rsid="0fc68672"/>
    </style:style>
    <style:style style:name="T1911" style:family="text">
      <style:text-properties officeooo:rsid="0fcac347"/>
    </style:style>
    <style:style style:name="T1912" style:family="text">
      <style:text-properties officeooo:rsid="0fcd9567"/>
    </style:style>
    <style:style style:name="T1913" style:family="text">
      <style:text-properties officeooo:rsid="0fe1f36a"/>
    </style:style>
    <style:style style:name="T1914" style:family="text">
      <style:text-properties officeooo:rsid="0fee37ab"/>
    </style:style>
    <style:style style:name="T1915" style:family="text">
      <style:text-properties officeooo:rsid="0ff1747f"/>
    </style:style>
    <style:style style:name="T1916" style:family="text">
      <style:text-properties officeooo:rsid="0ff1c76f"/>
    </style:style>
    <style:style style:name="T1917" style:family="text">
      <style:text-properties officeooo:rsid="0ff2c007"/>
    </style:style>
    <style:style style:name="T1918" style:family="text">
      <style:text-properties officeooo:rsid="0ff2e205"/>
    </style:style>
    <style:style style:name="T1919" style:family="text">
      <style:text-properties officeooo:rsid="0ff432f6"/>
    </style:style>
    <style:style style:name="T1920" style:family="text">
      <style:text-properties officeooo:rsid="0ff70779"/>
    </style:style>
    <style:style style:name="T1921" style:family="text">
      <style:text-properties officeooo:rsid="0ff8d2a0"/>
    </style:style>
    <style:style style:name="T1922" style:family="text">
      <style:text-properties officeooo:rsid="0ff95304"/>
    </style:style>
    <style:style style:name="T1923" style:family="text">
      <style:text-properties officeooo:rsid="0ffd77a6"/>
    </style:style>
    <style:style style:name="T1924" style:family="text">
      <style:text-properties officeooo:rsid="0ffef091"/>
    </style:style>
    <style:style style:name="T1925" style:family="text">
      <style:text-properties officeooo:rsid="0fff5acf"/>
    </style:style>
    <style:style style:name="T1926" style:family="text">
      <style:text-properties officeooo:rsid="1001531d"/>
    </style:style>
    <style:style style:name="T1927" style:family="text">
      <style:text-properties officeooo:rsid="100223f2"/>
    </style:style>
    <style:style style:name="T1928" style:family="text">
      <style:text-properties officeooo:rsid="10033dd1"/>
    </style:style>
    <style:style style:name="T1929" style:family="text">
      <style:text-properties officeooo:rsid="1004506e"/>
    </style:style>
    <style:style style:name="T1930" style:family="text">
      <style:text-properties officeooo:rsid="10046e02"/>
    </style:style>
    <style:style style:name="T1931" style:family="text">
      <style:text-properties officeooo:rsid="10090d0c"/>
    </style:style>
    <style:style style:name="T1932" style:family="text">
      <style:text-properties officeooo:rsid="100af2d6"/>
    </style:style>
    <style:style style:name="T1933" style:family="text">
      <style:text-properties officeooo:rsid="100b8f4d"/>
    </style:style>
    <style:style style:name="T1934" style:family="text">
      <style:text-properties officeooo:rsid="10104c75"/>
    </style:style>
    <style:style style:name="T1935" style:family="text">
      <style:text-properties officeooo:rsid="10107a31"/>
    </style:style>
    <style:style style:name="T1936" style:family="text">
      <style:text-properties officeooo:rsid="101112a4"/>
    </style:style>
    <style:style style:name="T1937" style:family="text">
      <style:text-properties officeooo:rsid="101286f6"/>
    </style:style>
    <style:style style:name="T1938" style:family="text">
      <style:text-properties officeooo:rsid="101d3661"/>
    </style:style>
    <style:style style:name="T1939" style:family="text">
      <style:text-properties officeooo:rsid="101d8b80"/>
    </style:style>
    <style:style style:name="T1940" style:family="text">
      <style:text-properties officeooo:rsid="101f2f26"/>
    </style:style>
    <style:style style:name="T1941" style:family="text">
      <style:text-properties officeooo:rsid="10203f39"/>
    </style:style>
    <style:style style:name="T1942" style:family="text">
      <style:text-properties officeooo:rsid="10211388"/>
    </style:style>
    <style:style style:name="T1943" style:family="text">
      <style:text-properties officeooo:rsid="10257e0e"/>
    </style:style>
    <style:style style:name="T1944" style:family="text">
      <style:text-properties officeooo:rsid="1025f857"/>
    </style:style>
    <style:style style:name="T1945" style:family="text">
      <style:text-properties officeooo:rsid="102a56d7"/>
    </style:style>
    <style:style style:name="T1946" style:family="text">
      <style:text-properties officeooo:rsid="102b87b0"/>
    </style:style>
    <style:style style:name="T1947" style:family="text">
      <style:text-properties officeooo:rsid="102cc26f"/>
    </style:style>
    <style:style style:name="T1948" style:family="text">
      <style:text-properties officeooo:rsid="102e3897"/>
    </style:style>
    <style:style style:name="T1949" style:family="text">
      <style:text-properties officeooo:rsid="1031bc84"/>
    </style:style>
    <style:style style:name="T1950" style:family="text">
      <style:text-properties officeooo:rsid="1033769f"/>
    </style:style>
    <style:style style:name="T1951" style:family="text">
      <style:text-properties officeooo:rsid="1037cb07"/>
    </style:style>
    <style:style style:name="T1952" style:family="text">
      <style:text-properties officeooo:rsid="103c9a0e"/>
    </style:style>
    <style:style style:name="T1953" style:family="text">
      <style:text-properties officeooo:rsid="103e06d8"/>
    </style:style>
    <style:style style:name="T1954" style:family="text">
      <style:text-properties officeooo:rsid="103ffe01"/>
    </style:style>
    <style:style style:name="T1955" style:family="text">
      <style:text-properties officeooo:rsid="104210e2"/>
    </style:style>
    <style:style style:name="T1956" style:family="text">
      <style:text-properties officeooo:rsid="10432e63"/>
    </style:style>
    <style:style style:name="T1957" style:family="text">
      <style:text-properties officeooo:rsid="10447d0a"/>
    </style:style>
    <style:style style:name="T1958" style:family="text">
      <style:text-properties officeooo:rsid="1046bb81"/>
    </style:style>
    <style:style style:name="T1959" style:family="text">
      <style:text-properties officeooo:rsid="1049b504"/>
    </style:style>
    <style:style style:name="T1960" style:family="text">
      <style:text-properties officeooo:rsid="104c505f"/>
    </style:style>
    <style:style style:name="T1961" style:family="text">
      <style:text-properties officeooo:rsid="104e006c"/>
    </style:style>
    <style:style style:name="T1962" style:family="text">
      <style:text-properties officeooo:rsid="104ea95d"/>
    </style:style>
    <style:style style:name="T1963" style:family="text">
      <style:text-properties officeooo:rsid="10506f4a"/>
    </style:style>
    <style:style style:name="T1964" style:family="text">
      <style:text-properties officeooo:rsid="10524070"/>
    </style:style>
    <style:style style:name="T1965" style:family="text">
      <style:text-properties officeooo:rsid="10530e52"/>
    </style:style>
    <style:style style:name="T1966" style:family="text">
      <style:text-properties officeooo:rsid="1056818c"/>
    </style:style>
    <style:style style:name="T1967" style:family="text">
      <style:text-properties officeooo:rsid="10577e0f"/>
    </style:style>
    <style:style style:name="T1968" style:family="text">
      <style:text-properties officeooo:rsid="1067b138"/>
    </style:style>
    <style:style style:name="T1969" style:family="text">
      <style:text-properties officeooo:rsid="10717297"/>
    </style:style>
    <style:style style:name="T1970" style:family="text">
      <style:text-properties officeooo:rsid="10726313"/>
    </style:style>
    <style:style style:name="T1971" style:family="text">
      <style:text-properties officeooo:rsid="10751705"/>
    </style:style>
    <style:style style:name="T1972" style:family="text">
      <style:text-properties officeooo:rsid="107ba50c"/>
    </style:style>
    <style:style style:name="T1973" style:family="text">
      <style:text-properties officeooo:rsid="1080fd39"/>
    </style:style>
    <style:style style:name="T1974" style:family="text">
      <style:text-properties officeooo:rsid="108133b7"/>
    </style:style>
    <style:style style:name="T1975" style:family="text">
      <style:text-properties officeooo:rsid="10819a72"/>
    </style:style>
    <style:style style:name="T1976" style:family="text">
      <style:text-properties officeooo:rsid="108863c7"/>
    </style:style>
    <style:style style:name="T1977" style:family="text">
      <style:text-properties officeooo:rsid="1089bee9"/>
    </style:style>
    <style:style style:name="T1978" style:family="text">
      <style:text-properties officeooo:rsid="108b0ee5"/>
    </style:style>
    <style:style style:name="T1979" style:family="text">
      <style:text-properties officeooo:rsid="108c390d"/>
    </style:style>
    <style:style style:name="T1980" style:family="text">
      <style:text-properties officeooo:rsid="108ca726"/>
    </style:style>
    <style:style style:name="T1981" style:family="text">
      <style:text-properties officeooo:rsid="108d32d6"/>
    </style:style>
    <style:style style:name="T1982" style:family="text">
      <style:text-properties officeooo:rsid="1092c034"/>
    </style:style>
    <style:style style:name="T1983" style:family="text">
      <style:text-properties officeooo:rsid="109bf72b"/>
    </style:style>
    <style:style style:name="T1984" style:family="text">
      <style:text-properties officeooo:rsid="109d0ca6"/>
    </style:style>
    <style:style style:name="T1985" style:family="text">
      <style:text-properties officeooo:rsid="109d9a24"/>
    </style:style>
    <style:style style:name="T1986" style:family="text">
      <style:text-properties officeooo:rsid="10a08974"/>
    </style:style>
    <style:style style:name="T1987" style:family="text">
      <style:text-properties officeooo:rsid="10a1551b"/>
    </style:style>
    <style:style style:name="T1988" style:family="text">
      <style:text-properties officeooo:rsid="10a2ad5c"/>
    </style:style>
    <style:style style:name="T1989" style:family="text">
      <style:text-properties officeooo:rsid="10a3adcc"/>
    </style:style>
    <style:style style:name="T1990" style:family="text">
      <style:text-properties officeooo:rsid="10a4b24d"/>
    </style:style>
    <style:style style:name="T1991" style:family="text">
      <style:text-properties officeooo:rsid="10a59203"/>
    </style:style>
    <style:style style:name="T1992" style:family="text">
      <style:text-properties officeooo:rsid="10a7c9e5"/>
    </style:style>
    <style:style style:name="T1993" style:family="text">
      <style:text-properties officeooo:rsid="10ae0ccb"/>
    </style:style>
    <style:style style:name="T1994" style:family="text">
      <style:text-properties officeooo:rsid="10b3c980"/>
    </style:style>
    <style:style style:name="T1995" style:family="text">
      <style:text-properties officeooo:rsid="10b4d510"/>
    </style:style>
    <style:style style:name="T1996" style:family="text">
      <style:text-properties officeooo:rsid="10b6771d"/>
    </style:style>
    <style:style style:name="T1997" style:family="text">
      <style:text-properties officeooo:rsid="10bb03e6"/>
    </style:style>
    <style:style style:name="T1998" style:family="text">
      <style:text-properties officeooo:rsid="10bd087d"/>
    </style:style>
    <style:style style:name="T1999" style:family="text">
      <style:text-properties officeooo:rsid="10cd4909"/>
    </style:style>
    <style:style style:name="T2000" style:family="text">
      <style:text-properties officeooo:rsid="10e33f33"/>
    </style:style>
    <style:style style:name="T2001" style:family="text">
      <style:text-properties officeooo:rsid="10eca923"/>
    </style:style>
    <style:style style:name="T2002" style:family="text">
      <style:text-properties officeooo:rsid="10ee7e78"/>
    </style:style>
    <style:style style:name="T2003" style:family="text">
      <style:text-properties officeooo:rsid="11007fac"/>
    </style:style>
    <style:style style:name="T2004" style:family="text">
      <style:text-properties officeooo:rsid="11029618"/>
    </style:style>
    <style:style style:name="T2005" style:family="text">
      <style:text-properties style:text-position="sub 58%" fo:font-weight="bold" officeooo:rsid="11029618" style:font-weight-asian="bold" style:font-weight-complex="bold"/>
    </style:style>
    <style:style style:name="T2006" style:family="text">
      <style:text-properties style:text-position="sub 58%" fo:font-weight="bold" officeooo:rsid="1128b0ca" style:font-weight-asian="bold" style:font-weight-complex="bold"/>
    </style:style>
    <style:style style:name="T2007" style:family="text">
      <style:text-properties style:text-position="sub 58%" fo:font-weight="bold" officeooo:rsid="112d7fc2" style:font-weight-asian="bold" style:font-weight-complex="bold"/>
    </style:style>
    <style:style style:name="T2008" style:family="text">
      <style:text-properties style:text-position="sub 58%" fo:font-weight="bold" officeooo:rsid="11302608" style:font-weight-asian="bold" style:font-weight-complex="bold"/>
    </style:style>
    <style:style style:name="T2009" style:family="text">
      <style:text-properties officeooo:rsid="1169fb87"/>
    </style:style>
    <style:style style:name="T2010" style:family="text">
      <style:text-properties officeooo:rsid="117171f1"/>
    </style:style>
    <style:style style:name="T2011" style:family="text">
      <style:text-properties officeooo:rsid="117272b4"/>
    </style:style>
    <style:style style:name="T2012" style:family="text">
      <style:text-properties officeooo:rsid="117583d5"/>
    </style:style>
    <style:style style:name="T2013" style:family="text">
      <style:text-properties officeooo:rsid="11770f6d"/>
    </style:style>
    <style:style style:name="T2014" style:family="text">
      <style:text-properties officeooo:rsid="117795fe"/>
    </style:style>
    <style:style style:name="T2015" style:family="text">
      <style:text-properties officeooo:rsid="117d9623"/>
    </style:style>
    <style:style style:name="T2016" style:family="text">
      <style:text-properties officeooo:rsid="117e8ca2"/>
    </style:style>
    <style:style style:name="T2017" style:family="text">
      <style:text-properties officeooo:rsid="1180741d"/>
    </style:style>
    <style:style style:name="T2018" style:family="text">
      <style:text-properties officeooo:rsid="119381fa"/>
    </style:style>
    <style:style style:name="T2019" style:family="text">
      <style:text-properties officeooo:rsid="119f7eb2"/>
    </style:style>
    <style:style style:name="T2020" style:family="text">
      <style:text-properties officeooo:rsid="11ac66af"/>
    </style:style>
    <style:style style:name="T2021" style:family="text">
      <style:text-properties officeooo:rsid="11adf444"/>
    </style:style>
    <style:style style:name="T2022" style:family="text">
      <style:text-properties officeooo:rsid="11b3b09a"/>
    </style:style>
    <style:style style:name="T2023" style:family="text">
      <style:text-properties fo:language="ru" fo:country="RU"/>
    </style:style>
    <style:style style:name="T2024" style:family="text">
      <style:text-properties fo:language="ru" fo:country="RU" officeooo:rsid="0019f43d"/>
    </style:style>
    <style:style style:name="T2025" style:family="text">
      <style:text-properties fo:language="ru" fo:country="RU" officeooo:rsid="122f6623"/>
    </style:style>
    <style:style style:name="T2026" style:family="text">
      <style:text-properties officeooo:rsid="11cb1965"/>
    </style:style>
    <style:style style:name="T2027" style:family="text">
      <style:text-properties officeooo:rsid="11e3029a"/>
    </style:style>
    <style:style style:name="T2028" style:family="text">
      <style:text-properties officeooo:rsid="11f35610"/>
    </style:style>
    <style:style style:name="T2029" style:family="text">
      <style:text-properties officeooo:rsid="1203a641"/>
    </style:style>
    <style:style style:name="T2030" style:family="text">
      <style:text-properties officeooo:rsid="1217e85e"/>
    </style:style>
    <style:style style:name="T2031" style:family="text">
      <style:text-properties officeooo:rsid="121e41ee"/>
    </style:style>
    <style:style style:name="T2032" style:family="text">
      <style:text-properties officeooo:rsid="1226cbc7"/>
    </style:style>
    <style:style style:name="T2033" style:family="text">
      <style:text-properties officeooo:rsid="122aed56"/>
    </style:style>
    <style:style style:name="T2034" style:family="text">
      <style:text-properties officeooo:rsid="12309529"/>
    </style:style>
    <style:style style:name="T2035" style:family="text">
      <style:text-properties officeooo:rsid="1230e668"/>
    </style:style>
    <style:style style:name="T2036" style:family="text">
      <style:text-properties officeooo:rsid="1232f239"/>
    </style:style>
    <style:style style:name="T2037" style:family="text">
      <style:text-properties officeooo:rsid="1236dacc"/>
    </style:style>
    <style:style style:name="T2038" style:family="text">
      <style:text-properties officeooo:rsid="124134e1"/>
    </style:style>
    <style:style style:name="T2039" style:family="text">
      <style:text-properties officeooo:rsid="12441088"/>
    </style:style>
    <style:style style:name="T2040" style:family="text">
      <style:text-properties officeooo:rsid="124aa287"/>
    </style:style>
    <style:style style:name="T2041" style:family="text">
      <style:text-properties officeooo:rsid="12693bdf"/>
    </style:style>
    <style:style style:name="T2042" style:family="text">
      <style:text-properties style:font-name="Liberation Serif1" officeooo:rsid="12693bdf"/>
    </style:style>
    <style:style style:name="T2043" style:family="text">
      <style:text-properties style:font-name="Liberation Serif"/>
    </style:style>
    <style:style style:name="T2044" style:family="text">
      <style:text-properties style:font-name="Liberation Serif" officeooo:rsid="12693bdf"/>
    </style:style>
    <style:style style:name="T2045" style:family="text">
      <style:text-properties style:font-name="Liberation Serif" officeooo:rsid="1271d674"/>
    </style:style>
    <style:style style:name="T2046" style:family="text">
      <style:text-properties style:font-name="Liberation Serif" officeooo:rsid="12721e72"/>
    </style:style>
    <style:style style:name="T2047" style:family="text">
      <style:text-properties style:font-name="Liberation Serif" officeooo:rsid="1273cad4"/>
    </style:style>
    <style:style style:name="T2048" style:family="text">
      <style:text-properties style:font-name="Liberation Serif" officeooo:rsid="1274d08f"/>
    </style:style>
    <style:style style:name="T2049" style:family="text">
      <style:text-properties style:font-name="Liberation Serif" officeooo:rsid="1275682a"/>
    </style:style>
    <style:style style:name="T2050" style:family="text">
      <style:text-properties style:font-name="Liberation Serif" officeooo:rsid="1276d988"/>
    </style:style>
    <style:style style:name="T2051" style:family="text">
      <style:text-properties style:font-name="Liberation Serif" officeooo:rsid="1278cb47"/>
    </style:style>
    <style:style style:name="T2052" style:family="text">
      <style:text-properties style:font-name="Liberation Serif" officeooo:rsid="0019f43d"/>
    </style:style>
    <style:style style:name="T2053" style:family="text">
      <style:text-properties style:font-name="Liberation Serif" officeooo:rsid="127adf35"/>
    </style:style>
    <style:style style:name="T2054" style:family="text">
      <style:text-properties style:font-name="Liberation Serif" officeooo:rsid="127c2211"/>
    </style:style>
    <style:style style:name="T2055" style:family="text">
      <style:text-properties style:font-name="Liberation Serif" officeooo:rsid="127d00ea"/>
    </style:style>
    <style:style style:name="T2056" style:family="text">
      <style:text-properties style:font-name="Liberation Serif" fo:font-style="italic" officeooo:rsid="127d00ea" style:font-style-asian="italic" style:font-style-complex="italic"/>
    </style:style>
    <style:style style:name="T2057" style:family="text">
      <style:text-properties style:font-name="Liberation Serif" fo:font-style="italic" officeooo:rsid="12830ca6" style:font-style-asian="italic" style:font-style-complex="italic"/>
    </style:style>
    <style:style style:name="T2058" style:family="text">
      <style:text-properties style:font-name="Liberation Serif" fo:font-style="italic" officeooo:rsid="129a1402" style:font-style-asian="italic" style:font-style-complex="italic"/>
    </style:style>
    <style:style style:name="T2059" style:family="text">
      <style:text-properties style:font-name="Liberation Serif" fo:font-style="italic" officeooo:rsid="12ac343f" style:font-style-asian="italic" style:font-style-complex="italic"/>
    </style:style>
    <style:style style:name="T2060" style:family="text">
      <style:text-properties style:font-name="Liberation Serif" fo:font-style="italic" officeooo:rsid="12ae2bc2" style:font-style-asian="italic" style:font-style-complex="italic"/>
    </style:style>
    <style:style style:name="T2061" style:family="text">
      <style:text-properties style:font-name="Liberation Serif" fo:font-style="italic" officeooo:rsid="12af223b" style:font-style-asian="italic" style:font-style-complex="italic"/>
    </style:style>
    <style:style style:name="T2062" style:family="text">
      <style:text-properties style:font-name="Liberation Serif" fo:font-style="italic" officeooo:rsid="12b6f606" style:font-style-asian="italic" style:font-style-complex="italic"/>
    </style:style>
    <style:style style:name="T2063" style:family="text">
      <style:text-properties style:font-name="Liberation Serif" fo:font-style="italic" officeooo:rsid="12cfda21" style:font-style-asian="italic" style:font-style-complex="italic"/>
    </style:style>
    <style:style style:name="T2064" style:family="text">
      <style:text-properties style:font-name="Liberation Serif" officeooo:rsid="127e3b10"/>
    </style:style>
    <style:style style:name="T2065" style:family="text">
      <style:text-properties style:font-name="Liberation Serif" officeooo:rsid="127e5b89"/>
    </style:style>
    <style:style style:name="T2066" style:family="text">
      <style:text-properties style:font-name="Liberation Serif" officeooo:rsid="127e7163"/>
    </style:style>
    <style:style style:name="T2067" style:family="text">
      <style:text-properties style:font-name="Liberation Serif" officeooo:rsid="127e90a8"/>
    </style:style>
    <style:style style:name="T2068" style:family="text">
      <style:text-properties style:font-name="Liberation Serif" officeooo:rsid="127ed8f6"/>
    </style:style>
    <style:style style:name="T2069" style:family="text">
      <style:text-properties style:font-name="Liberation Serif" officeooo:rsid="127f1dca"/>
    </style:style>
    <style:style style:name="T2070" style:family="text">
      <style:text-properties style:font-name="Liberation Serif" officeooo:rsid="128115c7"/>
    </style:style>
    <style:style style:name="T2071" style:family="text">
      <style:text-properties style:font-name="Liberation Serif" officeooo:rsid="1281f793"/>
    </style:style>
    <style:style style:name="T2072" style:family="text">
      <style:text-properties style:font-name="Liberation Serif" officeooo:rsid="12830ca6"/>
    </style:style>
    <style:style style:name="T2073" style:family="text">
      <style:text-properties style:font-name="Liberation Serif" officeooo:rsid="1284afd7"/>
    </style:style>
    <style:style style:name="T2074" style:family="text">
      <style:text-properties style:font-name="Liberation Serif" officeooo:rsid="1285265f"/>
    </style:style>
    <style:style style:name="T2075" style:family="text">
      <style:text-properties style:font-name="Liberation Serif" officeooo:rsid="12878eec"/>
    </style:style>
    <style:style style:name="T2076" style:family="text">
      <style:text-properties style:font-name="Liberation Serif" officeooo:rsid="1287fa73"/>
    </style:style>
    <style:style style:name="T2077" style:family="text">
      <style:text-properties style:font-name="Liberation Serif" officeooo:rsid="1288409a"/>
    </style:style>
    <style:style style:name="T2078" style:family="text">
      <style:text-properties style:font-name="Liberation Serif" officeooo:rsid="12885462"/>
    </style:style>
    <style:style style:name="T2079" style:family="text">
      <style:text-properties style:font-name="Liberation Serif" officeooo:rsid="128c2ae4"/>
    </style:style>
    <style:style style:name="T2080" style:family="text">
      <style:text-properties style:font-name="Liberation Serif" officeooo:rsid="128d565f"/>
    </style:style>
    <style:style style:name="T2081" style:family="text">
      <style:text-properties style:font-name="Liberation Serif" officeooo:rsid="128de783"/>
    </style:style>
    <style:style style:name="T2082" style:family="text">
      <style:text-properties style:font-name="Liberation Serif" officeooo:rsid="12906e3d"/>
    </style:style>
    <style:style style:name="T2083" style:family="text">
      <style:text-properties style:font-name="Liberation Serif" officeooo:rsid="12923d98"/>
    </style:style>
    <style:style style:name="T2084" style:family="text">
      <style:text-properties style:font-name="Liberation Serif" officeooo:rsid="1293c95c"/>
    </style:style>
    <style:style style:name="T2085" style:family="text">
      <style:text-properties style:font-name="Liberation Serif" officeooo:rsid="12940ead"/>
    </style:style>
    <style:style style:name="T2086" style:family="text">
      <style:text-properties style:font-name="Liberation Serif" officeooo:rsid="1297a2cd"/>
    </style:style>
    <style:style style:name="T2087" style:family="text">
      <style:text-properties style:font-name="Liberation Serif" officeooo:rsid="129a1402"/>
    </style:style>
    <style:style style:name="T2088" style:family="text">
      <style:text-properties style:font-name="Liberation Serif" officeooo:rsid="129a42be"/>
    </style:style>
    <style:style style:name="T2089" style:family="text">
      <style:text-properties style:font-name="Liberation Serif" officeooo:rsid="129bcac2"/>
    </style:style>
    <style:style style:name="T2090" style:family="text">
      <style:text-properties style:font-name="Liberation Serif" officeooo:rsid="129c7533"/>
    </style:style>
    <style:style style:name="T2091" style:family="text">
      <style:text-properties style:font-name="Liberation Serif" officeooo:rsid="129cfa18"/>
    </style:style>
    <style:style style:name="T2092" style:family="text">
      <style:text-properties style:font-name="Liberation Serif" officeooo:rsid="12a004b9"/>
    </style:style>
    <style:style style:name="T2093" style:family="text">
      <style:text-properties style:font-name="Liberation Serif" officeooo:rsid="12a07853"/>
    </style:style>
    <style:style style:name="T2094" style:family="text">
      <style:text-properties style:font-name="Liberation Serif" officeooo:rsid="12a2ce93"/>
    </style:style>
    <style:style style:name="T2095" style:family="text">
      <style:text-properties style:font-name="Liberation Serif" officeooo:rsid="12a2dd8c"/>
    </style:style>
    <style:style style:name="T2096" style:family="text">
      <style:text-properties style:font-name="Liberation Serif" officeooo:rsid="12a389e5"/>
    </style:style>
    <style:style style:name="T2097" style:family="text">
      <style:text-properties style:font-name="Liberation Serif" officeooo:rsid="12a3de35"/>
    </style:style>
    <style:style style:name="T2098" style:family="text">
      <style:text-properties style:font-name="Liberation Serif" officeooo:rsid="12a5d043"/>
    </style:style>
    <style:style style:name="T2099" style:family="text">
      <style:text-properties style:font-name="Liberation Serif" officeooo:rsid="12a74b74"/>
    </style:style>
    <style:style style:name="T2100" style:family="text">
      <style:text-properties style:font-name="Liberation Serif" officeooo:rsid="12aa909a"/>
    </style:style>
    <style:style style:name="T2101" style:family="text">
      <style:text-properties style:font-name="Liberation Serif" officeooo:rsid="12ac343f"/>
    </style:style>
    <style:style style:name="T2102" style:family="text">
      <style:text-properties style:font-name="Liberation Serif" officeooo:rsid="12ae2bc2"/>
    </style:style>
    <style:style style:name="T2103" style:family="text">
      <style:text-properties style:font-name="Liberation Serif" officeooo:rsid="12ae5e20"/>
    </style:style>
    <style:style style:name="T2104" style:family="text">
      <style:text-properties style:font-name="Liberation Serif" officeooo:rsid="12af223b"/>
    </style:style>
    <style:style style:name="T2105" style:family="text">
      <style:text-properties style:font-name="Liberation Serif" officeooo:rsid="12b0b2d3"/>
    </style:style>
    <style:style style:name="T2106" style:family="text">
      <style:text-properties style:font-name="Liberation Serif" officeooo:rsid="12b1c0a5"/>
    </style:style>
    <style:style style:name="T2107" style:family="text">
      <style:text-properties style:font-name="Liberation Serif" officeooo:rsid="12b2b455"/>
    </style:style>
    <style:style style:name="T2108" style:family="text">
      <style:text-properties style:font-name="Liberation Serif" officeooo:rsid="12b3de45"/>
    </style:style>
    <style:style style:name="T2109" style:family="text">
      <style:text-properties style:font-name="Liberation Serif" officeooo:rsid="12b56a2b"/>
    </style:style>
    <style:style style:name="T2110" style:family="text">
      <style:text-properties style:font-name="Liberation Serif" officeooo:rsid="12b6f606"/>
    </style:style>
    <style:style style:name="T2111" style:family="text">
      <style:text-properties style:font-name="Liberation Serif" officeooo:rsid="12b76333"/>
    </style:style>
    <style:style style:name="T2112" style:family="text">
      <style:text-properties style:font-name="Liberation Serif" officeooo:rsid="12b875e9"/>
    </style:style>
    <style:style style:name="T2113" style:family="text">
      <style:text-properties style:font-name="Liberation Serif" officeooo:rsid="12b9039d"/>
    </style:style>
    <style:style style:name="T2114" style:family="text">
      <style:text-properties style:font-name="Liberation Serif" officeooo:rsid="12ba134b"/>
    </style:style>
    <style:style style:name="T2115" style:family="text">
      <style:text-properties style:font-name="Liberation Serif" officeooo:rsid="12baa081"/>
    </style:style>
    <style:style style:name="T2116" style:family="text">
      <style:text-properties style:font-name="Liberation Serif" officeooo:rsid="12bb4b83"/>
    </style:style>
    <style:style style:name="T2117" style:family="text">
      <style:text-properties style:font-name="Liberation Serif" officeooo:rsid="12bbfad4"/>
    </style:style>
    <style:style style:name="T2118" style:family="text">
      <style:text-properties style:font-name="Liberation Serif" officeooo:rsid="12bd1bd6"/>
    </style:style>
    <style:style style:name="T2119" style:family="text">
      <style:text-properties style:font-name="Liberation Serif" officeooo:rsid="12be4b42"/>
    </style:style>
    <style:style style:name="T2120" style:family="text">
      <style:text-properties style:font-name="Liberation Serif" officeooo:rsid="12beb8a8"/>
    </style:style>
    <style:style style:name="T2121" style:family="text">
      <style:text-properties style:font-name="Liberation Serif" officeooo:rsid="12c01274"/>
    </style:style>
    <style:style style:name="T2122" style:family="text">
      <style:text-properties style:font-name="Liberation Serif" officeooo:rsid="12c12343"/>
    </style:style>
    <style:style style:name="T2123" style:family="text">
      <style:text-properties style:font-name="Liberation Serif" officeooo:rsid="12c3cb70"/>
    </style:style>
    <style:style style:name="T2124" style:family="text">
      <style:text-properties style:font-name="Liberation Serif" officeooo:rsid="12c46f51"/>
    </style:style>
    <style:style style:name="T2125" style:family="text">
      <style:text-properties style:font-name="Liberation Serif" officeooo:rsid="12c66171"/>
    </style:style>
    <style:style style:name="T2126" style:family="text">
      <style:text-properties style:font-name="Liberation Serif" officeooo:rsid="12c825a1"/>
    </style:style>
    <style:style style:name="T2127" style:family="text">
      <style:text-properties style:font-name="Liberation Serif" officeooo:rsid="12c93131"/>
    </style:style>
    <style:style style:name="T2128" style:family="text">
      <style:text-properties style:font-name="Liberation Serif" officeooo:rsid="12ca8f66"/>
    </style:style>
    <style:style style:name="T2129" style:family="text">
      <style:text-properties style:font-name="Liberation Serif" officeooo:rsid="12cbe103"/>
    </style:style>
    <style:style style:name="T2130" style:family="text">
      <style:text-properties style:font-name="Liberation Serif" officeooo:rsid="12cc0163"/>
    </style:style>
    <style:style style:name="T2131" style:family="text">
      <style:text-properties style:font-name="Liberation Serif" officeooo:rsid="12cd1e6f"/>
    </style:style>
    <style:style style:name="T2132" style:family="text">
      <style:text-properties style:font-name="Liberation Serif" officeooo:rsid="12cee112"/>
    </style:style>
    <style:style style:name="T2133" style:family="text">
      <style:text-properties style:font-name="Liberation Serif" officeooo:rsid="12cee660"/>
    </style:style>
    <style:style style:name="T2134" style:family="text">
      <style:text-properties style:font-name="Liberation Serif" officeooo:rsid="12cfda21"/>
    </style:style>
    <style:style style:name="T2135" style:family="text">
      <style:text-properties style:font-name="Liberation Serif" officeooo:rsid="12cff5b4"/>
    </style:style>
    <style:style style:name="T2136" style:family="text">
      <style:text-properties style:font-name="Liberation Serif" officeooo:rsid="12d0a881"/>
    </style:style>
    <style:style style:name="T2137" style:family="text">
      <style:text-properties style:font-name="Liberation Serif" officeooo:rsid="12d15e95"/>
    </style:style>
    <style:style style:name="T2138" style:family="text">
      <style:text-properties style:font-name="Liberation Serif" officeooo:rsid="12d22f85"/>
    </style:style>
    <style:style style:name="T2139" style:family="text">
      <style:text-properties style:font-name="Liberation Serif" officeooo:rsid="12d26711"/>
    </style:style>
    <style:style style:name="T2140" style:family="text">
      <style:text-properties style:font-name="Liberation Serif" officeooo:rsid="12d27293"/>
    </style:style>
    <style:style style:name="T2141" style:family="text">
      <style:text-properties style:font-name="Liberation Serif" officeooo:rsid="12dd1223"/>
    </style:style>
    <style:style style:name="T2142" style:family="text">
      <style:text-properties style:font-name="Liberation Serif" officeooo:rsid="12dda6e8"/>
    </style:style>
    <style:style style:name="T2143" style:family="text">
      <style:text-properties style:font-name="Liberation Serif" officeooo:rsid="144a3661"/>
    </style:style>
    <style:style style:name="T2144" style:family="text">
      <style:text-properties officeooo:rsid="12d65e3c"/>
    </style:style>
    <style:style style:name="T2145" style:family="text">
      <style:text-properties officeooo:rsid="12df4c19"/>
    </style:style>
    <style:style style:name="T2146" style:family="text">
      <style:text-properties officeooo:rsid="12e1963f"/>
    </style:style>
    <style:style style:name="T2147" style:family="text">
      <style:text-properties officeooo:rsid="12e68199"/>
    </style:style>
    <style:style style:name="T2148" style:family="text">
      <style:text-properties officeooo:rsid="12e77ced"/>
    </style:style>
    <style:style style:name="T2149" style:family="text">
      <style:text-properties officeooo:rsid="12e83d70"/>
    </style:style>
    <style:style style:name="T2150" style:family="text">
      <style:text-properties officeooo:rsid="12e88889"/>
    </style:style>
    <style:style style:name="T2151" style:family="text">
      <style:text-properties officeooo:rsid="12ea8792"/>
    </style:style>
    <style:style style:name="T2152" style:family="text">
      <style:text-properties officeooo:rsid="12ebf9c5"/>
    </style:style>
    <style:style style:name="T2153" style:family="text">
      <style:text-properties officeooo:rsid="12eeee31"/>
    </style:style>
    <style:style style:name="T2154" style:family="text">
      <style:text-properties officeooo:rsid="12f051b3"/>
    </style:style>
    <style:style style:name="T2155" style:family="text">
      <style:text-properties officeooo:rsid="12f13b88"/>
    </style:style>
    <style:style style:name="T2156" style:family="text">
      <style:text-properties officeooo:rsid="12f4d61d"/>
    </style:style>
    <style:style style:name="T2157" style:family="text">
      <style:text-properties officeooo:rsid="12f64ffa"/>
    </style:style>
    <style:style style:name="T2158" style:family="text">
      <style:text-properties officeooo:rsid="12f97fc3"/>
    </style:style>
    <style:style style:name="T2159" style:family="text">
      <style:text-properties officeooo:rsid="12f9a7bf"/>
    </style:style>
    <style:style style:name="T2160" style:family="text">
      <style:text-properties officeooo:rsid="12f9da52"/>
    </style:style>
    <style:style style:name="T2161" style:family="text">
      <style:text-properties officeooo:rsid="12fc660a"/>
    </style:style>
    <style:style style:name="T2162" style:family="text">
      <style:text-properties officeooo:rsid="12fcae2b"/>
    </style:style>
    <style:style style:name="T2163" style:family="text">
      <style:text-properties officeooo:rsid="12ff9aac"/>
    </style:style>
    <style:style style:name="T2164" style:family="text">
      <style:text-properties officeooo:rsid="130160bc"/>
    </style:style>
    <style:style style:name="T2165" style:family="text">
      <style:text-properties officeooo:rsid="1302c61c"/>
    </style:style>
    <style:style style:name="T2166" style:family="text">
      <style:text-properties officeooo:rsid="130412ab"/>
    </style:style>
    <style:style style:name="T2167" style:family="text">
      <style:text-properties officeooo:rsid="13068dd1"/>
    </style:style>
    <style:style style:name="T2168" style:family="text">
      <style:text-properties officeooo:rsid="130838e4"/>
    </style:style>
    <style:style style:name="T2169" style:family="text">
      <style:text-properties officeooo:rsid="130e1663"/>
    </style:style>
    <style:style style:name="T2170" style:family="text">
      <style:text-properties officeooo:rsid="1310e49e"/>
    </style:style>
    <style:style style:name="T2171" style:family="text">
      <style:text-properties officeooo:rsid="131701c7"/>
    </style:style>
    <style:style style:name="T2172" style:family="text">
      <style:text-properties officeooo:rsid="13187d44"/>
    </style:style>
    <style:style style:name="T2173" style:family="text">
      <style:text-properties officeooo:rsid="131aeb3c"/>
    </style:style>
    <style:style style:name="T2174" style:family="text">
      <style:text-properties officeooo:rsid="131c1298"/>
    </style:style>
    <style:style style:name="T2175" style:family="text">
      <style:text-properties officeooo:rsid="131fcc28"/>
    </style:style>
    <style:style style:name="T2176" style:family="text">
      <style:text-properties officeooo:rsid="1326d2ae"/>
    </style:style>
    <style:style style:name="T2177" style:family="text">
      <style:text-properties officeooo:rsid="13286d96"/>
    </style:style>
    <style:style style:name="T2178" style:family="text">
      <style:text-properties officeooo:rsid="132dd06b"/>
    </style:style>
    <style:style style:name="T2179" style:family="text">
      <style:text-properties officeooo:rsid="132fab52"/>
    </style:style>
    <style:style style:name="T2180" style:family="text">
      <style:text-properties officeooo:rsid="132ffd85"/>
    </style:style>
    <style:style style:name="T2181" style:family="text">
      <style:text-properties officeooo:rsid="13332aab"/>
    </style:style>
    <style:style style:name="T2182" style:family="text">
      <style:text-properties officeooo:rsid="13381401"/>
    </style:style>
    <style:style style:name="T2183" style:family="text">
      <style:text-properties officeooo:rsid="13420555"/>
    </style:style>
    <style:style style:name="T2184" style:family="text">
      <style:text-properties officeooo:rsid="134f79c3"/>
    </style:style>
    <style:style style:name="T2185" style:family="text">
      <style:text-properties officeooo:rsid="1354dd76"/>
    </style:style>
    <style:style style:name="T2186" style:family="text">
      <style:text-properties officeooo:rsid="1356b3d8"/>
    </style:style>
    <style:style style:name="T2187" style:family="text">
      <style:text-properties officeooo:rsid="13583c16"/>
    </style:style>
    <style:style style:name="T2188" style:family="text">
      <style:text-properties officeooo:rsid="13599e87"/>
    </style:style>
    <style:style style:name="T2189" style:family="text">
      <style:text-properties officeooo:rsid="1359c8c4"/>
    </style:style>
    <style:style style:name="T2190" style:family="text">
      <style:text-properties officeooo:rsid="135dc4e9"/>
    </style:style>
    <style:style style:name="T2191" style:family="text">
      <style:text-properties officeooo:rsid="135e1b8f"/>
    </style:style>
    <style:style style:name="T2192" style:family="text">
      <style:text-properties officeooo:rsid="135f7a6d"/>
    </style:style>
    <style:style style:name="T2193" style:family="text">
      <style:text-properties officeooo:rsid="13663c8c"/>
    </style:style>
    <style:style style:name="T2194" style:family="text">
      <style:text-properties officeooo:rsid="136795d3"/>
    </style:style>
    <style:style style:name="T2195" style:family="text">
      <style:text-properties officeooo:rsid="13698fbb"/>
    </style:style>
    <style:style style:name="T2196" style:family="text">
      <style:text-properties officeooo:rsid="136a3cba"/>
    </style:style>
    <style:style style:name="T2197" style:family="text">
      <style:text-properties officeooo:rsid="136b7e91"/>
    </style:style>
    <style:style style:name="T2198" style:family="text">
      <style:text-properties officeooo:rsid="136dba1a"/>
    </style:style>
    <style:style style:name="T2199" style:family="text">
      <style:text-properties officeooo:rsid="136f5ca5"/>
    </style:style>
    <style:style style:name="T2200" style:family="text">
      <style:text-properties officeooo:rsid="136f918b"/>
    </style:style>
    <style:style style:name="T2201" style:family="text">
      <style:text-properties officeooo:rsid="1381e657"/>
    </style:style>
    <style:style style:name="T2202" style:family="text">
      <style:text-properties officeooo:rsid="1382f38e"/>
    </style:style>
    <style:style style:name="T2203" style:family="text">
      <style:text-properties officeooo:rsid="138334d1"/>
    </style:style>
    <style:style style:name="T2204" style:family="text">
      <style:text-properties officeooo:rsid="139002eb"/>
    </style:style>
    <style:style style:name="T2205" style:family="text">
      <style:text-properties officeooo:rsid="1399891b"/>
    </style:style>
    <style:style style:name="T2206" style:family="text">
      <style:text-properties officeooo:rsid="13a5ec76"/>
    </style:style>
    <style:style style:name="T2207" style:family="text">
      <style:text-properties officeooo:rsid="13a5ef1a"/>
    </style:style>
    <style:style style:name="T2208" style:family="text">
      <style:text-properties officeooo:rsid="13a74f43"/>
    </style:style>
    <style:style style:name="T2209" style:family="text">
      <style:text-properties officeooo:rsid="13a7d750"/>
    </style:style>
    <style:style style:name="T2210" style:family="text">
      <style:text-properties officeooo:rsid="13a9b38e"/>
    </style:style>
    <style:style style:name="T2211" style:family="text">
      <style:text-properties officeooo:rsid="13ad7a5c"/>
    </style:style>
    <style:style style:name="T2212" style:family="text">
      <style:text-properties officeooo:rsid="13ae146a"/>
    </style:style>
    <style:style style:name="T2213" style:family="text">
      <style:text-properties officeooo:rsid="13ae5b1f"/>
    </style:style>
    <style:style style:name="T2214" style:family="text">
      <style:text-properties officeooo:rsid="13afaa70"/>
    </style:style>
    <style:style style:name="T2215" style:family="text">
      <style:text-properties officeooo:rsid="13b16ff9"/>
    </style:style>
    <style:style style:name="T2216" style:family="text">
      <style:text-properties officeooo:rsid="13b2bba2"/>
    </style:style>
    <style:style style:name="T2217" style:family="text">
      <style:text-properties officeooo:rsid="13b9c294"/>
    </style:style>
    <style:style style:name="T2218" style:family="text">
      <style:text-properties officeooo:rsid="13baa9c0"/>
    </style:style>
    <style:style style:name="T2219" style:family="text">
      <style:text-properties officeooo:rsid="13baf1eb"/>
    </style:style>
    <style:style style:name="T2220" style:family="text">
      <style:text-properties officeooo:rsid="13c031d7"/>
    </style:style>
    <style:style style:name="T2221" style:family="text">
      <style:text-properties officeooo:rsid="13c1fb30"/>
    </style:style>
    <style:style style:name="T2222" style:family="text">
      <style:text-properties officeooo:rsid="13c3a22e"/>
    </style:style>
    <style:style style:name="T2223" style:family="text">
      <style:text-properties officeooo:rsid="13c4ec1d"/>
    </style:style>
    <style:style style:name="T2224" style:family="text">
      <style:text-properties officeooo:rsid="13c87d8b"/>
    </style:style>
    <style:style style:name="T2225" style:family="text">
      <style:text-properties officeooo:rsid="13d05d3b"/>
    </style:style>
    <style:style style:name="T2226" style:family="text">
      <style:text-properties officeooo:rsid="13d259d7"/>
    </style:style>
    <style:style style:name="T2227" style:family="text">
      <style:text-properties officeooo:rsid="13d55dde"/>
    </style:style>
    <style:style style:name="T2228" style:family="text">
      <style:text-properties officeooo:rsid="13d58ddc"/>
    </style:style>
    <style:style style:name="T2229" style:family="text">
      <style:text-properties officeooo:rsid="13d7899b"/>
    </style:style>
    <style:style style:name="T2230" style:family="text">
      <style:text-properties officeooo:rsid="13db24df"/>
    </style:style>
    <style:style style:name="T2231" style:family="text">
      <style:text-properties officeooo:rsid="13e39bbf"/>
    </style:style>
    <style:style style:name="T2232" style:family="text">
      <style:text-properties officeooo:rsid="13ea236a"/>
    </style:style>
    <style:style style:name="T2233" style:family="text">
      <style:text-properties officeooo:rsid="13eaaffe"/>
    </style:style>
    <style:style style:name="T2234" style:family="text">
      <style:text-properties officeooo:rsid="13ef86c5"/>
    </style:style>
    <style:style style:name="T2235" style:family="text">
      <style:text-properties officeooo:rsid="13f0e509"/>
    </style:style>
    <style:style style:name="T2236" style:family="text">
      <style:text-properties officeooo:rsid="13fda005"/>
    </style:style>
    <style:style style:name="T2237" style:family="text">
      <style:text-properties officeooo:rsid="1407543c"/>
    </style:style>
    <style:style style:name="T2238" style:family="text">
      <style:text-properties officeooo:rsid="1415dcf4"/>
    </style:style>
    <style:style style:name="T2239" style:family="text">
      <style:text-properties officeooo:rsid="1416eecc"/>
    </style:style>
    <style:style style:name="T2240" style:family="text">
      <style:text-properties officeooo:rsid="1418749c"/>
    </style:style>
    <style:style style:name="T2241" style:family="text">
      <style:text-properties officeooo:rsid="141a0865"/>
    </style:style>
    <style:style style:name="T2242" style:family="text">
      <style:text-properties officeooo:rsid="14234f7b"/>
    </style:style>
    <style:style style:name="T2243" style:family="text">
      <style:text-properties officeooo:rsid="1428619b"/>
    </style:style>
    <style:style style:name="T2244" style:family="text">
      <style:text-properties officeooo:rsid="1429595d"/>
    </style:style>
    <style:style style:name="T2245" style:family="text">
      <style:text-properties officeooo:rsid="14356d2b"/>
    </style:style>
    <style:style style:name="T2246" style:family="text">
      <style:text-properties officeooo:rsid="143c414a"/>
    </style:style>
    <style:style style:name="T2247" style:family="text">
      <style:text-properties officeooo:rsid="144925a4"/>
    </style:style>
    <style:style style:name="T2248" style:family="text">
      <style:text-properties officeooo:rsid="1454b196"/>
    </style:style>
    <style:style style:name="T2249" style:family="text">
      <style:text-properties officeooo:rsid="1457dc2f"/>
    </style:style>
    <style:style style:name="T2250" style:family="text">
      <style:text-properties officeooo:rsid="145928bb"/>
    </style:style>
    <style:style style:name="T2251" style:family="text">
      <style:text-properties officeooo:rsid="145a005d"/>
    </style:style>
    <style:style style:name="T2252" style:family="text">
      <style:text-properties officeooo:rsid="145cac29"/>
    </style:style>
    <style:style style:name="T2253" style:family="text">
      <style:text-properties officeooo:rsid="14614a13"/>
    </style:style>
    <style:style style:name="T2254" style:family="text">
      <style:text-properties officeooo:rsid="1462174c"/>
    </style:style>
    <style:style style:name="T2255" style:family="text">
      <style:text-properties officeooo:rsid="146494d5"/>
    </style:style>
    <style:style style:name="T2256" style:family="text">
      <style:text-properties officeooo:rsid="1467ffdc"/>
    </style:style>
    <style:style style:name="T2257" style:family="text">
      <style:text-properties officeooo:rsid="146bf3f4"/>
    </style:style>
    <style:style style:name="T2258" style:family="text">
      <style:text-properties officeooo:rsid="14736c5e"/>
    </style:style>
    <style:style style:name="T2259" style:family="text">
      <style:text-properties officeooo:rsid="14771aa5"/>
    </style:style>
    <style:style style:name="T2260" style:family="text">
      <style:text-properties officeooo:rsid="1481b33d"/>
    </style:style>
    <style:style style:name="T2261" style:family="text">
      <style:text-properties officeooo:rsid="1481f038"/>
    </style:style>
    <style:style style:name="T2262" style:family="text">
      <style:text-properties officeooo:rsid="1488f3a5"/>
    </style:style>
    <style:style style:name="T2263" style:family="text">
      <style:text-properties officeooo:rsid="14a0b1d8"/>
    </style:style>
    <style:style style:name="T2264" style:family="text">
      <style:text-properties officeooo:rsid="14aa6688"/>
    </style:style>
    <style:style style:name="T2265" style:family="text">
      <style:text-properties officeooo:rsid="14ad76bf"/>
    </style:style>
    <style:style style:name="T2266" style:family="text">
      <style:text-properties officeooo:rsid="14ae5dc6"/>
    </style:style>
    <style:style style:name="T2267" style:family="text">
      <style:text-properties officeooo:rsid="14afb2bb"/>
    </style:style>
    <style:style style:name="T2268" style:family="text">
      <style:text-properties officeooo:rsid="14b01452"/>
    </style:style>
    <style:style style:name="T2269" style:family="text">
      <style:text-properties officeooo:rsid="14b28a4a"/>
    </style:style>
    <style:style style:name="T2270" style:family="text">
      <style:text-properties officeooo:rsid="14b5812e"/>
    </style:style>
    <style:style style:name="T2271" style:family="text">
      <style:text-properties officeooo:rsid="14bcf76c"/>
    </style:style>
    <style:style style:name="T2272" style:family="text">
      <style:text-properties officeooo:rsid="14c16ad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А теперь все вместе, все мазохисты, <text:span text:style-name="T1">сколько вас там наберётся, особенно те, кто в эту ночь остался без партнёра, с теми фантазиями, что, похоже, вряд ли когда-то исполнятся</text:span>—<text:span text:style-name="T2">давайте-ка подпоём с вашими братишками и сестрёнками, дайте откровенно друг другу знать вы живы, попробуйте прорваться сквозь молчания, попробуйте дотянуться и связаться….)</text:span></text:p>
      <text:p text:style-name="P1"/>
      <text:p text:style-name="P790">О, натриевые фонари <text:span text:style-name="T241">тускнеют</text:span> в Берлине,</text:p>
      <text:p text:style-name="P791">Я отправляюсь в бар, <text:span text:style-name="T241">там</text:span> никого! <text:span text:style-name="T241">Все разошлись уж прочь,</text:span></text:p>
      <text:p text:style-name="P793">А для меня трагичней<text:span text:style-name="T239"> Греческ</text:span>ой<text:span text:style-name="T239"> трагеди</text:span>и</text:p>
      <text:p text:style-name="P792"><text:span text:style-name="T241">Остаться </text:span><text:span text:style-name="T3">жертвой в </text:span><text:span text:style-name="T4">пустоте</text:span><text:span text:style-name="T240"> в эту ночь!</text:span></text:p>
      <text:p text:style-name="P2"/>
      <text:p text:style-name="P13">Шли дни, похожие для Пёклера один на другой. Идентичное утро плюхается теперь в рутину унылую как зима. <text:span text:style-name="T10">Он научился держаться спокойным <text:s/>наружно, по крайней мере. Научился чувствоватькак собирается, близится война небывалая для программ вооружений. Сначала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безумию внутри—1. Это комбинация. 1.2. Это скалярная величина. 1.3. Негативные аспекты этого распределяются изотропно. 2. Это не заговор. 2.1. Это не вектор. 2.11 Это не направлено против кого-либо. 2.12 Это не направлено против </text:span><text:span text:style-name="T12">меня…</text:span><text:span text:style-name="T10"> </text:span><text:span text:style-name="T12">u.s.w</text:span><text:span text:style-name="T10">. У кофе появляется всё более и более металлический вкус. Каждый конечный срок теперь становится кризисом, каждый из которых всё напряжённее предыдущего. Позади этой работы-как-работы похоже <text:s/>теперь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как близящаяся к полнолунию луна, которая управляла ею.– «Плутон теперь мой знак, закогтил накрепко. Движется медленно, так медленно и так <text:s/>далеко… но он рванёт. Это угрюмый феникс, что сотворяет собственный холокост… </text:span><text:span text:style-name="T12">умышленное воскрешение</text:span><text:span text:style-name="T10">.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text:span text:style-name="T12">буквальную истину</text:span><text:span text:style-name="T10">…. Ты не спишь? Франц….»)</text:span></text:p>
      <text:p text:style-name="P14">С приближением войны, игра приоритетов и политиканства разгоралась <text:span text:style-name="T243">не на шутку, Армия vs. </text:span><text:span text:style-name="T13">Luftwaffe</text:span><text:span text:style-name="T243">, Департамент Вооружений vs. Министерства Военного Снаряжения, SS, при их устремлениях, vs. всех остальных, и даже притушенное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text:span text:style-name="T13">Schicksal</text:span><text:span text:style-name="T243">, о росте к форме предопределённой и, пожалуй,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span></text:p>
      <text:p text:style-name="P15">В какой-то момент в ту зиму, Пёклер почувствовал, что сможет не сорваться <text:span text:style-name="T244">при встрече </text:span>с Вайсманом. <text:span text:style-name="T244">Он увидел SS-ме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text:span text:style-name="T14">Raketenflugplatz</text:span><text:span text:style-name="T244">. За эти четверть часа в Пенемюнде, Пёклер улыбался больше, чем за весь предыдущий год: говорил <text:s/>о своём восхищении работой Похлмана по изобретению охлаждающей системы двигателя.</text:span></text:p>
      <text:p text:style-name="P15"><text:soft-page-break/><text:span text:style-name="T242">– Как насчёт точек нагрева?– спросил Ваайсман. Это был резонный вопрос, но вместе с тем и </text:span><text:span text:style-name="T15">сближением</text:span><text:span text:style-name="T242">. <text:s/></text:span></text:p>
      <text:p text:style-name="P12"><text:span text:style-name="T245">Пёклеру было ясно, что тому похрен проблемы нагрева. Это было игрой, как и предупреждал <text:s/>Мо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text:span><text:span text:style-name="T246">2</text:span><text:span text:style-name="T245">h °C. Регенеративное охлаждение пока что лучшее из временных решений, но у <text:s/>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text:span></text:p>
      <text:p text:style-name="P3">– <text:span text:style-name="T249">Вы будете его впрыскивать.</text:span></text:p>
      <text:p text:style-name="P3">– <text:span text:style-name="T249">Совершенно верно.</text:span></text:p>
      <text:p text:style-name="P4">– <text:span text:style-name="T250">Сколько горючего будет перенаправлено при этом? Как это скажется на КПД двигателя.</text:span></text:p>
      <text:p text:style-name="P16">У Пёклера были цифры: «На сегодняшний день впрыскивание кошмар с подводкой труб, но при текущих графиках исплнения…</text:p>
      <text:p text:style-name="P5">– <text:span text:style-name="T251">А если применить двуступенчатый процесс сгорания?</text:span></text:p>
      <text:p text:style-name="P5">– <text:span text:style-name="T251">Даёт нам больший объём, улучшает турбулентность, но имеется также нон-изотропное падение давления, которое срезает нам эффектиность…. Мы пробуем все возможные подходы. Будь у нас лучшее финансирование…</text:span></text:p>
      <text:p text:style-name="P6">– <text:span text:style-name="T252">Ах. Это не по моей части. Нам бы тоже не помешал более щедрый бюджет.</text:span>– <text:span text:style-name="T253">Тут они оба засмеялись, джентльмены учёные под прижимистой бюрократией, совместно страдающие.</text:span></text:p>
      <text:p text:style-name="P17">Пёклер понимал, что он ведёт переговоры о своём ребёнке и Лени: <text:span text:style-name="T254">что вопросы и ответы не были кодировкой чего-то ещё, но для лично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держит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text:span></text:p>
      <text:p text:style-name="P18">В конце августа он получил второй визит. <text:span text:style-name="T255">Надо бы сказать «Ильзе вернулась», но Пёклер не был уверен. Как и прежде, она появилась одна, без предупреждения—подбежала к нему, поцеловала, назвала Папи. Но…</text:span></text:p>
      <text:p text:style-name="P19">Но её волосы, хотя бы это, были явно тёмно-каштановые, и пострижены по-другому. <text:span text:style-name="T256">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text:span><text:span text:style-name="T258">такой</text:span><text:span text:style-name="T256"> возраст….» Ещё как Пёклер обнимал её началось упрямое нашёптывание? Это та же самая? Тебе прислали другого ребёнка? Почему ты в прошлый раз не присмотрелся повниательнее, Пёклер?</text:span></text:p>
      <text:p text:style-name="P23">На этот раз он спросил долго ли ей позволят остаться. </text:p>
      <text:p text:style-name="P7">– <text:span text:style-name="T725">Мне скажут, а я постараюсь передать тебе.</text:span>– <text:span text:style-name="T726">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text:span></text:p>
      <text:p text:style-name="P20">Почти ничего о Лени. Их разлучили, <text:span text:style-name="T727">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text:s/>Пёклер. На этот раз он слишком далеко зашёл: Пёклер зашнуровал ботинки и довольно спокойно отправился на поиски этого SS-мана, засталего в его кабинете, обличил его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text:span><text:soft-page-break/><text:span text:style-name="T727">моргающее лицо Вайсмана…. Пёклер импульсивен, да, бунтарь—но Generaldirektor такая его запальчивость и честность </text:span><text:span text:style-name="T16">нужна</text:span><text:span text:style-name="T727"> нам…</text:span></text:p>
      <text:p text:style-name="P21">Девочка вдруг пришла к нему в объятия, поцеловать его снова. <text:span text:style-name="T728">Просто так. Пёклер забыл свои муки и долго прижимал её к своему сердцу, не говоря ни слова….</text:span></text:p>
      <text:p text:style-name="P22">Но в ту ночь в комнатушке только дыхание<text:span text:style-name="T242">—</text:span>никаких желаний луны в этот год<text:span text:style-name="T730">—</text:span><text:span text:style-name="T729">с её койки, он лежал </text:span><text:span text:style-name="T731">без сна, вычисляя, одна </text:span><text:span text:style-name="T733">из дочерей подстава</text:span><text:span text:style-name="T731">? та же дочь дважды? обе подставные? </text:span><text:span text:style-name="T732">Начиная </text:span><text:span text:style-name="T733">высчитывать </text:span><text:span text:style-name="T734">комбинации для третьего визита, для четвёртого…. </text:span><text:span text:style-name="T736">У </text:span><text:span text:style-name="T735">Вайсма</text:span><text:span text:style-name="T736">на</text:span><text:span text:style-name="T735">, те</text:span><text:span text:style-name="T736">х</text:span><text:span text:style-name="T735">, кто за ним, <text:s/></text:span><text:span text:style-name="T736">есть тысячи таких детей под рукой. </text:span><text:span text:style-name="T737">В течение лет, с их взрослением, сможет ли Пёклер полюбить </text:span><text:span text:style-name="T738">какую-то</text:span><text:span text:style-name="T730">—</text:span><text:span text:style-name="T739">достигнет ли она таким образом королевской линии </text:span><text:span text:style-name="T740">и станет заменой королевы, утраченной, </text:span><text:span text:style-name="T741">забытой Лени? </text:span><text:span text:style-name="T742">Его Противнику известно, что подозрение Пёклера всегда будет сильнее </text:span><text:span text:style-name="T743">любого страха истинного кровосмесительства…. </text:span><text:span text:style-name="T744">Они могут выдумывать новые правила, усложняя игру до бесконечности. </text:span><text:span text:style-name="T746">Что</text:span><text:span text:style-name="T745"> мог любой мужчине, опустошённый как Пёклер, чувствовать в ту ночь, </text:span><text:span text:style-name="T746">поддерживать </text:span><text:span text:style-name="T745">постоянн</text:span><text:span text:style-name="T746">ую готовность</text:span><text:span text:style-name="T745"> достаточно</text:span><text:span text:style-name="T746">й</text:span><text:span text:style-name="T745"> </text:span><text:span text:style-name="T746">для этого </text:span><text:span text:style-name="T745">гибк</text:span><text:span text:style-name="T746">ости</text:span><text:span text:style-name="T745">?</text:span></text:p>
      <text:p text:style-name="P24"><text:span text:style-name="T11">Kot</text:span>—<text:span text:style-name="T791">какая нелепость</text:span>—<text:span text:style-name="T791">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text:s/>Лени <text:s/>пришлось её успокаивать.</text:span></text:p>
      <text:p text:style-name="P25">Он знал все плачи Ильзе, <text:span text:style-name="T792">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text:span></text:p>
      <text:p text:style-name="P26">На следующий утро руководитель его группы вручил Пёклеру отпускное удостоверение <text:s/>и чек с отпускным бонусом. <text:s/><text:span text:style-name="T793">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text:s/>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text:span></text:p>
      <text:p text:style-name="P27">Он предоставил Ильзе избрать место назначения. <text:span text:style-name="T794">Она вы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 завести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text:span></text:p>
      <text:p text:style-name="P28">В корпоративном Государстве должно отводиться место для невинности, и многих её проявлений. <text:span text:style-name="T795">В развитии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титулом князя и имперского </text:span><text:soft-page-break/><text:span text:style-name="T795">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text:span></text:p>
      <text:p text:style-name="P31">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text:s/>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text:p>
      <text:p text:style-name="P29">Из всего предложенного там на выбор, <text:span text:style-name="T796">Колесо,</text:span> мифы, <text:span text:style-name="T796">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span></text:p>
      <text:p text:style-name="P30"><text:span text:style-name="T796">– Значит, ты собираешься жить на Южном Полюсе. Так легко рассталась со своей мечтой,– </text:span><text:span text:style-name="T17">Kot</text:span><text:span text:style-name="T796">—идиот, это уже <text:s/>промашка,– про Луну?– Он был добр до того момента насчёт перекрёстного допроса. Не смог узнать кто она. В фальшивой Антарктике, не имея понятия что привлекло её туда, встревроженно и истекая потом , он ожидал её ответ.</text:span></text:p>
      <text:p text:style-name="P32">Она, или Они, не стали дожимать его. «<text:span text:style-name="T797">О»,– пожимая плечами,– «кто захочет жить на Луне?»– Они больше никогда не возвращались к этому.</text:span></text:p>
      <text:p text:style-name="P33">Вернувшись в отель, они получили ключ от восьмилетнего регистратора, поднялись в подвывающем лифте с <text:span text:style-name="T798">малолетним</text:span> лифтёром в униформе <text:span text:style-name="T798">в свою комнату всё ещё нагретую после дневной жары. Она заперла дверь, сняла свою шляпу и положила на свою кровать. Пёклер рухнул на свою. Она приблизилась снять с него туфли.</text:span></text:p>
      <text:p text:style-name="P34">– Папи,– торжественно расшнуровывая,– можно мне спать рядом с <text:s/>тобой сегодня ночью?– Она из её ладошек замерла у начала его оголившейся икры. Глаза их встретились на полсекунды. Несколько неопределённостей передвинулись для Пёклера и обрели смысл. К его стыду, первым его чувством стала гордость. Он и не знал, что был столь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и их недовольства. Ты можешь не понимать в чём собственно состоит их работа, нена уровне данных, но ты же,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мы должны отложить свои суждения пока что, после войны будет время <text:span text:style-name="T799">разобратья</text:span> к Пёклерам и их <text:span text:style-name="T799">гнусным</text:span> секретишкам….</text:p>
      <text:p text:style-name="P101">Он ударил её по темени открытой ладонью, громкий и жуткий удар. <text:span text:style-name="T800">Это сняло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text:span text:style-name="T18">как я хотела тебя </text:span><text:span text:style-name="T800">шепнула она, </text:span><text:soft-page-break/><text:span text:style-name="T800">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ами напролёт под тарахтенье мотора, пока капитан не позвал: «Поднимайтесь, взгляните на свой новый дом!»– Серо-зелёная, в тумане, то была Дания.– «Да, тут они свободные люди. Удачи вам обоим!»– Они втроём, на той палубе, стояли обнявшись….</text:span></text:p>
      <text:p text:style-name="P103">Нет. Пёклер предпочёл считать, что она хотела покоя в ту ночь, хотела не остаться одна. Несмотря на Их игру, Их явную злобу, хотя у него не было оснований больше доверять «Илзе», чем он доверял им, <text:s/>актом не веры, не смелости, но сохранности, он предпочёл поверить. Даже в мирное время, с неограниченными ресурсами, он не мог удостоверить её подлинность, не за острие лезвия нулевой допустимости, необходимой чёткой аккуратности его глаза. Годы, которые Илльзе проведёт между Берлином и Пенемюнде так безнадёжно перепутались, для всей Германии, что никакую истинную цепь событий не возможно восстановить наверняка, и аже догадку Пёклера, что где-то в разросшимся бумажном мозгу Государства некая особенная извращённость была отведена ему и аккуратно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text:p>
      <text:p text:style-name="P102">Не было, фактически, даже ему ясно, что он сделал выбор. <text:span text:style-name="T801">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ющие красный и зелёный снова и снова снаружи в темноте, и группа школьников распевающих на улице припев из времен прежде ихнего, их проданного жестоко муштрованного времени—J</text:span><text:span text:style-name="T19">uch-heierasas-sa! o tempo-tempo-ra</text:span><text:span text:style-name="T801">!—та доска и фигуры и комбинации по крайней мере всё стало ясным для него, и Пёклер знал, что покуда он играет, у него будет Ильзе—его истинное дитя, истинное наскоько он сможет сделать её такой. Это был настоящий момент зачатия, в который, с опозданием на годы, он стал её отцом.</text:span></text:p>
      <text:p text:style-name="P104">Оставшуюся часть отпуска они гуляли по Цвёльфкиндер, <text:span text:style-name="T802">постоянно</text:span> держас<text:span text:style-name="T802">ь</text:span> за руки. <text:span text:style-name="T803">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точно каждые <text:s/>два часа коварные аборигены атаковали укреплённый лагерь бравых воинов генерала фон Трофа в синей форме, все роли исполняли воодушевлённые мальчики, и великая патриотическая игра популярная среди детей любого возраста… вверх на гигантской <text:s/>Колеса такого обнажённого, лишённого милосердия, помещённого там с единственно ясной миссией: поднять и напугать….</text:span></text:p>
      <text:p text:style-name="P105">В их последнюю ночь<text:span text:style-name="T242">—</text:span>хотя он не знал об этом, <text:span text:style-name="T804">потому что её уберут так же резко <text:s/>невидимо как и перед этим—они снова стояли глядя на чучела пингвинов и фальшивый, а вокруг них поблескивало искусственное полярное сияние.</text:span></text:p>
      <text:p text:style-name="P106"><text:span text:style-name="T242">– </text:span>На будущий год,<text:span text:style-name="T242">– </text:span>сжимая её руку,<text:span text:style-name="T242">–</text:span> мы снова сюда приедем, если захочешь.</text:p>
      <text:p text:style-name="P35">– <text:span text:style-name="T805">О, да, каждый год, Папи.</text:span></text:p>
      <text:p text:style-name="P107">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text:p>
      <text:p text:style-name="P179"><text:span text:style-name="T729">Так оно и шло с той поры шесть лет. </text:span><text:span text:style-name="T747">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постоянству увиденного, потому что они использовали это, чтобы создать для него движущийся образ дочери, прокручивая для него </text:span><text:soft-page-break/><text:span text:style-name="T747">только эти летние кадры, предоставив ему самому выстраивать иллюзию одно</text:span><text:span text:style-name="T748">го ребёнка… в чём разница избранной шкалы времени, одна 24-я секу</text:span><text:span text:style-name="T749">н</text:span><text:span text:style-name="T748">ды или год </text:span><text:span text:style-name="T749">(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text:span></text:p>
      <text:p text:style-name="P180"><text:span text:style-name="T749">С</text:span><text:span text:style-name="T729">наружи аэродинамической трубы в Пенем</text:span><text:span text:style-name="T768">ю</text:span><text:span text:style-name="T729">нде, </text:span><text:span text:style-name="T750">Пёклер остановился как-то ночью, </text:span><text:span text:style-name="T751">рядом с огромной сферой, высот</text:span><text:span text:style-name="T752">ой в </text:span><text:span text:style-name="T751">40 футов, </text:span><text:span text:style-name="T753">вслушиваясь </text:span><text:span text:style-name="T754">в</text:span><text:span text:style-name="T753"> работу насосов </text:span><text:span text:style-name="T754">откачивающих воздух из </text:span><text:span text:style-name="T755">белой</text:span><text:span text:style-name="T754"> сферы</text:span><text:span text:style-name="T751">, </text:span><text:span text:style-name="T755">пять минут нар</text:span><text:span text:style-name="T756">а</text:span><text:span text:style-name="T755">стающей пустоты</text:span><text:span text:style-name="T730">—</text:span><text:span text:style-name="T756">затем один жуткий всос: 20 секунд сверхзвукового потока… </text:span><text:span text:style-name="T757">затем падение заслонки и </text:span><text:span text:style-name="T758">насосы начинают заново… </text:span><text:span text:style-name="T759">он слушал и </text:span><text:span text:style-name="T760">подразумевал свой цикл отсекаемой заслонкой любви, </text:span><text:span text:style-name="T761">нарастание пустоты в течение года ради двух недель в августе, сконструированных с такой же </text:span><text:span text:style-name="T762">тщательностью инженерной мысли. </text:span><text:span text:style-name="T763">Он улыбался, пил тосты обменивался казарменным юмором с майором Вайсманом, </text:span><text:span text:style-name="T764">и в то же время постоянно, за музыкой </text:span><text:span text:style-name="T765">и хаханьками, он слышал плоть фигур продвигаемых в зимней темени через болота и горные цепи доски… проверял прогон за прогоном </text:span><text:span text:style-name="T766">результаты </text:span><text:span text:style-name="T230">Halbmodelle</text:span><text:span text:style-name="T765"> </text:span><text:span text:style-name="T766">из аэродинамической трубы </text:span><text:span text:style-name="T767">демонстрирующие как равнодействующая сила будет ра</text:span><text:span text:style-name="T768">с</text:span><text:span text:style-name="T767">пределяться </text:span><text:span text:style-name="T768">по всей длине Ракеты, для сотен различных чисел Маха—видел истинный </text:span><text:span text:style-name="T769">профиль </text:span><text:span text:style-name="T770">Р</text:span><text:span text:style-name="T769">акеты искажённым и спародированным, </text:span><text:span text:style-name="T770">ракета из воска, ссутуленная как дельфин где-то возле калибра 2, склонённой к хвосту, которая затем растягивалась, невозможно, к высокой точке, с меньшим плечевым радиусом кормы</text:span><text:span text:style-name="T730">—</text:span><text:span text:style-name="T771">и видел как его собственное лицо можно смоделировать, </text:span><text:span text:style-name="T772">не в свете, но в </text:span><text:span text:style-name="T773">чистых силах воздействующих на него </text:span><text:span text:style-name="T774">из течения Рейха, и принуждения, и любви </text:span><text:span text:style-name="T775">на пути движения потока… </text:span><text:span text:style-name="T776">и знал, что оно должно претерпевать ту же деградацию, как </text:span><text:span text:style-name="T777">искорёженное смертью лицо по черепу</text:span><text:span text:style-name="T776">….</text:span></text:p>
      <text:p text:style-name="P181"><text:span text:style-name="T776">В </text:span><text:span text:style-name="T729">43-м, потому что он уехал в Цвёльфкиндер, Пёклер пропустил Британский воздушный налёт на Пенемюнде. Возвращаясь на станцию, </text:span><text:span text:style-name="T778">как только показались бараки «иностранной рабочей силы» в Трассенхайде, разбитые и срезанные, тела всё ещё откапывали </text:span><text:span text:style-name="T779">из обломков, зародилось жуткое подозрение, от которого невозможно было избавиться. Вайсман спасал его для чего-то: </text:span><text:span text:style-name="T780">для какой-то уникальной судьбы. </text:span><text:span text:style-name="T781">Этот человек как-то знал, что </text:span><text:span text:style-name="T782">Британцы будут бомбить в ту ночь,знал ещё в 39-м, вот и установил традицию отпуска в августе, </text:span><text:span text:style-name="T783">год за годом, но все лишь для того, чтобы уберечь Пёклера </text:span><text:span text:style-name="T784">от одной плохой ночи.</text:span><text:span text:style-name="T729"> </text:span><text:span text:style-name="T785">Не очень </text:span><text:span text:style-name="T788">уравновешено</text:span><text:span text:style-name="T785">… малость паранойно, да, да… </text:span><text:span text:style-name="T786">но мысль гудела в его мозгу, и он чувствовал как <text:s text:c="2"/>каменее</text:span><text:span text:style-name="T787">т.</text:span></text:p>
      <text:p text:style-name="P108">Дым сочился из земли, <text:span text:style-name="T806">обугленные деревья валились, у него на глазах, от малейшего дыхания сос стороны моря. Измельчённая пыль подымалась от каждого шага, делая одежду белой, из лиц пылевые маски. Чем дальше вдоль полуострова, тем меньше урона. Странная градация смерти и крушения, от юга к северу, при которой самым обездоленным и беззащитным досталось хуже всего—как на самом деле градация будет распределяться с востока к <text:s/>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повреждения в цехах первичной обработки незначительны. Коллеги Пёклера стояли перед Жилым Комплексом Учёных, куда были попадания—фантомы шевелящиеся в утреннем тумане всё ещё не выгорели, моя посуду в вёдрах с пивом, потому что воды всё ещё не было. Они уставились на Пёклера, не в силах, достаточно многие, сдержать <text:s/>обвинения на своих лицах. </text:span></text:p>
      <text:p text:style-name="P36">– <text:span text:style-name="T807">Я бы тоже хотел пропустить всё это.</text:span></text:p>
      <text:p text:style-name="P36">– <text:span text:style-name="T807">Доктор Тиль погиб.</text:span></text:p>
      <text:p text:style-name="P36">– <text:span text:style-name="T807">Как там в сказочной стране, Пёклер?</text:span></text:p>
      <text:p text:style-name="P37">– <text:span text:style-name="T808">Извините,</text:span>– <text:span text:style-name="T808">сказал он. В этом не было его вины. Остальные умолкли: некоторые смотрели, некоторые всё ещё в шоке после минувшей ночи.</text:span></text:p>
      <text:p text:style-name="P109">Потом появился Мондауген: «Мы на пределе. Можете пойти со мной в Первичную Обработку? Там требуется большая уборка, нам помощь нужна».<text:span text:style-name="T242">– </text:span>Они потопали туда, каждый в собственной <text:soft-page-break/>туче пыли.<text:span text:style-name="T242">– «Это было ужасно»,– сказал Мондауген.– «Нам свем довелось испытать напряжение».</text:span></text:p>
      <text:p text:style-name="P38">– <text:span text:style-name="T809">Они говорят так словно </text:span><text:span text:style-name="T20">я</text:span><text:span text:style-name="T809"> это сделал.</text:span></text:p>
      <text:p text:style-name="P39">– <text:span text:style-name="T810">Ты чувствуешь себя виноватым в том, чт тебя тут не было?</text:span></text:p>
      <text:p text:style-name="P40">– <text:span text:style-name="T811">Я просто хочу понять почему меня не было тут. Вот и всё.</text:span></text:p>
      <text:p text:style-name="P40">– <text:span text:style-name="T811">Потому что ты был в Цвёльфкиндер,</text:span>– <text:span text:style-name="T811">ответил просвещённый.</text:span>– <text:span text:style-name="T811">Давай не усложнять.</text:span></text:p>
      <text:p text:style-name="P110">Он <text:s/>старался. Ведь это работа Вайсмана, не так ли, Вайсман был садистом, его обязанность вносить в игру новые вариации, <text:span text:style-name="T812">нагнетая максимальную жестокость, которая разложит Пёклера до нервных волокон и окончаний, все самые укромные изгибины мозга расплющит в сиянии чёрных свечей, укрыться негде, весь во власти хозяина… момент, который определит его перед самим собой наконец…. Вот что, предчувствовал теперь Пёклер, ожидает впереди, помещение, которого он никогда не видел, церемония, которую не мог заучить заранее….</text:span></text:p>
      <text:p text:style-name="P111">Случались фальшивые тревоги. Пёклер был почти уверен однажды зимой, <text:span text:style-name="T813">во время серии испытаний в Ближне. Они переехали на восток в Польшу. Запуски с Пенемюнде все были нацелены в море и невозможно было пронаблюдать обратный вход А4. Ближна являлась почти исключительно проектом SS: часть строения империи ген.-майором Каммлером. Ракету в ту пору лихорадили проблемы взрывов в воздухе в завершающей фазе—аппарат разрывался на части до достижения цели. У каждого была своя идея. Возможно чрезмерное давление в баке с жидким кислородом. Может быть, потому что Ракета возвращалась на 10 тонн облегчённой от горючего и окислителя, смещение центра тяжести дестабилизировал её. Или же возможно изоляция бака с алкоголем была всему виной как-то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дизай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казался довольно странным, чтобы быть делом Вайсмана: в тот день, когда Пёклер вышел сидеть среди Польских лугов точно в том месте, куда должна была попасть Ракета, <text:s/>он уже не сомневался.</text:span></text:p>
      <text:p text:style-name="P112">Зелёная рожь и пологие холмы на мили вокруг: <text:span text:style-name="T814">Пёклер тут в неглубоком окопчике, в районе цели в Сарнаки, устремив свой бинокль к югу в сторону Ближны, как все остальные: в ожидании. </text:span><text:span text:style-name="T21">Erwartung </text:span><text:span text:style-name="T259">в перекрестии, с только что взошедшей колышущейся рожью </text:span><text:span text:style-name="T260">её более нежный пушок приглажен ветром… взгляни на это раздолье, с высоты Ракетных миль утреннего пространства: </text:span><text:span text:style-name="T261">множество лесных оттенков зелёного, </text:span><text:span text:style-name="T262">домики Польских ферм белый с коричневым, </text:span><text:span text:style-name="T263">длинные угри рек ловят солнце в свои извивы… а в самом центре внизу, </text:span><text:span text:style-name="T264">в пресвятой Х, Пёклер, распятый, невидимый пока что, но через минуту… </text:span><text:span text:style-name="T265">вот начинает вырисовываться, </text:span><text:span text:style-name="T267">с нарастанием</text:span><text:span text:style-name="T265"> инерци</text:span><text:span text:style-name="T267">и падения</text:span><text:span text:style-name="T266">—</text:span></text:p>
      <text:p text:style-name="P113"><text:span text:style-name="T265">Н</text:span><text:span text:style-name="T257">о как может он поверить в её реальность там наверху? Насекомые звенят, солнце почти тёплое, <text:s/>ему видна красная земля и миллионы колышущихся колосков, и от этого он почти впадает в небольшой транс: </text:span><text:span text:style-name="T267">в рубахе с коротки рукавом, костлявые колени указуют вверх пиджак от серого костюма мятый годами со времён последней глажки </text:span><text:span text:style-name="T268">у него под задницей </text:span><text:span text:style-name="T269">промакнуть</text:span><text:span text:style-name="T268"> росу. </text:span><text:span text:style-name="T269">Остальные, с кем он сюда явился рассеяны точками тут по Наземному Нулю, блаженные Нацистские лютики—</text:span><text:span text:style-name="T270">бинокли побалтываются на шиферного цвета ремешках </text:span><text:span text:style-name="T271">конской шкуры </text:span><text:span text:style-name="T270">на их шеях, </text:span><text:span text:style-name="T271">группа Аскании суетится со своим оборудованием, и один из офицеров связи SS (Вайсмана тут нет) поглядывает на свои часы, потом на небо, потом на часы, </text:span><text:span text:style-name="T272">стекло их становится, </text:span><text:span text:style-name="T273">в кратких промельках вкл./выкл., перламутровым кругом увязавшим воедино час и небо в барашка.</text:span></text:p>
      <text:p text:style-name="P114"><text:span text:style-name="T273">П</text:span><text:span text:style-name="T257">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text:span><text:span text:style-name="T274">разрослась разрушительная система лопнувших капилляров, теней, складок, морщин, </text:span><text:span text:style-name="T275">помол, что к этому времени скопился в простых и прямых глазах его более молодых и </text:span><text:soft-page-break/><text:span text:style-name="T275">нищенских дней… </text:span><text:span text:style-name="T276">нет. </text:span><text:span text:style-name="T277">Что-то было в них, даже тогда, </text:span><text:span text:style-name="T278">что-то что другие видели и знали, что могут воспользоваться, и находили способ. Что-то что Пёклер проморгал. </text:span><text:span text:style-name="T279">Он достаточно в своей жизни смотрелся в зеркала. </text:span><text:span text:style-name="T280">Он действительно запомнил бы….</text:span></text:p>
      <text:p text:style-name="P115"><text:span text:style-name="T257">Взрыв в атмосфере, если случится, будет в пределах видимости. </text:span><text:span text:style-name="T281">Абстракции, математика, модели, это всё прекрасно, но если ты углубился в это, а тебе со всех сторон орут исправить, вот что ты делаешь: отправляешься и садишься точно по центру мишени с безразлично мелкими окопами </text:span><text:span text:style-name="T282">для укрытия, </text:span><text:span text:style-name="T283">и всматриваешься в молчащий цветок огня её последних пары секунд, </text:span><text:span text:style-name="T284">и видишь что уж там увидишь. Шансы астрономически против безукоризненного попадания, конечно, поэтому безопаснее всего в центре района намеченной цели. </text:span><text:span text:style-name="T285">Ракетам положено быть подобными артиллерийским снарядам, они рассеиваются вокруг прицельной метки гигантским эллипсом</text:span><text:span text:style-name="T266">—</text:span><text:span text:style-name="T285">Эллипс Неопределённости. Но Пёклер, хоть и верит как и всякий другой учёный в неопределённость, </text:span><text:span text:style-name="T286">не чувствует себя тут слишком уютно. </text:span><text:span text:style-name="T287">Всё это против его персональной жопы, чьё трепещущее очко помещено точнёхонько на Наземнм Нуле. И во всём этом больше, чем просто баллистика. Тут ещё Вайсман. </text:span><text:span text:style-name="T288">Сколько угодно химиков и материаловедов разбирающихся в изоляторах на уровне Пёклера… зачем избран он, если только не… </text:span><text:span text:style-name="T289">где-то в его мозгу два фокуса сошлись и стали единым… </text:span><text:span text:style-name="T290">нулевой эллипс… единая точка… </text:span><text:span text:style-name="T291">живая боеголовка, втайне заряженная, специальные бункеры для всех остальных… да, вот чего он хочет… все допустимые отклонения в управлении направлены к </text:span><text:span text:style-name="T292">точному попаданию, точнов Пёклера… ах, Вайсман, твоя заключительн</text:span><text:span text:style-name="T293">ой</text:span><text:span text:style-name="T292"> игр</text:span><text:span text:style-name="T293">е не достаёт утончённости</text:span><text:span text:style-name="T266">—</text:span><text:span text:style-name="T294">впрочем </text:span><text:span text:style-name="T295">тут не было не зрителей ни судей по ходу всей этой игры, </text:span><text:span text:style-name="T296">кто вообще сказал, что конец не может быть таким зверским? </text:span><text:span text:style-name="T297">Паранойа хлынула на Пёклера, затопила его до висков и темени. </text:span><text:span text:style-name="T298">Возможно он усрался, ему не разобрать. </text:span><text:span text:style-name="T299">Его пульс отдаётся в затылке. Ломит руки и ноги. </text:span><text:span text:style-name="T300">Чёрнокостюмные блондины силовики присматривают. </text:span><text:span text:style-name="T301">Их металлическая сбруя поблескивает. Волнистые склоны невысоких холмов </text:span><text:span text:style-name="T302">распростёрлись под ранним солнцем. </text:span><text:span text:style-name="T303">Все полевые бинокли смотрят на юг. </text:span><text:span text:style-name="T304">Аггрегат в пути, ничто изменить невозможно. Никому вокруг и дела нет до пенетралии этого мига, или последних таинств: слишком много минуло рациональных лет. </text:span><text:span text:style-name="T305">Бумаги скопилось чересчур плотно и на слишком многое. Пёклер никак не согласовывается, право же ни в какую, </text:span><text:span text:style-name="T306">его мечта быть безупречно принесённым в жертву </text:span><text:span text:style-name="T307">с привитой ему потребностью делать дело</text:span><text:span text:style-name="T266">—</text:span><text:span text:style-name="T308">не видит даже как это может быть одним и тем же. </text:span><text:span text:style-name="T309">А4 должна, в конце концов, быть очень скоро поставлена на поток, этот коэффициент неудач </text:span><text:span text:style-name="T22">должен</text:span><text:span text:style-name="T309"> быть снижен,</text:span><text:span text:style-name="T305"> </text:span><text:span text:style-name="T309">и вот те, кто явил</text:span><text:span text:style-name="T316">ся</text:span><text:span text:style-name="T309">, они </text:span><text:span text:style-name="T316">все</text:span><text:span text:style-name="T309"> тут, и если не случится </text:span><text:span text:style-name="T310">приступ</text:span><text:span text:style-name="T316">а</text:span><text:span text:style-name="T310"> массовой слепоты</text:span><text:span text:style-name="T309"> в это утро на Польском лугу, </text:span><text:span text:style-name="T310">если ни один, даже и самый из них параноидальный, не сможет разглядеть ч</text:span><text:span text:style-name="T316">то</text:span><text:span text:style-name="T310"> </text:span><text:span text:style-name="T316">бы то ни было выходящее</text:span><text:span text:style-name="T311"> </text:span><text:span text:style-name="T316">за рамки</text:span><text:span text:style-name="T311"> заявленны</text:span><text:span text:style-name="T316">х</text:span><text:span text:style-name="T311"> Требовани</text:span><text:span text:style-name="T316">й</text:span><text:span text:style-name="T311">, конечно это не такая уж небывальщина для данного времени, данного места, где глаза приникшие к чёрным биноклям </text:span><text:span text:style-name="T312">высматривают лишь текущую «</text:span><text:span text:style-name="T347">упёртую</text:span><text:span text:style-name="T312"> целку»</text:span><text:span text:style-name="T266">—</text:span><text:span text:style-name="T312">как остроумные ракетчики окрестили свои проблемные ракеты</text:span><text:span text:style-name="T266">—</text:span><text:span text:style-name="T312">пусть проявит себя… </text:span><text:span text:style-name="T313">заметить где, от носа до кормы, </text:span><text:span text:style-name="T314">может таится авария, </text:span><text:span text:style-name="T315">форма форсажной струи, звук взрыва, </text:span><text:span text:style-name="T316">хоть </text:span><text:span text:style-name="T315">что-нибудь что может помочь….</text:span></text:p>
      <text:p text:style-name="P182">В Сарнаках, как занесено в отчёт, <text:span text:style-name="T815">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Новые виды пытки будут пущены в ход.</text:span></text:p>
      <text:p text:style-name="P116">Но внутри жизни Пёклера, не в записях, но в душе, в его Бедной Германской душе, основа времени удлинилась и замедлилась: <text:span text:style-name="T816">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 что <text:s/>застигнет его неожиданно….</text:span></text:p>
      <text:p text:style-name="P117">Весной, когда ветры Пенемюнде сделали полный оборот к юго!западу, и вернулись первые птицы, Пёклера перевели <text:span text:style-name="T817">на</text:span> подземный завод в Нордхаузене, <text:span text:style-name="T817">в Гарце. Работа в Пенемюнде </text:span><text:soft-page-break/><text:span text:style-name="T817">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в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 надолго.</text:span></text:p>
      <text:p text:style-name="P118">В это время шли слухи о растущем отчуждении между Вайсманом и его «чудовищем» Енциным. <text:span text:style-name="T11">Schwarzkommando </text:span><text:span text:style-name="T257">тогда уже выделились </text:span><text:span text:style-name="T317">из структуры SS, </text:span><text:span text:style-name="T318">весьма подобно тому как сами <text:s/></text:span><text:span text:style-name="T317">SS </text:span><text:span text:style-name="T318">выделились из </text:span><text:span text:style-name="T319">Германской Армии. </text:span><text:span text:style-name="T320">Их сила теперь </text:span><text:span text:style-name="T322">состояла</text:span><text:span text:style-name="T320"> не в абсолютном </text:span><text:span text:style-name="T322">оружии</text:span><text:span text:style-name="T320">, а в информированности и умении. </text:span><text:span text:style-name="T321">Пёклер счастлив был услышать, что у Вайсмана имеются свои неприятности, но </text:span><text:span text:style-name="T322">без понятия как использовать их с выгодой для себя. </text:span><text:span text:style-name="T323">Так что, игра откладывается? </text:span><text:span text:style-name="T324">Может он никогда больше не увидит Ильзе. </text:span><text:span text:style-name="T325">Но принесли напоминание предписывающее ему явиться в кабинет Вайсмана. </text:span></text:p>
      <text:p text:style-name="P119"><text:span text:style-name="T257">Волосы у Вайсмана на висках седели и лохматились. Пёклер увидел, что одна дужка очков Вайсмана держалась на скрепке для бумаг. </text:span><text:span text:style-name="T326">Его стол завале документами, докладами, справочниками. </text:span><text:span text:style-name="T327">Оказалось сюрпризом увидеть его не настолько демоничным, а измытаренным, как и любой чиновник в трудную полосу карьеры. Глаза устремлялись в направлении Пёклера, но лизы искажали их. </text:span></text:p>
      <text:p text:style-name="P119"><text:span text:style-name="T266">– </text:span><text:span text:style-name="T328">Вам понятно, что перевод в Нордхаузен дело добровольное.</text:span></text:p>
      <text:p text:style-name="P119"><text:span text:style-name="T328">Пёклер понял</text:span><text:span text:style-name="T327">, </text:span><text:span text:style-name="T328">с облегчением и парой секунд неподдельной любви к своему хранителю, что игра по-прежнему продолжается: «Это станет чем-то новым».</text:span></text:p>
      <text:p text:style-name="P41"><text:span text:style-name="T328">– Вот как?</text:span><text:span text:style-name="T257">– </text:span><text:span text:style-name="T328">Отчасти вызов, но частью и с интересом.</text:span></text:p>
      <text:p text:style-name="P42"><text:span text:style-name="T328">– </text:span><text:span text:style-name="T329">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text:span><text:span text:style-name="T257">—</text:span></text:p>
      <text:p text:style-name="P42"><text:span text:style-name="T257">– </text:span><text:span text:style-name="T329">Вы вспоминаете доктора Тиля?</text:span></text:p>
      <text:p text:style-name="P42"><text:span text:style-name="T329">– Да. Он не из моего отдела. </text:span><text:span text:style-name="T330">Я знал его не настолько хорошо.</text:span></text:p>
      <text:p text:style-name="P43"><text:span text:style-name="T330">– </text:span><text:span text:style-name="T331">Позор, что он попал под налёт. Мы все переместились в Эллипс Неопределённости, верно?</text:span></text:p>
      <text:p text:style-name="P120"><text:span text:style-name="T257">Пёклер позволил себе взгляд на захламлённый стол, достаточно быстрый, чтобы расцениваться как нервозность, или возражение</text:span><text:span text:style-name="T266">—</text:span><text:span text:style-name="T332">Вайсман, похоже, у тебя тут собственный Эллипс по полной</text:span><text:span text:style-name="T266">—«</text:span><text:span text:style-name="T332">О, у меня нет обычно времени для беспокойства. По крайней мере Миттельверке под землёй».</text:span></text:p>
      <text:p text:style-name="P44"><text:span text:style-name="T257">– </text:span><text:span text:style-name="T332">Тактические площадки не будут.</text:span></text:p>
      <text:p text:style-name="P44"><text:span text:style-name="T332">– Вы думаете, меня могут послать</text:span><text:span text:style-name="T257">—</text:span></text:p>
      <text:p text:style-name="P121">Вайсман пожал плечами и одарил Пёклера широкой фальшивой улыбкой: «<text:span text:style-name="T818">Мой дорогой Пёклер, <text:s/>как может кто-либо предсказывать, где мы окажемся? Посмотрим как это всё обернётся».</text:span></text:p>
      <text:p text:style-name="P122">Позднее, в Зоне, где вина станет восприниматься через органы чувств, <text:span text:style-name="T819">покалывать его глаза и мембраны словно аллергия, Пёклеру начнёт казаться, что он не мог, даже на тот день в кабинете Вайсмана, быть в неведении. </text:span><text:s/><text:span text:style-name="T820">Что он знал правду своими чувствами, но позволял всем доказательствам укладываться не на те полки, откуда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ясь ладонями Пёклера, толстые стёкла очков соскальзывают, а маленькие глазки мутнеют беспомощно следуя за их окончательным затемнителем….</text:span></text:p>
      <text:p text:style-name="P123"><text:span text:style-name="T821">Пёклер поспособствовал своей собственной слепотой. Он знал про Нордхаузен и про лагерь Дора: он мог </text:span><text:span text:style-name="T23">видеть</text:span><text:span text:style-name="T821">—истощённые голодом тела, глаза иностранных узников, которых гонят на </text:span><text:soft-page-break/><text:span text:style-name="T821">роботу в четыре утра в ледяном холоде и темноте, шаркающие тысячи в полосатых формах. И он знал также, всё время, что Ильзе жила в лагере перевоспитания. Но до самого августа, пока пришёл отпуск, как обычно в своём чёрном картонном конверте и Пёклер 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ющую в фойе отеля в Цвёльфкиндер с такой же точно тьмой в её глазах (как мог он не заметить прежде? Такие плывучие орбиты боли) что он смог окончательно свести две области данный вместе.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Пёклера собственное инженерное искусство, дар Дедалуса позволивший ему воздвигнуть сколько нужно лабиринтов между собой и неудобствами небезразличия. Они продали ему удобство, так много, всё в кредит, и теперь Они собирали плату.</text:span></text:p>
      <text:p text:style-name="P124">Стараясь, немного поздно для этого, открыть себя боли, которую он должен был почувствовать, он расспросил её теперь. Знала она название своего лагеря? Да, подтвердила Ильзе<text:span text:style-name="T242">—</text:span><text:span text:style-name="T823">или так ей было велено отвечать</text:span><text:span text:style-name="T824">—</text:span><text:span text:style-name="T823">называется Дора. За ночь перед тем, как отправиться сюда, она видела повешение. Вечер служил часом для повешения. Хотел он услышать это? Хотел он услышать это….</text:span></text:p>
      <text:p text:style-name="P125"><text:span text:style-name="T823">О</text:span><text:span text:style-name="T822">на была очень голодна. </text:span><text:span text:style-name="T825">Они провели первую пару дней за едой всего, что продавалось в Цвёльфкиндер. Выбор меньше, чем за год до этого, и дороже. </text:span><text:span text:style-name="T826">Однако, анклав невинности по-прежнему пользовался высоким приоритетом, так что кое-что было. </text:span></text:p>
      <text:p text:style-name="P126"><text:span text:style-name="T826">Н</text:span><text:span text:style-name="T822">е так много детей в этом году, впрочем. Инженер и девочка пр</text:span><text:span text:style-name="T828">а</text:span><text:span text:style-name="T822">ктически пользовались страной вдвоём. </text:span><text:span text:style-name="T827">Колесо и большинство других аттракционов стояли без движения. </text:span><text:span text:style-name="T828">Дефицит бензина, </text:span><text:span text:style-name="T829">ребёнок сторож </text:span><text:span text:style-name="T828">пояснил </text:span><text:span text:style-name="T829">им. </text:span><text:span text:style-name="T830">Полёты </text:span><text:span text:style-name="T233">Luftwaffe </text:span><text:span text:style-name="T631">выли над головой. Почти каждую ночь сирены понимали крик, и они следили за прожекторами вспыхнувшими в Висмре и в Любеке, и иногда слышали разрывы бомб. Что делал Пёклер в этом мире мечты, в этой лжи? </text:span><text:span text:style-name="T632">Его страна ожидала разрушения захватчиками вторгшимися с востока и запада: </text:span><text:span text:style-name="T633">в Нордхаузен истерия возросла до эпического уровня, когда первые ракеты готовились к выпуску в поле, </text:span><text:span text:style-name="T634">исполнить инженерные пророчества из древних мирных времён. </text:span><text:span text:style-name="T635">Почему в такой критичный момент, отпустили Пёклера? Кто ещё в эти дни получал отпуска? И что «Ильзе» делала тут, разве не была она уже слишком старой для теперь для сказочек? </text:span><text:span text:style-name="T636">её новые груди</text:span><text:span text:style-name="T632"> </text:span><text:span text:style-name="T636">такие приметные теперь под её платьем, её глаза </text:span><text:span text:style-name="T637">так почти пусто <text:s/>без истинного интереса </text:span><text:span text:style-name="T642">поглядывали</text:span><text:span text:style-name="T637"> на случайных мальчиков предназначенных для </text:span><text:span text:style-name="T234">Volkssturm</text:span><text:span text:style-name="T637">, мальчики постарше, больше не интересующиеся ею. Они мечтали о полученных приказах, громадных взрывах и смерти</text:span><text:span text:style-name="T638">—</text:span><text:span text:style-name="T637">если они даже видели её, то искоса, исподтишка...</text:span><text:span text:style-name="T235">её </text:span><text:span text:style-name="T236">О</text:span><text:span text:style-name="T235">тец её объездит… закусит зубами жердь</text:span><text:span text:style-name="T639">… однажды у меня будет стадо таких для меня одного… </text:span><text:span text:style-name="T640">но сперва я должен найти своего Капитана… где-то на Войне… </text:span><text:span text:style-name="T641">сперва меня должны </text:span><text:span text:style-name="T643">о</text:span><text:span text:style-name="T641">свободить из этого захолустья….</text:span><text:span text:style-name="T637"> </text:span></text:p>
      <text:p text:style-name="P127">Кто это был, проходил мимо как раз тогда<text:span text:style-name="T242">—кто был тот стройный мальчик мелькнувший поперёк дорожки, такой блондин, такой белый, почти невидимый в мареве зноя, что стоял над Цвёльфкиндер? Она его увидела? узнала в нём свою вторую тень? Она была зачата потому, что её отец однажды смотрел кино под названием </text:span><text:span text:style-name="T15">Alpdrücken </text:span><text:span text:style-name="T333">и у него случилась эрекция. Разгорячено уставившийся Пёклер упустил тонкий Гностический символизм Режиссёра, приём </text:span><text:span text:style-name="T335">подсветки</text:span><text:span text:style-name="T333"> производивш</text:span><text:span text:style-name="T335">ий</text:span><text:span text:style-name="T333"> две тени</text:span><text:span text:style-name="T335">,</text:span><text:span text:style-name="T333"> Каин</text:span><text:span text:style-name="T335">а</text:span><text:span text:style-name="T333"> и Абел</text:span><text:span text:style-name="T335">я</text:span><text:span text:style-name="T333">. </text:span><text:span text:style-name="T334">Но Ильзе, некая Ильзе, сохранилась долее <text:s/>своей кинематографической матери, долее окончания фильма, </text:span><text:span text:style-name="T335">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text:span><text:span text:style-name="T333"> </text:span><text:span text:style-name="T335">присутствовал там постоянно, вне всех плёнок, и тот проныра киношник </text:span><text:span text:style-name="T336">оказался единственным, кому случилось заметить и применить его, хоть совершенно без понятия, тогда и теперь, что именно он показывает нации </text:span><text:soft-page-break/><text:span text:style-name="T336">уставившихся…. </text:span><text:span text:style-name="T337">Так что в то лето Ильзе прошла мимо себя самой, </text:span><text:span text:style-name="T338">слишком прикованная к какому-то лишённому теней интерьеру, чтобы заметить пересечение, или придать значение.</text:span></text:p>
      <text:p text:style-name="P128"><text:span text:style-name="T257">Они и Пёклер почти не разговаривали на этот раз: это был их самый немой отпуск вместе. Она ходила в задумчивости, опустив голову, волосы капюшоном вокруг лица, </text:span><text:span text:style-name="T339">коричневые ноги пинали мусор пропущенный недоукомплектованным звеном мусорщиков. </text:span><text:span text:style-name="T340">Такой период её жизни, или ейпретило по приказу проводить время с</text:span><text:span text:style-name="T341">о скучным стареющим инженером </text:span><text:span text:style-name="T342">в место, которое она переросла годы тому назад?</text:span></text:p>
      <text:p text:style-name="P45"><text:span text:style-name="T342">– </text:span><text:span text:style-name="T343">Тебе не очень-то хочется быть ту, верно?</text:span><text:span text:style-name="T257">– </text:span><text:span text:style-name="T343">Они сидели на берегу загрязнённого ручья, бросая хлеб уткам. Желудок Пёклера расстроен кофезаменителем и </text:span><text:span text:style-name="T345">из-за </text:span><text:span text:style-name="T343">крашен</text:span><text:span text:style-name="T345">ого</text:span><text:span text:style-name="T343"> мяс</text:span><text:span text:style-name="T345">а</text:span><text:span text:style-name="T343">. </text:span><text:span text:style-name="T344">Его </text:span><text:span text:style-name="T345">не отпускала</text:span><text:span text:style-name="T344"> голов</text:span><text:span text:style-name="T345">н</text:span><text:span text:style-name="T344">а</text:span><text:span text:style-name="T345">я</text:span><text:span text:style-name="T344"> бол</text:span><text:span text:style-name="T345">ь</text:span><text:span text:style-name="T344">.</text:span></text:p>
      <text:p text:style-name="P46"><text:span text:style-name="T344">– </text:span><text:span text:style-name="T345">Это или тут, или лагерь,</text:span><text:span text:style-name="T257">– </text:span><text:span text:style-name="T346">лицо её упрямо </text:span><text:span text:style-name="T348">отвёрнуто.</text:span><text:span text:style-name="T257">– </text:span><text:span text:style-name="T348">Мне вообще не хочется нигде быть. Всё равно.</text:span></text:p>
      <text:p text:style-name="P183">– Ильзе.</text:p>
      <text:p text:style-name="P183">– Тебе тут нравится? Или хочется обратно под свою гору? Ты говоришь с эльфами, Франц?</text:p>
      <text:p text:style-name="P46"><text:span text:style-name="T348">– Нет, я не в восторге от того, куда я попал</text:span><text:span text:style-name="T257">—</text:span><text:span text:style-name="T24">Франц?</text:span><text:span text:style-name="T257">—</text:span><text:span text:style-name="T348">но у меня, у меня ест работа….</text:span></text:p>
      <text:p text:style-name="P47"><text:span text:style-name="T348">– Да. И у меня есть. Моя работа быть в тюрьме. Я профессиональная заключённая. </text:span><text:span text:style-name="T349">Я знаю как получать поблажки, у кого красть, как доносить, как</text:span><text:span text:style-name="T257">—</text:span></text:p>
      <text:p text:style-name="P129"><text:span text:style-name="T257">Ещё минута и она сказала бы это… «Пожалуйста</text:span><text:span text:style-name="T266">—</text:span><text:span text:style-name="T11">прекрати</text:span><text:span text:style-name="T257">, Ильзе</text:span><text:span text:style-name="T266">—</text:span><text:span text:style-name="T257">» На этот раз Пёклер впал в истерику </text:span><text:span text:style-name="T350">и таки дал пощёчину. </text:span><text:span text:style-name="T351">Утки, удивлённые резким хлопком, </text:span><text:span text:style-name="T352">сделали поворот «кру-гом!» и отплыли прочь. </text:span><text:span text:style-name="T353">Ильзе смотрела на него, </text:span><text:span text:style-name="T354">без слёз, комната за комнатой глаз нанизанных в тенях старого довоенного дома, где он мог бродить годами, слыша голоса и находя двери, ловя себя, </text:span><text:span text:style-name="T355">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span></text:p>
      <text:p text:style-name="P48"><text:span text:style-name="T355">– </text:span><text:span text:style-name="T356">Если ты не хочешь приезжать на следующий год,</text:span><text:span text:style-name="T257">– </text:span><text:span text:style-name="T356">пусть даже «следующий год» на тот момент означал слишком мало в Германии,</text:span><text:span text:style-name="T257">– </text:span><text:span text:style-name="T356">то можешь не приезжать. Даже лучще, если не приедешь.</text:span></text:p>
      <text:p text:style-name="P49"><text:span text:style-name="T357">Она мгновенно поняла что он сделал. Она подтянула одну коленку вверх и опёрлась на неё лбом, подумала: «Я приеду»,</text:span><text:span text:style-name="T257">– </text:span><text:span text:style-name="T357">сказала она очень тихо. </text:span></text:p>
      <text:p text:style-name="P49"><text:span text:style-name="T257">– </text:span><text:span text:style-name="T357">Ты?</text:span></text:p>
      <text:p text:style-name="P49"><text:span text:style-name="T257">– </text:span><text:span text:style-name="T357">Да. Правда.</text:span></text:p>
      <text:p text:style-name="P49"><text:span text:style-name="T357">И он, тогда, совершенно забыл о всякой сдержанности. </text:span><text:span text:style-name="T358">Он свернул в вихрь своего долгого одиночества, жутко сотрясаясь. Он плакал. </text:span><text:span text:style-name="T359">Она взяла его за руки. Утки на плаву наблюдали.</text:span><text:span text:style-name="T644"> </text:span><text:span text:style-name="T360">Море прохлаждалось под солнцем в дымке. Где-то в городе играл аккордеон. </text:span><text:span text:style-name="T361">За разваливающимися мифическими статуями приговорённые дети орали друг на друга. Лето кончилось.</text:span></text:p>
      <text:p text:style-name="P130"><text:span text:style-name="T361">В</text:span><text:span text:style-name="T257">ернувшись в Миттельверке он попытался, и продолжал пытаться, </text:span><text:span text:style-name="T362">попасть в лагерь Дора и отыскать Ильзе. Вайсман уже не имел значения. Охранники SS всякий раз оказывались вежливыми, понимающими, не пропускающими. </text:span></text:p>
      <text:p text:style-name="P131"><text:span text:style-name="T257">Рабочая нагрузка стала невозможной. </text:span><text:span text:style-name="T363">На сон у Пёклера оставалось менее двух часов в сутки. Военные новости доходили </text:span><text:span text:style-name="T364">под гору лишь в виде слухов и </text:span><text:span text:style-name="T365">растущего </text:span><text:span text:style-name="T364">дефицита. </text:span><text:span text:style-name="T365">Философия поставок была «треугольной»</text:span><text:span text:style-name="T266">—</text:span><text:span text:style-name="T365">три возможных источника для получения той же самой части, на случай один будет разрушен. </text:span><text:span text:style-name="T366">В зависимости от того что не поступало откуда, или с каким опозданием, ты знал какие заводы подверглись бомбёжке, какое железнодорожная магистраль перерезана. </text:span><text:span text:style-name="T367">Ближе к концу, приходилось пробовать и налаживать производство многих компонентов на месте.</text:span></text:p>
      <text:p text:style-name="P132"><text:span text:style-name="T367">К</text:span><text:span text:style-name="T257">огда у Пёклера оставалось время думать, </text:span><text:span text:style-name="T368">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text:span><text:span text:style-name="T369">добиваясь новостей. </text:span><text:span text:style-name="T370">Ни один из них не относился к Пёклеру иначе, чем к ходячей нервотрёпке. До них доходили слухи, что Вайсман уже не тут а в Голландии, </text:span><text:span text:style-name="T371">командует одной из ракетных батарей. </text:span><text:span text:style-name="T372">Енцин тоже пропал из виду </text:span><text:soft-page-break/><text:span text:style-name="T372">вместе со многими ключевыми </text:span><text:span text:style-name="T25">Schwarzkommando</text:span><text:span text:style-name="T372">. </text:span><text:span text:style-name="T373">Пёклер всё более уверялся, что на этот раз игра действительно кончена, </text:span><text:span text:style-name="T374">что война <text:s/>их всех зацапала, предписала новые приоритеты жизни-и-смерти и лишила досуга для пытки мелкого инженеришки. </text:span><text:span text:style-name="T375">Ему удалось немного расслабиться, вернуться в колею дня, </text:span><text:span text:style-name="T376">ждать конца, даже надеяться, что тысячи в Доре скоро станут свободны, среди них Ильзе, какая-то приемлемая Ильзе….<text:tab/></text:span></text:p>
      <text:p text:style-name="P133"><text:span text:style-name="T376">Н</text:span><text:span text:style-name="T257">о весной он таки снова увидель Вайсмана. Он проснулся из сна про мягкий Цвёльфкиндер, который был также Нордхаузеном, городом, где эльфы производили игрушечные ракеты полётов на луну, </text:span><text:span text:style-name="T377">а над краем его койки было лицо Вайсмана наблюдавшего за ним. Он казался постаревшим лет на десять, и Пёклер насилу узнал его. </text:span></text:p>
      <text:p text:style-name="P50"><text:span text:style-name="T377">– </text:span><text:span text:style-name="T378">Мало времени,</text:span><text:span text:style-name="T257">– </text:span><text:span text:style-name="T378">прошептал Вайсман.</text:span><text:span text:style-name="T257">– </text:span><text:span text:style-name="T378">Пойдём.</text:span></text:p>
      <text:p text:style-name="P134"><text:span text:style-name="T378">О</text:span><text:span text:style-name="T257">ни двинулись через белую бессонную сует</text:span><text:span text:style-name="T379">у</text:span><text:span text:style-name="T257"> тоннелей. </text:span><text:span text:style-name="T379">Вайсман шагал медленно и твёрдо, оба она молчали. </text:span><text:span text:style-name="T380">В одном из управленческих отсеков были <text:s/>с полдюжины других, а также люди из SS и SD. «</text:span><text:span text:style-name="T381">У нас уже есть разрешения от ваших отделов»,</text:span><text:span text:style-name="T266">– </text:span><text:span text:style-name="T381">сказал Вайсман,</text:span><text:span text:style-name="T266">– «</text:span><text:span text:style-name="T383">освободить вас для работы над особым проектом. Это будет секретность наивозможно высшей категории</text:span><text:span text:style-name="T381">. </text:span><text:span text:style-name="T382">Вы будете жить отдельно, питаться отдельно, </text:span><text:span text:style-name="T383">не говорить ни с кем за исключением присутствующих в этой комнате».</text:span><text:span text:style-name="T266">– </text:span><text:span text:style-name="T383">Они оглянулись вокруг увидеть кто же это. Ни одного знакомого. </text:span><text:span text:style-name="T384">Обернулись обратно к Вайсману.</text:span></text:p>
      <text:p text:style-name="P135"><text:span text:style-name="T257">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text:s/>именно </text:span><text:span text:style-name="T385">это и было его «особой судьбой». </text:span><text:span text:style-name="T386">Он никак не мог понять этого: </text:span><text:span text:style-name="T387">он должен разработать пластмассовый обтекатель, определённого размера, определённых изоляционных свойств, </text:span><text:span text:style-name="T388">на силовую установку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никто его не видел. </text:span><text:span text:style-name="T389">По слухам, его произвели где-то в другом месте </text:span><text:span text:style-name="T390">и назвали Schwarzgerät, из соображений высокой секретности </text:span><text:span text:style-name="T391">окружавшей проект</text:span><text:span text:style-name="T390">. </text:span><text:span text:style-name="T392">Даже вес был засекречен. Они уложились в срок менее двух недель, и «Vorrichtung für die Isolierung» отправился по назначению. </text:span><text:span text:style-name="T393">Пёклер вернулся к своему постоянному начальнику, </text:span><text:span text:style-name="T394">и рутина вернулась в свою колею. </text:span><text:span text:style-name="T395">Он никогда больше не видел Вайсмана.</text:span></text:p>
      <text:p text:style-name="P136"><text:span text:style-name="T257">В первую неделю апреля, когда с минуты на минуту ожидалось появление Американских войск, </text:span><text:span text:style-name="T396">большинство инженеров укладывались, обменивались адресами с коллегами, </text:span><text:span text:style-name="T397">пили прощальные тосты, шатаясь по пустеющим помещениям. </text:span><text:span text:style-name="T398">В воздухе было ощущение выпускного дня. </text:span><text:span text:style-name="T399">Насилу сдерживаешься не насвистывать «Gaudeamus igitur». </text:span><text:span text:style-name="T400">Ежданно жизнь в заточении кончалась. </text:span></text:p>
      <text:p text:style-name="P137"><text:span text:style-name="T400">М</text:span><text:span text:style-name="T257">олодой охранник SS, </text:span><text:span text:style-name="T401">последний из уезжавших,</text:span><text:span text:style-name="T257"> нашёл Пёклера в п</text:span><text:span text:style-name="T401">ы</text:span><text:span text:style-name="T257">льном кафетерии, </text:span><text:span text:style-name="T401">передал ему конверт и вышел не сказав ни слова. </text:span><text:span text:style-name="T402">Это обычное отпускное удостоверение, утратившее силу из-за неизбежной кончины Правительства</text:span><text:span text:style-name="T266">—</text:span><text:span text:style-name="T402">и проездные документы до Цвёльфкиндер. </text:span><text:span text:style-name="T403">В пробелах для даты кто-то вписал, почти неразличимо «по окончании военного противостояния». </text:span><text:span text:style-name="T404">На обороте той же рукой (Вайсмана?) </text:span><text:span text:style-name="T405">приписка для </text:span><text:span text:style-name="T404"><text:s/>Пёклер</text:span><text:span text:style-name="T405">а. </text:span><text:span text:style-name="T26">Она освобождена. Встретит там</text:span><text:span text:style-name="T405">. </text:span><text:span text:style-name="T406">Он понял это было его платой за модернизацию сделанную им на </text:span><text:span text:style-name="T407">00000</text:span><text:span text:style-name="T406">. </text:span><text:span text:style-name="T407">Как долго Вайсман умышленно держал его в запасе, всё для того, чтобы иметь человека по пластмассам, на которого он мог положиться, когда придёт время?</text:span></text:p>
      <text:p text:style-name="P138"><text:span text:style-name="T407">В </text:span><text:span text:style-name="T257">последний день Пёклер вышел из южного конца основного тоннеля. </text:span><text:span text:style-name="T408">Грузовики были повсюду, все моторы на ходу, прощание в весеннем воздухе, высокие деревья в солнечном свете зеленели на горных склонах. Obersturmbannführer не стоял на своём посту, когда Пёклер зашёл в лагерь Дора. <text:s/></text:span><text:span text:style-name="T409">Он не искал Иьзе, или не совсем. Может почувствовал, что должен увидеть, наконец. </text:span><text:span text:style-name="T410">Он не был готов. Он не знал. </text:span><text:span text:style-name="T411">Имел данные, да, но не знал, чувствами, сердцем….</text:span></text:p>
      <text:p text:style-name="P139"><text:span text:style-name="T411">В</text:span><text:span text:style-name="T257">онь говна, смерти, пота, болезни, плесени, </text:span><text:span text:style-name="T412">мочи, дыхания Доры, охватили его, когда пробирался, глядя на голые трупы, что теперь вытаскивали, раз Америка так близко, штабелевать перед крематориями, </text:span><text:span text:style-name="T413">члены мужчин болтаются, пальцы ног стиснулись белые и круглые как жемчужины… каждое лицо так совершенно, так индивидуально, губы растянуты в </text:span><text:soft-page-break/><text:span text:style-name="T413">ухмылке смерти, целый зал умолкших зрителей срезанных на заключительном слове, где самая соль шутки… </text:span><text:span text:style-name="T414">а живые, набитые по десятеро на соломенный матрас, бессильно плачущие, кашляющие, лузеры…. Все его пустоты, его лабиринты, были оборотной </text:span><text:span text:style-name="T415">стороной этого. </text:span><text:span text:style-name="T416">Пока он жил и чертил линии </text:span><text:span text:style-name="T417">на бумаге, это невидимое царство длилось, </text:span><text:span text:style-name="T418">во тьме снаружи… всё время…. </text:span><text:span text:style-name="T419">Пёклера вырвало. Он расплакался. Стены не растворились</text:span><text:span text:style-name="T266">—</text:span><text:span text:style-name="T419">ни одна тюремная стена никогда не делала этого, </text:span><text:span text:style-name="T420">не слезами, не от этого открытия, на каждых нарах, в каждой камере, </text:span><text:span text:style-name="T421">всё</text:span><text:span text:style-name="T420"> лица </text:span><text:span text:style-name="T421">что</text:span><text:span text:style-name="T420"> он </text:span><text:span text:style-name="T421">знает, в конце концов, и они дороги ему как и сам он, и не может, поэтому, допустить, чтобы они вернулись в то молчание…. </text:span><text:span text:style-name="T422">Но что он может сделать вообще? Как вообще удержать их? </text:span><text:span text:style-name="T423">Бессилие, зеркальное вращение горя, взвинчивают его ужасно, как вырвавшееся из-под контроля сер</text:span><text:span text:style-name="T424">д</text:span><text:span text:style-name="T423">цебиение, </text:span><text:span text:style-name="T424">почти не оставляя ему шансов хорошенько разбушеваться, или сойти….</text:span></text:p>
      <text:p text:style-name="P139"><text:span text:style-name="T424"><text:s/>Там где было всего темнее, и смердело хуже всего, Пёклер нашёл женщину </text:span><text:span text:style-name="T425">лежавшую, случайную женщину. </text:span><text:span text:style-name="T426">Он сидел полчаса держа её костлявую руку. Она дышала. Прежде, чем уйти, он снял своё золотое обручальное кольцо, и одел на тонкий палец женщины, </text:span><text:span text:style-name="T427">сложил её руку в кулак, чтобы оно не соскальзывало. Если она выживет, кольца хватит на пару обедов, </text:span><text:span text:style-name="T428">или на одеяло, или ночёвку под крышей, или проезд домой….</text:span></text:p>
      <text:p text:style-name="P184"><draw:frame draw:style-name="fr1" draw:name="Image1" text:anchor-type="paragraph" svg:width="6.9252in" svg:height="0.3661in" draw:z-index="0"><draw:image xlink:href="Pictures/1000000000000B720000009B428C9716555D8079.png" xlink:type="simple" xlink:show="embed" xlink:actuate="onLoad" loext:mime-type="image/png"/></draw:frame>По возвращении в Берлин, под грандиозной грозой извергающейся на город, Маргрет<text:span text:style-name="T924">а</text:span> привела Слотропа в покосившийся домик рядом со Шпрее, в Руссом секторе. <text:span text:style-name="T922">Сожжёный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 шипами спикул взбитых из неё бессчётными каплями.</text:span></text:p>
      <text:p text:style-name="P185">Внутри летучие мыши гнездятся под стропилами, <text:span text:style-name="T923">остатки кроватей отдающие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старого пурпура, шафранного, сталисто синего, обратная деформация картин, чьё местонахождение неизвестно. Глубоко в углу висит потемнелое зеркало, по всей раме его цветы <text:s/>и птицы <text:s/>нарисованные белым, отражая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text:span text:style-name="T5">der feind hört zu</text:span><text:span text:style-name="T923">. Вода каплет сквозь них в полудесятке мест.</text:span></text:p>
      <text:p text:style-name="P186">Грета <text:span text:style-name="T925">зажигает керосиновую лампу. Та согревает свет дождя пригоршней жёлтого. Слотроп раскладывает огонь в плите, пока Маргрета 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просто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text:span></text:p>
      <text:p text:style-name="P187">Ладно, найти того Кислоту Бумера, отдать тому его гашиш. <text:span text:style-name="T926">А</text:span> дальше что? <text:span text:style-name="T927">Слотроп и S-Gerät, а также загадка Джампф/Imipolex</text:span> <text:span text:style-name="T927">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чувствует, что теряет свой рассудок. Если есть что-то утешительное—религиозное, если угодно—в паранойе, есть также ещё и анти-паранойа, где ничто ни с чем не связано, условие, которые мало кто из нас может долго выдерживать. И как раз тут Слотроп чувствует как он скатывается в анти-параноидную часть своего цикла, чувствует огромный город вокруг себя ширится без </text:span><text:soft-page-break/><text:span text:style-name="T927">крыш, уязвимый, утративший центр как и он, и только картонные изображения Подслушивающего Врага остались между ним и мокрым небом. </text:span></text:p>
      <text:p text:style-name="P188">Либо Они завели его сюда по какой-то причине, или же он тут просто так. <text:span text:style-name="T928">Он не уверен, хочется ли ему, на самом деле, чтобы была этому </text:span><text:span text:style-name="T27">причина</text:span><text:span text:style-name="T928">….</text:span></text:p>
      <text:p text:style-name="P189">В полночь дождь прекращается. <text:span text:style-name="T929">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щёных улиц. Грязь заполнила какие-то из улиц словно плоть. Снарядные воронки полны дождевой воды <text:s/>до краёв, мерцают в свете ночных бригад по расчистке развалин. Разбитый вдребезги Бидермаерский стул, <text:s text:c="2"/>ботинок без напарника, стальная оправа очков, собачий ошейник (глаза по краям извилистого пути в ожидании знака, явного сигнала), винная пробка, расщепленный веник, велосипед без одного колеса, выброшенная подшивка </text:span><text:span text:style-name="T28">Tägliche Rundschau</text:span><text:span text:style-name="T929">, дверная ручка из халцедона покрашенная в синий давным-давно ферроцианидом железа, рассыпанные клавиши рояля (все белые, октава в В, если быть точным—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чьи крыши в резких изломах графиков температуры лихорадки. Где-то утечка газа выпирает на минуту в смерть и запахи дождя. Ряды чёрных оконных глазниц громоздятся в боках выпотрошенных квартирных блоков. Куски бетона <text:s/>нанизаны на вздыбленные прутья арматуры, что изогнулись как чёрные спагетти, целые груды зловеще покачиваются над головой, едва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акже, на улицах в одиночестве, некуда зайти укрыться от чёрных зим. Девушки оставались допоздна на ступенях, или сидя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text:span></text:p>
      <text:p text:style-name="P200">Чикаго Бар охраняется снаружи двумя из их потомков, пацаны в костюмах Джорджа Рафта, на несколько размеров больше них, на слишком много, чтобы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text:p>
      <text:p text:style-name="P190">– <text:span text:style-name="T930">Не знаем такого.</text:span></text:p>
      <text:p text:style-name="P191">– <text:span text:style-name="T931">Могу я оставить сообщение для него?</text:span></text:p>
      <text:p text:style-name="P192">– <text:span text:style-name="T931">Его тут нет.</text:span>– <text:span text:style-name="T932">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text:span text:style-name="T29">Fickt nicht mit dem </text:span><text:span text:style-name="T11">Raketemensch!», </text:span><text:span text:style-name="T933">чтобы знали, типа </text:span><text:span text:style-name="T30">н-но, Сильвер! </text:span><text:span text:style-name="T933">тут</text:span><text:span text:style-name="T30">,</text:span><text:span text:style-name="T933"> он смывается в тени, между грудами обломков брёвен, камней и земли.</text:span></text:p>
      <text:p text:style-name="P194">Он выбирает тропу, по которой, как ему кажется, Кислота вёл их в ту ночь<text:span text:style-name="T242">—</text:span>часто теряет её, <text:span text:style-name="T934">забредая в безоконные лабиринты, клубки колючей проволоки от празднества смертельных штурмов в минувшем мае, потом в разнесённую с бреющего изрытую стоянку грузовиков, откуда полчаса не может выбраться, круговертящий акр резины, солидола, стали <text:s/>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text:span text:style-name="T31">Сатердей Ивнинг Пост, </text:span><text:span text:style-name="T935">только уже не простецкие, а явно зловещие… да это точно Субботняя Вечерняя </text:span><text:span text:style-name="T32">Почта</text:span><text:span text:style-name="T935">: это лица посыльных в шляпах-треуголках приходящие с длинных холмов, вниз </text:span><text:soft-page-break/><text:span text:style-name="T935">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оно сразу на поверхности.</text:span></text:p>
      <text:p text:style-name="P195">Уходит час, чтобы найти погреб Кислоты. <text:span text:style-name="T936">Но там темно, и там пусто. Слотроп заходит, зажигает огонь. Смотрится как после рейда, или гангстерской войны: печатный пресс исчез, одежда вся разбросана, и при чём довольно странная одежда, тут есть, например, плетёный ивовый костюм, жёлтый плетёный ивовый костюм, для точности, сочленённый на линии локтя, подмышки, колена и паха… о, хмм, ладно, Слотроп, на скорую, проводит личный обыск, заглядывая в туфли, не настоящие туфли, некоторые из них, но перчатки для ступней с </text:span><text:span text:style-name="T33">пальцами</text:span><text:span text:style-name="T936"> по отдельности, не пошиты, однако, а </text:span><text:span text:style-name="T33">отлиты</text:span><text:span text:style-name="T936"> из какой-то неприятно пёстрой резины, типа той что идёт на мячи для боулинга… за отставшими обрывками обоев, в скрученной кверху оконной занавеске, среди штриховки одной или двух фальшивых Рейсмарок рассеянных по полу налётчиками—пятнадцать минут безрезультатных поисков—и белый предмет на столе следящий за ним всё время из 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бедится какого </text:span><text:span text:style-name="T33">вида</text:span><text:span text:style-name="T936"> эта пластмасса, парень!</text:span></text:p>
      <text:p text:style-name="P196">Вот конский череп: полые глазницы уходят вглубь основания. <text:span text:style-name="T937">Внутри одной из них туго скрученная папиросная бумажка с посланием от Кислоты. «</text:span><text:span text:style-name="T34">Raketemensch</text:span><text:span text:style-name="T937">! Дер Шпрингер просит меня передать тебе это, его символ. Держи при себе, по нему он тебя опознает. Я на Якобиштрассе, 12, 3</text:span><text:span text:style-name="T247">-й </text:span><text:span text:style-name="T944">двор, </text:span><text:span text:style-name="T945">номер 7. Как и В/4» В общем, «Как и Би-фор» </text:span><text:span text:style-name="T946"><text:s/>у Джона Дилинджера служило старым сигналом конца послания. Все в Зоне этим летом используют это. Показывает людям как ты относишься к некоторым вещам….</text:span></text:p>
      <text:p text:style-name="P197"><text:span text:style-name="T946">К</text:span><text:span text:style-name="T938">ислота приложил карту-</text:span><text:span text:style-name="T947">план как туда добираться. </text:span><text:span text:style-name="T948">Это прямо обратно в Британский сектор. </text:span><text:span text:style-name="T949">Со стоном, Слотроп двигает обратно в грязь и раннее утро. Вблизи Брандербургских </text:span><text:span text:style-name="T950">В</text:span><text:span text:style-name="T949">орот, снова начинает слегка накрапывать. </text:span><text:span text:style-name="T950">Куски Ворот всё ещё валяются </text:span><text:span text:style-name="T951">на</text:span><text:span text:style-name="T950"> <text:s/>улиц</text:span><text:span text:style-name="T951">е</text:span><text:span text:style-name="T952">—</text:span><text:span text:style-name="T951">упираются, отёсанные снарядами, в дождливое небо, их молчание колоссально, призрачно, пока он </text:span><text:span text:style-name="T953">топает </text:span><text:span text:style-name="T951">огиба</text:span><text:span text:style-name="T953">я</text:span><text:span text:style-name="T951"> их, </text:span><text:span text:style-name="T953">Колесн</text:span><text:span text:style-name="T954">и</text:span><text:span text:style-name="T953">ца </text:span><text:span text:style-name="T954">отблескивает как уголь, </text:span><text:span text:style-name="T955">мчит и неподвижна, это 30-е столетие </text:span><text:span text:style-name="T956">и безрассудный Ракетмэн </text:span><text:span text:style-name="T957">толлько что приземлился </text:span><text:span text:style-name="T958">тут </text:span><text:span text:style-name="T957">обследовать руины, </text:span><text:span text:style-name="T958">следы в высокогорной пустыне древнего Европейского уклада….</text:span></text:p>
      <text:p text:style-name="P198"><text:span text:style-name="T958">Я</text:span><text:span text:style-name="T938">коби штрассе и большая часть её квартала, </text:span><text:span text:style-name="T959">трущобы, пережила уличные бои в неприкосновенности, </text:span><text:span text:style-name="T960">вместе со своей темнотой внутри, </text:span><text:span text:style-name="T961">кладка теней нерушима независимо от того высоко ли солнце или низко. Номер 12 это целый блок квартир </text:span><text:span text:style-name="T962">рождённый ещё до Инфляции, </text:span><text:span text:style-name="T963">пять или шесть этажей и мансарда, пять или шесть Hinterhöfe угнездившихся один внутри другого</text:span><text:span text:style-name="T952">—</text:span><text:span text:style-name="T964">коробки от подарка хохмача, </text:span><text:span text:style-name="T965">в самой последней </text:span><text:span text:style-name="T966">ничего, кроме последнего пустого двора пахнущего одинаковой жра</text:span><text:span text:style-name="T970">тв</text:span><text:span text:style-name="T966">ой </text:span><text:span text:style-name="T967">и</text:span><text:span text:style-name="T966"> мусором </text:span><text:span text:style-name="T967">и мочой </text:span><text:span text:style-name="T969">изливавшейся</text:span><text:span text:style-name="T968"> </text:span><text:span text:style-name="T967">десятилет</text:span><text:span text:style-name="T968">иями. Ха, ха!</text:span></text:p>
      <text:p text:style-name="P199"><text:span text:style-name="T968">С</text:span><text:span text:style-name="T938">лотроп приближается к первому арочному проходу. </text:span><text:span text:style-name="T971">Уличный свет пробрасывает его тень в накидке вперёд сквозь череду этих арок, </text:span><text:span text:style-name="T972">каждая обозначена своим именем выцветшей краской, </text:span><text:span text:style-name="T939">Erster-Hof, Zweiter-Hof, Dritter-Hof u.s.w., </text:span><text:span text:style-name="T973">такой же формы, как вход в Миттельверке, параболичной, но больше похожа на рот и г</text:span><text:span text:style-name="T974">лотку, </text:span><text:span text:style-name="T975">суставы хряща отступают </text:span><text:span text:style-name="T976">в </text:span><text:span text:style-name="T975">ожида</text:span><text:span text:style-name="T976">нии</text:span><text:span text:style-name="T975">, ожидая проглотить… </text:span><text:span text:style-name="T977">надо ртом два оквадраченных глаза, белки органди, зрачки черны как смола, уставились на него… </text:span><text:span text:style-name="T978">оно хохочет как и все эти годы без остановки, </text:span><text:span text:style-name="T979">утробный гулкий хохот, </text:span><text:span text:style-name="T980">как увесистый фарфор покатывающий или постукивающий под водой в раковине. </text:span><text:span text:style-name="T981">Безмозглые хаханьки, просто большое старое геометричное оно, </text:span><text:span text:style-name="T982">чё ты нервничишь, заваливай дывай…. </text:span><text:span text:style-name="T983">Но боль, двадцать, двадцать пять лет боли вот уже застывшей в этой глотке… </text:span><text:span text:style-name="T984">старый пария, пассивный, уже зависимость к выживанию, ждёт годы напролёт, дожидается ранимых лохов как </text:span><text:span text:style-name="T985">этот</text:span><text:span text:style-name="T984"> Слотроп, </text:span><text:span text:style-name="T985">чтоб подставились, </text:span><text:span text:style-name="T986">хохоча и плача и всё молчком… </text:span><text:span text:style-name="T987">краска облупливается с Лица, </text:span><text:span text:style-name="T989">обожжённого</text:span><text:span text:style-name="T988">, больного, </text:span><text:span text:style-name="T989">издавна сдыхающего, и как только Слотроп может входить в такую шизоидную глотку? </text:span><text:span text:style-name="T990">Чего тут не ясно, потому что этого хочет от него </text:span><text:span text:style-name="T991">спонсирующая и мощная </text:span><text:soft-page-break/><text:span text:style-name="T991">Студия, </text:span><text:span text:style-name="T940">natürlich</text:span><text:span text:style-name="T991">: </text:span><text:span text:style-name="T992">Слотроп герой юноша в этот вечер: что держало его в движении всю ночь, его и </text:span><text:span text:style-name="T993">одиночных </text:span><text:span text:style-name="T992">Берлинцев, </text:span><text:span text:style-name="T993">которые выходят только лишь в эти пустые часы, </text:span><text:span text:style-name="T994">ничему не принадлежа и идя никуда конкретно, так это Их не объяснённая потребность </text:span><text:span text:style-name="T995">держать некое маргинальное население в этих </text:span><text:span text:style-name="T996">изнурённых </text:span><text:span text:style-name="T997">и обойдённых местах, </text:span><text:span text:style-name="T998">определённо по экономическим, впрочем, как знать, </text:span><text:span text:style-name="T999">возможно эмоциональным соображением тоже….</text:span></text:p>
      <text:p text:style-name="P201"><text:span text:style-name="T999">К</text:span><text:span text:style-name="T938">ислота в движении тоже, хотя внутреннем, обирает свои сны. </text:span><text:span text:style-name="T1000">Это выглядит как одна большая комната, </text:span><text:span text:style-name="T1001">тёмная, полная табачного и косячного дыма, осыпавшихся гребней штукатурки там, где <text:s/></text:span><text:span text:style-name="T1002">стены были вышиблены, </text:span><text:span text:style-name="T1003">соломенные тюфяки по всему полу, </text:span><text:span text:style-name="T1004">парочка на одном делят позднюю, тихую сигарету, </text:span><text:span text:style-name="T1005">кто-то храпит на соседнем… </text:span><text:span text:style-name="T1006">лоснящийся концертный рояль Bosendorfer Imperial, на который </text:span><text:span text:style-name="T1007">Труди, одетая в одну только лишь армейскую рубаху, </text:span><text:span text:style-name="T1006">оп</text:span><text:span text:style-name="T1008">ирается, отчаявшаяся муза, голые ноги длинны и вытянуты, «</text:span><text:span text:style-name="T941">Пожалуйста</text:span><text:span text:style-name="T1009">, иди на постель, Густав, скоро станет светло». Единственным ответом злостное бряканье в басовых струнах. </text:span><text:span text:style-name="T1010">Кислота лежит на боку, совсем тихо, усохшее дитя, лицо даавно обработанное прыжками из окон второго этажа, «первыми втираниями» от оперчаточенных бабских кулаков сержантов в полицейских участках, </text:span><text:span text:style-name="T1011">золотым светом в конце дня на ипподром</text:span><text:span text:style-name="T1012">е</text:span><text:span text:style-name="T1011"> Карлс</text:span><text:span text:style-name="T1012">хорст</text:span><text:span text:style-name="T1011">а, </text:span><text:span text:style-name="T1013">ч</text:span><text:span text:style-name="T1012">ёрным светом </text:span><text:span text:style-name="T1013">от тротуаров на бульварах </text:span><text:span text:style-name="T1014">по ночам в мелких морщинках как кожа обтягивающая камень, </text:span><text:span text:style-name="T1015">белым светом от </text:span><text:span text:style-name="T1016">атласных</text:span><text:span text:style-name="T1015"> платьев, </text:span><text:span text:style-name="T1016">стаканов, выстроенных сияя, перед зеркалами баров, от угловатых «U» на входах станций подземки, </text:span><text:span text:style-name="T1017">указующих в гладком магнетизме в небо, </text:span><text:span text:style-name="T1019">за</text:span><text:span text:style-name="T1017">влечь ангелов сталь</text:span><text:span text:style-name="T1019">ной воспря</text:span><text:span text:style-name="T1017">н</text:span><text:span text:style-name="T1019">утости</text:span><text:span text:style-name="T1017">, </text:span><text:span text:style-name="T1019">безвольного подчинения</text:span><text:span text:style-name="T1018">—лицо так</text:span><text:span text:style-name="T1020">ое</text:span><text:span text:style-name="T1018"> жутко старое во сне, </text:span><text:span text:style-name="T1020">покинутое в</text:span><text:span text:style-name="T1018"> своей городской истории….</text:span></text:p>
      <text:p text:style-name="P672">Его глаза открываются<text:span text:style-name="T242">—</text:span>на секунду Слотроп всего лишь затенённые складки зелёного, <text:span text:style-name="T1136">высвеченный шлем, световые значения, которые нужно ещё сложить. Затем приходит сладкая кивающая улыбка, всё окей,</text:span><text:span text:style-name="T35"> ja</text:span><text:span text:style-name="T1136">, как ты Ракетмэн, </text:span><text:span text:style-name="T35">was ist los? </text:span><text:span text:style-name="T1137">Однако неисравимый старый наркоман недостаточно добр, чтоб удержаться и не открыть мгновенно старую матросскую сумку и заглянуть, глазами как проссаные в сугробе дырки, убедиться что тут есть.</text:span></text:p>
      <text:p text:style-name="P673">– <text:span text:style-name="T1138">Я думал ты передохнёшь или вроде того.</text:span></text:p>
      <text:p text:style-name="P674">Тут же достаётся Марокканская трубочка и Кислота принимается плющить жирную крошку того гашиша, мурлыкая популярную румбу</text:p>
      <text:p text:style-name="P674"/>
      <text:p text:style-name="P797">Из Марокко кой-чего кусочек</text:p>
      <text:p text:style-name="P797">Заверну я в носовой платочек </text:p>
      <text:p text:style-name="P665"/>
      <text:p text:style-name="P51">– <text:span text:style-name="T1139">Да. Такие дела, дер Шпрингер настучал про наш фальшивопечатный бизнес. Типа <text:s/>временная заминочка, врубаешься?</text:span></text:p>
      <text:p text:style-name="P52">– <text:span text:style-name="T1140">Нет. Я думал вы между собой по братски.</text:span></text:p>
      <text:p text:style-name="P53">– <text:span text:style-name="T1141">Ещё чего. И он движется по верхним орбитам.</text:span>– <text:span text:style-name="T1142">Это что-то очень сложно связанное с Американскими сертификатами с жёлтой печатью прекращающими хождение на Средиземноморском театре, с нежеланием Объединённых Сил здесь принимать Рейсмарки. У Шпрингера проблема с балансом выплат тоже, и он усиленно спекулировал на Стерлинге, и…</text:span></text:p>
      <text:p text:style-name="P54">– <text:span text:style-name="T1143">Но,</text:span>– <text:span text:style-name="T1143">грит Слотроп,</text:span>– <text:span text:style-name="T1143">но, этта, где мой миллион марок, тогда, Эмиль?</text:span></text:p>
      <text:p text:style-name="P140">Кислота всасывает жёлтое пламя выплывающее поверх чашечки трубки: «Он ушёл туда, где сплетается плющ».<text:span text:style-name="T242">– </text:span>Слово в слово как Джубли Джим Фиск ответил Комиссии Конгресса <text:span text:style-name="T1144">расследующую его и Джея Гулда аферу с золотом в 1869. Эти слова памятка о Бёркшире. Вот и всё, что есть для размышлений, но Слотропу тут доходит, что Кислота никак не может быть на стороне Плохих Парней. Кем бы Они ни были, Они играют затем, чтобы стереть, а не напомнить.</text:span></text:p>
      <text:p text:style-name="P55">– <text:span text:style-name="T1145">Ну, я могу продавать унциями из того, что при мне,</text:span>– <text:span text:style-name="T1146">прикидывает Слотроп.</text:span>– <text:span text:style-name="T1147">За оккупационные сертификаты. Они в цене?</text:span></text:p>
      <text:p text:style-name="P56">– <text:span text:style-name="T1148">Ты не злишься. Совсем нет.</text:span></text:p>
      <text:p text:style-name="P56"><text:soft-page-break/>– <text:span text:style-name="T1148">Ракетмэн выше этого дерьма, Эмиль.</text:span></text:p>
      <text:p text:style-name="P57">– <text:span text:style-name="T1149">У меня для тебя сюрприз. Я могу достать тебе Schwarzgerät, про который ты спрашивал.</text:span></text:p>
      <text:p text:style-name="P57">– <text:span text:style-name="T1149">Ты?</text:span></text:p>
      <text:p text:style-name="P57">– <text:span text:style-name="T1149">Шпрингер. Я попросил у него для тебя.</text:span></text:p>
      <text:p text:style-name="P58">– <text:span text:style-name="T1150">Не гони. Правда? Охренеть, вот это друг. Как я могу</text:span>—</text:p>
      <text:p text:style-name="P58">– <text:span text:style-name="T1151">Десять тысяч фунтов стелингов.</text:span></text:p>
      <text:p text:style-name="P141">Слотроп выкашливает добрую затяжку. «<text:span text:style-name="T1152">Спасибо, Эмиль...»– Он рассказывает про междусобойчик с Чичериным и как он видел того Мики Руни.</text:span></text:p>
      <text:p text:style-name="P59">– <text:span text:style-name="T1153">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Давай нам выходить назад с другого конца, как бриллиантам в говне контрабандистов….</text:span></text:p>
      <text:p text:style-name="P60">– <text:span text:style-name="T1154">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text:span></text:p>
      <text:p text:style-name="P61">– <text:span text:style-name="T1155">Только про цену на твой прибор, Ракет. Половину суммы вперёд. Говорит, во столько ему сядет один только поиск.</text:span></text:p>
      <text:p text:style-name="P62">– <text:span text:style-name="T1156">Так он даже не знает где оно. Блядь, может просто водит за нос, набивает цену, надеется найти дурака, что даст деньгу авансом.</text:span></text:p>
      <text:p text:style-name="P63">– <text:span text:style-name="T1157">Обычно он держит слово. У тебя не было проблем с тем пропуском, что он подделал?</text:span></text:p>
      <text:p text:style-name="P64">– <text:span text:style-name="T1158">Йааахх...</text:span>– <text:span text:style-name="T1158">О. О, ух-ты, ага, да, надо было ему спросить тут про эту бумажку с Максом Шлепцигом на ней.</text:span>– <text:span text:style-name="T1159">Ну, тогда...</text:span>– <text:span text:style-name="T1159">Но тем временем Труди оставила приставания к Густаву в рояле и подходит присесть и потереться щекой о ворс на штанах Слотропа, миленькие голые ножки перешёптываются друг об дружку, волосы распущены, рубаха полурасстёгнута, и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удобства, тут радушный дом, никаких предпочтений отдельным чувствам или органам, всем достаётся равная доля… пожалуй впервые за свою жиз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его нос начинает похоже вставать фактически сопли начинают течь да тут эта </text:span><text:span text:style-name="T36">носовая</text:span><text:span text:style-name="T1159"> эрекция и Труди наверняка точно приметила, как могла она помочь но… как она скользит своими губками по пульсирующему шнобелю и шлёт метр своего пылкого языка в одну из его ноздрей… он явственно ощущает каждый вкусовой пупырышек пока он втискивается всё дальше раздвигая стенки крыльев и носовые волосы чтоб поместилась её голова и плечи и… ну, она наполовину уже там, или почти</text:span>—<text:span text:style-name="T1160">подтягивает свои колени, ползёт вцепляясь в волосы руками и ногами и может встать наконец внутри громадного красного холла с очень приятным освещением, никаких стен или потолка она вообще-то не различает, но скорее переход в перламутровые или весенние оттенки розового во всех направлениях….</text:span></text:p>
      <text:p text:style-name="P142">Они уснули в комнате полной храпа, <text:span text:style-name="T1161">взбряков струн в басовом регистре из рояля, и миллиононогой пробежки дождя по двору снаружи. Когда Слотроп просыпается посреди Часа Зла, Труди в какой-то ещё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рассаживаются поболтать.</text:span></text:p>
      <text:p text:style-name="P143">Густав композитор. Который месяц у него гневные дебаты с Кислотой кто лучше, Бетховен или Россини. <text:span text:style-name="T1162">Кислота за Россини. «Не то, чтобы я был за Бетховена </text:span><text:span text:style-name="T37">qua</text:span><text:span text:style-name="T1162"> Бетховена»,– доказывает Густав,– «но он представляет Германскую диалектику, включение всё большего числа нот в </text:span><text:soft-page-break/><text:span text:style-name="T1162">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несмотря на свою глухоту. Пока Россини, оставив музыку в 36, гонялся за юбками и толстел, Бетховен жил жизнью полной трагичности и величия.</text:span></text:p>
      <text:p text:style-name="P65">– <text:span text:style-name="T1163">Ну, и?</text:span>– <text:span text:style-name="T1163">неизменно отвечал Кислота на это.</text:span>– <text:span text:style-name="T1164">А что выбрал бы ты? Главное,</text:span>– <text:span text:style-name="T1165">прерывая обычный возмущённый вопль Густава,</text:span>– <text:span text:style-name="T1165">что человек </text:span><text:span text:style-name="T38">приятно</text:span><text:span text:style-name="T1165"> себя чувствует слушая Россини. А всё, что ты чувствуешь слушая Бетховена, щас выйду пойду вторгаться в Польшу. <text:s/>То же мне, Ода Радости. Да у него даже не было чувства юмора. Я тебе говорю,</text:span>– <text:span text:style-name="T1166">покачивая старым морщинистым пальцем,</text:span>– <text:span text:style-name="T1166">этого Возвышенного больше в партии барабана из </text:span><text:span text:style-name="T39">La Gazza Ladra, </text:span><text:span text:style-name="T429">чем во всей Девятой Симфонии. У Россини, основная мысль, что любовники всегда встречаются, отчуждённости преодолена </text:span><text:span text:style-name="T430">и, нравится тебе или нет, в этом единое тысяченожное движение Мира. </text:span><text:span text:style-name="T431">Вопреки ухищрениям жадности, </text:span><text:span text:style-name="T432">мелочности, злоупотребления властью, </text:span><text:span text:style-name="T40">любовь случается.</text:span><text:span text:style-name="T39"> </text:span><text:span text:style-name="T432">Всё дерьмо превращается в золото. </text:span><text:span text:style-name="T433">Стены пробиты, балконы покорены</text:span><text:span text:style-name="T257">—</text:span><text:span text:style-name="T433">слушай!</text:span><text:span text:style-name="T257">– </text:span><text:span text:style-name="T434">Это была ночь в начале мая, шла заключительная бомбардировка Берлина. </text:span><text:span text:style-name="T435">Кислоте приходилось орать не слыша с</text:span><text:span text:style-name="T436">а</text:span><text:span text:style-name="T435">мого себя.</text:span><text:span text:style-name="T257">– </text:span><text:span text:style-name="T436">Итальяночка в Алжире, у Цирюлника тазиков невпроворот, сорок</text:span><text:span text:style-name="T437">а</text:span><text:span text:style-name="T436"> </text:span><text:span text:style-name="T437">крадёт всё, что подвернётся! </text:span><text:span text:style-name="T438">Мир сбегается </text:span><text:span text:style-name="T439">для объятия</text:span><text:span text:style-name="T438">….</text:span></text:p>
      <text:p text:style-name="P144"><text:span text:style-name="T438">Э</text:span><text:span text:style-name="T257">тим дождливым утром, в тишине, </text:span><text:span text:style-name="T440">похоже Германская Диалектика Густава скончалась. До него только что дошло известие, аж из Вены, по какой-то музыкантской цепочке, </text:span><text:span text:style-name="T441">что Антон Веберн мёртв. «</text:span><text:span text:style-name="T442">Застрелен в мае, Американцами. </text:span><text:span text:style-name="T452">Бессмысленно</text:span><text:span text:style-name="T442">, случайно, если веришь в случайности</text:span><text:span text:style-name="T266">—</text:span><text:span text:style-name="T442">какой-то повар столовой из Северной Каролины, недавний новобранец</text:span><text:span text:style-name="T440"> </text:span><text:span text:style-name="T443">с .45, с которым он едва ли знал как обращаться, </text:span><text:span text:style-name="T444">слишком поздно прибыл для Второй Мировой, но не поздно для Веберна. </text:span><text:span text:style-name="T445">Предлогом для обыска в доме стало то, что брат Веберна приторговывал на чёрном рынке. А кто нет? </text:span><text:span text:style-name="T446">Знаешь в какой миф </text:span><text:span text:style-name="T41">это</text:span><text:span text:style-name="T446"> превратится через тысячу лет? Юный варвар является убить Последнего Европейца, </text:span><text:span text:style-name="T447">стоявшего на дальнем краю того, что продолжалось со времён Баха, </text:span><text:span text:style-name="T448">нарастание полиморфного упрямства музыки пока все ноты не стали равны в конце концов…. </text:span><text:span text:style-name="T449">Куда </text:span><text:span text:style-name="T450">же дальше</text:span><text:span text:style-name="T449"> после Веберна? </text:span><text:span text:style-name="T448"><text:s/></text:span><text:span text:style-name="T450">Это был момент </text:span><text:span text:style-name="T451">максимальной</text:span><text:span text:style-name="T450"> свободы. </text:span><text:span text:style-name="T452">Это должны были прекратить. И снова </text:span><text:span text:style-name="T42">Götterdämmerung</text:span><text:span text:style-name="T452">—»</text:span></text:p>
      <text:p text:style-name="P66"><text:span text:style-name="T452">– Юный болван,</text:span><text:span text:style-name="T257">–</text:span><text:span text:style-name="T452"> вступает хмыканьем Кислота только что из Берлина, притарабанив наволочку головок конопли </text:span><text:span text:style-name="T453">прямиком из Северной Африки. </text:span><text:span text:style-name="T454">Вид, как чёрти что—красные ввалившиеся глаза, младенчески пухлые руки совершенно без волос, ширинка расстёгнута и половины пуговиц не хватает</text:span><text:span text:style-name="T455">,</text:span><text:span text:style-name="T454"> </text:span><text:span text:style-name="T455">белые волосы и синяя рубаха перемазаны какой-то зелёной жуткой нечистью.</text:span><text:span text:style-name="T257">– </text:span><text:span text:style-name="T456">Упал в воронку от снаряда. Быстрей, быстрей, сверните из этой.</text:span></text:p>
      <text:p text:style-name="P66"><text:span text:style-name="T257">– </text:span><text:span text:style-name="T456">Ты это про кого <text:s/>«юный болван»?</text:span><text:span text:style-name="T257">– </text:span><text:span text:style-name="T456">вопрошает Густав.</text:span></text:p>
      <text:p text:style-name="P67"><text:span text:style-name="T257">– </text:span><text:span text:style-name="T456">Про тебя и твои основные течения музыки,</text:span><text:span text:style-name="T257">– </text:span><text:span text:style-name="T456">орёт Кислота.</text:span><text:span text:style-name="T257">– </text:span><text:span text:style-name="T457">Кончилось наконец? Или придётся начать </text:span><text:span text:style-name="T43">da capo</text:span><text:span text:style-name="T455"> </text:span><text:span text:style-name="T457">с Карлом Орфом?</text:span></text:p>
      <text:p text:style-name="P68">– <text:span text:style-name="T1167">Об этом я вовсе не подумал,</text:span>– <text:span text:style-name="T1167">грит Густав, и на мгновение ясно, что Кислота слыхал про Веберна тоже, и старается в своей не навязчивой манере подбодрить Густава.</text:span></text:p>
      <text:p text:style-name="P69">– <text:span text:style-name="T1168">А что не так с </text:span><text:span text:style-name="T44">Россини</text:span><text:span text:style-name="T1168">?</text:span>– <text:span text:style-name="T1168">орёт Кислота, повеселев.</text:span>– <text:span text:style-name="T1168">А?</text:span></text:p>
      <text:p text:style-name="P70">– <text:span text:style-name="T1168">Угх,</text:span>– <text:span text:style-name="T1168">вскрикивает Густав,</text:span>– <text:span text:style-name="T1168">угх, угх, Россини,</text:span>– <text:span text:style-name="T1168">и они сцепились снова,</text:span>– <text:span text:style-name="T1169">ты порочная развалина. Почему никто уже больше не ходит на концерты? Думаешь из-за войны? </text:span><text:span text:style-name="T45">О</text:span><text:span text:style-name="T1169"> нет, </text:span><text:span text:style-name="T45">я</text:span><text:span text:style-name="T1169"> тебе скажу почему, старик</text:span>—<text:span text:style-name="T1170">потому что залы полны таких вот как ты. </text:span><text:span text:style-name="T46">Обожравшихся</text:span><text:span text:style-name="T1170"> по полной</text:span><text:span text:style-name="T46">!</text:span><text:span text:style-name="T1170"> В полусне, кивают, лыбятся, пердят через свои вставные челюсти, отхаркивают и плюют в бумажные пакеты, замышляя всё более коварные капканы на своих детей</text:span>—<text:span text:style-name="T1171">не только на своих, но и на детей </text:span><text:span text:style-name="T47">других людей</text:span><text:span text:style-name="T1171"> тоже! порасселись там, на концерте со всеми другими снежно-верхими старыми подлецами, такой милый фон бормотанья из посапыванья, отрыжки, бурчания в кишках, почёсываний, причмокиванья, карканья, весь оперный театр набит ими аж до галёрки, они подрыгиваются в проходах, свешиваются из самых верхних балконов, и знаешь что они </text:span><text:span text:style-name="T47">все слушают</text:span><text:span text:style-name="T1171">, Кислота? а? Они слушают Россини! Сидят там распустив слюни под ворох предсказуемых мотивчиков, склоняются локтями в колени, бормочут «Да, давай, давай уже, </text:span><text:soft-page-break/><text:span text:style-name="T1171">Росссини, кончай уже эту фанфарную показуху, давай переходить к </text:span><text:span text:style-name="T47">настоящим классным мелодиям</text:span><text:span text:style-name="T1171">!» Такое же гнусное поведение, как съесть банку сгущёнки одним махом. И вот звучит живая тарантелла из </text:span><text:span text:style-name="T47">Tancredi, </text:span><text:span text:style-name="T458">и они в восторге притопывают ногами, </text:span><text:span text:style-name="T460">щерят зубы и бухают тростями: «Ах, ах! Вот </text:span><text:span text:style-name="T48">это</text:span><text:span text:style-name="T460"> более менее!»</text:span><text:span text:style-name="T459">.</text:span></text:p>
      <text:p text:style-name="P71">– <text:span text:style-name="T1172">Это великая мелодия?</text:span>– <text:span text:style-name="T1172">Кислота кричит в ответ.</text:span>– <text:span text:style-name="T1173">Выкури ещё одну из этих и я тебе её тебе тут сыграю на Bosendorfer.</text:span></text:p>
      <text:p text:style-name="P145">Под <text:span text:style-name="T1175">аккомпанемент</text:span> этой тарантеллы, <text:span text:style-name="T1174">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смотрит на него. Кивает время от времени, улыбаясь или нахмуриваясь. </text:span></text:p>
      <text:p text:style-name="P146">Густав <text:span text:style-name="T1176">строит</text:span> <text:span text:style-name="T1176">хаханьки</text:span>, но <text:span text:style-name="T1176">Кислота действительно оказывается адептом сложного искусства папиромантии, способности предсказания посредством рассмотрения как люди свернули свой косяк—форма, как зализан, морщинки с складки, либо отсутствие оных на бумаге. «Ты скоро влюбишься»,– грит Кислота,– «глянь, на эту вот линию». </text:span></text:p>
      <text:p text:style-name="P72">– <text:span text:style-name="T1177">Такая длинная, правда? Это значит</text:span>—</text:p>
      <text:p text:style-name="P72">– <text:span text:style-name="T1177">Длина обычно интенсивность. Не время.</text:span></text:p>
      <text:p text:style-name="P73">– <text:span text:style-name="T1178">Кратко, но сладко,</text:span>– <text:span text:style-name="T1178">вздыхает Магда.</text:span>– <text:span text:style-name="T11">Fabelhaft, was?– </text:span><text:span text:style-name="T461">Труди подходит обнять её. </text:span><text:span text:style-name="T462">У них амплуа Джефа и Матта, Труди в каблуках почти на полметра выше. </text:span><text:span text:style-name="T463">Они знают как смотрятся, и ходят по городу вместе, </text:span><text:span text:style-name="T464">когда получается, вмешиваясь, пусть хоть и на минуту, в сознание людей.</text:span></text:p>
      <text:p text:style-name="P74">– <text:span text:style-name="T1179">Как тебе эта дрянь?</text:span>– <text:span text:style-name="T1179">спрашивает Кислота.</text:span></text:p>
      <text:p text:style-name="P74">– <text:span text:style-name="T11">Hübsch,</text:span>– <text:span text:style-name="T1179">подхваливает Густав.</text:span>– <text:span text:style-name="T1179">немножко </text:span><text:span text:style-name="T49">stahlig</text:span><text:span text:style-name="T1179">, и возможно бесконечно крохотный намёк на </text:span><text:span text:style-name="T49">Bodengeschmack </text:span><text:span text:style-name="T465">за своим</text:span><text:span text:style-name="T50"> Körper, </text:span><text:span text:style-name="T465">что </text:span><text:span text:style-name="T466">принято</text:span><text:span text:style-name="T465"> счита</text:span><text:span text:style-name="T466">ть</text:span><text:span text:style-name="T465"> </text:span><text:span text:style-name="T50">süffig.</text:span></text:p>
      <text:p text:style-name="P75"><text:span text:style-name="T50">– </text:span><text:span text:style-name="T465">Я бы сказал скорее</text:span><text:span text:style-name="T50"> spritzig,</text:span><text:span text:style-name="T11">– </text:span><text:span text:style-name="T465">возражает Кислота, если это то, о чём он.</text:span><text:span text:style-name="T257">– </text:span><text:span text:style-name="T466">В общем, более </text:span><text:span text:style-name="T51">bukettreich, </text:span><text:span text:style-name="T466">чем урожай прошлого года, </text:span><text:span text:style-name="T467">что скажешь?</text:span></text:p>
      <text:p text:style-name="P76"><text:span text:style-name="T466">– </text:span><text:span text:style-name="T468">О, для растительности Атласских гор </text:span><text:span text:style-name="T469">тут имеется свой </text:span><text:span text:style-name="T52">Art</text:span><text:span text:style-name="T469">. </text:span><text:span text:style-name="T470">Определённо можно сказать что </text:span><text:span text:style-name="T53">kernig</text:span><text:span text:style-name="T470">, даже</text:span><text:span text:style-name="T257">—</text:span><text:span text:style-name="T470">что можно также сказать про то </text:span><text:span text:style-name="T53">sauber</text:span><text:span text:style-name="T470"> качество преобладающее в районе Квед Нфис—опознаваемо </text:span><text:span text:style-name="T53">pikant</text:span><text:span text:style-name="T470">.</text:span></text:p>
      <text:p text:style-name="P77">– <text:span text:style-name="T1180">Фактически, я склонен подозревать происхождение с южного склона Джебел Сарно,</text:span>– <text:span text:style-name="T1180">грит Кислота,</text:span>– <text:span text:style-name="T1181">отметь, кстати, </text:span><text:span text:style-name="T54">Spiel</text:span><text:span text:style-name="T1181">, довольно </text:span><text:span text:style-name="T54">glatt</text:span><text:span text:style-name="T1181"> и </text:span><text:span text:style-name="T54">blumig</text:span><text:span text:style-name="T1181">, даже предполагает </text:span><text:span text:style-name="T54">Fülle</text:span><text:span text:style-name="T1181"> <text:s/>своей </text:span><text:span text:style-name="T54">würzig</text:span><text:span text:style-name="T1181"> дерзостью.</text:span></text:p>
      <text:p text:style-name="P147">Правда в том, что они оба так обдолбались, что ни один не понимает что он плетёт, <text:span text:style-name="T1182">и это тоже неплохо, потому что в этот момент раздаётся жуткий грохот в дверь и много </text:span><text:span text:style-name="T55">achtung’ов</text:span><text:span text:style-name="T1182">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е Кислоты, накрывшие вломились. Берлинская полиция при поддержке Американских ВП со статусом советников.</text:span></text:p>
      <text:p text:style-name="P78">– <text:span text:style-name="T1183">Предъявите документы!</text:span>– <text:span text:style-name="T1183">орёт предводитель рейда.</text:span></text:p>
      <text:p text:style-name="P148">Кислота улыбается и достаёт пачку Зиг-Заг, только что из Парижа.</text:p>
      <text:p text:style-name="P668"><text:span text:style-name="T789">Двадцать минут спустя, где-то в Американском секторе, </text:span><text:span text:style-name="T790">Слотроп прогуливается мимо кабарэ перед которым и внутри <text:s/>слоняются</text:span><text:span text:style-name="T789"> </text:span><text:span text:style-name="T790">чёрнолицые Воен-Полы, а радио или фонограф где-то играет попурри из Ирвинга Бёрлина. Слотроп идёт прикидывая параноидально вдоль улицы, вот «Боже храни Америку», а и «Тут Армия, мистер Джонс» и они версии его страны Песни Хорста Вессела, хотя это Густав на Якобиштрассе, который <text:s/>бушует (никто не собирается выхватывать Антона Веберна <text:s/>на него) перед помаргивающим Американским подполковником, «Парабола! Капкан! У вас там никогда не было иммунитета от простодушной Германской дуги, от тоники к доминанте, обратно к тонике. </text:span>Величие! <text:span text:style-name="T11">Gesellschaft</text:span>!</text:p>
      <text:p text:style-name="P8">– <text:span text:style-name="T1184">Тевтоник?</text:span>– <text:span text:style-name="T1184">грит подполковник.</text:span>–<text:span text:style-name="T1184"> Доминирование? Война закончилась, парень. О чём разговор?</text:span></text:p>
      <text:p text:style-name="P149"><text:soft-page-break/>Из промокших полей налетает холодная изморось с ветром. <text:span text:style-name="T1185">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где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м и больших шляпах с мягкими полями, что реют лентами на ветру. На реке <text:s/>утки взблёскивая зелёными головами покачиваются на волнах, что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дороги вовремя. Маргрета стоит коленями на кровати, тяжело дыша, уставясь: «Ты бросил меня!»</text:span></text:p>
      <text:p text:style-name="P79">– <text:span text:style-name="T1186">Был на работе,</text:span>– <text:span text:style-name="T1186">Слотроп шарит по накрытым жестянкам на полке над плитой, находит головки сушёного клевера заварить чай.</text:span></text:p>
      <text:p text:style-name="P80">– <text:span text:style-name="T1187">Но ты бросил меня одну.</text:span>– <text:span text:style-name="T1188">Её волосы взбились седовато-чёрной тучей вокруг её лица. Она добыча сквозняков, которых он даже не чувствовал.</text:span></text:p>
      <text:p text:style-name="P81">– <text:span text:style-name="T1189">Совсем не надолго. Чай будешь?</text:span>–<text:span text:style-name="T1190"> С жестянкой <text:s/>направляется к двери.</text:span></text:p>
      <text:p text:style-name="P81">– <text:span text:style-name="T1190">Что значит ненадолго? Боже правый! Ты когда-нибудь оставался один?</text:span></text:p>
      <text:p text:style-name="P82">– <text:span text:style-name="T1190">Конечно.</text:span>– <text:span text:style-name="T1191">Зачерпывает дождевой воды из бочки за дверью. Она лежит, дрожа, лио подёргивается беспомощно.</text:span></text:p>
      <text:p text:style-name="P150">Слотроп ставит жестянку на плиту, вскипятить. «Ты спала очень крепко. <text:span text:style-name="T1192">Разве т</text:span>ут <text:span text:style-name="T1192">не </text:span>безопасно? <text:span text:style-name="T1192">Ты об этом?</text:span></text:p>
      <text:p text:style-name="P83">– <text:span text:style-name="T1192">Безопасно.</text:span>– <text:span text:style-name="T1192">Жуткий хохот, от которого его коробит. Вода начала шуметь.</text:span>– <text:span text:style-name="T1193">Ты знаешь что они со мной делали? Что наваливали мне на груди? Какой </text:span><text:span text:style-name="T56">руганью меня обзывали</text:span><text:span text:style-name="T1193">?</text:span></text:p>
      <text:p text:style-name="P84">– <text:span text:style-name="T1194">Кто, Грета?</text:span></text:p>
      <text:p text:style-name="P84">– <text:span text:style-name="T1194">Когда ты ушёл, я проснулась. Я звала тебя, но ты не возвращался. Когда они убедились, что тебя нет, зашли….</text:span></text:p>
      <text:p text:style-name="P85">– <text:span text:style-name="T1195">Так постаралась бы не засыпать.</text:span></text:p>
      <text:p text:style-name="P86">– <text:span text:style-name="T57">Я не спала</text:span><text:span text:style-name="T1195">!</text:span>– <text:span text:style-name="T1196">Свет солнца, включившись, прорвался внутрь. Она отворачивает лицо прочь от резкого освещения.</text:span></text:p>
      <text:p text:style-name="P151">Пока он готовит чай, она сидит на кровати проклиная его на Немецком и Итальянском, <text:span text:style-name="T1197">голосом что вот-вот прервётся. Он подаёт ей чашку. Она выбивает её из его рук.</text:span></text:p>
      <text:p text:style-name="P87">– <text:span text:style-name="T1198">Слушай, успокойся, ладно?</text:span>– <text:span text:style-name="T1199">Он садится рядом с ней и дует на свой чай. Отвергнутая ею чашка валяется на боку куда откатилась. Тёмное пятно впаривается в дерево досок. Далёкий клевер возникает, распадается: призрак…. Чуть погодя она берёт его за руку.</text:span></text:p>
      <text:p text:style-name="P88">– <text:span text:style-name="T1200">Извини, что я оставил тебя одну.</text:span></text:p>
      <text:p text:style-name="P152">Она начинает плакать. <text:span text:style-name="T1201">Слотроп засыпает, уплывает в её рыдания, в ощущение её, постоянно прижавшейся, какой-то частью её, к какой-то части него…. Во сне, что тогда приснился, его отец пришёл <text:s/>найти его. Слотроп бродил на закате у Мангаханак, возле развалин старой бумажной фабрики, оставленной ещё в девяностые. Цапля подымается силуэтом на фоне разлившегося умирающего оранжевого. «Сын»,– обрушивающаяся башня слов в обвале одно поверх другого,– «президент умер три месяца назад».– Слотроп стоит и ругает его: «Почему ж ты мне не сказал? Пап, я любил его. Ты только хотел продать меня ИГ. Ты меня продал».– Глаза старика полнятся слезами: «О, сынок...»– стараясь поймать его руку. Но небо стемнело, цапли уж нет, пустой скелет фабрики и тёмное нарастание реки твердящей </text:span><text:span text:style-name="T58">пора идти…</text:span><text:span text:style-name="T1201"> потом его отец тоже пропал, не успев попрощаться, хотя лицо остаётся, лицо Бродерика, который продал его, остаётся долго после пробуждения, и печаль, что <text:s/>причинил ему <text:s/>Слотроп, глупый орущий пацан. Маргрета </text:span><text:soft-page-break/><text:span text:style-name="T1201">склоняется над ним, отирая слёзы с его лица кончиками её ногтей. Ногти очень острые и часто застывают при приближении к его глазам.</text:span></text:p>
      <text:p text:style-name="P89">– <text:span text:style-name="T1202">Я боюсь,</text:span>– <text:span text:style-name="T1202">шепчет она.</text:span>– <text:span text:style-name="T1202">Всего. Своего лица в зеркале</text:span>—<text:span text:style-name="T1203">когда я была ребёнком, мне говорили не смотреть в зеркало слишком часто, не то увижу Дьявола позади стекла… и...</text:span>– <text:span text:style-name="T1204">оглянувшись на зеркало в белых цветах позади них,</text:span>– <text:span text:style-name="T1205">надо его прикрыть, пожалуйста, мы ведь можем прикрыть его...</text:span> <text:span text:style-name="T1205">это где они… </text:span><text:span text:style-name="T59">особенно по ночам</text:span>—</text:p>
      <text:p text:style-name="P90">– <text:span text:style-name="T1205">Тише.</text:span>– <text:span text:style-name="T1205">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text:span>– <text:span text:style-name="T1206">Пожалуйста, успокойся.</text:span>– <text:span text:style-name="T1207">Тому, что овладело ею, требуется прикосновение, ненасытно пить прикосновение.</text:span></text:p>
      <text:p text:style-name="P153">Глубина этого пугает его. Он чувствует себя ответственным за её безопасность и часто попадает в ловушку. <text:span text:style-name="T1208">Поначалу они остаются вместе дн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верно. Порки похоже её утешают и он бывает прощён. Иногда он слишком уставший даже для этого. Она постоянно его доводит. Однажды вечером он ставит перед ней варёную рыбу, нездорового вьюна с повреждёнными мозгами. Она не может есть, ей станет плохо.</text:span></text:p>
      <text:p text:style-name="P91">– <text:span text:style-name="T1209">Ты должна поесть.</text:span></text:p>
      <text:p text:style-name="P154">Она отворачивает свою голову в сторону, потом в другую.</text:p>
      <text:p text:style-name="P92">– <text:span text:style-name="T1210">О, ну, что за напасть, слушай сюда, пизда, ты не единственная, кто вообще пострадал</text:span>—<text:span text:style-name="T1211">ты давно </text:span><text:span text:style-name="T60">туда</text:span><text:span text:style-name="T1211"> выходила?</text:span></text:p>
      <text:p text:style-name="P92">– <text:span text:style-name="T1211">Конечно. Я постоянно забываю как </text:span><text:span text:style-name="T60">ты</text:span><text:span text:style-name="T1211"> должен был настрадаться.</text:span></text:p>
      <text:p text:style-name="P93">– <text:span text:style-name="T61">Блядь</text:span><text:span text:style-name="T1212">, вы, Немцы, чокнутые, вы </text:span><text:span text:style-name="T61">все</text:span><text:span text:style-name="T1212"> думаете, что мир против вас.</text:span></text:p>
      <text:p text:style-name="P93">– <text:span text:style-name="T1212">Я не Немка,</text:span>– <text:span text:style-name="T1212">только что вспомнив,</text:span>– <text:span text:style-name="T1212">я из Ломбардии.</text:span></text:p>
      <text:p text:style-name="P93">– <text:span text:style-name="T1212">Недалеко ушла, дорогуша.</text:span></text:p>
      <text:p text:style-name="P155">С шипением, раздув ноздри, она хватает столик и швыряет прочь, <text:span text:style-name="T1213">тарелки, вилки-ножи, рыба с лёту </text:span><text:span text:style-name="T62">шмяк</text:span><text:span text:style-name="T1213"> об стену и начинает по ней стекать, всё ещё, даже послессмерти, нарываясь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культура смерти продолжает преобладать: то, что Бабушка называла «преступлением на почве страсти» превратилось, в отсутствие особой страсти хотя бы к чему-нибудь сегодня, в излюбленный способ решения межличностных разногласий.</text:span></text:p>
      <text:p text:style-name="P94">– <text:span text:style-name="T1214">Убери.</text:span></text:p>
      <text:p text:style-name="P156">Она прищёлкивает бледный обкусанный ноготь большого пальца об один из её верхних зубов <text:span text:style-name="T1215">и смеётся, тем бесподобн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поднимают тёмные вздутые рубчики на более ранних синяках, что сходили уже с её ягодиц и ляжек. Ему приходится пустить кровь, прежде, чем она убирает рыбу. Закончив, она становится на колени и целует его ботинки. Не совсем такой сценарий как ей хотелось, но недалеко ушла дорогуша.</text:span></text:p>
      <text:p text:style-name="P157">Однако, с каждым днём заходит всё дальше, и Слотропу страшно. Он никогда ещё такого не видел. <text:span text:style-name="T1216">Когда он выходит в город, она просит привязать её чулками к кровати, кино-звездовски, начетверо. Иногда она уходит из дому и не возвращается несколько дней, потом приходит с </text:span><text:soft-page-break/><text:span text:style-name="T1216">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text:span></text:p>
      <text:p text:style-name="P158">Неизвестно что с ней не то, но Слотроп уже заразился. <text:span text:style-name="T1217">Выходя в развалины он видит темень темень по краям всех изломанных очертаний, </text:span><text:span text:style-name="T63">показывается из-за них</text:span><text:span text:style-name="T1217">. Свет гнездится в волосах Маргреты как чёрные голуби. Он посмотрит на свои меловые руки, и вдоль границ каждого пальца темень стекает и скачет. В небе над Александер-пляц он видел KEZVH мандалу полковника Енцина, и лицо Чичерина у больше, чем одного случайных Воен-Полов. Поперёк фасада Титаниа-паласт, в красном неоне сквозь туман, однажды ночь он увидел </text:span><text:span text:style-name="T6">сдохни, слотроп. </text:span><text:span text:style-name="T1219">Воскресным днём на Ванзее, армада парусов, все выгнутые одинаково, терпеливо, мечтательно по ветру, нескончаемо проходило на фоне дальнего берега, </text:span><text:span text:style-name="T1220">толпа малышни в солдатских пилотках свёрнутых из старых армейских карт сговаривались утопить и принести его в жертву. </text:span><text:span text:style-name="T1221">Он спасся только лишь трижды пробормотав </text:span><text:span text:style-name="T1222">Hauptstufe</text:span><text:span text:style-name="T1221">.</text:span></text:p>
      <text:p text:style-name="P159"><text:span text:style-name="T1221">Д</text:span><text:span text:style-name="T1218">омиу у реки служит заводью, которая действует как пружина-подвеска для дня и погоды, </text:span><text:span text:style-name="T1223">пропуская только плавную смену света и жары, вниз в вечер, </text:span><text:span text:style-name="T1224">снова </text:span><text:span text:style-name="T1223">вверх </text:span><text:span text:style-name="T1225">в утро до пика полудня, </text:span><text:span text:style-name="T1226">но всё приглушено мягким покачиванием землетрясения от окружающего дня.</text:span></text:p>
      <text:p text:style-name="P160"><text:span text:style-name="T1226">К</text:span><text:span text:style-name="T1218">огда Грета слышит выстрелы во всё более отдалённых улицах, </text:span><text:span text:style-name="T1227">ей думается об установках звука в её ранней карьере </text:span><text:span text:style-name="T1228">и воспринимает взрывы как сигналы к равномерному заполнению титанических </text:span><text:span text:style-name="T1229">съёмочных площадок её снов </text:span><text:span text:style-name="T1230">многотысячной массовкой: </text:span><text:span text:style-name="T1231">кроткие, подгоняемые ружейными выстрелами, </text:span><text:span text:style-name="T1232">взбираются и спускаются, построенные порядками, что </text:span><text:span text:style-name="T1233">устраивают представления Режиссёра о живописности</text:span><text:span text:style-name="T1234">—</text:span><text:span text:style-name="T1235">река лиц загримированных жёлтым с белыми губами из-за несовершенства киноплёнок того периода, </text:span><text:span text:style-name="T1236">исходящие потом жёлтые переселения, убегающие ниоткуда, спасающиеся в никуда…</text:span><text:span text:style-name="T1233">.</text:span></text:p>
      <text:p text:style-name="P161"><text:span text:style-name="T1233">С</text:span><text:span text:style-name="T1218">ейчас раннее утро. </text:span><text:span text:style-name="T1237">Дыхание Слотропа белеет на воздухе. </text:span><text:span text:style-name="T1238">Он только что очнулся ото сна. Часть 1-я поэмы </text:span><text:span text:style-name="T1239">с гравюрами по дереву сопровождающими текст</text:span><text:span text:style-name="T1234">—</text:span><text:span text:style-name="T1240">женщина приходит на выставку собак, где, каким-то образом предоставляются услуги по оплодотворению. </text:span><text:span text:style-name="T1241">Она принесла своего китайского мопсика, который у неё сучка с тошнотворно миленьким именем, Мимси или Гуньгуля или что-то там, </text:span><text:span text:style-name="T1242">туда, </text:span><text:span text:style-name="T1243">чтоб обслужили</text:span><text:span text:style-name="T1242">. </text:span><text:span text:style-name="T1244">Она коротает время в саду, </text:span><text:span text:style-name="T1245">с некоторыми другими дамами среднего класса, как и сама, когда из какой-то загородки неподалёку слышит голос своей суки, кончающей. </text:span><text:span text:style-name="T1246">Звук продолжается и продолжается дольше, чем следовало бы, </text:span><text:span text:style-name="T1247">и она вдруг осознаёт, что это звук её собственного голоса, </text:span><text:span text:style-name="T1248">этот нескончаемый крик сучьего наслаждения. </text:span><text:span text:style-name="T1249">Присутствующие, вежливо, прикидываются, что не замечают. </text:span><text:span text:style-name="T1250">Ей стыдно, но ничего не может поделать, </text:span><text:span text:style-name="T1251">она теперь во власти потребности пойти найти другие животные виды для ебли. </text:span><text:span text:style-name="T1252">Она сосёт член пегого </text:span><text:span text:style-name="T1253">пса дворняжных кровей, который </text:span><text:span text:style-name="T1254">пытался покрыть её на улице. </text:span><text:span text:style-name="T1255">В бесплодном поле рядом с изгородью из колючей проволоки, </text:span><text:span text:style-name="T1256">зимние огни в тучах, высокий конь заставляет её встать на колени, </text:span><text:span text:style-name="T1257">пассивно,</text:span><text:span text:style-name="T1256"> и целовать ему копыта</text:span><text:span text:style-name="T1251">. </text:span><text:span text:style-name="T1258">Коты и песцы, гиены и кролики, ебут её внутри автомобилей, </text:span><text:span text:style-name="T1259">затерянных ночью в лесах, у далёких источников в пуст</text:span><text:span text:style-name="T1260">ы</text:span><text:span text:style-name="T1259">не.</text:span></text:p>
      <text:p text:style-name="P162"><text:span text:style-name="T1218">Начинается <text:s/></text:span><text:span text:style-name="T1259">Ч</text:span><text:span text:style-name="T1218">асть 2-я, она обнаружила, что беременна. </text:span><text:span text:style-name="T1261">Её муж, недалёкий, запанибратский продавец сеточных дверей, </text:span><text:span text:style-name="T1262">заключает с ней соглашение: </text:span><text:span text:style-name="T1263">обещание с её стороны никогда не озвучивается, но взамен, </text:span><text:span text:style-name="T1264"><text:s/>девять месяцев спустя, он </text:span><text:span text:style-name="T1265">отвезёт её куда сама захочет. </text:span><text:span text:style-name="T1266">Так что под конец её срока </text:span><text:span text:style-name="T1267">он на реке, Американская река, в лодке, гребёт вёслами, </text:span><text:span text:style-name="T1268">обеспечивает ей путешествие. Ключев</text:span><text:span text:style-name="T1285">ая гамма</text:span><text:span text:style-name="T1268"> это</text:span><text:span text:style-name="T1285">го</text:span><text:span text:style-name="T1268"> раздел</text:span><text:span text:style-name="T1285">а</text:span><text:span text:style-name="T1268"> фиолетовый.</text:span></text:p>
      <text:p text:style-name="P163"><text:span text:style-name="T1269">Часть 3-я находит её на дне реки. </text:span><text:span text:style-name="T1270">Она утопленница. Но все формы жизни наполняют её </text:span><text:span text:style-name="T1274">лоно</text:span><text:span text:style-name="T1270">. «</text:span><text:span text:style-name="T1271">И использовав её как русалку» (строка 7), они переносят её дальше сквозь эти зелёные речные глубины. «</text:span><text:span text:style-name="T1272">Вглуб</text:span><text:span text:style-name="T1274">ь</text:span><text:span text:style-name="T1272">, и </text:span><text:span text:style-name="T1273">обратно</text:span><text:span text:style-name="T1272">./ </text:span><text:span text:style-name="T1274">Старый Сквалидози, бороздитель глубин,/ Видит прозелень её чрева меж водорослей» (строки 10-13), и и вытаскивает её. Он классически бородатая Нептун</text:span><text:span text:style-name="T1275">ова</text:span><text:span text:style-name="T1274"> фигура с</text:span><text:span text:style-name="T1275">о старым</text:span><text:span text:style-name="T1274"> упокоенным лицом. </text:span><text:span text:style-name="T1276">Из её тела изливается тут потоп различных творений, </text:span><text:span text:style-name="T1277">осьминоги, северные олени, кенгуру. «</text:span><text:span text:style-name="T1278">Кто в силах перечислить жизни все,/ </text:span><text:span text:style-name="T1279">Покинувшие чрево </text:span><text:soft-page-break/><text:span text:style-name="T1279">её в тот день?» </text:span><text:span text:style-name="T1280">Сквалидози приметил лишь малую часть изумляющего разлива, пока нёс её обратно на поверхность. </text:span><text:span text:style-name="T1281">Наверху, это тихий залитый солнцем зелёный пруд, или озеро, </text:span><text:span text:style-name="T1282">травянистое по берегам, в сени ив. </text:span><text:span text:style-name="T1283">Насекомые жужжат и зависают. </text:span><text:span text:style-name="T1284">Ключевая гамма </text:span><text:span text:style-name="T1286">теперь</text:span><text:span text:style-name="T1284"> зелёный. «</text:span><text:span text:style-name="T1287">И там, пробившись к солнцу,/ Останки её нашли сон в воде/ И в глубине лета/ </text:span><text:span text:style-name="T1288">Творения разошлись, / Всяк к своей надлежащей любви,/ </text:span><text:span text:style-name="T1289">В самый разгар дня,/ Словно мирная река растеклись….»</text:span></text:p>
      <text:p text:style-name="P164"><text:span text:style-name="T1289">Э</text:span><text:span text:style-name="T1218">тот сон никак не оставляет его. Он наживляет крючок, опускается на корточки на берегу, </text:span><text:span text:style-name="T1290">забрасывает леску в Шпрее. </text:span><text:span text:style-name="T1291">Вскоре он закуривает армейскую сигарету </text:span><text:span text:style-name="T1292">и надолго застывает в неподвижности, пока </text:span><text:span text:style-name="T1293">туман пробирается белея меж речных домиков, </text:span><text:span text:style-name="T1294">а сверху военные самолёты <text:s/>летят гудя куда-то невидимые, и собаки бегают с лаем в проулках.</text:span></text:p>
      <text:p text:style-name="P784"><draw:frame draw:style-name="fr1" draw:name="Image2" text:anchor-type="paragraph" svg:width="6.9252in" svg:height="0.3661in" draw:z-index="1"><draw:image xlink:href="Pictures/1000000000000B720000009B428C9716555D8079.png" xlink:type="simple" xlink:show="embed" xlink:actuate="onLoad" loext:mime-type="image/png"/></draw:frame></text:p>
      <text:p text:style-name="P165">Когда пустой от людей, интерьер сталисто сер. Переполненным, он зелен, спокойный кислотно зелёный. <text:span text:style-name="T1336">Солнечный свет попадает через иллюминаторы в переборках повыше (у этого </text:span><text:span text:style-name="T64">Rücksichtslos </text:span><text:span text:style-name="T471">постоянный крен в 23° 27′), и ряд </text:span><text:span text:style-name="T472">стальных </text:span><text:span text:style-name="T471">смывных бачков </text:span><text:span text:style-name="T472">протянулся вдоль переборки внизу. </text:span><text:span text:style-name="T473">В конце каждого сортирного под-отсека </text:span><text:span text:style-name="T474">кофейные автоматы и кинетоскопы с прокруткой вручную. </text:span><text:span text:style-name="T475">Ты ивидишь всех подтрёпанных, не таких роскошных женщин не-Тевтонсокого склада в машинах для рядового состава. По настоящему крутые и расово более золотистые томатинки достаются офицерам, </text:span><text:span text:style-name="T65">natürlich</text:span><text:span text:style-name="T475">. </text:span><text:span text:style-name="T476">В этом часть </text:span><text:span text:style-name="T477">того </text:span><text:span text:style-name="T476">Нацистского фанатизма.</text:span></text:p>
      <text:p text:style-name="P166"><text:span text:style-name="T476">С</text:span><text:span text:style-name="T257">ам по себе </text:span><text:span text:style-name="T64">Rücksichtslos </text:span><text:span text:style-name="T257">продукт фанатизма иного рода: </text:span><text:span text:style-name="T478">от </text:span><text:span text:style-name="T257">специали</text:span><text:span text:style-name="T478">ста. Этот корабль один из <text:s/></text:span><text:span text:style-name="T490">Сортиро</text:span><text:span text:style-name="T478">судов, триумфа Германской мании к <text:s/>подраспределению. «Если дом органичен»,</text:span><text:span text:style-name="T266">– </text:span><text:span text:style-name="T478">доказывали на заре </text:span><text:span text:style-name="T490">Сортиро</text:span><text:span text:style-name="T478">судостроения его </text:span><text:span text:style-name="T479">пронырливые </text:span><text:span text:style-name="T478">сторонники,</text:span><text:span text:style-name="T266">– «</text:span><text:span text:style-name="T479">семья живёт в доме, семья органична, </text:span><text:span text:style-name="T480">дом открыты</text:span><text:span text:style-name="T490">й</text:span><text:span text:style-name="T480">-</text:span><text:span text:style-name="T490">читае</text:span><text:span text:style-name="T480">мый знак, понимаете»,</text:span><text:span text:style-name="T266">– </text:span><text:span text:style-name="T480">за </text:span><text:span text:style-name="T481">их</text:span><text:span text:style-name="T480"> тёмными стёклами </text:span><text:span text:style-name="T481">и под их серыми короткими стрижками не веря ни слову этой белиберды, Макиавелианские и молодые, ещё не вполне созрели для паранойи,</text:span><text:span text:style-name="T266">– «</text:span><text:span text:style-name="T482">а если туалетная часть дома—</text:span><text:span text:style-name="T483">дом-сплошь-органика! </text:span><text:span text:style-name="T490">х</text:span><text:span text:style-name="T483">а-хах!»,</text:span><text:span text:style-name="T266">– </text:span><text:span text:style-name="T484">напевая, журя, выговаривая широкому блодино-лицему инженеру, волосы разделены прямым пробором и зализаны назад, </text:span><text:span text:style-name="T485">и впрямь краснеет потупившись на свои </text:span><text:span text:style-name="T486">к</text:span><text:span text:style-name="T485">олени среди </text:span><text:span text:style-name="T486">добродушных улыбчивых зубов своих однокашников технологов, потому что он чуть было не забыл эту деталь </text:span><text:span text:style-name="T487">(Альберт Шпеер, собственной персоной, в сером костюме с пятном от мела на рукаве, в самом конце подбоченившись опирается о стену, </text:span><text:span text:style-name="T488">замечательно похожий на Американского ковбойного актёра Генри Фонда, уже забыл, что дом органичен и никто ему не указывает, ДДП). «Следовательно, Сортиросудно является для Kriegsmarine тем же, чем туалет для дома. </text:span><text:span text:style-name="T489">Потому что Военно-морской флот органичен, мы все знаем это». [Генерал, а может адмирал, сме</text:span><text:span text:style-name="T490">х</text:span><text:span text:style-name="T489">.] </text:span><text:span text:style-name="T66">Rücksichtslos </text:span><text:span text:style-name="T491">должен был стать флагманом целой эскадры Сортиросудов. </text:span><text:span text:style-name="T492">Но квоты стали были начисто перенаправлены от Флота на </text:span><text:span text:style-name="T493">ракетную </text:span><text:span text:style-name="T492">программу А4. </text:span><text:span text:style-name="T493">Да, это кажется необычным, но Дегенколб возглавлял уже Ракетный Комитет тогда, </text:span><text:span text:style-name="T494">не забывайте, и располагал как властью, так и желанием урезать по всем отраслям службы. </text:span><text:span text:style-name="T495">Так что </text:span><text:span text:style-name="T67">Rücksichtslos, </text:span><text:span text:style-name="T495"><text:s/>единственный-в-своём-роде, старые коллекционеры военных кораблей, и если вы на рынке вам лучше поспешить, потому что ДжЭл уже побывали посмотреть. </text:span><text:span text:style-name="T496">Повезло, что не достался Большевикам, а, Чарльз? Чарльз, тем временем, </text:span><text:span text:style-name="T497">делает в своём широком блокноте, <text:s/>похожее на старательные заметки, но на самом деле описание текущей сцены, </text:span><text:span text:style-name="T498">типа, Они все уставились на меня или Лейтенант Ринзо замышляет меня убить, и конечно же неувядаемые Он тоже один из них и </text:span><text:span text:style-name="T499">Я его кончу однажды ночью, </text:span><text:span text:style-name="T500">ну тем временем коллега этого Чарльза, Стив, забыл про Русских </text:span><text:span text:style-name="T501">и прервал своё рассмотрение сливного клапана </text:span><text:span text:style-name="T502">с тем</text:span><text:span text:style-name="T501">, чтобы </text:span><text:span text:style-name="T502">всерьёз присмотреться к этому Чарльзу, </text:span><text:span text:style-name="T503">ты не можешь выбирать себе исследовательскую группу, <text:s/>нет, если ты только что из школы и вот он я в жопе посреди хрен знает чего, </text:span><text:span text:style-name="T504">не больше чем мальчик на побегушках тут</text:span><text:span text:style-name="T266">—</text:span><text:span text:style-name="T504">что он такое, педик? Что я такое? Что хочет ДжЭл, чтоб я был? </text:span><text:span text:style-name="T505">Это как</text:span><text:span text:style-name="T506">ая</text:span><text:span text:style-name="T505">-то <text:s/>неясн</text:span><text:span text:style-name="T506">ая форма</text:span><text:span text:style-name="T505"> наказания в компании, </text:span><text:span text:style-name="T506">даже, Боже правый, вечная ссылка? </text:span><text:span text:style-name="T507">Я простой сотрудник, </text:span><text:soft-page-break/><text:span text:style-name="T507">они могут продержать меня тут 20 лет, </text:span><text:span text:style-name="T508">если захотят, </text:span><text:span text:style-name="T509">и д-никто не узнает, просто будут списывать на накладные расходы. Шейла! Как я скажу Шейле? </text:span><text:span text:style-name="T510">Мы обручены. Это её фото (волосы </text:span><text:span text:style-name="T514">с</text:span><text:span text:style-name="T510"> волна</text:span><text:span text:style-name="T514">ми</text:span><text:span text:style-name="T510"> </text:span><text:span text:style-name="T514">бурного</text:span><text:span text:style-name="T510"> мор</text:span><text:span text:style-name="T514">я</text:span><text:span text:style-name="T510"> спадают в стиле Риты Хейворт, </text:span><text:span text:style-name="T511">глаза что, будь это цветным снимком, </text:span><text:span text:style-name="T512">имели бы жёлтые веки с розовыми краями, </text:span><text:span text:style-name="T513">и рот как раскроенный хот-дог с рекламного щита</text:span><text:span text:style-name="T514">). Прокати её в Бафоло </text:span><text:span text:style-name="T515">Плавни</text:span></text:p>
      <text:p text:style-name="P193"/>
      <text:p text:style-name="P798">Ты прикинь какая хохма<text:span text:style-name="T242">—</text:span></text:p>
      <text:p text:style-name="P798">Сунул старый комарище в плавнях</text:p>
      <text:p text:style-name="P798">Голову прям ей под платье, <text:s/>в лохмы,</text:p>
      <text:p text:style-name="P799">С улыбкой противной и плавной, </text:p>
      <text:p text:style-name="P799"><text:span text:style-name="T1339">В</text:span>ыжить непросто в Баффало Плавнях,</text:p>
      <text:p text:style-name="P801">Эй, Москит,</text:p>
      <text:p text:style-name="P801">Закрой-ка свои глазки ты:</text:p>
      <text:p text:style-name="P801">Йа та, йа та-та, йа та-та, тата</text:p>
      <text:p text:style-name="P801">Ты прикинь какая хохма,</text:p>
      <text:p text:style-name="P801"><text:span text:style-name="T11">Ивв</text:span>-месте!</text:p>
      <text:p text:style-name="P193"/>
      <text:p text:style-name="P202">О, са знаешь, когда ты молод и цел [«Ивв-месте» в данном случае <text:span text:style-name="T1337">груз Сортиросудна из смышлёных <text:s/>молодцов в роговой оправе и в до колен шнурованных ботинках, они из Шенектади и подпевают этому вот речитативу</text:span>] <text:span text:style-name="T1338">и ведь хорошая девонька, в церковь ходит, поди не опечалься после такой групповухи от банды Техасских москитов, такое может отбросить тебя лет на 20. Подумай, есть же парни в точности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до него и сделали своё неудобосказуемое дело. А мы разбрасывали инсектиды, а и бомбили плавни цитронеллой, и это неправильно, ребята. Они плодятся быстрее, чем мы успеем их убить, и нам остаётся только пождать хвост и </text:span><text:span text:style-name="T68">пусть</text:span><text:span text:style-name="T1338"> как себе хочут в Бафало Плавнях, где моя девушка Шейла вынуждена смотреть на бесчинства этих—нелюдей, и мы позволим им даже </text:span><text:span text:style-name="T68">существовать</text:span><text:span text:style-name="T1338">?</text:span></text:p>
      <text:p text:style-name="P193"/>
      <text:p text:style-name="P800"><text:span text:style-name="T242">—В</text:span>ыжить непросто в Баффало Плавнях,</text:p>
      <text:p text:style-name="P802">Эй, Москит,</text:p>
      <text:p text:style-name="P802">Закрой-ка свои глазки ты,</text:p>
      <text:p text:style-name="P804">Хабба, хабба<text:span text:style-name="T242">—</text:span></text:p>
      <text:p text:style-name="P803">Эй, Москит,</text:p>
      <text:p text:style-name="P803">Закрой-ка свои глазки ты!</text:p>
      <text:p text:style-name="P803"/>
      <text:p text:style-name="P167">Ну, на этом месте просто не можешь не задуматься кто на самом деле больший параноик из двоих. <text:span text:style-name="T1340">У Стива ясное дело немало жёлчных поклёпов на Чарльза таким образом. Среди разбитных надписей от залётных математиков</text:span></text:p>
      <text:p text:style-name="P168"><draw:frame draw:style-name="fr2" draw:name="Image3" text:anchor-type="paragraph" svg:width="6.1874in" svg:height="0.8319in" draw:z-index="2"><draw:image xlink:href="Pictures/10000201000003B00000007FC3A3C2EF99FE1046.png" xlink:type="simple" xlink:show="embed" xlink:actuate="onLoad" loext:mime-type="image/png"/></draw:frame>такие вот дела, они уходят не спеша прочь <text:span text:style-name="T1341">вдоль узкого колбосовидного сортира сейчас, два молодых/старых человека, их ступни тают и перестают вызванивать по наклонной стали палубы, их фигуры становятся всё прозрачнее в удалении пока не становится невозможно их вообще разглядеть. Только пустой отсек тут, S-образные спицы <text:s/></text:span><text:span text:style-name="T474">кинетоскоп</text:span><text:span text:style-name="T516">ов, </text:span><text:span text:style-name="T517">ряды зеркал </text:span><text:span text:style-name="T519">лицом к лицу</text:span><text:span text:style-name="T517">, </text:span><text:span text:style-name="T518">отражая друг друга, </text:span><text:span text:style-name="T520">раму за рамой, </text:span><text:span text:style-name="T522">вдоль</text:span><text:span text:style-name="T520"> все</text:span><text:span text:style-name="T522">й кривой</text:span><text:span text:style-name="T520"> </text:span><text:span text:style-name="T521">очень </text:span><text:span text:style-name="T520">большого радиуса. </text:span><text:soft-page-break/><text:span text:style-name="T523">Всё снаружи до конца этого сегмента кривой считается пространством </text:span><text:span text:style-name="T69">Rücksichtslos</text:span><text:span text:style-name="T523">. </text:span><text:span text:style-name="T524">Что делает корабль довольно жирным. </text:span><text:span text:style-name="T525">С полагающейся ему полосой отчуждения. «Моральный облик команды»,</text:span><text:span text:style-name="T266">– </text:span><text:span text:style-name="T525">шептали </text:span><text:span text:style-name="T526">лисьи морды на заседаниях Министерства,</text:span><text:span text:style-name="T266">– «</text:span><text:span text:style-name="T526">моряцкие предрассудки. Зеркала посреди полночи. </text:span><text:span text:style-name="T70">Нам-то</text:span><text:span text:style-name="T526"> известно, не так ли?»</text:span></text:p>
      <text:p text:style-name="P169">Офицерские сортиры, по контрасту, отделаны красным бархатом. <text:span text:style-name="T1342">Декор из Инструкции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адо просраться. <text:s/>Эти Лисяры постарались. У Старших офицеров целые номера, отдельные души или втопленные ванны, маникюрщица (волонтёрки из BDM, в основном), парная, массажный стол. Для компенсации, все переборки, и потолки, заняты огромными портретами Гитлера в разных игровых моментах. Туалетная бумага! Туалетная бумага покрыта, квадрат за квадратом, карикатурами Черчилля,Айзехауэра, Рузвельта, Чан Кай-ши, имелся даже Штабно Карикатурист всегда на вахте для заказных иллюстраций по чистой бумаге для знатоком, кто всегда в поиске необычного. Вагнер и Гуго Вольф транслировались в громкоговорители из радио-рубки. Сигареты были бесплатно. Хорошая шла жизнь на борту Сортиросудна </text:span><text:span text:style-name="T71">Rücksichtslos</text:span><text:span text:style-name="T1342">, прокладывавшего свой курс от Свинемюнде к Гельголанду, в любое место где была нужда в нём, в камуфляже из оттенков серого, стиль смены-столетия с резко очерченными корабельными носами начинающимися от середины судна, так что не знаешь в какую сторону оно направляется. Команда корабля размещались фактически каждый в своей кабинке, у каждого отдельный ключ и шкафчик, картинки пришпиленных красоток и библиотечные полочки для украшения перегородок… и там были даже односторонние зерка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у кого колода <text:s/>на тронах настоящего фарфора принимают посетителей, некоторые из которых в строю начинающемся за отсеком (тихие очереди, все очень деловые, как очереди в банках), сортирные юристы делятся советами, всевозможные посетители приходят и уходят, ссутуленые команды подводных лодок, нервно вскидывают глаза каждую секкунду или две к потолку, моряки с эсминцев резвящиеся над корытами (</text:span><text:span text:style-name="T71">гигантскими</text:span><text:span text:style-name="T1342"> корытами! проложеными во всю корабельную длину, даже, ходит легенда, далее в зеркальное пространство, достаточно велики, чтобы присели от 40 до 50 страждущих срак бок о бок, пока постоянная река солёной хлещущей воды ревёт под ними), поджигать комки туалетной бумаги, вот что им особо нравилось делать, пускать их в жёлтом пламени за водой в верху течения и квохтать в ликовании, пока один за другим в порядке очереди, сидельцы вскакивали с дырок вопя и хватаясь за их обожжённые жопы и вдыхая вонь горелых волос паха. Но и команда самого Сортиросудна не прочь были ушкварить шуточку время от времени. Разве забудешь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text:s text:c="2"/>Стармех, давний служака на Сортиросудне, добродушно посмеялся над хитроумным приколом и перевёл <text:s/>Хёпмана и Кройса на должность ледоломов, гда два Экскременталиста Механика принялись возводить отдалённо кокашковидые монолиты изо льда и снега по всей Арктике. Время от времени какое-то из их произведений показывается на плавучей льдине дрейфующей к югу в призрачном величии, возбуждая всеобщее восхищение.</text:span></text:p>
      <text:p text:style-name="P170">Хороший корабль, хорошая команда, Весёлого Рождества и обращайтесь. Хорст Ахтфаден, последнее место работы Электормек<text:span text:style-name="T1344">а</text:span>нише Верке, Карлс<text:span text:style-name="T1343">хаг</text:span>ен <text:span text:style-name="T1343">(ещё одно названия для прикрытия испытатеьной станции в Пенемюнде), совсем не имеет времени для флотской ностальгии. С техническими шпионами трёх или четырёх держав, что гоняются за ним, ему катастрофически повезло угодить в лапы </text:span><text:span text:style-name="T72">Schwarzkommando</text:span><text:span text:style-name="T1343">, которые насколько ему известно теперь являются своей отдельной державой. Они интернировали его в Капитанском Гальюне. Он </text:span><text:soft-page-break/><text:span text:style-name="T1343">посмотрел как чувственная Герда и её Меховое Боа повторяют один и тот же номер 178 раз (ему удалось заблокировать коробку сбора монет и включать в обход его), с тех пор как они его тут заперли, и это уже не возбуждает. Что им надо? Зачем они захватили эту развалину посреди Киль Канала? Почему Британцы не вмешиваются?</text:span></text:p>
      <text:p text:style-name="P171">Взгляни на это под таким углом, Ахтфаден. Это Сортиросудно тут просто аэродинамическая труба всего-навсего. Если тензорный анализ годится для турбулентности, то <text:span text:style-name="T1345">должен подойти и для истории. В ней должны быть узлы, критические точки… должны иметься сверхпроизводные <text:s/>плотного и ненасытного потока, которые можно установить равными нулю и найти эти критические точки… 1904 был одной из них—1904 это когда адмирал Рождественский обошёл со своим флотом почти полмира, чтобы снять осаду Порт Артура, что принесло твоего нынешнего поимщика Енцина на планету, в том году Немцы почти уничтожили Иреро, что привило Енцину некие странные идею о выживании, это был год когда люди из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действительно пустило аэродинамику в ход и привело тебя именно сюда, именно сейчас, 1904, Ахтфаден. Ха, ха! </text:span><text:span text:style-name="T73">Эта</text:span><text:span text:style-name="T1345"> шуточка над тобой получше любой обожжённой жопы, будь уверен. Так </text:span><text:span text:style-name="T73">тебе</text:span><text:span text:style-name="T1345"> и надо. Против течения не поплывёшь, во всяком случае не при таком напоре, всё, что остаётся делать, пронумеруй и </text:span><text:span text:style-name="T73">протерпи</text:span><text:span text:style-name="T1345">,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text:span></text:p>
      <text:p text:style-name="P172">Коэффициенты,<text:span text:style-name="T11"> ja, ja</text:span>. . . . <text:span text:style-name="T1346">Ахтфаден с разгону безутешно шмякается на алый унитаз в самом конце ряда. Он знает про коэффициенты. В Аахене однажды, какое-то время, он и его коллеги могли стоять в <text:s/>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ул больше самой модели—сама необходимость измерений выводилась наблюдениями. Вот когда надо было догад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Это у нас называлось «лунным движением». «Карандашами Бингена» з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могли мы <text:s/>читать. </text:span></text:p>
      <text:p text:style-name="P173">Ты приезжаешь<text:span text:style-name="T242">—только что прибыл </text:span><text:s/>в центе Пенемюнде, <text:span text:style-name="T1347">эй, что тута есть для развлечений? Со своим провинциальным чемоданчиком, а там пара рубашек, экземпляр </text:span><text:span text:style-name="T74">Handbuch</text:span><text:span text:style-name="T1347">, может ещё <text:s/></text:span><text:span text:style-name="T74">Lehrbuch der Ballistik </text:span><text:span text:style-name="T1347">Гранца. Ты вызубрил Акерета, Бюзмана, фон Карман и Мора, что-то из отчётов Конгресса Волты. Но ужас не отпускает. Он быстрее, чем </text:span><text:span text:style-name="T74">звук</text:span><text:span text:style-name="T1347">, чем слова, что она произносит в комнате так полной солнечного света, джаз-бенд по радио, когда не можешь заснуть, хриплые </text:span><text:span text:style-name="T74">Heil </text:span><text:span text:style-name="T527">среди тусклых генераторов и переполненных начальством галерей </text:span><text:span text:style-name="T528">над головой… Гомерианские пересвисты в горных ущельях </text:span><text:span text:style-name="T529">(жуткие обрывы, крутизна, сввист просто в пропасть игрушечной деревне лежащей на мили, столетия глубже…</text:span><text:span text:style-name="T530">) </text:span><text:span text:style-name="T531">пока ты сидишь на носу корабля от </text:span><text:span text:style-name="T75">KdF, </text:span><text:span text:style-name="T531">в стороне от хороводных танцев на белой палубе, </text:span><text:span text:style-name="T532">загорелые тела полные пива и </text:span><text:span text:style-name="T533">п</text:span><text:span text:style-name="T532">есен, </text:span><text:span text:style-name="T533">брюха в купальниках </text:span><text:span text:style-name="T534">и плавках, а ты слушал До-Испанский, </text:span><text:span text:style-name="T535">свистом, не голосом, с гор вокруг Чипуда… Гомера был последним кусочком земли, куда приставал Колумб до Америки. </text:span><text:span text:style-name="T536">Слыхал ли он тоже их, в последний вечер? </text:span><text:span text:style-name="T537">Какое послание сообщали они ему? </text:span><text:soft-page-break/><text:span text:style-name="T538">Предупреждение? Понимал ли провидческие козьи стада в </text:span><text:span text:style-name="T541">сумерках</text:span><text:span text:style-name="T538">, </text:span><text:span text:style-name="T539">в вышине среди Канарских падубов и мореллы, </text:span><text:span text:style-name="T540">омертвело зелёных в последнем закате Европы</text:span><text:span text:style-name="T538">? </text:span></text:p>
      <text:p text:style-name="P174"><text:span text:style-name="T538">В </text:span><text:span text:style-name="T257">аэродинамике, по</text:span><text:span text:style-name="T542">скольку</text:span><text:span text:style-name="T257"> сперва <text:s/></text:span><text:span text:style-name="T542">наносишь объект на бумагу, </text:span><text:span text:style-name="T543">ты используешь коэффициенты без размеров: соотношения этого с тем</text:span><text:span text:style-name="T266">—</text:span><text:span text:style-name="T544">сантиметры, секунды, граммы все аккуратно снимаются снизу и сверху. </text:span><text:span text:style-name="T545">Это позволяет тебе применять модели, </text:span><text:span text:style-name="T546">направлять поток воздуха </text:span><text:span text:style-name="T547">для замера того, что тебя интересует, </text:span><text:span text:style-name="T548">затем шкалировать </text:span><text:span text:style-name="T549">результаты аэродинамической трубы до реальных размеров, </text:span><text:span text:style-name="T550">не натыкаясь на слишком много неизвестных, потому что эти коэффициенты </text:span><text:span text:style-name="T551">хороши для </text:span><text:span text:style-name="T76">всех</text:span><text:span text:style-name="T551"> размеров. </text:span><text:span text:style-name="T552">По традиции, они названы именами людей—</text:span><text:span text:style-name="T553">Рейнолдс, Прандтл, Пекле, Насселт, Мах—</text:span><text:span text:style-name="T554">и теперь вопрос, </text:span><text:span text:style-name="T555">как насчёт номера Ахтфадена? </text:span><text:span text:style-name="T556">Какие шансы для него?</text:span></text:p>
      <text:p text:style-name="P175"><text:span text:style-name="T556">Н</text:span><text:span text:style-name="T257">е очень велики. Параметры множатся как москиты в плавнях, </text:span><text:span text:style-name="T557">быстрее, чем он успевает их согнать. </text:span><text:span text:style-name="T558">Голод, компромисс, деньги, паранойя, память, комфорт, вина. </text:span><text:span text:style-name="T559">Вина получает впрочем значение со знаком минус у Ахтфадена, </text:span><text:span text:style-name="T560">хотя она становится уже ходким товаром в Зоне. </text:span><text:span text:style-name="T561">Отщепенцы со всего мира вскоре устремятся в Хайдельберг, специализироваться по классу вины. </text:span><text:span text:style-name="T562">Откроются бары и ночные клубы специально для энтузиастов вины. </text:span><text:span text:style-name="T563">Лагеря смерти будут превращены в туристические достопримечательности, </text:span><text:span text:style-name="T564">иностранцы с камерами потянутся толпами, </text:span><text:span text:style-name="T565">возбуждённые до дрожи виной. </text:span><text:span text:style-name="T566">Жаль</text:span><text:span text:style-name="T266">—</text:span><text:span text:style-name="T566">это не для этого Ахтфадена </text:span><text:span text:style-name="T567">пожимающего плечами своих из-зеркала-в-зеркало отражений от левого борта до правого</text:span><text:span text:style-name="T266">—</text:span><text:span text:style-name="T568">он этим занимался лишь до точки, где воздух слишком разреживается, чтобы как-то сказываться. </text:span><text:span text:style-name="T569">За то, что было дальше, он не отвечает. </text:span><text:span text:style-name="T570">Спросите Вайхенштеллера, </text:span><text:span text:style-name="T571">спросите Флаума и Фибеля</text:span><text:span text:style-name="T266">—</text:span><text:span text:style-name="T572">они занимались обратным вхождением. </text:span><text:span text:style-name="T573">Спросите отдел управления полётом, те направляли куда лететь….</text:span></text:p>
      <text:p text:style-name="P95"><text:span text:style-name="T573">– </text:span><text:span text:style-name="T574">Тебе не кажется это малость шизоидным,</text:span><text:span text:style-name="T257">– </text:span><text:span text:style-name="T574">теперь уже вслух ко всем передам и задам Ахтфадена,</text:span><text:span text:style-name="T257">– </text:span><text:span text:style-name="T574">разделять профиль полёта на сегменты ответственности? </text:span><text:span text:style-name="T575">Это была полу-пуля полу-стрела. </text:span><text:span text:style-name="T576">О</text:span><text:span text:style-name="T575">она этого требовала, </text:span><text:span text:style-name="T576">не мы</text:span><text:span text:style-name="T575">. </text:span><text:span text:style-name="T577">Так-то. Может у тебя была винтовка, рация, пишущая машинка. </text:span><text:span text:style-name="T578">Некоторые пишущие машинки в Уайтхолле, </text:span><text:span text:style-name="T579">в</text:span><text:span text:style-name="T578"> Пентагоне, поубивали больше </text:span><text:span text:style-name="T579">гражданских, чем </text:span><text:span text:style-name="T580">наша маленькая А4 могла даже мечтать. </text:span><text:span text:style-name="T581">Ты либо один абсолютно, один на один со своей смертью, либо часть </text:span><text:span text:style-name="T582">более крупного предприятия и участвуешь в смерти других. </text:span><text:span text:style-name="T583">Разве мы не единое целое? </text:span><text:span text:style-name="T584">Что ты выбираешь,</text:span><text:span text:style-name="T257">– </text:span><text:span text:style-name="T584">это уже Фарингер, зудящий плоский звук через фильтры памяти,</text:span><text:span text:style-name="T257">– </text:span><text:span text:style-name="T584">маленькую повозку или большую?</text:span><text:span text:style-name="T257">– </text:span><text:span text:style-name="T584">Чокнутый Фарингер, единственный в клубе Пенемюнде, </text:span><text:span text:style-name="T585">кто отказался носить эксклюзивный знак фазаньего пера за лентой его шляпы, </text:span><text:span text:style-name="T586">потому что он не мог заставить себя убивать, </text:span><text:span text:style-name="T587">которого можно было вечерами видеть на пляже сидящим в полной позе лотоса </text:span><text:span text:style-name="T588">уставясь в заходящее солнце, </text:span><text:span text:style-name="T589">и кто был первым в Пенемюнде попавшимся SS, однажды днём увели в туман</text:span><text:span text:style-name="T590">, его лабораторный халат флажком капитуляции, вскоре заслонённый </text:span><text:span text:style-name="T591">чёрнной униформой, кожей и металлом его сопровождения. </text:span><text:span text:style-name="T592">Оставил после себя пару палочек для благовония, экземпляр </text:span><text:span text:style-name="T77">Chinesische Blätter für Wissenschaft und Kunst</text:span><text:span text:style-name="T592">, </text:span><text:span text:style-name="T593">фото жены и детей, о которых никто и не знал… </text:span><text:span text:style-name="T597">был</text:span><text:span text:style-name="T594"> ли Пенемюнде его горой, его кельей и постом? </text:span><text:span text:style-name="T595">Нашёл ли он свой путь, свободный от вины, </text:span><text:span text:style-name="T596">такой модной вины?</text:span></text:p>
      <text:p text:style-name="P96"><text:span text:style-name="T257">– </text:span><text:span text:style-name="T78">Atmen . . . atmen</text:span><text:span text:style-name="T596"> . . . </text:span><text:span text:style-name="T597">не только дышать, но ещё и душа, дыхание Бога...</text:span><text:span text:style-name="T257">– </text:span><text:span text:style-name="T597">один из пары раз на памяти Ахтфадена, когда он говорил с ним наедине, напрямую,</text:span><text:span text:style-name="T257">– </text:span><text:span text:style-name="T78">atmen </text:span><text:span text:style-name="T598">чисто арийский глагол. Теперь скажи мне про скорость выхлопной струи.</text:span></text:p>
      <text:p text:style-name="P97"><text:span text:style-name="T598">– </text:span><text:span text:style-name="T599">Что тебе надо знать? 6500 футов в секунду.</text:span></text:p>
      <text:p text:style-name="P98"><text:span text:style-name="T599">– </text:span><text:span text:style-name="T600">Скажи как она изменяется.</text:span></text:p>
      <text:p text:style-name="P203">– Остаётся почти неизменной в процессе горения.</text:p>
      <text:p text:style-name="P99"><text:span text:style-name="T600">– </text:span><text:span text:style-name="T601">И всё же относительная скорость воздуха резко меняется, верно? </text:span><text:span text:style-name="T602">От нуля до Мах 6. Понимаешь что происходит?</text:span></text:p>
      <text:p text:style-name="P204">– Нет, Фарингер.</text:p>
      <text:p text:style-name="P100"><text:span text:style-name="T602">– </text:span><text:span text:style-name="T603">Ракета создаёт свой собственный вихрь… </text:span><text:span text:style-name="T604">нет ветра без обеих, Ракеты и атмосферы… </text:span><text:span text:style-name="T605">однако, внутри сопла, дыхание</text:span><text:span text:style-name="T257">—</text:span><text:span text:style-name="T606">яростное полыхающее дыхание</text:span><text:span text:style-name="T257">—</text:span><text:span text:style-name="T607">неужели не понятно?</text:span></text:p>
      <text:p text:style-name="P176"><text:span text:style-name="T257">Галиматья. Или тот коан, что никак не доходит Ахтфадену, </text:span><text:span text:style-name="T608">запредельный пазл, который мог бы привести его к моменту света…</text:span><text:span text:style-name="T257"> </text:span><text:span text:style-name="T609">почти ничем не лучше, чем:</text:span></text:p>
      <text:p text:style-name="P205"><text:soft-page-break/>—Что летает?</text:p>
      <text:p text:style-name="P177"><text:span text:style-name="T257">—</text:span><text:span text:style-name="T609">Лос!</text:span></text:p>
      <text:p text:style-name="P178"><text:span text:style-name="T609">В</text:span><text:span text:style-name="T257">злетая с Вассеркуппе, реки Улстер и Хауне скатываются по краям в </text:span><text:span text:style-name="T610">формы карты, </text:span><text:span text:style-name="T611">зелёные долины и горы, четверых он оставил внизу, сматывают белые страховочные верёвки, </text:span><text:span text:style-name="T612">только один взглядывает вверх, прикрыв глаза щитком ладони</text:span><text:span text:style-name="T266">—</text:span><text:span text:style-name="T613">Берт Фибель? </text:span><text:span text:style-name="T614">но что значит имя с такой высоты? </text:span><text:span text:style-name="T615">Ахтфаден кружит высматривая грозу</text:span><text:span text:style-name="T266">—</text:span><text:span text:style-name="T616">вниз, сквозь гром исполняет под </text:span><text:span text:style-name="T617">воинственный марш </text:span><text:span text:style-name="T616">в своей голове—</text:span><text:span text:style-name="T618">вскоре громоздится в серых скалах направо, </text:span><text:span text:style-name="T619">штрихи молнии ударяют все горы синим, </text:span><text:span text:style-name="T620">кабина кратко наполнена светом… точно по краю. </text:span><text:span text:style-name="T621">Точно тут, в интерфейсе, воздух будет устремляться вверх. </text:span><text:span text:style-name="T622">Держишься по краю бури, </text:span><text:span text:style-name="T623">и другое чувство</text:span><text:span text:style-name="T266">—</text:span><text:span text:style-name="T623">чувство полёта, </text:span><text:span text:style-name="T624">у которого нет органа,</text:span><text:span text:style-name="T623"> наполняет </text:span><text:span text:style-name="T624">твои нервы… </text:span><text:span text:style-name="T625">пока держишься точно по краю </text:span><text:span text:style-name="T626">между красивыми равнинами </text:span><text:span text:style-name="T627">и безумием Донара, оно тебя не подводит, что уж там летает, </text:span><text:span text:style-name="T628">этот несущий порыв в</text:span><text:span text:style-name="T266">—</text:span><text:span text:style-name="T628">это и </text:span><text:span text:style-name="T79">есть</text:span><text:span text:style-name="T628"> свобода? </text:span><text:span text:style-name="T629">Неужели никто не распознаёт какое рабство гравитация </text:span><text:span text:style-name="T630">пока не достигнет интерфейса грома?</text:span></text:p>
      <text:p text:style-name="P206">Не осталось времени на эти пазлы. Сюда идут <text:span text:style-name="T11">Schwarzkommando</text:span>. <text:span text:style-name="T1348">Ахтфаден слишком долго задержался со сладострастной Гердой и на своих воспоминаниях. Вот они идут топоча по лесенкам, быстрый уга-буга разговор, что и близко не пойм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text:span></text:p>
      <text:p text:style-name="P207">Им нужен <text:span text:style-name="T11">Schwarzgerät</text:span>. <text:span text:style-name="T1349">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их вено-пронзёнными красно-бело-синими глазами.</text:span></text:p>
      <text:p text:style-name="P208">– <text:span text:style-name="T1350">Мне была поручена только часть. Совсем тривиальная. Правда.</text:span></text:p>
      <text:p text:style-name="P209">– <text:span text:style-name="T1350">Аэродинамика не тривиальна,</text:span>– <text:span text:style-name="T1351">Енцин спокоен, неулыбчив.</text:span></text:p>
      <text:p text:style-name="P209">– <text:span text:style-name="T1352">Там были другие из отдела Геснера. Дизайн механизмов. Я всегда работал в лаборатории Проф.-Д-ра Курцвега.</text:span></text:p>
      <text:p text:style-name="P210">– <text:span text:style-name="T1352">Кто отстальные?</text:span></text:p>
      <text:p text:style-name="P210">– <text:span text:style-name="T1352">Я не помню.</text:span></text:p>
      <text:p text:style-name="P210">– <text:span text:style-name="T1352">Тогда.</text:span></text:p>
      <text:p text:style-name="P210">– <text:span text:style-name="T1352">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а других специалиста по аэродинамике звались «Шпёри» и «Хаваш». Я был «Венком».</text:span></text:p>
      <text:p text:style-name="P211">– <text:span text:style-name="T1353">В чём состояла ваша работа?</text:span></text:p>
      <text:p text:style-name="P211">– <text:span text:style-name="T1353">Контроль веса. Всё что они от меня хотели это сдвиг в CG для прибора определённого веса. Вес был особо секретной информацией. Сорок с чем-то кило. 45? 46?</text:span></text:p>
      <text:p text:style-name="P212">– <text:span text:style-name="T1354">Номера сборки?</text:span>– <text:span text:style-name="T1354">гаркнул Андреас из-за спины Енцина.</text:span></text:p>
      <text:p text:style-name="P213">– <text:span text:style-name="T1355">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text:span></text:p>
      <text:p text:style-name="P214">– <text:span text:style-name="T1356">Нам это известно.</text:span></text:p>
      <text:p text:style-name="P215">– <text:span text:style-name="T1356">Спросите лучше «Шпёри» или «Хаваша». Они решили эту проблему. Поговорите с Управлением. </text:span><text:span text:style-name="T80">Зачем я сказал</text:span>—</text:p>
      <text:p text:style-name="P215">– <text:span text:style-name="T1357">Зачем ты сказал это?</text:span></text:p>
      <text:p text:style-name="P216">– <text:span text:style-name="T1358">Нет, нет, это не было моей работой, вот и всё, управление, боеголовка, двигатель… Спросите у них. Других спросите.</text:span></text:p>
      <text:p text:style-name="P217">– <text:span text:style-name="T1359">Ты что-то другое хотел сказать. Кто работал по части управления?</text:span></text:p>
      <text:p text:style-name="P218"><text:soft-page-break/>– <text:span text:style-name="T1359">Я говорил вам, я не знаю ни одного из их имён.</text:span>– <text:s/><text:span text:style-name="T1360">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молчан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ов для подключения, нет бо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text:s/>фон Брауном… только не к Американцам, там всё так и будет продолжаться… я просто хочу, чтобы это кончилось, вот и всё… прощай ‘Венк’»</text:span></text:p>
      <text:p text:style-name="P219">– <text:span text:style-name="T1361">Забить его в трубы сброса отходов,</text:span>– <text:span text:style-name="T1361">предлагает Андреас. Они все такие чёрные, такие уверенные….</text:span></text:p>
      <text:p text:style-name="P449">Я <text:span text:style-name="T1362">должно быть</text:span> последний… <text:span text:style-name="T1362">кто-то уже наверняка поймал его… какая польза этим Африканцам от имени… они могут получит его от кого угодно….</text:span></text:p>
      <text:p text:style-name="P220">– <text:span text:style-name="T1363">Он был моим другом. Мы были знакомы ещё до войны в Дармштадте.</text:span></text:p>
      <text:p text:style-name="P221">– <text:span text:style-name="T1364">Мы не хотим причинить ему вред. Мы не хотим делать тебе больно. Нам нужен S-</text:span>Gerät.</text:p>
      <text:p text:style-name="P655"><text:span text:style-name="T822">– </text:span><text:span text:style-name="T831">Нэриш.</text:span><text:span text:style-name="T1364"> </text:span><text:span text:style-name="T831">Клаус Нэриш.</text:span><text:span text:style-name="T822">– </text:span><text:span text:style-name="T832">Дополнительный параметр теперь для его само-коэффициента: предательство.</text:span></text:p>
      <text:p text:style-name="P658"><text:span text:style-name="T832">П</text:span><text:span text:style-name="T822">окидая </text:span><text:span text:style-name="T232">Rücksichtslos</text:span><text:span text:style-name="T822">, Ахтфаден слышит за спиной </text:span><text:span text:style-name="T833">металлический, раздающийся из другого мира, прерываемый шумами статики, </text:span><text:span text:style-name="T834">радиоголос: «Полковник Енцин. M’oкаманга. M’oкаманга. M’oкаманга». </text:span><text:span text:style-name="T835">В этом слове срочность и опасность. </text:span><text:span text:style-name="T836">Он стоит на берегу канала, среди стальных обломков и стариков в сумерках, ожидая пока скажут куда идти. </text:span><text:span text:style-name="T837">Но где теперь электрический голос что хоть когда-нибудь позовёт его?</text:span><text:span text:style-name="T836"> </text:span></text:p>
      <text:p text:style-name="P450"><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659"><text:span text:style-name="T822">Они </text:span><text:span text:style-name="T839">двинулись</text:span><text:span text:style-name="T822"> </text:span><text:span text:style-name="T838">вдоль Шпрее-Одер Канал</text:span><text:span text:style-name="T839">а, направляясь </text:span><text:span text:style-name="T840">наконец-то в Свинемюнде, </text:span><text:span text:style-name="T841">Слотроп проверить </text:span><text:span text:style-name="T842">куда выведет его намёк Гели </text:span><text:span text:style-name="T843">Трипинг относительно Schwarzgerät, Маргрета для рандеву с полной яхтой беженцев от Люблинского режима, </text:span><text:span text:style-name="T844">среди которых должна быть её дочь Бианка. Какие-то части Канала всё ещё забиты</text:span><text:span text:style-name="T824">—</text:span><text:span text:style-name="T844">по ночам слышно как Русские сапёры взрывают толом остатки затопленных кораблей</text:span><text:span text:style-name="T824">—</text:span><text:span text:style-name="T845">но Слотроп и Грета могут призывать, как фантазёры, плавсредства с осадкой достаточно мелкой, чтобы обходить </text:span><text:span text:style-name="T846">что уж там Война оставила у них на пути. </text:span><text:span text:style-name="T847">От дождя к дождю. Небо начнёт хмурится к полудню, </text:span><text:span text:style-name="T849">н</text:span><text:span text:style-name="T848">абирая цвет мокрого цемента</text:span><text:span text:style-name="T824">—</text:span><text:span text:style-name="T849">затем </text:span><text:span text:style-name="T850">поднимается </text:span><text:span text:style-name="T849">ветер, </text:span><text:span text:style-name="T850">всё резче, холоднее, потом дождь, чуть ли не с мокрым снегом, набрасывается на них вверх по каналу. Они укрываются под брезентом, между тюков и бочек, среди запахов смолы, </text:span><text:span text:style-name="T851">дерева, соломы. В тихие ночи, ночи лягушачьих хоров, </text:span><text:span text:style-name="T852">полосы звёзд и тени вдоль канала доводят до дрожи взгляд путешествующих. </text:span><text:span text:style-name="T853">Ивы тянутся по берегам. </text:span><text:span text:style-name="T854">К полуночи клубы тумана </text:span><text:span text:style-name="T855">собираются заслоняя даже отсвет из трубы баржи, </text:span><text:span text:style-name="T856">далеко выше или ниже, </text:span><text:span text:style-name="T857">зачарованный караван. Эти ночи, пахучие и вьющиеся как трубочный дым, </text:span><text:span text:style-name="T858">спокойны и </text:span><text:span text:style-name="T857">хороши для сна. </text:span><text:span text:style-name="T859">Берлинское безумие миновало, </text:span><text:span text:style-name="T860">страхи Греты словно отступили, </text:span><text:span text:style-name="T861">наверное <text:s/>им просто нужно было двигаться….</text:span></text:p>
      <text:p text:style-name="P660"><text:span text:style-name="T861">Н</text:span><text:span text:style-name="T822">о в один из дней, </text:span><text:span text:style-name="T862">скользя по долгому тихому склону Одера к Балтийскому морю, </text:span><text:span text:style-name="T863">они примечают красный и белый курортный городок, </text:span><text:span text:style-name="T864">исхлёстанный широкими бороздами Войны, </text:span><text:span text:style-name="T865">и она ухватывается за руку Слотропа.</text:span></text:p>
      <text:p text:style-name="P451">– Я была тут…</text:p>
      <text:p text:style-name="P451">– Да?</text:p>
      <text:p text:style-name="P656"><text:span text:style-name="T865">– Как раз перед вторжением в Польшу… </text:span><text:span text:style-name="T866">я была тут с Зигмундом, на </text:span><text:span text:style-name="T867">водах</text:span><text:span text:style-name="T866">…..</text:span></text:p>
      <text:p text:style-name="P661"><text:soft-page-break/><text:span text:style-name="T866">Н</text:span><text:span text:style-name="T822">а берегу, за кранами и стальными перилами, подымаются фронтоны того, что когда-то было ресторанами, мастерскими, отелями, </text:span><text:span text:style-name="T868">теперь сожжённые, лишённые окон, припудренные </text:span><text:span text:style-name="T869">собственным нутром. Город называется Бад Карма. Дождь из первой половины дня исполосовал стены, </text:span><text:span text:style-name="T870">пики развалин и булыжники мостовой. </text:span><text:span text:style-name="T871">Дети и старики стоят на берегу готовясь принять швартовые и п</text:span><text:span text:style-name="T872">ри</text:span><text:span text:style-name="T871">тянуть баржу. </text:span><text:span text:style-name="T873">Чёрные клёцки дыма всплывают из трубы </text:span><text:span text:style-name="T874">белого </text:span><text:span text:style-name="T873">речного парохода. </text:span><text:span text:style-name="T875">Корабельные слесаря громыхают внутри его трюма. Грета уставилась на него. </text:span><text:span text:style-name="T876">Жилка пульсирует на её горле. </text:span><text:span text:style-name="T877">Она трясёт головой: «Я думала это корабль Бианки, </text:span><text:span text:style-name="T878">но нет».</text:span></text:p>
      <text:p text:style-name="P662"><text:span text:style-name="T878">П</text:span><text:span text:style-name="T822">одойдя к пристани, они перемахивают на берег ухватываясь за железную лесенку закреплённую в </text:span><text:span text:style-name="T879">старом </text:span><text:span text:style-name="T822">камне ржавыми болтами, </text:span><text:span text:style-name="T880">каждый пачкает стену ниже себя мокрым веером охры. </text:span><text:span text:style-name="T881">На жакете Маргреты розовая гардения начинает подрагивать. Это не ветер. </text:span><text:span text:style-name="T882">Она твердит: «Я </text:span><text:span text:style-name="T883">должна увидеть</text:span><text:span text:style-name="T882">….»</text:span></text:p>
      <text:p text:style-name="P663"><text:span text:style-name="T882">С</text:span><text:span text:style-name="T822">тарики опираются на перила, курят трубки, поглядывая на </text:span><text:span text:style-name="T884">Грету или на реку. </text:span><text:span text:style-name="T885">На них серая одежда, </text:span><text:span text:style-name="T886">широкие штаны, широкополые шляпы с круглыми тульями. </text:span><text:span text:style-name="T887">Рыночная площадь оживлённа и ухожена: </text:span><text:span text:style-name="T888">поблескивают трамвайные пути, </text:span><text:span text:style-name="T889">пахнет свежей поливкой. </text:span><text:span text:style-name="T890">В руинах сирени сочатся своим цветом, своей избыточной жизнью по </text:span><text:span text:style-name="T893">раздроблённым</text:span><text:span text:style-name="T890"> камням </text:span><text:span text:style-name="T891">и</text:span><text:span text:style-name="T890"> кирпичам.</text:span></text:p>
      <text:p text:style-name="P663"><text:span text:style-name="T891">Помимо пары фигур в чёрном, сидящих на солнышке, </text:span><text:span text:style-name="T892">сам Курорт безлюден. </text:span><text:span text:style-name="T893">Маргрета к этому времени издёргана не меньше, чем она была в Берлине. </text:span><text:span text:style-name="T894">Слотроп тащится рядом в своём Ракетмэнском прикиде, чувствует себя подавленным. Sprudelhof </text:span><text:span text:style-name="T895">с одной стороны ограничен </text:span><text:span text:style-name="T896">аркадой песчаного цвета: </text:span><text:span text:style-name="T897">колонны песка и коричневые тени. </text:span><text:span text:style-name="T898">Полоса вплотную к ней отведена кипарисам. Фонтаны скачут в массивных каменных чашах: </text:span><text:span text:style-name="T899">струи 6-метровой высоты, чьи </text:span><text:span text:style-name="T900">тени поперёк гладкой брусчатки двора широки и нервны. </text:span></text:p>
      <text:p text:style-name="P664"><text:span text:style-name="T900">Н</text:span><text:span text:style-name="T822">о кто это стоит там у центрального источника? </text:span><text:span text:style-name="T901">И почему Маргрета обратилась в камень? </text:span><text:span text:style-name="T902">Солнце в небе, другие смотрят, но даже у Слотропа всё дыбится по спине и бокам, </text:span><text:span text:style-name="T903">мороз пробегает волна за волной, под каждым краем его челюсти… </text:span><text:span text:style-name="T904">на женщине чёрное пальто, креповый шарф покрывает её волосы, </text:span><text:span text:style-name="T905">плоть её толстых икр проступающая сквозь чёрные чулки </text:span><text:span text:style-name="T906">почти пурпурна, она лишь опирается над водами </text:span><text:span text:style-name="T907">очень напряжённо и </text:span><text:span text:style-name="T908">наблюдает как они пытаются приблизиться… но </text:span><text:span text:style-name="T237">улыбка</text:span><text:span text:style-name="T908">… </text:span><text:span text:style-name="T909">за десять метров подметённого двора</text:span><text:span text:style-name="T908">, </text:span><text:span text:style-name="T909">улыбка становится уверенной на очень белом лице, </text:span><text:span text:style-name="T910">вся удручённость </text:span><text:span text:style-name="T911">Европы умершей и минувшей </text:span><text:span text:style-name="T912">скопилась в этих глазах столь же чёрных как её одежд</text:span><text:span text:style-name="T913">а, чёрных и безразличных. </text:span><text:span text:style-name="T238">Она знает их</text:span><text:span text:style-name="T912">. </text:span><text:span text:style-name="T914">Грета отвернулась и пытается спрятать своё лицо в плече Слотропа. «</text:span><text:span text:style-name="T915">У колодца»,</text:span><text:span text:style-name="T824">– </text:span><text:span text:style-name="T915">это она шепчет?</text:span><text:span text:style-name="T824">– «</text:span><text:span text:style-name="T915">на закате, эта женщина в чёрном….»</text:span><text:span text:style-name="T912"> </text:span></text:p>
      <text:p text:style-name="P657"><text:span text:style-name="T912">– </text:span><text:span text:style-name="T916">Ладно тебе. Всё хорошо,</text:span><text:span text:style-name="T822">– </text:span><text:span text:style-name="T916">опять пошли Берлинские разговоры.</text:span><text:span text:style-name="T822">– </text:span><text:span text:style-name="T917">Она тут просто для лечения.</text:span><text:span text:style-name="T822">– </text:span><text:span text:style-name="T918">Идиот, идиот</text:span><text:span text:style-name="T822">—</text:span><text:span text:style-name="T919">прежде, чем он успевает её остановить, она вырывается и бежит прочь, </text:span><text:span text:style-name="T920">отчаянное тату высоких каблуков по </text:span><text:span text:style-name="T921">камню, в затенённые арки Kurhaus.</text:span></text:p>
      <text:p text:style-name="P222">– <text:span text:style-name="T1365">Эй,</text:span>– <text:span text:style-name="T1365">Слотроп, чувствуя подкатывающую тошноту, набрасывается на женщину,</text:span>– <text:span text:style-name="T1365">что за дела, леди?</text:span></text:p>
      <text:p text:style-name="P452">Но её лицо уже изменилось, это всего лишь лицо ещё одной женщины из развалин, <text:span text:style-name="T1366">такое он не заметил бы, прошёл мимо. Она улыбается, верно, но с принуждённым и деловым видом, который ему знаком. «</text:span><text:span text:style-name="T81">Zigaretten, bitte?</text:span><text:span text:style-name="T1366">», он отдаёт ей длинный окурок, который приберегал, и отправляется искать Маргрету.</text:span></text:p>
      <text:p text:style-name="P453">Аркада оказывается пустой. <text:span text:style-name="T1367">Все двери в Kurhaus заперты. Над головой тянется прозрачная крыша из жёлтых стёкол, многие из них вывались. Дальше по коридору, неясные пятна послеполуденного солнца прогуливаются, полные пыли сухого цементного раствора. Он взбирается по разбитому маршу ступеней, что кончаю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ся куда она делась. Но они уже будут на борту </text:span><text:span text:style-name="T82">Анубиса</text:span><text:span text:style-name="T1367">, и это лишь ещё больше его опечалит.</text:span></text:p>
      <text:p text:style-name="P454">Он продолжает искать её пока не опустилась темнота, а он вернулся <text:span text:style-name="T1368">обратно </text:span>вдоль реки. <text:span text:style-name="T1369">Он сидит в кафе на открытом воздухе пронизанном жёлтыми огнями, пьёт пиво, ест </text:span><text:span text:style-name="T83">spaetzle</text:span><text:span text:style-name="T1369"> суп, </text:span><text:soft-page-break/><text:span text:style-name="T1369">ожидает. Когда она материализуется, то это застенчивая истёрзанность, чего Герхардт фон Гёль добился от неё раза два, не так трогательно как с текущего ракурса Слотропа, наплывая на её молчаливый ближний план только что стабилизированный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text:span></text:p>
      <text:p text:style-name="P223">– <text:span text:style-name="T1370">Я ходила в обсерваторию,</text:span>– <text:span text:style-name="T1371">вот что она наконец сказала,</text:span>– <text:span text:style-name="T1371">посмотреть вдоль реки. Она уже близко. Я видела корабль на котором она. Осталось не больше километра.</text:span></text:p>
      <text:p text:style-name="P224">– <text:span text:style-name="T1372">Это ещё что?</text:span></text:p>
      <text:p text:style-name="P225">– <text:span text:style-name="T1373">Бианка, моё дитя, и мои друзья. Я думала они уже давно в Синемюнде. Но никто уже не придерживается расписаний….</text:span></text:p>
      <text:p text:style-name="P455">И конечно же. После ещё пары <text:span text:style-name="T1374">горьких чашек желудёвого кофе и одной сигареты, является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text:span></text:p>
      <text:p text:style-name="P456">Корабль подходит к причалу, команда опускает трап. <text:span text:style-name="T1375">Улыбающиеся пассажиры уже на полпути вниз, протягивают обтянутые перчатками, или унизанные кольцами руки к Маргрете.</text:span></text:p>
      <text:p text:style-name="P226">– <text:span text:style-name="T1376">Ну, ты идёшь?</text:span></text:p>
      <text:p text:style-name="P226">– <text:span text:style-name="T1376">А… а надо?</text:span></text:p>
      <text:p text:style-name="P457">Она пожимает плечами, и повернувшись к нему спиной осторожно ступает с причала и на борт, <text:span text:style-name="T1377">юбка натягивается и лоснится секунду в жёлтом свете от кафе</text:span>. <text:span text:style-name="T1378">Слотроп колеблется, идёт следом—в последний момент какой-то хохмач отдёргивает трап и корабль отходит, Слотроп вскрикивает, теряет равновесие и падает в реку. Головой вниз: шлем Ракетмэна тянет его <text:s/>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 ANUBIS </text:span><text:span text:style-name="T248">Świnojśie</text:span><text:span text:style-name="T1022">, стараясь держаться подальше от тех винтов. </text:span><text:span text:style-name="T1025">По другому борту он замечает конец свисающей верёвки, доплывает и хватается за неё. </text:span><text:span text:style-name="T1026">Оркестр на палубе наигрывает польки. Три пьяных дамы в тиарах и жемчужных ожерельях </text:span><text:span text:style-name="T1027">маются бездельем у спасательного леера, глядя как Слотроп карабкается по верёвке. «</text:span><text:span text:style-name="T1028">Давайте её обрежем»,</text:span><text:span text:style-name="T1029">– </text:span><text:span text:style-name="T1028">кричит одна из них,</text:span><text:span text:style-name="T1029">–</text:span><text:span text:style-name="T1028"> «и посмотрим, как он </text:span><text:span text:style-name="T1023">снова</text:span><text:span text:style-name="T1028"> бултыхнётся!» «Да, давайте!»</text:span><text:span text:style-name="T1029">– </text:span><text:span text:style-name="T1028">соглашаются её компаньонки. </text:span><text:span text:style-name="T1030">Иисусе. Одна из них раздобыла здоровенный тесак для мяса и размахивает им вовсю, под весьма оживлённый смех, </text:span><text:span text:style-name="T1031">примерно в этот момент кто-то ухватывает Слотропа за лодыжку. </text:span><text:span text:style-name="T1032">Он смотрит вниз, замечает </text:span><text:span text:style-name="T1033">протянутые из иллюминатора два тонких запястья </text:span><text:span text:style-name="T1034">в серебре и сапфирах, </text:span><text:span text:style-name="T1035">подсвеченные изнутри словно лёд, </text:span><text:span text:style-name="T1036">и маслянистую реку бурлящую ниже.</text:span></text:p>
      <text:p text:style-name="P227"><text:span text:style-name="T1036">– </text:span><text:span text:style-name="T1037">Сюда,</text:span><text:span text:style-name="T1021">– </text:span><text:span text:style-name="T1037">девичий голос. </text:span><text:span text:style-name="T1038">Он соскальзывает ниже, пока она дёргает его ступню, и садится верхом в иллюминатор. </text:span><text:span text:style-name="T1039">Сверху доносится тяжёлый удар, верёвка в падении, женщины заходятся истеричным смехом. Слотроп протискивается внутрь, вода выжимается из него на верхнюю койку </text:span><text:span text:style-name="T1040">рядом с девушкой около 18 </text:span><text:span text:style-name="T1041">в длинном платье с блёстками, </text:span><text:span text:style-name="T1042">волосы светлые до белизны, </text:span><text:span text:style-name="T1043">и с первыми скулами на памяти Слотропа, , от </text:span><text:span text:style-name="T1044">вида </text:span><text:span text:style-name="T1043">которых у него встаёт. </text:span><text:span text:style-name="T1045">У него определённо уже там мозги сдвинулись, наверняка….</text:span></text:p>
      <text:p text:style-name="P228"><text:span text:style-name="T1045">– </text:span><text:span text:style-name="T1046">Э…</text:span></text:p>
      <text:p text:style-name="P228"><text:span text:style-name="T1046">– Ммм.</text:span><text:span text:style-name="T1021">– </text:span><text:span text:style-name="T1046">Они смотрят друг на друга пока он продолжает изливаться водой. </text:span><text:span text:style-name="T1047">Зовут её, оказывается, Стефания Прокловска. Её муж </text:span><text:span text:style-name="T1053">Э</text:span><text:span text:style-name="T1047">нтони владелец этого </text:span><text:span text:style-name="T1024">Анубиса</text:span><text:span text:style-name="T1047">.</text:span></text:p>
      <text:p text:style-name="P458"><text:span text:style-name="T1047">Н</text:span><text:span text:style-name="T1021">у, муж, ладно. «Т</text:span><text:span text:style-name="T1053">ы ж</text:span><text:span text:style-name="T1021"> посмотри»,</text:span><text:span text:style-name="T1029">– </text:span><text:span text:style-name="T1021">грит Слотроп.</text:span><text:span text:style-name="T1029">– «</text:span><text:span text:style-name="T1048">Я до нитки промок».</text:span></text:p>
      <text:p text:style-name="P229"><text:soft-page-break/><text:span text:style-name="T1048">– Я заметила. </text:span><text:span text:style-name="T1049">Чей-нибудь вечерний костюм должен тебе подойти. </text:span><text:span text:style-name="T1050">Обсушись, я выйду посмотрю что можно раздобыть. </text:span><text:span text:style-name="T1051">Можешь пользоваться </text:span><text:span text:style-name="T1052">туалетом</text:span><text:span text:style-name="T1051">, если хочешь, там всё есть.</text:span></text:p>
      <text:p text:style-name="P459">Он стаскивает остатки Ракетмэнова прикида, <text:span text:style-name="T1379">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span></text:p>
      <text:p text:style-name="P230">– <text:span text:style-name="T1380">Значит ты с Маргретой.</text:span></text:p>
      <text:p text:style-name="P230">– <text:span text:style-name="T1380">Не совсем уверен насчёт этого «с». Она нашла своего ребёнка?</text:span></text:p>
      <text:p text:style-name="P231">– <text:span text:style-name="T1381">О, да, и они уже пристают к Карелу. В этом месяце он выставляет себя кинопродюсером. Ну, ты знаешь Карела. И конечно же ей больше всего охота пристроить Бианку в кино.</text:span></text:p>
      <text:p text:style-name="P232">– <text:span text:style-name="T1382">А…</text:span></text:p>
      <text:p text:style-name="P460">Стефания часто пожимает плечами и каждая блёс<text:span text:style-name="T1383">т</text:span>ка её платья пляшет. «<text:span text:style-name="T1383">Маргрета хочет для неё законную карьеру. Чувствует вину. Она никогда не считала свою собственную карьеру чем-то большим, чем полоса грязных фильмов. Думаю, ты слышал как она забеременела Бианкой.</text:span></text:p>
      <text:p text:style-name="P233">– <text:span text:style-name="T1384">Макс Шлепциг, или что-то там.</text:span></text:p>
      <text:p text:style-name="P234">– <text:span text:style-name="T1384">Или что-то там, вот именно. Никогда не смотрел </text:span><text:span text:style-name="T84">Alpdrücken</text:span><text:span text:style-name="T1384">? В той сцене как Великий Инквизитор прошёлся и заходит человек-шакал, чтобы насиловать и раздирать пойманную баронессу. Фон Гёль не выключал камеры. Кадры из фильма конечно вырезали, но они смогли пробраться в частную коллекцию Геббельса. Я видела</text:span>—<text:span text:style-name="T1385">просто волосы дыбом. На каждом мужчине в той сцене чёрный капюшон или маска… у нас в Бидгошче это стала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text:span></text:p>
      <text:p text:style-name="P235">– <text:span text:style-name="T1386">Ага.</text:span>– <text:span text:style-name="T1386">Слотроп приступает к протиранию своего лица лавровишнёвой водой.</text:span></text:p>
      <text:p text:style-name="P236">– <text:span text:style-name="T1387">О, Маргрета испортила её задолго то того, как приезжала погостить у нас. Я не удивлюсь, если сегодня ночью Бианочка спит с Карело. Часть приобщения к бизнесу, не так ли? Конечно, это должно стать только бизнесом</text:span>—<text:span text:style-name="T1388">меньше эт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что там Танац привёз в своём чемодане.</text:span></text:p>
      <text:p text:style-name="P237">– <text:span text:style-name="T1389">Танац?</text:span></text:p>
      <text:p text:style-name="P238">– <text:span text:style-name="T1390">Ах, она тебе не сказала.</text:span>– <text:span text:style-name="T1391">Смеётся,</text:span>– <text:span text:style-name="T1391">Миклош Танац, её муж. Они то сходятся, то расходятся. В конце войны разъезжали с гастролями для парней на фронте</text:span>—<text:span text:style-name="T1392">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на ракетных площадках. Это первый раз после капитуляции собираются вместе, так что я бы особо не рассчитывала часто её видеть….</text:span></text:p>
      <text:p text:style-name="P239">– <text:span text:style-name="T1393">Вон оно как, ну, я не знал.</text:span>– <text:span text:style-name="T1394">Ракетные площадки? Рука Провидения ползёт среди звёзд, протягивает Слотропу палец.</text:span></text:p>
      <text:p text:style-name="P239">– <text:span text:style-name="T1395">Пока в отъезде, они оставляли Бианку с нами в Бидгошч. На неё иногда находит, но вообще чудный ребёнок. Я никогда не играла с ней папашу. Сомневаюсь, что у неё был отец. Это было непорочное зачатие, она чистая Маргрета, если слово «чистая» хоть как-то той подходит.</text:span></text:p>
      <text:p text:style-name="P461">Вечерний костюм сидит превосходно. <text:span text:style-name="T1396">Стефания ведёт Слотропа вверх по сходне на палубу. Анубис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мы можем мечтать а жутких порогах, против течений… нам желанны ветер и двигатель….</text:span></text:p>
      <text:p text:style-name="P240">– <text:span text:style-name="T1397">Энтони,</text:span>– <text:span text:style-name="T1397">она подвела Слотропа к громадному детине в полевой форме Польской кавалерии со множеством маниакальных зубов.</text:span></text:p>
      <text:p text:style-name="P241">– <text:span text:style-name="T1398">Американец?</text:span>– <text:span text:style-name="T1398">качает руку Слотропа.</text:span>– <text:span text:style-name="T1399">Браво. Ты почти завершаешь набор. Теперь мы кораблю всех наций. У нас даже Японецесть на борту. Экс-представитель из Берлина, которому </text:span><text:soft-page-break/><text:span text:style-name="T1399">затруднительно проехать через Россию. Бар найдёшь на следующей палубе. Всё что тут бродит вокруг,</text:span>– <text:span text:style-name="T1400">привлекая к себе Стефанию,</text:span>– <text:span text:style-name="T1400">кроме вот этой, дозволенная дичь.</text:span></text:p>
      <text:p text:style-name="P462">Слотроп козыряет, решает, что тем хочется побыть наедине и находит лестницу в бар. <text:span text:style-name="T1401">Бар увешан праздничными гирляндами и электролампочками, и заполнен дюжинами элегантно наряженный гостей, которые тут же, под аккомпанемент оркестра, грянули этой песней в быстром темпе:</text:span></text:p>
      <text:p text:style-name="P462"/>
      <text:p text:style-name="P786">Добро пожаловать на борт!</text:p>
      <text:p text:style-name="P459"/>
      <text:p text:style-name="P463">Добро пожаловать на борт, эй, это крутая ор-гия,</text:p>
      <text:p text:style-name="P463">Куда ты угодил, мой друг,</text:p>
      <text:p text:style-name="P464">Уже не вспомнить как мы начинали,</text:p>
      <text:p text:style-name="P465">Зато конец один, без вариантов, <text:span text:style-name="T1402">классный</text:span>!</text:p>
      <text:p text:style-name="P466">Ведём себя по скотски, без лишних слов, и плотски,</text:p>
      <text:p text:style-name="P466">Но ты придёшься ко двору,</text:p>
      <text:p text:style-name="P466">Если забудешь этики муру</text:p>
      <text:p text:style-name="P466">И будешь истерично громогласным!</text:p>
      <text:p text:style-name="P466"/>
      <text:p text:style-name="P468">Тут мамочки любовников меняют,</text:p>
      <text:p text:style-name="P468">У дочек ухажёров отбивают.</text:p>
      <text:p text:style-name="P469">Большим эрекциям особенная предилекция,</text:p>
      <text:p text:style-name="P469">Ты не поверишь и глазам,</text:p>
      <text:p text:style-name="P469">Хочешь попробуй сам,</text:p>
      <text:p text:style-name="P469"><text:s/><text:span text:style-name="T1403">И подымайся </text:span></text:p>
      <text:p text:style-name="P470">На борт <text:span text:style-name="T11">Титаника,</text:span> где среди праздника </text:p>
      <text:p text:style-name="P470">Трахнет айсберг в трюм,</text:p>
      <text:p text:style-name="P471">Так вем придёт конец, затихнет визг и вой,</text:p>
      <text:p text:style-name="P471">Итак, добро пожаловать на борт, друг мой!</text:p>
      <text:p text:style-name="P471"/>
      <text:p text:style-name="P472">Ну, вон тебе парочки стонут в спасательных шлюпках, <text:span text:style-name="T1404">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нутри атласных платьев. Официанты с коричневой кожей и оленьими глазами циркулируют с подносами, на которых наверняка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text:span text:style-name="T85">Mme.</text:span><text:span text:style-name="T1404"> Штип. Всё та же старая херня, что творилась когда-то на вилле Рауля де ля Пирлимпинпин и, насколько Слотроп в курсе, всё та же вечеринка.</text:span></text:p>
      <text:p text:style-name="P473">Он примечает Маргрету с её дочерью, но вокруг них сгрудились оргиасты держа его в удалении. <text:span text:style-name="T1405">Он знает, что уязвим более, чем следовало бы, перед хорошенькими девочками, поэтому решает, что так даже лучше, ведь Бианка полный улёт: 11 или 12, смуглая и миленькая, одета в красное платье из шифона, шёлковые чулки и домашники на высоком каблуке, её волосы зачёсаны вверх тщательно и безукоризненно и переплетены ниткой жемчуга, чтобы открыть висящие серьги кристалла блистающего от её крохотных мочек… спасите, помогите. Почему такое всё должно с ним приключаться? Ему видится теперь некролог в журнале </text:span><text:span text:style-name="T86">Time</text:span><text:span text:style-name="T15">—</text:span><text:span text:style-name="T1406">Умер, Ракетмэн, не достигнув 30, в Зоне, от страсти.</text:span></text:p>
      <text:p text:style-name="P474">Женщина, которая пыталась срубить Слотропа в реку тесаком для мяса, теперь сидит на кнехте, держа поллитра жидкости, что уже всосалась и начала затемнять орхидею для приправы. Она всем рассказывает историю про Маргрету. <text:span text:style-name="T1407">Волосы её уложены или стилизованы так, чтобы </text:span><text:soft-page-break/><text:span text:style-name="T1407">напоминать определённый срез мяса. Заказ Слотропа, номинально Ирландское виски с водой, прибыл и он придвигается послушать.</text:span></text:p>
      <text:p text:style-name="P242">– <text:span text:style-name="T1408">её Нептун с изъяном. А чей без? спросит кое-кто. Ах. Но как обитатели </text:span><text:span text:style-name="T87">этой</text:span><text:span text:style-name="T1408"> планеты, обычно. Грета жила, <text:s/>большей частью, </text:span><text:span text:style-name="T87">на</text:span><text:span text:style-name="T1408"> Нептуне</text:span>—<text:span text:style-name="T1409">её недуг был более прямым, чистым, ясным, чем известные нам тут.</text:span></text:p>
      <text:p text:style-name="P243"><text:span text:style-name="T1409">Она нашла Онейрин в тот день, когда её аванпост в Англии, обычный связной по Хлородайну, подвёл. Недалеко от Темзы, когда герань света плыла по небу слишком медленно, чтоб выразить</text:span>—<text:span text:style-name="T1410">меднистый свет, свет загара кожи и мягкого персика, стилизованные цветы рисовались и рисовались средь облаков, увянуть тут, возродиться там</text:span>—<text:span text:style-name="T1411">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осит свой знак. Какие-то от Бога, какие-то маскируются под Бога. Это очень изощрённый способ подделки. Но всё равно в ней остаётся та же подлость и смертность как у фальшивого чека. Просто с этим сложнее. Члены имеют имена, как Архангелы. Более или менее обычные, данные людьми имена, чья сохранность может быть взломана и выведаны имена. Но в таких именах нет магии. Тут ключевое отличие, в этом разница. Произнесённые вслух, даже с самым чистым магическим намерением, </text:span><text:span text:style-name="T88">они не срабатывают</text:span><text:span text:style-name="T1411">. <text:s/></text:span></text:p>
      <text:p text:style-name="P475">Онейрин Джамф Imipolex A4. . . .</text:p>
      <text:p text:style-name="P244">– <text:span text:style-name="T1412">Эта тупая сука,</text:span>– <text:span text:style-name="T1412">замечает голос у локтя Слотропа,</text:span>– <text:span text:style-name="T1412">с каждым разом рассказывает всё хуже.</text:span></text:p>
      <text:p text:style-name="P245">– <text:span text:style-name="T1413">Прошу прощения?</text:span>– <text:span text:style-name="T1413">Слотроп оборачивается лицом к лицу с Миклошем Танац, борода веником, брови всклочены, как растопыренные концы крыльев ястреба, пьёт абсент из подарочного бокала, на котором, в жутковатом под карнавальным освещением цвете, костлявая хихикающая Смерть вот-вот ухватит двух любовников в постели.</text:span></text:p>
      <text:p text:style-name="P476">Он без проблем заруливается на тему Ракеты. «<text:span text:style-name="T1414">Эта А4»,– грит он,– «мне видится младенцем Исусом, с нескончаемыми комитетами Иродов в их попытках убить его в младенчестве—Пруссаки, некоторые из них, в глубине глубин своих сердец, всё ещё относятся к артиллерии как к опасному нововведению. Если б ты только видел… с первой же минуты, ясно было, они становились всё покорнее перед её… в ней и впрямь была харизма Макса Вебера… какая-то весёлая—и </text:span><text:span text:style-name="T89">глубоко</text:span><text:span text:style-name="T1414">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дали случиться. Невозможно вообразить кого-то, кто </text:span><text:span text:style-name="T89">избрал</text:span><text:span text:style-name="T1414"> бы такую роль. Но с каждым годом, как-то, число их растёт. </text:span></text:p>
      <text:p text:style-name="P477">Но турне с ракетчиками генерала Каммлера, вот о чём Слотроп больше всего извращённо хочет<text:span text:style-name="T242">—</text:span>хочет?<text:span text:style-name="T242">—</text:span>знать: «<text:span text:style-name="T1415">Ну, я был в Нордхаузене, видал куски и части. Но никогда А4 в полном сборе. <text:s/>Это должно быть что-то, а?»</text:span></text:p>
      <text:p text:style-name="P478">Танац протягивает свой бокал для добавки. <text:span text:style-name="T1416">Официант, лицо неподвижная маска, капает воду из ложки, превращая абсент в молочно зелёный, пока Танац ласкает его ягодицы, потом отходит. Неясно, думал ли Танац как ответить. «Да, заправленная, живая, готовая к запуску… пятьдесят футов в высоту, дрожит… а потом это фантастичный мощный рёв. Почти рвёт твои перепонки. Жёстко, резко врывается в девственно синие одежды неба, друг мой. О, так фаллично. Разве нет?»</text:span></text:p>
      <text:p text:style-name="P246">– <text:span text:style-name="T1417">Угу...</text:span></text:p>
      <text:p text:style-name="P247">– <text:span text:style-name="T1418">Хмм, </text:span><text:span text:style-name="T11">ja</text:span>, <text:span text:style-name="T1418">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заметными исключениями конечно. Мы живём ради заметных исключений…. Там был мальчик»,</text:span>– <text:span text:style-name="T1419">Пьяные воспоминания? Или выдумывает на ходу?</text:span>– «<text:span text:style-name="T1420">Его звали Готфрид. Божий мир, который, хочу верить, он нашёл. Нам такого не светит. Нас взвесили на весах и выявили нехватку, а Мясник возложил Свой палец на чашу весов… ты считаешь меня пресыщенным. Я тоже так думал до той жуткой недели. Это было время развала, отступления </text:span><text:soft-page-break/><text:span text:style-name="T1420">через нижнесаксонские нефтяные поля. Тогда-то я понял, что был всего лишь зелёным пацаном. Командир батареи превратился в орущего маньяка. Он называл себя «Блисеро». Начинал говорить как поёт капитан а </text:span><text:span text:style-name="T1421">Wozzeck </text:span><text:span text:style-name="T1424"><text:s/>, </text:span><text:span text:style-name="T1425">и голос срывался вдруг в самые верхни регистры истерики. </text:span><text:span text:style-name="T1426">Всё разваливало</text:span><text:span text:style-name="T1430">с</text:span><text:span text:style-name="T1426">ь и он вернулся к какой-то бывшей у предков версии самого себя, </text:span><text:span text:style-name="T1427">орал в небо, сидел <text:s/>часами в застылом трансе, с глазами явно закатившимися под лоб.</text:span><text:span text:style-name="T1428"> Без предупреждения <text:s/>впадал в ту безбожную колоратуру. </text:span><text:span text:style-name="T1429">Белые пустые овалы, глаза статуи, </text:span><text:span text:style-name="T1430">с серым дождём позади них. </text:span><text:span text:style-name="T1431">Он оставил 1945, </text:span><text:span text:style-name="T1432">закоротил нервы на землю, по которой мы уб</text:span><text:span text:style-name="T1433">е</text:span><text:span text:style-name="T1432">гали, </text:span><text:span text:style-name="T1433">в Urstoff доисторического Германца, </text:span><text:span text:style-name="T1434">Божье самое нищее и паникующее создание. </text:span><text:span text:style-name="T1435">Мы с тобой возможно </text:span><text:span text:style-name="T1436">стали </text:span><text:span text:style-name="T1435">на протяжении поколений </text:span><text:span text:style-name="T1437">до того</text:span><text:span text:style-name="T1436"> Христианизирова</text:span><text:span text:style-name="T1437">н</text:span><text:span text:style-name="T1436">ными, </text:span><text:span text:style-name="T1437">настолько расслабленными </text:span><text:span text:style-name="T1438">Gesellschaft</text:span><text:span text:style-name="T1437"> </text:span><text:span text:style-name="T1442">нашими обязанностями перед его </text:span><text:span text:style-name="T1443">прославленным «Договором», что никогда не существовал, </text:span><text:span text:style-name="T1444">что мы, даже мы приходим в ужас сталкиваясь с такими рецидивами. </text:span><text:span text:style-name="T1445">Но в глубине, из своего молчания Urstoff пробуждается и поёт… </text:span><text:span text:style-name="T1446">а в последний день… </text:span><text:span text:style-name="T1447">стыдно сказать… весь тот день меня не покидала эрекция… </text:span><text:span text:style-name="T1448">не осуждай… я ничего не мог поделать… </text:span><text:span text:style-name="T1449">всё вышло из-под контроля</text:span><text:span text:style-name="T1423">—</text:span></text:p>
      <text:p text:style-name="P479"><text:span text:style-name="T1423">На этом месте их прервали Маргрета и Бианка играющие театралльную мать и непослушное дитя. </text:span><text:span text:style-name="T1450">Перешёптыванье с дирижёром, любители затей охотно окружают </text:span><text:span text:style-name="T1451">рас</text:span><text:span text:style-name="T1450">чищенное место, </text:span><text:span text:style-name="T1451">где Бианка </text:span><text:span text:style-name="T1452">теперь <text:s/></text:span><text:span text:style-name="T1451">стоит </text:span><text:span text:style-name="T1452">надув губки, </text:span><text:span text:style-name="T1453">красное платьице до середины её стройных ляжек, чёрные кружев</text:span><text:span text:style-name="T1490">а нижней юбки</text:span><text:span text:style-name="T1453"> чуть выглядывают из-под подола, наверняка это будет нечто утончённое, столичное, </text:span><text:span text:style-name="T1454">и порочное, но что это она делает </text:span><text:span text:style-name="T1455">своим пальчиком так вот отставленным от её щ</text:span><text:span text:style-name="T1456">ё</text:span><text:span text:style-name="T1455">чки с ямочкой</text:span><text:span text:style-name="T1457">—</text:span><text:span text:style-name="T1456">как раз тут вступает оркестр, </text:span><text:span text:style-name="T1458">предблёвная слюна </text:span><text:span text:style-name="T1459">начинает переполнять</text:span><text:span text:style-name="T1458"> рот Слотропа,</text:span><text:span text:style-name="T1460">а его мозг жуткое сомнение как он продержится предстоящие несколько минут. </text:span></text:p>
      <text:p text:style-name="P480"><text:span text:style-name="T1460">Н</text:span><text:span text:style-name="T1423">е только её песенка «На кораблике Леденец», но и сама <text:s/>она </text:span><text:span text:style-name="T1461">сейчас начинает, </text:span><text:span text:style-name="T1462">ни капли стеснения, выстанывать её в точности копируя юную Ширли Темпл</text:span><text:span text:style-name="T1457">—</text:span><text:span text:style-name="T1462">каждую интонацию поросёночка, </text:span><text:span text:style-name="T1463">каждый встрях локона, бездумная улыбка, запинающаяся чечётка… </text:span><text:span text:style-name="T1464">её нежные голые руки начинают </text:span><text:span text:style-name="T1465">толстеть, платьице укорачиваться</text:span><text:span text:style-name="T1457">—</text:span><text:span text:style-name="T1465">кто-то там дурачится с освещением? </text:span><text:span text:style-name="T1466">Но припухлости бесполого младенческого жирка </text:span><text:span text:style-name="T1467">не изменили её глаз: </text:span><text:span text:style-name="T1468">они остались как и были насмешливыми, тёмными, её собственными….</text:span></text:p>
      <text:p text:style-name="P480"><text:span text:style-name="T1469">Много аплодисментов и алкогольный «браво!» когда </text:span><text:span text:style-name="T1470">это всё же кончилось. </text:span><text:span text:style-name="T1471">Танац воздерживается, отечески покачивая головой, </text:span><text:span text:style-name="T1472">огромные брови насуплены: «</text:span><text:span text:style-name="T1473">Ей никогда не стать женщиной, если так и продолжится….»</text:span><text:span text:style-name="T1470"> </text:span><text:span text:style-name="T1462"><text:s/></text:span></text:p>
      <text:p text:style-name="P248"><text:span text:style-name="T1462">– </text:span><text:span text:style-name="T1474">А </text:span><text:span text:style-name="T1439">теперь</text:span><text:span text:style-name="T1474">, </text:span><text:span text:style-name="T1439">liebling</text:span><text:span text:style-name="T1474">,</text:span><text:span text:style-name="T1462">– </text:span><text:span text:style-name="T1474">Маргрета с редкой для неё и чем-то фальшивой улыбкой,</text:span><text:span text:style-name="T1462">– </text:span><text:span text:style-name="T1475">давай послушаем Крекеры-зверушки в Супе у Меня.</text:span></text:p>
      <text:p text:style-name="P251"><text:span text:style-name="T1462">– </text:span><text:span text:style-name="T1479">Супер Звери в Крэке у Меня,</text:span><text:span text:style-name="T1462">– </text:span><text:span text:style-name="T1480">выкрикивает юморист из толпы.</text:span></text:p>
      <text:p text:style-name="P249"><text:span text:style-name="T1462">– </text:span><text:span text:style-name="T1476">Нет,</text:span><text:span text:style-name="T1462">– </text:span><text:span text:style-name="T1476">стонет ребёнок.</text:span></text:p>
      <text:p text:style-name="P250"><text:span text:style-name="T1462">– </text:span><text:span text:style-name="T1477">Бианка</text:span><text:span text:style-name="T1423">—</text:span></text:p>
      <text:p text:style-name="P251"><text:span text:style-name="T1462">– </text:span><text:span text:style-name="T1550">Хватит,</text:span><text:span text:style-name="T1477"> сука!</text:span><text:span text:style-name="T1462">– </text:span><text:span text:style-name="T1478">Высокий каблук звякает о сталь палубы. Это представление.</text:span><text:span text:style-name="T1462">– </text:span><text:span text:style-name="T1481">Мало ты</text:span><text:span text:style-name="T1480"> меня </text:span><text:span text:style-name="T1481">о</text:span><text:span text:style-name="T1480">позори</text:span><text:span text:style-name="T1481">ла</text:span><text:span text:style-name="T1480">?</text:span></text:p>
      <text:p text:style-name="P252"><text:span text:style-name="T1462">– </text:span><text:span text:style-name="T1481">Вижу, что мало,</text:span><text:span text:style-name="T1462">– </text:span><text:span text:style-name="T1482">бросившись к дочери хватает её за волосы </text:span><text:span text:style-name="T1483">и трясёт. Девочка падает на колени, </text:span><text:span text:style-name="T1484">вырываясь, стараясь убежать.</text:span></text:p>
      <text:p text:style-name="P253"><text:span text:style-name="T1462">– </text:span><text:span text:style-name="T1484">О, бесподобно,</text:span><text:span text:style-name="T1462">– </text:span><text:span text:style-name="T1484">кричит дама тесака для мяса.</text:span><text:span text:style-name="T1462">– </text:span><text:span text:style-name="T1484">Грета её накажет.</text:span></text:p>
      <text:p text:style-name="P254"><text:span text:style-name="T1462">– </text:span><text:span text:style-name="T1485">Как бы и </text:span><text:span text:style-name="T1440">мне</text:span><text:span text:style-name="T1485"> хотелось,</text:span><text:span text:style-name="T1462">– </text:span><text:span text:style-name="T1486">бормочет броская девушка мулатка в платье без бретелек, </text:span><text:span text:style-name="T1487">задевая щеку Слотропа длинным мундштуком с бриллиантами пока атласное бедро прошелестало поперёк его ляжки. </text:span><text:span text:style-name="T1488">Кто-то подал Маргрете стальную линейку и эбонитовый Имперский стул. </text:span><text:span text:style-name="T1489">Она валит Бианку себе на колени, вздёргивает платье и </text:span><text:span text:style-name="T1490">нижнюю юбку</text:span><text:span text:style-name="T1489"> повыше, </text:span><text:span text:style-name="T1490">стаскивает белые кружевные панталоны. </text:span><text:span text:style-name="T1491">Прекрасные девчушкины ягодицы восходят как луны. </text:span><text:span text:style-name="T1492">Нежная расселина сжимается и расслабляется, </text:span><text:span text:style-name="T1493">резинки подвязок сдвигаются и растягиваются, </text:span><text:span text:style-name="T1495">на взбрыки ног</text:span><text:span text:style-name="T1493"> Бианки, </text:span><text:span text:style-name="T1494">шёлковые чулки попискиваю друг о друга, </text:span><text:span text:style-name="T1495">эротично и различимо теперь, когда зрители затихли и нашли к чему приложить</text:span><text:span text:style-name="T1496">ся, руки прижались к грудям и пахам, кадыки вздрагивают, языки </text:span><text:span text:style-name="T1497">в </text:span><text:span text:style-name="T1496">пробеж</text:span><text:span text:style-name="T1497">ке</text:span><text:span text:style-name="T1496"> по губам…</text:span><text:span text:style-name="T1489"> </text:span><text:span text:style-name="T1498">где старая мазохистка и статуя, которую Слотроп </text:span><text:soft-page-break/><text:span text:style-name="T1498">знал в Берлине! </text:span><text:span text:style-name="T1499">Грета словно изливает теперь всю боль скопившуюся </text:span><text:span text:style-name="T1500">в минувшие недели на </text:span><text:span text:style-name="T1501">обнажённый зад ребёнка, </text:span><text:span text:style-name="T1502">кожа настолько нежно-гладкая, что белая разметка сантиметров и цифры </text:span><text:span text:style-name="T1503">остаются зеркально-обёрнутыми в красных </text:span><text:span text:style-name="T1504">полосах от каждого удара, </text:span><text:span text:style-name="T1505">перекрещиваясь, искажая скошенной матрицей боли </text:span><text:span text:style-name="T1506">плоть</text:span><text:span text:style-name="T1505"> Бианки. </text:span><text:span text:style-name="T1507">Слёзы льются ручьями </text:span><text:span text:style-name="T1508">по её стянувшемуся и красному лицу, смывая косметику, брызгая на бледный ящеричный верх туфлей её матери… </text:span><text:span text:style-name="T1509">волосы её рас</text:span><text:span text:style-name="T1566">сыпались</text:span><text:span text:style-name="T1509"> до палубы, </text:span><text:span text:style-name="T1510">тёмные, с щепоткой семян-жемчуж</text:span><text:span text:style-name="T1511">инок. Девушка мулатка упёрлась спиной о Слотропа, </text:span><text:span text:style-name="T1512">ухватив в пригоршню его вскочивший хуй, который покрыт всего лишь чьими-то брюками </text:span><text:span text:style-name="T1567">со складками</text:span><text:span text:style-name="T1512">. Все тут типа как возбудились, Танац сидит на стойке бара, а его пока ещё не вытащенный член охватывает ртом </text:span><text:span text:style-name="T1513">один из Вендов в белых перчатках. </text:span><text:span text:style-name="T1514">Два официанта, </text:span><text:span text:style-name="T1515">опустившись коленями на палубу </text:span><text:span text:style-name="T1516">вылизывают сочные гениталии блондинки </text:span><text:span text:style-name="T1517">в винном бархатном платье, </text:span><text:span text:style-name="T1518">которая тем временем страстно ёлзает языком </text:span><text:span text:style-name="T1519">по высоким сияющим Французским каблукам пожилой дамы в лимонной органзе </text:span><text:span text:style-name="T1520">занятой застегиванием серебряных наручников с войлочным подбоем на своём спутнике, майоре Югославской артиллерии в парадной форме, </text:span><text:span text:style-name="T1521">что стоит на коленях, уткнув нос и язык между исхлёстанных ягодиц </text:span><text:span text:style-name="T1522">длинноногой </text:span><text:span text:style-name="T1521">балерины из Парижа, </text:span><text:span text:style-name="T1522">которая придерживает своё платье для него покорными кончиками пальцев, </text:span><text:span text:style-name="T1523">а её подружка, высокая Шведская разведёнка в кожаном корсете плотной вязки </text:span><text:span text:style-name="T1524">и в чёрных Русских сапогах, расстёгивает верх её платья и </text:span><text:span text:style-name="T1525">изощрённо </text:span><text:span text:style-name="T1524">начинает </text:span><text:span text:style-name="T1525">сечь </text:span><text:span text:style-name="T1526">её оголённые груди </text:span><text:span text:style-name="T1527">стеблями полдюжины роз, </text:span><text:span text:style-name="T1528">красных, как капельки пробившейся крови, что скоро начинают скапывать с её затверделых сосков </text:span><text:span text:style-name="T1529">в жадный рот второго Ве</text:span><text:span text:style-name="T1530">н</text:span><text:span text:style-name="T1529">да</text:span><text:span text:style-name="T1521">, </text:span><text:span text:style-name="T1530">которого дрочит удалившийся от дел Голландский банкир сидя на палубе, </text:span><text:span text:style-name="T1531">туфли и носки его только что сняты парой миленьких школьниц, </text:span><text:span text:style-name="T1532">близняшек, фактически, </text:span><text:span text:style-name="T1533">в одинаковых платьях цветущей </text:span><text:span text:style-name="T1422">voile</text:span><text:span text:style-name="T1533">, </text:span><text:span text:style-name="T1534">большой палец каждой его ступни вставлен сейчас в пушистую бороздку, </text:span><text:span text:style-name="T1535">а они вытянулись поверх его ног целуя его мохнатое брюхо, симпатичные близняшные <text:s/>ягодицы приподняты принять в свои анальные отверстия хуи двух официантов, </text:span><text:span text:style-name="T1536">которые недавно, если припоминаешь, выхлёбывали ту сочную блондинку </text:span><text:span text:style-name="T1537">в бархатном платье, <text:s/>по течению реки Одер, где-то </text:span><text:span text:style-name="T1549">ещё </text:span><text:span text:style-name="T1537">там….</text:span></text:p>
      <text:p text:style-name="P481"><text:span text:style-name="T1537">Ч</text:span><text:span text:style-name="T1423">то касается Слотропа, он кончает тем, </text:span><text:span text:style-name="T1538">что кончает между трепещущих грудей девушки из Вены </text:span><text:span text:style-name="T1539">с волосами цвета шкуры львицы </text:span><text:span text:style-name="T1540">и изумрудными глазами с ресницами пушистыми как мех, </text:span><text:span text:style-name="T1541">его сперва всплёскивает до ямки на её выгнутом горле и между всех алмазов её колье, </text:span><text:span text:style-name="T1542">горящих из дали времён сквозь дымку его семени—и такое ощущение, во всяком случае, будто все кончили вместе, хотя как может такое быть?</text:span><text:span text:style-name="T1540"> </text:span><text:span text:style-name="T1543">Он всё же подмечает, что не участвовал </text:span><text:span text:style-name="T1544">похоже</text:span><text:span text:style-name="T1543">, помимо Энтони и Стефании, <text:s/>лишь </text:span><text:span text:style-name="T1544">Японский представитель, </text:span><text:span text:style-name="T1545">сидевший в одиночестве, на верхней палубе, наблюдая. </text:span><text:span text:style-name="T1546">Не мастурбируя или чего-то ещё, а просто наблюдая, наблюдая реку, ночь…. </text:span><text:span text:style-name="T1547">ну, их трудно раскусить, сам знаешь, этих Япо</text:span><text:span text:style-name="T1548">ш</text:span><text:span text:style-name="T1547">ек.</text:span></text:p>
      <text:p text:style-name="P482"><text:span text:style-name="T1480">П</text:span><text:span text:style-name="T1423">роисходит общий отвал от отверстий чуть погодя, выпивка, приём наркотитков и болтовня возобновляются и многие начинают брести прочь </text:span><text:span text:style-name="T1551">поспать. Тут и там остаются подзадержавшиеся парочки и троечки. </text:span><text:span text:style-name="T1552">Саксофонист саксофона-тенора</text:span><text:span text:style-name="T1423"> <text:s/></text:span><text:span text:style-name="T1552">вставил раструб своего инструмента между ляжек матроны смпатичного вида в солнцезащитных очках, да, солнцезащитные очки среди ночи, Слотроп тут угодил в довольно дегенеративную компанию </text:span><text:span text:style-name="T1553">это точно</text:span><text:span text:style-name="T1457">—</text:span><text:span text:style-name="T1553">саксофонист наяривает «</text:span><text:span text:style-name="T1554">Чатануга Чу Чу» </text:span><text:span text:style-name="T1555">и эти вибрации заводят её </text:span><text:span text:style-name="T1556">просто </text:span><text:span text:style-name="T1555">без предела. </text:span><text:span text:style-name="T1557">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крашеного собольего пальто. </text:span><text:span text:style-name="T1558">Черногорскую графиню ебут одновременно в шиньон и в пуп пара восьмидесятилетних ветеранов в одних только сапогах и при этом ведут своего рода обмен техническими замечаниями, что смахивают на церковную Латынь.</text:span></text:p>
      <text:p text:style-name="P482"><text:span text:style-name="T1559">До восхода ещё несколько часов, солнце ещ</text:span><text:span text:style-name="T1560">ё</text:span><text:span text:style-name="T1559"> внизу, за </text:span><text:span text:style-name="T1560">непостижимыми н</text:span><text:span text:style-name="T1559">изинными равнинами </text:span><text:span text:style-name="T1560">Росии. </text:span><text:span text:style-name="T1561">Туман сползается и моторы сбавляют ход. </text:span><text:span text:style-name="T1562">Затону</text:span><text:span text:style-name="T1563">в</text:span><text:span text:style-name="T1562">шие обломки </text:span><text:span text:style-name="T1563">проскальзывают под килем белого корабля. Трупы с весны застрявшие в обломках колышутся и поворачиваются </text:span><text:soft-page-break/><text:span text:style-name="T1563">когда </text:span><text:span text:style-name="T1441">Анубис</text:span><text:span text:style-name="T1563"> проплывает сверху. </text:span><text:span text:style-name="T1564">Под бушпритом, золочёный шакал, единственное существо на борту, которому дано видеть сквозь туман, </text:span><text:span text:style-name="T1565">уставился вперёд, вниз по реке, к Свинемюнде.</text:span></text:p>
      <text:p text:style-name="P467"><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483">Слотропу тут приснился Ландадно, где он провёл дождливый отпуск <text:span text:style-name="T1568">однажды накачиваясь горьким с дочкой буксирного шкипера. Также где Льюис Кэрол написал </text:span><text:span text:style-name="T90">Алиса в Стране Чудес</text:span><text:span text:style-name="T1568">. Поэтому и поставили памятник Белому Кролику в Ландадно. Белый Кролик вёл серьёзный и решающий разговор со Слотропом, но по пути к пробуждению он забыл его, как обычно. Он лежит уставясь на валы и подшипники над головой, коленчатые трубы в азбесто-изоляции, трубопроводы, датчики, баки, пульты управления, фланцы, муфты, задвижки, и на всё их гущу тени. Тут чертовски шумно. Солнечный свет проникает через люки и должно означать, что уже утро. Теперь уголком глаза он улавливает промельк красного. </text:span></text:p>
      <text:p text:style-name="P255">– <text:span text:style-name="T1569">Ты не должен говорить Маргрете. Пожалуйста.</text:span>– <text:span text:style-name="T1570">Это Бианка. Её волосы распущены до бёдер, щёки размазаны, глаза горят.</text:span>– <text:span text:style-name="T1571">Она убьёт меня.</text:span></text:p>
      <text:p text:style-name="P256">– <text:span text:style-name="T1572">Который час?</text:span></text:p>
      <text:p text:style-name="P256">– <text:span text:style-name="T1572">Солнце взошло давным-давно. Зачем тебе время?</text:span></text:p>
      <text:p text:style-name="P484">Зачем время. Хмм. Может ещё поспать, тут. «Твоя мать на тебя злится или что?»</text:p>
      <text:p text:style-name="P257">– <text:span text:style-name="T1573">О, она просто с ума сошла, только что обвинила меня в любовной связи с Танацем. </text:span><text:span text:style-name="T91">Сума</text:span><text:span text:style-name="T1573">сшествие, конечно мы добрые </text:span><text:span text:style-name="T91">друзья</text:span><text:span text:style-name="T1573">, но и только… если б она хоть </text:span><text:span text:style-name="T91">чуть-чуть</text:span><text:span text:style-name="T1573"> уделяла мне внимание, то знала бы.</text:span></text:p>
      <text:p text:style-name="P258">– <text:span text:style-name="T1574">Она уж точно уделила там внимание твоей заднице, детка.</text:span></text:p>
      <text:p text:style-name="P259">– <text:span text:style-name="T1574"><text:s/>Ой-о-ёй,</text:span>– <text:span text:style-name="T1575">приподнимая своё платье, оборачиваясь так, чтобы следить за Слотропом через плечо.</text:span>– <text:span text:style-name="T1576">Я до сих пор </text:span><text:span text:style-name="T92">чувствую</text:span><text:span text:style-name="T1576">. Следы остались?</text:span></text:p>
      <text:p text:style-name="P260">– <text:span text:style-name="T1577">Тебе придётся подойти поближе.</text:span></text:p>
      <text:p text:style-name="P485">Она движется к нему, улыбаясь, вытягивая ступню на каждый шаг. «<text:span text:style-name="T1578">Я смотрела как ты спишь. Ты очень симпатичный, знаешь. Мать ещё говорила, что ты жестокий».</text:span></text:p>
      <text:p text:style-name="P261">– <text:span text:style-name="T1579">А вот посмотри,</text:span>– <text:span text:style-name="T1579">он склоняется мягко укусить в одну из щёк её зада. Она выкручивается, но не отходит.</text:span></text:p>
      <text:p text:style-name="P262">– <text:span text:style-name="T1580">Мм. Тут этот зиппер, ты бы…</text:span>– <text:span text:style-name="T1581">Она поёживается, вертится пока он расстёгивает её, красная тафта соскальзывает вниз и в сторону, и ясное дело там один или два лавандовых подтёка начинают проступать на её заднице, безукоризненной формы, гладкой словно сливки. При всём её малолетстве, она ещё затянута и в крохотный чёрный корсет, что стягивает её талию до диаметра бутылки бренди и толкает юные грудки вверх маленькими белыми полумесяцами. Атласные подвязки украшенные замысловато порнографической вышивкой спускаются по каждой ляжке удержив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text:s/>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шепчутся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глотая, бренчит стоном, когда он стискивает её волосы, выкручивает… она знает о нём всё наперёд. Знает точный момент когда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ется </text:span><text:soft-page-break/><text:span text:style-name="T1581">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острённые кончики пальцев затем движутся вниз медленно, заставляя его дожидаться, вниз по атласу, по всем блестящим крючочкам и кружеву, к её ляжкам. Затем её лицо, округлое младенческой пухлостью, огромные оттенённые ночью глаза устремляются вниз, когда, сгибая колени, она направляет его член в себя и опускается медленно, мучительно пока <text:s/>он заполняет её, натягивает полностью….</text:span></text:p>
      <text:p text:style-name="P486">Тут что-то, э, типа <text:span text:style-name="T11">забавное</text:span> тут происходит. <text:span text:style-name="T1582">Не то чтобы Слотропу это сейчас доходит, пока всё продолжается—уже попозже ему дойдёт, что он был—возможно это странно прозвучит, но он был как-то, в самом деле, </text:span><text:span text:style-name="T93">внутри его собственного хуя</text:span><text:span text:style-name="T1582">. Если вам под силу такое представить. Да, внутри главенствующего органа полностью,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готов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текущих вверх вокруг него. Он заточён. Всё вот-вот кончит, кончит невероятно, а он беспомощен тут в этой взрывной героической </text:span><text:span text:style-name="T93">вылазке…</text:span><text:span text:style-name="T1582"> красная плоть отдаёт эхом… необычайное ощущение </text:span><text:span text:style-name="T93">ожидания взлёта</text:span><text:span text:style-name="T1582">….</text:span></text:p>
      <text:p text:style-name="P487">Она спешит, его прелестная наездница, <text:span text:style-name="T1583">запрокинув лицо, трепеща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text:span></text:p>
      <text:p text:style-name="P488">Где-то в их за<text:span text:style-name="T1584">мершем</text:span> лежании <text:span text:style-name="T1584">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он сейчас заплачет.</text:span></text:p>
      <text:p text:style-name="P489">Они в объятиях друг друга. Она говорила, что им нужно скрыться.</text:p>
      <text:p text:style-name="P263">– <text:span text:style-name="T1585">Конечно, только нужно выбрать момент, чтобы где-то сойти. Свинемюнде, или ещё где.</text:span></text:p>
      <text:p text:style-name="P264">– <text:span text:style-name="T1586">Нет. Мы можем скрыться. Я ребёнок, я умею прятаться. Я и тебя могу спрятать.</text:span></text:p>
      <text:p text:style-name="P490"><text:span text:style-name="T1587">Он знает, что о</text:span>на может. <text:span text:style-name="T1587">Он знает. Прямо здесь, прямо сейчас, под косметикой и прихотливым нижним, она </text:span><text:span text:style-name="T94">есть</text:span><text:span text:style-name="T1587">, любовь, невидимость…. Для Слотропа это немалое открытие. </text:span></text:p>
      <text:p text:style-name="P491">Но её руки зашевелились у него на шее, <text:span text:style-name="T1588">встревоженно. И есть от чего. Конечно, он тут побудет, но в итоге уйдёт, и оттого его нужно причислить, в конце концов, к <text:s/>безвести пропавшим в Зоне. Посох Папы Римского так навсегда и останется бесплодным, подобно нерасцветшему хую Слотропа.</text:span></text:p>
      <text:p text:style-name="P492">Поэтому, когда он выпутывается, то делает это нелепо. <text:span text:style-name="T1589">Он сотворяет формальности отправления, прививки от забывчивости, визы на выезд со штампами любовных укусов… но о возвращении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прикосновения их взглядов уже оставлен позади….</text:span></text:p>
      <text:p text:style-name="P493">Одна, коленями на крашеной стали, <text:span text:style-name="T1590">как и мать её знает она, что ужас придёт в разгаре дня. И как и Маргреты, худшие из её видений в чёрно-белом. Каждый день она чувствует приближение к самому краю чего-то. Ей часто снится одно и то же путешествие: поездка на поезде, между двумя прославленными городами, освещённая той же перламутровой морщинистостью, что в фильмах предполагает дождь за окном, В Пульмановском вагоне, диктуя свою историю. Она чувствует себя способной наконец-то пересказать о личном ужасе, передать всё ясно, сделать понятным для других. Это может удержать, не дать ей ступить за грань, в серебристо-солёную </text:span><text:soft-page-break/><text:span text:style-name="T1590">тьму смыкающуюся с тяжкой замедленностью на кайме её сознания… когда она выныривала из окраин себя, в тёмных комнатах её же неопознанные волосы неясно вырисовывались как присутствие…. В её рухнувших башнях теперь её колокола бьют в набат под ветром. Истрёпанные верёвки болтаются или хлещут где её коричневые капюшоны больше не проскальзывают над камнем. Ветер её не даёт даже пыли приблизиться. Вокруг старый свет дня: поздний, холодный. Ужас самый яркий послеполуденный час… паруса в море слишком крохотны и далеки, чтобы что-нибудь значить… вода слишком стальна и холодна…. </text:span></text:p>
      <text:p text:style-name="P494">Её <text:span text:style-name="T1591">взгляд</text:span> сейчас<text:span text:style-name="T242">—</text:span>эт<text:span text:style-name="T1591">и</text:span> <text:span text:style-name="T1591">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крошащейся колонии, тощих затуманенных цилиндров на бензоколонках, жестяных щитов Мокси васильковых и горько-сладких как и привкус, пристыдить состарившиеся бока амбаров, на них оглядываются проверить сколько Прошлых раз в зеркале заднего вида, все из которых слишком внутри металла и сгорания, уделяя планам на день больше истинности, чем чему-то могущему <text:s/>нежданно приключиться, по Закону Мёрфи, возможно принося спасение…. Теряются, снова и снова, мимо бедного Бекета затопленного из-за размытой дамбы, вверх и вниз по коричневым как колея склонам, мехграбли ржавеющие <text:s/>дни напролёт, серо-лиловое небо, тёмноя как жёванная резинка, туман начинающий чертить тире в воздухе, целя к востоку, четверть, полдюйма… она взглянула на него один раз, конечно он ещё помнит, от конца стойки в обеденной забегаловке, дым гриля накладывался на окна терпеливо напротив дождя для клетчатой, нахохленной, протекающей пригоршни пространства внутри, от музыкального автомата скорое мигание в блеянии тромбона, флейты и кларнеты рассаживают ноты свинга в самое оно между тишью средней точки и следующим битом, </text:span><text:span text:style-name="T95">па</text:span><text:span text:style-name="T1591"> (хм), <text:s/></text:span><text:span text:style-name="T95">па</text:span><text:span text:style-name="T1591"> (хм), </text:span><text:span text:style-name="T95">па</text:span><text:span text:style-name="T1591"> до того в самое оно, что явно же чуть забегает, но </text:span><text:span text:style-name="T95">чувствовалось</text:span><text:span text:style-name="T1591"> будто отстаёт, вы оба на разных концах стойки это чувствовали, чувствовали, что ваш возраст заносит вас в новый вид времени, которое может позволить пропустить остальное,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скошенную каменистость, зелёную и сложенную по вязам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у </text:span><text:span text:style-name="T95">её</text:span><text:span text:style-name="T1591"> обочины дороги…. </text:span></text:p>
      <text:p text:style-name="P495">Покинула Слотропа с его городскими рефлексами <text:span text:style-name="T1592">и </text:span>в его носках Гарвардской команды<text:span text:style-name="T242">—на обоих оказались красные круги наручников, кандалы из комиксов (хотя та книга комиксов не покупалась, случайна найдена в почти наступившей ночи одним из попрыгунчиков на песчаной отмели в Беркшире. Имя героя—или существа—Диск Солнечных Часов. Картинки никогда не заключали его—или это—настольк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делал дела, которые вообще никому не понять).</text:span></text:p>
      <text:p text:style-name="P496">Отдалены, да эти хорошенько отдалены. Ещё как. <text:span text:style-name="T1593">Чересчур вблизи и становится больно возвращать её. Но существует эта зацикленность на Эвридике, это </text:span><text:span text:style-name="T96">возвращение её обратно из</text:span><text:span text:style-name="T1593">… хотя насколько легче было бы просто оставить её там, в зловонном карбиде и канареечном супе дыхания и выйти и утешиться настолько, чтоб <text:s/>тратиться <text:s/>лишь на сносный дубликат—«Зачем выводить её обратно? Зачем стараться? Тут разница всего лишь между реальной крышкой гроба и той, что ты для Них чертишь». Нет. Как может он поверить в это? Им только и надо, чтоб он в это поверил, но как он может? Разницы нет между крышкой гроба и её изображением, всё верно, их вся экономика основана на этом… но она должна быть больше, чем просто изображением, чем продуктом, чем обещанием оплаты….</text:span></text:p>
      <text:p text:style-name="P497"><text:soft-page-break/>Из всех её предполагаемых отцов<text:span text:style-name="T242">—</text:span>Макс Шлепциг и массовка в масках <text:span text:style-name="T1594">с одной стороны стрекочущей плёнки, Франц Пёклер и наверняка другие пары рук трудящихся через материал штанов, на том сеансе </text:span><text:span text:style-name="T97">Alpdrücken</text:span><text:span text:style-name="T1594">, с другой—Бианка ближе всего, в этот последний момент возможности под палубами тут за спиной того хищного шакала, ближе всего к тебе, пришедшему в слепящем цвете, сутулящемуся на своём сиденье, ни разу не угрожаемому ни по прямой линии, ни по диагонали за весь вечер, ты, чья отлучённость от водно-белой любви её матери абсолютна, ты, один, говорящий </text:span><text:span text:style-name="T97">знаю я их, </text:span><text:span text:style-name="T1595">пропущен</text:span><text:span text:style-name="T98">, </text:span><text:span text:style-name="T1596">хихикающий</text:span><text:span text:style-name="T99"> так и меня зачтите</text:span><text:span text:style-name="T1596">, не можешь, прикидывающий </text:span><text:span text:style-name="T99">возможно какая-нибудь проститутка</text:span><text:span text:style-name="T1596">… Она выбирает тебя, из всех. Ты никогда её не увидишь. Так что кто-то должен был тебе сказать. </text:span></text:p>
      <text:p text:style-name="P498"><draw:frame draw:style-name="fr1" draw:name="Image6" text:anchor-type="paragraph" svg:width="6.9252in" svg:height="0.3661in" draw:z-index="5"><draw:image xlink:href="Pictures/1000000000000B720000009B428C9716555D8079.png" xlink:type="simple" xlink:show="embed" xlink:actuate="onLoad" loext:mime-type="image/png"/></draw:frame><text:s/><text:span text:style-name="T1597">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ского Японского флота.</text:span></text:p>
      <text:p text:style-name="P265">– <text:span text:style-name="T1598">А и я...</text:span>– <text:span text:style-name="T1598">с чего это Слотроп заговорил с ковбойской оттяжкой?</text:span>– <text:span text:style-name="T1598">видал тя как смотришь… </text:span><text:span text:style-name="T100">прошлой ночью</text:span><text:span text:style-name="T1598">, мистер….</text:span></text:p>
      <text:p text:style-name="P265">– <text:span text:style-name="T1598">Вы думаете, что я вуайер. Да, думаете. Но это не так. Меня не возбуждает, хочу сказать. Но когда смотрю на людей, мне нетак одиноко.</text:span></text:p>
      <text:p text:style-name="P266">– <text:span text:style-name="T1599">Ну, лады, мичман… дак чё тада ты… не присодиняисся? </text:span><text:span text:style-name="T102">Они</text:span><text:span text:style-name="T1599"> всегда рады… в компании.</text:span></text:p>
      <text:p text:style-name="P267">– <text:span text:style-name="T1600">О, Боже мой,</text:span>– <text:span text:style-name="T1600">лучится одной из тех многогранных Япошных улыбок, как они умеют,</text:span>– <text:span text:style-name="T1601">тогда б мне </text:span><text:span text:style-name="T101">стало</text:span><text:span text:style-name="T1601"> ещё тоскливее.</text:span></text:p>
      <text:p text:style-name="P499">Столы и стулья расставлены под оранжево-красными полосами тента на корме <text:span text:style-name="T1602">Слотроп и Моритури наверху почти одни,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text:span></text:p>
      <text:p text:style-name="P500">Стюарт приносит кофе, сливки, кашу и свежие апельсины. <text:span text:style-name="T1603">Слотроп взглядывает на кашу с сомнением. «Я буду»,– Моритури ухватывает тарелку.</text:span></text:p>
      <text:p text:style-name="P268">– <text:span text:style-name="T1604">О, конечно,</text:span>– <text:span text:style-name="T1604">Слотроп теперь замечает какие у этого Йипа широкие усы,</text:span>– <text:span text:style-name="T1605">Ага, ага. Я тя вычислил. Кашелюб! Стыдоба. Скрытый Англофил</text:span>—<text:span text:style-name="T1606">вон как краснеешь.</text:span>– <text:span text:style-name="T1607">Показывает пальцем и орёт ха, ха, ха.</text:span></text:p>
      <text:p text:style-name="P269">– <text:span text:style-name="T1608">Ты меня раскрыл. Да, да. Шесть лет я был не за тех.</text:span></text:p>
      <text:p text:style-name="P270">– <text:span text:style-name="T1609">Ни разу не пробовал переметнуться?</text:span></text:p>
      <text:p text:style-name="P271">– <text:span text:style-name="T1609">И узнать что вы за люди? Чёрт возьми! Что если фил поменялся бы на фоба? Что бы я делал?</text:span>– <text:span text:style-name="T1610">Он хихикает и сплёвывает апельсиновое зёрнышко за борт. Похоже он прошёл пару недель обучения в <text:s/>школе Камикадзе на той Формозе, но его отчислили. Что-то связанное с заходом на цель. «У меня просто никак не получалс хороший заход»,</text:span>– <text:span text:style-name="T1611">вздыхает он.</text:span>– «<text:span text:style-name="T1612">Так что меня снова послали сюда, через Россию и Швейцарию. На этот раз при Министерстве Пропаганды».</text:span>– <text:span text:style-name="T1613">Большую часть дня он просиживал фильмы Союзных Сил, выбирая из чего можно нарезать плёнку где Оь смотрелась бы хорошей, а противная сторона плохой.</text:span>– «<text:span text:style-name="T1614">Всё, что я знаю о Великобритании идёт от тех просмотров.</text:span></text:p>
      <text:p text:style-name="P272">– <text:span text:style-name="T1615">Похоже ты тут не один, кому Германское кино свихнуло мировосприятие.</text:span></text:p>
      <text:p text:style-name="P273">– <text:span text:style-name="T1616">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text:span></text:p>
      <text:p text:style-name="P274">– <text:span text:style-name="T1617">Какие обиды. Я и сам знаю тут творится что-то жуткое.</text:span>– <text:span text:style-name="T1618">Он рассказывает Моритури про случай в Sprudelhof и о бегстве Маргреты от привидения в чёрном.</text:span></text:p>
      <text:p text:style-name="P501"><text:soft-page-break/>Мичман кивает, угрюмо, подкручивая один ус так, что тот саблей указывает на его глаз. «<text:span text:style-name="T1619">Она не сказала <text:s/>тебе из-за чего? Чёрт, Джек, тебе лучше знать….»</text:span></text:p>
      <text:p text:style-name="P501"/>
      <text:p text:style-name="P787">Рассказ мичмана Моритури</text:p>
      <text:p text:style-name="P502">Войны знают способ опережать дни накануне своего начала. <text:span text:style-name="T1620">Оглядываясь назад замечаешь столько шума и весомости. Но у нас рефлекс забывать. Так чтобы война могла иметь большую важн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кратко, мы видим то, что нам не полагалось….</text:span></text:p>
      <text:p text:style-name="P503">Маргрету пробовали уговорить, чтоб перебралась в Голливуд. Она поехала, но неудачно. <text:span text:style-name="T1621">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Она впадала в дрёму и вскидывалась в истерике. Боялась заснуть, Боялась, что не будет знать как ей вернуться.</text:span></text:p>
      <text:p text:style-name="P504">Ролло не был слишком умён. Он хотел как лучше, но через месяц с нею почувствовал, что с него хватит. <text:span text:style-name="T1622">Вообще-то, все были удивлены, что он продержался так долго. Грета была передана Зигмунду вряд ли выздоровевшей, но без выраженного ухудшения.</text:span></text:p>
      <text:p text:style-name="P505">Проблемой с Зигмундом было место где он тогда жил, продуваемое насквозь, зубчатое безобразие над маленьким озером в Баварских Альпах. <text:span text:style-name="T1623">Часть сооружения должно быть датировалось временем падения Рима. Вот куда Зигмунд привёз её.</text:span></text:p>
      <text:p text:style-name="P506">Она где-то подцепила мысль, будто она <text:span text:style-name="T1624">отчасти</text:span> Еврейка. <text:span text:style-name="T1625">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text:span></text:p>
      <text:p text:style-name="P507">При всей психогенности <text:span text:style-name="T1626">этих болей, тиков, сыпей и тошнот, мучилась она по 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text:span text:style-name="T103">curanderos</text:span><text:span text:style-name="T1626"> спали на ковре перед камином. Ничего не помогало. Зигмунд всё больше тревожился и вскоре не меньше Маргреты готов был к галлюцинациям. Наверное именно она предложила Бад Карму. Он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text:span></text:p>
      <text:p text:style-name="P508">Где были все в то лето накануне Войны? В <text:span text:style-name="T1627">снах</text:span>. <text:span text:style-name="T1627">Курорты в то лето, лето посещения Бад Кармы мичманом Моритури, переполнялись толпами <text:s/>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Urquelle в кафе над озером в Шатровом Парке. Он был чужаком, по большей части полупьян, тупо упившийся пивом, и он едва мог разговаривать на их языке. Но то что он видел должно быть творилось по всей Германии. Преднамеренное безумие.</text:span></text:p>
      <text:p text:style-name="P509">Маргрета и Зигмунд прогуливались по тем же дорожкам в тени магнолий, <text:span text:style-name="T1628">сидели в креслах-качалках на концертах патриотической музыки… в дождь занимали себя карточной игрой в одном из публичных залов их </text:span><text:span text:style-name="T104">Kurhaus</text:span><text:span text:style-name="T1628">’а. По вечерам они смотрели фейерверки—фонтаны, пенящиеся искрами ракеты, жёр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овые веера за 50 лет до этого.</text:span></text:p>
      <text:p text:style-name="P510"><text:soft-page-break/>Когда Зигмунд впервые заметил её <text:span text:style-name="T1632">исчезновения</text:span>, или когда они стали для него выходить за рамки обычного? <text:span text:style-name="T1629">Всегда у неё находилась благовидная отговорка: медицинская процедура, случайная встреча давнего знакомого, дремота в грязевых ваннах, не замечая хода времени. Возможно этот непривычный сон и вызвал его подозрения в конце концов, из-за того, что ему пришлось вынести из-за её неусыпимости на Юге. Никак не под впечатлением историй про детей в местной газете, не тогда. Зигмунд прочитывал лишь заголовки, да и то изредка, убить время.</text:span></text:p>
      <text:p text:style-name="P511">Моритури видел их часто. <text:span text:style-name="T1630">При встречах они раскланивались, обменивались </text:span><text:span text:style-name="T105">Heil Hitler</text:span><text:span text:style-name="T1628">’ами, и мичману отпускалась пара минут для упражнени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Венецианском праздник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тоже был диковинкой не менее любопытной. Своей Европейской лощёностью все они его зачаровывали: старые дамы в белом плюмаже на их шезлонгах, ветераны Великой Войны как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скончаемое рычание углекислого газа в булькающем источнике, исходящем из раствора в большущих сотрясающихся сферах… Но Зигмунд и Маргрет очаровывали его больше всех. «Они казались такими же чуждыми там, как и я. У каждого из нас есть антенны, не так ли, опознавать своих….»</text:span></text:p>
      <text:p text:style-name="P512">Однажды до полудня, случайно, он встретил Зигмунда, одного, статуя в твиде опершись на его тросточку перед Ингаляториумом, с видом заблудившегося, некуда идти, и нет желания. <text:span text:style-name="T1631">Не сговариваясь, тогда, они начали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т, чуть не лопнул, хотя она теряла в весе. Но ему не стало смелости выяснить напрямую.</text:span></text:p>
      <text:p text:style-name="P513">Моритури, который читал газеты, для которого связь выскочила сразу <text:span text:style-name="T1633">как монстр из шипящих пузырьков в </text:span><text:span text:style-name="T106">Trinkhalle</text:span><text:span text:style-name="T1633">, но у которого не хватало слов, Немецких или каких-то ещё, рассказать Зигмунду, Моритури, Пивной Мичман, начал следить за ней. Она никогда не оглядывалась, но знала, что он тут. На еженедельном балу в Kursaal, он ощутил, впервые, отчуждённость разъединившую их всех. Маргрета, глаза, которые он привык видеть скрытыми стеклом противосолнечных очков, теперь обнажённые, жутко горели, не отрываясь и на миг от него. Оркестр <text:s/>Kursaal’а играл номера из </text:span><text:span text:style-name="T106">Весёлой Вдовы</text:span><text:span text:style-name="T1633"> и </text:span><text:span text:style-name="T106">Тайн Сюзанны</text:span><text:span text:style-name="T1633">, старомодная музыка, и всё же, когда её отрывки нашли его годами позже на улице, по радио, они тут же вернули неописуемый вкус той ночи, они втроём на краю глубины, которую никому <text:s/>не измерить… некая прощальная миниатюра Европейских тридцатых, которых он никогда не знал… а ещё та, что для него определённая комната, салон во второй половине дня: худощавые девушки в платьях, тушь вокруг всех их глаз, мужчины с лицами побритыми так гладко, учтивость кинозвёзд… тут уже не опереточная, а бальная музыка, усложнённая, баюкающая, чуть «осовременена», элегантно вплетая новомодные музыкальные фразы… комната наверху, заглядывает предвечерний свет солнца, глубокие ковры, голоса не произносящие ничего тяжёлого, ничего сложного, улыбки так </text:span><text:soft-page-break/><text:span text:style-name="T1633">понимающи и снисходительны. Он проснулся в то утро в мягкой постели, он предвкушает вечер в кабаре с танцами под популярные песни любви исполняемые именно в этом манерном изысканном стиле. Его послеполуденный салон с его скрытыми слезами, с дымом, с осторожной страстью, был промежуточной станцией между удобным утром и комфортной ночью: это была Европа, это был задымленный городской страх смерти и, всего опаснее, это были поддающиеся прочтению глаза Маргреты, оставшиеся без ответа в <text:s/>Kursaal, чёрные глаза среди той гущи драгоценностей и кивающих генералов, с рыком от Brodelbrunnen за дверями, заполняющим паузы в музыке как машины, что вскоре заполнят небо. </text:span></text:p>
      <text:p text:style-name="P514">На следующий вечер, Моритури следил за ней в последний раз. <text:span text:style-name="T1634">Вдоль застарелых троп, под привычные деревья, мимо пруда с Германскими золотыми рыбками, что напоминал ему о доме, через площадки для гольфа, где последний белоусый игроки дня пробивались через тенёта и ловушки их клюшконосцы в аллегорической постойке смирно в сиянии заката, вязки клюшек Фашистским силуэтом….Сумерки опустились на Бад Карму в тот вечер горячечно бледные: горизонт Библейской катастрофой. Маргрет была одета во всё чёрное, шляпа с вуалью покрывала почти все её волосы, сумка переброшена на длинном ремешке через плечо. Пока выбор пункта назначения сбегался в один, пока Моритури впутывался в силки, которые ночь начинала набрасывать на него, пророчество заполнило его словно речной ветер: где бывала она при своих исчезновениях, как дети из тех заголовков были—</text:span></text:p>
      <text:p text:style-name="P515">Они вышли на край прудка чёрной грязи: <text:span text:style-name="T1635">это подземное присутствие, древнее как Земля, отчасти замкнутое там на Курорте и в имени данном…. Жертвой должен стать мальчик задержавшийся, когда все ушли. Волосами его был холодный снег. Моритури мог слышать лишь обрывки сказанного ими. Мальчик поначалу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text:s/>мог двигаться, хотя он не хотел. Наверняка они повторяли этот прерванное действо из более раннего времени….</text:span></text:p>
      <text:p text:style-name="P516">Её голос начал повышаться, <text:span text:style-name="T1636">а у</text:span> мальчик<text:span text:style-name="T1636">а</text:span> дрожа<text:span text:style-name="T1636">ть. «Ты был в изгнании слишком долго». Это прозвучало хлопком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text:span></text:p>
      <text:p text:style-name="P275">– <text:span text:style-name="T1637">Но...</text:span>– <text:span text:style-name="T1637">однако под конец поднимаясь, в дерзком вопросе.</text:span></text:p>
      <text:p text:style-name="P276">– <text:span text:style-name="T1638">Ты знаешь кто я, тоже. Мой дом есть формой Света,</text:span>– <text:span text:style-name="T1639">переходя теперь в бурлеск, с усиленным Еврейским акцентом, актёрски фальшивым,</text:span>–<text:span text:style-name="T1639"> я обхожу весь народ <text:s/>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text:span>—</text:p>
      <text:p text:style-name="P276">– <text:span text:style-name="T107">Нет…</text:span></text:p>
      <text:p text:style-name="P517"><text:span text:style-name="T1640">Т</text:span>ак что мичман Моритури совершил единственный за свою карьеру акт героизма. Он даже не отмечен в его <text:span text:style-name="T1641">деле. Она схватила упирающегося мальчика, одна рука в перчатке между его ног. Моритури бросился вперёд. Какой-то миг они раскачивались сплетённой группой. Серая Нацистская статуя: могла бы называться «Семья». Никакой Греческой неподвижности: нет, они </text:span><text:span text:style-name="T108">шевелились</text:span><text:span text:style-name="T1641">. Речь шла не о бессмертности. В этом-то и отличие. Ограниченность существования, ничто не длится за пределы восприятия—никакой передачи последующим поколениям. Обречена, как происшествие с д’Анунцио в Фиоме, как сам Рейх, как бедное создание, от которой мальчик теперь вырвался и убежал в сгустившийся вечер.</text:span></text:p>
      <text:p text:style-name="P518">Маргрета рухнула <text:span text:style-name="T1642">у края широко разлившейся тьмы. </text:span><text:s/><text:span text:style-name="T1643">Моритури стоял рядом на коленях, пока она плакала. Это было ужасно. То, что привело его туда, что поняло и вмешалось так автоматически, теперь уснуло снова. Его рефлективное, его языковое, должностное и </text:span><text:soft-page-break/><text:span text:style-name="T1643">униформированное «я» вновь обрело свои права. Дрожа стоял он на коленях, в большем испуге, чем за всю свою жизнь. Она вела при их возвращении на Курорт.</text:span></text:p>
      <text:p text:style-name="P519">Она и Зигмунд оставили Бад Карму в ту же ночь. <text:span text:style-name="T1644">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Мне самому и в голову не пришло обратиться. Сердцем, я понимал, что она убивала. Можете меня осуждать за это. Но мне было ясно на что я бы её отдал, и всё кончилось бы так же, в официальном заключении, или как есть, понимаете». Следующим днём было 1-е сентября. У детей уже не осталось возможности загадочно исчезать.</text:span></text:p>
      <text:p text:style-name="P519"/>
      <text:p text:style-name="P520">День потемнел. <text:span text:style-name="T1645">Дождь заплёвывает под тент. Тарелка с кашей так и осталасьнетронутой перед Моритури. Слотроп обливается потом глядя на остатки апельсина. «Послушай»,– озарило вдруг его пытливый ум,– «что же с Бианкой, теперь? Она в безопасности с той Гретой, как думаешь?»</text:span></text:p>
      <text:p text:style-name="P521">Почёсывая свои боьшущие усы: «Что ты имеешь ввиду? Ты спрашиваешь, можно ли её спасти?»</text:p>
      <text:p text:style-name="P277">– <text:span text:style-name="T1646">О, чик-трак, старый Йип, брось</text:span>—</text:p>
      <text:p text:style-name="P278">– <text:span text:style-name="T1647">Слушай, от чего можешь </text:span><text:span text:style-name="T109">ты</text:span><text:span text:style-name="T1647"> спасти её?</text:span>– <text:span text:style-name="T1648">Пытливый взгляд лишает Слотропа равновесия. Дождь теперь барабанит по тенту, проливаясь ясным кружевом по краям.</text:span></text:p>
      <text:p text:style-name="P279">– <text:span text:style-name="T1649">Но погоди-ка. Та женщина вчера, в том Sprudelhof—</text:span></text:p>
      <text:p text:style-name="P280">– <text:span text:style-name="T1650">Да. И помни, Грета тоже видела как ты вылез из реки. Теперь подумай про весь фольклёр среди этих людей на тему радиоактивности</text:span>—<text:span text:style-name="T1651">у этих кочевников по курортам, сезон за сезоном. Это же благодать. Это святые воды Лурда. Эта загадочная радиация, что лечит столько всякой всячины</text:span>—<text:span text:style-name="T1652">вдруг это </text:span><text:span text:style-name="T110">предельное</text:span><text:span text:style-name="T1652"> исцеление?</text:span></text:p>
      <text:p text:style-name="P281">– <text:span text:style-name="T1653">Э...</text:span></text:p>
      <text:p text:style-name="P282">– <text:span text:style-name="T1653">Я посмотрел на её лицо, когда ты поднимался на борт. Я был с ней на краю одной из радиоактивных ночей. Я знаю что она увидела на этот раз. Одного из тех детей</text:span>—<text:span text:style-name="T1654">сохранён, вскормлен грязью, радием, рос выше и сильнее, пок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text:s/>невесту, царицу, дочь. И мать. Матерински заботливую, как укрывающая грязь и мерцающая урановая смолка</text:span>—</text:p>
      <text:p text:style-name="P522">Почти над самой головой, <text:span text:style-name="T1655">гром вдруг рвётся слепящим яйцом грохота. Где-то внутри взрыва, Слотроп пробормотал: « Брось дурить».</text:span></text:p>
      <text:p text:style-name="P283">– <text:span text:style-name="T1656">Хочешь рискнуть и убедиться?</text:span></text:p>
      <text:p text:style-name="P523">Кто это вообще, а, ну, конечно, это мичман Япошка <text:span text:style-name="T1657">так вот уставился на меня. Но где руки Бианки, её беззащитный рот…. «Ладно, через пару дней мы будем в Свинемюнде, так?»– болтаешь, чтоб удержаться от—так вылазь уже из-за стола, ты, жопа—</text:span></text:p>
      <text:p text:style-name="P284">– <text:span text:style-name="T1658">Мы так и будем всё просто двигаться, только и всего. В конце не имеет значения.</text:span></text:p>
      <text:p text:style-name="P284">– <text:span text:style-name="T1658">Послушай, у тебя ведь дети, как можешь такое говорить? Это всё ,что ты хочешь «просто двигаться»?</text:span></text:p>
      <text:p text:style-name="P285">– <text:span text:style-name="T1659">Я хочу, чтобы война на Тихом океане закончилась и я смог бы вернуться домой. Сейчас сезон сливовых дождей, Бай-у, когда все сливы созревают. Я только хочу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по своим размерам, достаточно велик для городских развлечений, достаточно для безмятежности нужной человеку. Но эти люди не возвращаются, они покидают свои дома, понимаешь—</text:span></text:p>
      <text:p text:style-name="P524">Но один из тех узлов крепящих <text:span text:style-name="T1660">отягчённый дождём </text:span>тент <text:span text:style-name="T1660">к его раме </text:span>подался, <text:span text:style-name="T1661">белая бечёвка развязывается торопливо, хлеща кругами по дождю. Тент провисает воронкой, сливая дождевую воду на Слотропа и Моритури, и они убегают на нижние палубы.</text:span></text:p>
      <text:p text:style-name="P525">Они разделяются в толпе недавно поднявшихся гуляк. <text:span text:style-name="T1662">В голове Слотропа теперь нет ничего кроме мысли найти Бианку. В конце прохода за роем пустых лиц он различает Стефанию в </text:span><text:soft-page-break/><text:span text:style-name="T1662">белом джемпере и брюках, 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ающее всех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span></text:p>
      <text:p text:style-name="P286">– <text:span text:style-name="T1663">Можете прикидываться душой праздника,</text:span>–<text:span text:style-name="T1663"> приветствует его Стефания,</text:span>–<text:span text:style-name="T1663"> но меня не проведёшь. Под этой развесёлой маской лицо Ионы.</text:span></text:p>
      <text:p text:style-name="P286">– <text:span text:style-name="T1664">Это вы, э, про, э</text:span>—</text:p>
      <text:p text:style-name="P286">– <text:span text:style-name="T1664">Это я про Маргрету. Она заперлась в туалете. В истерике. Никто не может выманить её.</text:span></text:p>
      <text:p text:style-name="P287">– <text:span text:style-name="T1665">И я вам нужен. Как насчёт Танаца?</text:span></text:p>
      <text:p text:style-name="P288">– <text:span text:style-name="T1666">Танац исчез, и Бианка тоже.</text:span></text:p>
      <text:p text:style-name="P289">– <text:span text:style-name="T1667">О, блядь.</text:span></text:p>
      <text:p text:style-name="P289">– <text:span text:style-name="T1667">Маргрета думает вы с ней убежали.</text:span></text:p>
      <text:p text:style-name="P290">– <text:span text:style-name="T1668">Не я.</text:span>– <text:span text:style-name="T1668">Он вкраце передаёт повесть мичмана Моритури. Часть её пыла, напористости, улеглась. Она прикусывает ноготь.</text:span></text:p>
      <text:p text:style-name="P291">– <text:span text:style-name="T1669">Да, ходили слухи. Зигмунд, перед тем как пропал, делал намёки расщекотать любопытство в людях, но без деталей. В своём обычном стиле. Послушайте, Слотроп. Думаете, что-то грозит Бианке?</text:span></text:p>
      <text:p text:style-name="P292">– <text:span text:style-name="T1670">Попробую разобраться.</text:span>– <text:span text:style-name="T1670">Тут его прерывает быстрый пинок в зад.</text:span></text:p>
      <text:p text:style-name="P294">– <text:span text:style-name="T1671">Не повезло тебе,</text:span>– <text:span text:style-name="T1671">крякает голос за спиной,</text:span>– <text:span text:style-name="T1672">только я, из всех кто на борту, умею читать на Нижне-Померанском.</text:span></text:p>
      <text:p text:style-name="P295">– <text:span text:style-name="T1673">Я всего лишь хоть бесплатно добраться в Свинемюнде.</text:span></text:p>
      <text:p text:style-name="P526">Но, как замечает Стефания: «Бесплатно отвозят только в одно место. Начинайте отрабатыватьь за свой проезд. <text:span text:style-name="T1674">Идите к Маргрете.</text:span></text:p>
      <text:p text:style-name="P296">– <text:span text:style-name="T1674">Вы хотите, чтобы я</text:span>—<text:span text:style-name="T1674">да, ладно.</text:span></text:p>
      <text:p text:style-name="P296">– <text:span text:style-name="T1675">Мы не хоти, чтоб что-нибудь случилось.</text:span></text:p>
      <text:p text:style-name="P527">Один из Общих Распорядков на этом судне. Ничего не должно случиться. <text:span text:style-name="T1676">Ладно, Слотроп вежливо вставляет остатки своей сигары между губ </text:span><text:span text:style-name="T111">Mme</text:span><text:span text:style-name="T1676">. Прокаловска и оставляет её попыхивать её, с кулаками в вязаных карманах джемпера.</text:span></text:p>
      <text:p text:style-name="P528">Бианки нет в машинном отделении. <text:span text:style-name="T1677">Он обходит всё в подрагивающем свете лампочек, среди масс упакованных асбестом, <text:s/>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только её платье с сего собственным семенем всё ещё на подоле… эта гремящая влажность сохранила тут. Он опускается накорточки, держа наряд, вдыхая её запах. Я ребёнок, умею прятаться и я могу спрятать тебя. «Бианка»,– зовёт он.– «Выходи».</text:span></text:p>
      <text:p text:style-name="P529">Сплотившимися у двери в туалет, находит он сортимент высокосветских бездельни<text:span text:style-name="T1686">ц</text:span> и пьян<text:span text:style-name="T1686">чуг</text:span>, <text:span text:style-name="T1678">загородивших проход вместе с россыпью бутылок и стеклодувных изделий, и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text:span></text:p>
      <text:p text:style-name="P310">– Убирайся.</text:p>
      <text:p text:style-name="P310">– Тебе не надо выходить. Просто впусти меня.</text:p>
      <text:p text:style-name="P311">– Я знаю кто ты.</text:p>
      <text:p text:style-name="P311">– Пожалуйста.</text:p>
      <text:p text:style-name="P312">– Они очень умные, подослали тебя как бедного Макса. <text:s/>Но тут ничего не выйдет.</text:p>
      <text:p text:style-name="P297">– <text:span text:style-name="T1679">Я <text:s/>больше не с Ними. Клянусь. Ты нужна мне Грета.</text:span>– <text:span text:style-name="T1680">Брехня. Для чего?</text:span></text:p>
      <text:p text:style-name="P298">– <text:span text:style-name="T1681">Они тогда убьют тебя. Убирайся.</text:span></text:p>
      <text:p text:style-name="P299">– <text:span text:style-name="T1682">Я знаю где Бианка.</text:span></text:p>
      <text:p text:style-name="P300"><text:soft-page-break/>– <text:span text:style-name="T1683">Что ты с ней сделал?</text:span></text:p>
      <text:p text:style-name="P301">– <text:span text:style-name="T1684">Просто</text:span>—<text:span text:style-name="T1684">может всё-таки впустишь?</text:span>– <text:span text:style-name="T1685">После целой минуты молчания, она всё таки открывает.</text:span>– <text:span text:style-name="T1686">Пара любителей поразвлечься пытаются тоже вломиться, но он захлопывает дверь и снова запирает. На Грете нет ничего кроме чёрной сорочки. Завитки чёрных <text:s/>волос лохматятся высоко на её ляжках. Лицо у неё белое, старое, осунувшееся.</text:span></text:p>
      <text:p text:style-name="P302">– <text:span text:style-name="T1687">Где она?</text:span></text:p>
      <text:p text:style-name="P303">– <text:span text:style-name="T1688">Прячется.</text:span></text:p>
      <text:p text:style-name="P303">– <text:span text:style-name="T1688">От меня?</text:span></text:p>
      <text:p text:style-name="P303">– <text:span text:style-name="T1688">От Них.</text:span></text:p>
      <text:p text:style-name="P530">Быстрый взгляд на него. <text:span text:style-name="T1689">Слишком много зеркал, лезвий, ножниц, огней. Слишком белых.</text:span></text:p>
      <text:p text:style-name="P304">– <text:span text:style-name="T1690">Но </text:span><text:span text:style-name="T112">ты</text:span><text:span text:style-name="T1690"> один из Них.</text:span></text:p>
      <text:p text:style-name="P305">– <text:span text:style-name="T1691">Прекрати, ты знаешь, что нет.</text:span></text:p>
      <text:p text:style-name="P305">– <text:span text:style-name="T1692">Это так. Ты поднялся из реки.</text:span></text:p>
      <text:p text:style-name="P306">– <text:span text:style-name="T1693">Ну, это потому, что я </text:span><text:span text:style-name="T113">туда</text:span><text:span text:style-name="T1693"> упал, Грета.</text:span></text:p>
      <text:p text:style-name="P307">– <text:span text:style-name="T1694">Значит Они сделали тебя.</text:span></text:p>
      <text:p text:style-name="P531">Он смотрит как она поигрывает, нервно, с прядями своих волос. <text:span text:style-name="T114">Анубис</text:span><text:span text:style-name="T1695"> начал малость покачиваться, но вызванная в нём тошнота для головы, а не для его желудка. Когда она заговаривает, тошнота начинает заполнять его: мерцающе-чёрный грязевый оползень тошноты….</text:span></text:p>
      <text:p text:style-name="P531"><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532">Мужчинам всегда было просто под<text:span text:style-name="T1696">ойти и сказа</text:span>ть ей <text:span text:style-name="T1696">кем</text:span> она должна <text:span text:style-name="T1696">быть</text:span>. <text:span text:style-name="T1697">Другие девушки её поколения вырастали спрашивая: «Кто я?» Для них это был вопрос исполненный борьбы и боли. <text:s/>Для Гретель это едва ли даже был вопрос. В ней было больше личностей, чем могла придумать что с ними делать. Некоторые из этих Гретель были всего лишь наилегчайшим наброском по поверхности—другие глубже. У многих был тот или другой невероятный дар, антигравитация, вещие сны… коматозные образы вокруг их лиц, мерцающих в воздухе: свет сам по себе по сути выплаканные слёзы, рыдание этим стилизованным способом, пока её уносит через механизированные города, метеоритные стены зависшие посреди воздуха, каждая выемка и проём пусты подобно кости, и слабеющая тень, что сияет чёрным вокруг всего… либо же удержана в изумлённых позициях, длинных платьях, бахроме и символе алхимии, вуали вьющиеся с кожаной шапочки с концентричной набивкой словно шлем велогонщика, <text:s/>потрескивающая 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text:span></text:p>
      <text:p text:style-name="P532"/>
      <text:p text:style-name="P533">В <text:span text:style-name="T11">Weisse Sandwüste von Neumexiko</text:span> она играла девушку-ковбоя. <text:span text:style-name="T1698">Е</text:span>ё <text:span text:style-name="T1698">первым делом </text:span>спросили: «Можешь ездить <text:span text:style-name="T1698">верхом?» – «Конечно»,– ответила она. В жизни не приближалась ближе, чем кюветы обочин в годы войны, ни к какой лошади, но ей нужна была работа. Когдапришёл момент сесть в седло, ей и в голову не приходило бояться зверя, что надавливал меж её ляжек. Это был Американский конь по имени Змий. Объезженный или нет, он мог унести её, даже убить. Но они скакали по экрану полные Сагиттарианского огня, Гретель и тот жеребец, иулыбка ни разу не стёрлась с её лица. </text:span></text:p>
      <text:p text:style-name="P533"/>
      <text:p text:style-name="P533"><text:span text:style-name="T1699">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text:span><text:soft-page-break/><text:span text:style-name="T1699">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держа его, до утра. </text:span></text:p>
      <text:p text:style-name="P308">– <text:span text:style-name="T1700">Расскажи мне как там у вас?</text:span>– <text:span text:style-name="T1700">Что разбудило её? Топот ботинок на улице, ранний паровой экскаватор. Она едва слышала её усталый шепоток.</text:span></text:p>
      <text:p text:style-name="P534">Труп отвечает: «Мы живём очень далеко <text:span text:style-name="T1701">под чёрной грязью. Добираться несколько дней». Хотя <text:s/>не получалось двигать его руками так же легко как у куклы, она могла заставить его говорить и думать в точности так, как ей хотелось.</text:span></text:p>
      <text:p text:style-name="P535">На миг она задумалась<text:span text:style-name="T242">—</text:span>не <text:span text:style-name="T1702">совсем </text:span>словами<text:span text:style-name="T242">—не так ли точно чувствует её податливое сознание под пальцами Тех, кто…</text:span></text:p>
      <text:p text:style-name="P309">– <text:span text:style-name="T1703">Мм, там внизу уютно. Время отвремени можешь разобрать что-то от Них</text:span>—<text:span text:style-name="T1704">отдалённый рокот, предполагаемый силуэт, передавшийся сюда через землю над головой… но ничего, никогда, </text:span><text:span text:style-name="T115">слишком близко</text:span><text:span text:style-name="T1704">. Там настолько темно, что всякая вещь мерцает. Можем летать. Секса нет. Зато есть фантазии, даже такие, что мы привыкли увязывать с сексом</text:span>—<text:span text:style-name="T1705">которыми мы когда-то модулировали его энергию….</text:span></text:p>
      <text:p text:style-name="P308"/>
      <text:p text:style-name="P536">Как ошеломлённая дебютантка Лотта Люстиг, она оказалась во время наводнения, принятая за посудомойку, плывущей вниз по реке в одной ванне с <text:span text:style-name="T1706">богатым</text:span> плейбоем <text:span text:style-name="T1706">Максом Шлепцигом. Мечта каждой девушки. Фильм назывался J</text:span><text:span text:style-name="T116">ugend Herauf</text:span><text:span text:style-name="T1706">! (беззаботная игра слов, конечно, на модной на модной в то время фразе «Juden heraus!»).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качество света особое, словно вся сцена выгравирована на тёмном металле вроде свинца. Дублёром Греты был собственно Итальянский каскадёр по имени Блаццо в длинном парике блондинки. У них был небольшой роман. Но Грета ни за что не ложилась с ним в постель пока не оденет тот </text:span><text:span text:style-name="T116">парик</text:span><text:span text:style-name="T1706">!</text:span></text:p>
      <text:p text:style-name="P537">По реке хлещет дождь: слыш<text:span text:style-name="T1707">атся</text:span> приближающиеся пороги, <text:span text:style-name="T1708">пока что не видны ещё, но они настоящие,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никогда… и чем это течение ударило о нашу белоснежную скорлупку? и что это был за стук, такой застылый и приглушённый?</text:span></text:p>
      <text:p text:style-name="P537"/>
      <text:p text:style-name="P538">Бианка обычно серебряная, или никакого цвета вообще: <text:span text:style-name="T1709">тысячи раз снята, процежена сквозь стекло, искажена и выправлена через фиолетово-кровоточащие интерфейсы Double и Triple Protars, Schneider Angulons, Voigtländer Collinears, </text:span>Steinheil Orthostigmats, <text:span text:style-name="T1710">и</text:span> Gundlach Turner-Reichs <text:span text:style-name="T1710">от</text:span> 1895. <text:span text:style-name="T1711">Для Греты это душа её дочери всякий раз, неисчерпаемая душа…. Этот шарф единственного ребёнка, заправлен на уровне талии, постоянно выбивается добычей для ветра. Назвать её продолжением его её матери, разумеется, напрашиваешься на едкий сарказм. Но получается, время от времени, Грете увидеть Бианку в других детях, призрачно как при двойной экспозиции… явно да очень явно в Готфриде, юном любимце и протеже капитана Блисеро. </text:span></text:p>
      <text:p text:style-name="P293"/>
      <text:p text:style-name="P313">– <text:span text:style-name="T1712">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бокам ляжек внутри….</text:span>– <text:span text:style-name="T1713">Много раз, потом, когда кровь <text:s/>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Он впадал во вдохновение, после порки. Настолько переполнялся мыслью, что они </text:span><text:span text:style-name="T117">справятся</text:span><text:span text:style-name="T1713">, убегут. И за сыпал прежде чем озверение и надежда совсем покидали его. Больше всего она любила его в эти моменты, засыпая, её обратная сторона </text:span><text:soft-page-break/><text:span text:style-name="T1713">горит огнём, его небольшая голова увесисто на её груди, пока ткань шрамов формировалась на ней в тишине, клетка за клеткой, посреди ночи. Она чувствовала себя почти в безопасности….</text:span></text:p>
      <text:p text:style-name="P313"/>
      <text:p text:style-name="P547">Всякий раз под ударом плетью, <text:s/>всякий раз как наваливались, в своей беспомощности избежать, ей являлось единственное видение, только одно, для каждого взмыва боли. Глаз на вершине пирамиды. Город принесения жертв, с фигурами в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text:p>
      <text:p text:style-name="P539">Недалеко от одной площадки запуска ракет, <text:span text:style-name="T1714">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станции, отдалённому поселению… совсем не ясно было что они найдут. Но место то будет давно покинутым.</text:span></text:p>
      <text:p text:style-name="P540">Они держались за руки. <text:s/>Танац был <text:span text:style-name="T1716">одет в старый </text:span>пиджак зелёной замши с накладками на <text:span text:style-name="T1715">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span></text:p>
      <text:p text:style-name="P541">Они подошли к оползню, где мого лет назад дорога была смыта. <text:span text:style-name="T1717">Гравий рассыпался чёрно-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слишком приближаться к паутинно лопнувшему стеклу, к тяжкой смертоносности в тенях переднего сиденья. </text:span></text:p>
      <text:p text:style-name="P542">Вдали за деревьями виднелись <text:span text:style-name="T1718">о</text:span>статки домов. <text:span text:style-name="T1718">Теперь свет как-то приглушился,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text:span></text:p>
      <text:p text:style-name="P543">В тот же миг она и Танац, оба осознали что часами шли <text:span text:style-name="T1719">через руины громадного города, не древние руины, а разрушенные на протяжении их жизни. Впереди, тропа сворачивала, в деревья. <text:s/>Но что-то стояло теперь между ними и поворотом: невидимое, неощутимое… нечто </text:span><text:span text:style-name="T118">наблюдающее</text:span><text:span text:style-name="T1719">. Оно говорило: «Ни шагу дальше. На этом всё. Ни одного. Уходите откуда пришли».</text:span></text:p>
      <text:p text:style-name="P544">Невозможно было <text:span text:style-name="T1720">про</text:span>двигаться дальше в это. <text:span text:style-name="T1720">Ужас охватил обоих. Они развернулись, чувствуя <text:s/>спинами </text:span><text:span text:style-name="T119">это</text:span><text:span text:style-name="T1720">, и быстро ушли.</text:span></text:p>
      <text:p text:style-name="P545">Вернувшись на Schußstelle, они нашли Блисеро в крайней стадии его безумия. <text:span text:style-name="T1721">С древесных <text:s/>стволов у холодной полянки ободрана <text:s/>кора, они истекали бисером смолы от ракетных пусков.</text:span></text:p>
      <text:p text:style-name="P314">– <text:span text:style-name="T1722">Он мог изгнать нас. Блисеро был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text:span></text:p>
      <text:p text:style-name="P546">Мы продвигались в Хит. Там были нефтеносные поля и почернелая почва. <text:span text:style-name="T11">Jabos</text:span> <text:span text:style-name="T1723">пролетали выст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 text:style-name="T120">Острова</text:span><text:span text:style-name="T1723">: слипшиеся острова на море. Иногда даже топографические линии, исходящие из общей точки. «Это карта моей Ur-Heimat»,– представь крик настолько тихий, что <text:s/>почти шёпотом,– «Королевство лорда Блисеро. Белые земли».– Мне вдруг стало ясно: он видел мир теперь </text:span><text:span text:style-name="T120">мифическими регионами</text:span><text:span text:style-name="T1723">: там были свои карты, с настоящими горами, реками и цветом. Он продвигался не по Германии. То было его особное пространство. Но он вёл всех </text:span><text:span text:style-name="T120">нас</text:span><text:span text:style-name="T1723"> с собою! Моя пизда набрякала кровью от </text:span><text:soft-page-break/><text:span text:style-name="T1723">опасности, от шансов нашего уничтожения, упоительное незнание когда это произойдёт потому что пространством и временем распоряжался Блисеро… Он не следовал дорогам, он не пересекал мосты или поля. Мы плыли по Нижней Саксонии, от острова к острову. Каждая пусковая площадка была ещё одним островом, в белом море. На каждом острове был свой пик по центру… был ли он позицией самой Ракеты? моментом взлёта? Германская Одиссея. Который из островов окажется домом?</text:span></text:p>
      <text:p text:style-name="P548">Я всё забываю спросить Танаца что случилось с Готфридом. <text:span text:style-name="T1724">Танацу было позволено оставаться с батареей. Но меня увезли: в одном Испано-Суиза с самим Блисеро, в пасмурную погоду, на нефтехимический завод, что день за днём маячил на ободе гигантсткого колеса нашего горизонта, чёные разрушенные башни вдали, рядом друг с другом, пламя постоянно вырывавшееся из одной трубы. Это был Замок: Блисеро обернулся собираясь что-то сказать, и я произнесла «Замок». Рот улыбнулся мельком, но отсутствующе, изморщиненные волко-очи ушли уже даже за эти одомашненные моменты телепатии, в дали своего звериного севера, к упрямому выживанию на твёрдом краю смерти, которую я даже представить не в силах, тесные темницы с наименее возможн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нутри казались знакомыми. Я знала их по фильмам, в них была власть и важность—то были значительные люди, но я только узнала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в остальных не было и следа его шарма. Они все дожидались Блисеро. Встреча знати в Замке. Они прошли в зал заседаний. Я осталась с помощником по фамилии Дроне, высокий лдоб, седоватые волосы, постоянно поправляет галстук. Он смотрел все мои фильмы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поигрывал на его поверхностях. «Что это?»– спросила я, заигрывая к Дроне. Он отвёл меня за пределы слышимости для остальных. «Думаю, это для F-</text:span>Gerät»,<text:span text:style-name="T242">– прошептал он.</text:span></text:p>
      <text:p text:style-name="P315">–<text:span text:style-name="T11"> </text:span><text:span text:style-name="T121">F</text:span><text:span text:style-name="T1724">?</text:span>– <text:span text:style-name="T1725">грит Слотроп.</text:span>–<text:span text:style-name="T1725"> <text:s/>F-Gerät, ты уверена?</text:span></text:p>
      <text:p text:style-name="P315">– <text:span text:style-name="T1725">Какая-то буква.</text:span></text:p>
      <text:p text:style-name="P315">– S?</text:p>
      <text:p text:style-name="P669"><text:span text:style-name="T646">– </text:span><text:span text:style-name="T647">Ну, хорошо, S. Они как дети ещё не умеющие говорить, с этими <text:s/>их <text:s/>словами, что изобретают на каждом шагу. Мне это казалось эктоплазмой</text:span><text:span text:style-name="T646">—</text:span><text:span text:style-name="T648">которую они заставили, соединёнными усилиями материализоваться на столе. Никто не шевелил губами, Это был сеанс. Я поняла тогда, что Блисеро перенёс меня через границу. Ввёл меня наконец в его родное пространство без судорог боли. Я была свободна. Мужчины толпились позади меня в коридоре загораживая путь обратно. Рука Дроне покрылась испариной у меня на рукаве. Он был дока в пластмассах. Щёлкнет ногтем по большой явно Африканской маске, склонив ухо: «Слышите? Настоящий отзвук Полистирола...»</text:span><text:span text:style-name="T646">– </text:span><text:span text:style-name="T649">и начинает изливать передо мной восторги тяжкой чашей из </text:span>метилметакрилат<text:span text:style-name="T1726">а, копией </text:span><text:span text:style-name="T649">Святого Грааля… </text:span><text:span text:style-name="T650">Мы были у башни реактора. </text:span><text:span text:style-name="T651">Сильный запах растворителя пронизывал воздух. </text:span><text:span text:style-name="T652">Прозрачные прутья какого-то пластика с шипением выходили из экструдера </text:span><text:span text:style-name="T653">у подножия башни, в охлаждающие каналы, или в нарезку. </text:span><text:span text:style-name="T654">В помещение было очень жарко. </text:span><text:span text:style-name="T655">Мне представлялось что-то глубокое, чёрное и вязкое, поступающее на это производство. </text:span><text:span text:style-name="T656">Снаружи </text:span><text:span text:style-name="T662">раздавался звук</text:span><text:span text:style-name="T656"> мотор</text:span><text:span text:style-name="T662">ов</text:span><text:span text:style-name="T656">. Они разъезжа</text:span><text:span text:style-name="T662">ются</text:span><text:span text:style-name="T656">? </text:span><text:span text:style-name="T662">Зачем я тут?</text:span><text:span text:style-name="T656"> </text:span><text:span text:style-name="T657">Пластмассовые змии ползли бесконечно влево и вправо. </text:span><text:span text:style-name="T658">Эрекция моих сопровождающих </text:span><text:soft-page-break/><text:span text:style-name="T658">старалась выползти </text:span><text:span text:style-name="T662">в местах распахивания</text:span><text:span text:style-name="T658"> их <text:s/>одежд. Я могла делать что вздумается. </text:span><text:span text:style-name="T659">Чёрные сияющие и глубокие. </text:span><text:span text:style-name="T660">Я опустилась на колени и начала расстёгивать брюки на Дроне. </text:span><text:span text:style-name="T661">Но двое других ухватили меня под руки и потащили в складское отделение. </text:span><text:span text:style-name="T663">Остальные пришли следом, или вошли через другую дверь. </text:span><text:span text:style-name="T664">Огромные занавеси стирола или винила, </text:span><text:span text:style-name="T665">всех цветов, сплошных и прозрачных, свисали ряд за рядом </text:span><text:span text:style-name="T666">над головой. </text:span><text:span text:style-name="T667">Они переливались словно северное сияние. </text:span><text:span text:style-name="T668">Я чувствовала, что где-то за ними присутствуют зрители, </text:span><text:span text:style-name="T669">в ожидании начала чего-то. </text:span><text:span text:style-name="T670">Дроне с людьми растянули меня на неподатливом матрасе из пластика. </text:span><text:span text:style-name="T671">Все вокруг и я, смотрели на ясный обвал <text:s/>воздух</text:span><text:span text:style-name="T672">а, или света. </text:span><text:span text:style-name="T673">Кто-то произнёс «бутадиен», а мне слышалось</text:span><text:span text:style-name="T231"> будто дева…</text:span><text:span text:style-name="T673"> </text:span><text:span text:style-name="T674">Пластик прошелестал и сомкнулся вокруг нас, </text:span><text:span text:style-name="T675">окутывая нас, призрачно белым. </text:span><text:span text:style-name="T676">Они сняли мою одежду и нарядили </text:span><text:span text:style-name="T677">м</text:span><text:span text:style-name="T676">еня в экзотичный </text:span><text:span text:style-name="T677">костюм из </text:span><text:span text:style-name="T676">како</text:span><text:span text:style-name="T677">го</text:span><text:span text:style-name="T676">-то </text:span><text:span text:style-name="T677">чёрного полимера, </text:span><text:span text:style-name="T678">очень тугой в талии, открытый на </text:span><text:span text:style-name="T679">рассохе.</text:span><text:span text:style-name="T678"> </text:span><text:span text:style-name="T679">Казалось он живёт на мне. «</text:span><text:span text:style-name="T680">Забудь про кожу, и про атлас»,</text:span><text:span text:style-name="T646">– </text:span><text:span text:style-name="T680">трепетал Дроне.</text:span><text:span text:style-name="T646">– «</text:span><text:span text:style-name="T681">Это Imipolex, материал будущего». </text:span><text:span text:style-name="T682">Я не могу описать его аромат, или как он ощущался</text:span><text:span text:style-name="T646">—</text:span><text:span text:style-name="T682">сама роскошь. </text:span><text:span text:style-name="T683">Едва коснувшись, он вынудил мои соски встать торчком и молить об укусах. </text:span><text:span text:style-name="T684">Мне хотелось ощутить его своей пиздой. </text:span><text:span text:style-name="T685">Ничто из всего, что я когда-либо одевала, до или после этого, не возбуждало меня настолько, как <text:s/></text:span><text:span text:style-name="T681">Imipolex. </text:span><text:span text:style-name="T686">Они обещали мне лифчики, сорочки, чулки, </text:span><text:span text:style-name="T687">платья из такого же материала. </text:span><text:span text:style-name="T688">Дроне нацепил гигантский член из <text:s/></text:span><text:span text:style-name="T681">Imipolex’</text:span><text:span text:style-name="T688">а поверх собственного. </text:span><text:span text:style-name="T689">Я тёрлась об него лицом, это </text:span><text:span text:style-name="T690">было </text:span><text:span text:style-name="T689">так упоительно…. </text:span><text:span text:style-name="T691">Между ног моих разверзлась пропасть. </text:span><text:span text:style-name="T692">Предметы, воспоминания, </text:span><text:span text:style-name="T693">невозможно уже различить это всё, </text:span><text:span text:style-name="T694">скатывались вниз через мою голову. </text:span><text:span text:style-name="T695">Неудержимый поток. </text:span><text:span text:style-name="T696">Я извергала всё это в некую пустоту… </text:span><text:span text:style-name="T697">из моего омута, извиваясь, ярко расцвеченные галлюцинации </text:span><text:span text:style-name="T698">лились… </text:span><text:span text:style-name="T699">безделушки, обрывки диалогов, </text:span><text:span text:style-name="T700">произведения d’art… я избавлялась от всего </text:span><text:span text:style-name="T701">этого. </text:span><text:span text:style-name="T702">Ничего не удерживала. </text:span><text:span text:style-name="T703">Было это «покорностью», тогда</text:span><text:span text:style-name="T646">—</text:span><text:span text:style-name="T703">избавляться от всего?</text:span></text:p>
      <text:p text:style-name="P670"><text:span text:style-name="T703">Н</text:span><text:span text:style-name="T645">е знаю как долго меня там держали. </text:span><text:span text:style-name="T704">Я засыпала, просыпалась. </text:span><text:span text:style-name="T705">Мужчины появлялись и пропадали. </text:span><text:span text:style-name="T706">Время потеряло значение. </text:span><text:span text:style-name="T707">В одно утро я оказалась снаружи завода, голая, под дождём. </text:span><text:span text:style-name="T708">Там ничего не росло. </text:span><text:span text:style-name="T709">Что-то свалено было огромным расходящимся веером на многие мили.</text:span><text:span text:style-name="T706"> </text:span><text:span text:style-name="T710">Какие-то смолистые отходы. </text:span><text:span text:style-name="T711">Мне при</text:span><text:span text:style-name="T712">ш</text:span><text:span text:style-name="T711">лось прошагать весь путь до пусковой площадки. </text:span><text:span text:style-name="T712">Там было пусто. Танац оставил записку, просил меня попытаться попасть в Свинемюнде. </text:span><text:span text:style-name="T713">Что-то <text:s/>явно случилось на площадке. </text:span><text:span text:style-name="T714">На поляне царила тишь, которую мне случалось почувствовать лишь однажды. Однажды в Мехико. В том году, как я была в Америке. </text:span><text:span text:style-name="T715">Мы были глубоко в джунглях. </text:span><text:span text:style-name="T716">Мы подошли к лестнице из каменных ступеней, </text:span><text:span text:style-name="T717">покрыты лианами, мхом, столетия тления. </text:span><text:span text:style-name="T718">Остальные поднялись на самый верх, </text:span><text:span text:style-name="T719">но</text:span><text:span text:style-name="T718"> я не могла. </text:span><text:span text:style-name="T720">Это было как в тот день с Танацем, </text:span><text:span text:style-name="T721">в сосновом лесу. </text:span><text:span text:style-name="T722">Я чувствовала молчание </text:span><text:span text:style-name="T723">дожидавшееся</text:span><text:span text:style-name="T722"> меня наверху. </text:span><text:span text:style-name="T723">Не их, а только меня одну… </text:span><text:span text:style-name="T724">моя собственная тишь, для меня лично….</text:span></text:p>
      <text:p text:style-name="P550"><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549">Наверху, на мостике <text:span text:style-name="T11">Анубиса</text:span>, шторм лупит лапами громко по стеклу, <text:span text:style-name="T1727">большущие мокрые ласты беспорядочно хлещут из ночи </text:span><text:span text:style-name="T122">шлёп!</text:span><text:span text:style-name="T1727"> живая форма различима лишь на самой краешке радуги звука—нужно быть маньяком, или по крайней мере офицером польской кавалерии, чтобы стоять в этой позе за таким хрупким тонким разделением и смотреть каждому удару прямиком в его мускулистость. Позади Прокловски стрелка клиномета шатается туда-сюда следуя качке судна: кошмар маятника. Штормовое освещение сделало линии его лица чёрными, чёрными как его глаза, как фуражка вперёдсмотрящего нахлобученная так туго и бесстыже набекрень по бороздам его лба. Гроздья света, чистого, глубокого, на физиономии радио устройства… мягко расходятся с диска пелоруса… проливаются в иллюминаторы на белую реку. Необъяснимо, день длился дольше, чем должен. Дневной свет угасал слишком много часов. Огоньки Святогоо Эльма начали теперь мелькать в корабельной оснастке. Шторм дёргает за верёвки с канатами, наполняя ночь под тучами белизной и шумом, резкими спазмами. Прокловски курит сигару и изучает карту устья Одера.</text:span></text:p>
      <text:p text:style-name="P551"><text:soft-page-break/>Весь это свет. <text:span text:style-name="T1728">Следят ли Русские наблюдатели с берега, выжидая в дожде. Обсажен ли этот рукав дельты крошащимся карандашом, Х рядом с бдительным Х, по прозрачному полю Русского пластика, между паутины разметки забелившей Немецкие окна перед которыми никому не надо стоять, где фосфорная трава рябит в прицелах, а люфт что ощущаешь в ручном рычаге невидимых зубьев это разница между промахом и попаданием…. Вацлав—неужели точечка, что видишь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приблудные аэростаты, плавняк из других театров войны (Бразильские нефтяные бочки, ящики виски с трафаретным адресом Форт Лами), наблюдатели из других галактик, эпизоды дыма, моменты высокого альбедо—нужные тебе цели трудно распознать. Тут слишком много путаницы для большинства переведё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показаться, сперва, навсегда, они набрались понятия различать… научились визуальному милосердию.</text:span></text:p>
      <text:p text:style-name="P552"><text:span text:style-name="T1729">Насколько вероятен </text:span><text:span text:style-name="T123">Анубис</text:span><text:span text:style-name="T1729">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ержали даже <text:s/>караул на борту какое-то время, покуда Анубийские дамы не заиграли тех до полного опупения—и пока тянулось долгое повторение Польской родины, через эти водные луга севера, радиограммы следовали по пятам один день прямым текстом, на другой кодом, начальная стадия неясной ситуации, колебания между молчанием палача и приёмом на ура. Имеются международные причины в пользу Дела Анубиса, а также причины против, споры продолжаются, слишком далеко, чтоб уследить, и приказы меняются час от часу.</text:span></text:p>
      <text:p text:style-name="P553">В яростной качке, <text:span text:style-name="T11">Анубис</text:span> движется к северу. <text:span text:style-name="T1730">Молнии сверкают по всему горизонту, и гром напоминает бывшим воякам на борту канонаду предвещающую битвы, в которых, трудно сказать, остались ли они в живых, или это всё ещё сон, и от него ещё можно проснуться и идти на гибель…. Верхние палубы блестят скользко и голо. Отбросы вечеринки забили шпигаты. Несвежий дым жира сочится из камбуза в дождь. Салон приготовлен для игры в баккара, а порнофильмы крутят в кочегарке. <text:s/>Вторая вечерняя вахта готова заступить. Белый корабль оседает, как душа керосиновой лампы зажжённой только что, в свою ночную рутину.</text:span></text:p>
      <text:p text:style-name="P554">Участники <text:span text:style-name="T1731">развлечения</text:span> шатаются от носа до кормы, <text:span text:style-name="T1731">вечерние костюмы в солнечных всплесках блевотины. Дамы лежат под дождём, соски торчком и дёргаются под промокшим шёлком. Официанты оскальзываются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ясь по <text:s/>кораблю несколько раз туда и обратно, не может найти ни её, ни объяснения зачем было расставаться с ней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он и бледная пластиковая вездесущность Ласло Джамфа. Что если он был искателем и искомым, то он ещё и пойман на живца, и наживка тоже он. Вопрос про Imipolex был подброшен ему, ещё в Казино Герман Геринг, в надежде, что тот распустится махровым цветом в полную </text:span><text:span text:style-name="T124">Imipolectique </text:span><text:span text:style-name="T1733">со своей собственной мощью</text:span><text:span text:style-name="T125"> </text:span><text:span text:style-name="T1732">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text:span text:style-name="T126">Что же мне так сильно нужно? </text:span></text:p>
      <text:p text:style-name="P555">Даже месяц назад, пусть и с парой дней мира, он мог проследить путь обратно <text:span text:style-name="T1734">к тому</text:span> сентябрьско<text:span text:style-name="T1734">му</text:span> дн<text:span text:style-name="T1734">ю, к напрягшемуся хую в его штанах, что чётко подскочил как палочка лозоходца в попытке указать в небе что там зависло для всех и каждого. Лозоискательство Ракет </text:span><text:soft-page-break/><text:span text:style-name="T1734">это дар, и он обладал им, мучался им, в попытке наполнить своё тело до мельчайших пор и впадинок гудящей тягой к сексу… войти, наполниться… гнаться за… показаться… начать выкрики… распахнуть руки ноги рот жопу глаза ноздри без надежды на милость намерений её, выжидающей в небе бледнее чем тусклый торговый Иисус….</text:span></text:p>
      <text:p text:style-name="P556">Но теперь некое пространство, <text:span text:style-name="T1735">против которого он не может двигаться,</text:span> пролегло позади Слотропа, <text:span text:style-name="T1736">мосты, что могли привести обратно сожжены навеки. Он всё меньше опасается предать тех, кто верит в него. Чувство долга покидает первый план. Появляется, фактически, общий спад эмоций, какая-то онемелость, что должна бы его обеспокоить, но как-то не получается.</text:span></text:p>
      <text:p text:style-name="P666">Не получается…</text:p>
      <text:p text:style-name="P557">Обращения Русских врываются с треском по радио <text:span text:style-name="T1737">корабля, и статические разряды хлюпают как потоки дождя. Огни начинают показываться на берегу. Прокаловски дёргает общий рубильник и и отключает весь свет на </text:span><text:span text:style-name="T127">Анубисе</text:span><text:span text:style-name="T1737">. Огни Святого Эльма моментами будут приплясывать срываясь с перекрестий, острых концов, трепеща белизной как ябеды про опоры с антеннами. </text:span></text:p>
      <text:p text:style-name="P558">Белый кораблю, замаскированный <text:span text:style-name="T1738">под </text:span>шторм, <text:span text:style-name="T1738">проскользнём мимо необъятной руины Штеттина. Дождь утихнет на миг слева по борту и откроет пару последних разрушенных кранов и обугленные склады, до того мокрые и поблескивающие, что можешь услышать их гарь, и запах начала болот можешь почувствовать, где никто не живёт. А потом берег снова станет невидимым, как и открытое море. Дельта Одера раздастся вокруг </text:span><text:span text:style-name="T128">Анубиса</text:span><text:span text:style-name="T1738">.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грезить в носовом кубрике о Будапеште четырёхлетней давности, январский террор, Железная Гвардия орёт по радио </text:span><text:span text:style-name="T128">Да здравствует Смерть</text:span><text:span text:style-name="T1738">,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вместе неразделимы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Анубис круто увалит на левый борт, и даже при таком раскладе—даже на таком удалении—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запросто сброшен за борт и на этом адью </text:span><text:span text:style-name="T128">Анубис</text:span><text:span text:style-name="T1738"> и его вопящий Фашистский груз, и нет уже корабля, ни даже чёрного неба, когда дождь прибивает книзу его закрывающиеся глаза торопливыми иглоуколами, и он врезается, без крика о помощи, просто кроткое слезливое </text:span><text:span text:style-name="T128">ёб твою</text:span><text:span text:style-name="T1738">, слёзы, которые ничем не дополнят вспененно белое опустошение, что проносится над Дельтой Одера в эту ночь….</text:span></text:p>
      <text:p text:style-name="P558"><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559">Голоса на Немецком. <text:span text:style-name="T1739">Похоже это рыболовный сейнер со снятыми зачем-то сетями и лебёдками. Груз сложен на палубе. Розоволицый юноша заглядывает вниз на Слотропа с палубы по середине судна, склоняясь с бортом ближе, откачиваясь назад. «На нём вечерний костюм»,– кричит он в сторону рубки рулевого.– «Это хорошо или плохо? Ты ведь не с военным правительством, а?»</text:span></text:p>
      <text:p text:style-name="P339"><text:soft-page-break/>– Исусе, парень, я тону. Я напишу тебе справку, если хочешь.– Ну, это так Привет, Друг на Немецком. Юноша протягивает розовую руку с обросшей ракушками ладонью и втаскивает наверх, уши замёрзли, из носа текут солёные сопли шлёпаясь на деревянную палубу пахнущую поколениями рыбы и до блеска иссеченную более солидным грузом. Судно отправляется дальше с резким взмывом ускорения. Слотроп размоченно откатывается к корме. Позади них высокий петушиный хвост пены встаёт торчком навстречу дождю. Маниакальный хохот грянул на корму из рулевой рубки. «Эй, кто или что командует тут <text:s/>этим кораблём?»</text:p>
      <text:p text:style-name="P316">– <text:span text:style-name="T1740">Мать моя,</text:span>– <text:span text:style-name="T1740">розовый парнишка присаживается на корточки рядом со Слотропом с виновато беспомощным видом.</text:span>– <text:span text:style-name="T1741">Гроза открытого моря.</text:span></text:p>
      <text:p text:style-name="P560">Эта яблоко-щёкая дама Фрау Гнаб, а <text:span text:style-name="T1742">имя её сынка</text:span> Отто. <text:span text:style-name="T1742">В приливы симпатии, она кличет его «Молчун Отто», что кажется ей очень смешным, но выдаёт её возраст. Пока Слотроп снимает дорогой костюм и развешивает его внутри сушиться, сам завернувшись армейским одеялом, мать с сыном повествуют <text:s/>как они доставляют товары на чёрный рынок вдоль всего Балтийского побережья. Кто бы ещё был в море в эту штормовую ночь? Его лицо вызывает доверие, у этого Слотропа, люди <text:s/>рассказжут ему что угодно. Сейчас они похоже направляются в Свинмюнде принять груз для завтрашнего рейса вдоль береговой линии Юсдома. </text:span></text:p>
      <text:p text:style-name="P317">– <text:span text:style-name="T1743">Знаком вам человек в белом костюме,</text:span>– <text:span text:style-name="T1743">цитируя Гели Трипинг из пары эпох тому назад,</text:span>– <text:span text:style-name="T1744">который вроде бывает на Прибрежном Променаде в том Свинемюнде всегда примерно в полдень?</text:span></text:p>
      <text:p text:style-name="P561">Фрау Гнаб занюхивает щепотку табака и сияет: «<text:span text:style-name="T242">Его все знают. Он рыцарь белого коня на чёрном рынке, а я королева каботажного товарооборота». </text:span></text:p>
      <text:p text:style-name="P318">– <text:span text:style-name="T1745">Дер Шпрингер, верно?</text:span></text:p>
      <text:p text:style-name="P318">– <text:span text:style-name="T1745">А кто ж ещё.</text:span></text:p>
      <text:p text:style-name="P562">Больше некому. В кармане штанов Слотропа до сих пор заныкана та шахматная фигурка от старого Кислоты Бумера. <text:span text:style-name="T1746">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всё повторяет Слотроп голосом в точности как у Ширли Темпл, совершенно утратив голову. И это в натуре смущает. Он просыпается к солнечному свету, вскрикам чаек, запаху машинного масла номер 2, бамканью винных бочек, что тарахтят по доскам на берег. Они пришвартованы в Свинемюнде у просевших длинных останков испепелённых складов. Фрау Гнаб присматривает за какой-то разгрузкой. У Отто вскипает жестянка с ей-Богу Bohnenkaffee: «Давненько такого не пробовал»,– признаётся Слотроп обожжённым ртом.</text:span></text:p>
      <text:p text:style-name="P319">– <text:span text:style-name="T1747">Чёрный рынок,</text:span>– <text:span text:style-name="T1747">урчит Отто,</text:span>– <text:span text:style-name="T1747">хорошее дело вертеть на нём дела.</text:span></text:p>
      <text:p text:style-name="P320">– <text:span text:style-name="T1748">Я малость занимался….</text:span>– <text:span text:style-name="T1748">О, да и он оставил остатки того Бодвинского гашиша, не так ли, несколько ёбаных унций фактически, на том </text:span><text:span text:style-name="T129">Анубисе, </text:span><text:span text:style-name="T1749">умница. Сиди и облизывайя на воспоминания—</text:span></text:p>
      <text:p text:style-name="P321">– <text:span text:style-name="T1750">Приятное утро,</text:span>– <text:span text:style-name="T1750">замечает Отто.</text:span></text:p>
      <text:p text:style-name="P563">Слотроп натягивает обратно свой вечерний, <text:span text:style-name="T1751">поморщенный и крепко севший и почти сухой, и сходит на берег с Отто найти Дер Шпрингера. Похоже это Шпрингер подрядил на сегодняшний рейс вдоль берега. Слотроп высматривает </text:span><text:span text:style-name="T130">Анубис</text:span><text:span text:style-name="T1751">, но корабля нигде не видно. В отдалении порталы кранов сбились в кучу, как скелеты высясь над разрухой, что так нежданно грянула на порт. Штурм Русских по весне усложнил тут панораму. Белый кораблю может прятаться за любым из этих навалов портовых обломков. Выходи, выходи….</text:span></text:p>
      <text:p text:style-name="P564">Шторм улёгся, <text:span text:style-name="T1752">ветер сегодня тих и небо раскинулось над головой безупречной интерференцией цвета, скумбрийно серый с синим. Где-то въедаются и лязгают военные машины. Мужчины и женщины орут вблизи и подальше на Русском. Отто и Слотроп обходят их переулками с полу бревенчатыми домами по сторонам, почти готовыми сомкнуться над головой после столетий неприметного скоса. Мужчины в шапках с чёрными козырьками сидят на крылечках </text:span><text:soft-page-break/><text:span text:style-name="T1752">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пробежит бриз. Русские солдаты опершись на столбы или скамейки разговаривают с девушками в дирндльсах и белых носках до колен, все почти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й синей униформе, пробираются со шлангом и метлой, счищая мусор и каменную пыль водой качаемой из гавани. Две девчушки бегают кругами вокруг кричаще красного киоска оклеенного хромофотографиями Сталина. Рабочие в кожаных <text:s/>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text:s/>хором птиц, которых не рассмотреть. </text:span></text:p>
      <text:p text:style-name="P565">Как Гели и говорила, <text:span text:style-name="T1753">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помахивает конём из пластмассы. Дер Шпрингер улыбается с поклоном</text:span></text:p>
      <text:p text:style-name="P322">– <text:span text:style-name="T1754">Герхардт фон Гёль, к вашим услугам.</text:span>–<text:span text:style-name="T1754"> Они обмениваются рукопожатием, хотя у Слотропа в руке неприятное колотье.</text:span></text:p>
      <text:p text:style-name="P566">Чайки кричат, волны распрямляются на берегу. «<text:span text:style-name="T1755">Э»,– грит Слотроп.– «Со слухом у меня не совсем того, так не могли бы—говорите Герхард фон что простите?»– это скумбриозное небо начинает всё меньше смахивать на муар, а походить на шахматную доску.– «Полагаю, у нас есть общая знакомая. Ну, та Маргрета Эрдман. Видел её прошлой ночью. Ага….»</text:span></text:p>
      <text:p text:style-name="P323">– <text:span text:style-name="T1756">Про неё говорили будто она погибла.</text:span>–<text:span text:style-name="T1756"> Он берёт Слотропа под руку и они начинают прогуливаться по променаду.</text:span></text:p>
      <text:p text:style-name="P324">– <text:span text:style-name="T1757">Н-ну, про вас говорили, будто вы кинорежиссёр.</text:span></text:p>
      <text:p text:style-name="P325">– <text:span text:style-name="T1757">Это одно и то же,</text:span>– <text:span text:style-name="T1758">подносит огонь к Американским сигаретам каждого.</text:span>– <text:span text:style-name="T1758">Те же проблемы управления. Только интенсивнее. Как для некоторых музыкальных ушей, диссонанс на самом деле высшая форма благозвучия. Вы слыхали про Антона Веберна? Весьма печально.</text:span></text:p>
      <text:p text:style-name="P326">– <text:span text:style-name="T1759">Это по ошибке. Он не виноват.</text:span></text:p>
      <text:p text:style-name="P327">– <text:span text:style-name="T1760">Ха. Конечно, нет. Ошибки тоже часть этого</text:span>—<text:span text:style-name="T1761">всё вписывается. Начинаешь понимать как всё вписывается, </text:span><text:span text:style-name="T131">ja</text:span><text:span text:style-name="T1761">? осваиваешь структуру, привыкаешь к ритмам, и в один из дней ты больше не актёр, но <text:s/>уже свободен, по другую сторону камеры. Не стоит названивать управляющим</text:span>—<text:span text:style-name="T1762">просто проснуться однажды и знать, что Королева, Слон, и Король всего лишь приукрашенные калеки, а пешки, даже достигшие последнюю линию, обречены ползать в двух измерениях, и ни одна Ладья не вознесётся и не опустится, нет: </text:span><text:span text:style-name="T132">полёт был дан одному лишь Springer!</text:span><text:span text:style-name="T1762"> </text:span></text:p>
      <text:p text:style-name="P328">– <text:span text:style-name="T1763">Верно, Шпрингер,</text:span>– <text:span text:style-name="T1763">грит Отто.</text:span></text:p>
      <text:p text:style-name="P567">Четвёрка Русских рядовых вышли из навала рухнувших гостиничных фронтонов, пересмеива<text:span text:style-name="T1764">ясь</text:span> <text:span text:style-name="T1764">поперёк</text:span> променада, <text:span text:style-name="T1764">через стенку к воде, где стоят бросая гладкие камешки, брыкают волны, запевают друг другу. Не слишком-то вольный город, Свинемёнде. Слотроп информирует фон Гёля о Маргрете, стараясь не вдаваться в личное. Но какая-то тревога за Бианку, как видно проступала, Фон Гёль дёргает его руку, добрый дядюшка. «Ничего. Я бы так не беспокоился. Бианка умный ребёнок, а <text:s/>мать её вряд ли богиня уничтожения». </text:span></text:p>
      <text:p text:style-name="P329">– <text:span text:style-name="T1765">Вы умеете утешить, Шпрингер.</text:span></text:p>
      <text:p text:style-name="P568">Балтика, неутихающий серый Вермахта, шепчет вдоль берега. <text:span text:style-name="T1766">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text:span><text:soft-page-break/><text:span text:style-name="T1766">прохожий с увесистым носом, сутулый, недельная поросль оранжевого с седым на лице, <text:s/>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text:span text:style-name="T133">Schwarzkommando</text:span><text:span text:style-name="T1766">, и никто другой. Он тащит за шею неощипанную мёртвую индюшку. Пока они пробираются между обломков, больших и малых, от Свинемюнде и боёв прошедших тут весною, жители города начинают показываться из руин и подбираться поближе к боку фон Гёля, что обращён к суше,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свита тут же уполовинивается. </text:span></text:p>
      <text:p text:style-name="P330">– <text:span text:style-name="T1767">Они сегодня голоднее,</text:span>– <text:span text:style-name="T1767">замечает Нэриш.</text:span></text:p>
      <text:p text:style-name="P331">– <text:span text:style-name="T1767">Верно,</text:span>– <text:span text:style-name="T1767">откликается Шпрингер,</text:span>– <text:span text:style-name="T1768">но сегодня их меньше.</text:span></text:p>
      <text:p text:style-name="P331">– <text:span text:style-name="T1768">Ух,</text:span>– <text:span text:style-name="T1768">доходит до Слотропа,</text:span>– <text:span text:style-name="T1768">гадко говорить такое.</text:span></text:p>
      <text:p text:style-name="P569">Шпрингер пожимает плечами «Сочувствуй. Но не строй фантазий на их счёт. <text:span text:style-name="T1769">Презирай их, превозноси, но помни, мы определяем друг друга. Элита и обездоленные, мы движемся через космический дизайн тьмы и света, и при всём смирении, я один из очень немногих, кто способен понимать это </text:span><text:span text:style-name="T134">in toto</text:span><text:span text:style-name="T1769">. Взвесьте честно посему, <text:s/>молодой человек, на какой изсторон предпочтёте вы быть. Пока они изнывают в вечной сумеречности, тут… всегда—</text:span></text:p>
      <text:p text:style-name="P567"/>
      <text:p text:style-name="P788"><text:span text:style-name="T1770">Прекрасная</text:span> <text:span text:style-name="T1770">Погода</text:span> (Фокс-трот)</text:p>
      <text:p text:style-name="P567"/>
      <text:p text:style-name="P794">—<text:span text:style-name="T1770">прекрасная погода для чёрного рын-ка</text:span></text:p>
      <text:p text:style-name="P795">Золото и серебро текут, звенят, <text:s/>блестят!</text:p>
      <text:p text:style-name="P795">От Моря Кораллов до Балтики синей</text:p>
      <text:p text:style-name="P795">Деньги чудеса творят</text:p>
      <text:p text:style-name="P795">Будто луч маяка сверкает этикетка,</text:p>
      <text:p text:style-name="P795">В таком декольте ты будешь как конфетка!</text:p>
      <text:p text:style-name="P796">Зелёное иль алое, неважно, подружка!</text:p>
      <text:p text:style-name="P796">В таком и мамаша, смотрится шлюшкой…</text:p>
      <text:p text:style-name="P796">А и прекрасная погода для чёрного, чёрного ры(ы)нка,</text:p>
      <text:p text:style-name="P796">Найдёшь тут всё: от танкера и до ботинков!</text:p>
      <text:p text:style-name="P570"/>
      <text:p text:style-name="P571">Нэриш и Отта тут тоже вступают в гармонии на три голоса, <text:span text:style-name="T1771">пока бездельное и голодное Свинемюнде смотрят, побелев лицами, как терпеливая скотина. Но тела их лишь намёком: проволочными вешалками для довоенных костюмов и платьев, слишком древние, слишком заеложенные грязью, устарелостью.</text:span></text:p>
      <text:p text:style-name="P572">Оставив променад, они пост<text:span text:style-name="T1772">о</text:span>яли на углу улицы, <text:span text:style-name="T1772">пока подразделение Русской пехоты и кавалерии маршируют мимо. «Гля, они так и валят»,– отмечает Отто.– «Где цирк?»</text:span></text:p>
      <text:p text:style-name="P333">– <text:span text:style-name="T1773">Дальше по берегу, пацан,</text:span>– <text:span text:style-name="T1773">грит Нэриш.</text:span></text:p>
      <text:p text:style-name="P333">– <text:span text:style-name="T1773">Что дальше по берегу,</text:span>– <text:span text:style-name="T1773">интересуется Слотроп.</text:span></text:p>
      <text:p text:style-name="P333">–<text:span text:style-name="T11"> </text:span><text:span text:style-name="T135">Осторожней</text:span><text:span text:style-name="T1773">,</text:span>– <text:span text:style-name="T1773">предупреждает Нэриш,</text:span>– <text:span text:style-name="T135">он шпион</text:span><text:span text:style-name="T1773">.</text:span></text:p>
      <text:p text:style-name="P333">– <text:span text:style-name="T1773">Не говори на меня «пацан»,</text:span>– <text:span text:style-name="T1773">окрысивается Отто.</text:span></text:p>
      <text:p text:style-name="P333">– <text:span text:style-name="T1773">Жопа от шпиона,</text:span>– <text:span text:style-name="T1773">грит Слотроп.</text:span></text:p>
      <text:p text:style-name="P334">– <text:span text:style-name="T1774">Он в порядке,</text:span>– <text:span text:style-name="T1774">Шпрингер похлопывает каждого из них по плечу, прям тебе тут Herr Gemütlich,</text:span>– <text:span text:style-name="T1774">об нём уже базарили. Он даже без оружия.</text:span>– <text:span text:style-name="T1775">Обернувшись к Слотропу.</text:span>– <text:span text:style-name="T1776">Добро пожаловать <text:s/>с нами, вдоль берега. Тебе может показаться интересным.</text:span>– <text:span text:style-name="T1776">Но Слотроп не лыком шит. Он замечает позабавленные взгляды от всех тут, включая Шпрингера.</text:span></text:p>
      <text:p text:style-name="P573">Среди груза направляемого вдоль берега шесть девушек хористок, <text:span text:style-name="T1777">одеты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text:span><text:soft-page-break/><text:span text:style-name="T1777">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text:s/>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вй, неплохо пародирует Гитлера, но не может надолго сосредотачиваться. <text:s text:c="2"/></text:span></text:p>
      <text:p text:style-name="P335">– <text:span text:style-name="T1778">Ну,</text:span>– <text:span text:style-name="T1778">невразумительно,</text:span>– <text:span text:style-name="T1778">ему лучше не связываться с моей мамашей.</text:span></text:p>
      <text:p text:style-name="P574">В обрамлении её косоугольника проёма, намного заметнее до чего всесторонне присутствие этой старухи тут: она склоняется, приговаривая, широкая сладкая улыбка зубаста как только может быть, прямо на того Вольфганга, <text:span text:style-name="T11">воркуя</text:span> ему: «Deine <text:span text:style-name="T11">Mut</text:span>ter . . .»</text:p>
      <text:p text:style-name="P575"><text:span text:style-name="T242">– Слышь, </text:span><text:span text:style-name="T15">она</text:span><text:span text:style-name="T242"> ж в жизни не видала этих зверюк,– Слотроп оборачивается к Отто, огорошив юнца выражением лица полного, ну, скажем, дружеского человекоубийства,–</text:span> <text:span text:style-name="T1779">так же ж?</text:span></text:p>
      <text:p text:style-name="P336">– <text:span text:style-name="T1780">Ах, она полный фантаст</text:span><text:span text:style-name="T1296">и́к. Инстинктом знает</text:span><text:span text:style-name="T1295">—</text:span><text:span text:style-name="T1297">как именно оскорбить кого угодно. </text:span><text:span text:style-name="T1298">И неважно живое, или растительное</text:span><text:span text:style-name="T1295">—</text:span><text:span text:style-name="T1298">я даже видел </text:span><text:span text:style-name="T1327">как</text:span><text:span text:style-name="T1298"> она кроет </text:span><text:span text:style-name="T1327">скалу</text:span><text:span text:style-name="T1298"> однажды.</text:span><text:span text:style-name="T1296"> </text:span></text:p>
      <text:p text:style-name="P337">– <text:span text:style-name="T1781">Да, ладно</text:span>—</text:p>
      <text:p text:style-name="P338">– <text:span text:style-name="T1782">Правда! </text:span><text:span text:style-name="T136">Ja</text:span><text:span text:style-name="T1782">. Здоровенная глыба фельзитового выброса, в прошлом году, у берегов Дании, она критиковала,</text:span>– <text:span text:style-name="T1783">вот-вот впадёт в приступ того безрадостного хохота, что мы стараемся сдерживать,</text:span>– <text:span text:style-name="T1783">её </text:span><text:span text:style-name="T137">кристаллическую структуру</text:span><text:span text:style-name="T1783"> двадцать минут без передышки. Невероятно.</text:span></text:p>
      <text:p text:style-name="P576">Хористки уже вскрыли один ящик водки. Хафтунг, причёсывая волосы, которые растут лишь в памяти на его темени, бросается туда наорать на них. <text:span text:style-name="T1784">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другой формы, цвета и размера. Шпрингер стоит тут же, пенсне пристёгнуто перед его агатовыми глазами, сверяясь со списком в его зелёном марокканском блокноте, улитки в чесночном соусе, один брутто… три ящика коньяка… теннисные мячи, две дюжины... одна Виктрола… фильм, Везунчик Пьер разбушевался, три катушки… бинокли, шестьдесят… наручные часы… </text:span><text:span text:style-name="T138">u.s.w.</text:span><text:span text:style-name="T1784">, птичка на каждого ребёнка.</text:span></text:p>
      <text:p text:style-name="P577">Вскоре всё было убрано под палубу, шимпы уснули, музыканты проснулись, <text:span text:style-name="T1785">девушки окружают Хафтунга, обзывают его и щиплют за щёки. Отто идёт вдоль борта втягивает концы отчаленные детьми. Как только последний сброшен, его причальная петля ещё в полёте, обрамляя чайную каплю панорамы заглоченного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грудей.</text:span></text:p>
      <text:p text:style-name="P578">Боковые течения сносят корабль <text:span text:style-name="T1786">при движении через расширяющуюся воронку Свина, к морю. Всё ещё за волноломом, где пенятся проломы пробомбленные весной </text:span><text:span text:style-name="T139">поберегись</text:span><text:span text:style-name="T1786">, 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ащий Отто жалобно в окно рулевой рубки. В ответ, добрая женщина заводится реветь кровожадный </text:span></text:p>
      <text:p text:style-name="P578"/>
      <text:p text:style-name="P789">Морской Напев</text:p>
      <text:p text:style-name="P579"/>
      <text:p text:style-name="P805">Я Пиратская Царица на волнах<text:span text:style-name="T1787"> </text:span>Балти<text:span text:style-name="T1787">ки</text:span> <text:s/><text:span text:style-name="T1787">всей, со мной не залупайся: не соберёшь костей</text:span></text:p>
      <text:p text:style-name="P806">От <text:span text:style-name="T1790">вс</text:span>ех что <text:span text:style-name="T1790">когда-то </text:span>пытались <text:span text:style-name="T1789">лишь</text:span> черепа на дне остались</text:p>
      <text:p text:style-name="P806">Рыбки как посыльные к ним в глаза заплывают, пес<text:span text:style-name="T1789">е</text:span>н<text:span text:style-name="T1789">к</text:span>и распевают:</text:p>
      <text:p text:style-name="P806">«Теперь догадался, что зря залупался на бизнес Гори Гнаб?»</text:p>
      <text:p text:style-name="P806"><text:soft-page-break/>Затею битву с крейсером, <text:span text:style-name="T1788">возьму на абордаж</text:span></text:p>
      <text:p text:style-name="P807">При виде моей посудины адмиралы впадают в мандраж</text:p>
      <text:p text:style-name="P807">Встречала я Летучего Голландца, <text:span text:style-name="T1789">он стал послушным как мелкий краб,</text:span></text:p>
      <text:p text:style-name="P808">С тех пор орёт по всем морям: «Не залупайтесь на бизнес Гори Гнаб!»</text:p>
      <text:p text:style-name="P332"/>
      <text:p text:style-name="P580">После чего она ухватывается за своё рулевое колесо и добавляет ходу. <text:span text:style-name="T1791">Теперь они стремглав летят к борту полузатонувшего сухогруза: чёрное вогнутое железо в мазках красно-винцового, каждая заржавелая заклёпка и проломленный лист надвигаются, нависают— 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застигнутый грёзами о смерти, ошалело несётся мимо выброситься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span></text:p>
      <text:p text:style-name="P340">– <text:span text:style-name="T1792">Она затевает что-то не очень законное,</text:span>– <text:span text:style-name="T1792">Отто минутой позже, переведя дух,</text:span>– <text:span text:style-name="T1793">будьте начеку. Я не знаю что с ней делать.</text:span></text:p>
      <text:p text:style-name="P341">– <text:span text:style-name="T1794">Бедный мальчик,</text:span>– <text:span text:style-name="T1794">улыбается девушка.</text:span></text:p>
      <text:p text:style-name="P342">– <text:span text:style-name="T1795">О,</text:span>– <text:span text:style-name="T1795">грит Отто.</text:span></text:p>
      <text:p text:style-name="P581">Слотроп оставляет их, всегда рад видеть как молодые люди симпатизируют друг другу, <text:span text:style-name="T1796">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атой соле-пахучей Балтике. </text:span></text:p>
      <text:p text:style-name="P343">– <text:span text:style-name="T1797">Ну. И куда мы теперь, корешки?</text:span>– <text:span text:style-name="T1797">хочет знать повеселевший Слотроп.</text:span></text:p>
      <text:p text:style-name="P582">Нэриш молча уставился. «Это остров Юзедом»,<text:span text:style-name="T242">– </text:span>поясняет фон Гёль, мягко.<text:span text:style-name="T242">–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text:span></text:p>
      <text:p text:style-name="P344">– <text:span text:style-name="T1798">Ладно. Ладно.</text:span></text:p>
      <text:p text:style-name="P344">– <text:span text:style-name="T1798">Мы направляемся вокруг острова Юзедом в место являющееся устьем реки Пене.</text:span></text:p>
      <text:p text:style-name="P345">– <text:span text:style-name="T1799">Попробую угадать… значит то место будет называться Перемюнде, верно?</text:span></text:p>
      <text:p text:style-name="P346">– <text:span text:style-name="T1800">Очень хорошо.</text:span></text:p>
      <text:p text:style-name="P346">– <text:span text:style-name="T1800">Ну и?</text:span>– <text:span text:style-name="T1800">Следует пауза.</text:span>– <text:span text:style-name="T1800">О. О, т</text:span><text:span text:style-name="T140">о самое</text:span><text:span text:style-name="T1800"> Пенемюнде?</text:span></text:p>
      <text:p text:style-name="P583">Нэриш, оказывается, работал <text:span text:style-name="T1801">там. Он в состоянии вынашивать какую-то идею о Русских оккупантах там. </text:span></text:p>
      <text:p text:style-name="P347">– Там была фабрика производства жидкого кислорода, на которую я положил глаз, тоже,– Шпрингер и сам уже не так ходульно,– Я собирался запустить цепь—мы всё ещё прощупываем насчёт той в Фолькенроде, в бывшем Институте Геринга.</text:p>
      <text:p text:style-name="P347">– <text:span text:style-name="T1802">Есть ещё куча ЖК генераторов вокруг Нордхаузен,</text:span>– <text:span text:style-name="T1802">Слотроп старается быть полезным.</text:span></text:p>
      <text:p text:style-name="P348">– <text:span text:style-name="T1803">Благодарю. Они отошли Русским, если помните. В этом-то и проблема: не будь это настолько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text:span></text:p>
      <text:p text:style-name="P349">– <text:span text:style-name="T1817">Охренеть,</text:span>– <text:span text:style-name="T1804">Слотроп-умница на это,</text:span>– <text:span text:style-name="T1805">как по-вашему, они нашли уже тот S-</text:span><text:span text:style-name="T141">Gerät, </text:span><text:span text:style-name="T142">а, </text:span><text:span text:style-name="T1805">мистер фон Гёль?</text:span></text:p>
      <text:p text:style-name="P350">– <text:span text:style-name="T1806">А, умн</text:span><text:span text:style-name="T1299">о́,</text:span><text:span text:style-name="T1295">– </text:span><text:span text:style-name="T1300">сияет этот Шпрингер.</text:span></text:p>
      <text:p text:style-name="P351"><text:span text:style-name="T1300">– </text:span><text:span text:style-name="T1301">Он человек от ОСС,</text:span><text:span text:style-name="T1295">– </text:span><text:span text:style-name="T1301">стонет Нэриш,</text:span><text:span text:style-name="T1295">– </text:span><text:span text:style-name="T1301">говорю тебе, надо от него избавиться.</text:span></text:p>
      <text:p text:style-name="P352"><text:span text:style-name="T1295">– </text:span><text:span text:style-name="T1302">S-Gerät</text:span><text:span text:style-name="T1328"> </text:span><text:span text:style-name="T1303">идёт нынче за</text:span><text:span text:style-name="T1329"> </text:span><text:span text:style-name="T1301">£10,000, </text:span><text:span text:style-name="T1303">половину вперёд. Интересуетесь?</text:span></text:p>
      <text:p text:style-name="P353"><text:span text:style-name="T1303">– </text:span><text:span text:style-name="T1304">Не-а. Но я точно слыхал в Нордхаузене, что он у вас.</text:span></text:p>
      <text:p text:style-name="P785">– Неверный слух.</text:p>
      <text:p text:style-name="P353"><text:span text:style-name="T1304">– Герхардт</text:span><text:span text:style-name="T1295">—</text:span></text:p>
      <text:p text:style-name="P354"><text:soft-page-break/><text:span text:style-name="T1304">– Он </text:span><text:span text:style-name="T1330">в порядке</text:span><text:span text:style-name="T1304">, Клаус.– </text:span><text:span text:style-name="T1305">Взгляд с которым Слотроп уже сталкивался, так продавец автомобилей сигналит своим напарникам </text:span><text:span text:style-name="T1331">тут попался полный идиот, Леонард, смотри не спугни его, ладно?</text:span><text:span text:style-name="T1306"> </text:span><text:span text:style-name="T1307">Мы специально распустили этот слух в Штеттине. </text:span><text:span text:style-name="T1308">Убедиться как прореагирует полковник Чичерин.</text:span></text:p>
      <text:p text:style-name="P355"><text:span text:style-name="T1304">– </text:span><text:span text:style-name="T1309">Блядь. Опять он? </text:span><text:span text:style-name="T1310">Этот отреагирует, будьте уверены.</text:span></text:p>
      <text:p text:style-name="P356"><text:span text:style-name="T1304">– </text:span><text:span text:style-name="T1311">Ну, вот это мы и хотим узнать сегодня в Пенемюнде.</text:span></text:p>
      <text:p text:style-name="P357"><text:span text:style-name="T1304">– </text:span><text:span text:style-name="T1312">Ё-моё,</text:span><text:span text:style-name="T1304">– </text:span><text:span text:style-name="T1312">и Слотроп пересказывает о поимке в Потсдаме, </text:span><text:span text:style-name="T1313">и что, по мнению Гели, Чичерина интересует не столько запчасти Ракеты, как расправа с оберстом Енциным. </text:span><text:span text:style-name="T1314">Если это как-то зацепило двух чёрнорыночников, виду они не подали.</text:span></text:p>
      <text:p text:style-name="P584"><text:span text:style-name="T1314">Р</text:span><text:span text:style-name="T1295">азговор перетёк на что-то типа тех вольных, многоимённых пересказов, </text:span><text:span text:style-name="T1315">которыми мать Слотропа Налин любила занять себя во второй половине дня</text:span><text:span text:style-name="T1316">—</text:span><text:span text:style-name="T1317">Хелен Трент, Стелла Даллас, Мэри Благородная Жена за Кулисами….</text:span></text:p>
      <text:p text:style-name="P358"><text:span text:style-name="T1317">– </text:span><text:span text:style-name="T1318">Чичерин сложный человек. Это почти как если… </text:span><text:span text:style-name="T1319">он </text:span><text:span text:style-name="T1320">думает, что</text:span><text:span text:style-name="T1319"> Енцин как бы… </text:span><text:span text:style-name="T1320">другая </text:span><text:span text:style-name="T1332">часть</text:span><text:span text:style-name="T1320"> его</text:span><text:span text:style-name="T1295">—</text:span><text:span text:style-name="T1321">чёрная версия чего-то сидящего внутри него </text:span><text:span text:style-name="T1333">самого…</text:span><text:span text:style-name="T1321"> </text:span><text:span text:style-name="T1322">Что-то, что ему нужно… ликвидировать.</text:span></text:p>
      <text:p text:style-name="P359"><text:span text:style-name="T8">Нэриш</text:span><text:span text:style-name="T1323">: Ты считаешь тут может быть какая-то… какая-то </text:span><text:span text:style-name="T1334">политическая</text:span><text:span text:style-name="T1323"> причина?</text:span></text:p>
      <text:p text:style-name="P585"><text:span text:style-name="T9">Ф</text:span><text:span text:style-name="T7">он Гёль</text:span><text:span text:style-name="T1295">: (покачивая головой) </text:span><text:span text:style-name="T1324">Я просто не знаю, Клаус. После того случая в Центральной Азии</text:span><text:span text:style-name="T1316">—</text:span></text:p>
      <text:p text:style-name="P586"><text:span text:style-name="T8">Нэриш</text:span><text:span text:style-name="T1295">: Ты имеешь ввиду</text:span><text:span text:style-name="T1316">—</text:span></text:p>
      <text:p text:style-name="P586"><text:span text:style-name="T9">Ф</text:span><text:span text:style-name="T8">он Гёль</text:span><text:span text:style-name="T1295">: Да. Киргизский свет. Знаешь. Забавно, что он никогда </text:span><text:span text:style-name="T1326">не</text:span><text:span text:style-name="T1295"> </text:span><text:span text:style-name="T1326">хотел</text:span><text:span text:style-name="T1295">, </text:span><text:span text:style-name="T1325">чтобы его считали</text:span><text:span text:style-name="T1295"> <text:s/>империалистом</text:span><text:span text:style-name="T1316">—</text:span></text:p>
      <text:p text:style-name="P587"><text:span text:style-name="T8">Нэриш</text:span>: Никто из них не хочет. <text:span text:style-name="T1807">Но эта девушка….</text:span></text:p>
      <text:p text:style-name="P588"><text:span text:style-name="T9">Ф</text:span><text:span text:style-name="T8">он Гёль</text:span> Малышка Гели Трипинг. Та, что считает себя ведьмой.</text:p>
      <text:p text:style-name="P588"><text:span text:style-name="T8">Нэриш</text:span>: Но ты действительно думаешь, что она пойдёт на этот<text:span text:style-name="T242">—</text:span>этот её план, <text:span text:style-name="T1808">найти Чичерина?</text:span></text:p>
      <text:p text:style-name="P589"><text:span text:style-name="T9">Ф</text:span><text:span text:style-name="T8">он Гёль</text:span>: Я думаю… <text:span text:style-name="T11">Они</text:span>… так….</text:p>
      <text:p text:style-name="P590"><text:span text:style-name="T8">Нэриш</text:span>: Но Герхардт, она же его любит.</text:p>
      <text:p text:style-name="P590"><text:span text:style-name="T9">Ф</text:span><text:span text:style-name="T8">он Гёль</text:span>: <text:span text:style-name="T1809">Он не <text:s/>устраивал свиданий с ней, не так ли?</text:span></text:p>
      <text:p text:style-name="P591"><text:span text:style-name="T8">Нэриш</text:span>: Ты же не хочешь сказать, будто<text:span text:style-name="T242">—</text:span></text:p>
      <text:p text:style-name="P360">– <text:span text:style-name="T1809">Слышь,</text:span>– <text:span text:style-name="T1809">взборматывает Слотроп,</text:span>– <text:span text:style-name="T1809">что за околёсицу вы тут </text:span><text:span text:style-name="T143">плетёте</text:span><text:span text:style-name="T1809">, вообще?</text:span></text:p>
      <text:p text:style-name="P361">– <text:span text:style-name="T1809">Паранойя,</text:span>– <text:span text:style-name="T1809">Шпрингер огрызается досадливо ) как люди огрызаются, когда их отрывают от увлекательной игры).</text:span>– <text:span text:style-name="T1810">Тебе этого не понять.</text:span></text:p>
      <text:p text:style-name="P362">– <text:span text:style-name="T1811">Ну ызвиняюсь, надо отойти проблеваться,</text:span>– <text:span text:style-name="T1811">классычная реплыка среди чаруюей школы лохов, как этот <text:s/>Тактичный Тайрон тут у нас, и довольно продвинутый способ на суше, но только не тут, где Балтика не допустит не укачаться до тошноты. Шимпы хором блюют укута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text:s/>корабль с ледяной улыбкой д-ра Мабуса, особенно в удачный день. Её слышно из рулевой рубки теперь, где она воет свой морской напев. «Öööööö»,</text:span>– <text:span text:style-name="T1812">подпевает Слотроп за борт.</text:span></text:p>
      <text:p text:style-name="P592">И так вот их отчаянное предприятие катит вдоль берега Юзедома, под облачно летним небом. <text:span text:style-name="T1813">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е как Полдень Ракеты… и звук, что должен был в тот момент наполнять воздух для благоверных можно </text:span><text:soft-page-break/><text:span text:style-name="T1813">сравнить лишь с полуденной сиреной, в которую верит весь город… и утроба резонирует, затвердев как камень….</text:span></text:p>
      <text:p text:style-name="P593">Прежде чем разглядишь, ты можешь почувствовать место. <text:span text:style-name="T1814">Даже загороженное планширом, прижавшись щекой к верхнему краю борта пахнущему смолой, когда глаза слезятся, а кишки хлюпают внутри как море. Даже настолько опустошённым и выжженным, каким Рокоссовский и Белая 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text:span></text:p>
      <text:p text:style-name="P594">Невысокие, выжженные строения теперь потянулись, пепельные образы маскировочных сетей впеклись в бетон (<text:span text:style-name="T1815">им отпущена всего минута на горение, как шёлковой мантии </text:span><text:span text:style-name="T144">bürger</text:span><text:span text:style-name="T1815">’а—осветить интерьер побережья, эту гостиную инженеров полную тяжеловесных форм и нейтральных тонов… разве то был не просто краткий рывок? ни к чему поправлять, не о чем выговаривать, никаких выходов на новые уровни… но кто это может быть, наблюдает так учтиво и кротко поверх модели? лицо всё в этих хромофото цветах заката, глаза внутри линз чёрной оправы, которые, словно горящие сети, служили, как дошло теперь, маскировкой кому ещё, если не Велосипедисту в Небе, чёрный и фатальный Эдвардианский силуэт на светящейся груди неба, <text:s/>сегодняшнего Полудня Ракеты, два округлых взрыва внутри часа пик, в сцене смерти дневного света. Теперь гонщик пригибается там наверху, окончательный и безмятежный. В картах таро он известен как Дурак, но в здешней Зоне его кличут Проныра. Это 1945. Всё ещё ранний, всё ещё невинный. Отчасти.)</text:span></text:p>
      <text:p text:style-name="P595">Обугленная беспомощная решётка: что было деревянным теперь лишь оседает, обессилено. <text:span text:style-name="T1816">Зелёные человечьи фигуры пр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половинной скорости. Признаки оккупации нарастают: парковки грузовиков, палатки, загон для лошадей полный пегих, чалых, снежно-белых, красных как кровь. Дикие летние утки всполашиваются, мокрым брызжущим взрывом, из зелени камышей, перемахивают за корму судна и опускаются вслед за ним, где раскачиваются, крякая, на метровых бурунах. Высоко залитый солнцем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шащейся Европы. Но деревья, бук с сосной, начали снова расти на местах бывших вырубок под под дома или управления—вверх сквозь трещины в дорожном покрытии, всюду жизнь находит поживу, вверх устремляется зелёное лето ’45 и леса по-прежнему густы на возвышенности. </text:span></text:p>
      <text:p text:style-name="P596">Проплывают сейчас <text:span text:style-name="T1818">гигантские почернелые останки Цехов Разработки, в основном рассыпанные вровень с землёй. Сериями, какие-то разодраны и разбиты, другие укрыты меж дюн, под почтительное перечисление Нэришем одну за другой, надвигаются <text:s/>бетонные массы испытательных установок, вех на пути несомого креста, VI, V, III, IV, II, IX, </text:span>VIII, I, <text:span text:style-name="T1819">в заключение и собственные Ракеты, где она стояла и взлетела-таки наконец, VII и X. Деревья, что когда-то укрывали их от моря, теперь лишь комли древесного угля.</text:span></text:p>
      <text:p text:style-name="P597">Огибая северное закругление полуострова, <text:span text:style-name="T1820">стену полигона и отступающие валы грунта—движутся теперь мимо Пенемюнде-Вест, давнишней территории Luftwaffe.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ные мусором и разбитыми Мессершмидтами тянутся мимо, </text:span><text:soft-page-break/><text:span text:style-name="T1820">вглубь полуострова: миновав темя черепа, снова к югу направляясь к Пене, где—поверх волнистых холмом,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text:span></text:p>
      <text:p text:style-name="P598">Фрау Гнаб проводит свой кораблю с резким поворотом, через узкий залив к <text:span text:style-name="T1822">пристани</text:span>. <text:span text:style-name="T1821">Летний покой разлёгся повсюду: подвижной состав застыл инертно на рельсах своих путей, один солдат сидит прислонившись к бочке топлива с оранжевым верхом пытаясь подобрать мелодию на аккордеоне. Может просто балуется. Отто выпускает руку своей девушки хористки. </text:span><text:s/><text:span text:style-name="T1823">Его мать выключает моторы, а он широко переступает на пристань и бегает там пришвартовываясь. Потом краткая пауза: дизельный чад, болотные птицы, тихое безделье….</text:span></text:p>
      <text:p text:style-name="P599">Чья-то штабная машина, протарахтев из-за угла <text:span text:style-name="T1824">товарного склада, затормозила, из задней двери выскакивает майор даже толще Дуайна Марви, но с более добрым и смутно Восточным лицом. Седые волосы как овечья шерсть кучерявятся вокруг его головы. «А! Фон Гёль!»– распростёр руки, <text:s/>глаза поблескивают—это вправду слёзы?– «Фон Гёль, мой дорогой друг!»</text:span></text:p>
      <text:p text:style-name="P363">– <text:span text:style-name="T1825">Майор Ждаев,</text:span>– <text:span text:style-name="T1825">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text:span></text:p>
      <text:p text:style-name="P600">Точно. Прежде, чем кто-либо успел шевельнутся, они подскочили беря в кордон Ждаева и Шпрингера, оружие наготове. «<text:span text:style-name="T1826">Не стоит беспокоиться»,– машет <text:s/>сияющий Ждаев, направляясь обратно к машине, полуобняв другой рукою Шпрингера,– «мы ненадолго задержим вашего друга. Можете закончить свою работу и уйти. Мы позаботимся, чтоб он вернулся в Свинемюнде в полной безопасности».</text:span></text:p>
      <text:p text:style-name="P364">– <text:span text:style-name="T1827">Что за чёрт,</text:span>– <text:span text:style-name="T1881">рявкает Фрау Граб выкатываясь из рулевой рубки. Хафтунг выскакивает, дёргаясь лицом в тике, засовывая руки в различные карманы и вынимая их обратно: «Кого они арестовали? А как же мой контракт? Что с нами будет?» Штабная машина укатила. Солдаты начали переходить на борт.</text:span></text:p>
      <text:p text:style-name="P365">– <text:span text:style-name="T1828">Блядь,</text:span>– <text:span text:style-name="T1828">призадумался Нэриш.</text:span></text:p>
      <text:p text:style-name="P365">– <text:span text:style-name="T1828">Думаете, всё накрылось?</text:span></text:p>
      <text:p text:style-name="P366">– <text:span text:style-name="T1829">Думаю, Чичерин отреагировал с интересом. Как ты и говорил.</text:span></text:p>
      <text:p text:style-name="P366">– <text:span text:style-name="T1829">А, брось</text:span>—</text:p>
      <text:p text:style-name="P367">– <text:span text:style-name="T1830">Нет, нет,</text:span>– <text:span text:style-name="T1830">рука на рукаве,</text:span>– <text:span text:style-name="T1830">он прав. Ты безвреден.</text:span></text:p>
      <text:p text:style-name="P368">– <text:span text:style-name="T1831">Спасибо.</text:span></text:p>
      <text:p text:style-name="P368">– <text:span text:style-name="T1831">Я предупреждал его, но он только смеялся. ‘Обычный прыжок, Нэриш. Я же должен скакать, верно?’</text:span></text:p>
      <text:p text:style-name="P369">– <text:span text:style-name="T1832">Ну, и что теперь собираешься делать, освободить его?</text:span></text:p>
      <text:p text:style-name="P601">Тут некоторая заварушка посреди судна. Русские сдёрнули брезент <text:span text:style-name="T1833">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span></text:p>
      <text:p text:style-name="P370">– <text:span text:style-name="T1834">Так получилось...</text:span>– <text:span text:style-name="T1835">Слотропу </text:span><text:span text:style-name="T145">очень</text:span><text:span text:style-name="T1835"> хочется, чтоб тот перестал говорить в такой манере.</text:span>– <text:span text:style-name="T1836">Я его должник</text:span>—<text:span text:style-name="T146">настолько</text:span><text:span text:style-name="T1836">.</text:span></text:p>
      <text:p text:style-name="P371">– <text:span text:style-name="T1836">Ну, а я нет,</text:span>– <text:span text:style-name="T1836">Слотроп уворачивается от нежданного выплеска жёлтой шимпанзиной рвоты.</text:span>– <text:span text:style-name="T1837">Он должен сам уметь о себе заботиться.</text:span></text:p>
      <text:p text:style-name="P372">– <text:span text:style-name="T1838">Толкует он довольно грандиозно. Но не достаточно параноик, </text:span><text:span text:style-name="T147">в глубине сердца</text:span>—<text:span text:style-name="T1839">для такой работы, это катастрофа.</text:span></text:p>
      <text:p text:style-name="P602">Тут один из шимпов кусает Советского ефрейтора за ногу. <text:span text:style-name="T1840">Ефрейтор вскрикивает, хватает свой ППШ и строчит с бедра, на то время шимп уже перескочил на фал. Дюжина других зверюк, многие прихватив по бутылке водки, гурьбой рванули к сходням. «Не дайте им уйти»,halyard. </text:span><text:soft-page-break/><text:span text:style-name="T1840">Вопит Хфтунг. Тромбонист высовывает голову заспанно из трюмного люка спросить в чём дело и по его лицу протопотали три пары босых ног с розовыми пятками, прежде чем он смог оценить ситуацию. Девушки, с озарёнными послеполуденным солнцем блёстками, все перья <text:s/>в трепете, загнаны к носу и корме мле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 их»,– умоляет Хафтунг,– «кто-нибудь». Слотроп оказывается между Отто и Нэришем, теснимыми на берег по сходне солдатами, что гонятся за шимпами или девушками или пытаются выдрать груз на берег. Среди всплесков, проклятий и девичьих визгов с другой стороны судна, хористки и музыканты всё выскакивают и бродят туда-сюда. Просто трудно постичь что за хуйня тут творится.</text:span></text:p>
      <text:p text:style-name="P373">– <text:span text:style-name="T1841">Слушай,</text:span>– <text:span text:style-name="T1841">Фрау Граб перевешивается через борт.</text:span></text:p>
      <text:p text:style-name="P603">Слотроп подмечает неестественный прищур. «Ты что-то задумала».</text:p>
      <text:p text:style-name="P374">– <text:span text:style-name="T1842">Вам придётся выкинуть диверсионный финт.</text:span></text:p>
      <text:p text:style-name="P374">– <text:span text:style-name="T1842">Что? Что?</text:span></text:p>
      <text:p text:style-name="P374">– <text:span text:style-name="T1842">Шимпы, музыканты, девки канкана. Приманки все разбросаны. Пока вы втроём прошмыгнёте и выхватите дер Шпригера.</text:span></text:p>
      <text:p text:style-name="P375">– <text:span text:style-name="T1843">Можем спрятаться,</text:span>– <text:span text:style-name="T1843">Нэриш озирается гангстерским взором.</text:span>– <text:span text:style-name="T1844">Никто не заметит. </text:span><text:span text:style-name="T148">Ja, ja!</text:span><text:span text:style-name="T1844"> Корабь может отплыть как </text:span><text:span text:style-name="T148">будто мы на борту</text:span><text:span text:style-name="T1844">.</text:span></text:p>
      <text:p text:style-name="P376">– <text:span text:style-name="T1845">Я пас,</text:span>– <text:span text:style-name="T1845">грит Слотроп.</text:span></text:p>
      <text:p text:style-name="P376">– <text:span text:style-name="T1845">Ха! Ха!</text:span>– <text:span text:style-name="T1845">грит Фрау Гнаб.</text:span></text:p>
      <text:p text:style-name="P376">– <text:span text:style-name="T1845">Ха! Ха!</text:span>– <text:span text:style-name="T1845">грит Нэриш.</text:span></text:p>
      <text:p text:style-name="P377">– <text:span text:style-name="T1846">Я лягу в дрейф на северо-восточном углу,</text:span>– <text:span text:style-name="T1846">продолжает эта шальная мамаша,</text:span>– <text:span text:style-name="T1846">в проливе между островком и треугольной частью берега.</text:span></text:p>
      <text:p text:style-name="P378">– <text:span text:style-name="T1847">Испытательная Установка Х.</text:span></text:p>
      <text:p text:style-name="P378">– <text:span text:style-name="T1847">Крутое имечко. Думаю, к тому времени прилив начнётся. Разведёте костёр. Отто! Отдать швартовы.</text:span></text:p>
      <text:p text:style-name="P379">– <text:span text:style-name="T11">Zu Befehl, Mutti!</text:span></text:p>
      <text:p text:style-name="P604">Слотроп и Нэриш делают рывок за товарный склад и прячутся в одновм из вагонов на путях. Никто не заметил. <text:span text:style-name="T1848">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span></text:p>
      <text:p text:style-name="P380">– <text:span text:style-name="T1849">Ну, Нэриш,</text:span>– <text:span text:style-name="T1849">Слотропу можно уже и спросить,</text:span>– <text:span text:style-name="T1849">куда его отвезут, по-твоему? а?</text:span></text:p>
      <text:p text:style-name="P381">– <text:span text:style-name="T1850">Как я увидел,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text:span>—<text:span text:style-name="T1851">идеально для штаба. На вид неплохо сохранилось, хотя у Рокоссовского был приказ сравнять тут всё с землёй.</text:span></text:p>
      <text:p text:style-name="P382">– <text:span text:style-name="T1852">У тебя пушка есть?</text:span>– <text:span text:style-name="T1853">Нэриш качает головой, отрицательно.</text:span>– <text:span text:style-name="T1853">то ты за делец чёрного рынка, вообще? <text:s/>даже без пушки?</text:span></text:p>
      <text:p text:style-name="P383">– <text:span text:style-name="T1854">Я был по управлению инерционной частью. Ждёшь, что поверну обратно?</text:span></text:p>
      <text:p text:style-name="P383">– <text:span text:style-name="T1854">Н-ну и чем нам стрелять тогда? Своими мозгами?</text:span></text:p>
      <text:p text:style-name="P605">За дощатой стенкой вагона, небо темнеет, облака становятся оранжевыми, мандариновыми, тропическими. <text:span text:style-name="T1855">Отто и его девушка мурлычут в одном из углов. «Распротак его»,– кривит рот Нэриш.– «Пять минут как от мамочки и уже Казанова».</text:span></text:p>
      <text:p text:style-name="P606">Отто всерьёз излагает своё отношение к <text:span text:style-name="T1856">Материнскому Заговору. Не часто встретишь девушку, что станет слушать. Раз в год Матери собираются вместе, тайком, на те громадные съезды, и обмениваются информацией. Рецепты, игры, ключевые фразы, для применения на своих детях. «Что твоя обычно говорит, когда хочет, чтоб ты чувствовала себя виноватой?»</text:span></text:p>
      <text:p text:style-name="P384">– ‘<text:span text:style-name="T1857">У меня от работы пальцы до костей стёрлись!</text:span>’– <text:span text:style-name="T1858">грит девушка.</text:span></text:p>
      <text:p text:style-name="P385"><text:soft-page-break/>– <text:span text:style-name="T1858">Точно! И вечно готовила те жуткие кастрюли к-картошки с луком</text:span>—</text:p>
      <text:p text:style-name="P386">– <text:span text:style-name="T1859">И с салом! Маленькие кусочки сала</text:span>—</text:p>
      <text:p text:style-name="P387">– <text:span text:style-name="T1860">Вот видишь, видишь? Такое </text:span><text:span text:style-name="T149">не может</text:span><text:span text:style-name="T1860"> быть случайностью! Они проводят конкурс на Мать Года, кормление грудью, смена пелёнок, </text:span><text:span text:style-name="T149">засекают время</text:span><text:span text:style-name="T1860">, кастрюльные соревнования, </text:span><text:span text:style-name="T149">ja</text:span><text:span text:style-name="T1860">—а ближе к концу начинают пользоваться </text:span><text:span text:style-name="T149">детьми</text:span><text:span text:style-name="T1860">.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text:span>—<text:span text:style-name="T1860">что только вздумается. Удачи, мой мальчик». Пистолеты заряжены холостыми, </text:span><text:span text:style-name="T149">natürlich</text:span><text:span text:style-name="T1860">, но несчастный ребёнок о том и не догадывается. Только те матери по кому стреляли проходят в финал. Затем приводят психиатров и судьи сидят с секундомерами фиксировать как быстро дети сломаются. «Ну что ж, Ольга, разве не </text:span><text:span text:style-name="T149">мило</text:span><text:span text:style-name="T1860"> было со стороны Мамочки разрушить твой роман с тем длинноволосым поэтом?» «Как видно, вы с матерью, э, </text:span><text:span text:style-name="T149">очень близки</text:span><text:span text:style-name="T1860">, Герман. Помнишь как она застала тебя </text:span><text:span text:style-name="T149">мастурбирующим в её перчатку</text:span><text:span text:style-name="T1860">? А?» Санитары стоят наготове оттащить детей, обомлевших, визжащих, в клонических судорогах. Наконец, только одна Мать остаётся на сцене. Ей возлагают традиционную шляпу с цветами <text:s/>на голову, вручают державу и скипетр, которые в данном случае позолоченное тушёное мясо и розга, а оркестр играет </text:span><text:span text:style-name="T149">Тристана и Изольду.</text:span></text:p>
      <text:p text:style-name="P667"><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607"><text:s/>Они вышли в остатки сумерек. Просто сонный летний вечер в Пенемюнде. <text:span text:style-name="T1861">Стая уток пролетела над головой, к западу. Никаких Русских вокруг. Одинокая лапочка горит над входом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text:span></text:p>
      <text:p text:style-name="P613">Ночь наступила, когда они двинулись. Вглубь острова направляется <text:span text:style-name="T1937">группа захвата</text:span>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о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несильный ветер в деревьях повыше. Ещё, издалека, выстрел или два.</text:p>
      <text:p text:style-name="P388">– <text:span text:style-name="T1863">Это по моим обезьянам стреляют?</text:span>– <text:span text:style-name="T1862">заводится Хафтунг.</text:span>– <text:span text:style-name="T1863">Они по 2000 марок за штуку. Как мне вообще получить возмещение?</text:span></text:p>
      <text:p text:style-name="P608">Мышиное семейство стремглав перебегают поперёк путей, ещё и наступили Слотропу на ногу. «<text:span text:style-name="T1864">Я ожидал просто бескрайнее кладбище. Похоже, вряд ли».</text:span> </text:p>
      <text:p text:style-name="P389">– <text:span text:style-name="T1865">Когда мы приехали, то расчистили сколько необходимо,</text:span>– <text:span text:style-name="T1866">вспоминает Нэриш.</text:span>– <text:span text:style-name="T1866">Большая част осталась</text:span>—<text:span text:style-name="T1866">лес, жизнь… тут наверно до сих пор олени водятся, где-нибудь. Такие здоровые с тёмными рогами. И птицы</text:span>—<text:span text:style-name="T1867">бекасы, лысухи, дикие гуси</text:span>—<text:span text:style-name="T1868">шум испытаний отпугивал их к морю, но они всегда возвращались, когда утихнет.</text:span></text:p>
      <text:p text:style-name="P609">Пока они шли к аэродрому пришлось дважды рассыпаться по лесу, <text:span text:style-name="T1869">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быть они за нами»,– шепчет Нэриш.– «Пошли».</text:span></text:p>
      <text:p text:style-name="P610"><text:soft-page-break/>Через полосу леса, а затем <text:span text:style-name="T1870">осторожно </text:span>на открытое поле аэродрома. <text:span text:style-name="T1871">Острый серп месяца взошёл. Обезьяны удрали вперёд, болтая руками. Это нервный отрезок. Каждый превосходная мишень, никакого укрытия кроме самолётов расстрелянных где стояли вдребезги—ржавые стрингеры, обгоревшая краска, кабины сбиты назад в землю. Огни от бывшего комплекса Luftwaffe мерцают южнее. Грузовики изредка урчат вдоль дороги на дальнем краю аэродрома. Слышится пение в казармах, а где-то радио. Вечерние новости откуда-то. Слишком далеко, чтоб разобрать слова или даже язык, просто прилежная монотонность: новости, Слотроп, продолжаются без тебя….</text:span></text:p>
      <text:p text:style-name="P611">Они пересекли гудрон до дороги <text:span text:style-name="T1872">и затаились в дренажном кювете прислушиваясь к движению. Вдруг, слева, жёлтые огни <text:s/>взлётной полосы вспыхивают, двойной ряд их цепочкой к морю, яркость пару раз подскочила и спала, пока <text:s/>устабильнилась. «Кто-то прилетает»,– пытается угадать Слотроп. </text:span></text:p>
      <text:p text:style-name="P390">– <text:span text:style-name="T1873">Скорее улетает,</text:span>– <text:span text:style-name="T1874">отрезал Нэриш.</text:span>– <text:span text:style-name="T1874">Нам надо поторопиться.</text:span></text:p>
      <text:p text:style-name="P612">Вернувшись в сосновые леса теперь, направляясь по укатанной грунтовке к Испытательно<text:span text:style-name="T1972">й</text:span> <text:span text:style-name="T1972">Установке</text:span> VII, они начали собирать заблудившихся девушек и шимпанзе. <text:span text:style-name="T1875">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ь высотой—застит звёзды. Высокая яркая полоса протянулась где открыты раздвижные двери, и свет льётся наружу. Нэриш стискивает руку Слотропа. «Похоже на машину майора. И мотор на ходу». </text:span><text:s/><text:span text:style-name="T1876">До хрена прожекторов, тоже, установлены на заборах с рядами колючей проволоки протянутой поверху—ещё и что-то похожее на подразделение охраны бродит вокруг.</text:span></text:p>
      <text:p text:style-name="P391">– <text:span text:style-name="T1877">Кажется так и есть,</text:span>– <text:span text:style-name="T1877">Слотроп немного нервничает.</text:span></text:p>
      <text:p text:style-name="P392">– <text:span text:style-name="T1878">Шш.</text:span>– <text:span text:style-name="T1878">Звук самолёта, одномоторного истребителя, что кружит для захода на посадку низко над соснами. «Времени мало».</text:span>– <text:span text:style-name="T1879">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text:span></text:p>
      <text:p text:style-name="P393">– <text:span text:style-name="T1880">Титьки с жопой,</text:span>– <text:span text:style-name="T1880">бормочут девушки,</text:span>– <text:span text:style-name="T1880">титьки с жопой. Вот и всё зачем мы понадобились.</text:span></text:p>
      <text:p text:style-name="P394">– <text:span text:style-name="T1881">А ну, позатыкались быстро,</text:span>– <text:span text:style-name="T1882">рычит Хафтунг, в своей обычной манере обращения с вспомогательным контингентом.</text:span></text:p>
      <text:p text:style-name="P395">– <text:span text:style-name="T1883">Тем временем,</text:span>– <text:span text:style-name="T1883">продолжает Нэриш,</text:span>– <text:span text:style-name="T1883">Слотроп и я зайдём внутрь за Шпрингером. Когда он будет с нами постараемся вызвать их огонь. Это будет </text:span><text:span text:style-name="T150">вам</text:span><text:span text:style-name="T1883"> сигналом ломиться прочь как от чёрта.</text:span></text:p>
      <text:p text:style-name="P396">–<text:span text:style-name="T1883"> Ну, ещё как откроют огонь,</text:span>– <text:span text:style-name="T1884">грит Слотроп.</text:span>– <text:span text:style-name="T1884">а и как насчёт такого?</text:span>– <text:span text:style-name="T1884">Ему только что пришла блестящая идея: фальшивые коктейли Молотова, переход на старую рутину Кислоты Бумера. Он вскидывает руку с бутылкой водки, указывая на неё и скалясь.</text:span></text:p>
      <text:p text:style-name="P397">– <text:span text:style-name="T1885">Но это пойло вряд ли даже загорится.</text:span></text:p>
      <text:p text:style-name="P398">– <text:span text:style-name="T1885">Но они-то будут думать, что это бензин,</text:span>– <text:span text:style-name="T1886">начинает ощипывать страусиные перья с костюма ближайшей к нему девушки.</text:span>– <text:span text:style-name="T1887">И только представьте насколько увереннее </text:span><text:span text:style-name="T151">мы</text:span><text:span text:style-name="T1887"> будем себя чувствовать.</text:span></text:p>
      <text:p text:style-name="P399">– <text:span text:style-name="T1888">Феликс,</text:span>– <text:span text:style-name="T1888">кларнетист спрашивает музыканта с тубой.</text:span>– <text:span text:style-name="T1888">Во что мы вляпались?</text:span>– <text:span text:style-name="T1889">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text:span text:style-name="T152">Zitz und Arsch,</text:span><text:span text:style-name="T1889"> вниз по склону.</text:span></text:p>
      <text:p text:style-name="P400">– <text:span text:style-name="T1890">Так что мы представляем внушительную угрозу,</text:span>– <text:span text:style-name="T1890">шепчет Нэриш.</text:span>– <text:span text:style-name="T1890">Нужны будут спички. У кого-нибудь есть спички?</text:span></text:p>
      <text:p text:style-name="P401">– <text:span text:style-name="T1891">Не у меня.</text:span></text:p>
      <text:p text:style-name="P401">– <text:span text:style-name="T1891">И у меня нет.</text:span></text:p>
      <text:p text:style-name="P402">– <text:span text:style-name="T1892">От же ж, в зажигалке кремень кончился.</text:span></text:p>
      <text:p text:style-name="P403"><text:soft-page-break/>– <text:span text:style-name="T11">Kot</text:span>,– <text:span text:style-name="T1893">Нэриш всплескивает руками,</text:span>– <text:s/><text:span text:style-name="T11">Kot,</text:span>– <text:span text:style-name="T1893">отходя между деревьев, где сталкивается с Феликсом и его тубой.</text:span>– <text:span text:style-name="T1893">Ты тоже совсем без спичек.</text:span></text:p>
      <text:p text:style-name="P404">– <text:span text:style-name="T1893">У меня зажигалка Зиппо,</text:span>– <text:span text:style-name="T1894">отвечает Феликс,</text:span>– <text:span text:style-name="T1894">и две сигары Корона, из клуба Американских офицеров в</text:span>—</text:p>
      <text:p text:style-name="P614"><text:span text:style-name="T1895">Минуту спустя</text:span>. <text:span text:style-name="T1896">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бризом с моря. План в том, чтобы вскарабкаться на песчано-кустарниковую насыпь вокруг испытательной установки и проникнуть в Здание Сборки с тыла.</text:span></text:p>
      <text:p text:style-name="P615">И вот он Нэриш, что когда-то ракетой управлял. И каждый день в Полдень Ракеты смерть в небо запускал…. <text:span text:style-name="T1897">Хотя Нэришу удалось, в своё время, избежать почти всё это.</text:span></text:p>
      <text:p text:style-name="P616">Фактически, не случалось ещё двум людям с таким неподходящим снаряжением приближаться к <text:s/>пресвятому Центру, <text:span text:style-name="T1898">с той поры как Чичерин и Джакып Кулан тащили свои задницы через степь, отыскивая их Кыргызский Свет. Это составляет промежуток в десять лет. Что даёт этой забаве примерно такую же уязвимость рекордсменами как и бейсбол, спорт тоже люто оплетённый белыми предсказаниями недоброго. <text:s text:c="2"/></text:span></text:p>
      <text:p text:style-name="P617">Подхождение-к-Святому-Центру скоро станет Зонным спортом номер один. <text:span text:style-name="T1899">Его благоуханный расцвет не за горами. Скоро всё больше чемпионов, экспертов, заклинателей всех мастей и званий расплодятся несметнее, чем когда-либо было за всю историю этой игры. И подобные Нэришу и Слотропу будут уже искорены вагонами и даже танкерами.</text:span></text:p>
      <text:p text:style-name="P618">Слотроп, как уже отмечалось, во всяком случае ещё в эру <text:span text:style-name="T11">Анубиса</text:span>, начал редеть, рассеиваться. «<text:span text:style-name="T1900">Плотность личности»,–Курт Мондауген в своём кабинете в Пенеюнде, не так уж во многих шагах отсюда, формулируя Закон, что однажды буде носить его имя,– «прямо пропорциональна ширине темпорального охвата».</text:span></text:p>
      <text:p text:style-name="P619">«<text:span text:style-name="T1901">Ширина темпорального охвата» это ширина твоего настоящего, твоё </text:span><text:span text:style-name="T153">сейчас</text:span><text:span text:style-name="T1901">. Это хорошо знакомая «Δt» рассматриваемая как зависимая переменная. Чем дольше пребываешь в прошлом и будущем, тем больше твоя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теперь у Слотропа—что ты вообще </text:span><text:span text:style-name="T153">тут</text:span><text:span text:style-name="T1901"> делаешь, у подножия этой колоссальной загнутой насыпи….</text:span></text:p>
      <text:p text:style-name="P406">– <text:span text:style-name="T1902">Э,</text:span>– <text:span text:style-name="T1902">развесив губы оборачивается он к Нэришу,</text:span>– <text:span text:style-name="T1902">что мы вообще…</text:span></text:p>
      <text:p text:style-name="P405">– <text:span text:style-name="T1903">Что мы что?</text:span></text:p>
      <text:p text:style-name="P405">– <text:span text:style-name="T1903">Что?</text:span></text:p>
      <text:p text:style-name="P406">– <text:span text:style-name="T1904">Ты сказал <text:s/></text:span>‘<text:span text:style-name="T1904">Что мы вообще...</text:span>’ <text:span text:style-name="T1904">и остановился.</text:span></text:p>
      <text:p text:style-name="P406">– <text:span text:style-name="T1904">О. Так, пошутил.</text:span></text:p>
      <text:p text:style-name="P620">Что касается Нэриша, он слишком поглощён делом. <text:span text:style-name="T1905">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text:s/>пока однажды, ей известно, она узреет в </text:span><text:span text:style-name="T154">самый первый раз</text:span><text:span text:style-name="T1905">, и с той поры это станет абсолютной потребностью, направляющей целью… х-х-х-</text:span><text:span text:style-name="T154">хлысть </text:span><text:span text:style-name="T1906">чёрнокостные опоры водонапорных башен сверху, склонились к огромному ободу, виднеются над деревьями в свете мрачном и синюшно-пурпурном как закаты Пеемюнде в холодно застывшую погоду для запусков… долгий взгляд <text:s/>с вершины какой-то известной дамбы Нижнеземья в небо, которое растекается так ровно и желтит коричневость так, что солнце может быть за нею где угодно, а кресты крутящихся ветровых мельниц могут быть промельком спиц самого жуткого Гонщика, Слотроповский <text:s/>Гонщик, его два взрыва там вверху, его велосипедист—</text:span></text:p>
      <text:p text:style-name="P621"><text:soft-page-break/>Нет, но даже это всего лишь пролетает мельком через какую-то часть рельефа Слотропиановской <text:s/>доли мозга <text:span text:style-name="T1907">и растворяется в его поверхности, исчезая. Так вот случается тут с ним ещё одна небрежность… и не в меньшей мере растёт его, конечно, Обездоленность…. И нет повода надеяться на какой-то иной оборот, какой-то нежданный </text:span><text:span text:style-name="T155">ой-мне-дошло</text:span><text:span text:style-name="T1907">, только не от Слотропа. И вот он вам, карабкается на стены целомудренно церемониального сплетения, с достаточно хорошей наглядностью что есть не имеющи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предвзятость. Простите кулак не стиснувший его собственную грудь, сердце не способное замереть в приветствии…. Простите ему, как простили вы Чичерину у Киргизского Света…. Ещё придут лучшие дни.</text:span></text:p>
      <text:p text:style-name="P622">Слотроп <text:span text:style-name="T1909">при</text:span>слуш<text:span text:style-name="T1909">ив</text:span>ает<text:span text:style-name="T1909">ся к</text:span> перипатетическую туб<text:span text:style-name="T1909">е</text:span> <text:span text:style-name="T1908">вдалеке и кларнету, к которым присоединяются сейчас тромбон и тенор сакс стараясь вписаться в мелодию… и к взрывам смеха солдат и девушек… звучит как вечеринка там внизу… вдруг есть и безлошадные дамочки… «Слышь, а может попробуем, э… какой был у тебя—»</text:span></text:p>
      <text:p text:style-name="P623">Нэриш, кожаное пугало, стара<text:span text:style-name="T1910">ясь</text:span> игнорировать поведение Слотропа, <text:span text:style-name="T1910">решил разобрать свою зажигательную бомбу: откупорил водку и поболтал перед своим носом перед тем как хряпнуть с горла. Он сияет, цинично, торгашески, <text:s/>Слотропу. «На». Затишье под белой стеной.</text:span></text:p>
      <text:p text:style-name="P407">– <text:span text:style-name="T1911">О, да я подумал это бензин, но они ж ведь поддельные, так что это просто водка, правда?</text:span></text:p>
      <text:p text:style-name="P624">Но по ту сторону насыпи, внизу на арене, <text:span text:style-name="T1912">что это такое могло быть вот сейчас, дожидается в этом изменчивом лунном свете, маскировочная краска от хвоста до вершины щербатится зубьями пилы… неужто вправду никогда тебя не накроет? Ни даже в самое гиблое время ночи, с заточками слов у тебя на странице одни только Δt вместо того, что они означают? А внутри трепещет жертва, перебирает чётки, стучит по дереву, избегая любого Готового Слова. Неужто это никогда не придёт за тобой, теперь?</text:span></text:p>
      <text:p text:style-name="P634">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от старых Цехов Разработки южнее, густая темень. </text:p>
      <text:p text:style-name="P625">Они проталкиваются через ветви сосен и снова вниз, <text:span text:style-name="T1913">в Яйцо, высосанное от Германской техники, <text:s/>давно превращённое в Русскую стоянку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ждающий отвод»,– по словам Нэриша.– «Они наверное под ним. Нам надо заходить отсюда».</text:span></text:p>
      <text:p text:style-name="P626">Они прошли полпути вдоль <text:span text:style-name="T1914">склона</text:span> к <text:span text:style-name="T1914">зданию насосной встроенной в насыпь для холодной воды, что когда-то уносила невообразимый жар пробных пусков. Теперь она ободрана, <text:s/>внутри гулкая темень. Слотроп, ступив пару шагов через порог, натыкается на кого-то.</text:span></text:p>
      <text:p text:style-name="P408">– <text:span text:style-name="T1915">Прошу прощения,</text:span>– <text:span text:style-name="T1916">хотя это вышло не слишком спокойно.</text:span></text:p>
      <text:p text:style-name="P409">– <text:span text:style-name="T1917">О, ничего страшного,</text:span>– <text:span text:style-name="T1917">с Русским акцентом,</text:span>– <text:span text:style-name="T1918">я не пострадал.</text:span>– <text:span text:style-name="T1919">Он выпроваживает Слотропа обратно, о, </text:span><text:span text:style-name="T161">сволочного</text:span><text:span text:style-name="T1919"> вида младший сержант вам тут, под два метра ростом.</text:span></text:p>
      <text:p text:style-name="P410">– <text:span text:style-name="T1920">Ну, так</text:span>— <text:span text:style-name="T1920">и тут к ним подходит Нэриш.</text:span></text:p>
      <text:p text:style-name="P411">– <text:span text:style-name="T1921">О,</text:span>– <text:span text:style-name="T1921">Нэриш моргая глядит на охрану.</text:span>– <text:span text:style-name="T1922">Сержант, вы не слышите музыку? Почему вы не в Здании для Собраний, со своими товарищами? Там, как понимаю, несколько горячих </text:span><text:span text:style-name="T156">fräuleins</text:span><text:span text:style-name="T1922"> развлекают их,</text:span>– <text:span text:style-name="T1923">подпихивает локотком,</text:span>– <text:span text:style-name="T1923">в самом обворожительном состоянии полуодетости, к тому же.</text:span></text:p>
      <text:p text:style-name="P412">– <text:span text:style-name="T1924">Не сомневаюсь, это всё совершенно божественно,</text:span>– <text:span text:style-name="T1925">отвечает сержант,</text:span>– <text:span text:style-name="T1925">для </text:span><text:span text:style-name="T157">кое-кого</text:span><text:span text:style-name="T1925">.</text:span></text:p>
      <text:p text:style-name="P413">– <text:s/><text:span text:style-name="T11">Kot</text:span>...– <text:span text:style-name="T1926">время тактических манёвров истекло.</text:span></text:p>
      <text:p text:style-name="P413"><text:soft-page-break/>– <text:span text:style-name="T1927">И к тому же, это уже сверх </text:span><text:span text:style-name="T158">меры</text:span><text:span text:style-name="T1927">.</text:span></text:p>
      <text:p text:style-name="P627">Со вздохом, Нэриш вскидывает свою бутылку и обрушивает её вниз, или ещё выше, <text:span text:style-name="T159">тресь</text:span><text:span text:style-name="T1928"> сержанта по</text:span> затылк<text:span text:style-name="T1928">у, сбивая с него подшлемник, только и всего. «Хулиганьё»– Русский, уже осерчавши, наклоняется подобрать свой головной убор.– «</text:span><text:span text:style-name="T159">Правда</text:span><text:span text:style-name="T1928">, мне следует взять вас </text:span><text:span text:style-name="T159">обоих</text:span><text:span text:style-name="T1928"> под арест».</text:span></text:p>
      <text:p text:style-name="P414">– <text:span text:style-name="T1929">Хватит базарить,</text:span>– <text:span text:style-name="T1929">рычит Слотроп, размахивая сигарой и «коктейлем Молотова»,</text:span>– <text:span text:style-name="T1930">сдавай оружие, Иван, или я из тебя сделаю живую </text:span><text:span text:style-name="T160">сигнальную ракету</text:span><text:span text:style-name="T1930">!</text:span></text:p>
      <text:p text:style-name="P415">– <text:span text:style-name="T1931">Ты, </text:span><text:span text:style-name="T162">сволочь,</text:span><text:span text:style-name="T11">– </text:span><text:span text:style-name="T163">окрысился </text:span><text:span text:style-name="T1932">сержант стаскивая свой ППШ чуть-чуть чересчур быстро</text:span>—<text:span text:style-name="T1933">Слотроп уворачивается, целит свой привычный скорый пинок в пах, на этот раз промахивается, нно выбивает оружие, за которым у Нэриша хватает ума броситься. «Паскуды»,</text:span>– <text:span text:style-name="T1934">скулит Русский,</text:span>– «<text:span text:style-name="T1935">о, подлые, жуткие...»</text:span>– <text:span text:style-name="T1935">убегая прочь в обступившую ночь.</text:span></text:p>
      <text:p text:style-name="P416">– <text:span text:style-name="T1936">Две минуты,</text:span>– <text:span text:style-name="T1936">Нэриш уже внутри насосной. Слотроп перехв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ый.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ой за полтора метра от пола по всей длине комнаты.</text:span></text:p>
      <text:p text:style-name="P417">– <text:span text:style-name="T1938">Бросай свой карандаш,</text:span>– <text:span text:style-name="T1938">командует Слотроп.</text:span>– <text:span text:style-name="T1938">Молодец, где тот майор Ждаев?</text:span></text:p>
      <text:p text:style-name="P418">– <text:span text:style-name="T1939">Он на совещании. Если вы сообщите своё имя</text:span>—</text:p>
      <text:p text:style-name="P418">– <text:span text:style-name="T1940">Наркотик,</text:span>– <text:span text:style-name="T1940">кричит Нэриш,</text:span>– <text:span text:style-name="T1940">они дали ему какой-то </text:span><text:span text:style-name="T164">наркотик</text:span><text:span text:style-name="T1940">! Герхардт, Герхардт, ответь мне!</text:span></text:p>
      <text:p text:style-name="P628">Слотроп распознаёт симптомы: «<text:span text:style-name="T1941">Это тот Натрий Амитал. Пройдёт. Надо уходить.</text:span></text:p>
      <text:p text:style-name="P629"><text:span text:style-name="T242">–</text:span> <text:span text:style-name="T1942">Майор будет с минуты на минуту. Они наверху в караульном помещении, курят. По какому номеру он сможет позвонить вам?</text:span></text:p>
      <text:p text:style-name="P630">Слотроп проскользнул под одну руку Шпрингера, Нэриш под другую, <text:span text:style-name="T1943">когда снаружи громко забарабанили в дверь.</text:span></text:p>
      <text:p text:style-name="P419">– <text:span text:style-name="T1943">Курят? Что курят?</text:span></text:p>
      <text:p text:style-name="P420">– <text:span text:style-name="T165">Слотроп, нам сюда!</text:span></text:p>
      <text:p text:style-name="P420">– <text:span text:style-name="T1944">О.</text:span>– <text:span text:style-name="T1944">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ы лестничных ступеней в длинный прямой коридор, освещённый шестью <text:s/>или семью лампочками, пространство между которыми тонет в густой мгле, вдоль каждой стены, от пола до потолка, проложены толстые связки кабелей измерений.</text:span></text:p>
      <text:p text:style-name="P421">– <text:span text:style-name="T1945">Нам конец,</text:span>– <text:span text:style-name="T1945">задыхается Нэриш. Тут 150 метров до бункера замеров, и никакого укрытия кроме тени между лампочками. Тем орлам останется лишь побрызгать по трафарету.</text:span></text:p>
      <text:p text:style-name="P422">– <text:span text:style-name="T1946">Она ни капли не запнётся, гетероскоростная,</text:span>–<text:span text:style-name="T1946"> орёт Герхардт фон Гёль.</text:span></text:p>
      <text:p text:style-name="P423">– <text:span text:style-name="T1947">Попробуй сам идти,</text:span>– <text:span text:style-name="T1947">Слотроп не на шутку пересрал, </text:span>–<text:span text:style-name="T1947">давай, мэн, а то нам </text:span><text:span text:style-name="T166">жопа</text:span><text:span text:style-name="T1947">!</text:span>– <text:span text:style-name="T1948">Эхо ударов наотмашь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за сорок метров от себя по коридору, широкая улыбка стали. Слотроп выпускает Шпрингера и перебегает в следующий островок света, автомат наготове. Русские хлопают глазами в изумлении. </text:span>– <text:span text:style-name="T1949">Чичерин! Привет.</text:span></text:p>
      <text:p text:style-name="P631">Они стоят обернувшись друг к другу, каждый в своём кругу света. <text:span text:style-name="T1950">Слотроп вспоминает, что у него выигрышное положение. С полуизвиняющейся улыбкой, он он наводит дуло на них, идёт поближе. Ждаев и Чичерин, после обсуждения, которое кажется нестерпимо долгим, решают, что им лучше поднять руки.</text:span></text:p>
      <text:p text:style-name="P424">– <text:span text:style-name="T1951">Ракетмэн!</text:span></text:p>
      <text:p text:style-name="P424">– <text:s/><text:span text:style-name="T1951">Как поживаешь?</text:span></text:p>
      <text:p text:style-name="P424">– <text:span text:style-name="T1951">Что ты делаешь в такой Фашистской униформе?</text:span></text:p>
      <text:p text:style-name="P425"><text:soft-page-break/>– <text:span text:style-name="T1951">Ты прав. Пожалуй, перейду в Красную Армия,</text:span>– <text:s/><text:span text:style-name="T1957">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низу вышибанием двери.</text:span></text:p>
      <text:p text:style-name="P425">– <text:span text:style-name="T1952">Так может всё же разденетесь, парни? Слышь, Чичерин, как тебе понравился тот гашиш, между прочим?</text:span></text:p>
      <text:p text:style-name="P426">– <text:span text:style-name="T1953">Ну,</text:span>– <text:span text:style-name="T1953">стаскивая брюки,</text:span>– <text:span text:style-name="T1953">мы щас собрались все там в </text:span><text:span text:style-name="T167">budka</text:span><text:span text:style-name="T1953"> наверху, покурили… Ракетмэн, ты всегда фантастически вовремя. Ждаев, ну, разве он не что-то с чем-то?</text:span></text:p>
      <text:p text:style-name="P632">Слотроп выскальзывает из своего вечернего: «<text:span text:style-name="T1954">Просто смотри, чтоб у тебя не вскочил сейчас, кореш.</text:span></text:p>
      <text:p text:style-name="P633"><text:span text:style-name="T242">–</text:span> <text:span text:style-name="T1955">Я серьёзно. Это твой </text:span><text:span text:style-name="T168">Schwarzphänomen</text:span><text:span text:style-name="T1955">.</text:span></text:p>
      <text:p text:style-name="P427">– <text:span text:style-name="T1956">Брось дурить.</text:span></text:p>
      <text:p text:style-name="P428">– <text:span text:style-name="T1957">Ты даже не догадываешься как. Ты пляшешь под его дудку. Мой постоянно пытается довести меня до погибели. Нам лучше обменяться </text:span><text:span text:style-name="T169">ими</text:span><text:span text:style-name="T1957">, вместо униформы.</text:span></text:p>
      <text:p text:style-name="P429"><text:span text:style-name="T1951"><text:s/>Процесс переодевания усложняется. Китель Ждаева с золото-звездными </text:span><text:span text:style-name="T170">pogoni </text:span><text:span text:style-name="T1958">напялен на Шпрингера, который теперь напевает им всем попурри из Курта Вайля. Ждаев одевает белый костюм Шпрингера, и затем его с Чичериным связывают их собственными ремнями, а и галстуками. «Короче, идея такая»,</text:span>– <text:span text:style-name="T1959">Слотроп поясняет</text:span>– «<text:span text:style-name="T1960">ты, Чичерин, изображаешь меня, пока майор этот</text:span>—» <text:span text:style-name="T1961">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text:span>– <text:span text:style-name="T1962">бормочет он Чичерину,</text:span>– «<text:span text:style-name="T1962">я в тебя верю сейчас, но учти, у меня очень большой пассивный запас слов, разберу что ты говоришь».</text:span></text:p>
      <text:p text:style-name="P635">Чичерин не против, но сбит с толку: «Так я теперь буду кто?»</text:p>
      <text:p text:style-name="P430">– <text:span text:style-name="T1963">О, блядь… слушай, просто пошли их проверить насосную снаружи, скажи, это срочно.</text:span>– <text:span text:style-name="T1963">Слотроп жестикулирует и шевелит губами, пока Чичерин отдаёт приказ. Те двое козырнув, выбегают через дверь, которую только что расстреляли.</text:span></text:p>
      <text:p text:style-name="P431">– <text:span text:style-name="T1964">Те обезьяны,</text:span>– <text:span text:style-name="T1965">Чичерин трясёт головой.</text:span>– <text:span text:style-name="T1965">Те </text:span><text:span text:style-name="T171">чёрные обезьяны</text:span><text:span text:style-name="T1965">! Как ты мог догадаться, Ракетмэн? Конечно, ты ни при чём, это всё твой </text:span><text:span text:style-name="T171">Schwarzphänomen</text:span><text:span text:style-name="T1965"> нарулил. Отличная деталь. Две из них посмотрели на меня через окно. Тут я подумал</text:span>—<text:span text:style-name="T1966">ну, сам знаешь: я подумал, что ты думал, что я подумаю….</text:span></text:p>
      <text:p text:style-name="P636">Но к этому времени Слотроп уже за пределами слышимости. <text:span text:style-name="T1967">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text:s/>старая испытательная платформа, окна выбиты, камуфляж в стиле Немецкого Экспрессионизма рябит разливаясь по ней волнами. Те два солдата, конечно же, тоже там шарят в насосной ничего <text:s/>не находя. Вскоре они вновь исчезают внутри и Нэриш открывает дверь. «Скорей». Они осторожно выходят, на арену. </text:span></text:p>
      <text:p text:style-name="P637">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они уже вчетвером пытаются поднять полезную нагрузку <text:span text:style-name="T1968">составляемую</text:span> масс<text:span text:style-name="T1968">ой щебечущего</text:span> <text:span text:style-name="T1968">Герхарда</text:span> <text:span text:style-name="T1968">фон Гёль на несколько дерьмовых футов по насыпи, самая жалкая двигательная система из всех, что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дороге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text:span></text:p>
      <text:p text:style-name="P445">– А, да распроеби твою...– рычит Слотроп.</text:p>
      <text:p text:style-name="P446">– Торчаще зелёный конь планетоида и хуя,– кивает Шпрингер в ответ.</text:p>
      <text:p text:style-name="P638"><text:soft-page-break/>Музыка и разговоры в Здании Собраний уже стихли, <text:span text:style-name="T1969">их сменила неприятная тишина</text:span>. <text:span text:style-name="T1970">Наконец выбрались наверх и в лес, где Шпрингер притискивает свой лоб к стволу дерева и начинает безудержно блевать.</text:span></text:p>
      <text:p text:style-name="P638"><text:span text:style-name="T242">– Нэриш, и мы подставляем свою жопу ради</text:span><text:span text:style-name="T15"> этого жлоба</text:span><text:span text:style-name="T242">?</text:span></text:p>
      <text:p text:style-name="P639">Однако Нэриш <text:span text:style-name="T1971">занят жимами на живот своего друга: «Герхардт, ты в порядке? Чем тебе помочь?»</text:span></text:p>
      <text:p text:style-name="P447">– Прекрасно,– пёрхает Шпригер, блевотина стекает по подбородку. – Ахх. Какое облегчение!</text:p>
      <text:p text:style-name="P640">Появляются шимпанзе, музыканты, девушки канкана. Переход к условленному месту. Через последнюю дюну и вниз к укатанному шлаку треугольника Испытательно<text:span text:style-name="T1973">й</text:span> Установк<text:span text:style-name="T1973">и</text:span> Х, <text:span text:style-name="T1974">и к морю</text:span>. <text:span text:style-name="T1975">Музыканты какое-то время наигрывают что-то типа марша. Вдоль берега прилив оставил им полосу песка. Но Фрау Гнаб нигде не видно. Хафтунг держится зв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text:span></text:p>
      <text:p text:style-name="P448">– Мне тоже,– он обнимает её.</text:p>
      <text:p text:style-name="P641">Взрывается адская катавасия<text:span text:style-name="T242">—</text:span>сирены воют, прожектора шарят по лесу наверху, моторы грузовиков, крики команд. Группа захвата оставляет шлак и затаивается в болотной траве.</text:p>
      <text:p text:style-name="P432">– <text:span text:style-name="T1976">Мы захватили один автомат и два пистолета,</text:span>– <text:span text:style-name="T1977">шепчет Нэриш.</text:span>– <text:span text:style-name="T1978">Они подойдут к нам с юга. Одному из нас надо вернуться и задержать их.</text:span>– <text:span text:style-name="T1979">Он кивает и начинает проверять своё снаряжение.</text:span></text:p>
      <text:p text:style-name="P433">– <text:span text:style-name="T1980">Ты чокнулся,</text:span>– <text:span text:style-name="T1980">шипит Слотроп,</text:span>– <text:span text:style-name="T1980">они убьют тебя.</text:span>– <text:span text:style-name="T1980">Заваруха теперь повыше Испытательной Установки VII. Фары появляются, пара за парой, на той дороге.</text:span></text:p>
      <text:p text:style-name="P642">Нэриш похлопывает Шпрингера по подбородку. <text:span text:style-name="T1981">Не ясно понимает ли Шпрингер кто это. «</text:span><text:span text:style-name="T172">Lebe wohl</text:span><text:span text:style-name="T1981">»,– как бы там ни было, Шпрингер…. Наганы сунуты в карманы верхней куртки, автомат в колыбели его рук, Нэриш срывается на бег, пригнувшись, и не оглядывается.</text:span></text:p>
      <text:p text:style-name="P434">– <text:span text:style-name="T1982">Где корабль?</text:span>– <text:span text:style-name="T1982">Хафтунг в белой панике. Утки, встревожившись, перекрякиваются вокруг. Ветер шевелит траву. Когда лучи прожекторов пробегают мимо, стволы сосен наверху вспыхивают, глубоко озарённые, жуткие… а за спиной у каждого Балтика колышется и разливается.</text:span></text:p>
      <text:p text:style-name="P643">Выстрелы наверху<text:span text:style-name="T242">—потом, может быть в ответ от Нэриша, автоматная очередь. Отто прижимает Хильду к себе. «Кто-нибудь читает Азбуку Морзе?»– хочет знать девушка в руках Слотропа,– «потому что там огонёк, видите, с краю того островка? уже минуты две».– Это три точки, точка, точка, и ещё три точки.</text:span></text:p>
      <text:p text:style-name="P435">– <text:span text:style-name="T1983">Хмм, СЕЕС,</text:span>– <text:span text:style-name="T1983">предполагает Феликс.</text:span></text:p>
      <text:p text:style-name="P435">– <text:span text:style-name="T1983">Может они не точки,</text:span>– <text:span text:style-name="T1983">грит тенор-саксофонист,</text:span>– <text:span text:style-name="T1983">может они тире.</text:span></text:p>
      <text:p text:style-name="P436">– <text:span text:style-name="T1984">Смешно,</text:span>–<text:span text:style-name="T1984"> грит Отто,</text:span>– <text:span text:style-name="T1984">тогда получается ОТТО.</text:span></text:p>
      <text:p text:style-name="P437">– <text:span text:style-name="T1985">Так тебя зовут,</text:span>– <text:span text:style-name="T1985">грит Хильда.</text:span></text:p>
      <text:p text:style-name="P438">– <text:span text:style-name="T1985">Мать!</text:span>– <text:span text:style-name="T1985">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идёт сюда!»</text:span>– <text:span text:style-name="T1986">Отто скачет вверх-вниз по топи.</text:span></text:p>
      <text:p text:style-name="P439">– <text:span text:style-name="T1987">Эй, Нэриш,</text:span>– <text:span text:style-name="T1988">Слотроп щурится пытаясь разглядеть того в свете, что всю дорогу был слишком слабым,</text:span>– <text:span text:style-name="T1989">давай. Отходим.</text:span>– <text:span text:style-name="T1989">Нет ответа. Но стрельба усиливается.</text:span></text:p>
      <text:p text:style-name="P644">С потушенными огнями, судно подходит на максимальной скорости, Фрау Граб решила протаранить Пенемюнде? <text:span text:style-name="T1990">нет, теперь она даёт полный назад, визг подшипников, гейзеры пены от винтов, судно разворачивается с остановкой. </text:span></text:p>
      <text:p text:style-name="P440">– <text:span text:style-name="T1991">Всем на борт,</text:span>– <text:span text:style-name="T1991">рявкает она.</text:span></text:p>
      <text:p text:style-name="P645">Слотроп всё кричит Нэришу. Фрау Гнаб жмёт на свой гудок. <text:span text:style-name="T1992">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text:span><text:soft-page-break/><text:span text:style-name="T1992">дюну, рассыпаются отрезав от Испытательной Установки VII, оранжевые вспышки на уровне их средних секций, ружейная пальба долетает секундой позже. </text:span></text:p>
      <text:p text:style-name="P441">– <text:span text:style-name="T1993">Они убьют нас.</text:span>– <text:span text:style-name="T1993">Отто заталкивает Слотропа через борт, сам переваливается следом. Прожектора нашли и скрестились на них. Огонь усиливается</text:span>—<text:span text:style-name="T1994">взбрызги и взбульки от воды, пули стучат о борт. </text:span></text:p>
      <text:p text:style-name="P442">– <text:span text:style-name="T1995">Все тут?</text:span>– <text:span text:style-name="T1995">клыки Фрау обнажились в ухмылке.</text:span>– <text:span text:style-name="T1996">Отлично!</text:span>– <text:span text:style-name="T1996">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наконец и слуха.</text:span></text:p>
      <text:p text:style-name="P443">– <text:span text:style-name="T1997">Слышь, Феликс,</text:span>– <text:span text:style-name="T1997">грит саксофонист,</text:span>– <text:span text:style-name="T1997">как думаешь, может подвернуться халтура в Свинемюнде?</text:span></text:p>
      <text:p text:style-name="P443"/>
      <text:p text:style-name="P646">Джон Дилинджер, в конце, нашёл пару секунд странн<text:span text:style-name="T1998">ой благостыни в кадрах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text:span><text:span text:style-name="T173">пока, Блэки…</text:span><text:span text:style-name="T1998"> отвергнув отсрочку подписанную другом всей его жизни, который нынче Губернатор штата Нью-Йорк Вильям Повел, тощий <text:s/>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посту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text:span text:style-name="T173">ты</text:span><text:span text:style-name="T1998"> таки Гейбл, гордая, блестящая, змеиная голова—помочь Дилинджеру продраться сквозь кусты, и чуть легче в смерть.</text:span></text:p>
      <text:p text:style-name="P647"><text:span text:style-name="T1999">Нэриш сейчас собрался в комок внутри пары метров разбитой дренажной трубы из бетона, после перебежки под стеной Испытательной Установки VII, залёг по новой в запахах давней штормовой воды, старается громко не дышать, чтоб не всхрапнуло предательское эхо—Нэриш не был в кино аж с </text:span><text:span text:style-name="T174">Der Müde Tod</text:span><text:span text:style-name="T1999">.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у в его карьере, чужой и перегревшийся... и ожоги на руках, про которые завтра ему не нужно будет беспокоиться. Никаких источников благостыни в пределах досягаемости кроме твёрдого оружия и обожжённых пальцев—безжалостный конец для хорошего эксперта управления,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text:span><text:span text:style-name="T174">обе</text:span><text:span text:style-name="T1999"> руки?—после бедного линейного Пенемюнде, разве кто-то его осудил бы?</text:span></text:p>
      <text:p text:style-name="P648">Даже не было необходимости знать План целиком… <text:span text:style-name="T2000">нельзя же так много хотеть от кого-то… правда ведь? Эта стратегия добыть S-Gerät, по которой он делает всё, чтобы умереть сегодня, что он знает о </text:span><text:span text:style-name="T175">полных</text:span><text:span text:style-name="T2000"> намерениях Шпрингера в этом деле? Нэриш видит резон в том, что он, как фигура помельче, приносится в жертву, если это позволяет Шпригеру выжить, пусть даже на один всего лишь день… образ мышления военного времени, </text:span><text:span text:style-name="T175">ja, ja… </text:span><text:span text:style-name="T176">но слишком поздно что-то менять….</text:span></text:p>
      <text:p text:style-name="P649"><text:span text:style-name="T2001">Р</text:span>азве в программе S-Gerät в Нордхаузене был в своё время хоть намёк как много людей, <text:span text:style-name="T2002">держав</text:span>, <text:span text:style-name="T2002">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text:span><text:soft-page-break/><text:span text:style-name="T2002">Шпри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text:span text:style-name="T177">попёрла Удача!</text:span></text:p>
      <text:p text:style-name="P650">Но звонкое яркое <text:span text:style-name="T2003">предвкушенье</text:span> в груди привело его сюда, <text:span text:style-name="T2003">вместо всего: сюда, в эту трубу, не больше как на пригоршню оставшихся минут….</text:span></text:p>
      <text:p text:style-name="P651">Идея была в том, чтоб постоянно держаться<draw:frame draw:style-name="fr3" draw:name="Image11" text:anchor-type="char" svg:x="5.4898in" svg:y="0.7591in" svg:width="0.3346in" svg:height="0.1764in" draw:z-index="10"><draw:image xlink:href="Pictures/10000201000000390000001E89DDC89C2F1EAD69.png" xlink:type="simple" xlink:show="embed" xlink:actuate="onLoad" loext:mime-type="image/png"/></draw:frame> фиксированного количества, А. <text:span text:style-name="T2004">Иногда ты использовал диодный мост настроенный на определённую частоту, A</text:span><text:span text:style-name="T2005">t</text:span><text:span text:style-name="T1054">, гудящую, тяжёлую предзнаменованием, </text:span><text:span text:style-name="T1055">внутри электронных коридоров… </text:span><text:span text:style-name="T1056">пока снаружи, в соответствии с традицией в этих делах, </text:span><text:span text:style-name="T1057">где-то будет собираться количество В, нарастать, по мере того как Ракета набирает скорость. </text:span><text:span text:style-name="T1058">И так до назначенной для Brennschluss <text:s/>скорости, <text:s text:c="33"/>загнанная как всякая крыса электрошоком в этот узкий лабиринт </text:span><text:span text:style-name="T1059">открытого пространства</text:span><text:span text:style-name="T952">—</text:span><text:span text:style-name="T1060">да, радиосигналы с земли будут входить в тело Ракеты, </text:span><text:span text:style-name="T1061">и следуя рефлексу</text:span><text:span text:style-name="T952">—</text:span><text:span text:style-name="T1062">буквально электросигналам пробегающим по рефлекторной дуге</text:span><text:span text:style-name="T952">—</text:span><text:span text:style-name="T1062">контрольные поверхности </text:span><text:span text:style-name="T1063">прощёлкиваются, </text:span><text:span text:style-name="T1064">направить тебя обратно на курс в тот момент, когда </text:span><text:span text:style-name="T1065">ты начал отклоняться </text:span><text:span text:style-name="T1066">(как мог ты не сместиться, </text:span><text:span text:style-name="T1067">на такой высоте, в ту блистающую небрежность, </text:span><text:span text:style-name="T1068">покорённый ветром, чисто высотой… </text:span><text:span text:style-name="T1069">невообразимым пламенем у тебя под ногами)…</text:span><text:span text:style-name="T1066"> </text:span><text:span text:style-name="T1070">так что для этого строго контролируемого пролёта, всё держалось </text:span><text:span text:style-name="T1071">на острейшем, самом болезненном предчу</text:span><text:span text:style-name="T1072">в</text:span><text:span text:style-name="T1071">ствии, </text:span><text:span text:style-name="T1072">с В постоянно растущим, так ощутимо вздымающимся, как приливная волна, </text:span><text:span text:style-name="T1073">что обездвиживает всякое мелкое создание, оттачивая воздух до холодного посвиста…. </text:span><text:span text:style-name="T1074">Твоё количество А—</text:span><text:span text:style-name="T1075">блистающее, постоянное А, унесённое как должно быть когда-то </text:span><text:span text:style-name="T1076">за тридяветь земель среди ночи Грааль, </text:span><text:span text:style-name="T1077">со своим давнишним солдафонски оголённым юмором… </text:span><text:span text:style-name="T1078">и однажды утром на широкой верхней губе сталист</text:span><text:span text:style-name="T1079">о-</text:span><text:span text:style-name="T1078">шерст</text:span><text:span text:style-name="T1079">яная седина </text:span><text:span text:style-name="T942">двухдневной щетины,</text:span><text:span text:style-name="T1079"> роковой, ужасный знак, </text:span><text:span text:style-name="T1080">он брился начисто ежесуточно, что означало это </text:span><text:span text:style-name="T943">настал</text:span><text:span text:style-name="T1080"> Последний День</text:span><text:span text:style-name="T952">—</text:span><text:span text:style-name="T1081">и, опять-таки, только лишь угрюмым шестым чувством, настолько же гадательно, </text:span><text:span text:style-name="T1082">как</text:span><text:span text:style-name="T1081"> и </text:span><text:span text:style-name="T1083">чисто </text:span><text:span text:style-name="T1081">восприятием, </text:span><text:span text:style-name="T1082">что В с Множествеными Индексами </text:span><text:span text:style-name="T1084">уже тут, </text:span><text:span text:style-name="T1083">сразу за электро</text:span><text:span text:style-name="T1084">н</text:span><text:span text:style-name="T1083">ным горизонтом, </text:span><text:span text:style-name="T1085">действительно нарастает приближаясь, </text:span><text:span text:style-name="T1086">возможно на этот раз как «В</text:span><text:span text:style-name="T2006">iw</text:span><text:span text:style-name="T1086">», </text:span><text:span text:style-name="T1087">угол прецессии гироскопа, надвигается невидимо, но ощутимо, </text:span><text:span text:style-name="T1088">жутко возбуждающе, </text:span><text:span text:style-name="T1089">по металлической раме к углу A</text:span><text:span text:style-name="T2007">iw</text:span><text:span text:style-name="T1089"> </text:span><text:span text:style-name="T1090">(так установлены тебе контакты: </text:span><text:span text:style-name="T1091">замыкаться, ты должен понять, именно при таком угловом значении</text:span><text:span text:style-name="T1090">). </text:span><text:span text:style-name="T1091">Или как «В</text:span><text:span text:style-name="T2008">iL</text:span><text:span text:style-name="T1091">», </text:span><text:span text:style-name="T1092">другое</text:span><text:span text:style-name="T1091"> интегрирование, </text:span><text:span text:style-name="T1093">не по значениям гироскопа, но </text:span><text:span text:style-name="T1094">по необработанным показателям самого тока, </text:span><text:span text:style-name="T1095">истекающего из движимой катушки между полюсами, «</text:span><text:span text:style-name="T1096">скованный» маятник… </text:span><text:span text:style-name="T1097">им так это представлялось, в Группе Разработки, </text:span><text:span text:style-name="T1098">условия </text:span><text:span text:style-name="T1100">принуждённости</text:span><text:span text:style-name="T1098">, </text:span><text:span text:style-name="T1099">запретности… </text:span><text:span text:style-name="T1101">отношение к своему аппаратному обеспечению было </text:span><text:span text:style-name="T1102">более жестоким и солдафонским, о чём большинство инженеров и помечтать не могли… </text:span><text:span text:style-name="T1103">Они и вправду чувствовались как подкованная шипами элита, Дривелинг, и Шмайл, </text:span><text:span text:style-name="T1104">с флуоресцентными лампами отблескивающими на его голом лбу ночь за ночью… </text:span><text:span text:style-name="T1105">Внутри своих мозгов </text:span><text:span text:style-name="T1106">они разделяли общий давний-предавний электро-декор—</text:span><text:span text:style-name="T1107">стеклянные переменные конденсаторы, керосин как диэлектрик, медные платы и эбонитовые крышки, </text:span><text:span text:style-name="T1108">Цейссовские гальванометры </text:span><text:span text:style-name="T1109">с тысячами болтиком мелкой резбы для настройки, </text:span><text:span text:style-name="T1110">миллиамперметры от Сименса</text:span><text:span text:style-name="T1109"> </text:span><text:span text:style-name="T1111">на шиферных основах, </text:span><text:span text:style-name="T1112">терминалы с дизайном из </text:span><text:span text:style-name="T1113">Р</text:span><text:span text:style-name="T1112">имских цифр, </text:span><text:span text:style-name="T1113">Стандартные Омметры </text:span><text:span text:style-name="T1114">с марганцевой проволокой в смазке, старый Gülcher Thermosäule термо-электрический генератор </text:span><text:span text:style-name="T1116">что работал от пара отопления</text:span><text:span text:style-name="T1114">, выда</text:span><text:span text:style-name="T1116">вал</text:span><text:span text:style-name="T1114"> 4 вольта, </text:span><text:span text:style-name="T1115">никель и сурьма, </text:span><text:span text:style-name="T1117">азбестные воронки сверху, слюдяные трубки….</text:span></text:p>
      <text:p text:style-name="P652"><text:span text:style-name="T1117">Р</text:span><text:span text:style-name="T938">азве не была та жизнь приличнее гангстерства? </text:span><text:span text:style-name="T1118">Дружба чище… не такая кручёная, во всяком случае…. </text:span><text:span text:style-name="T1119">Там мы видели что как сочетается… </text:span><text:span text:style-name="T1120">механизмы сами определяли это… </text:span><text:span text:style-name="T1121">всё было так ясно тогда, </text:span><text:span text:style-name="T1122">паранойя была лишь для врага, </text:span><text:span text:style-name="T1123">и </text:span><text:span text:style-name="T1122">никогда </text:span><text:span text:style-name="T1123">для своих….</text:span></text:p>
      <text:p text:style-name="P444"><text:span text:style-name="T1123">– </text:span><text:span text:style-name="T1124">А как же SS?</text:span></text:p>
      <text:p text:style-name="P675"><text:soft-page-break/>– О, они были врагом, я бы сказал… [Смех.]</text:p>
      <text:p text:style-name="P653"><text:span text:style-name="T1124">Н</text:span><text:span text:style-name="T938">ет, Клаус, не расслабляйся, пожалуйста, никаких мечтаний о добреньком Советском допросе, что закончится в какой-то горностаевой постели, </text:span><text:span text:style-name="T1125">в каком-то водочно-ароматном ступоре, ты знаешь это глупо….</text:span></text:p>
      <text:p text:style-name="P654"><text:span text:style-name="T1125">В, </text:span><text:span text:style-name="T938">В-индекс-Н-для Нэриш, </text:span><text:span text:style-name="T1126">почти тут</text:span><text:span text:style-name="T952">—</text:span><text:span text:style-name="T1127">вот-вот прожгут сквозь последнюю шепчущую ширму </text:span><text:span text:style-name="T1128">сравняться с «А»</text:span><text:span text:style-name="T952">—</text:span><text:span text:style-name="T1128">сравнять </text:span><text:span text:style-name="T1129">единственный кусочек себя с оставленным ими,</text:span><text:span text:style-name="T1130">чтобы миновать этот миг, </text:span><text:span text:style-name="T1131">минимальная куколка </text:span><text:span text:style-name="T1132">Германского стирола, менее подлинная, чем все прежние «я»… </text:span><text:span text:style-name="T1133">количество, которым можно пренебречь в этом последнем свете… </text:span><text:span text:style-name="T1134">эта дробь сапог охотников, и </text:span><text:span text:style-name="T1135">хорошо</text:span><text:span text:style-name="T1134"> смазанных </text:span><text:span text:style-name="T1135">оружейных затворов</text:span><text:span text:style-name="T1134">….</text:span></text:p>
      <text:p text:style-name="P676"><draw:frame draw:style-name="fr1" draw:name="Image12" text:anchor-type="paragraph" svg:width="6.9252in" svg:height="0.3661in" draw:z-index="11"><draw:image xlink:href="Pictures/1000000000000B720000009B428C9716555D8079.png" xlink:type="simple" xlink:show="embed" xlink:actuate="onLoad" loext:mime-type="image/png"/></draw:frame></text:p>
      <text:p text:style-name="P677">И тут Енцин, <text:span text:style-name="T2009">Андреас и Кристиан, прямо тебе Смит, Кляйн &amp; Френч, вламываются в подвальную комнатушку—полевые серые ранцы, плетёные туфли, низ штанов подвёрнут, руки блестят от машинного масла и солидола, потряхивают для острастки карабинами. Но никого из Пустых тут, чтоб на них посмотрели.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подпись, их вызов.</text:span></text:p>
      <text:p text:style-name="P678">– <text:span text:style-name="T2010">Где она</text:span>—,– <text:span text:style-name="T2011">Кристиан вот-вот обернётся берсерком. Одно неверное слово и он сорвётся отсюда, убить всякого Пустого что подвернётся. Мария, его сестра, возможно уже</text:span>—</text:p>
      <text:p text:style-name="P679">– <text:span text:style-name="T2012">Нам лучше,</text:span>– <text:span text:style-name="T2012">Енцин уже повернулся на выход,</text:span>– <text:span text:style-name="T2012">к её, э... мужу, знаешь….</text:span></text:p>
      <text:p text:style-name="P680">– <text:span text:style-name="T2013">К Павлу.</text:span>– <text:span text:style-name="T2013">Кристиан хочет видеть его глаза, но Енцин не обернулся.</text:span></text:p>
      <text:p text:style-name="P731">У Павла с Марией должен был родиться ребёнок. <text:span text:style-name="T2014">Тогда Иосиф Омбинди и его люди начали являться с посещениями. Они научились этому стервятничеству от Христианских миссионеров. У них составлены списки всех женщин в пригодном для деторождения возрасте. Кажд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span></text:p>
      <text:p text:style-name="P681">– <text:span text:style-name="T2015">Нефтеочистительный,</text:span>– <text:span text:style-name="T2015">предполагает Андреас Орукамбе.</text:span></text:p>
      <text:p text:style-name="P681">– <text:span text:style-name="T2015">Точно? Он же зарок дал.</text:span></text:p>
      <text:p text:style-name="P682">– <text:span text:style-name="T2016">Теперь, может, и развязал.</text:span>– <text:span text:style-name="T2016">Брат девушки уставился на него играя желваками. Енцин, старый ублюдок, </text:span><text:span text:style-name="T178">тебе уж и впрямь ничего не доходит</text:span><text:span text:style-name="T2016">….</text:span></text:p>
      <text:p text:style-name="P732">Они вновь садятся на свои мотоциклы и снова в путь. <text:span text:style-name="T2017">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pan><text:span text:style-name="T179">Schwarzkommando</text:span><text:span text:style-name="T2017"> верхом на мотоциклах без глушителей с рёвом проносятся в эту ночь.</text:span></text:p>
      <text:p text:style-name="P735">Разделения не прекращаются. Каждая из альтернативных Зон гонит прочь от всех остальных, с предрешённым ускорением, сдвиг красной части спектра, разбегание от Центра. С каждым днём мифичное возвращение из грёз Енцина выглядит всё менее возможным. Когда-то требовалось знание униформ, знаков различия, маркировку самолётов, для соблюдения границ. Но к нынешнему моменту слишком много выборов было уже сделано. Единый корень утрачен, ещё в майском опустошении. У каждой птахи теперь собственная ветка, и каждая из них есть Зона. <text:s/></text:p>
      <text:p text:style-name="P733"><text:span text:style-name="T2018">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тор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text:span><text:soft-page-break/><text:span text:style-name="T2018">репродуктор появляется за стеной, метров за сто: голос, Университетски правильный, и давно уставший от сообщения, декламирует: «Освободите улицу. Расходитесь по своим домам». Освободите у—расходитесь по своим </text:span><text:span text:style-name="T180">что</text:span><text:span text:style-name="T2018">? Тут какая-то ошибка, это должно бытьь для другого города….</text:span></text:p>
      <text:p text:style-name="P734"><text:span text:style-name="T11">Фрр</text:span> под нефтяной трубой на опорах <text:span text:style-name="T2019">сбегающих вниз налево к воде теперь, громадные стянутые болтами фланцы над головой смягчённые ржавчиной и промасленной грязью. </text:span><text:span text:style-name="T181">Далеко</text:span><text:span text:style-name="T2019"> по гавани движется нефтяной танкер поколыхивается безмятежно как паутина звёзд... </text:span><text:span text:style-name="T181">Вж</text:span><text:span text:style-name="T182">и</text:span><text:span text:style-name="T181">ик</text:span><text:span text:style-name="T2019"> вверх по склону в сторону бастиона из обрезанных, запутанных, сплавленных и обожжённый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перенастроено», ну-ка?</text:span></text:p>
      <text:p text:style-name="P736">Тут не то, чтобы озар<text:span text:style-name="T2021">ило</text:span>, нет, но <text:span text:style-name="T11">прор</text:span><text:span text:style-name="T183">валось</text:span>, <text:span text:style-name="T2020">как тот свет», что прорвётся однажды ночью в слишком глубокий час, чтоб враз смог объяснить с чего бы это—тут нахлынуло на Енцина то, чтоо кажется ему необычайным пониманием. Этот змеящийся навал шлака, в который он вот-вот врежется, этот бывший перегонный, Jamf Ölfabriken WerkeAG, </text:span><text:span text:style-name="T184">вовсе даже не развалина. Тут всё в отличном рабочем состоянии. </text:span><text:span text:style-name="T2022">Лишь в ожидании <text:s/>нужных подключений, и пуска… модифицировано, очень чётко, </text:span><text:span text:style-name="T185">нарочно</text:span><text:span text:style-name="T2022"> бомбардировкой, которая никогда не была враждебной, но частью плана обеих сторон—«</text:span><text:span text:style-name="T185">сторон</text:span><text:span text:style-name="T2022">?»—давно согласованного… да и теперь что если мы—хорошо, скажем, что мы это какие тут есть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ну мы предположили—</text:span><text:span text:style-name="T185">natürlich</text:span><text:span text:style-name="T2022">!—что этот свято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что же ещё? Её симметрии, скрытые состояния, хитроумие её, околдовали и ввели в соблазн нас, пока истинный Текст застыл, где-то ещё в своей затемнённости, в нашей темноте… даже в этой дали от Юго-Западной нас не может миновать древняя трагедии потерянных посланий, проклятье, от которого нам не избавиться вовек….</text:span></text:p>
      <text:p text:style-name="P737">Но, если я гоню через него, Действительный Текст, <text:span text:style-name="T2026">в эту минуту, если так и есть… или если я сегодня проехал мимо него где-то в опустошении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призвать специальные механизмы в виде бомбардировщиков 8-й АВС да «Союзнические» самолёты все, в конечном счёте, IG-продукт, посредством Директора Круппа,через его Английские сцепки—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pan><text:span text:style-name="T186">именно такие руины </text:span><text:span text:style-name="T2026">вокруг таким образом расшифровывая Текст, таким образом шифруя, перешифровывая, перерасшифровывая святой Текст… Если это в рабочем состоянии, в чём его назначение? Инженеры строившие это как нефтеперегонный понятия не имели о дальнейших шагах. Их объект «сдан», можно забыть. </text:span></text:p>
      <text:p text:style-name="P738">И следовательно эта Война никак и никогда не была политической, политика просто спектакль, для отвода гла<text:span text:style-name="T2027">з</text:span> народам… <text:span text:style-name="T2027">втайне, вместо этого всё диктовалось потребностями технологии… заговором между людскими созданиями и техникой, чем-то нуждавшимся в энерго-вспышке война, криками, «К чёрту деньги, само существование <text:s/>[вставь название державы] под угрозой!», что скорее всего означали,</text:span><text:span text:style-name="T187"> вот-вот рассвет</text:span><text:span text:style-name="T188">ёт</text:span><text:span text:style-name="T187">, мне нужна моя порция ночной крови, моё финансирование, финансирование, ахх, ещё, ещё</text:span><text:span text:style-name="T2027">….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text:span></text:p>
      <text:p text:style-name="P739"><text:soft-page-break/>Да но Технология всего лишь реагирует <text:span text:style-name="T2028">(как часто этот довод повторялся, упрямый и унылый как редукция по Гауссу, среди </text:span><text:span text:style-name="T189">Schwarzkommando</text:span><text:span text:style-name="T2028"> особенно помоложе): «Очень красивая болтовня, что ухватил чудище за хвост, но ты думаешь у нас была б Ракета если бы кто-то, некий определённый кто-то, имеющий имя, имеющий член, не захотел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ая элита, у которых ни малейшего права быть там, где они—»</text:span></text:p>
      <text:p text:style-name="P740">Вот где мы должны искать источники власти, <text:span text:style-name="T2029">и схемы распределения, о которых нам никогда не говорили, маршруты власти о которых наши учителя и слыхом не слыхивали, либо их предупрежда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исчисли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text:span></text:p>
      <text:p text:style-name="P741">А если это не именно Jamf Ölfabriken Werke? <text:span text:style-name="T2030">Что если это заводы Круппа в Эссене, что если это Blohm&amp;Voss прямо здесь, в Гамбурге, или какая-то другая «понарошку» развалина, в другом городе? Другой </text:span><text:span text:style-name="T190">стране</text:span><text:span text:style-name="T2030">? ЙАААГГГГХХХХХ!</text:span></text:p>
      <text:p text:style-name="P742">Да, такой вот стимулирующий разговор, <text:span text:style-name="T2031">да Енцин лопает излишки Нацистского Первитина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text:span></text:p>
      <table:table table:name="Table1" table:style-name="Table1">
        <table:table-column table:style-name="Table1.A"/>
        <table:table-column table:style-name="Table1.B"/>
        <table:table-row>
          <table:table-cell table:style-name="Table1.A1" office:value-type="string">
            <text:p text:style-name="P823">Типа рояля</text:p>
            <text:p text:style-name="P823">Оджи</text:p>
            <text:p text:style-name="P823">Кармайкла</text:p>
            <text:p text:style-name="P823">слышится </text:p>
            <text:p text:style-name="P823">фоном,</text:p>
            <text:p text:style-name="P823">тут</text:p>
          </table:table-cell>
          <table:table-cell table:style-name="Table1.B1" office:value-type="string">
            <text:p text:style-name="P810">Море по колено, Батя, с Дезокс-ёпфедрин</text:p>
            <text:p text:style-name="P811">У меня в карманах п<text:span text:style-name="T1335">о́</text:span>лно <text:span text:style-name="T2032">щастья без границ,</text:span></text:p>
            <text:p text:style-name="P812">Я по Зоне проношуся, среди диких псов,</text:p>
            <text:p text:style-name="P812">Раздаю задарма клочья своих снов…</text:p>
            <text:p text:style-name="P813"><text:span text:style-name="T2033">Хошь р</text:span>адиолампы мне с приёмника вытаску-уй,</text:p>
            <text:p text:style-name="P814">Мне до лампочки вся эта чип-уха<text:span text:style-name="T2024">—</text:span></text:p>
            <text:p text:style-name="P815"><text:span text:style-name="T2024">Н</text:span><text:span text:style-name="T2023">а госгимны ты меня <text:s/>уж не подсажу-вуй</text:span></text:p>
            <text:p text:style-name="P822">Склепаю сам не хуже, чем вся энта труха….</text:p>
          </table:table-cell>
        </table:table-row>
        <table:table-row>
          <table:table-cell table:style-name="Table1.A1" office:value-type="string">
            <text:p text:style-name="P809"/>
          </table:table-cell>
          <table:table-cell table:style-name="Table1.A1" office:value-type="string">
            <text:p text:style-name="P816"><text:span text:style-name="T2024">Р</text:span><text:span text:style-name="T2023">от не закрыть, хоть слушать некому, </text:span></text:p>
            <text:p text:style-name="P817"><text:span text:style-name="T2023">Трещу без умолку в</text:span><text:span text:style-name="T2025">сякую</text:span><text:span text:style-name="T2023"> муть</text:span><text:span text:style-name="T2024">—</text:span></text:p>
            <text:p text:style-name="P818">И чё пристаю без толку к калекам у</text:p>
            <text:p text:style-name="P818">Кого ботинки не жмуть!</text:p>
            <text:p text:style-name="P818"/>
            <text:p text:style-name="P819">Тебя от меня эфедринит, малышка,</text:p>
            <text:p text:style-name="P820"><text:span text:style-name="T2035">Ты от имени моего</text:span> впадаешь в балдёж</text:p>
            <text:p text:style-name="P821">В комендантский час, когда свет угас,</text:p>
            <text:p text:style-name="P821">Как всякий другой я буду хорош,</text:p>
            <text:p text:style-name="P820"><text:span text:style-name="T2034">(Токо свечку зажги)</text:span> </text:p>
            <text:p text:style-name="P821"><text:span text:style-name="T2035">К</text:span>ак в прошлый раз….</text:p>
            <text:p text:style-name="P819"/>
          </table:table-cell>
        </table:table-row>
      </table:table>
      <text:p text:style-name="P743"><text:soft-page-break/>Прошлой ночью в сво<text:span text:style-name="T2216">ей тетради</text:span> Енци<text:span text:style-name="T2216">н</text:span> записал: «Рот в последнее время почти не закрывался. Почти ничего, что могло бы пойти кому-нибудь на пользу. <text:span text:style-name="T2036">Оправдания, О, Боже, о, Боже. Но они меня и впрямь достали. Пожалуйста, я не </text:span><text:span text:style-name="T191">желаю</text:span><text:span text:style-name="T2036"> так вот проповедывать… Я знаю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text:span></text:p>
      <text:p text:style-name="P744">Я мог бы уйти хоть завтра. Я научен жить в одиночку. <text:span text:style-name="T2037">Меня это не так пугает, как они. Берут без конца—но они никогда не </text:span><text:span text:style-name="T192">пользуются</text:span><text:span text:style-name="T2037"> тем, что берут. Что, по-ихнему, они могут взять от меня? Им не нужно моё патриаршество, не нужна моя любовь, ни моя информация, или мой труд, или энергия, или что у меня есть… У меня нет </text:span><text:span text:style-name="T192">ничего</text:span><text:span text:style-name="T2037">. Деньги больше не существуют—никто их тут не видел месяцами, нет это не из-за денег… сигареты? Сигарет у меня всегда в обрез….</text:span></text:p>
      <text:p text:style-name="P683">– <text:span text:style-name="T2038">Если я оставлю их, куда бы я мог уйти?</text:span></text:p>
      <text:p text:style-name="P745">Обратно среди резервуаров теперь, в вечерний ветер, заносясь <text:span text:style-name="T2039">на этом поле синтетической свалки, вся бескомпромиссно черна. Мотор Кристиана похоже глохнет время от времени, доходит до потери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text:span></text:p>
      <text:p text:style-name="P746">Кристиан всё же не заглох, а Павел оказался на месте, типа как бы. <text:span text:style-name="T2040">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text:span><text:span text:style-name="T193">Leunagasolin</text:span><text:span text:style-name="T2040">’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Водяной Великан, гость высотою в милю, весь из текучей воды, который любит танцевать, выкручивается в поясе,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text:span><text:span text:style-name="T193">нас</text:span><text:span text:style-name="T2040">? Мы соскучились. Где пропадаешь?»– Не много им там радостей на Интерфейсе бьются с бактериями, что налетают в их страну света, эти клеточные аристократы, прут на стену углеводородов, каждая за своей долей Господнего избытка—оставляя свои экскременты, зелёное бормотанье, сдвинуто нестабильную болтовню, слизь, что с каждым днём растёт всё толще, всё ядовитее. Это действительно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text:span text:style-name="T193">Leunahalluzinationen </text:span><text:span text:style-name="T2041">случается зашкаливают в полный хрен разберёшь, охрененнее, чем культурный шок, даже, вот эта вот текущая уже вообще </text:span><text:span text:style-name="T194">мета</text:span><text:span text:style-name="T2041">шок, 3-сигма белых лиц в ритуале чьё таинство глубже, чем северный свет над Калахари…) мы имеем ввиду по ту сторону всего этого, полного бактерии-углеводороды-экскременты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чтрпом крещендо) зелёный… бензин… между… субмарин… затихая, потому что Павел уже побрёл к нефтеочистительному, забудь про эти 2</text:span><text:span text:style-name="T2042">½</text:span><text:span text:style-name="T2044"> </text:span><text:span text:style-name="T2045">недели самоистязаний, люди Омбинди поджидали его у обмотанны</text:span><text:span text:style-name="T2046">х</text:span><text:span text:style-name="T2045"> стекло</text:span><text:span text:style-name="T2046">волокном</text:span><text:span text:style-name="T2045"> труб </text:span><text:span text:style-name="T2046">котельной, </text:span><text:span text:style-name="T2047">мужчины и женщины, все стараются приласкать его, склонить с двух сторон Вопроса Самоубийства Племени, </text:span><text:span text:style-name="T2048">Енцин жалуется, слишком </text:span><text:soft-page-break/><text:span text:style-name="T2048">впутался в ту Ракету, чересчур вмалинился в свою распрю с Русским, </text:span><text:span text:style-name="T2049">чтобы думать ещё про кого-то кроме самого себя… </text:span><text:span text:style-name="T2050">А этот Павел старался держаться подальше от этого, </text:span><text:span text:style-name="T2051">От дыхания Мукуру, старался просто быть хорошим человеком</text:span><text:span text:style-name="T2052">—</text:span></text:p>
      <text:p text:style-name="P748"><text:span text:style-name="T2052">М</text:span><text:span text:style-name="T2043">оховое Создание шевелится. </text:span><text:span text:style-name="T2053">Оно подползло страшно ближе с прошлого раза как Паваел смотрел. </text:span><text:span text:style-name="T2054">Нежданно обильное истекание вишнёво-красного по склону горы справа от него (</text:span><text:span text:style-name="T2055">тут и горы были? Откуда </text:span><text:span text:style-name="T2056">горы-то</text:span><text:span text:style-name="T2055"> взялись?</text:span><text:span text:style-name="T2054">) </text:span><text:span text:style-name="T2064">и он сразу же понимает, без </text:span><text:span text:style-name="T2065">всяких </text:span><text:span text:style-name="T2064">увёрток и</text:span><text:span text:style-name="T2065">ли</text:span><text:span text:style-name="T2064"> надежды, </text:span><text:span text:style-name="T2066">что он соскользнул в Север, </text:span><text:span text:style-name="T2067">что вдыхание </text:span><text:span text:style-name="T2068">выдоха </text:span><text:span text:style-name="T2067">первого предка </text:span><text:span text:style-name="T2068">перенесло его в жуткий край, </text:span><text:span text:style-name="T2069">а он должен был знать, что так и будет, </text:span><text:span text:style-name="T2070">шаг за шагом, за эти последние годы, </text:span><text:span text:style-name="T2071">повернуть не получится (что значит повернуть? </text:span><text:span text:style-name="T2073">н</text:span><text:span text:style-name="T2072">е знаю куда начать двигаться, не знаю </text:span><text:span text:style-name="T2057">как</text:span><text:span text:style-name="T2072"> двигаться…</text:span><text:span text:style-name="T2073">) </text:span><text:span text:style-name="T2074">слишком поздно, мили и перемены слишком поздно уже.</text:span></text:p>
      <text:p text:style-name="P749"><text:span text:style-name="T2074">И </text:span><text:span text:style-name="T2043">вот его голова на стальной мушке Кристиана </text:span><text:span text:style-name="T2075">за 300 метров. </text:span><text:span text:style-name="T2076">Неожиданно эта ужасная развилка: </text:span><text:span text:style-name="T2077">две возможности уже начавшие разлетаться со скоростью мысли</text:span><text:span text:style-name="T2052">—</text:span><text:span text:style-name="T2078">новая Зона в любом случае, теперь, неважно стреляет Кристиан или сдерживается</text:span><text:span text:style-name="T2052">—</text:span><text:span text:style-name="T2078">прыгни, выбери</text:span><text:span text:style-name="T2052">—</text:span></text:p>
      <text:p text:style-name="P750"><text:span text:style-name="T2052">Е</text:span><text:span text:style-name="T2043">нцин постарался вовсю</text:span><text:span text:style-name="T2052">—</text:span><text:span text:style-name="T2043">отбил ствол в сторону, обменялся парой резких слов с молодым мстителем. </text:span><text:span text:style-name="T2079">Но оба они видели разделившиеся ветви. </text:span><text:span text:style-name="T2080">Зона снова, только что, </text:span><text:span text:style-name="T2081">изменилась и они уже в ней, в новой….</text:span></text:p>
      <text:p text:style-name="P751"><text:span text:style-name="T2081">О</text:span><text:span text:style-name="T2043">ни едут дальше туда, где Павел </text:span><text:span text:style-name="T2082">нюхает синтетический бензин </text:span><text:span text:style-name="T2083">на склоне бежевого холма без фонарей, </text:span><text:span text:style-name="T2084">под резервуарами ползущими бледно как улитки к небу, <text:s/></text:span><text:span text:style-name="T2085">туда, где он, один из счастливейших клиентов IG….</text:span></text:p>
      <text:p text:style-name="P752"><text:span text:style-name="T2043">Знает ли Павел что-то, о чём никто из нас не догадывается? </text:span><text:span text:style-name="T2086">Если IG хотели сделать это прикрытием для чего-то ещё, то почему не для дыхания Мукуру?</text:span></text:p>
      <text:p text:style-name="P753"><text:span text:style-name="T2086">Е</text:span><text:span text:style-name="T2043">нцин может представить себя </text:span><text:span text:style-name="T2087">в </text:span><text:span text:style-name="T2058">Erdschweinhöhle</text:span><text:span text:style-name="T2087"> </text:span><text:span text:style-name="T2043">начинающим </text:span><text:span text:style-name="T2087">новую жизнь на IG</text:span><text:span text:style-name="T2052">—</text:span><text:span text:style-name="T2088">устроить, чтоб становилась тучней и тучнее с отладкой новых связей, </text:span><text:span text:style-name="T2089">проверка бухгалтерских книг, приходят свидетели</text:span><text:span text:style-name="T2052">—</text:span><text:span text:style-name="T2090">не на переднем плане </text:span><text:span text:style-name="T2091">но сбоку по крайней мере, всегда в тени…. </text:span><text:span text:style-name="T2092">А если окажется, что дело не в Ракете, не в </text:span><text:span text:style-name="T2087">IG? </text:span><text:span text:style-name="T2093">Что ж, тогда ему придётся, так ведь, перейти на что-нибудь ещё</text:span><text:span text:style-name="T2052">—</text:span><text:span text:style-name="T2095">завод</text:span><text:span text:style-name="T2094"> Фольксваген, </text:span><text:span text:style-name="T2095">фармацевтические компании….</text:span><text:span text:style-name="T2088"> </text:span><text:span text:style-name="T2096">А если это даже не в Германии, </text:span><text:span text:style-name="T2097">то ему придётся начинать в Америке, или в России, </text:span><text:span text:style-name="T2098">и если он умрёт прежде, чем найдут Истинный Текст для изучения, </text:span><text:span text:style-name="T2099">то нужен некий механизм, чтоб смогли продолжить другие…. </text:span><text:span text:style-name="T2100">Глянь, крутая идея</text:span><text:span text:style-name="T2052">—</text:span><text:span text:style-name="T2101">созываешь всех сколько есть </text:span><text:span text:style-name="T2059">Erdschweinhöhle, </text:span><text:span text:style-name="T2101">подымаешься </text:span><text:span text:style-name="T2102">там, типа, </text:span><text:span text:style-name="T2060">Мой народ, мне было видение…</text:span><text:span text:style-name="T2102"> </text:span><text:span text:style-name="T2103">нет </text:span><text:span text:style-name="T2104">нет но </text:span><text:span text:style-name="T2061">понадобится</text:span><text:span text:style-name="T2104"> больше штата, </text:span><text:span text:style-name="T2105">если это настолько широк</text:span><text:span text:style-name="T2120">ий</text:span><text:span text:style-name="T2105"> </text:span><text:span text:style-name="T2120">поиск</text:span><text:span text:style-name="T2105">, тихий отвод ресурсов с Ракеты, </text:span><text:span text:style-name="T2106">разнообразить деятельность, </text:span><text:span text:style-name="T2107">чтобы при этом смотрелось органичным ростом… </text:span><text:span text:style-name="T2108">и кого подключить? </text:span><text:span text:style-name="T2109">Кристиан</text:span><text:span text:style-name="T2052">—</text:span><text:span text:style-name="T2109">можно ли использовать парня теперь, <text:s/>гнев Кристиана, воспользуется ли Текст всё равно Кристианом, чтобы одолеть Омбинди… </text:span><text:span text:style-name="T2110">потому что если миссия </text:span><text:span text:style-name="T2062">Schwarzkommando</text:span><text:span text:style-name="T2110"> была истинно открыта только что, </text:span><text:span text:style-name="T2111">то придётся что-то делать с Омбинди, Пустыми, доктриной Полного Нуля. </text:span><text:span text:style-name="T2112">Увеличение штата требует большего числа Иреро Зоны, </text:span><text:span text:style-name="T2113">а не меньшего</text:span><text:span text:style-name="T2052">—</text:span><text:span text:style-name="T2114">для сбора информации большего объёма о противнике, </text:span><text:span text:style-name="T2115">установление более широких связей </text:span><text:span text:style-name="T2116">вызовет рост</text:span><text:span text:style-name="T2115"> угроз</text:span><text:span text:style-name="T2116">ы</text:span><text:span text:style-name="T2115"> народ</text:span><text:span text:style-name="T2116">у, </text:span><text:span text:style-name="T2117">значит число соплеменников должно возрастать. </text:span><text:span text:style-name="T2118">Имеется ли альтернатива? </text:span><text:span text:style-name="T2119">н</text:span><text:span text:style-name="T2118">ет… </text:span><text:span text:style-name="T2119">он бы предпочёл игнорировать Омбинди, </text:span><text:span text:style-name="T2120">но потребности этого нового Поиска </text:span><text:span text:style-name="T2121">такого удовольствия уже не позволят… </text:span><text:span text:style-name="T2122">оиск будет направлять… </text:span></text:p>
      <text:p text:style-name="P754"><text:span text:style-name="T2122">Г</text:span><text:span text:style-name="T2043">де-то, среди пустошей Мира, есть ключ, что </text:span><text:span text:style-name="T2123">приведёт нас обратно, возродит нас для нашей Земли и свободы.</text:span></text:p>
      <text:p text:style-name="P755"><text:span text:style-name="T2123">А</text:span><text:span text:style-name="T2043">ндреас разговорился с Павлом, </text:span><text:span text:style-name="T2124">который всё ещё со своими странно освещёнными приятелями, </text:span><text:span text:style-name="T2125">подкатывая и так и эдак, Вскоре, </text:span><text:span text:style-name="T2142">лаской</text:span><text:span text:style-name="T2125"> и уловками, </text:span><text:span text:style-name="T2126">он получает адрес </text:span><text:span text:style-name="T2142">связанного с</text:span><text:span text:style-name="T2126"> Омбинди </text:span><text:span text:style-name="T2142">медика</text:span><text:span text:style-name="T2126">. </text:span></text:p>
      <text:p text:style-name="P756"><text:span text:style-name="T2126">Е</text:span><text:span text:style-name="T2043">нцин знает кто это. «</text:span><text:span text:style-name="T2143">В Сейнт</text:span><text:span text:style-name="T2127"> Паули. </text:span><text:span text:style-name="T2128">Поехали. </text:span><text:span text:style-name="T2129">Твой мотоцикл немного брыкается, Кристиан?»</text:span></text:p>
      <text:p text:style-name="P684"><text:span text:style-name="T2129">– Не подлизывайся ко мне,</text:span><text:span text:style-name="T2043">– </text:span><text:span text:style-name="T2130">взрывается Кристиан,</text:span><text:span text:style-name="T2043">– </text:span><text:span text:style-name="T2130">тебе наплевать на меня, нплевать на мою сестру, </text:span><text:span text:style-name="T2131">она там где-то умирает, а ты </text:span><text:span text:style-name="T2132">просто </text:span><text:span text:style-name="T2131">вставляешь её в свои уравнения</text:span><text:span text:style-name="T2043">—</text:span><text:span text:style-name="T2132">ты</text:span><text:span text:style-name="T2043">—</text:span><text:span text:style-name="T2132">играешь </text:span><text:span text:style-name="T2133">свою</text:span><text:span text:style-name="T2132"> </text:span><text:soft-page-break/><text:span text:style-name="T2132">рутину святого отца </text:span><text:span text:style-name="T2133">и внутри того эго ты даже не ненавидишь нас, тебе наплевать, </text:span><text:span text:style-name="T2134">ты даже уже больше </text:span><text:span text:style-name="T2063">не здесь</text:span><text:span text:style-name="T2043">— </text:span><text:span text:style-name="T2135">Он замахивается кулаком в лицо Енцина. Он плачет.</text:span></text:p>
      <text:p text:style-name="P757"><text:span text:style-name="T2135">Е</text:span><text:span text:style-name="T2043">нцин так и стоит и </text:span><text:span text:style-name="T2136">допускает это</text:span><text:span text:style-name="T2043">. </text:span><text:span text:style-name="T2136">Б</text:span><text:span text:style-name="T2043">ольно. </text:span><text:span text:style-name="T2136">Он </text:span><text:span text:style-name="T2141">терпит</text:span><text:span text:style-name="T2136">. </text:span><text:span text:style-name="T2137">Его кротость не только политика, всё же. </text:span><text:span text:style-name="T2138">Он чувствует </text:span><text:span text:style-name="T2140">немало</text:span><text:span text:style-name="T2138"> правды-матки в том, что сказал Кристиан</text:span><text:span text:style-name="T2052">—</text:span><text:span text:style-name="T2139">может быть не всё, </text:span><text:span text:style-name="T2140">не всё так сразу, но немало.</text:span></text:p>
      <text:p text:style-name="P685">– Вот ты и вернул меня. Может <text:span text:style-name="T2145">уже </text:span>поедем за ней, теперь?</text:p>
      <text:p text:style-name="P747"><draw:frame draw:style-name="fr1" draw:name="Image13" text:anchor-type="paragraph" svg:width="6.9252in" svg:height="0.3661in" draw:z-index="12"><draw:image xlink:href="Pictures/1000000000000B720000009B428C9716555D8079.png" xlink:type="simple" xlink:show="embed" xlink:actuate="onLoad" loext:mime-type="image/png"/></draw:frame><text:s/></text:p>
      <text:p text:style-name="P758">А вот и добрая фрау, склоняется над Слотропом от изножия койки: <text:span text:style-name="T2144">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флотами брони, под волнами Балтики раскроенной килями и седой, покойники под флотами волн, прерий моря….</text:span></text:p>
      <text:p text:style-name="P759">И тут же нога фон Гёля подпихивает Слотропа <text:span text:style-name="T2146">никак не нежным образом. Солнце высоко, всех девушек и близко нет. Отто бурчит на палубе с метлой и шваброй, убирая вчерашнее дерьмо от шимпанзе. Свинемюнде.</text:span></text:p>
      <text:p text:style-name="P760">Шпрингер уже опять прежним бодрячком: «Свежие яйца и кфе в рулевой рубке. <text:span text:style-name="T2147">Мы выходим в море через 15 минут».</text:span></text:p>
      <text:p text:style-name="P686">– <text:span text:style-name="T2147">Ну просто убери это «мы», Дружище.</text:span></text:p>
      <text:p text:style-name="P687">– <text:span text:style-name="T2148">Но мне нужна твоя помощь.</text:span>– <text:span text:style-name="T2149">На Шпрингере костюм отличного твида в это утро, полный Савил-Роу, отлично сидит</text:span>—</text:p>
      <text:p text:style-name="P687">– <text:span text:style-name="T2150">Нэришу тоже нужна была твоя помошь.</text:span></text:p>
      <text:p text:style-name="P688">– <text:span text:style-name="T2151">Ты сам не знаешь о чём говоришь.</text:span>– <text:s/><text:span text:style-name="T2152">Глаза его сталь клинка, не знающие проигрыша. Смех, с подзаголовком </text:span><text:span text:style-name="T195">Поддержим дурачков</text:span><text:span text:style-name="T2152">, </text:span><text:span text:style-name="T195">Mitteleuropäisch</text:span><text:span text:style-name="T2152"> и безжалостен.</text:span>– <text:span text:style-name="T2153">Хорошо, хорошо. Сколько ты хочешь?</text:span></text:p>
      <text:p text:style-name="P689">– <text:span text:style-name="T2154">На всё есть цена, верно?</text:span>– <text:span text:style-name="T2155">Но он тут не благороден, нет, на самом деле <text:s/>только что вот дошло какова цена ему самому, и требуется зазор в разговоре, секундочка перевести дух и продолжить.</text:span></text:p>
      <text:p text:style-name="P690">– <text:span text:style-name="T2156">На всё.</text:span></text:p>
      <text:p text:style-name="P691">– <text:span text:style-name="T2157">Что за дело?</text:span></text:p>
      <text:p text:style-name="P692">– <text:span text:style-name="T2157">Мелкое пиратство. Забрать пакет для меня, пока я буду тебя прикрывать.</text:span>– <text:s/><text:span text:style-name="T2158">Он смотрит на часы излишне выразительно.</text:span></text:p>
      <text:p text:style-name="P692">– <text:span text:style-name="T2158">Окей, добудь мне отставку, я пойду с тобой.</text:span></text:p>
      <text:p text:style-name="P693">– <text:span text:style-name="T2159">Что? Отставку? Для </text:span><text:span text:style-name="T196">тебя</text:span><text:span text:style-name="T2159">? Ха! Ха! Ха!</text:span></text:p>
      <text:p text:style-name="P694">– <text:span text:style-name="T2160">Тебе надо чаще смеятся, Шпрингер. Выглядишь очень круто.</text:span></text:p>
      <text:p text:style-name="P695">– <text:span text:style-name="T2161">Отставку </text:span><text:span text:style-name="T198">какого вида</text:span><text:span text:style-name="T2161">, Слотроп? С честью, наверное? Ах, ах-ха! Ха! Ха!</text:span>– <text:s/><text:span text:style-name="T2162">Как и Адольф Гитлер, Шпрингер легко ущекотывается тем, что Немцы называют </text:span><text:span text:style-name="T197">Schadenfreude</text:span><text:span text:style-name="T2162">, чувство радости от несчастья.</text:span></text:p>
      <text:p text:style-name="P696">– <text:span text:style-name="T2163">Брось прикалываться, я серьёзно.</text:span></text:p>
      <text:p text:style-name="P697">– <text:span text:style-name="T2164">Ну, ты-то ещё </text:span><text:span text:style-name="T199">как</text:span><text:span text:style-name="T2164"> серьёзно, Слотроп.</text:span>– <text:span text:style-name="T2165">Снова хаханьки.</text:span></text:p>
      <text:p text:style-name="P761">Слотроп ждёт, смотрит, посасывает яйцо, хотя в это утро чувствует себя далеко не <text:s/>мудрым пронырой. </text:p>
      <text:p text:style-name="P698">– <text:span text:style-name="T2166">Нэриш, понимаешь, должен был пойти со мной сегодня. Теперь у меня остался ты. Ха! Ха! Куда ты хочешь, чтоб доставили эту</text:span>—<text:span text:style-name="T2167">ха</text:span>—<text:span text:style-name="T2167">отставку?</text:span></text:p>
      <text:p text:style-name="P699">– <text:span text:style-name="T2168">Каксхавен.</text:span>– <text:span text:style-name="T2168">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связь с Ракетой. Но уже понял, что ничего не выйдет. Он и Шпрингер назначают дату.</text:span></text:p>
      <text:p text:style-name="P700"><text:soft-page-break/>– <text:span text:style-name="T2169">Будь в месте, что называется у Путци. Это по дороге на Дорум. Местные деловые тебе объяснят.</text:span></text:p>
      <text:p text:style-name="P762">Так что снова—в путь, мимо мокрого объятия молов, <text:span text:style-name="T2170">в Балтику, с гребеня на гребнем, и в ореол пласт за пластом, подпрыгивает весёлый пиратский барк, в день уже шквалистый и резкий, и будет 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span></text:p>
      <text:p text:style-name="P701">– <text:span text:style-name="T2171">Если идут в Копенгаген,</text:span>– <text:span text:style-name="T2172">обветренное лицо Фрау Гнаб, несводимые складки улыбки вокруг её глаз и рта, сияет словно солнце,</text:span>– <text:span text:style-name="T2173">то не больше, чем через час….</text:span></text:p>
      <text:p text:style-name="P763">Видимость в это утро слишком низкая, чтобы различить <text:span text:style-name="T2174">берег Юздома. Шпрингер присоединяется к Слотропу у поручня, что уставился в никуда, вдыхая давящий запах седой погоды.</text:span></text:p>
      <text:p text:style-name="P702">– <text:span text:style-name="T2175">Он в порядке, Слотроп. И не в таких бывал переделках. Два месяяца назад в Берлине мы попали в засаду, прямо на выходе из Чикаго. Он прорвался через перескрестный огонь из трёх </text:span><text:span text:style-name="T200">шмайсеров</text:span><text:span text:style-name="T2175"> <text:s/>с предложением для наших конкурентов. Ни царапинки.</text:span></text:p>
      <text:p text:style-name="P703">– <text:span text:style-name="T2176">Шпрингер, он там отвлекал на себя половину армии Русских вчера.</text:span></text:p>
      <text:p text:style-name="P704">– <text:span text:style-name="T201">Эти</text:span><text:span text:style-name="T2177"> его не убьют. Они знают кто он. Он работал по управлению, лучший человек у Шилинга, он знает об интеграции цепей больше, чем кто- либо кого они найдут хоть где-нибудь вне Гармиша на данный момент. Русские предлагают фантастические зарплаты</text:span>—<text:span text:style-name="T2178">боьше, чем у Американцев</text:span>—<text:span text:style-name="T2178">и они позволят ему оставаться в Германиив Пенемёнде или </text:span><text:span text:style-name="T202">Mittelwerke</text:span><text:span text:style-name="T2178">, как <text:s/>он и был. Он даже может сбежать, у нас есть для этого связи</text:span>—</text:p>
      <text:p text:style-name="P704">– <text:span text:style-name="T2179">Но если его всё же застрелили?</text:span></text:p>
      <text:p text:style-name="P704">– <text:span text:style-name="T2179">Нет, до этого не должно было дойти.</text:span></text:p>
      <text:p text:style-name="P705">– <text:span text:style-name="T2180">Шпрингер, это тебе уже не ёбаное </text:span><text:span text:style-name="T203">кино</text:span><text:span text:style-name="T2180">, завязывай давай.</text:span></text:p>
      <text:p text:style-name="P706">– <text:span text:style-name="T2181">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text:span text:style-name="T204">тогда</text:span><text:span text:style-name="T2181">… вот когда… «</text:span><text:span text:style-name="T204">А теперь по правому борту у нас показался легендарный Рюген</text:span><text:span text:style-name="T2181">. Его меловые утёсы ярче неба. Тонкой дымкой подёрнулись <text:s/>узкие заливы и зелень дубов. Вдоль пляжей плывут жемчужные клочья тумана.</text:span></text:p>
      <text:p text:style-name="P764"><text:span text:style-name="T11">Наш капитан, Фрау Гнаб, направляется в Гра</text:span><text:span text:style-name="T205">йф</text:span><text:span text:style-name="T11">свальде</text:span><text:span text:style-name="T205">р Боден прочесать длинные заливы в поисках намеченной жертвы. Спустя час </text:span><text:span text:style-name="T2182">(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text:span text:style-name="T205">потраченный на безрезультатны</text:span><text:span text:style-name="T206">е </text:span><text:span text:style-name="T205">поиск</text:span><text:span text:style-name="T206">и,</text:span><text:span text:style-name="T205"> пираты нашего времени снова в открытом море вдоль восточной береговой линии острова.</text:span></text:p>
      <text:p text:style-name="P765">Поморосил лёгкий дождь. <text:span text:style-name="T2183">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text:span text:style-name="T207">Древние Славяне воздвигли тут капище, Световиду, их богу плодородия и войны: Старина Световид, в своём бизнесе пользовался множеством прозвищ! Трёхголовый Триглав, пятиголовый Поревид, СЕМИ-лицый Ругевид! Поделись информацией со своим боссом, когда заведётся насчёт «двуличности»! Теперь, когда Аркона теряется позади за нашим левым бортом</text:span><text:span text:style-name="T2183">….</text:span></text:p>
      <text:p text:style-name="P707">– <text:span text:style-name="T2184">Вон они!</text:span>– <text:span text:style-name="T2184">кричит Отто с крыши рулевой рубки. В дальней дали, забирая круче в море из-за Виссов Клинке (бледный известковый засов, которым Провидение испытывает сегодня обереги сердца Слотропа), едва виднеясь в дожде, ныряет крохотный призрак судна….</text:span></text:p>
      <text:p text:style-name="P709">–<text:span text:style-name="T2184"> Определи азимут,</text:span>– <text:span text:style-name="T2185">Фрау Гнаб ухватывая руль раскорячивается поустойчивее,</text:span>– <text:span text:style-name="T2185">сегодня у нас </text:span><text:span text:style-name="T208">курс на столкновение!</text:span>– <text:span text:style-name="T2187">Отто крючится у пелоруса, дрожа.</text:span></text:p>
      <text:p text:style-name="P708">– <text:span text:style-name="T2186">Держи, Слотроп.</text:span></text:p>
      <text:p text:style-name="P766"><text:soft-page-break/>Люгер? Коробка с обоймами? «Что за...»</text:p>
      <text:p text:style-name="P708">– <text:span text:style-name="T2186">Сегодня утром получено с яйцами.</text:span></text:p>
      <text:p text:style-name="P708">– <text:span text:style-name="T2186">Ты не говорил</text:span>—</text:p>
      <text:p text:style-name="P708">– <text:span text:style-name="T2186">Он может немного разозлиться, но он реалист. Твоя знакомая Грета и я знали его в Варшаве, в прежние времена.</text:span></text:p>
      <text:p text:style-name="P710">– <text:span text:style-name="T2188">Шпрингер</text:span>—<text:span text:style-name="T2188">скажи мне, Шпрингер, это вот что за корабль теперь?</text:span>– <text:span text:style-name="T2189">Шпрингер протягивает ему какой-то бинокль. Изысканными золотыми буквами, пониже золочёного шакала на призрачно-белом носу, стоит имя, которое он уже знает.</text:span>– <text:span text:style-name="T2190">О…. Кей,</text:span>– <text:span text:style-name="T2190">пытаясь загллянуть сквозь дождь в глаза Шпрингера,</text:span>– <text:span text:style-name="T2191">ты знал, что я был на борту. Ты подставляешь меня теперь, верно?</text:span></text:p>
      <text:p text:style-name="P711">– <text:span text:style-name="T2192">Когда был </text:span><text:span text:style-name="T209">ты</text:span><text:span text:style-name="T2192"> на борту?</text:span></text:p>
      <text:p text:style-name="P711">– <text:span text:style-name="T2192">Брось</text:span>—</text:p>
      <text:p text:style-name="P712">– <text:span text:style-name="T2192">Слушай</text:span>—<text:span text:style-name="T2192">Нэриш должен был идти за пакетом сегодня. Не ты. Мы тебя и </text:span><text:span text:style-name="T209">знать</text:span><text:span text:style-name="T2192"> не знали. Тебе обязательно во всём видеть заговоры? Я не командую Русскими, и я не сдавал его</text:span>—</text:p>
      <text:p text:style-name="P713">– <text:span text:style-name="T2193">Ты в натуре играешь тут невинного сегодня, да?</text:span></text:p>
      <text:p text:style-name="P714">– <text:span text:style-name="T2193">Хватит пререкаться, идиоты,</text:span>– <text:span text:style-name="T2194">орёт Фрау Гнаб,</text:span>– <text:s/><text:span text:style-name="T2195">и по местам</text:span>—<text:span text:style-name="T2195">к </text:span><text:span text:style-name="T210">бою</text:span><text:span text:style-name="T2195">!</text:span></text:p>
      <text:p text:style-name="P767">Лениво и призрачно проваливается меж волн <text:span text:style-name="T11">Анубис</text:span>, не становясь отчётливее, когда они подходят ближе. <text:span text:style-name="T2196">Шпрингер достаёт мегафон из рулевой рубки и кричит: «Добрый день, Прокаловски—разрешите подняться на борт».</text:span></text:p>
      <text:p text:style-name="P768">В ответ пистолетный выстрел. Шпрингер падает на палубу, дождевик полощется жёлтым потоком, <text:span text:style-name="T2197">мегафон направлен вверх, воронка залить дождя ему в рот: «Придётся нам без разрешения, тогда—» Машет Слотропу приблизиться.– «Приготовься перейти туда»,– Затем Фрау Гнаб,– «Придётся сцепиться».</text:span></text:p>
      <text:p text:style-name="P715">– <text:span text:style-name="T2198">Отлично, но,</text:span>– <text:span text:style-name="T2199">один взгляд на плотоядную ухмылку матери Отто и становится ясным, что сегодня она не ради денег,</text:span>– <text:span text:style-name="T2199">когда ж мне уже </text:span><text:span text:style-name="T211">протаранить</text:span><text:span text:style-name="T2199"> его?</text:span></text:p>
      <text:p text:style-name="P769">Один на один в море с Анубисом. Слотроп начинает <text:span text:style-name="T2200">потеть, неприятно. Зелёные скалы побережья Рюгена им фоном, взлетают и проваливаются в шквале. </text:span><text:span text:style-name="T212">Цонгг</text:span><text:span text:style-name="T2200"> ещё один выстрел гремучей змеёй рикошетит от крыши . «Тарань»,– приказывает Шпрингер. Шторм свирепеет не на шутку. Радостная Фрву Гнаб, напевая сквозь зубы, вертит колесо, спицы сливаютсяв движении, нос разворачивается целя в середину корпуса. Сплошной борт </text:span><text:span text:style-name="T212">Анубиса</text:span><text:span text:style-name="T2200">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скользя под качку корабля… ах—</text:span><text:span text:style-name="T212">ja, ja,</text:span><text:span text:style-name="T2200"> здоровенная, в синих цветах, кастрюля с тёртым картофелем, лёгкий запах капусты и от посудной тряпки под раковиной, фартук узлом на бантик уютный и плотный поверх её почек, и ягнята теснятся к ногам и <text:s/></text:span><text:span text:style-name="T212">ja, </text:span><text:span text:style-name="T2200">тихонько, о,</text:span><text:span text:style-name="T212"> ja, </text:span><text:span text:style-name="T2201">тут раздаётся</text:span><text:span text:style-name="T213">—</text:span><text:span text:style-name="T2201">ах</text:span><text:span text:style-name="T213">—</text:span><text:span text:style-name="T2201">тут раздаётся </text:span><text:span text:style-name="T213">раздаётся-тут </text:span><text:span text:style-name="T2202">ТИХОНЬКО—АХХ—</text:span></text:p>
      <text:p text:style-name="P770"><text:span text:style-name="T11">ОТТО</text:span>! шарахает свою посудину в <text:span text:style-name="T11">Анубис</text:span>, <text:s/>самый оглушительный аж чертям тошно <text:span text:style-name="T11">Отто</text:span>….</text:p>
      <text:p text:style-name="P716">– <text:span text:style-name="T2203">Держись вплотную.</text:span>– <text:span text:style-name="T2203">Шпрингер на ногах. Прокаловски поворачивает и добавляет ходу. Фрау Гнаб <text:s/>снова заходит с правого борта яхты, раскачиваясь на бурунах от винтов. Отто раздаёт абордажные крюки, даавно на Ганзейской службе, железные, заточенные, делового вида, пока Мамочка даёт полный вперёд. Парочки вышли под тент на </text:span><text:span text:style-name="T214">Анубисе</text:span><text:span text:style-name="T2203">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ду Капелек Дождя».</text:span></text:p>
      <text:p text:style-name="P771">Вверх по скользкой лесенке взбегает охальный пиратству<text:span text:style-name="T2204">ю</text:span>щий Слотроп, <text:span text:style-name="T2204">поглядывая на того Отто—размотать, покрутить как лассо, эгей!—бац. Шпрингер и Отто с носа и кормы закрючивают в то же время, подтягивают, суда ударяются, расходятся, ударяются… но Анубис, слоб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зданная </text:span><text:soft-page-break/><text:span text:style-name="T2204">река ревёт, одичало белая, между двух кораблей. Шпрингер уже на главной палубе яхты. Слотроп втискивает Люгер под ремень и торопится следом.</text:span></text:p>
      <text:p text:style-name="P772"><text:span text:style-name="T2205">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text:span text:style-name="T215">amis</text:span><text:span text:style-name="T2205">, а сам Шпрингер как раз досказывает один из своего неисчерпаемого репертуара Германских сортирных анекдотов. </text:span></text:p>
      <text:p text:style-name="P717">– <text:span text:style-name="T2206">Что за чёрт, Герхардт,</text:span>– <text:span text:style-name="T2207">Прокаловски указывает большим пальцем,</text:span>– <text:span text:style-name="T2207">Красная Армия тоже работает на тебя?</text:span></text:p>
      <text:p text:style-name="P718">– <text:span text:style-name="T2208">И снова здравствуй, Энтони.</text:span>– <text:span text:style-name="T2208">Серебристые звёздочки с каждого <text:s/>его погона подмигивают привет-привет, но бестолку.</text:span></text:p>
      <text:p text:style-name="P719">– <text:span text:style-name="T2209">Я тебя не знаю.</text:span>– <text:span text:style-name="T2210">Обернувшись к Шпрингеру,</text:span>– <text:span text:style-name="T2210">Хорошо. Это в машинном отделении по правому борту, внизу позади генератора,</text:span>– <text:span text:style-name="T2211">что есть намёком Слотропу проваливать.</text:span></text:p>
      <text:p text:style-name="P773">У подножия лестницы он встречает Стефанию, что идёт вдоль <text:span text:style-name="T2214">перил</text:span>.</text:p>
      <text:p text:style-name="P720">– <text:span text:style-name="T2212">Привет. Жаль, что приходиться встречаться таким образом.</text:span></text:p>
      <text:p text:style-name="P721">– <text:span text:style-name="T2212">Привет. Я Стефания,</text:span>– <text:span text:style-name="T2213">выдаёт скорую улыбку на ходу,</text:span>–<text:span text:style-name="T2213"> спиртное на палубу выше, угощайтесь,</text:span>– <text:span text:style-name="T2214">и нет её, исчезла в дожде. Что за?</text:span></text:p>
      <text:p text:style-name="P774">Слотроп спускается в люк, начинает карабкаться по лесенке вниз в машинное отделение. <text:span text:style-name="T2215">Где-то над ним трижды бьёт колокол, медленно, чуть глухо, слегка отдаваясь эхом. Уже поздно… </text:span><text:span text:style-name="T216">поздно</text:span><text:span text:style-name="T2215">. Он вспоминает где он.</text:span></text:p>
      <text:p text:style-name="P775">Едва он касается пола, свет гаснет. Воздуходувы с протяжным в<text:span text:style-name="T2217">о</text:span>ем затихают. <text:span text:style-name="T2217">Машинное отделение на один пролёт ниже. Что, ему в темноте придётся?</text:span></text:p>
      <text:p text:style-name="P722">– <text:span text:style-name="T2218">Я не могу,</text:span>– <text:span text:style-name="T2218">вслух.</text:span></text:p>
      <text:p text:style-name="P723">– <text:span text:style-name="T2218">Ты можешь,</text:span>– <text:span text:style-name="T2219">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text:span>– <text:span text:style-name="T2220">шепчет голос,</text:span>– «<text:span text:style-name="T2220">чтобы смог спуститься в машинное».</text:span></text:p>
      <text:p text:style-name="P724">– <text:span text:style-name="T2221">Подожди</text:span>— <text:span text:style-name="T2221">такое ощущение будто остроносый бальный туфель возник из ниоткуда и чуть с оттяжкой почёсывает ему под подбородком</text:span>—<text:span text:style-name="T2222">затем бьёт пыром и его зубы сомкнулись на его языке.</text:span></text:p>
      <text:p text:style-name="P776">Боль жуткая. <text:span text:style-name="T2223">Он чувствует вкус крови. Пот заливает глаза.</text:span></text:p>
      <text:p text:style-name="P725">– <text:span text:style-name="T2224">Двигай давай,</text:span>– <text:span text:style-name="T2224">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text:span text:style-name="T217">Помнишь</text:span><text:span text:style-name="T2224">?»</text:span>– <text:span text:style-name="T2225">Туфель поднялся, но только затем, чтоб пнуть его подмышку. «Встать, встать».</text:span></text:p>
      <text:p text:style-name="P777">Слотроп нащупывает путь к следующей лестнице, <text:span text:style-name="T2226">с однорукой неуклюжестью спускается на неё. Чувствует как стальная рама люка остаётся вверху. «Не вздумай подниматься, пока не сделаешь что должен». <text:s/></text:span></text:p>
      <text:p text:style-name="P726">– <text:span text:style-name="T2227">Танац?</text:span>–<text:span text:style-name="T2227">Язык Слотропа пронизан болью. Имя насилу выговорилось. Тишина.</text:span>– <text:span text:style-name="T2228">Моритури?</text:span>– <text:span text:style-name="T2228">Нет ответа. Слотроп переставляет ногу на одну перекладину выше.</text:span></text:p>
      <text:p text:style-name="P727">– <text:span text:style-name="T2229">Нет, нет. Я ещё тут.</text:span></text:p>
      <text:p text:style-name="P778">Он движется вниз, дрожа, перекладина за перекладиной, <text:span text:style-name="T2230">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 б острые выступы… </text:span><text:span text:style-name="T218">я не хочу… как мне… схватить позади снизу… голыми руками… что если</text:span><text:span text:style-name="T2230">... </text:span></text:p>
      <text:p text:style-name="P779"><text:soft-page-break/>Неожиданный визг справа<text:span text:style-name="T242">—</text:span>что-то механическое<text:span text:style-name="T242">—</text:span>он подпрыгивает, дыхание втягиваясьь леденит зубы, нервы спины и рук ходуном… <text:span text:style-name="T2231">что-то цилиндрическое преграждает путь… может быть генератор… склоняется и начинает—Его рука ухватывает жёсткую тафту, отдёргивается. Он пытается подняться и ударяется головой о что-то острое… хочетуползти обратно к лестнице, но утратил всякое чувство аправления теперь… садится на корточки, поворачиваясь по кругу, медленно… пусть уже кончится </text:span><text:span text:style-name="T219">пусжеконч….</text:span><text:span text:style-name="T2231"> Но его руки, скребя по полу, возвращаются к скользкому атласу.</text:span></text:p>
      <text:p text:style-name="P728">– <text:span text:style-name="T2232">Нет.</text:span>– <text:span text:style-name="T2233">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text:span></text:p>
      <text:p text:style-name="P729">– <text:span text:style-name="T220">Нет</text:span><text:span text:style-name="T2234">….</text:span>– <text:span text:style-name="T2235">Он подымается в полуприсед, продвигаясь <text:s/>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text:span text:style-name="T221">запах</text:span><text:span text:style-name="T2235">…</text:span></text:p>
      <text:p text:style-name="P780">Когда зажигается свет, Слотроп стоит на коленях, <text:span text:style-name="T2236">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только просто 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text:span></text:p>
      <text:p text:style-name="P780"/>
      <text:p text:style-name="P781">Уже на судне Фрау, Шпрингер <text:s/>достаёт бутылку шампанской любез<text:span text:style-name="T2237">н</text:span>ости <text:span text:style-name="T11">Анубиса</text:span>, <text:span text:style-name="T2237">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text:span></text:p>
      <text:p text:style-name="P824">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text:p>
      <text:p text:style-name="P782">Слотроп думает что там он сойдёт. <text:span text:style-name="T2238">Отправится в тот Каксхавен. «Шпрингер, так по-твоему ты успеешь вовремя приготовить те бумаги?»</text:span></text:p>
      <text:p text:style-name="P730">– <text:span text:style-name="T2239">Я ничего не могу гарантировать,</text:span>– <text:span text:style-name="T2239">отвечает Герхардт фон Гёль.</text:span></text:p>
      <text:p text:style-name="P783">В Штралсунде, на <text:span text:style-name="T2240">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text:span text:style-name="T222">auf Wiedersehen </text:span><text:span text:style-name="T2241">поверх пенсне. Слотроп у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скрипящие баржи на деревянные телеги, серые кони с поклоном целуют голые камни без трав… радушные </text:span><text:span text:style-name="T223">пока-пока</text:span><text:span text:style-name="T2241"> греют в карманах его пустые руки…. </text:span></text:p>
      <text:p text:style-name="P758"><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858">Где Папа Римский чей посох <text:s/>для меня <text:span text:style-name="T2244">зацвёл бы</text:span>?</text:p>
      <text:p text:style-name="P859">Холм её <text:span text:style-name="T2244">опять</text:span> манит меня шелками, ароматами,</text:p>
      <text:p text:style-name="P859"><text:span text:style-name="T2244">Н</text:span>амащёнными мышцами <text:span text:style-name="T2244">тел её рабынь</text:span>, её <text:span text:style-name="T2244">посулами</text:span></text:p>
      <text:p text:style-name="P859"><text:span text:style-name="T2244">Неспешных, у</text:span>тончённых пыток, что неб<text:span text:style-name="T2244">есам</text:span> сродни,</text:p>
      <text:p text:style-name="P859"/>
      <text:p text:style-name="P860"><text:soft-page-break/>Чистотою света<text:span text:style-name="T242">—к поющим узам,</text:span></text:p>
      <text:p text:style-name="P861">К хлыстам: <text:span text:style-name="T2244">что</text:span> рассекаю<text:span text:style-name="T2244">т</text:span> спектр в размахе.</text:p>
      <text:p text:style-name="P862"><text:span text:style-name="T2244">И</text:span>грушк<text:span text:style-name="T2244">а утлая</text:span> <text:span text:style-name="T2244">для пасти</text:span> <text:span text:style-name="T2244">не</text:span>погод, <text:span text:style-name="T2244">я </text:span>зов её <text:span text:style-name="T2244">встречаю</text:span></text:p>
      <text:p text:style-name="P862"><text:span text:style-name="T2244">Куда ни повернусь</text:span>, <text:span text:style-name="T2242">в густеющей ночи.</text:span></text:p>
      <text:p text:style-name="P862"/>
      <text:p text:style-name="P863">За мною нет покинутой Лизоры.</text:p>
      <text:p text:style-name="P864">В последней исповеди я преклонил колени,</text:p>
      <text:p text:style-name="P865">Агностик, пред сияньем жемчуга его…</text:p>
      <text:p text:style-name="P866">Тут, в моём последнем расщеплённом вздохе</text:p>
      <text:p text:style-name="P866">Нет песни, как нет похоти, <text:s/>вины, <text:span text:style-name="T2243">воспоминаний</text:span>:</text:p>
      <text:p text:style-name="P867">Ни пентаграмм, ни кубков, ни святого Дурака….</text:p>
      <text:p text:style-name="P826"/>
      <text:p text:style-name="P827">Бригадный генерал Падинг умер ещё в середине июня от тяжёлого кишечно-инфекционногоо заболевания, <text:span text:style-name="T2250">подскуливая, до последней минуты «Бо-бо у меня пузико бо-бо...», непрерывно. Случилось это как раз перед рассветом, как он и хотел. Катье ост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text:span></text:p>
      <text:p text:style-name="P828">Однажды она нашла коробки с плёнкой небрежно сложенные Вебли Сильвернейлом в музыкальной комнате, <text:span text:style-name="T2245">заполненной теперь одним лишь распадающимся клавесином Wittmaier, на котором никто не играл, молоточки и педали бесстыдно, струны брошены съезжать в диезы, бемоли, или разъедаться под деловитыми ножами погоды, что непрестанно проникала во все комнаты. <text:s/>Пойнтсмен в тот день отсутствовал по делам в Лондон, отсиживал ланчи с выпивкой среди своих промышленников. Он забыл о ней? Она освободиться? Или уже свободна?</text:span></text:p>
      <text:p text:style-name="P828"><text:span text:style-name="T2246">Среди по виду полной пустоты «Белого Посещения», она находит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text:span></text:p>
      <text:p text:style-name="P830">Когда это они<text:span text:style-name="T242">—</text:span>ах, да <text:s/><text:span text:style-name="T2247">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уставился—на каждом машинописная <text:s/>дата, показать закрепление условного рефлекса у животного.</text:span></text:p>
      <text:p text:style-name="P831">Приклеенным в конце всего этого, <text:span text:style-name="T2248">необъяснимо, оказывается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text:span></text:p>
      <text:p text:style-name="P831"/>
      <text:p text:style-name="P856">Наркоманья Несыть</text:p>
      <text:p text:style-name="P829"/>
      <text:p text:style-name="P758">«<text:span text:style-name="T2249">Мы начинаем с песни Нельсона Эдди, что звучит на заднем фоне:</text:span></text:p>
      <text:p text:style-name="P868"><text:span text:style-name="T2250">Наркоманья несыть</text:span>,</text:p>
      <text:p text:style-name="P869">О, <text:span text:style-name="T2250">наркоманья несыть</text:span>!</text:p>
      <text:p text:style-name="P870">Вселяешься как бесы,</text:p>
      <text:p text:style-name="P870">Самый пушистый кайф ломаешь,</text:p>
      <text:p text:style-name="P870">Меня в свинью ты превращаешь,</text:p>
      <text:p text:style-name="P872">Как всех познавших НАРКОМАНЬЮ НЕСЫТЬ!</text:p>
      <text:p text:style-name="P832"/>
      <text:p text:style-name="P833"><text:soft-page-break/>Теперь в город въезжают два изнурённые <text:span text:style-name="T2251">в пути</text:span> ковбоя, <text:span text:style-name="T2251">Базил Ратбон и С. З. («Обнимашка») Сакал. На въезде в город, загораживая им дорогу, стоит Карлик, который играл главную роль в </text:span><text:span text:style-name="T224">Уродцах. </text:span><text:span text:style-name="T2252">Тот, у которого Немецкий акцент. Он в городе шериф. Носит громадную золотую звезду, что закрывает почти всю его грудь. Ратбон и Сакал придерживают лошадей неловко улыбаясь.</text:span></text:p>
      <text:p text:style-name="P834">Ратбон: Это же не может быть <text:span text:style-name="T11">взаправду</text:span>, как думаешь?</text:p>
      <text:p text:style-name="P836">Сакал: Ху, ху! Ишшо как вправду, пропашший ты наркуша, <text:span text:style-name="T2253">пашёл нажевалсси таво </text:span><text:span text:style-name="T225">кайтуса</text:span><text:span text:style-name="T2253">, у дароги, заместа пакурить маёй канопельки, я ж те грил—</text:span></text:p>
      <text:p text:style-name="P837"><text:span text:style-name="T2254">Ратбон (с его нервической Болезненной Усмешкой): Я тебя умоляю—мне ни к чему Еврейская мамочка. Я и сам вижу что взаправду, а что не взаправду. </text:span></text:p>
      <text:p text:style-name="P838">(Карлик, тем временем, принимает позы крутого мачо, и вертит пару гигантский Кольтов).</text:p>
      <text:p text:style-name="P839">Сакал: Када паматаисси с маё по дарогам<text:span text:style-name="T242">—</text:span>и <text:span text:style-name="T11">ты врубаисси про каки я дароги</text:span>, <text:span text:style-name="T2255">ты, салага сопливый—так тада уш дотюпаишь иде взаправдашний шериф карлик, а иде примерещенный.</text:span></text:p>
      <text:p text:style-name="P840">Ратбон: <text:span text:style-name="T2256">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text:span></text:p>
      <text:p text:style-name="P841">Сакал: Ты забыл «ты старый нигадяй».</text:p>
      <text:p text:style-name="P841">Ратбон: Ты старый негодяй.</text:p>
      <text:p text:style-name="P842">Они хохочут, выхватывают свои пистолеты <text:span text:style-name="T2257">и обмениваются парой игривых выстрелов. Карлик мечется туда-сюда, сыпя писклявыми с Немецким акцентом Вестернизмами типа «Этот город слишком мал для нас двоих!»</text:span></text:p>
      <text:p text:style-name="P843">Сакал: Этта, мы <text:span text:style-name="T11">оба иво видим</text:span>. Значицца взаправдашний.</text:p>
      <text:p text:style-name="P844">Ратбон: Совместные галлюцинации не такая уж невидаль в нашем мире, партнёр.</text:p>
      <text:p text:style-name="P845">Сакал: Кто грит этта <text:span text:style-name="T11">савмесна</text:span> галюцация? Ху, ху! <text:span text:style-name="T2258">Была б этта вапше галюцация—я не грю вот ба—так тока от пейоты. Или жа от бешенава агурца, мазможна…</text:span></text:p>
      <text:p text:style-name="P846">Эта интересная беседа длится полтора часа. <text:span text:style-name="T2259">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пока не свалится в корыто с водой для лошадей, а мы видим заключительный ближний план Ратбона улыбающегося в его неопределённой манере. Затихая звучит песня:</text:span></text:p>
      <text:p text:style-name="P846"><text:span text:style-name="T2259"><text:s/></text:span></text:p>
      <text:p text:style-name="P871">Самый пушистый кайф ломаешь,</text:p>
      <text:p text:style-name="P871">Меня в свинью ты превращаешь,</text:p>
      <text:p text:style-name="P873">Как всех познавших НАРКОМАНЬЮ НЕСЫТЬ!</text:p>
      <text:p text:style-name="P835"/>
      <text:p text:style-name="P847">К этому имеется краткий эпилог, <text:span text:style-name="T2260">где Осби пытается пояснить что конечно элемент </text:span><text:span text:style-name="T226">Несыти </text:span><text:span text:style-name="T2261">должен быть включён как-то в сюжетную линию, чтобы оправдать название фильма, но плёнка заканчивается посреди его очередного «э-э...»</text:span></text:p>
      <text:p text:style-name="P848">Катье на этот момент сбита с толку, но она умеет распознать послание, когда видит его. <text:span text:style-name="T2262">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тут она найдёт. Она перематывает и снова запускает фильм. Осби смотрит прямо в камеру: прямо на неё, никакого тебе бездельного дурачества наркуши, он </text:span><text:span text:style-name="T227">играет роль</text:span><text:span text:style-name="T2262">. Ошибиться невозможно. Это послание, кодом, который чуть погодя она взламывает таким образом. Допустим тот Ратбон представляет молодого Осби собственной персоной. С. З. Сакал возможно мистер Пойнтсмен, а Карлик шериф всю тёмную грандиозную Схему, вложенную в </text:span><text:soft-page-break/><text:span text:style-name="T2262">один пакетик, уменьшенный, явная мишень. Пойнтсмен доказывает, что она настоящая, но Осби лучше знает.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нестриженный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своём сердце—в движении, ранимая тень, очень давно, на встречу с Пиратом у ветряной мельницы под названием «Ангел». Где он теперь? Живёт ли по-прежему в Челси? Жив ли вообще?</text:span></text:p>
      <text:p text:style-name="P849">Осби оказывается дома, во всяком случае, курит косяки, заправляется кокаином. <text:span text:style-name="T2263">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что ничуть не стеснила протуберанец.</text:span></text:p>
      <text:p text:style-name="P850">– <text:span text:style-name="T2264">Шерлок Холмс. Базил Ратбон. Я был прав,</text:span>– <text:span text:style-name="T2264">дыхание перехватило, она роняет свою сумку.</text:span></text:p>
      <text:p text:style-name="P853">Аура пульсирует, в скромном поклоне. <text:span text:style-name="T2265">Он тоже сталь, сыромятная кожа и пот: «Хорошо, хорошо. Там и сын Франкенштейна есть, тоже. Я и хотел, чтоб мы могли напрямую, но—»</text:span></text:p>
      <text:p text:style-name="P851">– <text:span text:style-name="T2266">Где Прентис?</text:span></text:p>
      <text:p text:style-name="P852">– <text:span text:style-name="T2267">Вышел высмотреть кое-какой транспорт.</text:span>– <text:span text:style-name="T2268">Он отводит её в заднюю комнату уставленную телефонами, пробковая доска вся покрыта пришпиленными заметками, столы завалены картами, расписаниями, </text:span><text:span text:style-name="T228">Введение </text:span><text:span text:style-name="T229">в</text:span><text:span text:style-name="T228"> Современн</text:span><text:span text:style-name="T229">ый</text:span><text:span text:style-name="T228"> Иреро</text:span><text:span text:style-name="T2268">, истории корпораций, боббины скрытой звукозаписи.</text:span>– <text:span text:style-name="T2269">Тут пока ещё не совсем всё в порядке. Но постепенно, милочка, постепенно.</text:span></text:p>
      <text:p text:style-name="P852"><text:span text:style-name="T2270">Это то, о чём она думала? <text:s/>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text:span></text:p>
      <text:p text:style-name="P854">Осби подтащил два раскладных стула, подаёт ей стопку бумаг отпечатанного на мимеографе, довольно толстенькую. «<text:span text:style-name="T2271">Пара-двойка вещей, тут, что тебе следует знать. Нам жутко не хочется тебя торопить. Но лошадиное корыто ждёт».</text:span></text:p>
      <text:p text:style-name="P855">И вскоре, излившись модуляциями по комнатам в великолепной (и поначалу невразумительной) <text:span text:style-name="T2272">демонстрации бугенвиллей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приходит время, просто, разделяться. Мы теперь в коридорах избранных нами, направляясь к Трибуне….»</text:span></text:p>
      <text:p text:style-name="P855"><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853"/>
      <text:p text:style-name="P833"/>
      <text:p text:style-name="P833"/>
      <text:p text:style-name="P857">– </text:p>
      <text:p text:style-name="P11">—</text:p>
      <text:p text:style-name="P671"/>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3-19T20:42:16.583424766</dc:date>
    <meta:editing-duration>P9DT5H8M35S</meta:editing-duration>
    <meta:editing-cycles>5280</meta:editing-cycles>
    <meta:generator>LibreOffice/6.1.5.2$Linux_X86_64 LibreOffice_project/10$Build-2</meta:generator>
    <meta:document-statistic meta:table-count="1" meta:image-count="15" meta:object-count="0" meta:page-count="83" meta:paragraph-count="1008" meta:word-count="44771" meta:character-count="300882" meta:non-whitespace-character-count="256601"/>
  </office:meta>
</office:document-meta>
</file>